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fo:color="#008000" style:font-name="Courier New" fo:font-size="9pt" style:font-size-asian="9pt"/>
    </style:style>
    <style:style style:name="P2" style:family="paragraph" style:parent-style-name="Standard">
      <style:text-properties fo:color="#008000" style:font-name="Courier New" fo:font-size="9pt" fo:language="en" fo:country="US" style:font-size-asian="9pt"/>
    </style:style>
    <style:style style:name="P3" style:family="paragraph" style:parent-style-name="No_20_Spacing">
      <style:text-properties fo:font-size="14pt" style:font-name-asian="맑은 고딕" style:font-size-asian="14pt" style:language-asian="en" style:country-asian="US" style:font-name-complex="Courier New1" style:font-size-complex="14pt" style:font-weight-complex="bold"/>
    </style:style>
    <style:style style:name="P4" style:family="paragraph" style:parent-style-name="No_20_Spacing">
      <style:text-properties fo:font-size="14pt" style:font-size-asian="14pt" style:font-name-complex="Courier New1" style:font-size-complex="14pt"/>
    </style:style>
    <style:style style:name="P5" style:family="paragraph" style:parent-style-name="No_20_Spacing">
      <style:text-properties fo:color="#008000"/>
    </style:style>
    <style:style style:name="P6" style:family="paragraph" style:parent-style-name="No_20_Spacing">
      <style:text-properties fo:color="#008000" fo:language="en" fo:country="US"/>
    </style:style>
    <style:style style:name="P7" style:family="paragraph" style:parent-style-name="No_20_Spacing">
      <style:text-properties fo:color="#3399ff" fo:language="en" fo:country="US" fo:font-style="italic" style:font-style-asian="italic" style:font-style-complex="italic"/>
    </style:style>
    <style:style style:name="P8" style:family="paragraph" style:parent-style-name="No_20_Spacing">
      <style:paragraph-properties fo:text-align="start" style:justify-single-word="false"/>
      <style:text-properties fo:color="#3399ff" fo:language="en" fo:country="US" fo:font-style="italic" style:font-style-asian="italic" style:font-style-complex="italic"/>
    </style:style>
    <style:style style:name="P9" style:family="paragraph" style:parent-style-name="No_20_Spacing">
      <style:text-properties fo:color="#3399ff" fo:font-style="italic" style:font-style-asian="italic" style:font-style-complex="italic"/>
    </style:style>
    <style:style style:name="P10" style:family="paragraph" style:parent-style-name="No_20_Spacing">
      <style:text-properties fo:color="#000000"/>
    </style:style>
    <style:style style:name="P11" style:family="paragraph" style:parent-style-name="No_20_Spacing">
      <style:text-properties fo:color="#000000" fo:language="en" fo:country="US"/>
    </style:style>
    <style:style style:name="P12" style:family="paragraph" style:parent-style-name="Contents_20_2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P13" style:family="paragraph" style:parent-style-name="TOA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No_20_Spacing">
      <style:paragraph-properties fo:break-before="page"/>
      <style:text-properties fo:color="#008000" fo:language="en" fo:country="US"/>
    </style:style>
    <style:style style:name="P15" style:family="paragraph" style:parent-style-name="Heading_20_3">
      <style:text-properties fo:language="en" fo:country="US"/>
    </style:style>
    <style:style style:name="P16" style:family="paragraph" style:parent-style-name="Contents_20_1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1">
      <style:text-properties fo:language="en" fo:country="US"/>
    </style:style>
    <style:style style:name="P20" style:family="paragraph" style:parent-style-name="No_20_Spacing" style:master-page-name="Standard">
      <style:paragraph-properties fo:text-align="start" style:justify-single-word="false" style:page-number="auto"/>
      <style:text-properties fo:font-size="14pt" style:font-name-asian="맑은 고딕" style:font-size-asian="14pt" style:language-asian="en" style:country-asian="US" style:font-name-complex="Courier New1" style:font-size-complex="14pt" style:font-weight-complex="bold"/>
    </style:style>
    <style:style style:name="P21" style:family="paragraph" style:parent-style-name="Contents_20_3">
      <style:paragraph-properties>
        <style:tab-stops>
          <style:tab-stop style:position="18.588cm" style:type="right" style:leader-style="dotted" style:leader-text="."/>
        </style:tab-stops>
      </style:paragraph-properties>
    </style:style>
    <style:style style:name="T1" style:family="text">
      <style:text-properties text:display="true"/>
    </style:style>
    <style:style style:name="T2" style:family="text">
      <style:text-properties fo:color="#008000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3399ff" fo:language="en" fo:country="US" fo:font-style="italic" style:font-style-asian="italic" style:font-style-complex="italic"/>
    </style:style>
    <style:style style:name="T5" style:family="text">
      <style:text-properties fo:color="#3399ff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fo:font-weight="bold" style:font-weight-asian="bold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language="en" fo:country="US"/>
    </style:style>
    <style:style style:name="T12" style:family="text">
      <style:text-properties fo:color="#800080"/>
    </style:style>
    <style:style style:name="T13" style:family="text">
      <style:text-properties fo:color="#800080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ada implementação de algoritmo é feita de maneira separada das demais. Desta forma, funções secundárias, declarações de macros, estruturas auxiliares, etc., serão redeclaradas e reescritas para cada algoritmo sempre que necessário.</text:p>
      <text:p text:style-name="P3"/>
      <text:p text:style-name="P13">Conteúd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_Toc26732_2932636602">2D Geometry<text:tab/>6</text:a></text:p>
          <text:p text:style-name="P12"><text:a xlink:type="simple" xlink:href="#__RefHeading___Toc26734_2932636602">Angle between three points (90 degress or PI/2 rads)<text:tab/>6</text:a></text:p>
          <text:p text:style-name="P12"><text:a xlink:type="simple" xlink:href="#__RefHeading___Toc26736_2932636602">Angle between three points (180 degrees or PI rads)<text:tab/>7</text:a></text:p>
          <text:p text:style-name="P12"><text:a xlink:type="simple" xlink:href="#__RefHeading___Toc26738_2932636602">Area of an Ellipse<text:tab/>8</text:a></text:p>
          <text:p text:style-name="P12"><text:a xlink:type="simple" xlink:href="#__RefHeading___Toc26740_2932636602">Area of triangle - Heron's formula<text:tab/>9</text:a></text:p>
          <text:p text:style-name="P12"><text:a xlink:type="simple" xlink:href="#__RefHeading___Toc26742_2932636602">Area of a polygon<text:tab/>10</text:a></text:p>
          <text:p text:style-name="P12"><text:a xlink:type="simple" xlink:href="#__RefHeading___Toc26744_2932636602">Area of a regular polygon<text:tab/>11</text:a></text:p>
          <text:p text:style-name="P12"><text:a xlink:type="simple" xlink:href="#__RefHeading___Toc26746_2932636602">Area of a Triangle - 3 points<text:tab/>12</text:a></text:p>
          <text:p text:style-name="P12"><text:a xlink:type="simple" xlink:href="#__RefHeading___Toc26748_2932636602">Area of the union of Rectangles<text:tab/>12</text:a></text:p>
          <text:p text:style-name="P12"><text:a xlink:type="simple" xlink:href="#__RefHeading___Toc26750_2932636602">CCW Orientation analysis<text:tab/>14</text:a></text:p>
          <text:p text:style-name="P12"><text:a xlink:type="simple" xlink:href="#__RefHeading___Toc26752_2932636602">Centroid of a Polygon<text:tab/>16</text:a></text:p>
          <text:p text:style-name="P12"><text:a xlink:type="simple" xlink:href="#__RefHeading___Toc26754_2932636602">Parameter of circle from 3 points<text:tab/>17</text:a></text:p>
          <text:p text:style-name="P12"><text:a xlink:type="simple" xlink:href="#__RefHeading___Toc26756_2932636602">Circle tangents<text:tab/>19</text:a></text:p>
          <text:p text:style-name="P12"><text:a xlink:type="simple" xlink:href="#__RefHeading___Toc26758_2932636602">Closest pair of points<text:tab/>20</text:a></text:p>
          <text:p text:style-name="P12"><text:a xlink:type="simple" xlink:href="#__RefHeading___Toc26760_2932636602">Closest Point on Infinite Line<text:tab/>22</text:a></text:p>
          <text:p text:style-name="P12"><text:a xlink:type="simple" xlink:href="#__RefHeading___Toc26762_2932636602">Closest Point on a Line Segment<text:tab/>23</text:a></text:p>
          <text:p text:style-name="P12"><text:a xlink:type="simple" xlink:href="#__RefHeading___Toc26764_2932636602">Convex Hull (minimizing version)<text:tab/>24</text:a></text:p>
          <text:p text:style-name="P12"><text:a xlink:type="simple" xlink:href="#__RefHeading___Toc26766_2932636602">Distance between two points in 2D<text:tab/>28</text:a></text:p>
          <text:p text:style-name="P12"><text:a xlink:type="simple" xlink:href="#__RefHeading___Toc26768_2932636602">Distance from a point to an infinte line<text:tab/>29</text:a></text:p>
          <text:p text:style-name="P12"><text:a xlink:type="simple" xlink:href="#__RefHeading___Toc26770_2932636602">Circle Intersection Area<text:tab/>30</text:a></text:p>
          <text:p text:style-name="P12"><text:a xlink:type="simple" xlink:href="#__RefHeading___Toc26772_2932636602">Circle-Line Intersection<text:tab/>31</text:a></text:p>
          <text:p text:style-name="P12"><text:a xlink:type="simple" xlink:href="#__RefHeading___Toc26774_2932636602">Circle Intersection Points<text:tab/>33</text:a></text:p>
          <text:p text:style-name="P12"><text:a xlink:type="simple" xlink:href="#__RefHeading___Toc26776_2932636602">Circle Intersection Type<text:tab/>36</text:a></text:p>
          <text:p text:style-name="P12"><text:a xlink:type="simple" xlink:href="#__RefHeading___Toc26778_2932636602">Infinite Line Intersection<text:tab/>37</text:a></text:p>
          <text:p text:style-name="P12"><text:a xlink:type="simple" xlink:href="#__RefHeading___Toc26780_2932636602">Line Segment Intersection<text:tab/>39</text:a></text:p>
          <text:p text:style-name="P12"><text:a xlink:type="simple" xlink:href="#__RefHeading___Toc26782_2932636602">Area of intersection between two general polygons<text:tab/>41</text:a></text:p>
          <text:p text:style-name="P12"><text:a xlink:type="simple" xlink:href="#__RefHeading___Toc26784_2932636602">Laser Reflections<text:tab/>45</text:a></text:p>
          <text:p text:style-name="P12"><text:a xlink:type="simple" xlink:href="#__RefHeading___Toc26786_2932636602">Lattice-polygons - Pick's Theorem<text:tab/>48</text:a></text:p>
          <text:p text:style-name="P12"><text:soft-page-break/><text:a xlink:type="simple" xlink:href="#__RefHeading___Toc26788_2932636602">Largest rectangle not enclosing points<text:tab/>50</text:a></text:p>
          <text:p text:style-name="P12"><text:a xlink:type="simple" xlink:href="#__RefHeading___Toc26790_2932636602">Polygon Midpoints to Verticies<text:tab/>52</text:a></text:p>
          <text:p text:style-name="P12"><text:a xlink:type="simple" xlink:href="#__RefHeading___Toc26792_2932636602">Minimum bounding circle<text:tab/>53</text:a></text:p>
          <text:p text:style-name="P12"><text:a xlink:type="simple" xlink:href="#__RefHeading___Toc26794_2932636602">Point in convex polygon<text:tab/>55</text:a></text:p>
          <text:p text:style-name="P12"><text:a xlink:type="simple" xlink:href="#__RefHeading___Toc26796_2932636602">Polygon Similarity &amp; Congruency<text:tab/>56</text:a></text:p>
          <text:p text:style-name="P12"><text:a xlink:type="simple" xlink:href="#__RefHeading___Toc26798_2932636602">Generalized Equation of a line given two points<text:tab/>59</text:a></text:p>
          <text:p text:style-name="P12"><text:a xlink:type="simple" xlink:href="#__RefHeading___Toc26800_2932636602">Point in Polygon Test<text:tab/>60</text:a></text:p>
          <text:p text:style-name="P12"><text:a xlink:type="simple" xlink:href="#__RefHeading___Toc26802_2932636602">Point Left/Right/In Line test<text:tab/>61</text:a></text:p>
          <text:p text:style-name="P12"><text:a xlink:type="simple" xlink:href="#__RefHeading___Toc26804_2932636602">Rectangle in Rectangle Test<text:tab/>63</text:a></text:p>
          <text:p text:style-name="P12"><text:a xlink:type="simple" xlink:href="#__RefHeading___Toc26806_2932636602">Reflect a point across a line<text:tab/>65</text:a></text:p>
          <text:p text:style-name="P12"><text:a xlink:type="simple" xlink:href="#__RefHeading___Toc26808_2932636602">Rotation of a point around a point<text:tab/>66</text:a></text:p>
          <text:p text:style-name="P12"><text:a xlink:type="simple" xlink:href="#__RefHeading___Toc26810_2932636602">Soddy Circle Radius<text:tab/>67</text:a></text:p>
          <text:p text:style-name="P12"><text:a xlink:type="simple" xlink:href="#__RefHeading___Toc26812_2932636602">Triangulation of a simple 2D polygon<text:tab/>68</text:a></text:p>
          <text:p text:style-name="P16"><text:a xlink:type="simple" xlink:href="#__RefHeading___Toc26814_2932636602">3D Geometry<text:tab/>72</text:a></text:p>
          <text:p text:style-name="P12"><text:a xlink:type="simple" xlink:href="#__RefHeading___Toc26816_2932636602">Area of a convex polygon in a plane given in 3D<text:tab/>72</text:a></text:p>
          <text:p text:style-name="P12"><text:a xlink:type="simple" xlink:href="#__RefHeading___Toc26818_2932636602">Geometry Primitives<text:tab/>73</text:a></text:p>
          <text:p text:style-name="P21"><text:a xlink:type="simple" xlink:href="#__RefHeading___Toc26820_2932636602">Closest Point in Line<text:tab/>75</text:a></text:p>
          <text:p text:style-name="P21"><text:a xlink:type="simple" xlink:href="#__RefHeading___Toc26822_2932636602">Closest Point in Line Segment<text:tab/>75</text:a></text:p>
          <text:p text:style-name="P21"><text:a xlink:type="simple" xlink:href="#__RefHeading___Toc26824_2932636602">Closest point to plane represented by vetor normal and a other point<text:tab/>75</text:a></text:p>
          <text:p text:style-name="P21"><text:a xlink:type="simple" xlink:href="#__RefHeading___Toc26826_2932636602">Closest point to plane represented by three others points<text:tab/>75</text:a></text:p>
          <text:p text:style-name="P21"><text:a xlink:type="simple" xlink:href="#__RefHeading___Toc26828_2932636602">Find the intersection points of a infinite line and a sphere<text:tab/>76</text:a></text:p>
          <text:p text:style-name="P21"><text:a xlink:type="simple" xlink:href="#__RefHeading___Toc26830_2932636602">Translate a 3D problem with planes in a 2d problem<text:tab/>76</text:a></text:p>
          <text:p text:style-name="P21"><text:a xlink:type="simple" xlink:href="#__RefHeading___Toc26832_2932636602">Given two lines in 3D space, find distance of closest approach <text:tab/>76</text:a></text:p>
          <text:p text:style-name="P21"><text:a xlink:type="simple" xlink:href="#__RefHeading___Toc26834_2932636602">Given two lines in 3D space, find distance of closest approach and returns the points of each line <text:tab/>77</text:a></text:p>
          <text:p text:style-name="P21"><text:a xlink:type="simple" xlink:href="#__RefHeading___Toc26836_2932636602">Is the point p on the infinite line ab? <text:tab/>77</text:a></text:p>
          <text:p text:style-name="P21"><text:a xlink:type="simple" xlink:href="#__RefHeading___Toc26838_2932636602">Is the point p on the segment ab? <text:tab/>77</text:a></text:p>
          <text:p text:style-name="P21"><text:a xlink:type="simple" xlink:href="#__RefHeading___Toc26840_2932636602">Given a plane and a line ab, determine if the two intersect, and if so, find the single point of intersection <text:tab/>77</text:a></text:p>
          <text:p text:style-name="P12"><text:a xlink:type="simple" xlink:href="#__RefHeading___Toc26842_2932636602">Great Circle<text:tab/>78</text:a></text:p>
          <text:p text:style-name="P12"><text:a xlink:type="simple" xlink:href="#__RefHeading___Toc26844_2932636602">Sphere from 4 Points<text:tab/>79</text:a></text:p>
          <text:p text:style-name="P21"><text:a xlink:type="simple" xlink:href="#__RefHeading___Toc26846_2932636602">Solves the determinant of a n by n matrix recursively<text:tab/>80</text:a></text:p>
          <text:p text:style-name="P21"><text:a xlink:type="simple" xlink:href="#__RefHeading___Toc26848_2932636602">Sphere from four points<text:tab/>80</text:a></text:p>
          <text:p text:style-name="P16"><text:a xlink:type="simple" xlink:href="#__RefHeading___Toc26850_2932636602">Arithmetic<text:tab/>83</text:a></text:p>
          <text:p text:style-name="P12"><text:a xlink:type="simple" xlink:href="#__RefHeading___Toc26852_2932636602">Discrete Logarithm solver<text:tab/>83</text:a></text:p>
          <text:p text:style-name="P12"><text:a xlink:type="simple" xlink:href="#__RefHeading___Toc26854_2932636602">Fast Exponentition<text:tab/>84</text:a></text:p>
          <text:p text:style-name="P12"><text:soft-page-break/><text:a xlink:type="simple" xlink:href="#__RefHeading___Toc26856_2932636602">Fast Exponentiation mod m<text:tab/>85</text:a></text:p>
          <text:p text:style-name="P12"><text:a xlink:type="simple" xlink:href="#__RefHeading___Toc26858_2932636602">Simpson's Rule for Numerical Intergration<text:tab/>86</text:a></text:p>
          <text:p text:style-name="P12"><text:a xlink:type="simple" xlink:href="#__RefHeading___Toc26860_2932636602">Cubic equation solver<text:tab/>87</text:a></text:p>
          <text:p text:style-name="P12"><text:a xlink:type="simple" xlink:href="#__RefHeading___Toc26862_2932636602">Quadratic equation solver<text:tab/>89</text:a></text:p>
          <text:p text:style-name="P12"><text:a xlink:type="simple" xlink:href="#__RefHeading___Toc26864_2932636602">Coupons Problem<text:tab/>90</text:a></text:p>
          <text:p text:style-name="P16"><text:a xlink:type="simple" xlink:href="#__RefHeading___Toc26866_2932636602">Combinatorics<text:tab/>93</text:a></text:p>
          <text:p text:style-name="P12"><text:a xlink:type="simple" xlink:href="#__RefHeading___Toc26868_2932636602">Binomial coefficient<text:tab/>93</text:a></text:p>
          <text:p text:style-name="P12"><text:a xlink:type="simple" xlink:href="#__RefHeading___Toc26870_2932636602">Digit Occurence count<text:tab/>94</text:a></text:p>
          <text:p text:style-name="P12"><text:a xlink:type="simple" xlink:href="#__RefHeading___Toc26872_2932636602">Digits in N! (N factorial)<text:tab/>95</text:a></text:p>
          <text:p text:style-name="P12"><text:a xlink:type="simple" xlink:href="#__RefHeading___Toc26874_2932636602">Josephus Ring Survivor<text:tab/>96</text:a></text:p>
          <text:p text:style-name="P12"><text:a xlink:type="simple" xlink:href="#__RefHeading___Toc26876_2932636602">Necklace/Bracelet Enumeration<text:tab/>97</text:a></text:p>
          <text:p text:style-name="P12"><text:a xlink:type="simple" xlink:href="#__RefHeading___Toc26878_2932636602">Permutation index on distinct characters<text:tab/>99</text:a></text:p>
          <text:p text:style-name="P16"><text:a xlink:type="simple" xlink:href="#__RefHeading___Toc26880_2932636602">Dynamic Programming<text:tab/>101</text:a></text:p>
          <text:p text:style-name="P12"><text:a xlink:type="simple" xlink:href="#__RefHeading___Toc26882_2932636602">Longest Ascending Subsequence – O(nlogn)<text:tab/>101</text:a></text:p>
          <text:p text:style-name="P12"><text:a xlink:type="simple" xlink:href="#__RefHeading___Toc26884_2932636602">Longest ascending subsequence - O(N^2)<text:tab/>103</text:a></text:p>
          <text:p text:style-name="P12"><text:a xlink:type="simple" xlink:href="#__RefHeading___Toc26886_2932636602">Edit Distance (with path recovery)<text:tab/>105</text:a></text:p>
          <text:p text:style-name="P12"><text:a xlink:type="simple" xlink:href="#__RefHeading___Toc26888_2932636602">Integer Parititoning<text:tab/>107</text:a></text:p>
          <text:p text:style-name="P12"><text:a xlink:type="simple" xlink:href="#__RefHeading___Toc26890_2932636602">Longest Common Subsequence<text:tab/>109</text:a></text:p>
          <text:p text:style-name="P12"><text:a xlink:type="simple" xlink:href="#__RefHeading___Toc26892_2932636602">Maximum Submatrix Sum<text:tab/>111</text:a></text:p>
          <text:p text:style-name="P16"><text:a xlink:type="simple" xlink:href="#__RefHeading___Toc26894_2932636602">Generators<text:tab/>114</text:a></text:p>
          <text:p text:style-name="P12"><text:a xlink:type="simple" xlink:href="#__RefHeading___Toc26896_2932636602">Catalan Numbers<text:tab/>114</text:a></text:p>
          <text:p text:style-name="P12"><text:a xlink:type="simple" xlink:href="#__RefHeading___Toc26898_2932636602">Binary Strings generator - (ordered by cardinality)<text:tab/>115</text:a></text:p>
          <text:p text:style-name="P12"><text:a xlink:type="simple" xlink:href="#__RefHeading___Toc26900_2932636602">K-Subset functions<text:tab/>116</text:a></text:p>
          <text:p text:style-name="P12"><text:a xlink:type="simple" xlink:href="#__RefHeading___Toc26902_2932636602">Pythagorean Triples<text:tab/>122</text:a></text:p>
          <text:p text:style-name="P16"><text:a xlink:type="simple" xlink:href="#__RefHeading___Toc26904_2932636602">Graph Theory<text:tab/>124</text:a></text:p>
          <text:p text:style-name="P12"><text:a xlink:type="simple" xlink:href="#__RefHeading___Toc26906_2932636602">Articulation Points in a Graph (Adj List version)<text:tab/>124</text:a></text:p>
          <text:p text:style-name="P12"><text:a xlink:type="simple" xlink:href="#__RefHeading___Toc26908_2932636602">Bellman-Ford Algorithm - negative weigth cycles<text:tab/>126</text:a></text:p>
          <text:p text:style-name="P12"><text:a xlink:type="simple" xlink:href="#__RefHeading___Toc26910_2932636602">Maximum Bipartite Matching<text:tab/>128</text:a></text:p>
          <text:p text:style-name="P12"><text:a xlink:type="simple" xlink:href="#__RefHeading___Toc26912_2932636602">Articulation Points &amp; Bridges (adj list)<text:tab/>130</text:a></text:p>
          <text:p text:style-name="P12"><text:a xlink:type="simple" xlink:href="#__RefHeading___Toc26914_2932636602">Eulerian Graphs<text:tab/>133</text:a></text:p>
          <text:p text:style-name="P12"><text:a xlink:type="simple" xlink:href="#__RefHeading___Toc26916_2932636602">Directed Eulerian Graphs <text:s text:c="2"/><text:tab/>136</text:a></text:p>
          <text:p text:style-name="P12"><text:a xlink:type="simple" xlink:href="#__RefHeading___Toc26918_2932636602">Floyd's Algorithm - All pairs shortest path<text:tab/>140</text:a></text:p>
          <text:p text:style-name="P12"><text:a xlink:type="simple" xlink:href="#__RefHeading___Toc26920_2932636602">Maximum Flow in a directed graph<text:tab/>142</text:a></text:p>
          <text:p text:style-name="P12"><text:a xlink:type="simple" xlink:href="#__RefHeading___Toc26922_2932636602">Maximum Flow with Lower bounds on edges <text:tab/>146</text:a></text:p>
          <text:p text:style-name="P12"><text:soft-page-break/><text:a xlink:type="simple" xlink:href="#__RefHeading___Toc26924_2932636602">Maximum Flow in a directed graph<text:tab/>150</text:a></text:p>
          <text:p text:style-name="P12"><text:a xlink:type="simple" xlink:href="#__RefHeading___Toc26926_2932636602">Minimum disjoint-vertex path cover on an acyclic directed graph<text:tab/>153</text:a></text:p>
          <text:p text:style-name="P12"><text:a xlink:type="simple" xlink:href="#__RefHeading___Toc26928_2932636602">Minimum Spanning Tree (version 2)<text:tab/>155</text:a></text:p>
          <text:p text:style-name="P12"><text:a xlink:type="simple" xlink:href="#__RefHeading___Toc26930_2932636602">Chinese Postman Problem<text:tab/>157</text:a></text:p>
          <text:p text:style-name="P12"><text:a xlink:type="simple" xlink:href="#__RefHeading___Toc26932_2932636602">K-cycle in a directed tournament graph<text:tab/>159</text:a></text:p>
          <text:p text:style-name="P12"><text:a xlink:type="simple" xlink:href="#__RefHeading___Toc26934_2932636602">Stable Marriage<text:tab/>162</text:a></text:p>
          <text:p text:style-name="P12"><text:a xlink:type="simple" xlink:href="#__RefHeading___Toc26936_2932636602">Strongly Connected Components<text:tab/>164</text:a></text:p>
          <text:p text:style-name="P12"><text:a xlink:type="simple" xlink:href="#__RefHeading___Toc26938_2932636602">Topological Sort<text:tab/>166</text:a></text:p>
          <text:p text:style-name="P12"><text:a xlink:type="simple" xlink:href="#__RefHeading___Toc26940_2932636602">Tree Isomorphism by certificates<text:tab/>168</text:a></text:p>
          <text:p text:style-name="P12"><text:a xlink:type="simple" xlink:href="#__RefHeading___Toc26942_2932636602">Maximum Weighted Bipartite Matching Combinatorics: Assignment Problem<text:tab/>170</text:a></text:p>
          <text:p text:style-name="P16"><text:a xlink:type="simple" xlink:href="#__RefHeading___Toc26944_2932636602">Miscellaneous<text:tab/>174</text:a></text:p>
          <text:p text:style-name="P12"><text:a xlink:type="simple" xlink:href="#__RefHeading___Toc26946_2932636602">Bit Count<text:tab/>174</text:a></text:p>
          <text:p text:style-name="P12"><text:a xlink:type="simple" xlink:href="#__RefHeading___Toc26948_2932636602">Roman Numerals<text:tab/>175</text:a></text:p>
          <text:p text:style-name="P12"><text:a xlink:type="simple" xlink:href="#__RefHeading___Toc26950_2932636602">Rubik's Cube simulator<text:tab/>176</text:a></text:p>
          <text:p text:style-name="P12"><text:a xlink:type="simple" xlink:href="#__RefHeading___Toc26952_2932636602">Square index rotation/flipping<text:tab/>179</text:a></text:p>
          <text:p text:style-name="P12"><text:a xlink:type="simple" xlink:href="#__RefHeading___Toc26956_2932636602">Uniquely Decipherable Codes <text:tab/>180</text:a></text:p>
          <text:p text:style-name="P12"><text:a xlink:type="simple" xlink:href="#__RefHeading___Toc26958_2932636602">Uniquely Decipherable Codes Test<text:tab/>182</text:a></text:p>
          <text:p text:style-name="P16"><text:a xlink:type="simple" xlink:href="#__RefHeading___Toc26960_2932636602">Number Theory<text:tab/>184</text:a></text:p>
          <text:p text:style-name="P12"><text:a xlink:type="simple" xlink:href="#__RefHeading___Toc26962_2932636602">GCD of binary numbers (Algorithm B)<text:tab/>184</text:a></text:p>
          <text:p text:style-name="P16"><text:a xlink:type="simple" xlink:href="#__RefHeading___Toc26974_2932636602">Parsing<text:tab/>186</text:a></text:p>
          <text:p text:style-name="P12"><text:a xlink:type="simple" xlink:href="#__RefHeading___Toc26976_2932636602">Evaluating Arithmetic Expressions<text:tab/>186</text:a></text:p>
          <text:p text:style-name="P12"><text:a xlink:type="simple" xlink:href="#__RefHeading___Toc26978_2932636602">Converting infix to postfix<text:tab/>190</text:a></text:p>
          <text:p text:style-name="P12"><text:a xlink:type="simple" xlink:href="#__RefHeading___Toc26980_2932636602">Arithmetic Expression Parsing Template<text:tab/>192</text:a></text:p>
          <text:p text:style-name="P16"><text:a xlink:type="simple" xlink:href="#__RefHeading___Toc26982_2932636602">Search<text:tab/>195</text:a></text:p>
          <text:p text:style-name="P12"><text:a xlink:type="simple" xlink:href="#__RefHeading___Toc26984_2932636602">Binary Search Template<text:tab/>195</text:a></text:p>
          <text:p text:style-name="P12"><text:a xlink:type="simple" xlink:href="#__RefHeading___Toc26986_2932636602">(r-g)-Cage search template<text:tab/>197</text:a></text:p>
          <text:p text:style-name="P12"><text:a xlink:type="simple" xlink:href="#__RefHeading___Toc26988_2932636602">Graph coloring template<text:tab/>200</text:a></text:p>
          <text:p text:style-name="P12"><text:a xlink:type="simple" xlink:href="#__RefHeading___Toc26990_2932636602">Golden section Search<text:tab/>201</text:a></text:p>
          <text:p text:style-name="P12"><text:a xlink:type="simple" xlink:href="#__RefHeading___Toc26992_2932636602">Hamming Code search template / (Independent set)<text:tab/>203</text:a></text:p>
          <text:p text:style-name="P12"><text:a xlink:type="simple" xlink:href="#__RefHeading___Toc26994_2932636602">Orthogonal-Latin Squares<text:tab/>205</text:a></text:p>
          <text:p text:style-name="P12"><text:a xlink:type="simple" xlink:href="#__RefHeading___Toc26996_2932636602">N non-attacking Queens<text:tab/>207</text:a></text:p>
          <text:p text:style-name="P12"><text:a xlink:type="simple" xlink:href="#__RefHeading___Toc26998_2932636602">Suffix array<text:tab/>208</text:a></text:p>
          <text:p text:style-name="P12"><text:a xlink:type="simple" xlink:href="#__RefHeading___Toc27000_2932636602">Self Avoiding walk template<text:tab/>211</text:a></text:p>
          <text:p text:style-name="P12"><text:a xlink:type="simple" xlink:href="#__RefHeading___Toc27002_2932636602">Word Search<text:tab/>213</text:a></text:p>
        </text:index-body>
      </text:table-of-content>
      <text:p text:style-name="P12"><text:soft-page-break/><text:a xlink:type="simple" xlink:href="#__RefHeading___Toc27002_2932636602" text:style-name="Internet_20_link" text:visited-style-name="Visited_20_Internet_20_Link"><text:span text:style-name="Index_20_Link"><text:span text:style-name="T1"/></text:span></text:a></text:p>
      <text:p text:style-name="P4"/>
      <text:p text:style-name="P1"/>
      <text:p text:style-name="P14">############################################</text:p>
      <text:list xml:id="list3786603225533717739" text:style-name="Outline">
        <text:list-item>
          <text:h text:style-name="P19" text:outline-level="1"><text:bookmark-start text:name="__RefHeading___Toc26732_2932636602"/><text:bookmark text:name="Bookmark"/>2D Geometry<text:bookmark-end text:name="__RefHeading___Toc26732_2932636602"/></text:h>
        </text:list-item>
      </text:list>
      <text:p text:style-name="P6">############################################</text:p>
      <text:p text:style-name="P6"/>
      <text:p text:style-name="P6"/>
      <text:p text:style-name="P7">/* 2D-Geometry:</text:p>
      <text:list xml:id="list29632778" text:continue-numbering="true" text:style-name="Outline">
        <text:list-item>
          <text:list>
            <text:list-item>
              <text:h text:style-name="P18" text:outline-level="2"><text:bookmark-start text:name="__RefHeading___Toc26734_2932636602"/><text:bookmark text:name="Bookmark1"/>Angle between three points (90 degress or PI/2 rads)<text:bookmark-end text:name="__RefHeading___Toc2673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3 points A, B, C, it returns the magnitude of</text:p>
      <text:p text:style-name="P7"><text:s text:c="16"/>angle ABC in radians.</text:p>
      <text:p text:style-name="P7"/>
      <text:p text:style-name="P7"><text:s text:c="16"/>Will only return the angle 0 &lt;= theta &lt;= PI/2. <text:s text:c="2"/>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4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Uses vectors to calculate the angle:</text:p>
      <text:p text:style-name="No_20_Spacing"><text:span text:style-name="T4"><text:s text:c="16"/></text:span><text:span text:style-name="T5">a . b = |a| * |b| * cos(theta) --&gt;</text:span></text:p>
      <text:p text:style-name="P9"><text:s text:c="16"/>theta = acos(a . b / (|a| * |b|))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double</text:span><text:span text:style-name="T7"> angle2d(Point a, Point b, Point c){</text:span></text:p>
      <text:p text:style-name="No_20_Spacing"><text:span text:style-name="T7"><text:s text:c="2"/></text:span><text:span text:style-name="T8">double</text:span><text:span text:style-name="T7"> dx1 = a.x - b.x, dy1 = a.y - b.y;</text:span></text:p>
      <text:p text:style-name="No_20_Spacing"><text:span text:style-name="T7"><text:s text:c="2"/></text:span><text:span text:style-name="T8">double</text:span><text:span text:style-name="T7"> dx2 = c.x - b.x, dy2 = c.y - b.y;</text:span></text:p>
      <text:p text:style-name="No_20_Spacing"><text:span text:style-name="T7"><text:s text:c="2"/></text:span><text:span text:style-name="T8">double</text:span><text:span text:style-name="T7"> dot = dx1 * dx2 + dy1 * dy2;</text:span></text:p>
      <text:p text:style-name="No_20_Spacing"><text:span text:style-name="T7"><text:s text:c="2"/></text:span><text:span text:style-name="T8">double</text:span><text:span text:style-name="T7"> l1 = sqrt(SQR(dx1)+SQR(dy1));</text:span></text:p>
      <text:p text:style-name="No_20_Spacing"><text:span text:style-name="T7"><text:s text:c="2"/></text:span><text:span text:style-name="T8">double</text:span><text:span text:style-name="T7"> l2 = sqrt(SQR(dx2)+SQR(dy2));</text:span></text:p>
      <text:p text:style-name="P11"/>
      <text:p text:style-name="No_20_Spacing"><text:span text:style-name="T7"><text:s text:c="2"/></text:span><text:span text:style-name="T9">return</text:span><text:span text:style-name="T6"> acos(dot / (l1*l2))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P11"><text:s text:c="2"/>Point a, b, c;</text:p>
      <text:p text:style-name="No_20_Spacing"><text:span text:style-name="T7"><text:s text:c="2"/>printf(</text:span><text:span text:style-name="T11">"Enter A, B and C:\n"</text:span><text:span text:style-name="T7">); </text:span></text:p>
      <text:p text:style-name="No_20_Spacing"><text:span text:style-name="T7"><text:s text:c="2"/></text:span><text:span text:style-name="T8">while</text:span><text:span text:style-name="T7">(scanf(</text:span><text:span text:style-name="T11">"%lf %lf %lf %lf %lf %lf"</text:span><text:span text:style-name="T7">,</text:span></text:p>
      <text:p text:style-name="No_20_Spacing"><text:span text:style-name="T7"><text:s text:c="14"/>&amp;a.x, &amp;a.y, &amp;b.x, &amp;b.y, &amp;c.x, &amp;c.y) == </text:span><text:span text:style-name="T13">6</text:span><text:span text:style-name="T7">){</text:span></text:p>
      <text:p text:style-name="No_20_Spacing"><text:soft-page-break/><text:span text:style-name="T7"><text:s text:c="4"/>printf(</text:span><text:span text:style-name="T11">"Angle ABC in radians = %f\n"</text:span><text:span text:style-name="T7">, angle2d(a, b, c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 </text:p>
      <text:p text:style-name="P11"><text:s text:c="2"/></text:p>
      <text:p text:style-name="P11"/>
      <text:p text:style-name="P11"/>
      <text:p text:style-name="P11"><text:s text:c="2"/>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54145" text:continue-numbering="true" text:style-name="Outline">
        <text:list-item>
          <text:list>
            <text:list-item>
              <text:h text:style-name="P18" text:outline-level="2"><text:bookmark-start text:name="__RefHeading___Toc26736_2932636602"/><text:bookmark text:name="Bookmark2"/>Angle between three points (180 degrees or PI rads)<text:bookmark-end text:name="__RefHeading___Toc2673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3 points A, B, C, it returns the magnitude of</text:p>
      <text:p text:style-name="P7"><text:s text:c="16"/>angle ABC in radians.</text:p>
      <text:p text:style-name="P7"><text:s text:c="3"/></text:p>
      <text:p text:style-name="P7"><text:s text:c="16"/>Will only return the angle 0 &lt;= theta &lt;= PI.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Scott Crosswhite</text:p>
      <text:p text:style-name="P7"><text:s text:c="3"/>Date: <text:s text:c="7"/>October 19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Uses the Cosine Law, c^2 = a^2 + b^2 - 2ab cos C.</text:p>
      <text:p text:style-name="P7"><text:s text:c="16"/>Presumes that d(A,B) and d(B,C) are non-zero.</text:p>
      <text:p text:style-name="P7">*/</text:p>
      <text:p text:style-name="P7"/>
      <text:p text:style-name="P6">#include &lt;iostream&gt;</text:p>
      <text:p text:style-name="P6">#include &lt;cstdio&gt;</text:p>
      <text:p text:style-name="P6">#include &lt;cmat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double</text:span><text:span text:style-name="T7"> dist_2d (Point a, Point b) {</text:span></text:p>
      <text:p text:style-name="No_20_Spacing"><text:span text:style-name="T7"><text:s text:c="2"/></text:span><text:span text:style-name="T8">return</text:span><text:span text:style-name="T7"> sqrt(SQR(a.x-b.x)+SQR(a.y-b.y));</text:span></text:p>
      <text:p text:style-name="P11">}</text:p>
      <text:p text:style-name="P11"/>
      <text:p text:style-name="No_20_Spacing"><text:span text:style-name="T8">double</text:span><text:span text:style-name="T7"> angle2d180 (Point A, Point B, Point C) {</text:span></text:p>
      <text:p text:style-name="No_20_Spacing"><text:span text:style-name="T7"><text:s text:c="2"/></text:span><text:span text:style-name="T8">double</text:span><text:span text:style-name="T7"> a = dist_2d(A,B), b = dist_2d(B,C), c = dist_2d(A,C);</text:span></text:p>
      <text:p text:style-name="No_20_Spacing"><text:span text:style-name="T7"><text:s text:c="2"/></text:span><text:span text:style-name="T8">return</text:span><text:span text:style-name="T7"> acos((SQR(c)-SQR(a)-SQR(b)) / (-</text:span><text:span text:style-name="T13">2</text:span><text:span text:style-name="T7">*a*b));</text:span></text:p>
      <text:p text:style-name="P11">}</text:p>
      <text:p text:style-name="P11"><text:soft-page-break/></text:p>
      <text:p text:style-name="No_20_Spacing"><text:span text:style-name="T8">int</text:span><text:span text:style-name="T7"> main () {</text:span></text:p>
      <text:p text:style-name="P11"><text:s text:c="2"/>Point a, b, c;</text:p>
      <text:p text:style-name="No_20_Spacing"><text:span text:style-name="T7"><text:s text:c="2"/>printf(</text:span><text:span text:style-name="T11">"Enter A, B, C:\n"</text:span><text:span text:style-name="T7">);</text:span></text:p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</text:span></text:p>
      <text:p text:style-name="No_20_Spacing"><text:span text:style-name="T7"><text:s text:c="15"/>&amp;a.x, &amp;a.y, &amp;b.x, &amp;b.y, &amp;c.x, &amp;c.y) == </text:span><text:span text:style-name="T13">6</text:span><text:span text:style-name="T7">) {</text:span></text:p>
      <text:p text:style-name="No_20_Spacing"><text:span text:style-name="T7"><text:s text:c="4"/>printf(</text:span><text:span text:style-name="T11">"Angle ABC in radians = %f\n"</text:span><text:span text:style-name="T7">, angle2d180(a,b,c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27013" text:continue-numbering="true" text:style-name="Outline">
        <text:list-item>
          <text:list>
            <text:list-item>
              <text:h text:style-name="P18" text:outline-level="2"><text:bookmark-start text:name="__RefHeading___Toc26738_2932636602"/><text:bookmark text:name="Bookmark3"/>Area of an Ellipse<text:bookmark-end text:name="__RefHeading___Toc2673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quadratic form of an ellipse:</text:p>
      <text:p text:style-name="P7"><text:s text:c="19"/>ax^2 + bxy + cy^2 = 1 </text:p>
      <text:p text:style-name="P7"><text:s text:c="16"/>returns the area of the ellipse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7, 2002</text:p>
      <text:p text:style-name="P7"><text:s text:c="3"/>References: <text:s/>http://mathworld.wolfram.com/Ellipse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double</text:span><text:span text:style-name="T7"> PI;</text:span></text:p>
      <text:p text:style-name="P11"/>
      <text:p text:style-name="No_20_Spacing"><text:span text:style-name="T8">double</text:span><text:span text:style-name="T7"> area_gen_ellipse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){</text:span></text:p>
      <text:p text:style-name="No_20_Spacing"><text:span text:style-name="T7"><text:s text:c="2"/></text:span><text:span text:style-name="T8">return</text:span><text:span text:style-name="T7"> </text:span><text:span text:style-name="T13">2</text:span><text:span text:style-name="T7">*PI / (sqrt(</text:span><text:span text:style-name="T13">4</text:span><text:span text:style-name="T7">*a*c-b*b))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a, b, c;</text:span></text:p>
      <text:p text:style-name="P11"><text:s text:c="2"/></text:p>
      <text:p text:style-name="No_20_Spacing"><text:span text:style-name="T7"><text:s text:c="2"/>PI = acos(-</text:span><text:span text:style-name="T13">1</text:span><text:span text:style-name="T7">);</text:span></text:p>
      <text:p text:style-name="No_20_Spacing"><text:span text:style-name="T7"><text:s text:c="2"/></text:span><text:span text:style-name="T8">while</text:span><text:span text:style-name="T7">(scanf(</text:span><text:span text:style-name="T11">"%lf %lf %lf"</text:span><text:span text:style-name="T7">, &amp;a, &amp;b, &amp;c) == </text:span><text:span text:style-name="T13">3</text:span><text:span text:style-name="T7">){</text:span></text:p>
      <text:p text:style-name="No_20_Spacing"><text:span text:style-name="T7"><text:s text:c="4"/>printf(</text:span><text:span text:style-name="T11">"Area of Ellipse is %f.\n"</text:span><text:span text:style-name="T7">, area_gen_ellipse(a,b,c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><text:soft-page-break/></text:p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27662" text:continue-numbering="true" text:style-name="Outline">
        <text:list-item>
          <text:list>
            <text:list-item>
              <text:h text:style-name="P18" text:outline-level="2"><text:bookmark-start text:name="__RefHeading___Toc26740_2932636602"/><text:bookmark text:name="Bookmark4"/>Area of triangle - Heron's formula<text:bookmark-end text:name="__RefHeading___Toc2674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three lengths of a triangle, returns</text:p>
      <text:p text:style-name="P7"><text:s text:c="16"/>the area of the triangle.</text:p>
      <text:p text:style-name="P7"><text:s text:c="16"/>Returns -1 if triangle does not exist</text:p>
      <text:p text:style-name="P7"><text:s text:c="3"/>Complexity: <text:s/>O(1) (square root)</text:p>
      <text:p text:style-name="P7"><text:s text:c="3"/>-----------------------------------------------------------------</text:p>
      <text:p text:style-name="P7"><text:s text:c="3"/>Author: <text:s text:c="5"/>Gilbert Lee, Ashley Zinyk</text:p>
      <text:p text:style-name="P7"><text:s text:c="3"/>Date: <text:s text:c="7"/>Sept 7, 2002</text:p>
      <text:p text:style-name="P7"><text:s text:c="3"/>References: <text:s/>http://mathworld.wolfram.com/Area.html</text:p>
      <text:p text:style-name="P7"><text:s text:c="3"/>-----------------------------------------------------------------</text:p>
      <text:p text:style-name="P7"><text:s text:c="3"/>Reliability: 1 (Sept 2002)</text:p>
      <text:p text:style-name="P7"><text:s text:c="3"/>Notes: If you deal with needle-shaped triangles, you might have</text:p>
      <text:p text:style-name="P7"><text:s text:c="10"/>problems with numerical inaccuracy. <text:s/>In that case, try</text:p>
      <text:p text:style-name="P7"><text:s text:c="10"/>area_heron2, which is more stable but hard to type in.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7">/*</text:p>
      <text:p text:style-name="P7">double area_heron2(double a, double b, double c) {</text:p>
      <text:p text:style-name="P7"><text:s text:c="2"/>double t;</text:p>
      <text:p text:style-name="P7"/>
      <text:p text:style-name="P7"><text:s text:c="2"/>if (a &lt; b) { t=a; a=b; b=t; }</text:p>
      <text:p text:style-name="P7"><text:s text:c="2"/>if (a &lt; c) { t=a; a=c; c=t; }</text:p>
      <text:p text:style-name="P7"><text:s text:c="2"/>if (b &lt; c) { t=b; b=c; c=t; }</text:p>
      <text:p text:style-name="P7"/>
      <text:p text:style-name="P7"><text:s text:c="2"/>if ((c-(a-b)) &lt; 0.0) return -1;</text:p>
      <text:p text:style-name="P7"><text:s text:c="2"/>return sqrt((a+(b+c))*(c-(a-b))*(c+(a-b))*(a+(b-c)))/4.0;</text:p>
      <text:p text:style-name="P7">} */</text:p>
      <text:p text:style-name="P7"/>
      <text:p text:style-name="No_20_Spacing"><text:span text:style-name="T8">double</text:span><text:span text:style-name="T7"> area_heron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){</text:span></text:p>
      <text:p text:style-name="No_20_Spacing"><text:span text:style-name="T7"><text:s text:c="2"/></text:span><text:span text:style-name="T8">double</text:span><text:span text:style-name="T7"> s = (a+b+c)/</text:span><text:span text:style-name="T13">2.0</text:span><text:span text:style-name="T7">;</text:span></text:p>
      <text:p text:style-name="No_20_Spacing"><text:span text:style-name="T7"><text:s text:c="2"/></text:span><text:span text:style-name="T8">if</text:span><text:span text:style-name="T7">(a &gt; s || b &gt; s || c &gt; s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sqrt(s*(s-a)*(s-b)*(s-c))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a, b, c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"</text:span><text:span text:style-name="T7">, &amp;a, &amp;b, &amp;c) == </text:span><text:span text:style-name="T13">3</text:span><text:span text:style-name="T7">){</text:span></text:p>
      <text:p text:style-name="No_20_Spacing"><text:span text:style-name="T7"><text:s text:c="4"/>printf(</text:span><text:span text:style-name="T11">"Area of triangle = %f\n"</text:span><text:span text:style-name="T7">, area_heron(a,b,c));</text:span></text:p>
      <text:p text:style-name="P11"><text:s text:c="2"/>}</text:p>
      <text:p text:style-name="No_20_Spacing"><text:soft-page-break/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30154" text:continue-numbering="true" text:style-name="Outline">
        <text:list-item>
          <text:list>
            <text:list-item>
              <text:h text:style-name="P18" text:outline-level="2"><text:bookmark-start text:name="__RefHeading___Toc26742_2932636602"/><text:bookmark text:name="Bookmark5"/>Area of a polygon<text:bookmark-end text:name="__RefHeading___Toc2674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polygon represented as an array of N points,</text:p>
      <text:p text:style-name="P7"><text:s text:c="16"/>returns the signed area. <text:s/>The result is positive if</text:p>
      <text:p text:style-name="P7"><text:s text:c="16"/>the orientation is counterclockwise, and negative</text:p>
      <text:p text:style-name="P7"><text:s text:c="16"/>otherwise.</text:p>
      <text:p text:style-name="P7"><text:s text:c="3"/>Complexity: <text:s/>O(N) N being the number of vertices of the polygon</text:p>
      <text:p text:style-name="P7"><text:s text:c="3"/>-----------------------------------------------------------------</text:p>
      <text:p text:style-name="P7"><text:s text:c="3"/>Author: <text:s text:c="5"/>Howard Cheng, Gilbert Lee</text:p>
      <text:p text:style-name="P7"><text:s text:c="3"/>Date: <text:s text:c="7"/>Sept 2002</text:p>
      <text:p text:style-name="P7"><text:s text:c="3"/>References: <text:s/>www.exaflop.org/docs/cgafaq/cga2.html</text:p>
      <text:p text:style-name="P7"><text:s text:c="3"/>-----------------------------------------------------------------</text:p>
      <text:p text:style-name="P7"><text:s text:c="3"/>Reliability: 0 (Sept 2002)</text:p>
      <text:p text:style-name="P7"><text:s text:c="3"/>Notes: <text:s text:c="6"/>Remember to run fabs() on the result if a positive</text:p>
      <text:p text:style-name="P7"><text:s text:c="16"/>area is desired.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double</text:span><text:span text:style-name="T7"> area_poly(Point *p, </text:span><text:span text:style-name="T8">int</text:span><text:span text:style-name="T7"> n){</text:span></text:p>
      <text:p text:style-name="No_20_Spacing"><text:span text:style-name="T7"><text:s text:c="2"/></text:span><text:span text:style-name="T8">double</text:span><text:span text:style-name="T7"> sum = </text:span><text:span text:style-name="T13">0</text:span><text:span text:style-name="T7">;</text:span></text:p>
      <text:p text:style-name="No_20_Spacing"><text:span text:style-name="T7"><text:s text:c="2"/></text:span><text:span text:style-name="T8">int</text:span><text:span text:style-name="T7"> i, j;</text:span></text:p>
      <text:p text:style-name="P11"><text:s text:c="2"/></text:p>
      <text:p text:style-name="No_20_Spacing"><text:span text:style-name="T7"><text:s text:c="2"/></text:span><text:span text:style-name="T9">for</text:span><text:span text:style-name="T6">(i = n-</text:span><text:span text:style-name="T12">1</text:span><text:span text:style-name="T6">, j = </text:span><text:span text:style-name="T12">0</text:span><text:span text:style-name="T6">; j &lt; n; i = j++)</text:span></text:p>
      <text:p text:style-name="No_20_Spacing"><text:span text:style-name="T6"><text:s text:c="4"/></text:span><text:span text:style-name="T7">sum += p[i].x * p[j].y -</text:span></text:p>
      <text:p text:style-name="P11"><text:s text:c="11"/>p[i].y * p[j].x;</text:p>
      <text:p text:style-name="No_20_Spacing"><text:span text:style-name="T7"><text:s text:c="2"/></text:span><text:span text:style-name="T8">return</text:span><text:span text:style-name="T7"> sum/</text:span><text:span text:style-name="T13">2.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P11"><text:s text:c="2"/>Point *poly;</text:p>
      <text:p text:style-name="No_20_Spacing"><text:span text:style-name="T7"><text:s text:c="2"/></text:span><text:span text:style-name="T8">int</text:span><text:span text:style-name="T7"> i, n;</text:span></text:p>
      <text:p text:style-name="P11"><text:s text:c="2"/></text:p>
      <text:p text:style-name="No_20_Spacing"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 &amp;&amp; n &gt; </text:span><text:span text:style-name="T12">0</text:span><text:span text:style-name="T6">){</text:span></text:p>
      <text:p text:style-name="No_20_Spacing"><text:span text:style-name="T6"><text:s text:c="4"/></text:span><text:span text:style-name="T7">poly = (Point *) malloc(n * </text:span><text:span text:style-name="T8">sizeof</text:span><text:span text:style-name="T7">(Point)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scanf(</text:span><text:span text:style-name="T11">"%lf %lf"</text:span><text:span text:style-name="T7">, &amp;poly[i].x, &amp;poly[i].y);</text:span></text:p>
      <text:p text:style-name="No_20_Spacing"><text:span text:style-name="T7"><text:s text:c="4"/>printf(</text:span><text:span text:style-name="T11">"Signed Area = %f\n"</text:span><text:span text:style-name="T7">, area_poly(poly, n));</text:span></text:p>
      <text:p text:style-name="P11"><text:soft-page-break/><text:s text:c="4"/>free(poly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51170" text:continue-numbering="true" text:style-name="Outline">
        <text:list-item>
          <text:list>
            <text:list-item>
              <text:h text:style-name="P18" text:outline-level="2"><text:bookmark-start text:name="__RefHeading___Toc26744_2932636602"/><text:bookmark text:name="Bookmark6"/>Area of a regular polygon<text:bookmark-end text:name="__RefHeading___Toc2674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Returns the area of a regular n-gon with side </text:p>
      <text:p text:style-name="P7"><text:s text:c="16"/>length s.</text:p>
      <text:p text:style-name="P7"><text:s text:c="3"/></text:p>
      <text:p text:style-name="P7"><text:s text:c="3"/>Complexity: <text:s/>O(1) 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7, 2002</text:p>
      <text:p text:style-name="P7"><text:s text:c="3"/>References: <text:s/>http://mathworld.wolfram.com/Area.html</text:p>
      <text:p text:style-name="P7"><text:s text:c="3"/>-----------------------------------------------------------------</text:p>
      <text:p text:style-name="P7"><text:s text:c="3"/>Reliability: 0 (Sept 2002)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double</text:span><text:span text:style-name="T7"> PI;</text:span></text:p>
      <text:p text:style-name="P11"/>
      <text:p text:style-name="No_20_Spacing"><text:span text:style-name="T8">double</text:span><text:span text:style-name="T7"> area_regpoly(</text:span><text:span text:style-name="T8">int</text:span><text:span text:style-name="T7"> n, </text:span><text:span text:style-name="T8">double</text:span><text:span text:style-name="T7"> s){</text:span></text:p>
      <text:p text:style-name="No_20_Spacing"><text:span text:style-name="T7"><text:s text:c="2"/></text:span><text:span text:style-name="T9">return</text:span><text:span text:style-name="T6"> n &lt; </text:span><text:span text:style-name="T12">3</text:span><text:span text:style-name="T6"> ? </text:span><text:span text:style-name="T12">0</text:span><text:span text:style-name="T6"> : n*s*s/tan(PI/n)/</text:span><text:span text:style-name="T12">4</text:span><text:span text:style-name="T6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;</text:span></text:p>
      <text:p text:style-name="No_20_Spacing"><text:span text:style-name="T7"><text:s text:c="2"/></text:span><text:span text:style-name="T8">double</text:span><text:span text:style-name="T7"> s;</text:span></text:p>
      <text:p text:style-name="P11"><text:s text:c="2"/></text:p>
      <text:p text:style-name="No_20_Spacing"><text:span text:style-name="T7"><text:s text:c="2"/>PI = acos(-</text:span><text:span text:style-name="T13">1</text:span><text:span text:style-name="T7">);</text:span></text:p>
      <text:p text:style-name="No_20_Spacing"><text:span text:style-name="T7"><text:s text:c="2"/></text:span><text:span text:style-name="T8">while</text:span><text:span text:style-name="T7">(scanf(</text:span><text:span text:style-name="T11">"%d %lf"</text:span><text:span text:style-name="T7">, &amp;n, &amp;s) == </text:span><text:span text:style-name="T13">2</text:span><text:span text:style-name="T7">)</text:span></text:p>
      <text:p text:style-name="No_20_Spacing"><text:span text:style-name="T7"><text:s text:c="4"/>printf(</text:span><text:span text:style-name="T11">"Regular %d-gon has area: %f\n"</text:span><text:span text:style-name="T7">, n, area_regpoly(n,s))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><text:s text:c="3"/>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><text:soft-page-break/></text:p>
      <text:p text:style-name="P7">/* 2D-Geometry: </text:p>
      <text:list xml:id="list29655886" text:continue-numbering="true" text:style-name="Outline">
        <text:list-item>
          <text:list>
            <text:list-item>
              <text:h text:style-name="P18" text:outline-level="2"><text:bookmark-start text:name="__RefHeading___Toc26746_2932636602"/><text:bookmark text:name="Bookmark7"/>Area of a Triangle - 3 points<text:bookmark-end text:name="__RefHeading___Toc2674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ree vertices a triangle, returns the area</text:p>
      <text:p text:style-name="P7"><text:s text:c="16"/>of the triangle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7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double</text:span><text:span text:style-name="T7"> area_tri(Point a, Point b, Point c){</text:span></text:p>
      <text:p text:style-name="No_20_Spacing"><text:span text:style-name="T7"><text:s text:c="2"/></text:span><text:span text:style-name="T8">double</text:span><text:span text:style-name="T7"> area;</text:span></text:p>
      <text:p text:style-name="P11"><text:s text:c="2"/></text:p>
      <text:p text:style-name="P11"><text:s text:c="2"/>area = (b.x-a.x)*(c.y-a.y)-</text:p>
      <text:p text:style-name="P11"><text:s text:c="9"/>(b.y-a.y)*(c.x-a.x); </text:p>
      <text:p text:style-name="No_20_Spacing"><text:span text:style-name="T7"><text:s text:c="2"/></text:span><text:span text:style-name="T8">return</text:span><text:span text:style-name="T7"> (fabs(area))/</text:span><text:span text:style-name="T13">2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P11"><text:s text:c="2"/>Point a, b, c;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lf %lf %lf %lf %lf %lf"</text:span><text:span text:style-name="T7">,</text:span></text:p>
      <text:p text:style-name="No_20_Spacing"><text:span text:style-name="T7"><text:s text:c="14"/>&amp;a.x, &amp;a.y, &amp;b.x, &amp;b.y, &amp;c.x, &amp;c.y) == </text:span><text:span text:style-name="T13">6</text:span><text:span text:style-name="T7">){</text:span></text:p>
      <text:p text:style-name="No_20_Spacing"><text:span text:style-name="T7"><text:s text:c="4"/>printf(</text:span><text:span text:style-name="T11">"Area of triangle = %f\n"</text:span><text:span text:style-name="T7">, area_tri(a,b,c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50643" text:continue-numbering="true" text:style-name="Outline">
        <text:list-item>
          <text:list>
            <text:list-item>
              <text:h text:style-name="P18" text:outline-level="2"><text:bookmark-start text:name="__RefHeading___Toc26748_2932636602"/><text:bookmark text:name="Bookmark8"/>Area of the union of Rectangles<text:bookmark-end text:name="__RefHeading___Toc2674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oft-page-break/><text:s text:c="3"/>Description: Given a set of N rectangles, determines the area of</text:p>
      <text:p text:style-name="P7"><text:s text:c="16"/>it's union.</text:p>
      <text:p text:style-name="P7"><text:s text:c="3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</text:p>
      <text:p text:style-name="P7"><text:s text:c="3"/>-----------------------------------------------------------------</text:p>
      <text:p text:style-name="P7"><text:s text:c="3"/>Reliability: 1 successful use (Spain Problem 688) Sept 2002</text:p>
      <text:p text:style-name="P7"><text:s text:c="3"/>Notes: <text:s text:c="6"/>Scan line technique - For each y-line, it determines</text:p>
      <text:p text:style-name="P7"><text:s text:c="16"/>how much is inside the polygon, thus computing area</text:p>
      <text:p text:style-name="P7"><text:s text:c="16"/>in rectangular blocks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P6">#define MAXN 200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minx, miny, maxx, maxy;</text:span></text:p>
      <text:p text:style-name="P11">} Rect;</text:p>
      <text:p text:style-name="P11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miny, maxy;</text:span></text:p>
      <text:p text:style-name="No_20_Spacing"><text:span text:style-name="T7"><text:s text:c="2"/></text:span><text:span text:style-name="T8">char</text:span><text:span text:style-name="T7"> m; <text:s text:c="16"/></text:span></text:p>
      <text:p text:style-name="P11">} Edge;</text:p>
      <text:p text:style-name="P11"/>
      <text:p text:style-name="P11">Rect r[MAXN];</text:p>
      <text:p text:style-name="No_20_Spacing"><text:span text:style-name="T8">double</text:span><text:span text:style-name="T7"> ys[</text:span><text:span text:style-name="T13">2</text:span><text:span text:style-name="T7">*MAXN];</text:span></text:p>
      <text:p text:style-name="No_20_Spacing"><text:span text:style-name="T7">Edge e[</text:span><text:span text:style-name="T13">2</text:span><text:span text:style-name="T7">*MAXN];</text:span></text:p>
      <text:p text:style-name="P11"/>
      <text:p text:style-name="No_20_Spacing"><text:span text:style-name="T8">int</text:span><text:span text:style-name="T7"> cmp_double(</text:span><text:span text:style-name="T8">double</text:span><text:span text:style-name="T7"> *a, </text:span><text:span text:style-name="T8">double</text:span><text:span text:style-name="T7"> *b){</text:span></text:p>
      <text:p text:style-name="No_20_Spacing"><text:span text:style-name="T7"><text:s text:c="2"/></text:span><text:span text:style-name="T8">return</text:span><text:span text:style-name="T7"> *a &lt; *b ? -</text:span><text:span text:style-name="T13">1</text:span><text:span text:style-name="T7"> : *a &gt; *b ? </text:span><text:span text:style-name="T13">1</text:span><text:span text:style-name="T7"> :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cmp_edge(Edge *a, Edge *b){</text:span></text:p>
      <text:p text:style-name="No_20_Spacing"><text:span text:style-name="T7"><text:s text:c="2"/></text:span><text:span text:style-name="T8">return</text:span><text:span text:style-name="T7"> a-&gt;x &lt; b-&gt;x ? -</text:span><text:span text:style-name="T13">1</text:span><text:span text:style-name="T7"> : a-&gt;x &gt; b-&gt;x ? </text:span><text:span text:style-name="T13">1</text:span><text:span text:style-name="T7"> : </text:span><text:span text:style-name="T13">0</text:span><text:span text:style-name="T7">;</text:span></text:p>
      <text:p text:style-name="P11">}</text:p>
      <text:p text:style-name="P11"/>
      <text:p text:style-name="No_20_Spacing"><text:span text:style-name="T8">double</text:span><text:span text:style-name="T7"> area_unionrect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flag, i, j;</text:span></text:p>
      <text:p text:style-name="No_20_Spacing"><text:span text:style-name="T7"><text:s text:c="2"/></text:span><text:span text:style-name="T8">double</text:span><text:span text:style-name="T7"> curr, sum, sx;</text:span></text:p>
      <text:p text:style-name="P11"/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4"/>e[</text:span><text:span text:style-name="T12">2</text:span><text:span text:style-name="T6">*i].miny = e[</text:span><text:span text:style-name="T12">2</text:span><text:span text:style-name="T6">*i+</text:span><text:span text:style-name="T12">1</text:span><text:span text:style-name="T6">].miny = ys[</text:span><text:span text:style-name="T12">2</text:span><text:span text:style-name="T6">*i] = r[i].miny;</text:span></text:p>
      <text:p text:style-name="No_20_Spacing"><text:span text:style-name="T6"><text:s text:c="4"/>e[</text:span><text:span text:style-name="T12">2</text:span><text:span text:style-name="T6">*i].maxy = e[</text:span><text:span text:style-name="T12">2</text:span><text:span text:style-name="T6">*i+</text:span><text:span text:style-name="T12">1</text:span><text:span text:style-name="T6">].maxy = ys[</text:span><text:span text:style-name="T12">2</text:span><text:span text:style-name="T6">*i+</text:span><text:span text:style-name="T12">1</text:span><text:span text:style-name="T6">] = r[i].maxy;</text:span></text:p>
      <text:p text:style-name="No_20_Spacing"><text:span text:style-name="T6"><text:s text:c="4"/>e[</text:span><text:span text:style-name="T12">2</text:span><text:span text:style-name="T6">*i].x = r[i].minx;</text:span></text:p>
      <text:p text:style-name="No_20_Spacing"><text:span text:style-name="T6"><text:s text:c="4"/>e[</text:span><text:span text:style-name="T12">2</text:span><text:span text:style-name="T6">*i].m = </text:span><text:span text:style-name="T12">1</text:span><text:span text:style-name="T6">;</text:span></text:p>
      <text:p text:style-name="No_20_Spacing"><text:span text:style-name="T6"><text:s text:c="4"/>e[</text:span><text:span text:style-name="T12">2</text:span><text:span text:style-name="T6">*i+</text:span><text:span text:style-name="T12">1</text:span><text:span text:style-name="T6">].x = r[i].maxx;</text:span></text:p>
      <text:p text:style-name="No_20_Spacing"><text:soft-page-break/><text:span text:style-name="T6"><text:s text:c="4"/>e[</text:span><text:span text:style-name="T12">2</text:span><text:span text:style-name="T6">*i+</text:span><text:span text:style-name="T12">1</text:span><text:span text:style-name="T6">].m = -</text:span><text:span text:style-name="T12">1</text:span><text:span text:style-name="T6">;</text:span></text:p>
      <text:p text:style-name="No_20_Spacing"><text:span text:style-name="T6"><text:s text:c="2"/></text:span><text:span text:style-name="T7">}</text:span></text:p>
      <text:p text:style-name="P11"/>
      <text:p text:style-name="No_20_Spacing"><text:span text:style-name="T7"><text:s text:c="2"/>qsort(ys, </text:span><text:span text:style-name="T13">2</text:span><text:span text:style-name="T7">*n, </text:span><text:span text:style-name="T8">sizeof</text:span><text:span text:style-name="T7">(ys[</text:span><text:span text:style-name="T13">0</text:span><text:span text:style-name="T7">]), (</text:span><text:span text:style-name="T8">void</text:span><text:span text:style-name="T7"> *)cmp_double);</text:span></text:p>
      <text:p text:style-name="No_20_Spacing"><text:span text:style-name="T7"><text:s text:c="2"/></text:span><text:span text:style-name="T6">qsort(e, </text:span><text:span text:style-name="T12">2</text:span><text:span text:style-name="T6">*n, </text:span><text:span text:style-name="T9">sizeof</text:span><text:span text:style-name="T6">(e[</text:span><text:span text:style-name="T12">0</text:span><text:span text:style-name="T6">]), (</text:span><text:span text:style-name="T9">void</text:span><text:span text:style-name="T6"> *)cmp_edge);</text:span></text:p>
      <text:p text:style-name="P10"><text:s text:c="2"/></text:p>
      <text:p text:style-name="No_20_Spacing"><text:span text:style-name="T6"><text:s text:c="2"/>sum = </text:span><text:span text:style-name="T12">0</text:span><text:span text:style-name="T6">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</text:span><text:span text:style-name="T12">2</text:span><text:span text:style-name="T6">*n; i++){</text:span></text:p>
      <text:p text:style-name="No_20_Spacing"><text:span text:style-name="T6"><text:s text:c="4"/></text:span><text:span text:style-name="T8">if</text:span><text:span text:style-name="T7">(i) sum += (ys[i]-ys[i-</text:span><text:span text:style-name="T13">1</text:span><text:span text:style-name="T7">])*curr;</text:span></text:p>
      <text:p text:style-name="No_20_Spacing"><text:span text:style-name="T7"><text:s text:c="4"/>curr = flag = </text:span><text:span text:style-name="T13">0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</text:span><text:span text:style-name="T13">2</text:span><text:span text:style-name="T7">*n; j++){</text:span></text:p>
      <text:p text:style-name="No_20_Spacing"><text:span text:style-name="T7"><text:s text:c="6"/></text:span><text:span text:style-name="T8">if</text:span><text:span text:style-name="T7">(e[j].miny &lt;= ys[i] &amp;&amp; ys[i] &lt; e[j].maxy){</text:span></text:p>
      <text:p text:style-name="No_20_Spacing"><text:span text:style-name="T7"><text:s text:c="8"/></text:span><text:span text:style-name="T8">if</text:span><text:span text:style-name="T7">(!flag) sx = e[j].x;</text:span></text:p>
      <text:p text:style-name="No_20_Spacing"><text:span text:style-name="T7"><text:s text:c="8"/></text:span><text:span text:style-name="T6">flag += e[j].m;</text:span></text:p>
      <text:p text:style-name="No_20_Spacing"><text:span text:style-name="T6"><text:s text:c="8"/></text:span><text:span text:style-name="T9">if</text:span><text:span text:style-name="T6">(!flag) curr += e[j].x-sx;</text:span></text:p>
      <text:p text:style-name="No_20_Spacing"><text:span text:style-name="T6"><text:s text:c="6"/></text:span><text:span text:style-name="T7">}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sum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</text:span></text:p>
      <text:p text:style-name="P11"><text:s text:c="2"/></text:p>
      <text:p text:style-name="No_20_Spacing"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){</text:span>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6"/>scanf(</text:span><text:span text:style-name="T10">"%lf %lf %lf %lf"</text:span><text:span text:style-name="T6">, </text:span></text:p>
      <text:p text:style-name="P10"><text:s text:c="12"/>&amp;r[i].minx, &amp;r[i].miny, &amp;r[i].maxx, &amp;r[i].maxy);</text:p>
      <text:p text:style-name="No_20_Spacing"><text:span text:style-name="T6"><text:s text:c="4"/></text:span><text:span text:style-name="T7">}</text:span></text:p>
      <text:p text:style-name="No_20_Spacing"><text:span text:style-name="T7"><text:s text:c="4"/>printf(</text:span><text:span text:style-name="T11">"Area of union is %f\n"</text:span><text:span text:style-name="T7">, area_unionrect(n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42257" text:continue-numbering="true" text:style-name="Outline">
        <text:list-item>
          <text:list>
            <text:list-item>
              <text:h text:style-name="P18" text:outline-level="2"><text:bookmark-start text:name="__RefHeading___Toc26750_2932636602"/><text:bookmark text:name="Bookmark9"/>CCW Orientation analysis<text:bookmark-end text:name="__RefHeading___Toc2675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ree points a, b, c, it returns whether the</text:p>
      <text:p text:style-name="P7"><text:s text:c="16"/>path from a to b to c is counterclockwise, clockwise</text:p>
      <text:p text:style-name="P7"><text:s text:c="16"/>or undefined.</text:p>
      <text:p text:style-name="P7"><text:s text:c="16"/></text:p>
      <text:p text:style-name="P7"><text:s text:c="16"/>Undefined is returned if the 3 points are colinear,</text:p>
      <text:p text:style-name="P7"><text:s text:c="16"/>and c is between a and b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oft-page-break/><text:s text:c="3"/>Author: <text:s text:c="5"/>Howard Cheng, Scott Crosswhite, Gilbert Lee</text:p>
      <text:p text:style-name="P7"><text:s text:c="3"/>Date: <text:s text:c="7"/>Nov 13, 2002</text:p>
      <text:p text:style-name="P7"><text:s text:c="3"/>References: <text:s/>wilma.cs.brown.edu/courses/cs016/packet/node18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Colinearity with respect to the line through a, b,</text:p>
      <text:p text:style-name="P7"><text:s text:c="16"/>and c:</text:p>
      <text:p text:style-name="P7"><text:s text:c="16"/>CCW <text:s text:c="5"/>for c in [b, +inf)</text:p>
      <text:p text:style-name="P7"><text:s text:c="16"/>CNEITHER for c in [a,b)</text:p>
      <text:p text:style-name="P7"><text:s text:c="16"/>CW <text:s text:c="6"/>for c in (-inf, a)</text:p>
      <text:p text:style-name="P7"/>
      <text:p text:style-name="P7"><text:s text:c="16"/>For true CW/CCW/Collinear testing, consider using</text:p>
      <text:p text:style-name="P7"><text:s text:c="16"/>pt_leftright.c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7">/* how close to call equal */</text:p>
      <text:p text:style-name="P6">#define EPS 1E-8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P7">/* counterclockwise, clockwise, or undefined */</text:p>
      <text:p text:style-name="No_20_Spacing"><text:span text:style-name="T8">enum</text:span><text:span text:style-name="T7"> {CCW, CW, CNEITHER};</text:span></text:p>
      <text:p text:style-name="P11"/>
      <text:p text:style-name="No_20_Spacing"><text:span text:style-name="T8">int</text:span><text:span text:style-name="T7"> ccw(Point a, Point b, Point c)</text:span></text:p>
      <text:p text:style-name="P11">{</text:p>
      <text:p text:style-name="No_20_Spacing"><text:span text:style-name="T7"><text:s text:c="2"/></text:span><text:span text:style-name="T8">double</text:span><text:span text:style-name="T7"> dx1 = b.x - a.x, dx2 = c.x - b.x;</text:span></text:p>
      <text:p text:style-name="No_20_Spacing"><text:span text:style-name="T7"><text:s text:c="2"/></text:span><text:span text:style-name="T8">double</text:span><text:span text:style-name="T7"> dy1 = b.y - a.y, dy2 = c.y - b.y;</text:span></text:p>
      <text:p text:style-name="No_20_Spacing"><text:span text:style-name="T7"><text:s text:c="2"/></text:span><text:span text:style-name="T8">double</text:span><text:span text:style-name="T7"> t1 = dx1 * dy2;</text:span></text:p>
      <text:p text:style-name="No_20_Spacing"><text:span text:style-name="T7"><text:s text:c="2"/></text:span><text:span text:style-name="T8">double</text:span><text:span text:style-name="T7"> t2 = dx2 * dy1;</text:span></text:p>
      <text:p text:style-name="P11"/>
      <text:p text:style-name="No_20_Spacing"><text:span text:style-name="T7"><text:s text:c="2"/></text:span><text:span text:style-name="T8">if</text:span><text:span text:style-name="T7">(fabs(t1 - t2) &lt; EPS) {</text:span></text:p>
      <text:p text:style-name="No_20_Spacing"><text:span text:style-name="T7"><text:s text:c="4"/></text:span><text:span text:style-name="T8">if</text:span><text:span text:style-name="T7">(dx1 * dx2 &lt; </text:span><text:span text:style-name="T13">0</text:span><text:span text:style-name="T7"> || dy1 * dy2 &lt; </text:span><text:span text:style-name="T13">0</text:span><text:span text:style-name="T7">) {</text:span></text:p>
      <text:p text:style-name="No_20_Spacing"><text:span text:style-name="T7"><text:s text:c="6"/></text:span><text:span text:style-name="T8">if</text:span><text:span text:style-name="T7">(SQR(dx1)+SQR(dy1) &gt;= SQR(dx2)+SQR(dy2)- EPS) </text:span><text:span text:style-name="T8">return</text:span><text:span text:style-name="T7"> CNEITHER;</text:span></text:p>
      <text:p text:style-name="No_20_Spacing"><text:span text:style-name="T7"><text:s text:c="6"/></text:span><text:span text:style-name="T8">return</text:span><text:span text:style-name="T7"> CW;</text:span></text:p>
      <text:p text:style-name="P11"><text:s text:c="4"/>}</text:p>
      <text:p text:style-name="No_20_Spacing"><text:span text:style-name="T7"><text:s text:c="4"/></text:span><text:span text:style-name="T8">return</text:span><text:span text:style-name="T7"> CCW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t1 &gt; t2 ? CCW : CW;</text:span></text:p>
      <text:p text:style-name="P11">}</text:p>
      <text:p text:style-name="P11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1">{</text:p>
      <text:p text:style-name="P11"><text:s text:c="2"/>Point a, b, c;</text:p>
      <text:p text:style-name="No_20_Spacing"><text:span text:style-name="T7"><text:s text:c="2"/></text:span><text:span text:style-name="T8">int</text:span><text:span text:style-name="T7"> a1, a2, a3, a4, a5, a6;</text:span></text:p>
      <text:p text:style-name="No_20_Spacing"><text:soft-page-break/><text:span text:style-name="T7"><text:s text:c="2"/></text:span><text:span text:style-name="T8">int</text:span><text:span text:style-name="T7"> res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x, &amp;a.y, &amp;b.x, &amp;b.y, &amp;c.x, &amp;c.y) == </text:span><text:span text:style-name="T13">6</text:span><text:span text:style-name="T7">){</text:span></text:p>
      <text:p text:style-name="P11"><text:s text:c="4"/>res = ccw(a,b,c);</text:p>
      <text:p text:style-name="No_20_Spacing"><text:span text:style-name="T7"><text:s text:c="4"/></text:span><text:span text:style-name="T8">if</text:span><text:span text:style-name="T7"> (res == CW) {</text:span></text:p>
      <text:p text:style-name="No_20_Spacing"><text:span text:style-name="T7"><text:s text:c="6"/>printf(</text:span><text:span text:style-name="T11">"CW\n"</text:span><text:span text:style-name="T7">)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res == CCW) {</text:span></text:p>
      <text:p text:style-name="No_20_Spacing"><text:span text:style-name="T7"><text:s text:c="6"/>printf(</text:span><text:span text:style-name="T11">"CCW\n"</text:span><text:span text:style-name="T7">)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res == CNEITHER) {</text:span></text:p>
      <text:p text:style-name="No_20_Spacing"><text:span text:style-name="T7"><text:s text:c="6"/>printf(</text:span><text:span text:style-name="T11">"CNEITHER\n"</text:span><text:span text:style-name="T7">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50258" text:continue-numbering="true" text:style-name="Outline">
        <text:list-item>
          <text:list>
            <text:list-item>
              <text:h text:style-name="P18" text:outline-level="2"><text:bookmark-start text:name="__RefHeading___Toc26752_2932636602"/><text:bookmark text:name="Bookmark10"/>Centroid of a Polygon<text:bookmark-end text:name="__RefHeading___Toc2675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polygon as a set of N points, this code finds </text:p>
      <text:p text:style-name="P7"><text:s text:c="16"/>the centroid of the polygon.</text:p>
      <text:p text:style-name="P7"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8, 2003 </text:p>
      <text:p text:style-name="P7"><text:s text:c="3"/>References: <text:s/>http://www.netcomuk.co.uk/~jenolive/centroid.html</text:p>
      <text:p text:style-name="P7"><text:s text:c="16"/>www.exaflop.org/docs/cgafaq/cga2.html</text:p>
      <text:p text:style-name="P7"><text:s text:c="16"/>see also area_poly.c</text:p>
      <text:p text:style-name="P7"><text:s text:c="3"/>-----------------------------------------------------------------</text:p>
      <text:p text:style-name="P7"><text:s text:c="3"/>Reliability: 2 (Spain 10002)</text:p>
      <text:p text:style-name="P7"><text:s text:c="16"/>(Center of Mass Nov 2003)</text:p>
      <text:p text:style-name="P7"><text:s text:c="3"/>Notes: <text:s text:c="6"/>Points must be in clockwise or counterclockwise order.</text:p>
      <text:p text:style-name="P7"><text:s text:c="16"/>The area of the polygon must be non-zero.</text:p>
      <text:p text:style-name="P7"><text:s text:c="16"/>The polygon must not be self-intersecting (simple)</text:p>
      <text:p text:style-name="P7"><text:s text:c="16"/>The polygon may or may not be convex.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7">Point centroid(Point *p, </text:span><text:span text:style-name="T8">int</text:span><text:span text:style-name="T7"> n) {</text:span></text:p>
      <text:p text:style-name="No_20_Spacing"><text:soft-page-break/><text:span text:style-name="T7"><text:s text:c="2"/></text:span><text:span text:style-name="T8">double</text:span><text:span text:style-name="T7"> area, sum;</text:span></text:p>
      <text:p text:style-name="P11"><text:s text:c="2"/>Point c;</text:p>
      <text:p text:style-name="No_20_Spacing"><text:span text:style-name="T7"><text:s text:c="2"/></text:span><text:span text:style-name="T8">int</text:span><text:span text:style-name="T7"> i, j;</text:span></text:p>
      <text:p text:style-name="P11"/>
      <text:p text:style-name="No_20_Spacing"><text:span text:style-name="T7"><text:s text:c="2"/>c.x = c.y = sum = </text:span><text:span text:style-name="T13">0.0</text:span><text:span text:style-name="T7">; <text:s/></text:span></text:p>
      <text:p text:style-name="No_20_Spacing"><text:span text:style-name="T7"><text:s text:c="2"/></text:span><text:span text:style-name="T9">for</text:span><text:span text:style-name="T6">(i = n-</text:span><text:span text:style-name="T12">1</text:span><text:span text:style-name="T6">, j = </text:span><text:span text:style-name="T12">0</text:span><text:span text:style-name="T6">; j &lt; n; i = j++) {</text:span></text:p>
      <text:p text:style-name="No_20_Spacing"><text:span text:style-name="T6"><text:s text:c="4"/></text:span><text:span text:style-name="T7">sum += area = p[i].x * p[j].y - p[i].y * p[j].x;</text:span></text:p>
      <text:p text:style-name="P11"><text:s text:c="4"/>c.x += (p[i].x + p[j].x)*area;</text:p>
      <text:p text:style-name="P11"><text:s text:c="4"/>c.y += (p[i].y + p[j].y)*area;</text:p>
      <text:p text:style-name="No_20_Spacing"><text:span text:style-name="T7"><text:s text:c="2"/></text:span><text:span text:style-name="T6">}</text:span></text:p>
      <text:p text:style-name="No_20_Spacing"><text:span text:style-name="T6"><text:s text:c="2"/>sum *= </text:span><text:span text:style-name="T12">3.0</text:span><text:span text:style-name="T6">;</text:span></text:p>
      <text:p text:style-name="P10"><text:s text:c="2"/>c.x /= sum;</text:p>
      <text:p text:style-name="P10"><text:s text:c="2"/>c.y /= sum;</text:p>
      <text:p text:style-name="No_20_Spacing"><text:span text:style-name="T6"><text:s text:c="2"/></text:span><text:span text:style-name="T8">return</text:span><text:span text:style-name="T7"> c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Point poly[</text:span><text:span text:style-name="T13">100</text:span><text:span text:style-name="T7">], c;</text:span></text:p>
      <text:p text:style-name="No_20_Spacing"><text:span text:style-name="T7"><text:s text:c="2"/></text:span><text:span text:style-name="T8">int</text:span><text:span text:style-name="T7"> i, n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d"</text:span><text:span text:style-name="T7">,&amp;n)==</text:span><text:span text:style-name="T13">1</text:span><text:span text:style-name="T7">) {</text:span></text:p>
      <text:p text:style-name="No_20_Spacing"><text:span text:style-name="T7"><text:s text:c="4"/></text:span><text:span text:style-name="T8">if</text:span><text:span text:style-name="T7"> (n &lt; </text:span><text:span text:style-name="T13">3</text:span><text:span text:style-name="T7">) </text:span><text:span text:style-name="T8">break</text:span><text:span text:style-name="T7">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"</text:span><text:span text:style-name="T7">,&amp;poly[i].x, &amp;poly[i].y);</text:span></text:p>
      <text:p text:style-name="P11"><text:s text:c="4"/>c = centroid(poly,n);</text:p>
      <text:p text:style-name="No_20_Spacing"><text:span text:style-name="T7"><text:s text:c="4"/>printf(</text:span><text:span text:style-name="T11">"%0.3f %0.3f\n"</text:span><text:span text:style-name="T7">,c.x,c.y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35165" text:continue-numbering="true" text:style-name="Outline">
        <text:list-item>
          <text:list>
            <text:list-item>
              <text:h text:style-name="P18" text:outline-level="2"><text:bookmark-start text:name="__RefHeading___Toc26754_2932636602"/><text:bookmark text:name="Bookmark11"/>Parameter of circle from 3 points<text:bookmark-end text:name="__RefHeading___Toc2675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routine computes the parameters of a circle</text:p>
      <text:p text:style-name="P7"><text:s text:c="16"/>(center and radius) from 3 points.</text:p>
      <text:p text:style-name="P7"><text:s text:c="16"/>Returns non-zero if successful, zero if the three</text:p>
      <text:p text:style-name="P7"><text:s text:c="16"/>points are collinear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Howard Cheng</text:p>
      <text:p text:style-name="P7"><text:s text:c="3"/>Date: <text:s text:c="7"/>Nov 13, 2002</text:p>
      <text:p text:style-name="P7"><text:s text:c="3"/>References: <text:s/>www.exaflop.org/docs/cgafaq/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<text:soft-page-break/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7">/* how close to call equal */</text:p>
      <text:p text:style-name="P6"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int</text:span><text:span text:style-name="T7"> circle(Point p1, Point p2, Point p3, Point *center, </text:span><text:span text:style-name="T8">double</text:span><text:span text:style-name="T7"> *r)</text:span></text:p>
      <text:p text:style-name="P11">{</text:p>
      <text:p text:style-name="No_20_Spacing"><text:span text:style-name="T7"><text:s text:c="2"/></text:span><text:span text:style-name="T8">double</text:span><text:span text:style-name="T7"> a,b,c,d,e,f,g;</text:span></text:p>
      <text:p text:style-name="P11"/>
      <text:p text:style-name="P11"><text:s text:c="2"/>a = p2.x - p1.x; <text:s/>b = p2.y - p1.y;</text:p>
      <text:p text:style-name="P11"><text:s text:c="2"/>c = p3.x - p1.x; <text:s/>d = p3.y - p1.y;</text:p>
      <text:p text:style-name="No_20_Spacing"><text:span text:style-name="T7"><text:s text:c="2"/></text:span><text:span text:style-name="T6">e = a*(p1.x + p2.x) + b*(p1.y + p2.y);</text:span></text:p>
      <text:p text:style-name="No_20_Spacing"><text:span text:style-name="T6"><text:s text:c="2"/></text:span><text:span text:style-name="T7">f = c*(p1.x + p3.x) + d*(p1.y + p3.y);</text:span></text:p>
      <text:p text:style-name="No_20_Spacing"><text:span text:style-name="T7"><text:s text:c="2"/>g = </text:span><text:span text:style-name="T13">2.0</text:span><text:span text:style-name="T7">*(a*(p3.y - p2.y) - b*(p3.x - p2.x));</text:span></text:p>
      <text:p text:style-name="No_20_Spacing"><text:span text:style-name="T7"><text:s text:c="2"/></text:span><text:span text:style-name="T8">if</text:span><text:span text:style-name="T7"> (fabs(g) &lt; EPS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6">center-&gt;x = (d*e - b*f) / g;</text:span></text:p>
      <text:p text:style-name="P10"><text:s text:c="2"/>center-&gt;y = (a*f - c*e) / g;</text:p>
      <text:p text:style-name="P10"><text:s text:c="2"/>*r = sqrt((p1.x-center-&gt;x)*(p1.x-center-&gt;x) +</text:p>
      <text:p text:style-name="No_20_Spacing"><text:span text:style-name="T6"><text:s text:c="12"/></text:span><text:span text:style-name="T7">(p1.y-center-&gt;y)*(p1.y-center-&gt;y));</text:span>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1">{</text:p>
      <text:p text:style-name="P11"><text:s text:c="2"/>Point a, b, c, center;</text:p>
      <text:p text:style-name="No_20_Spacing"><text:span text:style-name="T7"><text:s text:c="2"/></text:span><text:span text:style-name="T8">double</text:span><text:span text:style-name="T7"> r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x, &amp;a.y, &amp;b.x, &amp;b.y, &amp;c.x, &amp;c.y) == </text:span><text:span text:style-name="T13">6</text:span><text:span text:style-name="T7">) {</text:span></text:p>
      <text:p text:style-name="No_20_Spacing"><text:span text:style-name="T7"><text:s text:c="4"/></text:span><text:span text:style-name="T9">if</text:span><text:span text:style-name="T6"> (circle(a, b, c, &amp;center, &amp;r)) {</text:span></text:p>
      <text:p text:style-name="No_20_Spacing"><text:span text:style-name="T6"><text:s text:c="6"/>printf(</text:span><text:span text:style-name="T10">"center = (%5.3f, %5.3f)\n"</text:span><text:span text:style-name="T6">, center.x, center.y);</text:span></text:p>
      <text:p text:style-name="No_20_Spacing"><text:span text:style-name="T6"><text:s text:c="6"/>printf(</text:span><text:span text:style-name="T10">"radius = %5.3f\n"</text:span><text:span text:style-name="T6">, r);</text:span></text:p>
      <text:p text:style-name="No_20_Spacing"><text:span text:style-name="T6"><text:s text:c="6"/>printf(</text:span><text:span text:style-name="T10">"\n"</text:span><text:span text:style-name="T6">);</text:span></text:p>
      <text:p text:style-name="No_20_Spacing"><text:span text:style-name="T6"><text:s text:c="4"/>} </text:span><text:span text:style-name="T9">else</text:span><text:span text:style-name="T6"> {</text:span></text:p>
      <text:p text:style-name="No_20_Spacing"><text:span text:style-name="T6"><text:s text:c="6"/>printf(</text:span><text:span text:style-name="T10">"colinear\n\n"</text:span><text:span text:style-name="T6">);</text:span></text:p>
      <text:p text:style-name="No_20_Spacing"><text:span text:style-name="T6"><text:s text:c="4"/></text:span><text:span text:style-name="T7">}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><text:soft-page-break/></text:p>
      <text:p text:style-name="P11"/>
      <text:p text:style-name="P7">/* <text:s/>2D Geometry: <text:s/></text:p>
      <text:list xml:id="list29634253" text:continue-numbering="true" text:style-name="Outline">
        <text:list-item>
          <text:list>
            <text:list-item>
              <text:h text:style-name="P18" text:outline-level="2"><text:bookmark-start text:name="__RefHeading___Toc26756_2932636602"/><text:bookmark text:name="Bookmark12"/>Circle tangents<text:bookmark-end text:name="__RefHeading___Toc2675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circle (defined by a center point and radius) </text:p>
      <text:p text:style-name="P7"><text:s text:c="16"/>and a point strictly outside the circle, returns the </text:p>
      <text:p text:style-name="P7"><text:s text:c="16"/>two points of tangency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19, 2002</text:p>
      <text:p text:style-name="P7"><text:s text:c="3"/>References: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ssumes a non-zero distance between p and c.</text:p>
      <text:p text:style-name="P7">*/</text:p>
      <text:p text:style-name="P7"/>
      <text:p text:style-name="P6">#include &lt;stdio.h&gt;</text:p>
      <text:p text:style-name="P6">#include &lt;math.h&gt;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double</text:span><text:span text:style-name="T7"> dist2(Point a, Point b) {</text:span></text:p>
      <text:p text:style-name="No_20_Spacing"><text:span text:style-name="T7"><text:s text:c="2"/></text:span><text:span text:style-name="T8">return</text:span><text:span text:style-name="T7"> SQR(a.x-b.x) + SQR(a.y-b.y);</text:span></text:p>
      <text:p text:style-name="P11">}</text:p>
      <text:p text:style-name="P11"/>
      <text:p text:style-name="P11">Point a, b;</text:p>
      <text:p text:style-name="P11"/>
      <text:p text:style-name="No_20_Spacing"><text:span text:style-name="T8">void</text:span><text:span text:style-name="T7"> circ_tangents(Point c, </text:span><text:span text:style-name="T8">double</text:span><text:span text:style-name="T7"> r, Point p) {</text:span></text:p>
      <text:p text:style-name="No_20_Spacing"><text:span text:style-name="T7"><text:s text:c="2"/></text:span><text:span text:style-name="T8">double</text:span><text:span text:style-name="T7"> perp, para, tmp = dist2(p,c);</text:span></text:p>
      <text:p text:style-name="P11"/>
      <text:p text:style-name="No_20_Spacing"><text:span text:style-name="T7"><text:s text:c="2"/></text:span><text:span text:style-name="T6">para = r*r/tmp;</text:span></text:p>
      <text:p text:style-name="P10"><text:s text:c="2"/>perp = r*sqrt(tmp-r*r)/tmp;</text:p>
      <text:p text:style-name="P10"><text:s text:c="2"/></text:p>
      <text:p text:style-name="P10"><text:s text:c="2"/>a.x = c.x + (p.x-c.x)*para - (p.y-c.y)*perp;</text:p>
      <text:p text:style-name="P10"><text:s text:c="2"/>a.y = c.y + (p.y-c.y)*para + (p.x-c.x)*perp;</text:p>
      <text:p text:style-name="P10"><text:s text:c="2"/>b.x = c.x + (p.x-c.x)*para + (p.y-c.y)*perp;</text:p>
      <text:p text:style-name="P10"><text:s text:c="2"/>b.y = c.y + (p.y-c.y)*para - (p.x-c.x)*perp;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P11"><text:s text:c="2"/>Point c, p;</text:p>
      <text:p text:style-name="No_20_Spacing"><text:span text:style-name="T7"><text:s text:c="2"/></text:span><text:span text:style-name="T8">double</text:span><text:span text:style-name="T7"> rad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"</text:span><text:span text:style-name="T7">, &amp;c.x, &amp;c.y, &amp;rad)==</text:span><text:span text:style-name="T13">3</text:span><text:span text:style-name="T7">) {</text:span></text:p>
      <text:p text:style-name="No_20_Spacing"><text:span text:style-name="T7"><text:s text:c="4"/>scanf(</text:span><text:span text:style-name="T11">"%lf %lf"</text:span><text:span text:style-name="T7">,&amp;p.x,&amp;p.y);</text:span></text:p>
      <text:p text:style-name="P11"><text:soft-page-break/><text:s text:c="4"/>circ_tangents(c, rad, p);</text:p>
      <text:p text:style-name="No_20_Spacing"><text:span text:style-name="T7"><text:s text:c="4"/>printf(</text:span><text:span text:style-name="T11">"%g,%g %g,%g\n"</text:span><text:span text:style-name="T7">,a.x,a.y,b.x,b.y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53994" text:continue-numbering="true" text:style-name="Outline">
        <text:list-item>
          <text:list>
            <text:list-item>
              <text:h text:style-name="P18" text:outline-level="2"><text:bookmark-start text:name="__RefHeading___Toc26758_2932636602"/><text:bookmark text:name="Bookmark13"/>Closest pair of points<text:bookmark-end text:name="__RefHeading___Toc2675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set of N points, finds two points A and B</text:p>
      <text:p text:style-name="P7"><text:s text:c="16"/>such that the distance between them is no greater</text:p>
      <text:p text:style-name="P7"><text:s text:c="16"/>than the distance between any other pair of points</text:p>
      <text:p text:style-name="P7"><text:s text:c="16"/>in the set.</text:p>
      <text:p text:style-name="P7"><text:s text:c="3"/></text:p>
      <text:p text:style-name="P7"><text:s text:c="3"/>Complexity: <text:s/>O(N lg N lg 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December 10, 2002</text:p>
      <text:p text:style-name="P7"><text:s text:c="3"/>References: <text:s/>www.csc.liv.ac.uk/~ped/teachadmin/algor/d_and_c.html</text:p>
      <text:p text:style-name="P7"><text:s text:c="16"/>students.cec.wustl.edu/~cs241/handouts/closestpair.pdf</text:p>
      <text:p text:style-name="P7"><text:s text:c="3"/>-----------------------------------------------------------------</text:p>
      <text:p text:style-name="P7"><text:s text:c="3"/>Reliability: 1 (Spain 10245)</text:p>
      <text:p text:style-name="P7"><text:s text:c="3"/>Notes: <text:s text:c="6"/>Call the function as shown in main().</text:p>
      <text:p text:style-name="P7"><text:s text:c="16"/>The original array of points will be sorted.</text:p>
      <text:p text:style-name="P7"><text:s text:c="16"/>The points are returned as globals. <text:s/>N must be &gt;= 2.</text:p>
      <text:p text:style-name="P7"><text:s text:c="16"/>- min stores the SQUARE of the minimum distance</text:p>
      <text:p text:style-name="P7"/>
      <text:p text:style-name="P7"><text:s text:c="16"/>The traditional solution to this problem is</text:p>
      <text:p text:style-name="P7"><text:s text:c="16"/>O(N lg N), but it is about 80% more code and</text:p>
      <text:p text:style-name="P7"><text:s text:c="16"/>200% more difficult to understand.</text:p>
      <text:p text:style-name="P7"><text:s text:c="16"/>*/</text:p>
      <text:p text:style-name="P7"/>
      <text:p text:style-name="P6">#include &lt;stdio.h&gt;</text:p>
      <text:p text:style-name="P6">#include &lt;stdlib.h&gt;</text:p>
      <text:p text:style-name="P6">#include &lt;limits.h&gt;</text:p>
      <text:p text:style-name="P6">#define SQR(a) ((a)*(a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7">Point mina, minb; <text:s text:c="23"/></text:span><text:span text:style-name="T4">/* globals */</text:span></text:p>
      <text:p text:style-name="No_20_Spacing"><text:span text:style-name="T8">double</text:span><text:span text:style-name="T7"> min;</text:span></text:p>
      <text:p text:style-name="P11"/>
      <text:p text:style-name="No_20_Spacing"><text:span text:style-name="T8">void</text:span><text:span text:style-name="T7"> checkpair(Point a, Point b) {</text:span></text:p>
      <text:p text:style-name="No_20_Spacing"><text:span text:style-name="T7"><text:s text:c="2"/></text:span><text:span text:style-name="T8">double</text:span><text:span text:style-name="T7"> dist2 = SQR(b.x-a.x)+SQR(b.y-a.y);</text:span></text:p>
      <text:p text:style-name="No_20_Spacing"><text:soft-page-break/><text:span text:style-name="T7"><text:s text:c="2"/></text:span><text:span text:style-name="T8">if</text:span><text:span text:style-name="T7"> (dist2 &lt; min) {</text:span></text:p>
      <text:p text:style-name="P11"><text:s text:c="4"/>min = dist2;</text:p>
      <text:p text:style-name="P11"><text:s text:c="4"/>mina = a; minb = b;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xcmp(Point *a, Point *b) {</text:span></text:p>
      <text:p text:style-name="No_20_Spacing"><text:span text:style-name="T7"><text:s text:c="2"/></text:span><text:span text:style-name="T8">if</text:span><text:span text:style-name="T7"> (a-&gt;x &lt; b-&gt;x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x &gt; b-&gt;x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y &lt; b-&gt;y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y &gt; b-&gt;y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7">/* copy and paste xcmp when typing this in */</text:p>
      <text:p text:style-name="No_20_Spacing"><text:span text:style-name="T8">int</text:span><text:span text:style-name="T7"> ycmp(Point *a, Point *b) {</text:span></text:p>
      <text:p text:style-name="No_20_Spacing"><text:span text:style-name="T7"><text:s text:c="2"/></text:span><text:span text:style-name="T8">if</text:span><text:span text:style-name="T7"> (a-&gt;y &lt; b-&gt;y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y &gt; b-&gt;y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x &lt; b-&gt;x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a-&gt;x &gt; b-&gt;x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void</text:span><text:span text:style-name="T7"> closest_pair(Point *p, </text:span><text:span text:style-name="T8">int</text:span><text:span text:style-name="T7"> n) {</text:span></text:p>
      <text:p text:style-name="P11"><text:s text:c="2"/>Point *q;</text:p>
      <text:p text:style-name="No_20_Spacing"><text:span text:style-name="T7"><text:s text:c="2"/></text:span><text:span text:style-name="T8">int</text:span><text:span text:style-name="T7"> i, j, cnt;</text:span></text:p>
      <text:p text:style-name="P11"/>
      <text:p text:style-name="No_20_Spacing"><text:span text:style-name="T7"><text:s text:c="2"/></text:span><text:span text:style-name="T8">if</text:span><text:span text:style-name="T7"> (n==</text:span><text:span text:style-name="T13">2</text:span><text:span text:style-name="T7">) checkpair(p[</text:span><text:span text:style-name="T13">0</text:span><text:span text:style-name="T7">],p[</text:span><text:span text:style-name="T13">1</text:span><text:span text:style-name="T7">]); <text:s text:c="5"/></text:span><text:span text:style-name="T4">/* base cases */</text:span></text:p>
      <text:p text:style-name="No_20_Spacing"><text:span text:style-name="T7"><text:s text:c="2"/></text:span><text:span text:style-name="T8">if</text:span><text:span text:style-name="T7"> (n&lt;=</text:span><text:span text:style-name="T13">2</text:span><text:span text:style-name="T7">) </text:span><text:span text:style-name="T8">return</text:span><text:span text:style-name="T7">;</text:span></text:p>
      <text:p text:style-name="P11"/>
      <text:p text:style-name="No_20_Spacing"><text:span text:style-name="T7"><text:s text:c="2"/>closest_pair(p,n/</text:span><text:span text:style-name="T13">2</text:span><text:span text:style-name="T7">); <text:s text:c="14"/></text:span><text:span text:style-name="T4">/* do each half */</text:span></text:p>
      <text:p text:style-name="No_20_Spacing"><text:span text:style-name="T7"><text:s text:c="2"/></text:span><text:span text:style-name="T6">closest_pair(&amp;p[n/</text:span><text:span text:style-name="T12">2</text:span><text:span text:style-name="T6">],n-n/</text:span><text:span text:style-name="T12">2</text:span><text:span text:style-name="T6">);</text:span></text:p>
      <text:p text:style-name="P10"/>
      <text:p text:style-name="No_20_Spacing"><text:span text:style-name="T6"><text:s text:c="2"/></text:span><text:span text:style-name="T7">q = malloc(n*</text:span><text:span text:style-name="T8">sizeof</text:span><text:span text:style-name="T7">(Point)); <text:s text:c="5"/></text:span><text:span text:style-name="T4">/* do the middle */</text:span></text:p>
      <text:p text:style-name="No_20_Spacing"><text:span text:style-name="T7"><text:s text:c="2"/></text:span><text:span text:style-name="T9">for</text:span><text:span text:style-name="T6"> (cnt = i = </text:span><text:span text:style-name="T12">0</text:span><text:span text:style-name="T6">; i &lt; n; i++)</text:span></text:p>
      <text:p text:style-name="No_20_Spacing"><text:span text:style-name="T6"><text:s text:c="4"/></text:span><text:span text:style-name="T8">if</text:span><text:span text:style-name="T7"> (SQR(p[i].x - p[n/</text:span><text:span text:style-name="T13">2</text:span><text:span text:style-name="T7">].x) &lt; min) q[cnt++] = p[i];</text:span></text:p>
      <text:p text:style-name="No_20_Spacing"><text:span text:style-name="T7"><text:s text:c="2"/>qsort(q,cnt,</text:span><text:span text:style-name="T8">sizeof</text:span><text:span text:style-name="T7">(Point),(</text:span><text:span text:style-name="T8">void</text:span><text:span text:style-name="T7"> *)ycmp);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cnt; i++) {</text:span></text:p>
      <text:p text:style-name="No_20_Spacing"><text:span text:style-name="T7"><text:s text:c="4"/></text:span><text:span text:style-name="T8">if</text:span><text:span text:style-name="T7"> (SQR(q[i].x - p[n/</text:span><text:span text:style-name="T13">2</text:span><text:span text:style-name="T7">].x) &gt;= min) </text:span><text:span text:style-name="T8">break</text:span><text:span text:style-name="T7">;</text:span></text:p>
      <text:p text:style-name="No_20_Spacing"><text:span text:style-name="T7"><text:s text:c="4"/></text:span><text:span text:style-name="T8">for</text:span><text:span text:style-name="T7"> (j = i+</text:span><text:span text:style-name="T13">1</text:span><text:span text:style-name="T7">; j &lt; cnt; j++) {</text:span></text:p>
      <text:p text:style-name="No_20_Spacing"><text:span text:style-name="T7"><text:s text:c="6"/></text:span><text:span text:style-name="T8">if</text:span><text:span text:style-name="T7"> (SQR(q[i].y - q[j].y) &gt;= min) </text:span><text:span text:style-name="T8">break</text:span><text:span text:style-name="T7">;</text:span></text:p>
      <text:p text:style-name="No_20_Spacing"><text:span text:style-name="T7"><text:s text:c="6"/></text:span><text:span text:style-name="T6">checkpair(q[i],q[j]);</text:span></text:p>
      <text:p text:style-name="No_20_Spacing"><text:span text:style-name="T6"><text:s text:c="4"/></text:span><text:span text:style-name="T7">}</text:span></text:p>
      <text:p text:style-name="P11"><text:s text:c="2"/>}</text:p>
      <text:p text:style-name="P11"><text:s text:c="2"/>free(q);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n, i;</text:span></text:p>
      <text:p text:style-name="No_20_Spacing"><text:span text:style-name="T7"><text:s text:c="2"/>Point p[</text:span><text:span text:style-name="T13">1000</text:span><text:span text:style-name="T7">];</text:span></text:p>
      <text:p text:style-name="P11"/>
      <text:p text:style-name="No_20_Spacing"><text:soft-page-break/><text:span text:style-name="T7"><text:s text:c="2"/></text:span><text:span text:style-name="T8">while</text:span><text:span text:style-name="T7"> (scanf(</text:span><text:span text:style-name="T11">"%d"</text:span><text:span text:style-name="T7">,&amp;n)==</text:span><text:span text:style-name="T13">1</text:span><text:span text:style-name="T7">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"</text:span><text:span text:style-name="T7">, &amp;p[i].x, &amp;p[i].y);</text:span></text:p>
      <text:p text:style-name="P11"/>
      <text:p text:style-name="No_20_Spacing"><text:span text:style-name="T7"><text:s text:c="4"/>qsort(p, n, </text:span><text:span text:style-name="T8">sizeof</text:span><text:span text:style-name="T7">(Point),(</text:span><text:span text:style-name="T8">void</text:span><text:span text:style-name="T7"> *) xcmp);</text:span></text:p>
      <text:p text:style-name="No_20_Spacing"><text:span text:style-name="T7"><text:s text:c="4"/>min = DBL_MAX; <text:s text:c="19"/></text:span><text:span text:style-name="T4">/* DBL_MAX is in limits.h */</text:span></text:p>
      <text:p text:style-name="No_20_Spacing"><text:span text:style-name="T7"><text:s text:c="4"/></text:span><text:span text:style-name="T4">/* You can also use a value guaranteed to be</text:span></text:p>
      <text:p text:style-name="P7"><text:s text:c="25"/>greater than the greatest distance, squared */</text:p>
      <text:p text:style-name="P11"><text:s text:c="4"/>closest_pair(p, n);</text:p>
      <text:p text:style-name="P11"/>
      <text:p text:style-name="No_20_Spacing"><text:span text:style-name="T7"><text:s text:c="4"/>printf(</text:span><text:span text:style-name="T11">"(%lf,%lf) (%lf,%lf)\n"</text:span><text:span text:style-name="T7">, mina.x, mina.y, minb.x, minb.y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30120" text:continue-numbering="true" text:style-name="Outline">
        <text:list-item>
          <text:list>
            <text:list-item>
              <text:h text:style-name="P18" text:outline-level="2"><text:bookmark-start text:name="__RefHeading___Toc26760_2932636602"/><text:bookmark text:name="Bookmark14"/>Closest Point on Infinite Line<text:bookmark-end text:name="__RefHeading___Toc2676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point C, and an infinite line represented by</text:p>
      <text:p text:style-name="P7"><text:s text:c="16"/>points A and B, returns the point P on the line </text:p>
      <text:p text:style-name="P7"><text:s text:c="16"/>closest to C. (i.e. CP is orthogonal to AB)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ssumes that points A and B are not the same.</text:p>
      <text:p text:style-name="P7">*/</text:p>
      <text:p text:style-name="P7"/>
      <text:p text:style-name="P6">#include &lt;stdio.h&gt;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P11">Point closest_pt_iline(Point a, Point b, Point c) {</text:p>
      <text:p text:style-name="P11"><text:s text:c="2"/>Point p;</text:p>
      <text:p text:style-name="No_20_Spacing"><text:span text:style-name="T7"><text:s text:c="2"/></text:span><text:span text:style-name="T8">double</text:span><text:span text:style-name="T7"> dp;</text:span></text:p>
      <text:p text:style-name="P11"/>
      <text:p text:style-name="P11"><text:s text:c="2"/>b.x -= a.x;</text:p>
      <text:p text:style-name="P11"><text:s text:c="2"/>b.y -= a.y;</text:p>
      <text:p text:style-name="P11"><text:s text:c="2"/>dp = (b.x*(c.x-a.x) + b.y*(c.y-a.y)) / (SQR(b.x)+SQR(b.y));</text:p>
      <text:p text:style-name="P11"><text:soft-page-break/><text:s text:c="2"/>p.x = b.x*dp + a.x;</text:p>
      <text:p text:style-name="P11"><text:s text:c="2"/>p.y = b.y*dp + a.y;</text:p>
      <text:p text:style-name="No_20_Spacing"><text:span text:style-name="T7"><text:s text:c="2"/></text:span><text:span text:style-name="T8">return</text:span><text:span text:style-name="T7"> p;</text:span></text:p>
      <text:p text:style-name="P11">} <text:s/></text:p>
      <text:p text:style-name="P11"/>
      <text:p text:style-name="No_20_Spacing"><text:span text:style-name="T8">int</text:span><text:span text:style-name="T7"> main() {</text:span></text:p>
      <text:p text:style-name="P11"><text:s text:c="2"/>Point a, b, c, p;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</text:span></text:p>
      <text:p text:style-name="No_20_Spacing"><text:span text:style-name="T7"><text:s text:c="15"/>&amp;a.x, &amp;a.y, &amp;b.x, &amp;b.y, &amp;c.x, &amp;c.y) == </text:span><text:span text:style-name="T13">6</text:span><text:span text:style-name="T7">){</text:span></text:p>
      <text:p text:style-name="P11"><text:s text:c="4"/>p = closest_pt_iline(a,b,c);</text:p>
      <text:p text:style-name="No_20_Spacing"><text:span text:style-name="T7"><text:s text:c="4"/>printf(</text:span><text:span text:style-name="T11">"%g %g\n"</text:span><text:span text:style-name="T7">, p.x, p.y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48089" text:continue-numbering="true" text:style-name="Outline">
        <text:list-item>
          <text:list>
            <text:list-item>
              <text:h text:style-name="P18" text:outline-level="2"><text:bookmark-start text:name="__RefHeading___Toc26762_2932636602"/><text:bookmark text:name="Bookmark15"/>Closest Point on a Line Segment<text:bookmark-end text:name="__RefHeading___Toc2676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end points of a line segment, A and B, and</text:p>
      <text:p text:style-name="P7"><text:s text:c="16"/>another point C, returns the point on the segment </text:p>
      <text:p text:style-name="P7"><text:s text:c="16"/>closest to C.</text:p>
      <text:p text:style-name="P7"><text:s text:c="16"/>If a line perpendicular to A,B intersects A, B then</text:p>
      <text:p text:style-name="P7"><text:s text:c="16"/>intersection will be returned. <text:s/>Otherwise the closer </text:p>
      <text:p text:style-name="P7"><text:s text:c="16"/>endpoint will be returned.</text:p>
      <text:p text:style-name="P7"><text:s text:c="16"/>If the segment has a length of zero, an endpoint </text:p>
      <text:p text:style-name="P7"><text:s text:c="16"/>will be returned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9, 2002</text:p>
      <text:p text:style-name="P7"><text:s text:c="3"/>References: <text:s/>0</text:p>
      <text:p text:style-name="P7"><text:s text:c="3"/>-----------------------------------------------------------------</text:p>
      <text:p text:style-name="P7"><text:s text:c="3"/>Reliability: 1 (Spain 10263 - Railway)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>#define EPS 1E-8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><text:soft-page-break/></text:p>
      <text:p text:style-name="P11">Point closest_pt_lineseg(Point a, Point b, Point c) {</text:p>
      <text:p text:style-name="P11"><text:s text:c="2"/>Point p;</text:p>
      <text:p text:style-name="No_20_Spacing"><text:span text:style-name="T7"><text:s text:c="2"/></text:span><text:span text:style-name="T8">double</text:span><text:span text:style-name="T7"> dp;</text:span></text:p>
      <text:p text:style-name="P11"/>
      <text:p text:style-name="P11"><text:s text:c="2"/>b.x -= a.x;</text:p>
      <text:p text:style-name="P11"><text:s text:c="2"/>b.y -= a.y;</text:p>
      <text:p text:style-name="No_20_Spacing"><text:span text:style-name="T7"><text:s text:c="2"/></text:span><text:span text:style-name="T8">if</text:span><text:span text:style-name="T7"> (fabs(b.x) &lt; EPS &amp;&amp; fabs(b.y) &lt; EPS) </text:span><text:span text:style-name="T8">return</text:span><text:span text:style-name="T7"> a;</text:span></text:p>
      <text:p text:style-name="P11"><text:s text:c="2"/>dp = (b.x*(c.x-a.x) + b.y*(c.y-a.y))/(SQR(b.x)+SQR(b.y));</text:p>
      <text:p text:style-name="No_20_Spacing"><text:span text:style-name="T7"><text:s text:c="2"/></text:span><text:span text:style-name="T8">if</text:span><text:span text:style-name="T7"> (dp &gt; </text:span><text:span text:style-name="T13">1</text:span><text:span text:style-name="T7">) dp =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dp &lt; </text:span><text:span text:style-name="T13">0</text:span><text:span text:style-name="T7">) dp = </text:span><text:span text:style-name="T13">0</text:span><text:span text:style-name="T7">;</text:span></text:p>
      <text:p text:style-name="P11"><text:s text:c="2"/>p.x = b.x*dp + a.x;</text:p>
      <text:p text:style-name="P11"><text:s text:c="2"/>p.y = b.y*dp + a.y;</text:p>
      <text:p text:style-name="No_20_Spacing"><text:span text:style-name="T7"><text:s text:c="2"/></text:span><text:span text:style-name="T8">return</text:span><text:span text:style-name="T7"> p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P11"><text:s text:c="2"/>Point a, b, c, d;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</text:span></text:p>
      <text:p text:style-name="No_20_Spacing"><text:span text:style-name="T7"><text:s text:c="15"/>&amp;a.x, &amp;a.y, &amp;b.x, &amp;b.y, &amp;c.x, &amp;c.y)==</text:span><text:span text:style-name="T13">6</text:span><text:span text:style-name="T7">) {</text:span></text:p>
      <text:p text:style-name="P11"><text:s text:c="4"/>d = closest_pt_lineseg(a,b,c);</text:p>
      <text:p text:style-name="No_20_Spacing"><text:span text:style-name="T7"><text:s text:c="4"/></text:span><text:span text:style-name="T6">printf(</text:span><text:span text:style-name="T10">"%g %g\n"</text:span><text:span text:style-name="T6">, d.x, d.y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Computational Geometry: </text:p>
      <text:list xml:id="list29647353" text:continue-numbering="true" text:style-name="Outline">
        <text:list-item>
          <text:list>
            <text:list-item>
              <text:h text:style-name="P18" text:outline-level="2"><text:bookmark-start text:name="__RefHeading___Toc26764_2932636602"/><text:bookmark text:name="Bookmark16"/>Convex Hull (minimizing version)<text:bookmark-end text:name="__RefHeading___Toc2676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</text:p>
      <text:p text:style-name="P7"><text:s text:c="5"/>Given a list of n (n &gt;= 1) points in an array, this routine</text:p>
      <text:p text:style-name="P7"><text:s text:c="5"/>returns the vertices of the convex hull in counterclockwise</text:p>
      <text:p text:style-name="P7"><text:s text:c="5"/>order. <text:s/>It also returns the number of vertices in the convex</text:p>
      <text:p text:style-name="P7"><text:s text:c="5"/>hull.</text:p>
      <text:p text:style-name="P7"/>
      <text:p text:style-name="P7"><text:s text:c="5"/>The convex hull is the smallest convex polygon that encompasses</text:p>
      <text:p text:style-name="P7"><text:s text:c="5"/>or borders all of the points.</text:p>
      <text:p text:style-name="P7"><text:s text:c="3"/></text:p>
      <text:p text:style-name="No_20_Spacing"><text:span text:style-name="T4"><text:s text:c="3"/></text:span><text:span text:style-name="T5">Complexity: <text:s/>O(n lg n) <text:s/>-&gt; <text:s/>O(qsort) + O(n)</text:span>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Jason Klaus</text:p>
      <text:p text:style-name="P7"><text:s text:c="3"/>Date: <text:s text:c="7"/>Oct 25, 2002</text:p>
      <text:p text:style-name="P7"><text:s/></text:p>
      <text:p text:style-name="P7"><text:s text:c="3"/>References: <text:s/>Based on Graham's Scan, pg.949-955,</text:p>
      <text:p text:style-name="P7"><text:s text:c="19"/>Introduction to Algorithms (2nd Edition),</text:p>
      <text:p text:style-name="P7"><text:soft-page-break/><text:s text:c="19"/>Cormen, Leiserson, Rivest, Stein </text:p>
      <text:p text:style-name="P7"><text:s text:c="3"/>-----------------------------------------------------------------</text:p>
      <text:p text:style-name="P7"><text:s text:c="3"/>Reliability: 2 Spain successes with older version.</text:p>
      <text:p text:style-name="P7"><text:s text:c="16"/>0 successes with current version.</text:p>
      <text:p text:style-name="P7"/>
      <text:p text:style-name="P7"><text:s text:c="3"/>Notes:</text:p>
      <text:p text:style-name="P7"><text:s text:c="3"/>- The hull contains a minimum number of points; all co-linear</text:p>
      <text:p text:style-name="P7"><text:s text:c="5"/>points and non-distinct points are eliminated from the hull.</text:p>
      <text:p text:style-name="P7"><text:s text:c="5"/>The reference algorithm does not do this, and also has a</text:p>
      <text:p text:style-name="P7"><text:s text:c="5"/>restriction that the points must be distinct and not duplicate</text:p>
      <text:p text:style-name="P7"><text:s text:c="5"/>polar angles with respects to the reference. <text:s/>These restrictions</text:p>
      <text:p text:style-name="P7"><text:s text:c="5"/>have been removed from this implementation.</text:p>
      <text:p text:style-name="P7"><text:s text:c="3"/>- The points in the original polygon will be re-ordered.</text:p>
      <text:p text:style-name="P7"><text:s text:c="3"/>- The hull array must be allocated and contain the required amount</text:p>
      <text:p text:style-name="P7"><text:s text:c="5"/>of space (n in size is sufficient)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>#include &lt;assert.h&gt;</text:p>
      <text:p text:style-name="P6"/>
      <text:p text:style-name="P6">#define EPSILON 1E-10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P11">Point *P0;</text:p>
      <text:p text:style-name="P11"/>
      <text:p text:style-name="No_20_Spacing"><text:span text:style-name="T8">enum</text:span><text:span text:style-name="T7"> {CCW, CW, CL};</text:span></text:p>
      <text:p text:style-name="P11"/>
      <text:p text:style-name="No_20_Spacing"><text:span text:style-name="T8">int</text:span><text:span text:style-name="T7"> cross_prod(Point *p1, Point *p2, Point *p0)</text:span></text:p>
      <text:p text:style-name="P11">{</text:p>
      <text:p text:style-name="No_20_Spacing"><text:span text:style-name="T7"><text:s text:c="2"/></text:span><text:span text:style-name="T8">double</text:span><text:span text:style-name="T7"> res, x1, x2, y1, y2;</text:span></text:p>
      <text:p text:style-name="P11"/>
      <text:p text:style-name="P11"><text:s text:c="2"/>x1 = p1-&gt;x - p0-&gt;x;</text:p>
      <text:p text:style-name="P11"><text:s text:c="2"/>x2 = p2-&gt;x - p0-&gt;x;</text:p>
      <text:p text:style-name="P11"><text:s text:c="2"/>y1 = p1-&gt;y - p0-&gt;y;</text:p>
      <text:p text:style-name="P11"><text:s text:c="2"/>y2 = p2-&gt;y - p0-&gt;y;</text:p>
      <text:p text:style-name="P11"/>
      <text:p text:style-name="P11"><text:s text:c="2"/>res = x1*y2 - x2*y1;</text:p>
      <text:p text:style-name="P11"/>
      <text:p text:style-name="No_20_Spacing"><text:span text:style-name="T7"><text:s text:c="2"/></text:span><text:span text:style-name="T8">if</text:span><text:span text:style-name="T7"> (fabs(res) &lt; EPSILON)</text:span></text:p>
      <text:p text:style-name="No_20_Spacing"><text:span text:style-name="T7"><text:s text:c="4"/></text:span><text:span text:style-name="T8">return</text:span><text:span text:style-name="T7"> CL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&gt; </text:span><text:span text:style-name="T13">0.0</text:span><text:span text:style-name="T7">)</text:span></text:p>
      <text:p text:style-name="No_20_Spacing"><text:span text:style-name="T7"><text:s text:c="4"/></text:span><text:span text:style-name="T8">return</text:span><text:span text:style-name="T7"> CW;</text:span></text:p>
      <text:p text:style-name="No_20_Spacing"><text:span text:style-name="T7"><text:s text:c="2"/></text:span><text:span text:style-name="T8">else</text:span></text:p>
      <text:p text:style-name="No_20_Spacing"><text:span text:style-name="T7"><text:s text:c="4"/></text:span><text:span text:style-name="T8">return</text:span><text:span text:style-name="T7"> CCW;</text:span></text:p>
      <text:p text:style-name="P11">}</text:p>
      <text:p text:style-name="P11"/>
      <text:p text:style-name="No_20_Spacing"><text:soft-page-break/><text:span text:style-name="T8">int</text:span><text:span text:style-name="T7"> polar_cmp(Point *p1, Point *p2)</text:span></text:p>
      <text:p text:style-name="P11">{</text:p>
      <text:p text:style-name="No_20_Spacing"><text:span text:style-name="T7"><text:s text:c="2"/></text:span><text:span text:style-name="T8">int</text:span><text:span text:style-name="T7"> res;</text:span></text:p>
      <text:p text:style-name="No_20_Spacing"><text:span text:style-name="T7"><text:s text:c="2"/></text:span><text:span text:style-name="T8">double</text:span><text:span text:style-name="T7"> d, x1, x2, y1, y2;</text:span></text:p>
      <text:p text:style-name="P11"/>
      <text:p text:style-name="P11"><text:s text:c="2"/>res = cross_prod(p1, p2, P0);</text:p>
      <text:p text:style-name="P11"/>
      <text:p text:style-name="No_20_Spacing"><text:span text:style-name="T7"><text:s text:c="2"/></text:span><text:span text:style-name="T8">if</text:span><text:span text:style-name="T7"> (res == CW)</text:span></text:p>
      <text:p text:style-name="No_20_Spacing"><text:span text:style-name="T7"><text:s text:c="4"/>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== CCW)</text:span>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{</text:span></text:p>
      <text:p text:style-name="P11"><text:s text:c="4"/>x1 = p1-&gt;x - P0-&gt;x;</text:p>
      <text:p text:style-name="P11"><text:s text:c="4"/>x2 = p2-&gt;x - P0-&gt;x;</text:p>
      <text:p text:style-name="P11"><text:s text:c="4"/>y1 = p1-&gt;y - P0-&gt;y;</text:p>
      <text:p text:style-name="P11"><text:s text:c="4"/>y2 = p2-&gt;y - P0-&gt;y;</text:p>
      <text:p text:style-name="P11"/>
      <text:p text:style-name="P11"><text:s text:c="4"/>d = ((x1*x1) + (y1*y1)) - ((x2*x2) + (y2*y2));</text:p>
      <text:p text:style-name="P11"/>
      <text:p text:style-name="No_20_Spacing"><text:span text:style-name="T7"><text:s text:c="4"/></text:span><text:span text:style-name="T8">if</text:span><text:span text:style-name="T7"> (fabs(d) &lt; EPSILON)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 (d &lt; </text:span><text:span text:style-name="T13">0.0</text:span><text:span text:style-name="T7">)</text:span></text:p>
      <text:p text:style-name="No_20_Spacing"><text:span text:style-name="T7"><text:s text:c="6"/>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4"/></text:span><text:span text:style-name="T8">else</text:span>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convex_hull(Point *poly, </text:span><text:span text:style-name="T8">int</text:span><text:span text:style-name="T7"> n, Point *hull)</text:span></text:p>
      <text:p text:style-name="P11">{</text:p>
      <text:p text:style-name="No_20_Spacing"><text:span text:style-name="T7"><text:s text:c="2"/></text:span><text:span text:style-name="T8">int</text:span><text:span text:style-name="T7"> i, min, h;</text:span></text:p>
      <text:p text:style-name="P11"/>
      <text:p text:style-name="No_20_Spacing"><text:span text:style-name="T7"><text:s text:c="2"/></text:span><text:span text:style-name="T8">if</text:span><text:span text:style-name="T7"> (n &lt; </text:span><text:span text:style-name="T13">1</text:span><text:span text:style-name="T7">)</text:span>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</text:span></text:p>
      <text:p text:style-name="P11"/>
      <text:p text:style-name="No_20_Spacing"><text:span text:style-name="T7"><text:s text:c="2"/>min = </text:span><text:span text:style-name="T13">0</text:span><text:span text:style-name="T7">;</text:span></text:p>
      <text:p text:style-name="No_20_Spacing"><text:span text:style-name="T7"><text:s text:c="2"/>P0 = &amp;hull[</text:span><text:span text:style-name="T13">0</text:span><text:span text:style-name="T7">];</text:span></text:p>
      <text:p text:style-name="No_20_Spacing"><text:span text:style-name="T7"><text:s text:c="2"/>*P0 = poly[</text:span><text:span text:style-name="T13">0</text:span><text:span text:style-name="T7">];</text:span></text:p>
      <text:p text:style-name="P11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n; i++) {</text:span></text:p>
      <text:p text:style-name="No_20_Spacing"><text:span text:style-name="T7"><text:s text:c="4"/></text:span><text:span text:style-name="T8">if</text:span><text:span text:style-name="T7"> ((poly[i].y &lt; P0-&gt;y) || </text:span></text:p>
      <text:p text:style-name="P11"><text:s text:c="8"/>((poly[i].y == P0-&gt;y) &amp;&amp; (poly[i].x &lt; P0-&gt;x))) {</text:p>
      <text:p text:style-name="P11"><text:s text:c="6"/>min = i;</text:p>
      <text:p text:style-name="P11"><text:s text:c="6"/>*P0 = poly[i];</text:p>
      <text:p text:style-name="P11"><text:s text:c="4"/>}</text:p>
      <text:p text:style-name="P11"><text:s text:c="2"/>}</text:p>
      <text:p text:style-name="P11"/>
      <text:p text:style-name="No_20_Spacing"><text:span text:style-name="T7"><text:s text:c="2"/>poly[min] = poly[</text:span><text:span text:style-name="T13">0</text:span><text:span text:style-name="T7">];</text:span></text:p>
      <text:p text:style-name="No_20_Spacing"><text:span text:style-name="T7"><text:s text:c="2"/>poly[</text:span><text:span text:style-name="T13">0</text:span><text:span text:style-name="T7">] = *P0;</text:span></text:p>
      <text:p text:style-name="No_20_Spacing"><text:span text:style-name="T7"><text:s text:c="2"/>h = </text:span><text:span text:style-name="T13">1</text:span><text:span text:style-name="T7">;</text:span></text:p>
      <text:p text:style-name="P11"/>
      <text:p text:style-name="No_20_Spacing"><text:soft-page-break/><text:span text:style-name="T7"><text:s text:c="2"/></text:span><text:span text:style-name="T8">if</text:span><text:span text:style-name="T7"> (n == </text:span><text:span text:style-name="T13">1</text:span><text:span text:style-name="T7">)</text:span></text:p>
      <text:p text:style-name="No_20_Spacing"><text:span text:style-name="T7"><text:s text:c="4"/></text:span><text:span text:style-name="T8">return</text:span><text:span text:style-name="T7"> h;</text:span></text:p>
      <text:p text:style-name="P11"/>
      <text:p text:style-name="No_20_Spacing"><text:span text:style-name="T7"><text:s text:c="2"/>qsort(poly+</text:span><text:span text:style-name="T13">1</text:span><text:span text:style-name="T7">, n-</text:span><text:span text:style-name="T13">1</text:span><text:span text:style-name="T7">, </text:span><text:span text:style-name="T8">sizeof</text:span><text:span text:style-name="T7">(poly[</text:span><text:span text:style-name="T13">1</text:span><text:span text:style-name="T7">]),</text:span></text:p>
      <text:p text:style-name="No_20_Spacing"><text:span text:style-name="T7"><text:s text:c="8"/>(</text:span><text:span text:style-name="T8">int</text:span><text:span text:style-name="T7"> (*)(</text:span><text:span text:style-name="T8">const</text:span><text:span text:style-name="T7"> </text:span><text:span text:style-name="T8">void</text:span><text:span text:style-name="T7"> *, </text:span><text:span text:style-name="T8">const</text:span><text:span text:style-name="T7"> </text:span><text:span text:style-name="T8">void</text:span><text:span text:style-name="T7"> *))polar_cmp);</text:span></text:p>
      <text:p text:style-name="P11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n; i++) {</text:span></text:p>
      <text:p text:style-name="No_20_Spacing"><text:span text:style-name="T7"><text:s text:c="4"/></text:span><text:span text:style-name="T8">if</text:span><text:span text:style-name="T7"> ((fabs(poly[i].x - hull[</text:span><text:span text:style-name="T13">0</text:span><text:span text:style-name="T7">].x) &gt; EPSILON) || <text:s text:c="2"/></text:span></text:p>
      <text:p text:style-name="No_20_Spacing"><text:span text:style-name="T7"><text:s text:c="8"/>(fabs(poly[i].y - hull[</text:span><text:span text:style-name="T13">0</text:span><text:span text:style-name="T7">].y) &gt; EPSILON)) <text:s/>{</text:span></text:p>
      <text:p text:style-name="No_20_Spacing"><text:span text:style-name="T7"><text:s text:c="6"/></text:span><text:span text:style-name="T8">break</text:span><text:span text:style-name="T7">;</text:span></text:p>
      <text:p text:style-name="P11"><text:s text:c="4"/>}</text:p>
      <text:p text:style-name="P11"><text:s text:c="2"/>}</text:p>
      <text:p text:style-name="P11"/>
      <text:p text:style-name="No_20_Spacing"><text:span text:style-name="T7"><text:s text:c="2"/></text:span><text:span text:style-name="T8">if</text:span><text:span text:style-name="T7"> (i == n)</text:span></text:p>
      <text:p text:style-name="No_20_Spacing"><text:span text:style-name="T7"><text:s text:c="4"/></text:span><text:span text:style-name="T8">return</text:span><text:span text:style-name="T7"> h;</text:span></text:p>
      <text:p text:style-name="P11"/>
      <text:p text:style-name="P11"><text:s text:c="2"/>hull[h++] = poly[i++];</text:p>
      <text:p text:style-name="P11"/>
      <text:p text:style-name="No_20_Spacing"><text:span text:style-name="T7"><text:s text:c="2"/></text:span><text:span text:style-name="T8">for</text:span><text:span text:style-name="T7"> ( ; i &lt; n; i++) {</text:span></text:p>
      <text:p text:style-name="No_20_Spacing"><text:span text:style-name="T7"><text:s text:c="4"/></text:span><text:span text:style-name="T8">while</text:span><text:span text:style-name="T7"> ((h &gt; </text:span><text:span text:style-name="T13">1</text:span><text:span text:style-name="T7">) &amp;&amp;</text:span></text:p>
      <text:p text:style-name="No_20_Spacing"><text:span text:style-name="T7"><text:s text:c="11"/>(cross_prod(&amp;poly[i], &amp;hull[h-</text:span><text:span text:style-name="T13">1</text:span><text:span text:style-name="T7">], &amp;hull[h-</text:span><text:span text:style-name="T13">2</text:span><text:span text:style-name="T7">]) != CCW)) {</text:span></text:p>
      <text:p text:style-name="P11"><text:s text:c="6"/>h--;</text:p>
      <text:p text:style-name="P11"><text:s text:c="4"/>}</text:p>
      <text:p text:style-name="P11"/>
      <text:p text:style-name="P11"><text:s text:c="4"/>hull[h++] = poly[i];</text:p>
      <text:p text:style-name="P11"><text:s text:c="2"/>}</text:p>
      <text:p text:style-name="P11"/>
      <text:p text:style-name="No_20_Spacing"><text:span text:style-name="T7"><text:s text:c="2"/></text:span><text:span text:style-name="T8">return</text:span><text:span text:style-name="T7"> h;</text:span></text:p>
      <text:p text:style-name="P11">}</text:p>
      <text:p text:style-name="P11"/>
      <text:p text:style-name="P11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1">{</text:p>
      <text:p text:style-name="P11"><text:s text:c="2"/>Point *polygon, *hull;</text:p>
      <text:p text:style-name="No_20_Spacing"><text:span text:style-name="T7"><text:s text:c="2"/></text:span><text:span text:style-name="T8">int</text:span><text:span text:style-name="T7"> n, hull_size;</text:span></text:p>
      <text:p text:style-name="No_20_Spacing"><text:span text:style-name="T7"><text:s text:c="2"/></text:span><text:span text:style-name="T8">int</text:span><text:span text:style-name="T7"> i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d"</text:span><text:span text:style-name="T7">, &amp;n) == </text:span><text:span text:style-name="T13">1</text:span><text:span text:style-name="T7"> &amp;&amp; n &gt; </text:span><text:span text:style-name="T13">0</text:span><text:span text:style-name="T7">) {</text:span></text:p>
      <text:p text:style-name="No_20_Spacing"><text:span text:style-name="T7"><text:s text:c="4"/>polygon = (Point *)malloc(n * </text:span><text:span text:style-name="T8">sizeof</text:span><text:span text:style-name="T7">(Point));</text:span></text:p>
      <text:p text:style-name="No_20_Spacing"><text:span text:style-name="T7"><text:s text:c="4"/>hull = (Point *)malloc(n * </text:span><text:span text:style-name="T8">sizeof</text:span><text:span text:style-name="T7">(Point));</text:span></text:p>
      <text:p text:style-name="P11"><text:s text:c="4"/>assert(polygon &amp;&amp; hull);</text:p>
      <text:p text:style-name="P11"/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scanf(</text:span><text:span text:style-name="T11">"%lf %lf"</text:span><text:span text:style-name="T7">, &amp;polygon[i].x, &amp;polygon[i].y);</text:span></text:p>
      <text:p text:style-name="P11"><text:s text:c="4"/>}</text:p>
      <text:p text:style-name="P11"/>
      <text:p text:style-name="P11"><text:s text:c="4"/>hull_size = convex_hull(polygon, n, hull);</text:p>
      <text:p text:style-name="P11"/>
      <text:p text:style-name="No_20_Spacing"><text:span text:style-name="T7"><text:s text:c="4"/>printf(</text:span><text:span text:style-name="T11">"Sorted:\n"</text:span><text:span text:style-name="T7">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printf(</text:span><text:span text:style-name="T11">"(%4.2f, %4.2f) "</text:span><text:span text:style-name="T7">, polygon[i].x, polygon[i].y);</text:span></text:p>
      <text:p text:style-name="P11"><text:soft-page-break/><text:s text:c="4"/>}</text:p>
      <text:p text:style-name="No_20_Spacing"><text:span text:style-name="T7"><text:s text:c="4"/>printf(</text:span><text:span text:style-name="T11">"\n"</text:span><text:span text:style-name="T7">);</text:span></text:p>
      <text:p text:style-name="P11"/>
      <text:p text:style-name="No_20_Spacing"><text:span text:style-name="T7"><text:s text:c="4"/>printf(</text:span><text:span text:style-name="T11">"Hull size = %d\n"</text:span><text:span text:style-name="T7">, hull_size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hull_size; i++) {</text:span></text:p>
      <text:p text:style-name="No_20_Spacing"><text:span text:style-name="T7"><text:s text:c="6"/>printf(</text:span><text:span text:style-name="T11">"(%4.2f, %4.2f) "</text:span><text:span text:style-name="T7">, hull[i].x, hull[i].y);</text:span></text:p>
      <text:p text:style-name="P11"><text:s text:c="4"/>}</text:p>
      <text:p text:style-name="No_20_Spacing"><text:span text:style-name="T7"><text:s text:c="4"/>printf(</text:span><text:span text:style-name="T11">"\n"</text:span><text:span text:style-name="T7">);</text:span></text:p>
      <text:p text:style-name="P11"/>
      <text:p text:style-name="P11"><text:s text:c="4"/>free(polygon);</text:p>
      <text:p text:style-name="P11"><text:s text:c="4"/>free(hull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33431" text:continue-numbering="true" text:style-name="Outline">
        <text:list-item>
          <text:list>
            <text:list-item>
              <text:h text:style-name="P18" text:outline-level="2"><text:bookmark-start text:name="__RefHeading___Toc26766_2932636602"/><text:bookmark text:name="Bookmark17"/>Distance between two points in 2D<text:bookmark-end text:name="__RefHeading___Toc2676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distance between two points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double</text:span><text:span text:style-name="T7"> dist_2d(Point a, Point b){</text:span></text:p>
      <text:p text:style-name="No_20_Spacing"><text:span text:style-name="T7"><text:s text:c="2"/></text:span><text:span text:style-name="T8">return</text:span><text:span text:style-name="T7"> sqrt(SQR(a.x-b.x)+SQR(a.y-b.y))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P11"><text:s text:c="2"/>Point a, b;</text:p>
      <text:p text:style-name="P11"/>
      <text:p text:style-name="No_20_Spacing"><text:soft-page-break/><text:span text:style-name="T7"><text:s text:c="2"/></text:span><text:span text:style-name="T8">while</text:span><text:span text:style-name="T7">(scanf(</text:span><text:span text:style-name="T11">"%lf %lf %lf %lf"</text:span><text:span text:style-name="T7">, &amp;a.x, &amp;a.y, &amp;b.x, &amp;b.y) == </text:span><text:span text:style-name="T13">4</text:span><text:span text:style-name="T7">){</text:span></text:p>
      <text:p text:style-name="No_20_Spacing"><text:span text:style-name="T7"><text:s text:c="4"/>printf(</text:span><text:span text:style-name="T11">"Distance = %f\n"</text:span><text:span text:style-name="T7">, dist_2d(a,b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37696" text:continue-numbering="true" text:style-name="Outline">
        <text:list-item>
          <text:list>
            <text:list-item>
              <text:h text:style-name="P18" text:outline-level="2"><text:bookmark-start text:name="__RefHeading___Toc26768_2932636602"/><text:bookmark text:name="Bookmark18"/>Distance from a point to an infinte line<text:bookmark-end text:name="__RefHeading___Toc2676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alculates the minimum(orthogonal) distance from a</text:p>
      <text:p text:style-name="P7"><text:s text:c="16"/>point P to an infinite line. <text:s/>The line is defined</text:p>
      <text:p text:style-name="P7"><text:s text:c="16"/>by two points A and B.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Howard Cheng, Gilbert Lee</text:p>
      <text:p text:style-name="P7"><text:s text:c="3"/>Date: <text:s text:c="7"/>Sept 8, 2002</text:p>
      <text:p text:style-name="P7"><text:s text:c="3"/>References: <text:s/>http://www.exaflop.org/docs/cgafaq/cga1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ssumes that point A != point B, otherwise the line</text:p>
      <text:p text:style-name="P7"><text:s text:c="16"/>would not be properly defined -&gt; returns dist=nan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y;</text:span></text:p>
      <text:p text:style-name="P11">} Point;</text:p>
      <text:p text:style-name="P11"/>
      <text:p text:style-name="P6">#define SQR(x) ((x)*(x))</text:p>
      <text:p text:style-name="P6"/>
      <text:p text:style-name="No_20_Spacing"><text:span text:style-name="T8">double</text:span><text:span text:style-name="T7"> dist_2d(Point a, Point b){</text:span></text:p>
      <text:p text:style-name="No_20_Spacing"><text:span text:style-name="T7"><text:s text:c="2"/></text:span><text:span text:style-name="T8">return</text:span><text:span text:style-name="T7"> sqrt(SQR(a.x-b.x)+SQR(a.y-b.y));</text:span></text:p>
      <text:p text:style-name="P11">}</text:p>
      <text:p text:style-name="P11"/>
      <text:p text:style-name="No_20_Spacing"><text:span text:style-name="T8">double</text:span><text:span text:style-name="T7"> dist_iline(Point a, Point b, Point p){</text:span></text:p>
      <text:p text:style-name="No_20_Spacing"><text:span text:style-name="T7"><text:s text:c="2"/></text:span><text:span text:style-name="T8">return</text:span><text:span text:style-name="T7"> fabs(((a.y-p.y)*(b.x-a.x)-</text:span></text:p>
      <text:p text:style-name="P11"><text:s text:c="15"/>(a.x-p.x)*(b.y-a.y))</text:p>
      <text:p text:style-name="P11"><text:s text:c="14"/>/dist_2d(a,b));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P11"><text:s text:c="2"/>Point a, b, p;</text:p>
      <text:p text:style-name="P11"><text:s text:c="2"/></text:p>
      <text:p text:style-name="No_20_Spacing"><text:soft-page-break/><text:span text:style-name="T7"><text:s text:c="2"/></text:span><text:span text:style-name="T8">while</text:span><text:span text:style-name="T7">(scanf(</text:span><text:span text:style-name="T11">"%lf %lf %lf %lf %lf %lf"</text:span><text:span text:style-name="T7">, </text:span></text:p>
      <text:p text:style-name="No_20_Spacing"><text:span text:style-name="T7"><text:s text:c="14"/>&amp;a.x, &amp;a.y, &amp;b.x, &amp;b.y, &amp;p.x, &amp;p.y) == </text:span><text:span text:style-name="T13">6</text:span><text:span text:style-name="T7">){</text:span></text:p>
      <text:p text:style-name="No_20_Spacing"><text:span text:style-name="T7"><text:s text:c="4"/>printf(</text:span><text:span text:style-name="T11">"Distance = %f\n"</text:span><text:span text:style-name="T7">, dist_iline(a,b,p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51340" text:continue-numbering="true" text:style-name="Outline">
        <text:list-item>
          <text:list>
            <text:list-item>
              <text:h text:style-name="P18" text:outline-level="2"><text:bookmark-start text:name="__RefHeading___Toc26770_2932636602"/><text:bookmark text:name="Bookmark19"/>Circle Intersection Area<text:bookmark-end text:name="__RefHeading___Toc2677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area of intersection of two circles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Scott Crosswhite</text:p>
      <text:p text:style-name="P7"><text:s text:c="3"/>Date: <text:s text:c="7"/>Oct 24, 2002</text:p>
      <text:p text:style-name="P7"><text:s text:c="3"/>References: <text:s/>http://hades.ph.tn.tudelft.nl/Internal/...</text:p>
      <text:p text:style-name="P7"><text:s text:c="21"/>.../Mathworld/math/math/c/c308.htm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ILON 1e-8</text:p>
      <text:p text:style-name="P6">#define SQR(x) ((x)*(x))</text:p>
      <text:p text:style-name="P6"/>
      <text:p text:style-name="No_20_Spacing"><text:span text:style-name="T8">double</text:span><text:span text:style-name="T7"> PI;</text:span></text:p>
      <text:p text:style-name="P11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P11"><text:s text:c="2"/>Point o;</text:p>
      <text:p text:style-name="No_20_Spacing"><text:span text:style-name="T7"><text:s text:c="2"/></text:span><text:span text:style-name="T8">double</text:span><text:span text:style-name="T7"> r;</text:span></text:p>
      <text:p text:style-name="P11">} Circle;</text:p>
      <text:p text:style-name="P11"/>
      <text:p text:style-name="No_20_Spacing"><text:span text:style-name="T8">double</text:span><text:span text:style-name="T7"> CIArea (Circle A, <text:s/>Circle B) {</text:span></text:p>
      <text:p text:style-name="No_20_Spacing"><text:span text:style-name="T7"><text:s text:c="2"/></text:span><text:span text:style-name="T8">double</text:span><text:span text:style-name="T7"> d, dA, dB, tx, ty;</text:span></text:p>
      <text:p text:style-name="P11"/>
      <text:p text:style-name="P11"><text:s text:c="2"/>d = sqrt(SQR(B.o.x - A.o.x) + SQR(B.o.y - A.o.y));</text:p>
      <text:p text:style-name="P11"/>
      <text:p text:style-name="No_20_Spacing"><text:span text:style-name="T7"><text:s text:c="2"/></text:span><text:span text:style-name="T8">if</text:span><text:span text:style-name="T7"> ((d &lt; EPSILON) || (d + A.r &lt;= B.r) || (d + B.r &lt;= A.r)) </text:span></text:p>
      <text:p text:style-name="No_20_Spacing"><text:soft-page-break/><text:span text:style-name="T7"><text:s text:c="4"/></text:span><text:span text:style-name="T8">return</text:span><text:span text:style-name="T7"> SQR((B.r &lt; A.r) ? B.r : A.r) * PI;</text:span></text:p>
      <text:p text:style-name="No_20_Spacing"><text:span text:style-name="T7"><text:s text:c="2"/></text:span><text:span text:style-name="T8">if</text:span><text:span text:style-name="T7"> (d &gt;= A.r + B.r) </text:span>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</text:span></text:p>
      <text:p text:style-name="P11"/>
      <text:p text:style-name="No_20_Spacing"><text:span text:style-name="T7"><text:s text:c="2"/>dA = tx = (SQR(d) + SQR(A.r) - SQR(B.r))/d/</text:span><text:span text:style-name="T13">2</text:span><text:span text:style-name="T7">;</text:span></text:p>
      <text:p text:style-name="P11"><text:s text:c="2"/>ty = sqrt(SQR(A.r) - SQR(tx));</text:p>
      <text:p text:style-name="No_20_Spacing"><text:span text:style-name="T7"><text:s text:c="2"/></text:span><text:span text:style-name="T6">dB = d - dA;</text:span></text:p>
      <text:p text:style-name="P10"/>
      <text:p text:style-name="No_20_Spacing"><text:span text:style-name="T6"><text:s text:c="2"/></text:span><text:span text:style-name="T9">return</text:span><text:span text:style-name="T6"> SQR(A.r)*acos(dA/A.r) - dA*sqrt(SQR(A.r)-SQR(dA))</text:span></text:p>
      <text:p text:style-name="P10"><text:s text:c="4"/>+ SQR(B.r)*acos(dB/B.r) - dB*sqrt(SQR(B.r)-SQR(dB));</text:p>
      <text:p text:style-name="P11">}</text:p>
      <text:p text:style-name="P11"/>
      <text:p text:style-name="No_20_Spacing"><text:span text:style-name="T8">int</text:span><text:span text:style-name="T7"> main () {</text:span></text:p>
      <text:p text:style-name="P11"><text:s text:c="2"/>Circle A, B;</text:p>
      <text:p text:style-name="P11"/>
      <text:p text:style-name="No_20_Spacing"><text:span text:style-name="T7"><text:s text:c="2"/>PI = acos(-</text:span><text:span text:style-name="T13">1</text:span><text:span text:style-name="T7">)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o.x, &amp;A.o.y, &amp;A.r, &amp;B.o.x, &amp;B.o.y, &amp;B.r) == </text:span><text:span text:style-name="T13">6</text:span><text:span text:style-name="T7">) {</text:span></text:p>
      <text:p text:style-name="No_20_Spacing"><text:span text:style-name="T7"><text:s text:c="4"/>printf(</text:span><text:span text:style-name="T11">"Area = %.5lf\n"</text:span><text:span text:style-name="T7">, CIArea(A, B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42144" text:continue-numbering="true" text:style-name="Outline">
        <text:list-item>
          <text:list>
            <text:list-item>
              <text:h text:style-name="P18" text:outline-level="2"><text:bookmark-start text:name="__RefHeading___Toc26772_2932636602"/><text:bookmark text:name="Bookmark20"/>Circle-Line Intersection<text:bookmark-end text:name="__RefHeading___Toc2677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either a line or a line segment, and a circle</text:p>
      <text:p text:style-name="P7"><text:s text:c="16"/>these routines calculate the number and coordinates</text:p>
      <text:p text:style-name="P7"><text:s text:c="16"/>of the intersection points.</text:p>
      <text:p text:style-name="P7"><text:s text:c="3"/></text:p>
      <text:p text:style-name="P7"><text:s text:c="3"/>Complexity: <text:s/>O(1) 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mathworld.wolfram.com/Circle-LineIntersection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>#define EPS 1e-8</text:p>
      <text:p text:style-name="P6"><text:soft-page-break/></text:p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P11"><text:s text:c="2"/>Point o;</text:p>
      <text:p text:style-name="No_20_Spacing"><text:span text:style-name="T7"><text:s text:c="2"/></text:span><text:span text:style-name="T8">double</text:span><text:span text:style-name="T7"> r;</text:span></text:p>
      <text:p text:style-name="P11">} Circle;</text:p>
      <text:p text:style-name="P11"/>
      <text:p text:style-name="No_20_Spacing"><text:span text:style-name="T8">int</text:span><text:span text:style-name="T7"> sgn(</text:span><text:span text:style-name="T8">double</text:span><text:span text:style-name="T7"> x){</text:span></text:p>
      <text:p text:style-name="No_20_Spacing"><text:span text:style-name="T7"><text:s text:c="2"/></text:span><text:span text:style-name="T8">return</text:span><text:span text:style-name="T7"> x &lt; </text:span><text:span text:style-name="T13">0</text:span><text:span text:style-name="T7"> ? -</text:span><text:span text:style-name="T13">1</text:span><text:span text:style-name="T7"> : </text:span><text:span text:style-name="T13">1</text:span><text:span text:style-name="T7">;</text:span></text:p>
      <text:p text:style-name="P11">}</text:p>
      <text:p text:style-name="P11"/>
      <text:p text:style-name="No_20_Spacing"><text:span text:style-name="T8">double</text:span><text:span text:style-name="T7"> dist_2d(Point a, Point b){</text:span></text:p>
      <text:p text:style-name="No_20_Spacing"><text:span text:style-name="T7"><text:s text:c="2"/></text:span><text:span text:style-name="T8">return</text:span><text:span text:style-name="T7"> sqrt(SQR(a.x-b.x)+SQR(a.y-b.y));</text:span></text:p>
      <text:p text:style-name="P11">}</text:p>
      <text:p text:style-name="P11"/>
      <text:p text:style-name="No_20_Spacing"><text:span text:style-name="T8">int</text:span><text:span text:style-name="T7"> circ_iline_isect(Circle c, Point a, Point b,</text:span></text:p>
      <text:p text:style-name="P11"><text:s text:c="21"/>Point *r1, Point *r2){</text:p>
      <text:p text:style-name="No_20_Spacing"><text:span text:style-name="T7"><text:s text:c="2"/></text:span><text:span text:style-name="T8">double</text:span><text:span text:style-name="T7"> dx = b.x-a.x, dy = b.y-a.y;</text:span></text:p>
      <text:p text:style-name="No_20_Spacing"><text:span text:style-name="T7"><text:s text:c="2"/></text:span><text:span text:style-name="T8">double</text:span><text:span text:style-name="T7"> sdr = SQR(dx)+SQR(dy), dr = sqrt(sdr);</text:span></text:p>
      <text:p text:style-name="No_20_Spacing"><text:span text:style-name="T7"><text:s text:c="2"/></text:span><text:span text:style-name="T8">double</text:span><text:span text:style-name="T7"> D,disc,x,y;</text:span></text:p>
      <text:p text:style-name="P11"><text:s text:c="2"/></text:p>
      <text:p text:style-name="P11"><text:s text:c="2"/>a.x -= c.o.x; a.y -= c.o.y;</text:p>
      <text:p text:style-name="P11"><text:s text:c="2"/>b.x -= c.o.x; b.y -= c.o.y;</text:p>
      <text:p text:style-name="P11"><text:s text:c="2"/>D = a.x*b.y - b.x*a.y;</text:p>
      <text:p text:style-name="P11"><text:s text:c="2"/>disc = SQR(c.r*dr)-SQR(D);</text:p>
      <text:p text:style-name="P11"><text:s text:c="2"/></text:p>
      <text:p text:style-name="No_20_Spacing"><text:span text:style-name="T7"><text:s text:c="2"/></text:span><text:span text:style-name="T8">if</text:span><text:span text:style-name="T7">(disc &lt; </text:span><text:span text:style-name="T13">0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P11"><text:s text:c="2"/>x = sgn(dy)*dx*sqrt(disc);</text:p>
      <text:p text:style-name="P11"><text:s text:c="2"/>y = fabs(dy)*sqrt(disc);</text:p>
      <text:p text:style-name="No_20_Spacing"><text:span text:style-name="T7"><text:s text:c="2"/></text:span><text:span text:style-name="T6">r1-&gt;x = (D*dy + x)/sdr + c.o.x;</text:span></text:p>
      <text:p text:style-name="P10"><text:s text:c="2"/>r2-&gt;x = (D*dy - x)/sdr + c.o.x;</text:p>
      <text:p text:style-name="P10"><text:s text:c="2"/>r1-&gt;y = (-D*dx + y)/sdr + c.o.y;</text:p>
      <text:p text:style-name="P10"><text:s text:c="2"/>r2-&gt;y = (-D*dx - y)/sdr + c.o.y;</text:p>
      <text:p text:style-name="No_20_Spacing"><text:span text:style-name="T6"><text:s text:c="2"/></text:span><text:span text:style-name="T8">return</text:span><text:span text:style-name="T7"> disc == </text:span><text:span text:style-name="T13">0</text:span><text:span text:style-name="T7"> ? </text:span><text:span text:style-name="T13">1</text:span><text:span text:style-name="T7"> : </text:span><text:span text:style-name="T13">2</text:span><text:span text:style-name="T7">;</text:span></text:p>
      <text:p text:style-name="P11">}</text:p>
      <text:p text:style-name="P11"/>
      <text:p text:style-name="No_20_Spacing"><text:span text:style-name="T8">int</text:span><text:span text:style-name="T7"> circ_lineseg_isect(Circle c, Point a, Point b,</text:span></text:p>
      <text:p text:style-name="P11"><text:s text:c="23"/>Point *r1, Point *r2){</text:p>
      <text:p text:style-name="No_20_Spacing"><text:span text:style-name="T7"><text:s text:c="2"/></text:span><text:span text:style-name="T8">double</text:span><text:span text:style-name="T7"> d = dist_2d(a,b);</text:span></text:p>
      <text:p text:style-name="No_20_Spacing"><text:span text:style-name="T7"><text:s text:c="2"/></text:span><text:span text:style-name="T8">int</text:span><text:span text:style-name="T7"> res = circ_iline_isect(c,a,b,r1,r2);</text:span></text:p>
      <text:p text:style-name="P11"><text:s text:c="2"/></text:p>
      <text:p text:style-name="No_20_Spacing"><text:span text:style-name="T7"><text:s text:c="2"/></text:span><text:span text:style-name="T8">if</text:span><text:span text:style-name="T7">(res == </text:span><text:span text:style-name="T13">2</text:span><text:span text:style-name="T7"> &amp;&amp; dist_2d(a,*r2)+dist_2d(*r2,b) != d) res--;</text:span></text:p>
      <text:p text:style-name="No_20_Spacing"><text:span text:style-name="T7"><text:s text:c="2"/></text:span><text:span text:style-name="T9">if</text:span><text:span text:style-name="T6">(res &gt;= </text:span><text:span text:style-name="T12">1</text:span><text:span text:style-name="T6"> &amp;&amp; dist_2d(a,*r1)+dist_2d(*r1,b) != d){</text:span></text:p>
      <text:p text:style-name="P10"><text:s text:c="4"/>*r1 = *r2;</text:p>
      <text:p text:style-name="No_20_Spacing"><text:span text:style-name="T6"><text:s text:c="4"/></text:span><text:span text:style-name="T7">res--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><text:soft-page-break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6">Circle c;</text:span></text:p>
      <text:p text:style-name="P10"><text:s text:c="2"/>Point a, b, r1, r2, r3, r4;</text:p>
      <text:p text:style-name="No_20_Spacing"><text:span text:style-name="T6"><text:s text:c="2"/></text:span><text:span text:style-name="T8">int</text:span><text:span text:style-name="T7"> res1, res2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 %lf %lf %lf %lf"</text:span><text:span text:style-name="T7">,</text:span></text:p>
      <text:p text:style-name="No_20_Spacing"><text:span text:style-name="T7"><text:s text:c="14"/>&amp;c.o.x, &amp;c.o.y, &amp;c.r, &amp;a.x, &amp;a.y, &amp;b.x, &amp;b.y) == </text:span><text:span text:style-name="T13">7</text:span><text:span text:style-name="T7">){</text:span></text:p>
      <text:p text:style-name="No_20_Spacing"><text:span text:style-name="T7"><text:s text:c="4"/></text:span><text:span text:style-name="T6">res1 = circ_iline_isect(c, a, b, &amp;r1, &amp;r2);</text:span></text:p>
      <text:p text:style-name="P10"><text:s text:c="4"/>res2 = circ_lineseg_isect(c, a, b, &amp;r3, &amp;r4);</text:p>
      <text:p text:style-name="No_20_Spacing"><text:span text:style-name="T6"><text:s text:c="4"/></text:span><text:span text:style-name="T7">printf(</text:span><text:span text:style-name="T11">"Infinite line has %d intersection point(s)\n"</text:span><text:span text:style-name="T7">, res1);</text:span></text:p>
      <text:p text:style-name="No_20_Spacing"><text:span text:style-name="T7"><text:s text:c="4"/></text:span><text:span text:style-name="T9">if</text:span><text:span text:style-name="T6">(res1 &gt;= </text:span><text:span text:style-name="T12">1</text:span><text:span text:style-name="T6">) printf(</text:span><text:span text:style-name="T10">"[%.6f,%.6f]\n"</text:span><text:span text:style-name="T6">, r1.x, r1.y);</text:span></text:p>
      <text:p text:style-name="No_20_Spacing"><text:span text:style-name="T6"><text:s text:c="4"/></text:span><text:span text:style-name="T9">if</text:span><text:span text:style-name="T6">(res1 == </text:span><text:span text:style-name="T12">2</text:span><text:span text:style-name="T6">) printf(</text:span><text:span text:style-name="T10">"[%.6f,%.6f]\n"</text:span><text:span text:style-name="T6">, r2.x, r2.y);</text:span></text:p>
      <text:p text:style-name="No_20_Spacing"><text:span text:style-name="T6"><text:s text:c="4"/></text:span><text:span text:style-name="T7">printf(</text:span><text:span text:style-name="T11">"Line segment has %d intersection point(s)\n"</text:span><text:span text:style-name="T7">, res2);</text:span></text:p>
      <text:p text:style-name="No_20_Spacing"><text:span text:style-name="T7"><text:s text:c="4"/></text:span><text:span text:style-name="T9">if</text:span><text:span text:style-name="T6">(res2 &gt;= </text:span><text:span text:style-name="T12">1</text:span><text:span text:style-name="T6">) printf(</text:span><text:span text:style-name="T10">"[%.6f,%.6f]\n"</text:span><text:span text:style-name="T6">, r3.x, r3.y);</text:span></text:p>
      <text:p text:style-name="No_20_Spacing"><text:span text:style-name="T6"><text:s text:c="4"/></text:span><text:span text:style-name="T9">if</text:span><text:span text:style-name="T6">(res2 == </text:span><text:span text:style-name="T12">2</text:span><text:span text:style-name="T6">) printf(</text:span><text:span text:style-name="T10">"[%.6f,%.6f]\n"</text:span><text:span text:style-name="T6">, r4.x, r4.y);</text:span></text:p>
      <text:p text:style-name="No_20_Spacing"><text:span text:style-name="T6"><text:s text:c="4"/></text:span><text:span text:style-name="T7">printf(</text:span><text:span text:style-name="T11">"\n"</text:span><text:span text:style-name="T7">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</text:p>
      <text:list xml:id="list29651097" text:continue-numbering="true" text:style-name="Outline">
        <text:list-item>
          <text:list>
            <text:list-item>
              <text:h text:style-name="P18" text:outline-level="2"><text:bookmark-start text:name="__RefHeading___Toc26774_2932636602"/><text:bookmark text:name="Bookmark21"/>Circle Intersection Points<text:bookmark-end text:name="__RefHeading___Toc2677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# and location of intersections.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Scott Crosswhite</text:p>
      <text:p text:style-name="P7"><text:s text:c="3"/>Date: <text:s text:c="7"/>Dec 21, 2002</text:p>
      <text:p text:style-name="P7"><text:s text:c="3"/>References: <text:s/>http://hades.ph.tn.tudelft.nl/.../MathWorld/</text:p>
      <text:p text:style-name="P7"><text:s text:c="23"/>math/math/c/c308.htm</text:p>
      <text:p text:style-name="P7"><text:s text:c="3"/>-----------------------------------------------------------------</text:p>
      <text:p text:style-name="P7"><text:s text:c="3"/>Reliability: 1.5 (Spain 10425)</text:p>
      <text:p text:style-name="P7"><text:s text:c="20"/>(Broderick's test batch)</text:p>
      <text:p text:style-name="P7"><text:s text:c="3"/>Notes: <text:s/>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 1e-8</text:p>
      <text:p text:style-name="P6">#define SQR(x) ((x)*(x))</text:p>
      <text:p text:style-name="P6"/>
      <text:p text:style-name="No_20_Spacing"><text:span text:style-name="T8">double</text:span><text:span text:style-name="T7"> PI;</text:span></text:p>
      <text:p text:style-name="P11"/>
      <text:p text:style-name="No_20_Spacing"><text:soft-page-break/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y;</text:span></text:p>
      <text:p text:style-name="P11">} Point;</text:p>
      <text:p text:style-name="P11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P11"><text:s text:c="2"/>Point o;</text:p>
      <text:p text:style-name="No_20_Spacing"><text:span text:style-name="T7"><text:s text:c="2"/></text:span><text:span text:style-name="T8">double</text:span><text:span text:style-name="T7"> r;</text:span></text:p>
      <text:p text:style-name="P11">} Circle;</text:p>
      <text:p text:style-name="P11"/>
      <text:p text:style-name="No_20_Spacing"><text:span text:style-name="T8">enum</text:span><text:span text:style-name="T7"> int_t {NONE=</text:span><text:span text:style-name="T13">0</text:span><text:span text:style-name="T7">, ONE, TWO, AEQUALSB, AINB, BINA,</text:span></text:p>
      <text:p text:style-name="P11"><text:s text:c="12"/>AINB_TANGENT, BINA_TANGENT};</text:p>
      <text:p text:style-name="P11"/>
      <text:p text:style-name="No_20_Spacing"><text:span text:style-name="T7">Point rotate_2d(Point p, Point o, </text:span><text:span text:style-name="T8">double</text:span><text:span text:style-name="T7"> theta){</text:span></text:p>
      <text:p text:style-name="No_20_Spacing"><text:span text:style-name="T7"><text:s text:c="2"/></text:span><text:span text:style-name="T8">double</text:span><text:span text:style-name="T7"> m[</text:span><text:span text:style-name="T13">2</text:span><text:span text:style-name="T7">][</text:span><text:span text:style-name="T13">2</text:span><text:span text:style-name="T7">];</text:span></text:p>
      <text:p text:style-name="P11"><text:s text:c="2"/>Point r;</text:p>
      <text:p text:style-name="P11"><text:s text:c="2"/></text:p>
      <text:p text:style-name="No_20_Spacing"><text:span text:style-name="T7"><text:s text:c="2"/>m[</text:span><text:span text:style-name="T13">0</text:span><text:span text:style-name="T7">][</text:span><text:span text:style-name="T13">0</text:span><text:span text:style-name="T7">] = m[</text:span><text:span text:style-name="T13">1</text:span><text:span text:style-name="T7">][</text:span><text:span text:style-name="T13">1</text:span><text:span text:style-name="T7">] = cos(theta);</text:span></text:p>
      <text:p text:style-name="No_20_Spacing"><text:span text:style-name="T7"><text:s text:c="2"/>m[</text:span><text:span text:style-name="T13">0</text:span><text:span text:style-name="T7">][</text:span><text:span text:style-name="T13">1</text:span><text:span text:style-name="T7">] = -sin(theta);</text:span></text:p>
      <text:p text:style-name="No_20_Spacing"><text:span text:style-name="T7"><text:s text:c="2"/>m[</text:span><text:span text:style-name="T13">1</text:span><text:span text:style-name="T7">][</text:span><text:span text:style-name="T13">0</text:span><text:span text:style-name="T7">] = -m[</text:span><text:span text:style-name="T13">0</text:span><text:span text:style-name="T7">][</text:span><text:span text:style-name="T13">1</text:span><text:span text:style-name="T7">];</text:span></text:p>
      <text:p text:style-name="P11"><text:s text:c="2"/>p.x -= o.x; </text:p>
      <text:p text:style-name="P11"><text:s text:c="2"/>p.y -= o.y;</text:p>
      <text:p text:style-name="No_20_Spacing"><text:span text:style-name="T7"><text:s text:c="2"/>r.x = m[</text:span><text:span text:style-name="T13">0</text:span><text:span text:style-name="T7">][</text:span><text:span text:style-name="T13">0</text:span><text:span text:style-name="T7">] * p.x + m[</text:span><text:span text:style-name="T13">0</text:span><text:span text:style-name="T7">][</text:span><text:span text:style-name="T13">1</text:span><text:span text:style-name="T7">] * p.y + o.x;</text:span></text:p>
      <text:p text:style-name="No_20_Spacing"><text:span text:style-name="T7"><text:s text:c="2"/>r.y = m[</text:span><text:span text:style-name="T13">1</text:span><text:span text:style-name="T7">][</text:span><text:span text:style-name="T13">0</text:span><text:span text:style-name="T7">] * p.x + m[</text:span><text:span text:style-name="T13">1</text:span><text:span text:style-name="T7">][</text:span><text:span text:style-name="T13">1</text:span><text:span text:style-name="T7">] * p.y + o.y;</text:span></text:p>
      <text:p text:style-name="No_20_Spacing"><text:span text:style-name="T7"><text:s text:c="2"/></text:span><text:span text:style-name="T8">if</text:span><text:span text:style-name="T7">(fabs(r.x) &lt; EPS) r.x =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(fabs(r.y) &lt; EPS) r.y =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r;</text:span></text:p>
      <text:p text:style-name="P11">}</text:p>
      <text:p text:style-name="P11"/>
      <text:p text:style-name="No_20_Spacing"><text:span text:style-name="T8">int</text:span><text:span text:style-name="T7"> CIType (Circle A, Circle B) {</text:span></text:p>
      <text:p text:style-name="No_20_Spacing"><text:span text:style-name="T7"><text:s text:c="2"/></text:span><text:span text:style-name="T8">double</text:span><text:span text:style-name="T7"> distance, dx = A.o.x - B.o.x, dy = A.o.y - B.o.y;</text:span></text:p>
      <text:p text:style-name="P11"/>
      <text:p text:style-name="P11"><text:s text:c="2"/>distance = sqrt(dx*dx + dy*dy);</text:p>
      <text:p text:style-name="P11"/>
      <text:p text:style-name="No_20_Spacing"><text:span text:style-name="T7"><text:s text:c="2"/></text:span><text:span text:style-name="T8">if</text:span><text:span text:style-name="T7"> (distance &lt; EPS &amp;&amp; fabs(A.r-B.r) &lt; EPS) </text:span><text:span text:style-name="T8">return</text:span><text:span text:style-name="T7"> AEQUALSB;</text:span></text:p>
      <text:p text:style-name="No_20_Spacing"><text:span text:style-name="T7"><text:s text:c="2"/></text:span><text:span text:style-name="T8">if</text:span><text:span text:style-name="T7"> (fabs(distance - (A.r + B.r)) &lt; EPS) </text:span><text:span text:style-name="T8">return</text:span><text:span text:style-name="T7"> ONE;</text:span></text:p>
      <text:p text:style-name="No_20_Spacing"><text:span text:style-name="T7"><text:s text:c="2"/></text:span><text:span text:style-name="T8">if</text:span><text:span text:style-name="T7"> (distance &gt; A.r + B.r) </text:span><text:span text:style-name="T8">return</text:span><text:span text:style-name="T7"> NONE;</text:span></text:p>
      <text:p text:style-name="No_20_Spacing"><text:span text:style-name="T7"><text:s text:c="2"/></text:span><text:span text:style-name="T8">if</text:span><text:span text:style-name="T7"> (distance + A.r &lt;= B.r) {</text:span></text:p>
      <text:p text:style-name="No_20_Spacing"><text:span text:style-name="T7"><text:s text:c="4"/></text:span><text:span text:style-name="T8">if</text:span><text:span text:style-name="T7"> (B.r - (distance+A.r) &lt; EPS) </text:span><text:span text:style-name="T8">return</text:span><text:span text:style-name="T7"> AINB_TANGENT;</text:span></text:p>
      <text:p text:style-name="No_20_Spacing"><text:span text:style-name="T7"><text:s text:c="4"/></text:span><text:span text:style-name="T8">return</text:span><text:span text:style-name="T7"> AINB;</text:span></text:p>
      <text:p text:style-name="P11"><text:s text:c="2"/>}</text:p>
      <text:p text:style-name="No_20_Spacing"><text:span text:style-name="T7"><text:s text:c="2"/></text:span><text:span text:style-name="T8">if</text:span><text:span text:style-name="T7"> (distance + B.r &lt;= A.r) {</text:span></text:p>
      <text:p text:style-name="No_20_Spacing"><text:span text:style-name="T7"><text:s text:c="4"/></text:span><text:span text:style-name="T8">if</text:span><text:span text:style-name="T7"> (A.r - (distance+B.r) &lt; EPS) </text:span><text:span text:style-name="T8">return</text:span><text:span text:style-name="T7"> BINA_TANGENT;</text:span></text:p>
      <text:p text:style-name="No_20_Spacing"><text:span text:style-name="T7"><text:s text:c="4"/></text:span><text:span text:style-name="T8">return</text:span><text:span text:style-name="T7"> BINA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TWO;</text:span></text:p>
      <text:p text:style-name="P11">}</text:p>
      <text:p text:style-name="P11"/>
      <text:p text:style-name="P7">/* Return value is # of intersections */</text:p>
      <text:p text:style-name="No_20_Spacing"><text:span text:style-name="T8">int</text:span><text:span text:style-name="T7"> CIPoints (Circle A, Circle B, Point *s, Point *t) {</text:span></text:p>
      <text:p text:style-name="No_20_Spacing"><text:span text:style-name="T7"><text:s text:c="2"/></text:span><text:span text:style-name="T8">double</text:span><text:span text:style-name="T7"> dx = B.o.x-A.o.x, dy = B.o.y-A.o.y;</text:span></text:p>
      <text:p text:style-name="No_20_Spacing"><text:span text:style-name="T7"><text:s text:c="2"/></text:span><text:span text:style-name="T9">double</text:span><text:span text:style-name="T6"> dA, d, c, a;</text:span></text:p>
      <text:p text:style-name="No_20_Spacing"><text:soft-page-break/><text:span text:style-name="T6"><text:s text:c="2"/></text:span><text:span text:style-name="T8">int</text:span><text:span text:style-name="T7"> type;</text:span></text:p>
      <text:p text:style-name="P11"/>
      <text:p text:style-name="P11"><text:s text:c="2"/>type = CIType(A, B);</text:p>
      <text:p text:style-name="P11"/>
      <text:p text:style-name="P11"><text:s text:c="2"/>d = sqrt(dx*dx + dy*dy);</text:p>
      <text:p text:style-name="P11"/>
      <text:p text:style-name="No_20_Spacing"><text:span text:style-name="T7"><text:s text:c="2"/></text:span><text:span text:style-name="T8">switch</text:span><text:span text:style-name="T7"> (type) {</text:span></text:p>
      <text:p text:style-name="No_20_Spacing"><text:span text:style-name="T7"><text:s text:c="2"/></text:span><text:span text:style-name="T8">case</text:span><text:span text:style-name="T7"> AINB_TANGENT:</text:span></text:p>
      <text:p text:style-name="P11"><text:s text:c="4"/>s-&gt;x = B.o.x + (B.r/d)*-dx;</text:p>
      <text:p text:style-name="P11"><text:s text:c="4"/>s-&gt;y = B.o.y + (B.r/d)*-dy;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P11"/>
      <text:p text:style-name="No_20_Spacing"><text:span text:style-name="T7"><text:s text:c="2"/></text:span><text:span text:style-name="T8">case</text:span><text:span text:style-name="T7"> BINA_TANGENT: </text:span><text:span text:style-name="T8">case</text:span><text:span text:style-name="T7"> ONE:</text:span></text:p>
      <text:p text:style-name="P11"><text:s text:c="4"/>s-&gt;x = A.o.x + (A.r/d)*dx;</text:p>
      <text:p text:style-name="P11"><text:s text:c="4"/>s-&gt;y = A.o.y + (A.r/d)*dy;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P11"/>
      <text:p text:style-name="No_20_Spacing"><text:span text:style-name="T7"><text:s text:c="2"/></text:span><text:span text:style-name="T8">case</text:span><text:span text:style-name="T7"> TWO:</text:span></text:p>
      <text:p text:style-name="P11"><text:s text:c="4"/>c = atan2(dy, dx);</text:p>
      <text:p text:style-name="P11"><text:s text:c="4"/></text:p>
      <text:p text:style-name="No_20_Spacing"><text:span text:style-name="T7"><text:s text:c="4"/>a = sqrt(</text:span><text:span text:style-name="T13">4</text:span><text:span text:style-name="T7">*SQR(d)*SQR(A.r) - SQR(SQR(d)-SQR(B.r)+SQR(A.r))) /d;</text:span></text:p>
      <text:p text:style-name="P11"/>
      <text:p text:style-name="No_20_Spacing"><text:span text:style-name="T7"><text:s text:c="4"/></text:span><text:span text:style-name="T6">dA = (SQR(d) - SQR(B.r) + SQR(A.r)) / (</text:span><text:span text:style-name="T12">2</text:span><text:span text:style-name="T6">*d);</text:span></text:p>
      <text:p text:style-name="P10"/>
      <text:p text:style-name="P10"><text:s text:c="4"/>t-&gt;x = s-&gt;x = dA + A.o.x;</text:p>
      <text:p text:style-name="No_20_Spacing"><text:span text:style-name="T6"><text:s text:c="4"/>s-&gt;y = a/</text:span><text:span text:style-name="T12">2</text:span><text:span text:style-name="T6"> + A.o.y;</text:span></text:p>
      <text:p text:style-name="No_20_Spacing"><text:span text:style-name="T6"><text:s text:c="4"/></text:span><text:span text:style-name="T7">t-&gt;y = -a/</text:span><text:span text:style-name="T13">2</text:span><text:span text:style-name="T7"> + A.o.y;</text:span></text:p>
      <text:p text:style-name="P11"/>
      <text:p text:style-name="No_20_Spacing"><text:span text:style-name="T7"><text:s text:c="4"/></text:span><text:span text:style-name="T4">/* Rotate these points */</text:span></text:p>
      <text:p text:style-name="P11"><text:s text:c="4"/>*s = rotate_2d(*s, A.o, c);</text:p>
      <text:p text:style-name="P11"><text:s text:c="4"/>*t = rotate_2d(*t, A.o, c);</text:p>
      <text:p text:style-name="P11"/>
      <text:p text:style-name="No_20_Spacing"><text:span text:style-name="T7"><text:s text:c="4"/></text:span><text:span text:style-name="T8">return</text:span><text:span text:style-name="T7"> </text:span><text:span text:style-name="T13">2</text:span><text:span text:style-name="T7">;</text:span></text:p>
      <text:p text:style-name="P11"/>
      <text:p text:style-name="No_20_Spacing"><text:span text:style-name="T7"><text:s text:c="2"/></text:span><text:span text:style-name="T8">default</text:span><text:span text:style-name="T7">:</text:span></text:p>
      <text:p text:style-name="No_20_Spacing"><text:span text:style-name="T7"><text:s text:c="4"/></text:span><text:span text:style-name="T8">return</text:span><text:span text:style-name="T7"> type;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 () {</text:span></text:p>
      <text:p text:style-name="P11"><text:s text:c="2"/>Circle A, B;</text:p>
      <text:p text:style-name="P11"><text:s text:c="2"/>Point s, t;</text:p>
      <text:p text:style-name="No_20_Spacing"><text:span text:style-name="T7"><text:s text:c="2"/></text:span><text:span text:style-name="T8">int</text:span><text:span text:style-name="T7"> num;</text:span></text:p>
      <text:p text:style-name="P11"/>
      <text:p text:style-name="No_20_Spacing"><text:span text:style-name="T7"><text:s text:c="2"/>PI = acos(-</text:span><text:span text:style-name="T13">1</text:span><text:span text:style-name="T7">)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o.x, &amp;A.o.y, &amp;A.r, &amp;B.o.x, &amp;B.o.y, &amp;B.r) == </text:span><text:span text:style-name="T13">6</text:span><text:span text:style-name="T7">) {</text:span></text:p>
      <text:p text:style-name="P11"/>
      <text:p text:style-name="P11"><text:s text:c="4"/>num = CIPoints(A, B, &amp;s, &amp;t);</text:p>
      <text:p text:style-name="P11"/>
      <text:p text:style-name="No_20_Spacing"><text:soft-page-break/><text:span text:style-name="T7"><text:s text:c="4"/>printf(</text:span><text:span text:style-name="T11">"There are %d intersections. </text:span><text:span text:style-name="T10">"</text:span><text:span text:style-name="T6">, num);</text:span></text:p>
      <text:p text:style-name="No_20_Spacing"><text:span text:style-name="T6"><text:s text:c="4"/></text:span><text:span text:style-name="T9">if</text:span><text:span text:style-name="T6"> (num) printf(</text:span><text:span text:style-name="T10">"(%.3f, %.3f) <text:s/>"</text:span><text:span text:style-name="T6">, s.x, s.y);</text:span></text:p>
      <text:p text:style-name="No_20_Spacing"><text:span text:style-name="T6"><text:s text:c="4"/></text:span><text:span text:style-name="T8">if</text:span><text:span text:style-name="T7"> (num == </text:span><text:span text:style-name="T13">2</text:span><text:span text:style-name="T7">) printf(</text:span><text:span text:style-name="T11">"(%.3f, %.3f)"</text:span><text:span text:style-name="T7">, t.x, t.y);</text:span></text:p>
      <text:p text:style-name="No_20_Spacing"><text:span text:style-name="T7"><text:s text:c="4"/>printf(</text:span><text:span text:style-name="T11">"\n"</text:span><text:span text:style-name="T7">);</text:span></text:p>
      <text:p text:style-name="P11"><text:s text:c="2"/>}</text:p>
      <text:p text:style-name="P11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30849" text:continue-numbering="true" text:style-name="Outline">
        <text:list-item>
          <text:list>
            <text:list-item>
              <text:h text:style-name="P18" text:outline-level="2"><text:bookmark-start text:name="__RefHeading___Toc26776_2932636602"/><text:bookmark text:name="Bookmark22"/>Circle Intersection Type<text:bookmark-end text:name="__RefHeading___Toc2677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Determines the type of intersection of 2 circles.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Scott Crosswhite</text:p>
      <text:p text:style-name="P7"><text:s text:c="3"/>Date: <text:s text:c="7"/>Oct 24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/>NONE - No intersection</text:p>
      <text:p text:style-name="P7"><text:s text:c="11"/>ONE - One intersection (no other common points)</text:p>
      <text:p text:style-name="P7"><text:s text:c="11"/>TWO - Two intersections</text:p>
      <text:p text:style-name="P7"><text:s text:c="11"/>AEQUALSB - Same circle</text:p>
      <text:p text:style-name="P7"><text:s text:c="11"/>AINB, BINA - One circle is in the other</text:p>
      <text:p text:style-name="P7"><text:s text:c="11"/>AINB_TANGENT, BINA_TANGENT - As above, with 1 pt tangent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ILON 1e-8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y;</text:span></text:p>
      <text:p text:style-name="P11">} Point;</text:p>
      <text:p text:style-name="P11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P11"><text:s text:c="2"/>Point o;</text:p>
      <text:p text:style-name="No_20_Spacing"><text:span text:style-name="T7"><text:s text:c="2"/></text:span><text:span text:style-name="T8">double</text:span><text:span text:style-name="T7"> r;</text:span></text:p>
      <text:p text:style-name="P11">} Circle;</text:p>
      <text:p text:style-name="P11"/>
      <text:p text:style-name="No_20_Spacing"><text:span text:style-name="T8">enum</text:span><text:span text:style-name="T7"> int_t {NONE=</text:span><text:span text:style-name="T13">0</text:span><text:span text:style-name="T7">, ONE, TWO, AEQUALSB, AINB, BINA, </text:span></text:p>
      <text:p text:style-name="P11"><text:s text:c="12"/>AINB_TANGENT, BINA_TANGENT};</text:p>
      <text:p text:style-name="P11"/>
      <text:p text:style-name="No_20_Spacing"><text:soft-page-break/><text:span text:style-name="T8">int</text:span><text:span text:style-name="T7"> CIType (Circle A, Circle B) {</text:span></text:p>
      <text:p text:style-name="No_20_Spacing"><text:span text:style-name="T7"><text:s text:c="2"/></text:span><text:span text:style-name="T8">double</text:span><text:span text:style-name="T7"> distance, dx = A.o.x - B.o.x, dy = A.o.y - B.o.y;</text:span></text:p>
      <text:p text:style-name="P11"/>
      <text:p text:style-name="P11"><text:s text:c="2"/>distance = sqrt(dx*dx + dy*dy);</text:p>
      <text:p text:style-name="P11"/>
      <text:p text:style-name="No_20_Spacing"><text:span text:style-name="T7"><text:s text:c="2"/></text:span><text:span text:style-name="T8">if</text:span><text:span text:style-name="T7"> (distance &lt; EPSILON &amp;&amp; fabs(A.r-B.r) &lt; EPSILON) </text:span><text:span text:style-name="T8">return</text:span><text:span text:style-name="T7"> AEQUALSB; </text:span></text:p>
      <text:p text:style-name="No_20_Spacing"><text:span text:style-name="T7"><text:s text:c="2"/></text:span><text:span text:style-name="T8">if</text:span><text:span text:style-name="T7"> (fabs(distance - (A.r + B.r)) &lt; EPSILON) </text:span><text:span text:style-name="T8">return</text:span><text:span text:style-name="T7"> ONE; </text:span></text:p>
      <text:p text:style-name="No_20_Spacing"><text:span text:style-name="T7"><text:s text:c="2"/></text:span><text:span text:style-name="T8">if</text:span><text:span text:style-name="T7"> (distance &gt; A.r + B.r) </text:span><text:span text:style-name="T8">return</text:span><text:span text:style-name="T7"> NONE;</text:span></text:p>
      <text:p text:style-name="No_20_Spacing"><text:span text:style-name="T7"><text:s text:c="2"/></text:span><text:span text:style-name="T8">if</text:span><text:span text:style-name="T7"> (distance + A.r &lt;= B.r) {</text:span></text:p>
      <text:p text:style-name="No_20_Spacing"><text:span text:style-name="T7"><text:s text:c="4"/></text:span><text:span text:style-name="T8">if</text:span><text:span text:style-name="T7"> (B.r - (distance+A.r) &lt; EPSILON) </text:span><text:span text:style-name="T8">return</text:span><text:span text:style-name="T7"> AINB_TANGENT;</text:span></text:p>
      <text:p text:style-name="No_20_Spacing"><text:span text:style-name="T7"><text:s text:c="4"/></text:span><text:span text:style-name="T8">return</text:span><text:span text:style-name="T7"> AINB;</text:span></text:p>
      <text:p text:style-name="P11"><text:s text:c="2"/>} </text:p>
      <text:p text:style-name="No_20_Spacing"><text:span text:style-name="T7"><text:s text:c="2"/></text:span><text:span text:style-name="T8">if</text:span><text:span text:style-name="T7"> (distance + B.r &lt;= A.r) {</text:span></text:p>
      <text:p text:style-name="No_20_Spacing"><text:span text:style-name="T7"><text:s text:c="4"/></text:span><text:span text:style-name="T8">if</text:span><text:span text:style-name="T7"> (A.r - (distance+B.r) &lt; EPSILON) </text:span><text:span text:style-name="T8">return</text:span><text:span text:style-name="T7"> BINA_TANGENT;</text:span></text:p>
      <text:p text:style-name="No_20_Spacing"><text:span text:style-name="T7"><text:s text:c="4"/></text:span><text:span text:style-name="T8">return</text:span><text:span text:style-name="T7"> BINA; 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TWO;</text:span></text:p>
      <text:p text:style-name="P11">}</text:p>
      <text:p text:style-name="P11"/>
      <text:p text:style-name="P7">/* To test output */</text:p>
      <text:p text:style-name="No_20_Spacing"><text:span text:style-name="T8">char</text:span><text:span text:style-name="T7"> type_s[</text:span><text:span text:style-name="T13">8</text:span><text:span text:style-name="T7">][</text:span><text:span text:style-name="T13">50</text:span><text:span text:style-name="T7">] = {</text:span><text:span text:style-name="T11">"No intersection"</text:span><text:span text:style-name="T7">, </text:span></text:p>
      <text:p text:style-name="No_20_Spacing"><text:span text:style-name="T7"><text:s text:c="22"/></text:span><text:span text:style-name="T11">"One intersection"</text:span><text:span text:style-name="T7">,</text:span></text:p>
      <text:p text:style-name="No_20_Spacing"><text:span text:style-name="T7"><text:s text:c="22"/></text:span><text:span text:style-name="T11">"Two intersections"</text:span><text:span text:style-name="T7">,</text:span></text:p>
      <text:p text:style-name="No_20_Spacing"><text:span text:style-name="T7"><text:s text:c="22"/></text:span><text:span text:style-name="T11">"Circles match"</text:span><text:span text:style-name="T7">,</text:span></text:p>
      <text:p text:style-name="No_20_Spacing"><text:span text:style-name="T7"><text:s text:c="22"/></text:span><text:span text:style-name="T11">"A is entirely in B"</text:span><text:span text:style-name="T7">,</text:span></text:p>
      <text:p text:style-name="No_20_Spacing"><text:span text:style-name="T7"><text:s text:c="22"/></text:span><text:span text:style-name="T11">"B is entirely in A"</text:span><text:span text:style-name="T7">,</text:span></text:p>
      <text:p text:style-name="No_20_Spacing"><text:span text:style-name="T7"><text:s text:c="22"/></text:span><text:span text:style-name="T11">"A is in B and tangent"</text:span><text:span text:style-name="T7">,</text:span></text:p>
      <text:p text:style-name="No_20_Spacing"><text:span text:style-name="T7"><text:s text:c="22"/></text:span><text:span text:style-name="T11">"B is in A and tangent"</text:span><text:span text:style-name="T7">};</text:span></text:p>
      <text:p text:style-name="P11"/>
      <text:p text:style-name="No_20_Spacing"><text:span text:style-name="T8">int</text:span><text:span text:style-name="T7"> main () {</text:span></text:p>
      <text:p text:style-name="No_20_Spacing"><text:span text:style-name="T7"><text:s text:c="2"/></text:span><text:span text:style-name="T8">int</text:span><text:span text:style-name="T7"> type;</text:span></text:p>
      <text:p text:style-name="P11"><text:s text:c="2"/>Circle A, B;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</text:span></text:p>
      <text:p text:style-name="No_20_Spacing"><text:span text:style-name="T7"><text:s text:c="15"/>&amp;A.o.x, &amp;A.o.y, &amp;A.r, &amp;B.o.x, &amp;B.o.y, &amp;B.r) == </text:span><text:span text:style-name="T13">6</text:span><text:span text:style-name="T7">) {</text:span></text:p>
      <text:p text:style-name="P11"/>
      <text:p text:style-name="P11"><text:s text:c="4"/>type = CIType(A, B);</text:p>
      <text:p text:style-name="No_20_Spacing"><text:span text:style-name="T7"><text:s text:c="4"/>printf(</text:span><text:span text:style-name="T11">"Type: %s \n"</text:span><text:span text:style-name="T7">, type_s[type]);</text:span></text:p>
      <text:p text:style-name="P11"><text:s text:c="2"/>}</text:p>
      <text:p text:style-name="P11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 – </text:p>
      <text:list xml:id="list29639705" text:continue-numbering="true" text:style-name="Outline">
        <text:list-item>
          <text:list>
            <text:list-item>
              <text:h text:style-name="P18" text:outline-level="2"><text:bookmark-start text:name="__RefHeading___Toc26778_2932636602"/><text:bookmark text:name="Bookmark23"/>Infinite Line Intersection<text:bookmark-end text:name="__RefHeading___Toc2677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oft-page-break/><text:s text:c="3"/>Description: Given two infinite lines specified by two points,</text:p>
      <text:p text:style-name="P7"><text:s text:c="16"/>determines whether they intersect at one point,</text:p>
      <text:p text:style-name="P7"><text:s text:c="16"/>infinitely many points, or no points. <text:s/>In the first </text:p>
      <text:p text:style-name="P7"><text:s text:c="16"/>case, the point of intersection is also returned.</text:p>
      <text:p text:style-name="P7"><text:s text:c="16"/>The points of a line must be different (otherwise,</text:p>
      <text:p text:style-name="P7"><text:s text:c="16"/>the line is not define)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Howard Cheng</text:p>
      <text:p text:style-name="P7"><text:s text:c="3"/>Date: <text:s text:c="7"/>Nov 01, 2003</text:p>
      <text:p text:style-name="P7"><text:s text:c="3"/>References: <text:s/>www.exaflop.org/docs/cgafaq/cga1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returns 1 if intersect at a point</text:p>
      <text:p text:style-name="P7"><text:s text:c="16"/>- returns 0 if no intersection</text:p>
      <text:p text:style-name="P7"><text:s text:c="16"/>- returns -1 if lines coincide</text:p>
      <text:p text:style-name="P7">*/</text:p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P6">#define EPS 1e-8</text:p>
      <text:p text:style-name="P6"/>
      <text:p text:style-name="No_20_Spacing"><text:span text:style-name="T8">int</text:span><text:span text:style-name="T7"> isect_iline(Point a, Point b, Point c, Point d, Point *p){</text:span></text:p>
      <text:p text:style-name="No_20_Spacing"><text:span text:style-name="T7"><text:s text:c="2"/></text:span><text:span text:style-name="T9">double</text:span><text:span text:style-name="T6"> r, denom, num1;</text:span></text:p>
      <text:p text:style-name="P10"/>
      <text:p text:style-name="P10"><text:s text:c="2"/>num1 <text:s/>= (a.y - c.y) * (d.x - c.x) - (a.x - c.x) * (d.y - c.y);</text:p>
      <text:p text:style-name="P10"><text:s text:c="2"/>denom = (b.x - a.x) * (d.y - c.y) - (b.y - a.y) * (d.x - c.x);</text:p>
      <text:p text:style-name="P10"/>
      <text:p text:style-name="No_20_Spacing"><text:span text:style-name="T6"><text:s text:c="2"/></text:span><text:span text:style-name="T9">if</text:span><text:span text:style-name="T6"> (fabs(denom) &gt;= EPS) {</text:span></text:p>
      <text:p text:style-name="P10"><text:s text:c="4"/>r = num1 / denom;</text:p>
      <text:p text:style-name="P10"><text:s text:c="4"/>p-&gt;x = a.x + r*(b.x - a.x);</text:p>
      <text:p text:style-name="P10"><text:s text:c="4"/>p-&gt;y = a.y + r*(b.y - a.y);</text:p>
      <text:p text:style-name="No_20_Spacing"><text:span text:style-name="T6"><text:s text:c="4"/></text:span><text:span text:style-name="T8">return</text:span><text:span text:style-name="T7"> </text:span><text:span text:style-name="T13">1</text:span><text:span text:style-name="T7">;</text:span></text:p>
      <text:p text:style-name="P11"><text:s text:c="2"/>} </text:p>
      <text:p text:style-name="No_20_Spacing"><text:span text:style-name="T7"><text:s text:c="2"/></text:span><text:span text:style-name="T8">if</text:span><text:span text:style-name="T7"> (fabs(num1) &gt;= EPS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Point a, b, c, d, p; </text:span><text:span text:style-name="T8">int</text:span><text:span text:style-name="T7"> res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 %lf %lf %lf %lf"</text:span><text:span text:style-name="T7">,</text:span></text:p>
      <text:p text:style-name="No_20_Spacing"><text:span text:style-name="T7"><text:s text:c="9"/>&amp;a.x, &amp;a.y, &amp;b.x, &amp;b.y, &amp;c.x, &amp;c.y, &amp;d.x, &amp;d.y) == </text:span><text:span text:style-name="T13">8</text:span><text:span text:style-name="T7">) {</text:span></text:p>
      <text:p text:style-name="P11"><text:s text:c="4"/>res = isect_iline(a, b, c, d, &amp;p);</text:p>
      <text:p text:style-name="No_20_Spacing"><text:span text:style-name="T7"><text:s text:c="4"/></text:span><text:span text:style-name="T8">if</text:span><text:span text:style-name="T7"> (res == </text:span><text:span text:style-name="T13">1</text:span><text:span text:style-name="T7">) {</text:span></text:p>
      <text:p text:style-name="No_20_Spacing"><text:span text:style-name="T7"><text:s text:c="6"/>printf(</text:span><text:span text:style-name="T11">"Intersect at (%0.2f, %0.2f)\n"</text:span><text:span text:style-name="T7">, p.x, p.y);</text:span></text:p>
      <text:p text:style-name="No_20_Spacing"><text:soft-page-break/><text:span text:style-name="T7"><text:s text:c="4"/>} </text:span><text:span text:style-name="T8">else</text:span><text:span text:style-name="T7"> </text:span><text:span text:style-name="T8">if</text:span><text:span text:style-name="T7"> (res == </text:span><text:span text:style-name="T13">0</text:span><text:span text:style-name="T7">) {</text:span></text:p>
      <text:p text:style-name="No_20_Spacing"><text:span text:style-name="T7"><text:s text:c="6"/>printf(</text:span><text:span text:style-name="T11">"Don't intersect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Infinite number of intersections\n"</text:span><text:span text:style-name="T7">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52339" text:continue-numbering="true" text:style-name="Outline">
        <text:list-item>
          <text:list>
            <text:list-item>
              <text:h text:style-name="P18" text:outline-level="2"><text:bookmark-start text:name="__RefHeading___Toc26780_2932636602"/><text:bookmark text:name="Bookmark24"/>Line Segment Intersection<text:bookmark-end text:name="__RefHeading___Toc2678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wo line segments specified by endpoints,</text:p>
      <text:p text:style-name="P7"><text:s text:c="16"/>determine whether they intersect at one point, </text:p>
      <text:p text:style-name="P7"><text:s text:c="16"/>infinitely many points, or no points. <text:s/>In the first</text:p>
      <text:p text:style-name="P7"><text:s text:c="16"/>case, the point of intersection is also returned.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Howard Cheng</text:p>
      <text:p text:style-name="P7"><text:s text:c="3"/>Date: <text:s text:c="7"/>Nov 1, 2003</text:p>
      <text:p text:style-name="P7"><text:s text:c="3"/>References: <text:s/>www.exaflop.org/docs/cgafaq/cga1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he endpoints of a line must be different.</text:p>
      <text:p text:style-name="P7"><text:s text:c="16"/>- Returns 1 if segments intersect at a point, </text:p>
      <text:p text:style-name="P7"><text:s text:c="26"/>0 if line segments don't intersect</text:p>
      <text:p text:style-name="P7"><text:s text:c="25"/>-1 if the lines coincide 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P11"/>
      <text:p text:style-name="No_20_Spacing"><text:span text:style-name="T8">int</text:span><text:span text:style-name="T7"> intersect_line(Point a, Point b, Point c, Point d, Point *p){</text:span></text:p>
      <text:p text:style-name="No_20_Spacing"><text:span text:style-name="T7"><text:s text:c="2"/></text:span><text:span text:style-name="T6">Point t; </text:span><text:span text:style-name="T9">double</text:span><text:span text:style-name="T6"> r, s, denom, num1, num2;</text:span></text:p>
      <text:p text:style-name="P10"/>
      <text:p text:style-name="P10"><text:s text:c="2"/>num1 <text:s/>= (a.y - c.y)*(d.x - c.x) - (a.x - c.x)*(d.y - c.y);</text:p>
      <text:p text:style-name="P10"><text:s text:c="2"/>num2 <text:s/>= (a.y - c.y)*(b.x - a.x) - (a.x - c.x)*(b.y - a.y);</text:p>
      <text:p text:style-name="P10"><text:soft-page-break/><text:s text:c="2"/>denom = (b.x - a.x)*(d.y - c.y) - (b.y - a.y)*(d.x - c.x);</text:p>
      <text:p text:style-name="P10"/>
      <text:p text:style-name="No_20_Spacing"><text:span text:style-name="T6"><text:s text:c="2"/></text:span><text:span text:style-name="T9">if</text:span><text:span text:style-name="T6"> (fabs(denom) &gt;= EPS) {</text:span></text:p>
      <text:p text:style-name="P10"><text:s text:c="4"/>r = num1 / denom;</text:p>
      <text:p text:style-name="P10"><text:s text:c="4"/>s = num2 / denom;</text:p>
      <text:p text:style-name="No_20_Spacing"><text:span text:style-name="T6"><text:s text:c="4"/></text:span><text:span text:style-name="T9">if</text:span><text:span text:style-name="T6"> (</text:span><text:span text:style-name="T12">0</text:span><text:span text:style-name="T6">-EPS &lt;= r &amp;&amp; r &lt;= </text:span><text:span text:style-name="T12">1</text:span><text:span text:style-name="T6">+EPS &amp;&amp; </text:span></text:p>
      <text:p text:style-name="No_20_Spacing"><text:span text:style-name="T6"><text:s text:c="8"/></text:span><text:span text:style-name="T12">0</text:span><text:span text:style-name="T6">-EPS &lt;= s &amp;&amp; s &lt;= </text:span><text:span text:style-name="T12">1</text:span><text:span text:style-name="T6">+EPS) {</text:span></text:p>
      <text:p text:style-name="P10"><text:s text:c="6"/>p-&gt;x = a.x + r*(b.x - a.x);</text:p>
      <text:p text:style-name="P10"><text:s text:c="6"/>p-&gt;y = a.y + r*(b.y - a.y);</text:p>
      <text:p text:style-name="No_20_Spacing"><text:span text:style-name="T6"><text:s text:c="6"/></text:span><text:span text:style-name="T8">return</text:span><text:span text:style-name="T7"> </text:span><text:span text:style-name="T13">1</text:span><text:span text:style-name="T7">;</text:span></text:p>
      <text:p text:style-name="P11"><text:s text:c="4"/>}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</text:span></text:p>
      <text:p text:style-name="P11"><text:s text:c="2"/>}</text:p>
      <text:p text:style-name="No_20_Spacing"><text:span text:style-name="T7"><text:s text:c="2"/></text:span><text:span text:style-name="T8">if</text:span><text:span text:style-name="T7"> (fabs(num1) &gt;= EPS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 (a.x &gt; b.x || (a.x == b.x &amp;&amp; a.y &gt; b.y)) { t = a; a = b; b = t; }</text:span></text:p>
      <text:p text:style-name="No_20_Spacing"><text:span text:style-name="T7"><text:s text:c="2"/></text:span><text:span text:style-name="T8">if</text:span><text:span text:style-name="T7"> (c.x &gt; d.x || (c.x == d.x &amp;&amp; c.y &gt; d.y)) { t = c; c = d; d = t; }</text:span></text:p>
      <text:p text:style-name="No_20_Spacing"><text:span text:style-name="T7"><text:s text:c="2"/></text:span><text:span text:style-name="T8">if</text:span><text:span text:style-name="T7"> (a.x == b.x) {</text:span></text:p>
      <text:p text:style-name="No_20_Spacing"><text:span text:style-name="T7"><text:s text:c="4"/></text:span><text:span text:style-name="T8">if</text:span><text:span text:style-name="T7"> (b.y == c.y) {</text:span></text:p>
      <text:p text:style-name="No_20_Spacing"><text:span text:style-name="T7"><text:s text:c="6"/>*p = b; </text:span><text:span text:style-name="T8">return</text:span><text:span text:style-name="T7"> </text:span><text:span text:style-name="T13">1</text:span><text:span text:style-name="T7">; 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.y == d.y) {</text:span></text:p>
      <text:p text:style-name="No_20_Spacing"><text:span text:style-name="T7"><text:s text:c="6"/>*p = a;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b.y &lt; c.y || d.y &lt; a.y)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} </text:span><text:span text:style-name="T8">else</text:span><text:span text:style-name="T7"> {</text:span></text:p>
      <text:p text:style-name="No_20_Spacing"><text:span text:style-name="T7"><text:s text:c="4"/></text:span><text:span text:style-name="T8">if</text:span><text:span text:style-name="T7"> (b.x == c.x) {</text:span></text:p>
      <text:p text:style-name="No_20_Spacing"><text:span text:style-name="T7"><text:s text:c="6"/>*p = b;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.x == d.x) {</text:span></text:p>
      <text:p text:style-name="No_20_Spacing"><text:span text:style-name="T7"><text:s text:c="6"/>*p = a;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b.x &lt; c.x || d.x &lt; a.x) 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Point a, b, c, d, p; </text:span><text:span text:style-name="T8">int</text:span><text:span text:style-name="T7"> res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 (scanf(</text:span><text:span text:style-name="T11">"%lf %lf %lf %lf %lf %lf %lf %lf"</text:span><text:span text:style-name="T7">,</text:span></text:p>
      <text:p text:style-name="No_20_Spacing"><text:span text:style-name="T7"><text:s text:c="7"/>&amp;a.x, &amp;a.y, &amp;b.x, &amp;b.y, &amp;c.x, &amp;c.y, &amp;d.x, &amp;d.y) == </text:span><text:span text:style-name="T13">8</text:span><text:span text:style-name="T7">) {</text:span></text:p>
      <text:p text:style-name="P11"><text:s text:c="4"/>res = intersect_line(a, b, c, d, &amp;p);</text:p>
      <text:p text:style-name="No_20_Spacing"><text:span text:style-name="T7"><text:s text:c="4"/></text:span><text:span text:style-name="T8">if</text:span><text:span text:style-name="T7"> (res == </text:span><text:span text:style-name="T13">1</text:span><text:span text:style-name="T7">) {</text:span></text:p>
      <text:p text:style-name="No_20_Spacing"><text:span text:style-name="T7"><text:s text:c="6"/>printf(</text:span><text:span text:style-name="T11">"Intersect at (%0.2f, %0.2f)\n"</text:span><text:span text:style-name="T7">, p.x, p.y)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res == </text:span><text:span text:style-name="T13">0</text:span><text:span text:style-name="T7">) {</text:span></text:p>
      <text:p text:style-name="No_20_Spacing"><text:span text:style-name="T7"><text:s text:c="6"/>printf(</text:span><text:span text:style-name="T11">"Don't intersect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Infinite number of intersections\n"</text:span><text:span text:style-name="T7">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><text:soft-page-break/></text:p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-D Geometry: </text:p>
      <text:list xml:id="list29633609" text:continue-numbering="true" text:style-name="Outline">
        <text:list-item>
          <text:list>
            <text:list-item>
              <text:h text:style-name="P18" text:outline-level="2"><text:bookmark-start text:name="__RefHeading___Toc26782_2932636602"/><text:bookmark text:name="Bookmark25"/>Area of intersection between two general polygons<text:bookmark-end text:name="__RefHeading___Toc2678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akes in two general simple polygons</text:p>
      <text:p text:style-name="P7"><text:s text:c="16"/>(not necessarily convex) and computes the area of</text:p>
      <text:p text:style-name="P7"><text:s text:c="16"/>their intersection.</text:p>
      <text:p text:style-name="P7"><text:s text:c="3"/></text:p>
      <text:p text:style-name="P7"><text:s text:c="3"/>Complexity: <text:s/>O(n^2) worst case</text:p>
      <text:p text:style-name="P7"><text:s text:c="3"/>-----------------------------------------------------------------</text:p>
      <text:p text:style-name="P7"><text:s text:c="3"/>Author: <text:s text:c="5"/>Jason Klaus</text:p>
      <text:p text:style-name="P7"><text:s text:c="3"/>Date: <text:s text:c="7"/>November 3, 2003</text:p>
      <text:p text:style-name="P7"><text:s text:c="3"/>References: <text:s/>www.cg.tuwien.ac.at/~theussl/papers/polygons.ps.gz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Simplified the documented triangulation algorithm</text:p>
      <text:p text:style-name="P7"><text:s text:c="16"/>somewhat so it is not as long but a constant time</text:p>
      <text:p text:style-name="P7"><text:s text:c="16"/>slower.</text:p>
      <text:p text:style-name="P7">*/</text:p>
      <text:p text:style-name="P7"/>
      <text:p text:style-name="P6">#include &lt;cstdio&gt;</text:p>
      <text:p text:style-name="P6">#include &lt;list&gt;</text:p>
      <text:p text:style-name="P6">#include &lt;vector&gt;</text:p>
      <text:p text:style-name="P6">#include &lt;algorithm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EPS 1e-8</text:p>
      <text:p text:style-name="P6"/>
      <text:p text:style-name="P7">// 1 for clockwise ordering of points, -1 for counter-clockwise</text:p>
      <text:p text:style-name="P6">#define ORDER 1</text:p>
      <text:p text:style-name="P6"/>
      <text:p text:style-name="No_20_Spacing"><text:span text:style-name="T8">struct</text:span><text:span text:style-name="T7"> Point {</text:span></text:p>
      <text:p text:style-name="No_20_Spacing"><text:span text:style-name="T7"><text:s text:c="2"/></text:span><text:span text:style-name="T8">double</text:span><text:span text:style-name="T7"> x, y;</text:span></text:p>
      <text:p text:style-name="P11"/>
      <text:p text:style-name="No_20_Spacing"><text:span text:style-name="T7"><text:s text:c="2"/></text:span><text:span text:style-name="T8">bool</text:span><text:span text:style-name="T7"> </text:span><text:span text:style-name="T8">operator</text:span><text:span text:style-name="T7"> &lt; (</text:span><text:span text:style-name="T8">const</text:span><text:span text:style-name="T7"> Point &amp;p) </text:span><text:span text:style-name="T8">const</text:span><text:span text:style-name="T7"> {</text:span></text:p>
      <text:p text:style-name="No_20_Spacing"><text:span text:style-name="T7"><text:s text:c="4"/></text:span><text:span text:style-name="T8">return</text:span><text:span text:style-name="T7"> (y + EPS &lt; p.y) || ((y - EPS &lt; p.y) &amp;&amp; (x + EPS &lt; p.x));</text:span></text:p>
      <text:p text:style-name="P11"><text:s text:c="2"/>} </text:p>
      <text:p text:style-name="No_20_Spacing"><text:span text:style-name="T7"><text:s text:c="2"/></text:span><text:span text:style-name="T8">bool</text:span><text:span text:style-name="T7"> </text:span><text:span text:style-name="T8">operator</text:span><text:span text:style-name="T7"> == (</text:span><text:span text:style-name="T8">const</text:span><text:span text:style-name="T7"> Point &amp;p) </text:span><text:span text:style-name="T8">const</text:span><text:span text:style-name="T7"> {</text:span></text:p>
      <text:p text:style-name="No_20_Spacing"><text:span text:style-name="T7"><text:s text:c="4"/></text:span><text:span text:style-name="T8">return</text:span><text:span text:style-name="T7"> !(*</text:span><text:span text:style-name="T8">this</text:span><text:span text:style-name="T7"> &lt; p) &amp;&amp; !(p &lt; *</text:span><text:span text:style-name="T8">this</text:span><text:span text:style-name="T7">);</text:span></text:p>
      <text:p text:style-name="P11"><text:s text:c="2"/>} </text:p>
      <text:p text:style-name="P11">};</text:p>
      <text:p text:style-name="P11"/>
      <text:p text:style-name="No_20_Spacing"><text:span text:style-name="T8">struct</text:span><text:span text:style-name="T7"> Triangle {</text:span></text:p>
      <text:p text:style-name="No_20_Spacing"><text:span text:style-name="T7"><text:s text:c="2"/>Point p[</text:span><text:span text:style-name="T13">3</text:span><text:span text:style-name="T7">];</text:span></text:p>
      <text:p text:style-name="P11">};</text:p>
      <text:p text:style-name="P11"/>
      <text:p text:style-name="P7"><text:soft-page-break/>//2D cross product of vectors a-&gt;b, c-&gt;d</text:p>
      <text:p text:style-name="No_20_Spacing"><text:span text:style-name="T8">inline</text:span><text:span text:style-name="T7"> </text:span><text:span text:style-name="T8">double</text:span><text:span text:style-name="T7"> cross(</text:span><text:span text:style-name="T8">const</text:span><text:span text:style-name="T7"> Point &amp;a, </text:span><text:span text:style-name="T8">const</text:span><text:span text:style-name="T7"> Point &amp;b,</text:span></text:p>
      <text:p text:style-name="No_20_Spacing"><text:span text:style-name="T7"><text:s text:c="20"/></text:span><text:span text:style-name="T8">const</text:span><text:span text:style-name="T7"> Point &amp;c, </text:span><text:span text:style-name="T8">const</text:span><text:span text:style-name="T7"> Point &amp;d){</text:span></text:p>
      <text:p text:style-name="No_20_Spacing"><text:span text:style-name="T7"><text:s text:c="2"/></text:span><text:span text:style-name="T8">return</text:span><text:span text:style-name="T7"> ((b.x - a.x)*(d.y - c.y) - (d.x - c.x)*(b.y - a.y));</text:span></text:p>
      <text:p text:style-name="P11">}</text:p>
      <text:p text:style-name="P11"/>
      <text:p text:style-name="P7">// This function classifies p as either being "left of" [-1],</text:p>
      <text:p text:style-name="P7">// "right of" [+1] or "on" [0] the line a -&gt; b.</text:p>
      <text:p text:style-name="P7"/>
      <text:p text:style-name="No_20_Spacing"><text:span text:style-name="T8">int</text:span><text:span text:style-name="T7"> leftRight(</text:span><text:span text:style-name="T8">const</text:span><text:span text:style-name="T7"> Point &amp;a, </text:span><text:span text:style-name="T8">const</text:span><text:span text:style-name="T7"> Point &amp;b, </text:span><text:span text:style-name="T8">const</text:span><text:span text:style-name="T7"> Point &amp;p){</text:span></text:p>
      <text:p text:style-name="No_20_Spacing"><text:span text:style-name="T7"><text:s text:c="2"/></text:span><text:span text:style-name="T8">double</text:span><text:span text:style-name="T7"> res = cross(a, b, a, p);</text:span></text:p>
      <text:p text:style-name="P11"/>
      <text:p text:style-name="No_20_Spacing"><text:span text:style-name="T7"><text:s text:c="2"/></text:span><text:span text:style-name="T8">if</text:span><text:span text:style-name="T7"> (res &gt; EPS) </text:span></text:p>
      <text:p text:style-name="No_20_Spacing"><text:span text:style-name="T7"><text:s text:c="4"/>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&lt; -EPS)</text:span>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7">// This function returns non-zero if point b in the sequence a-&gt;b-&gt;c</text:p>
      <text:p text:style-name="P7">// is a concave point or zero if it is convex.</text:p>
      <text:p text:style-name="P7">// (If inside angle &gt;= 180 deg, concave, otherwise convex)</text:p>
      <text:p text:style-name="P7"/>
      <text:p text:style-name="No_20_Spacing"><text:span text:style-name="T8">int</text:span><text:span text:style-name="T7"> isConcave(Point &amp;a, Point &amp;b, Point &amp;c){</text:span></text:p>
      <text:p text:style-name="No_20_Spacing"><text:span text:style-name="T7"><text:s text:c="2"/></text:span><text:span text:style-name="T8">return</text:span><text:span text:style-name="T7"> (ORDER*leftRight(a, b, c) &lt;= </text:span><text:span text:style-name="T13">0</text:span><text:span text:style-name="T7">);</text:span></text:p>
      <text:p text:style-name="P11">}</text:p>
      <text:p text:style-name="P11"/>
      <text:p text:style-name="P7">// This function returns non-zero if point p is located on or</text:p>
      <text:p text:style-name="P7">// inside the triangle &lt;a b c&gt;.</text:p>
      <text:p text:style-name="P7"/>
      <text:p text:style-name="No_20_Spacing"><text:span text:style-name="T8">int</text:span><text:span text:style-name="T7"> isInsideTriangle(Point &amp;a, Point &amp;b, Point &amp;c, Point &amp;p){</text:span></text:p>
      <text:p text:style-name="No_20_Spacing"><text:span text:style-name="T7"><text:s text:c="2"/></text:span><text:span text:style-name="T8">int</text:span><text:span text:style-name="T7"> r1 = leftRight(a, b, p);</text:span></text:p>
      <text:p text:style-name="No_20_Spacing"><text:span text:style-name="T7"><text:s text:c="2"/></text:span><text:span text:style-name="T8">int</text:span><text:span text:style-name="T7"> r2 = leftRight(b, c, p);</text:span></text:p>
      <text:p text:style-name="No_20_Spacing"><text:span text:style-name="T7"><text:s text:c="2"/></text:span><text:span text:style-name="T8">int</text:span><text:span text:style-name="T7"> r3 = leftRight(c, a, p);</text:span></text:p>
      <text:p text:style-name="No_20_Spacing"><text:span text:style-name="T7"><text:s text:c="2"/></text:span><text:span text:style-name="T8">return</text:span><text:span text:style-name="T7"> ((ORDER*r1 &gt;= </text:span><text:span text:style-name="T13">0</text:span><text:span text:style-name="T7">) &amp;&amp; (ORDER*r2 &gt;= </text:span><text:span text:style-name="T13">0</text:span><text:span text:style-name="T7">) &amp;&amp; (ORDER*r3 &gt;= </text:span><text:span text:style-name="T13">0</text:span><text:span text:style-name="T7">));</text:span></text:p>
      <text:p text:style-name="P11">}</text:p>
      <text:p text:style-name="P11"/>
      <text:p text:style-name="P7">// Takes in a list of n ordered points forming the polygon P, and</text:p>
      <text:p text:style-name="P7">// a vector of n-2 triangles in T. <text:s/>P is modified during the</text:p>
      <text:p text:style-name="P7">// triangulation. (n &gt;= 3)</text:p>
      <text:p text:style-name="P7"/>
      <text:p text:style-name="No_20_Spacing"><text:span text:style-name="T8">void</text:span><text:span text:style-name="T7"> triangulate(list&lt;Point&gt; &amp;P, vector&lt;Triangle&gt; &amp;T){</text:span></text:p>
      <text:p text:style-name="P11"><text:s text:c="2"/>list&lt;Point&gt;::iterator a, b, c, q;</text:p>
      <text:p text:style-name="P11"><text:s text:c="2"/>Triangle t;</text:p>
      <text:p text:style-name="P11"/>
      <text:p text:style-name="P11"><text:s text:c="2"/>T.clear();</text:p>
      <text:p text:style-name="No_20_Spacing"><text:span text:style-name="T7"><text:s text:c="2"/></text:span><text:span text:style-name="T8">if</text:span><text:span text:style-name="T7"> (P.size() &lt; </text:span><text:span text:style-name="T13">3</text:span><text:span text:style-name="T7">) </text:span><text:span text:style-name="T8">return</text:span><text:span text:style-name="T7">;</text:span></text:p>
      <text:p text:style-name="P11"/>
      <text:p text:style-name="No_20_Spacing"><text:span text:style-name="T7"><text:s text:c="2"/></text:span><text:span text:style-name="T8">for</text:span><text:span text:style-name="T7"> (a=b=P.begin(), c=++b, ++c; c != P.end(); a=b, c=++b, ++c) {</text:span></text:p>
      <text:p text:style-name="No_20_Spacing"><text:span text:style-name="T7"><text:s text:c="4"/></text:span><text:span text:style-name="T8">if</text:span><text:span text:style-name="T7"> (!isConcave(*a, *b, *c)) {</text:span></text:p>
      <text:p text:style-name="No_20_Spacing"><text:span text:style-name="T7"><text:s text:c="6"/></text:span><text:span text:style-name="T8">for</text:span><text:span text:style-name="T7"> (q = P.begin(); q != P.end(); q++) {</text:span></text:p>
      <text:p text:style-name="No_20_Spacing"><text:soft-page-break/><text:span text:style-name="T7"><text:s text:c="8"/></text:span><text:span text:style-name="T8">if</text:span><text:span text:style-name="T7"> (q == a) {</text:span></text:p>
      <text:p text:style-name="P11"><text:s text:c="10"/>++q;</text:p>
      <text:p text:style-name="P11"><text:s text:c="10"/>++q;</text:p>
      <text:p text:style-name="No_20_Spacing"><text:span text:style-name="T7"><text:s text:c="10"/></text:span><text:span text:style-name="T8">continue</text:span><text:span text:style-name="T7">;</text:span></text:p>
      <text:p text:style-name="P11"><text:s text:c="8"/>}</text:p>
      <text:p text:style-name="No_20_Spacing"><text:span text:style-name="T7"><text:s text:c="8"/></text:span><text:span text:style-name="T8">if</text:span><text:span text:style-name="T7"> (isInsideTriangle(*a, *b, *c, *q)) </text:span><text:span text:style-name="T8">break</text:span><text:span text:style-name="T7">;</text:span></text:p>
      <text:p text:style-name="P11"><text:s text:c="6"/>}</text:p>
      <text:p text:style-name="No_20_Spacing"><text:span text:style-name="T7"><text:s text:c="6"/></text:span><text:span text:style-name="T8">if</text:span><text:span text:style-name="T7"> (q == P.end()) {</text:span></text:p>
      <text:p text:style-name="No_20_Spacing"><text:span text:style-name="T7"><text:s text:c="8"/>t.p[</text:span><text:span text:style-name="T13">0</text:span><text:span text:style-name="T7">] = *a;</text:span></text:p>
      <text:p text:style-name="No_20_Spacing"><text:span text:style-name="T7"><text:s text:c="8"/>t.p[</text:span><text:span text:style-name="T13">1</text:span><text:span text:style-name="T7">] = *b;</text:span></text:p>
      <text:p text:style-name="No_20_Spacing"><text:span text:style-name="T7"><text:s text:c="8"/>t.p[</text:span><text:span text:style-name="T13">2</text:span><text:span text:style-name="T7">] = *c;</text:span></text:p>
      <text:p text:style-name="P11"><text:s text:c="8"/>T.push_back(t);</text:p>
      <text:p text:style-name="P11"><text:s text:c="8"/></text:p>
      <text:p text:style-name="P11"><text:s text:c="8"/>P.erase(b);</text:p>
      <text:p text:style-name="P11"><text:s text:c="8"/>b = a;</text:p>
      <text:p text:style-name="No_20_Spacing"><text:span text:style-name="T7"><text:s text:c="8"/></text:span><text:span text:style-name="T8">if</text:span><text:span text:style-name="T7"> (b != P.begin()) b--;</text:span></text:p>
      <text:p text:style-name="P11"><text:s text:c="6"/>}</text:p>
      <text:p text:style-name="P11"><text:s text:c="4"/>}</text:p>
      <text:p text:style-name="P11"><text:s text:c="2"/>}</text:p>
      <text:p text:style-name="P11">}</text:p>
      <text:p text:style-name="P11"/>
      <text:p text:style-name="P7">//Finds the pt of intersection between line segments a-&gt;b and c-&gt;d</text:p>
      <text:p text:style-name="P7">//Returns 1 if there is one point of intersection, stored in p.</text:p>
      <text:p text:style-name="P7">//Returns 0 if there is no point of intersection, or infinitely many</text:p>
      <text:p text:style-name="No_20_Spacing"><text:span text:style-name="T8">int</text:span><text:span text:style-name="T7"> isectLineSegs(Point &amp;a, Point &amp;b, Point &amp;c, Point &amp;d, Point &amp;p)</text:span></text:p>
      <text:p text:style-name="P10">{</text:p>
      <text:p text:style-name="No_20_Spacing"><text:span text:style-name="T6"><text:s text:c="2"/></text:span><text:span text:style-name="T9">double</text:span><text:span text:style-name="T6"> r, s, dn, n1, n2;</text:span></text:p>
      <text:p text:style-name="P10"/>
      <text:p text:style-name="No_20_Spacing"><text:span text:style-name="T6"><text:s text:c="2"/></text:span><text:span text:style-name="T7">n1 = <text:s/>cross(c, d, c, a);</text:span></text:p>
      <text:p text:style-name="P11"><text:s text:c="2"/>n2 = -cross(a, b, a, c);</text:p>
      <text:p text:style-name="P11"><text:s text:c="2"/>dn = <text:s/>cross(a, b, c, d);</text:p>
      <text:p text:style-name="P11"/>
      <text:p text:style-name="No_20_Spacing"><text:span text:style-name="T7"><text:s text:c="2"/></text:span><text:span text:style-name="T8">if</text:span><text:span text:style-name="T7"> ((dn &gt; EPS) || (dn &lt; -EPS)) {</text:span></text:p>
      <text:p text:style-name="No_20_Spacing"><text:span text:style-name="T7"><text:s text:c="4"/></text:span><text:span text:style-name="T6">r = n1/dn;</text:span></text:p>
      <text:p text:style-name="P10"><text:s text:c="4"/>s = n2/dn;</text:p>
      <text:p text:style-name="No_20_Spacing"><text:span text:style-name="T6"><text:s text:c="4"/></text:span><text:span text:style-name="T9">if</text:span><text:span text:style-name="T6"> ((-EPS &lt; r) &amp;&amp; (r &lt; </text:span><text:span text:style-name="T12">1</text:span><text:span text:style-name="T6">+EPS) &amp;&amp;</text:span></text:p>
      <text:p text:style-name="No_20_Spacing"><text:span text:style-name="T6"><text:s text:c="8"/>(-EPS &lt; s) &amp;&amp; (s &lt; </text:span><text:span text:style-name="T12">1</text:span><text:span text:style-name="T6">+EPS)) {</text:span></text:p>
      <text:p text:style-name="P10"><text:s text:c="6"/>p.x = a.x + r*(b.x - a.x);</text:p>
      <text:p text:style-name="P10"><text:s text:c="6"/>p.y = a.y + r*(b.y - a.y);</text:p>
      <text:p text:style-name="No_20_Spacing"><text:span text:style-name="T6"><text:s text:c="6"/></text:span><text:span text:style-name="T8">return</text:span><text:span text:style-name="T7"> </text:span><text:span text:style-name="T13">1</text:span><text:span text:style-name="T7">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double</text:span><text:span text:style-name="T7"> areaPoly(vector&lt;Point&gt; &amp;P){</text:span></text:p>
      <text:p text:style-name="No_20_Spacing"><text:span text:style-name="T7"><text:s text:c="2"/></text:span><text:span text:style-name="T8">double</text:span><text:span text:style-name="T7"> area = </text:span><text:span text:style-name="T13">0.0</text:span><text:span text:style-name="T7">;</text:span></text:p>
      <text:p text:style-name="P11"><text:s text:c="2"/>vector&lt;Point&gt;::iterator p, q;</text:p>
      <text:p text:style-name="P11"/>
      <text:p text:style-name="No_20_Spacing"><text:span text:style-name="T7"><text:s text:c="2"/></text:span><text:span text:style-name="T8">for</text:span><text:span text:style-name="T7"> (p = P.end()-</text:span><text:span text:style-name="T13">1</text:span><text:span text:style-name="T7">, q = P.begin(); q != P.end(); p = q++) {</text:span></text:p>
      <text:p text:style-name="P11"><text:s text:c="4"/>area += p-&gt;x*q-&gt;y - p-&gt;y*q-&gt;x;</text:p>
      <text:p text:style-name="P11"><text:soft-page-break/><text:s text:c="2"/>}</text:p>
      <text:p text:style-name="No_20_Spacing"><text:span text:style-name="T7"><text:s text:c="2"/></text:span><text:span text:style-name="T8">return</text:span><text:span text:style-name="T7"> area/</text:span><text:span text:style-name="T13">2.0</text:span><text:span text:style-name="T7">;</text:span></text:p>
      <text:p text:style-name="P11">}</text:p>
      <text:p text:style-name="P11"/>
      <text:p text:style-name="P11">Point P0;</text:p>
      <text:p text:style-name="P11"/>
      <text:p text:style-name="No_20_Spacing"><text:span text:style-name="T8">bool</text:span><text:span text:style-name="T7"> radialLessThan(</text:span><text:span text:style-name="T8">const</text:span><text:span text:style-name="T7"> Point &amp;a, </text:span><text:span text:style-name="T8">const</text:span><text:span text:style-name="T7"> Point &amp;b){</text:span></text:p>
      <text:p text:style-name="No_20_Spacing"><text:span text:style-name="T7"><text:s text:c="2"/></text:span><text:span text:style-name="T8">return</text:span><text:span text:style-name="T7"> (ORDER == leftRight(P0, a, b));</text:span></text:p>
      <text:p text:style-name="P11">}</text:p>
      <text:p text:style-name="P11"/>
      <text:p text:style-name="No_20_Spacing"><text:span text:style-name="T8">double</text:span><text:span text:style-name="T7"> isectAreaTriangles(Triangle &amp;a, Triangle &amp;b){</text:span></text:p>
      <text:p text:style-name="P11"><text:s text:c="2"/>vector&lt;Point&gt; P;</text:p>
      <text:p text:style-name="P11"><text:s text:c="2"/>vector&lt;Point&gt;::iterator s, e, ne;</text:p>
      <text:p text:style-name="P11"><text:s text:c="2"/>Point p;</text:p>
      <text:p text:style-name="No_20_Spacing"><text:span text:style-name="T7"><text:s text:c="2"/>Triangle T[</text:span><text:span text:style-name="T13">2</text:span><text:span text:style-name="T7">] = { a, b };</text:span></text:p>
      <text:p text:style-name="No_20_Spacing"><text:span text:style-name="T7"><text:s text:c="2"/></text:span><text:span text:style-name="T8">int</text:span><text:span text:style-name="T7"> i, j, r, t, u, v;</text:span></text:p>
      <text:p text:style-name="No_20_Spacing"><text:span text:style-name="T7"><text:s text:c="2"/></text:span><text:span text:style-name="T8">double</text:span><text:span text:style-name="T7"> area = </text:span><text:span text:style-name="T13">0</text:span><text:span text:style-name="T7">;</text:span></text:p>
      <text:p text:style-name="P11"/>
      <text:p text:style-name="P11"><text:s text:c="2"/>P.clear();</text:p>
      <text:p text:style-name="P11"><text:s text:c="2"/></text:p>
      <text:p text:style-name="No_20_Spacing"><text:span text:style-name="T7"><text:s text:c="2"/></text:span><text:span text:style-name="T8">for</text:span><text:span text:style-name="T7">(r=</text:span><text:span text:style-name="T13">1</text:span><text:span text:style-name="T7">, t=</text:span><text:span text:style-name="T13">0</text:span><text:span text:style-name="T7">; t &lt; </text:span><text:span text:style-name="T13">2</text:span><text:span text:style-name="T7">; r = t++) </text:span><text:span text:style-name="T8">for</text:span><text:span text:style-name="T7">(i = </text:span><text:span text:style-name="T13">2</text:span><text:span text:style-name="T7">, j = </text:span><text:span text:style-name="T13">0</text:span><text:span text:style-name="T7">; j &lt; </text:span><text:span text:style-name="T13">3</text:span><text:span text:style-name="T7">; i = j++){</text:span></text:p>
      <text:p text:style-name="No_20_Spacing"><text:span text:style-name="T7"><text:s text:c="4"/></text:span><text:span text:style-name="T8">if</text:span><text:span text:style-name="T7">(isInsideTriangle(T[r].p[</text:span><text:span text:style-name="T13">0</text:span><text:span text:style-name="T7">],T[r].p[</text:span><text:span text:style-name="T13">1</text:span><text:span text:style-name="T7">],T[r].p[</text:span><text:span text:style-name="T13">2</text:span><text:span text:style-name="T7">],T[t].p[i]))</text:span></text:p>
      <text:p text:style-name="P11"><text:s text:c="6"/>P.push_back(T[t].p[i]);</text:p>
      <text:p text:style-name="No_20_Spacing"><text:span text:style-name="T7"><text:s text:c="4"/></text:span><text:span text:style-name="T8">for</text:span><text:span text:style-name="T7"> (u = </text:span><text:span text:style-name="T13">2</text:span><text:span text:style-name="T7">, v = </text:span><text:span text:style-name="T13">0</text:span><text:span text:style-name="T7">; v &lt; </text:span><text:span text:style-name="T13">3</text:span><text:span text:style-name="T7">; u = v++)</text:span></text:p>
      <text:p text:style-name="No_20_Spacing"><text:span text:style-name="T7"><text:s text:c="6"/></text:span><text:span text:style-name="T8">if</text:span><text:span text:style-name="T7">(isectLineSegs(T[t].p[i],T[t].p[j],T[r].p[u],T[r].p[v],p))</text:span></text:p>
      <text:p text:style-name="P11"><text:s text:c="8"/>P.push_back(p);</text:p>
      <text:p text:style-name="P11"><text:s text:c="2"/>}</text:p>
      <text:p text:style-name="P11"/>
      <text:p text:style-name="No_20_Spacing"><text:span text:style-name="T7"><text:s text:c="2"/></text:span><text:span text:style-name="T8">if</text:span><text:span text:style-name="T7"> (!P.empty()) {</text:span></text:p>
      <text:p text:style-name="P11"><text:s text:c="4"/>s = P.begin();</text:p>
      <text:p text:style-name="P11"><text:s text:c="4"/>e = P.end();</text:p>
      <text:p text:style-name="No_20_Spacing"><text:span text:style-name="T7"><text:s text:c="4"/></text:span><text:span text:style-name="T6">sort(s, e);</text:span></text:p>
      <text:p text:style-name="P10"><text:s text:c="4"/>ne = unique(s, e);</text:p>
      <text:p text:style-name="No_20_Spacing"><text:span text:style-name="T6"><text:s text:c="4"/></text:span><text:span text:style-name="T7">P.erase(ne, e);</text:span></text:p>
      <text:p text:style-name="P11"><text:s text:c="4"/></text:p>
      <text:p text:style-name="No_20_Spacing"><text:span text:style-name="T7"><text:s text:c="4"/></text:span><text:span text:style-name="T8">if</text:span><text:span text:style-name="T7"> (P.size() &gt;= </text:span><text:span text:style-name="T13">3</text:span><text:span text:style-name="T7">) {</text:span></text:p>
      <text:p text:style-name="No_20_Spacing"><text:span text:style-name="T7"><text:s text:c="6"/>P0 = P[</text:span><text:span text:style-name="T13">0</text:span><text:span text:style-name="T7">];</text:span></text:p>
      <text:p text:style-name="No_20_Spacing"><text:span text:style-name="T7"><text:s text:c="6"/>sort(s+</text:span><text:span text:style-name="T13">1</text:span><text:span text:style-name="T7">, ne, radialLessThan);</text:span></text:p>
      <text:p text:style-name="P11"><text:s text:c="6"/>area = areaPoly(P);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area;</text:span></text:p>
      <text:p text:style-name="P11">}</text:p>
      <text:p text:style-name="P11"/>
      <text:p text:style-name="No_20_Spacing"><text:span text:style-name="T8">double</text:span><text:span text:style-name="T7"> isectAreaGpoly(list&lt;Point&gt; &amp;P, list&lt;Point&gt; &amp;Q){</text:span></text:p>
      <text:p text:style-name="No_20_Spacing"><text:span text:style-name="T7"><text:s text:c="2"/></text:span><text:span text:style-name="T8">double</text:span><text:span text:style-name="T7"> area = </text:span><text:span text:style-name="T13">0.0</text:span><text:span text:style-name="T7">;</text:span></text:p>
      <text:p text:style-name="P11"><text:s text:c="2"/>vector&lt;Triangle&gt; S, T;</text:p>
      <text:p text:style-name="P11"><text:s text:c="2"/>vector&lt;Triangle&gt;::iterator s, t;</text:p>
      <text:p text:style-name="P11"/>
      <text:p text:style-name="P11"><text:s text:c="2"/>triangulate(P, S);</text:p>
      <text:p text:style-name="P11"><text:s text:c="2"/>triangulate(Q, T);</text:p>
      <text:p text:style-name="P11"><text:soft-page-break/></text:p>
      <text:p text:style-name="No_20_Spacing"><text:span text:style-name="T7"><text:s text:c="2"/></text:span><text:span text:style-name="T8">for</text:span><text:span text:style-name="T7"> (s = S.begin(); s != S.end(); s++)</text:span></text:p>
      <text:p text:style-name="No_20_Spacing"><text:span text:style-name="T7"><text:s text:c="4"/></text:span><text:span text:style-name="T8">for</text:span><text:span text:style-name="T7"> (t = T.begin(); t != T.end(); t++)</text:span></text:p>
      <text:p text:style-name="P11"><text:s text:c="6"/>area += isectAreaTriangles(*s, *t);</text:p>
      <text:p text:style-name="P11"/>
      <text:p text:style-name="No_20_Spacing"><text:span text:style-name="T7"><text:s text:c="2"/></text:span><text:span text:style-name="T8">return</text:span><text:span text:style-name="T7"> -ORDER*area;</text:span></text:p>
      <text:p text:style-name="P11">}</text:p>
      <text:p text:style-name="P11"/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i, j; Point p; list&lt;Point&gt; P[</text:span><text:span text:style-name="T13">2</text:span><text:span text:style-name="T7">];</text:span></text:p>
      <text:p text:style-name="P11"/>
      <text:p text:style-name="No_20_Spacing"><text:span text:style-name="T7"><text:s text:c="2"/></text:span><text:span text:style-name="T9">for</text:span><text:span text:style-name="T6"> (j = </text:span><text:span text:style-name="T12">0</text:span><text:span text:style-name="T6">; j &lt; </text:span><text:span text:style-name="T12">2</text:span><text:span text:style-name="T6">; j++) {</text:span></text:p>
      <text:p text:style-name="No_20_Spacing"><text:span text:style-name="T6"><text:s text:c="4"/>scanf(</text:span><text:span text:style-name="T10">"%d"</text:span><text:span text:style-name="T6">, &amp;n);</text:span></text:p>
      <text:p text:style-name="No_20_Spacing"><text:span text:style-name="T6"><text:s text:c="4"/></text:span><text:span text:style-name="T7">P[j].clear();</text:span></text:p>
      <text:p text:style-name="P11"><text:s text:c="4"/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scanf(</text:span><text:span text:style-name="T11">"%lf %lf"</text:span><text:span text:style-name="T7">, &amp;p.x, &amp;p.y);</text:span></text:p>
      <text:p text:style-name="P11"><text:s text:c="6"/>P[j].push_back(p);</text:p>
      <text:p text:style-name="P11"><text:s text:c="4"/>}</text:p>
      <text:p text:style-name="P11"/>
      <text:p text:style-name="No_20_Spacing"><text:span text:style-name="T7"><text:s text:c="4"/>printf(</text:span><text:span text:style-name="T11">"Polygon %d:\n"</text:span><text:span text:style-name="T7">, j+</text:span><text:span text:style-name="T13">1</text:span><text:span text:style-name="T7">);</text:span></text:p>
      <text:p text:style-name="No_20_Spacing"><text:span text:style-name="T7"><text:s text:c="4"/></text:span><text:span text:style-name="T8">for</text:span><text:span text:style-name="T7"> (list&lt;Point&gt;::iterator q=P[j].begin();q != P[j].end(); q++)</text:span></text:p>
      <text:p text:style-name="No_20_Spacing"><text:span text:style-name="T7"><text:s text:c="6"/>printf(</text:span><text:span text:style-name="T11">" (%.2f, %.2f)\n"</text:span><text:span text:style-name="T7">, q-&gt;x, q-&gt;y);</text:span></text:p>
      <text:p text:style-name="No_20_Spacing"><text:span text:style-name="T7"><text:s text:c="4"/>printf(</text:span><text:span text:style-name="T11">"\n"</text:span><text:span text:style-name="T7">);</text:span></text:p>
      <text:p text:style-name="P11"><text:s text:c="2"/>}</text:p>
      <text:p text:style-name="No_20_Spacing"><text:span text:style-name="T7"><text:s text:c="2"/>printf(</text:span><text:span text:style-name="T11">"Area of Intersection: %.6f\n"</text:span><text:span text:style-name="T7">, isectAreaGpoly(P[</text:span><text:span text:style-name="T13">0</text:span><text:span text:style-name="T7">],P[</text:span><text:span text:style-name="T13">1</text:span><text:span text:style-name="T7">]))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31946" text:continue-numbering="true" text:style-name="Outline">
        <text:list-item>
          <text:list>
            <text:list-item>
              <text:h text:style-name="P18" text:outline-level="2"><text:bookmark-start text:name="__RefHeading___Toc26784_2932636602"/><text:bookmark text:name="Bookmark26"/>Laser Reflections<text:bookmark-end text:name="__RefHeading___Toc2678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starting point of a laser beam, and its</text:p>
      <text:p text:style-name="P7"><text:s text:c="16"/>directional vector, determine where the beam hits a</text:p>
      <text:p text:style-name="P7"><text:s text:c="16"/>wall (mirror), and its new direction after reflection.</text:p>
      <text:p text:style-name="P7"/>
      <text:p text:style-name="P7"><text:s text:c="3"/>Complexity: <text:s text:c="7"/>O(1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07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Returns 0 if the beam misses the wall, 1 if the beam</text:p>
      <text:p text:style-name="P7"><text:s text:c="16"/>hits the wall, and -1 if the beam hits the wall</text:p>
      <text:p text:style-name="P7"><text:soft-page-break/><text:s text:c="16"/>edge-on. <text:s/>If the beam hit an end-point, the</text:p>
      <text:p text:style-name="P7"><text:s text:c="16"/>reflection vector is undefined, and -2 is returned.</text:p>
      <text:p text:style-name="P7">*/</text:p>
      <text:p text:style-name="P7"/>
      <text:p text:style-name="P6">#include &lt;stdio.h&gt;</text:p>
      <text:p text:style-name="P6">#include &lt;math.h&gt;</text:p>
      <text:p text:style-name="P6"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7">Point </text:span><text:span text:style-name="T8">operator</text:span><text:span text:style-name="T7"> + (Point a, Point b) {</text:span></text:p>
      <text:p text:style-name="P11"><text:s text:c="2"/>Point p;</text:p>
      <text:p text:style-name="P11"/>
      <text:p text:style-name="P11"><text:s text:c="2"/>p.x = a.x + b.x;</text:p>
      <text:p text:style-name="P11"><text:s text:c="2"/>p.y = a.y + b.y;</text:p>
      <text:p text:style-name="No_20_Spacing"><text:span text:style-name="T7"><text:s text:c="2"/></text:span><text:span text:style-name="T8">return</text:span><text:span text:style-name="T7"> p;</text:span></text:p>
      <text:p text:style-name="P11">}</text:p>
      <text:p text:style-name="P11"/>
      <text:p text:style-name="No_20_Spacing"><text:span text:style-name="T7">Point </text:span><text:span text:style-name="T8">operator</text:span><text:span text:style-name="T7"> * (</text:span><text:span text:style-name="T8">double</text:span><text:span text:style-name="T7"> k, Point a) {</text:span></text:p>
      <text:p text:style-name="P11"><text:s text:c="2"/>Point p;</text:p>
      <text:p text:style-name="P11"/>
      <text:p text:style-name="P11"><text:s text:c="2"/>p.x = k*a.x;</text:p>
      <text:p text:style-name="P11"><text:s text:c="2"/>p.y = k*a.y;</text:p>
      <text:p text:style-name="No_20_Spacing"><text:span text:style-name="T7"><text:s text:c="2"/></text:span><text:span text:style-name="T8">return</text:span><text:span text:style-name="T7"> p;</text:span></text:p>
      <text:p text:style-name="P11">}</text:p>
      <text:p text:style-name="P11"/>
      <text:p text:style-name="No_20_Spacing"><text:span text:style-name="T7">Point </text:span><text:span text:style-name="T8">operator</text:span><text:span text:style-name="T7"> * (Point a, </text:span><text:span text:style-name="T8">double</text:span><text:span text:style-name="T7"> k) {</text:span></text:p>
      <text:p text:style-name="No_20_Spacing"><text:span text:style-name="T7"><text:s text:c="2"/></text:span><text:span text:style-name="T8">return</text:span><text:span text:style-name="T7"> (k*a);</text:span></text:p>
      <text:p text:style-name="P11">}</text:p>
      <text:p text:style-name="P11"/>
      <text:p text:style-name="No_20_Spacing"><text:span text:style-name="T7">Point </text:span><text:span text:style-name="T8">operator</text:span><text:span text:style-name="T7"> / (Point a, </text:span><text:span text:style-name="T8">double</text:span><text:span text:style-name="T7"> k) {</text:span></text:p>
      <text:p text:style-name="No_20_Spacing"><text:span text:style-name="T7"><text:s text:c="2"/></text:span><text:span text:style-name="T8">return</text:span><text:span text:style-name="T7"> a*(</text:span><text:span text:style-name="T13">1</text:span><text:span text:style-name="T7">/k);</text:span></text:p>
      <text:p text:style-name="P11">}</text:p>
      <text:p text:style-name="P11"/>
      <text:p text:style-name="No_20_Spacing"><text:span text:style-name="T7">Point </text:span><text:span text:style-name="T8">operator</text:span><text:span text:style-name="T7"> - (Point a, Point b) {</text:span></text:p>
      <text:p text:style-name="No_20_Spacing"><text:span text:style-name="T7"><text:s text:c="2"/></text:span><text:span text:style-name="T8">return</text:span><text:span text:style-name="T7"> a+(-</text:span><text:span text:style-name="T13">1.0</text:span><text:span text:style-name="T7">*b);</text:span></text:p>
      <text:p text:style-name="P11">}</text:p>
      <text:p text:style-name="P11"/>
      <text:p text:style-name="No_20_Spacing"><text:span text:style-name="T8">double</text:span><text:span text:style-name="T7"> dot(Point a, Point b) {</text:span></text:p>
      <text:p text:style-name="No_20_Spacing"><text:span text:style-name="T7"><text:s text:c="2"/></text:span><text:span text:style-name="T8">return</text:span><text:span text:style-name="T7"> a.x*b.x + a.y*b.y;</text:span></text:p>
      <text:p text:style-name="P11">}</text:p>
      <text:p text:style-name="P11"/>
      <text:p text:style-name="No_20_Spacing"><text:span text:style-name="T8">double</text:span><text:span text:style-name="T7"> lng2(Point a) { <text:s/></text:span><text:span text:style-name="T4">// find the length of a vector, squared</text:span></text:p>
      <text:p text:style-name="No_20_Spacing"><text:span text:style-name="T7"><text:s text:c="2"/></text:span><text:span text:style-name="T8">return</text:span><text:span text:style-name="T7"> dot(a,a);</text:span></text:p>
      <text:p text:style-name="P11">}</text:p>
      <text:p text:style-name="P11"/>
      <text:p text:style-name="No_20_Spacing"><text:span text:style-name="T8">double</text:span><text:span text:style-name="T7"> lng(Point a) { <text:s text:c="2"/></text:span><text:span text:style-name="T4">// find the length of a vector</text:span></text:p>
      <text:p text:style-name="No_20_Spacing"><text:span text:style-name="T7"><text:s text:c="2"/></text:span><text:span text:style-name="T8">return</text:span><text:span text:style-name="T7"> sqrt(dot(a,a));</text:span></text:p>
      <text:p text:style-name="P11">}</text:p>
      <text:p text:style-name="P11"><text:soft-page-break/></text:p>
      <text:p text:style-name="P11">Point closest_pt_iline(Point a, Point b, Point p) {</text:p>
      <text:p text:style-name="No_20_Spacing"><text:span text:style-name="T7"><text:s text:c="2"/></text:span><text:span text:style-name="T8">double</text:span><text:span text:style-name="T7"> along = dot(b-a,p-a)/lng2(b-a);</text:span></text:p>
      <text:p text:style-name="No_20_Spacing"><text:span text:style-name="T7"><text:s text:c="2"/></text:span><text:span text:style-name="T8">return</text:span><text:span text:style-name="T7"> (b-a)*along + a;</text:span></text:p>
      <text:p text:style-name="P11">}</text:p>
      <text:p text:style-name="P11"/>
      <text:p text:style-name="P7">/* return 1 for intersection, 0 for not, -1 for coincidental */</text:p>
      <text:p text:style-name="No_20_Spacing"><text:span text:style-name="T8">int</text:span><text:span text:style-name="T7"> intersect_iline(Point a, Point b, Point c, Point d, Point *p) {</text:span></text:p>
      <text:p text:style-name="No_20_Spacing"><text:span text:style-name="T7"><text:s text:c="2"/></text:span><text:span text:style-name="T8">double</text:span><text:span text:style-name="T7"> den, num;</text:span></text:p>
      <text:p text:style-name="P11"/>
      <text:p text:style-name="P11"><text:s text:c="2"/>num = (a.y - c.y)*(d.x - c.x) - (a.x - c.x)*(d.y - c.y);</text:p>
      <text:p text:style-name="P11"><text:s text:c="2"/>den = (b.x - a.x)*(d.y - c.y) - (b.y - a.y)*(d.x - c.x);</text:p>
      <text:p text:style-name="P11"/>
      <text:p text:style-name="No_20_Spacing"><text:span text:style-name="T7"><text:s text:c="2"/></text:span><text:span text:style-name="T8">if</text:span><text:span text:style-name="T7"> (fabs(den) &gt;= EPS) {</text:span></text:p>
      <text:p text:style-name="P11"><text:s text:c="4"/>*p = a + (b-a)*num/den;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} </text:span><text:span text:style-name="T8">else</text:span><text:span text:style-name="T7"> {</text:span></text:p>
      <text:p text:style-name="No_20_Spacing"><text:span text:style-name="T7"><text:s text:c="4"/></text:span><text:span text:style-name="T8">if</text:span><text:span text:style-name="T7"> (fabs(num) &gt;= EPS) {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8">return</text:span><text:span text:style-name="T7"> -</text:span><text:span text:style-name="T13">1</text:span><text:span text:style-name="T7">;</text:span></text:p>
      <text:p text:style-name="P11"><text:s text:c="4"/>}</text:p>
      <text:p text:style-name="P11"><text:s text:c="2"/>}</text:p>
      <text:p text:style-name="P11">}</text:p>
      <text:p text:style-name="P11"/>
      <text:p text:style-name="P11">Point reflect(Point a, Point b, Point c) {</text:p>
      <text:p text:style-name="No_20_Spacing"><text:span text:style-name="T7"><text:s text:c="2"/></text:span><text:span text:style-name="T8">return</text:span><text:span text:style-name="T7"> </text:span><text:span text:style-name="T13">2.0</text:span><text:span text:style-name="T7">*closest_pt_iline(a,b,c) - c;</text:span></text:p>
      <text:p text:style-name="P11">}</text:p>
      <text:p text:style-name="P11"/>
      <text:p text:style-name="No_20_Spacing"><text:span text:style-name="T8">int</text:span><text:span text:style-name="T7"> bounce(Point ori, Point dir, Point a, Point b, </text:span></text:p>
      <text:p text:style-name="P11"><text:s text:c="11"/>Point *np, Point *ndir) {</text:p>
      <text:p text:style-name="P11"><text:s text:c="2"/>Point tmp;</text:p>
      <text:p text:style-name="No_20_Spacing"><text:span text:style-name="T7"><text:s text:c="2"/></text:span><text:span text:style-name="T8">int</text:span><text:span text:style-name="T7"> res;</text:span></text:p>
      <text:p text:style-name="P11"/>
      <text:p text:style-name="P11"><text:s text:c="2"/>res = intersect_iline(ori, ori+dir, a, b, &amp;tmp);</text:p>
      <text:p text:style-name="No_20_Spacing"><text:span text:style-name="T7"><text:s text:c="2"/></text:span><text:span text:style-name="T8">if</text:span><text:span text:style-name="T7"> (res == -</text:span><text:span text:style-name="T13">1</text:span><text:span text:style-name="T7">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 (res != </text:span><text:span text:style-name="T13">1</text:span><text:span text:style-name="T7"> || dot(tmp-ori,dir) &lt; </text:span><text:span text:style-name="T13">0</text:span><text:span text:style-name="T7"> ||</text:span></text:p>
      <text:p text:style-name="P11"><text:s text:c="6"/>fabs(lng(a-tmp) + lng(b-tmp) - lng(a-b)) &gt; EPS)</text:p>
      <text:p text:style-name="No_20_Spacing"><text:span text:style-name="T7"><text:s text:c="8"/></text:span><text:span text:style-name="T8">return</text:span><text:span text:style-name="T7"> </text:span><text:span text:style-name="T13">0</text:span><text:span text:style-name="T7">;</text:span></text:p>
      <text:p text:style-name="P11"><text:s text:c="2"/>*np = tmp;</text:p>
      <text:p text:style-name="No_20_Spacing"><text:span text:style-name="T7"><text:s text:c="2"/></text:span><text:span text:style-name="T8">if</text:span><text:span text:style-name="T7"> (lng2(a-tmp) &lt; EPS || lng2(b-tmp) &lt; EPS) </text:span><text:span text:style-name="T8">return</text:span><text:span text:style-name="T7"> -</text:span><text:span text:style-name="T13">2</text:span><text:span text:style-name="T7">;</text:span></text:p>
      <text:p text:style-name="No_20_Spacing"><text:span text:style-name="T7"><text:s text:c="2"/></text:span><text:span text:style-name="T6">*ndir = reflect(a,b,tmp+dir) - tmp;</text:span></text:p>
      <text:p text:style-name="No_20_Spacing"><text:span text:style-name="T6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Point wall[</text:span><text:span text:style-name="T13">2</text:span><text:span text:style-name="T7">], ori, vec, newori, newvec;</text:span></text:p>
      <text:p text:style-name="No_20_Spacing"><text:span text:style-name="T7"><text:s text:c="2"/></text:span><text:span text:style-name="T8">int</text:span><text:span text:style-name="T7"> res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"</text:span><text:span text:style-name="T7">, &amp;wall[</text:span><text:span text:style-name="T13">0</text:span><text:span text:style-name="T7">].x, &amp;wall[</text:span><text:span text:style-name="T13">0</text:span><text:span text:style-name="T7">].y, </text:span></text:p>
      <text:p text:style-name="No_20_Spacing"><text:span text:style-name="T7"><text:s text:c="8"/>&amp;wall[</text:span><text:span text:style-name="T13">1</text:span><text:span text:style-name="T7">].x, &amp;wall[</text:span><text:span text:style-name="T13">1</text:span><text:span text:style-name="T7">].y) == </text:span><text:span text:style-name="T13">4</text:span><text:span text:style-name="T7">) {</text:span></text:p>
      <text:p text:style-name="No_20_Spacing"><text:soft-page-break/><text:span text:style-name="T7"><text:s text:c="4"/>scanf(</text:span><text:span text:style-name="T11">"%lf %lf"</text:span><text:span text:style-name="T7">, &amp;ori.x, &amp;ori.y);</text:span></text:p>
      <text:p text:style-name="No_20_Spacing"><text:span text:style-name="T7"><text:s text:c="4"/>scanf(</text:span><text:span text:style-name="T11">"%lf %lf"</text:span><text:span text:style-name="T7">, &amp;vec.x, &amp;vec.y);</text:span></text:p>
      <text:p text:style-name="P11"/>
      <text:p text:style-name="No_20_Spacing"><text:span text:style-name="T7"><text:s text:c="4"/>res = bounce(ori, vec, wall[</text:span><text:span text:style-name="T13">0</text:span><text:span text:style-name="T7">], wall[</text:span><text:span text:style-name="T13">1</text:span><text:span text:style-name="T7">], &amp;newori, &amp;newvec);</text:span></text:p>
      <text:p text:style-name="No_20_Spacing"><text:span text:style-name="T7"><text:s text:c="4"/></text:span><text:span text:style-name="T8">if</text:span><text:span text:style-name="T7"> (res==</text:span><text:span text:style-name="T13">0</text:span><text:span text:style-name="T7">) printf(</text:span><text:span text:style-name="T11">"missed\n"</text:span><text:span text:style-name="T7">);</text:span>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 (res==-</text:span><text:span text:style-name="T13">1</text:span><text:span text:style-name="T7">) printf(</text:span><text:span text:style-name="T11">"hit edge-on\n"</text:span><text:span text:style-name="T7">);</text:span>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 (res==-</text:span><text:span text:style-name="T13">2</text:span><text:span text:style-name="T7">) printf(</text:span><text:span text:style-name="T11">"hit a corner\n"</text:span><text:span text:style-name="T7">);</text:span></text:p>
      <text:p text:style-name="No_20_Spacing"><text:span text:style-name="T7"><text:s text:c="4"/></text:span><text:span text:style-name="T8">else</text:span><text:span text:style-name="T7"> printf(</text:span><text:span text:style-name="T11">"hit %g %g, new vector is %g %g\n"</text:span><text:span text:style-name="T7">,</text:span></text:p>
      <text:p text:style-name="P11"><text:s text:c="16"/>newori.x, newori.y, newvec.x, newvec.y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31899" text:continue-numbering="true" text:style-name="Outline">
        <text:list-item>
          <text:list>
            <text:list-item>
              <text:h text:style-name="P18" text:outline-level="2"><text:bookmark-start text:name="__RefHeading___Toc26786_2932636602"/><text:bookmark text:name="Bookmark27"/>Lattice-polygons - Pick's Theorem<text:bookmark-end text:name="__RefHeading___Toc2678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lattice N-gon (a polygon where ends points</text:p>
      <text:p text:style-name="P7"><text:s text:c="16"/>are on integer coordinates), this routine counts</text:p>
      <text:p text:style-name="P7"><text:s text:c="16"/>the number of lattice points on the boundary, as</text:p>
      <text:p text:style-name="P7"><text:s text:c="16"/>well as the number of interior lattice points.</text:p>
      <text:p text:style-name="P7"><text:s text:c="3"/></text:p>
      <text:p text:style-name="P7"><text:s text:c="3"/>Complexity: <text:s/>O(roughly N) (N calls to gcd()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2, 2002</text:p>
      <text:p text:style-name="P7"><text:s text:c="3"/>References: <text:s/>http://mathworld.wolfram.com/PicksTheorem.html</text:p>
      <text:p text:style-name="P7"><text:s text:c="3"/>-----------------------------------------------------------------</text:p>
      <text:p text:style-name="P7"><text:s text:c="3"/>Reliability: 1 successful use (Spain 10088) Sept 2002</text:p>
      <text:p text:style-name="P7"><text:s text:c="3"/>Notes: <text:s text:c="6"/>Pick's Formula is: A = I + B/2 - 1</text:p>
      <text:p text:style-name="P7"><text:s text:c="16"/>where A = area of the closed lattice polygon</text:p>
      <text:p text:style-name="P7"><text:s text:c="22"/>I = # of interior lattice points</text:p>
      <text:p text:style-name="P7"><text:s text:c="22"/>B = # of lattice points on boundary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MAXN 1005</text:p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long</text:span><text:span text:style-name="T7"> </text:span><text:span text:style-name="T8">long</text:span><text:span text:style-name="T7"> x, y;</text:span></text:p>
      <text:p text:style-name="P11">} Point;</text:p>
      <text:p text:style-name="P11"/>
      <text:p text:style-name="No_20_Spacing"><text:span text:style-name="T8">int</text:span><text:span text:style-name="T7"> gcd(</text:span><text:span text:style-name="T8">long</text:span><text:span text:style-name="T7"> </text:span><text:span text:style-name="T8">long</text:span><text:span text:style-name="T7"> a, </text:span><text:span text:style-name="T8">long</text:span><text:span text:style-name="T7"> </text:span><text:span text:style-name="T8">long</text:span><text:span text:style-name="T7"> b){</text:span></text:p>
      <text:p text:style-name="No_20_Spacing"><text:span text:style-name="T7"><text:s text:c="2"/></text:span><text:span text:style-name="T9">int</text:span><text:span text:style-name="T6"> r;</text:span></text:p>
      <text:p text:style-name="P10"><text:s text:c="2"/></text:p>
      <text:p text:style-name="P10"><text:soft-page-break/><text:s text:c="2"/>a = abs(a);</text:p>
      <text:p text:style-name="P10"><text:s text:c="2"/>b = abs(b);</text:p>
      <text:p text:style-name="No_20_Spacing"><text:span text:style-name="T6"><text:s text:c="2"/></text:span><text:span text:style-name="T9">while</text:span><text:span text:style-name="T6"> (b) {</text:span></text:p>
      <text:p text:style-name="P10"><text:s text:c="4"/>r = a % b;</text:p>
      <text:p text:style-name="P10"><text:s text:c="4"/>a = b;</text:p>
      <text:p text:style-name="P10"><text:s text:c="4"/>b = r;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a;</text:span></text:p>
      <text:p text:style-name="P11">}</text:p>
      <text:p text:style-name="P11"/>
      <text:p text:style-name="No_20_Spacing"><text:span text:style-name="T8">double</text:span><text:span text:style-name="T7"> area_poly(Point *p, </text:span><text:span text:style-name="T8">int</text:span><text:span text:style-name="T7"> n){</text:span></text:p>
      <text:p text:style-name="No_20_Spacing"><text:span text:style-name="T7"><text:s text:c="2"/></text:span><text:span text:style-name="T8">double</text:span><text:span text:style-name="T7"> sum = </text:span><text:span text:style-name="T13">0</text:span><text:span text:style-name="T7">;</text:span></text:p>
      <text:p text:style-name="No_20_Spacing"><text:span text:style-name="T7"><text:s text:c="2"/></text:span><text:span text:style-name="T8">int</text:span><text:span text:style-name="T7"> i, j;</text:span></text:p>
      <text:p text:style-name="P11"><text:s text:c="2"/></text:p>
      <text:p text:style-name="No_20_Spacing"><text:span text:style-name="T7"><text:s text:c="2"/></text:span><text:span text:style-name="T9">for</text:span><text:span text:style-name="T6">(i = n-</text:span><text:span text:style-name="T12">1</text:span><text:span text:style-name="T6">, j = </text:span><text:span text:style-name="T12">0</text:span><text:span text:style-name="T6">; j &lt; n; i = j++)</text:span></text:p>
      <text:p text:style-name="No_20_Spacing"><text:span text:style-name="T6"><text:s text:c="4"/></text:span><text:span text:style-name="T7">sum += p[i].x * p[j].y - p[i].y * p[j].x;</text:span></text:p>
      <text:p text:style-name="No_20_Spacing"><text:span text:style-name="T7"><text:s text:c="2"/></text:span><text:span text:style-name="T8">return</text:span><text:span text:style-name="T7"> sum/</text:span><text:span text:style-name="T13">2.0</text:span><text:span text:style-name="T7">;</text:span></text:p>
      <text:p text:style-name="P11"><text:s text:c="4"/>}</text:p>
      <text:p text:style-name="P11"/>
      <text:p text:style-name="No_20_Spacing"><text:span text:style-name="T8">void</text:span><text:span text:style-name="T7"> lat_poly_pick(Point *p, </text:span><text:span text:style-name="T8">int</text:span><text:span text:style-name="T7"> n, </text:span><text:span text:style-name="T8">long</text:span><text:span text:style-name="T7"> </text:span><text:span text:style-name="T8">long</text:span><text:span text:style-name="T7"> *I, </text:span><text:span text:style-name="T8">long</text:span><text:span text:style-name="T7"> </text:span><text:span text:style-name="T8">long</text:span><text:span text:style-name="T7"> *B){</text:span></text:p>
      <text:p text:style-name="No_20_Spacing"><text:span text:style-name="T7"><text:s text:c="2"/></text:span><text:span text:style-name="T8">int</text:span><text:span text:style-name="T7"> i, j, dx, dy;</text:span></text:p>
      <text:p text:style-name="No_20_Spacing"><text:span text:style-name="T7"><text:s text:c="2"/></text:span><text:span text:style-name="T8">double</text:span><text:span text:style-name="T7"> A = fabs(area_poly(p, n));</text:span></text:p>
      <text:p text:style-name="P11"><text:s text:c="2"/></text:p>
      <text:p text:style-name="No_20_Spacing"><text:span text:style-name="T7"><text:s text:c="2"/></text:span><text:span text:style-name="T6">*B = </text:span><text:span text:style-name="T12">0</text:span><text:span text:style-name="T6">;</text:span></text:p>
      <text:p text:style-name="No_20_Spacing"><text:span text:style-name="T6"><text:s text:c="2"/></text:span><text:span text:style-name="T9">for</text:span><text:span text:style-name="T6">(i = n-</text:span><text:span text:style-name="T12">1</text:span><text:span text:style-name="T6">, j = </text:span><text:span text:style-name="T12">0</text:span><text:span text:style-name="T6">; j &lt; n; i = j++){</text:span></text:p>
      <text:p text:style-name="No_20_Spacing"><text:span text:style-name="T6"><text:s text:c="4"/></text:span><text:span text:style-name="T7">dx = abs(p[i].x - p[j].x);</text:span></text:p>
      <text:p text:style-name="P11"><text:s text:c="4"/>dy = abs(p[i].y - p[j].y);</text:p>
      <text:p text:style-name="P11"><text:s text:c="4"/>*B += gcd(dx,dy);</text:p>
      <text:p text:style-name="P11"><text:s text:c="2"/>}</text:p>
      <text:p text:style-name="No_20_Spacing"><text:span text:style-name="T7"><text:s text:c="2"/>*I = A+</text:span><text:span text:style-name="T13">1</text:span><text:span text:style-name="T7">-*B/</text:span><text:span text:style-name="T13">2.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</text:span></text:p>
      <text:p text:style-name="No_20_Spacing"><text:span text:style-name="T7"><text:s text:c="2"/></text:span><text:span text:style-name="T8">long</text:span><text:span text:style-name="T7"> </text:span><text:span text:style-name="T8">long</text:span><text:span text:style-name="T7"> numI, numB;</text:span></text:p>
      <text:p text:style-name="P11"><text:s text:c="2"/>Point p[MAXN];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 &amp;&amp; n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scanf(</text:span><text:span text:style-name="T11">"%lld %lld"</text:span><text:span text:style-name="T7">, &amp;p[i].x, &amp;p[i].y);</text:span></text:p>
      <text:p text:style-name="P11"><text:s text:c="4"/>}</text:p>
      <text:p text:style-name="P11"><text:s text:c="4"/>lat_poly_pick(p, n, &amp;numI, &amp;numB);</text:p>
      <text:p text:style-name="No_20_Spacing"><text:span text:style-name="T7"><text:s text:c="4"/>printf(</text:span><text:span text:style-name="T11">"The lattice polygon has %lld interior points and %lld boundary points\n"</text:span><text:span text:style-name="T7">, numI, numB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/>
      <text:p text:style-name="P11"/>
      <text:p text:style-name="P11"><text:soft-page-break/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43288" text:continue-numbering="true" text:style-name="Outline">
        <text:list-item>
          <text:list>
            <text:list-item>
              <text:h text:style-name="P18" text:outline-level="2"><text:bookmark-start text:name="__RefHeading___Toc26788_2932636602"/><text:bookmark text:name="Bookmark28"/>Largest rectangle not enclosing points<text:bookmark-end text:name="__RefHeading___Toc2678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field of length W by H, and a set of </text:p>
      <text:p text:style-name="P7"><text:s text:c="16"/>N points, find one of the largest rectangles </text:p>
      <text:p text:style-name="P7"><text:s text:c="16"/>which do not enclose any points</text:p>
      <text:p text:style-name="P7"><text:s text:c="3"/></text:p>
      <text:p text:style-name="P7"><text:s text:c="3"/>Complexity: <text:s/>O(N^3) where N is the number of point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15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Field is [0..W] x [0..H]. <text:s/>Offset as needed.</text:p>
      <text:p text:style-name="P7"><text:s text:c="16"/>- This works by trying all possible left and right</text:p>
      <text:p text:style-name="P7"><text:s text:c="18"/>boundaries, and determining the largest possible</text:p>
      <text:p text:style-name="P7"><text:s text:c="18"/>rectangle given those two bounds.</text:p>
      <text:p text:style-name="P7">*/</text:p>
      <text:p text:style-name="P7"/>
      <text:p text:style-name="P6">#define MAXN 100</text:p>
      <text:p text:style-name="P6"/>
      <text:p text:style-name="P6">#include &lt;stdio.h&gt;</text:p>
      <text:p text:style-name="P6">#include &lt;set&gt;</text:p>
      <text:p text:style-name="P6">#include &lt;vector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left,right,top,bot;</text:span></text:p>
      <text:p text:style-name="P11">} Rect;</text:p>
      <text:p text:style-name="P11"/>
      <text:p text:style-name="No_20_Spacing"><text:span text:style-name="T7">Rect max_Rect(Point *p, </text:span><text:span text:style-name="T8">int</text:span><text:span text:style-name="T7"> n, </text:span><text:span text:style-name="T8">double</text:span><text:span text:style-name="T7"> width, </text:span><text:span text:style-name="T8">double</text:span><text:span text:style-name="T7"> height){</text:span></text:p>
      <text:p text:style-name="No_20_Spacing"><text:span text:style-name="T7"><text:s text:c="2"/>set&lt; </text:span><text:span text:style-name="T8">double</text:span><text:span text:style-name="T7"> &gt; xset, yset, ys; Rect r;</text:span></text:p>
      <text:p text:style-name="No_20_Spacing"><text:span text:style-name="T7"><text:s text:c="2"/></text:span><text:span text:style-name="T8">double</text:span><text:span text:style-name="T7"> old, curr, bot, top, area, best;</text:span></text:p>
      <text:p text:style-name="No_20_Spacing"><text:span text:style-name="T7"><text:s text:c="2"/>set&lt;</text:span><text:span text:style-name="T8">double</text:span><text:span text:style-name="T7">&gt;::iterator left, right, y;</text:span></text:p>
      <text:p text:style-name="P11"><text:s text:c="2"/></text:p>
      <text:p text:style-name="No_20_Spacing"><text:span text:style-name="T7"><text:s text:c="2"/>xset.insert(</text:span><text:span text:style-name="T13">0</text:span><text:span text:style-name="T7">); xset.insert(width);</text:span></text:p>
      <text:p text:style-name="No_20_Spacing"><text:span text:style-name="T7"><text:s text:c="2"/>yset.insert(</text:span><text:span text:style-name="T13">0</text:span><text:span text:style-name="T7">); yset.insert(height);</text:span>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; i++){</text:span></text:p>
      <text:p text:style-name="P11"><text:s text:c="4"/>xset.insert(p[i].x);</text:p>
      <text:p text:style-name="P11"><text:s text:c="4"/>yset.insert(p[i].y);</text:p>
      <text:p text:style-name="P11"><text:s text:c="2"/>}</text:p>
      <text:p text:style-name="P11"><text:soft-page-break/></text:p>
      <text:p text:style-name="No_20_Spacing"><text:span text:style-name="T7"><text:s text:c="2"/>area = -</text:span><text:span text:style-name="T13">1</text:span><text:span text:style-name="T7">;</text:span></text:p>
      <text:p text:style-name="No_20_Spacing"><text:span text:style-name="T7"><text:s text:c="2"/></text:span><text:span text:style-name="T8">for</text:span><text:span text:style-name="T7">(left = xset.begin(); left != xset.end(); left++){</text:span></text:p>
      <text:p text:style-name="No_20_Spacing"><text:span text:style-name="T7"><text:s text:c="4"/></text:span><text:span text:style-name="T8">for</text:span><text:span text:style-name="T7">(right = left; right != xset.end(); right++){</text:span></text:p>
      <text:p text:style-name="P11"><text:s text:c="6"/>ys.clear();</text:p>
      <text:p text:style-name="P11"><text:s text:c="6"/>ys.insert(height);</text:p>
      <text:p text:style-name="No_20_Spacing"><text:span text:style-name="T7"><text:s text:c="6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; i++)</text:span></text:p>
      <text:p text:style-name="No_20_Spacing"><text:span text:style-name="T7"><text:s text:c="8"/></text:span><text:span text:style-name="T8">if</text:span><text:span text:style-name="T7">(*left &lt; p[i].x &amp;&amp; p[i].x &lt; *right) ys.insert(p[i].y);</text:span></text:p>
      <text:p text:style-name="No_20_Spacing"><text:span text:style-name="T7"><text:s text:c="6"/>old = best = </text:span><text:span text:style-name="T13">0</text:span><text:span text:style-name="T7">;</text:span></text:p>
      <text:p text:style-name="No_20_Spacing"><text:span text:style-name="T7"><text:s text:c="6"/></text:span><text:span text:style-name="T8">for</text:span><text:span text:style-name="T7">(y = ys.begin(); y != ys.end(); y++){</text:span></text:p>
      <text:p text:style-name="No_20_Spacing"><text:span text:style-name="T7"><text:s text:c="8"/></text:span><text:span text:style-name="T8">if</text:span><text:span text:style-name="T7">(*y-old &gt; best){</text:span></text:p>
      <text:p text:style-name="P11"><text:s text:c="10"/>best = *y-old;</text:p>
      <text:p text:style-name="P11"><text:s text:c="10"/>bot = old;</text:p>
      <text:p text:style-name="P11"><text:s text:c="10"/>top = *y;</text:p>
      <text:p text:style-name="P11"><text:s text:c="8"/>}</text:p>
      <text:p text:style-name="P11"><text:s text:c="8"/>old = *y;</text:p>
      <text:p text:style-name="P11"><text:s text:c="6"/>}</text:p>
      <text:p text:style-name="P11"><text:s text:c="6"/>curr = best*(*right-*left);</text:p>
      <text:p text:style-name="No_20_Spacing"><text:span text:style-name="T7"><text:s text:c="6"/></text:span><text:span text:style-name="T8">if</text:span><text:span text:style-name="T7">(curr &gt; area){</text:span></text:p>
      <text:p text:style-name="P11"><text:s text:c="8"/>area = curr;</text:p>
      <text:p text:style-name="P11"><text:s text:c="8"/>r.left = *left;</text:p>
      <text:p text:style-name="P11"><text:s text:c="8"/>r.right = *right;</text:p>
      <text:p text:style-name="P11"><text:s text:c="8"/>r.bot = bot;</text:p>
      <text:p text:style-name="P11"><text:s text:c="8"/>r.top = top;</text:p>
      <text:p text:style-name="P11"><text:s text:c="6"/>}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r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 </text:span><text:span text:style-name="T8">double</text:span><text:span text:style-name="T7"> w, h;</text:span></text:p>
      <text:p text:style-name="P11"><text:s text:c="2"/>Rect r; Point p[MAXN];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 %lf %lf %d"</text:span><text:span text:style-name="T7">, &amp;w, &amp;h, &amp;n) == </text:span><text:span text:style-name="T13">3</text:span><text:span text:style-name="T7">){</text:span></text:p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6"/>scanf(</text:span><text:span text:style-name="T10">"%lf %lf"</text:span><text:span text:style-name="T6">, &amp;p[i].x, &amp;p[i].y);</text:span></text:p>
      <text:p text:style-name="P10"><text:s text:c="4"/>r = max_Rect(p, n, w, h);</text:p>
      <text:p text:style-name="No_20_Spacing"><text:span text:style-name="T6"><text:s text:c="4"/></text:span><text:span text:style-name="T7">printf(</text:span><text:span text:style-name="T11">"Largest rectangle: %.2f -&gt; %.2f, %.2f -&gt; %.2f\n"</text:span><text:span text:style-name="T7">,</text:span></text:p>
      <text:p text:style-name="P11"><text:s text:c="11"/>r.left, r.right, r.bot, r.top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<text:s/>2D Geometry: <text:s/></text:p>
      <text:list xml:id="list29637198" text:continue-numbering="true" text:style-name="Outline">
        <text:list-item>
          <text:list>
            <text:list-item>
              <text:h text:style-name="P18" text:outline-level="2"><text:bookmark-start text:name="__RefHeading___Toc26790_2932636602"/><text:bookmark text:name="Bookmark29"/><text:soft-page-break/>Polygon Midpoints to Verticies<text:bookmark-end text:name="__RefHeading___Toc2679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nsider a polygon with n sides. <text:s/>Given the</text:p>
      <text:p text:style-name="P7"><text:s text:c="16"/>midpoints of each side, this code will find the</text:p>
      <text:p text:style-name="P7"><text:s text:c="16"/>vertices of the polygon.</text:p>
      <text:p text:style-name="P7"/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1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only works when n is odd; the answer is not</text:p>
      <text:p text:style-name="P7"><text:s text:c="16"/>unique <text:s/>for polygons with an even number of vertices.</text:p>
      <text:p text:style-name="P7"><text:s text:c="16"/>The polygon does not need to be convex. The points</text:p>
      <text:p text:style-name="P7"><text:s text:c="16"/>can be in clockwise or counterclockwise order. </text:p>
      <text:p text:style-name="P7">*/</text:p>
      <text:p text:style-name="P7"/>
      <text:p text:style-name="P6">#include &lt;stdio.h&gt;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void</text:span><text:span text:style-name="T7"> midpts2vert(Point *midpts, </text:span><text:span text:style-name="T8">int</text:span><text:span text:style-name="T7"> n, Point *poly) {</text:span></text:p>
      <text:p text:style-name="No_20_Spacing"><text:span text:style-name="T7"><text:s text:c="2"/></text:span><text:span text:style-name="T8">int</text:span><text:span text:style-name="T7"> i;</text:span></text:p>
      <text:p text:style-name="P11"><text:s text:c="2"/></text:p>
      <text:p text:style-name="No_20_Spacing"><text:span text:style-name="T7"><text:s text:c="2"/>poly[</text:span><text:span text:style-name="T13">0</text:span><text:span text:style-name="T7">] = midpts[</text:span><text:span text:style-name="T13">0</text:span><text:span text:style-name="T7">];</text:span></text:p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n; i += </text:span><text:span text:style-name="T13">2</text:span><text:span text:style-name="T7">) {</text:span></text:p>
      <text:p text:style-name="No_20_Spacing"><text:span text:style-name="T7"><text:s text:c="4"/>poly[</text:span><text:span text:style-name="T13">0</text:span><text:span text:style-name="T7">].x += midpts[i+</text:span><text:span text:style-name="T13">1</text:span><text:span text:style-name="T7">].x - midpts[i].x;</text:span></text:p>
      <text:p text:style-name="No_20_Spacing"><text:span text:style-name="T7"><text:s text:c="4"/>poly[</text:span><text:span text:style-name="T13">0</text:span><text:span text:style-name="T7">].y += midpts[i+</text:span><text:span text:style-name="T13">1</text:span><text:span text:style-name="T7">].y - midpts[i].y;</text:span></text:p>
      <text:p text:style-name="P11"><text:s text:c="2"/>}</text:p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n; i++) {</text:span></text:p>
      <text:p text:style-name="No_20_Spacing"><text:span text:style-name="T7"><text:s text:c="4"/>poly[i].x = </text:span><text:span text:style-name="T13">2.0</text:span><text:span text:style-name="T7">*midpts[i-</text:span><text:span text:style-name="T13">1</text:span><text:span text:style-name="T7">].x - poly[i-</text:span><text:span text:style-name="T13">1</text:span><text:span text:style-name="T7">].x;</text:span></text:p>
      <text:p text:style-name="No_20_Spacing"><text:span text:style-name="T7"><text:s text:c="4"/>poly[i].y = </text:span><text:span text:style-name="T13">2.0</text:span><text:span text:style-name="T7">*midpts[i-</text:span><text:span text:style-name="T13">1</text:span><text:span text:style-name="T7">].y - poly[i-</text:span><text:span text:style-name="T13">1</text:span><text:span text:style-name="T7">].y;</text:span></text:p>
      <text:p text:style-name="P11"><text:s text:c="2"/>} <text:s/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Point midpts[</text:span><text:span text:style-name="T13">1000</text:span><text:span text:style-name="T7">], poly[</text:span><text:span text:style-name="T13">1000</text:span><text:span text:style-name="T7">];</text:span></text:p>
      <text:p text:style-name="No_20_Spacing"><text:span text:style-name="T7"><text:s text:c="2"/></text:span><text:span text:style-name="T8">int</text:span><text:span text:style-name="T7"> i, n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d"</text:span><text:span text:style-name="T7">,&amp;n)==</text:span><text:span text:style-name="T13">1</text:span><text:span text:style-name="T7">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"</text:span><text:span text:style-name="T7">, &amp;midpts[i].x, &amp;midpts[i].y);</text:span></text:p>
      <text:p text:style-name="P11"><text:s text:c="4"/>midpts2vert(midpts, n, poly);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printf(</text:span><text:span text:style-name="T11">"%0.3f %0.3f\n"</text:span><text:span text:style-name="T7">, poly[i].x, poly[i].y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<text:soft-page-break/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32039" text:continue-numbering="true" text:style-name="Outline">
        <text:list-item>
          <text:list>
            <text:list-item>
              <text:h text:style-name="P18" text:outline-level="2"><text:bookmark-start text:name="__RefHeading___Toc26792_2932636602"/><text:bookmark text:name="Bookmark30"/>Minimum bounding circle<text:bookmark-end text:name="__RefHeading___Toc2679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set of points, this returns the circle with</text:p>
      <text:p text:style-name="P7"><text:s text:c="16"/>the minimum area which completely contains all those</text:p>
      <text:p text:style-name="P7"><text:s text:c="16"/>points</text:p>
      <text:p text:style-name="P7"><text:s text:c="3"/></text:p>
      <text:p text:style-name="P7"><text:s text:c="3"/>Complexity: <text:s/>O(n^3) worst case, where n is the number of points</text:p>
      <text:p text:style-name="P7"><text:s text:c="16"/>but on average O(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24, 2003</text:p>
      <text:p text:style-name="P7"><text:s text:c="3"/>References: <text:s/>http://www.cs.unc.edu/~eberly/gr_cont.htm</text:p>
      <text:p text:style-name="P7"><text:s text:c="3"/>-----------------------------------------------------------------</text:p>
      <text:p text:style-name="P7"><text:s text:c="3"/>Reliability: 2 (Spain 10005 - Packing polygons)</text:p>
      <text:p text:style-name="P7"><text:s text:c="19"/>Problem C Aliens Jan 21, 2003</text:p>
      <text:p text:style-name="P7"><text:s text:c="3"/>Notes: <text:s text:c="6"/>This is a simplification of the old min_circle code</text:p>
      <text:p text:style-name="P7"><text:s text:c="16"/>by Scott Crosswhite (/Old/min_circle.c)</text:p>
      <text:p text:style-name="P7"><text:s text:c="16"/>The input array is sorted to increase stability of</text:p>
      <text:p text:style-name="P7"><text:s text:c="16"/>an answer. <text:s/>This may be removed to increased speed</text:p>
      <text:p text:style-name="P7">*/</text:p>
      <text:p text:style-name="P7"/>
      <text:p text:style-name="P6">#include &lt;stdio.h&gt;</text:p>
      <text:p text:style-name="P6">#include &lt;math.h&gt;</text:p>
      <text:p text:style-name="P6">#include &lt;float.h&gt;</text:p>
      <text:p text:style-name="P6">#include &lt;stdlib.h&gt;</text:p>
      <text:p text:style-name="P6"/>
      <text:p text:style-name="P6">#define EPS 1e-6</text:p>
      <text:p text:style-name="P6">#define MAXN 100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, r;</text:span></text:p>
      <text:p text:style-name="P11">} Circle;</text:p>
      <text:p text:style-name="P11"/>
      <text:p text:style-name="No_20_Spacing"><text:span text:style-name="T8">int</text:span><text:span text:style-name="T7"> inside(Point p, Circle c){</text:span></text:p>
      <text:p text:style-name="No_20_Spacing"><text:span text:style-name="T7"><text:s text:c="2"/></text:span><text:span text:style-name="T8">return</text:span><text:span text:style-name="T7"> SQR(p.x-c.x)+SQR(p.y-c.y) &lt;= SQR(c.r);</text:span></text:p>
      <text:p text:style-name="P11">}</text:p>
      <text:p text:style-name="P11"/>
      <text:p text:style-name="P11">Circle Circle1(Point p){</text:p>
      <text:p text:style-name="P11"><text:soft-page-break/><text:s text:c="2"/>Circle c;</text:p>
      <text:p text:style-name="No_20_Spacing"><text:span text:style-name="T7"><text:s text:c="2"/>c.x = p.x; c.y = p.y; c.r =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c;</text:span></text:p>
      <text:p text:style-name="P11">}</text:p>
      <text:p text:style-name="P11"/>
      <text:p text:style-name="P11">Circle Circle2(Point p1, Point p2){</text:p>
      <text:p text:style-name="P11"><text:s text:c="2"/>Circle c;</text:p>
      <text:p text:style-name="No_20_Spacing"><text:span text:style-name="T7"><text:s text:c="2"/>c.x = </text:span><text:span text:style-name="T13">0.5</text:span><text:span text:style-name="T7">*(p1.x + p2.x);</text:span></text:p>
      <text:p text:style-name="No_20_Spacing"><text:span text:style-name="T7"><text:s text:c="2"/>c.y = </text:span><text:span text:style-name="T13">0.5</text:span><text:span text:style-name="T7">*(p1.y + p2.y);</text:span></text:p>
      <text:p text:style-name="No_20_Spacing"><text:span text:style-name="T7"><text:s text:c="2"/>c.r = </text:span><text:span text:style-name="T13">0.5</text:span><text:span text:style-name="T7">*sqrt(SQR(p1.x-p2.x)+SQR(p1.y-p2.y));</text:span></text:p>
      <text:p text:style-name="No_20_Spacing"><text:span text:style-name="T7"><text:s text:c="2"/></text:span><text:span text:style-name="T8">return</text:span><text:span text:style-name="T7"> c;</text:span></text:p>
      <text:p text:style-name="P11">}</text:p>
      <text:p text:style-name="P11"/>
      <text:p text:style-name="P11">Circle Circle3(Point p1, Point p2, Point p3){</text:p>
      <text:p text:style-name="No_20_Spacing"><text:span text:style-name="T7"><text:s text:c="2"/>Circle res; </text:span><text:span text:style-name="T8">double</text:span><text:span text:style-name="T7"> a,b,c,d,e,f,g;</text:span></text:p>
      <text:p text:style-name="P11"><text:s text:c="2"/>a = <text:s/>p2.x - p1.x; <text:s/>b = p2.y - p1.y;</text:p>
      <text:p text:style-name="P11"><text:s text:c="2"/>c = <text:s/>p3.x - p1.x; <text:s/>d = p3.y - p1.y;</text:p>
      <text:p text:style-name="No_20_Spacing"><text:span text:style-name="T7"><text:s text:c="2"/></text:span><text:span text:style-name="T6">e = (p2.x + p1.x)*a + (p2.y + p1.y)*b;</text:span></text:p>
      <text:p text:style-name="No_20_Spacing"><text:span text:style-name="T6"><text:s text:c="2"/></text:span><text:span text:style-name="T7">f = (p3.x + p1.x)*c + (p3.y + p1.y)*d;</text:span></text:p>
      <text:p text:style-name="No_20_Spacing"><text:span text:style-name="T7"><text:s text:c="2"/>g = </text:span><text:span text:style-name="T13">2.0</text:span><text:span text:style-name="T7">*(a*(p3.y - p2.y) - b*(p3.x - p2.x));</text:span></text:p>
      <text:p text:style-name="No_20_Spacing"><text:span text:style-name="T7"><text:s text:c="2"/></text:span><text:span text:style-name="T8">if</text:span><text:span text:style-name="T7"> (fabs(g) &lt; EPS){</text:span></text:p>
      <text:p text:style-name="P11"><text:s text:c="4"/>res.x = res.y = res.r = DBL_MAX;</text:p>
      <text:p text:style-name="No_20_Spacing"><text:span text:style-name="T7"><text:s text:c="4"/></text:span><text:span text:style-name="T8">return</text:span><text:span text:style-name="T7"> res;</text:span></text:p>
      <text:p text:style-name="P11"><text:s text:c="2"/>}</text:p>
      <text:p text:style-name="P11"><text:s text:c="2"/>res.x = (d*e - b*f) / g;</text:p>
      <text:p text:style-name="P11"><text:s text:c="2"/>res.y = (a*f - c*e) / g;</text:p>
      <text:p text:style-name="P11"><text:s text:c="2"/>res.r = sqrt(SQR((p1.x-res.x))+SQR((p1.y-res.y)));</text:p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No_20_Spacing"><text:span text:style-name="T7">Circle min_circle(Point *p, 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, j, k; Point t; Circle c = Circle1(p[</text:span><text:span text:style-name="T13">0</text:span><text:span text:style-name="T7">]);</text:span></text:p>
      <text:p text:style-name="P11"><text:s text:c="2"/></text:p>
      <text:p text:style-name="No_20_Spacing"><text:span text:style-name="T7"><text:s text:c="2"/></text:span><text:span text:style-name="T4">/* Randomize point array to avoid doctored input - may modify the</text:span></text:p>
      <text:p text:style-name="P7"><text:s text:c="5"/>limit on the for loop to increase/decrease randomness */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{</text:span></text:p>
      <text:p text:style-name="P10"><text:s text:c="4"/>j = rand() % n;</text:p>
      <text:p text:style-name="No_20_Spacing"><text:span text:style-name="T6"><text:s text:c="4"/></text:span><text:span text:style-name="T7">k = rand() % n;</text:span></text:p>
      <text:p text:style-name="P11"><text:s text:c="4"/>t = p[j]; p[j] = p[k]; p[k] = t;</text:p>
      <text:p text:style-name="P11"><text:s text:c="2"/>}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1</text:span><text:span text:style-name="T7">; i &lt; n; i++) </text:span><text:span text:style-name="T8">if</text:span><text:span text:style-name="T7">(!inside(p[i], c)){ c = Circle1(p[i]);</text:span></text:p>
      <text:p text:style-name="No_20_Spacing"><text:span text:style-name="T7"><text:s text:c="2"/></text:span><text:span text:style-name="T8">for</text:span><text:span text:style-name="T7">(j = </text:span><text:span text:style-name="T13">0</text:span><text:span text:style-name="T7">; j &lt; i; j++) </text:span><text:span text:style-name="T8">if</text:span><text:span text:style-name="T7">(!inside(p[j], c)){ c = Circle2(p[i],p[j]);</text:span></text:p>
      <text:p text:style-name="No_20_Spacing"><text:span text:style-name="T7"><text:s text:c="2"/></text:span><text:span text:style-name="T8">for</text:span><text:span text:style-name="T7">(k = </text:span><text:span text:style-name="T13">0</text:span><text:span text:style-name="T7">; k &lt; j; k++) </text:span><text:span text:style-name="T8">if</text:span><text:span text:style-name="T7">(!inside(p[k], c)) <text:s/>c = Circle3(p[i],p[j],p[k]);}}</text:span></text:p>
      <text:p text:style-name="No_20_Spacing"><text:span text:style-name="T7"><text:s text:c="2"/></text:span><text:span text:style-name="T8">return</text:span><text:span text:style-name="T7"> c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Point pts[MAXN]; Circle res; </text:span><text:span text:style-name="T8">int</text:span><text:span text:style-name="T7"> i, n;</text:span></text:p>
      <text:p text:style-name="P11"><text:s text:c="2"/></text:p>
      <text:p text:style-name="No_20_Spacing"><text:soft-page-break/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 &amp;&amp; n){</text:span>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6"/>scanf(</text:span><text:span text:style-name="T10">"%lf %lf"</text:span><text:span text:style-name="T6">, &amp;pts[i].x, &amp;pts[i].y);</text:span></text:p>
      <text:p text:style-name="P10"><text:s text:c="4"/>res = min_circle(pts, n);</text:p>
      <text:p text:style-name="No_20_Spacing"><text:span text:style-name="T6"><text:s text:c="4"/>printf(</text:span><text:span text:style-name="T10">"(%.3f, %.3f) r = %.3f\n"</text:span><text:span text:style-name="T6">, res.x, res.y, res.r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50422" text:continue-numbering="true" text:style-name="Outline">
        <text:list-item>
          <text:list>
            <text:list-item>
              <text:h text:style-name="P18" text:outline-level="2"><text:bookmark-start text:name="__RefHeading___Toc26794_2932636602"/><text:bookmark text:name="Bookmark31"/>Point in convex polygon<text:bookmark-end text:name="__RefHeading___Toc2679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point an a convex polygon, returns 1 if the</text:p>
      <text:p text:style-name="P7"><text:s text:c="16"/>point is in the polygon</text:p>
      <text:p text:style-name="P7"><text:s text:c="3"/></text:p>
      <text:p text:style-name="P7"><text:s text:c="16"/>Can also check to see if point is on boundary</text:p>
      <text:p text:style-name="P7"/>
      <text:p text:style-name="P7"><text:s text:c="3"/>Complexity: <text:s/>O(N) where N is number of vertices of polygon</text:p>
      <text:p text:style-name="P7"><text:s text:c="3"/>-----------------------------------------------------------------</text:p>
      <text:p text:style-name="P7"><text:s text:c="3"/>Author: <text:s text:c="5"/>Ashley Zinyk, Gilbert Lee</text:p>
      <text:p text:style-name="P7"><text:s text:c="3"/>Date: <text:s text:c="7"/>Nov 14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EPS 1E-8 <text:s/></text:p>
      <text:p text:style-name="No_20_Spacing"><text:span text:style-name="T2">#define BOUNDARY 1 <text:s/></text:span><text:span text:style-name="T4">/* What to return if the point is on the </text:span></text:p>
      <text:p text:style-name="P7"><text:s text:c="23"/>boundary of the polygon (0 = false, 1 = true) */</text:p>
      <text:p text:style-name="P7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double</text:span><text:span text:style-name="T7"> area_tri(Point a, Point b, Point c){</text:span></text:p>
      <text:p text:style-name="No_20_Spacing"><text:span text:style-name="T7"><text:s text:c="2"/></text:span><text:span text:style-name="T8">double</text:span><text:span text:style-name="T7"> area;</text:span></text:p>
      <text:p text:style-name="P11"><text:s text:c="2"/></text:p>
      <text:p text:style-name="P11"><text:s text:c="2"/>area = (b.x-a.x) * (c.y-a.y)</text:p>
      <text:p text:style-name="P11"><text:s text:c="8"/>-(b.y-a.y) * (c.x-a.x); </text:p>
      <text:p text:style-name="No_20_Spacing"><text:span text:style-name="T7"><text:s text:c="2"/></text:span><text:span text:style-name="T8">return</text:span><text:span text:style-name="T7"> (fabs(area))/</text:span><text:span text:style-name="T13">2</text:span><text:span text:style-name="T7">;</text:span></text:p>
      <text:p text:style-name="P11">}</text:p>
      <text:p text:style-name="P11"><text:soft-page-break/></text:p>
      <text:p text:style-name="No_20_Spacing"><text:span text:style-name="T8">int</text:span><text:span text:style-name="T7"> point_in_convex_poly(Point *poly, </text:span><text:span text:style-name="T8">int</text:span><text:span text:style-name="T7"> n, Point p){</text:span></text:p>
      <text:p text:style-name="No_20_Spacing"><text:span text:style-name="T7"><text:s text:c="2"/></text:span><text:span text:style-name="T8">double</text:span><text:span text:style-name="T7"> areapoly = </text:span><text:span text:style-name="T13">0</text:span><text:span text:style-name="T7">, areatri = </text:span><text:span text:style-name="T13">0</text:span><text:span text:style-name="T7">, temp;</text:span></text:p>
      <text:p text:style-name="No_20_Spacing"><text:span text:style-name="T7"><text:s text:c="2"/></text:span><text:span text:style-name="T8">int</text:span><text:span text:style-name="T7"> bflag = </text:span><text:span text:style-name="T13">0</text:span><text:span text:style-name="T7">;</text:span></text:p>
      <text:p text:style-name="No_20_Spacing"><text:span text:style-name="T7"><text:s text:c="2"/></text:span><text:span text:style-name="T9">int</text:span><text:span text:style-name="T6"> i, j;</text:span></text:p>
      <text:p text:style-name="P10"><text:s text:c="2"/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, j = n-</text:span><text:span text:style-name="T12">1</text:span><text:span text:style-name="T6">; i &lt; n; j = i++){</text:span></text:p>
      <text:p text:style-name="No_20_Spacing"><text:span text:style-name="T6"><text:s text:c="4"/></text:span><text:span text:style-name="T7">areapoly += area_tri(poly[i], poly[j], poly[</text:span><text:span text:style-name="T13">0</text:span><text:span text:style-name="T7">]);</text:span></text:p>
      <text:p text:style-name="P11"><text:s text:c="4"/>temp = area_tri(poly[i], poly[j], p);</text:p>
      <text:p text:style-name="No_20_Spacing"><text:span text:style-name="T7"><text:s text:c="4"/></text:span><text:span text:style-name="T8">if</text:span><text:span text:style-name="T7">(temp &lt; EPS) bflag = </text:span><text:span text:style-name="T13">1</text:span><text:span text:style-name="T7">;</text:span></text:p>
      <text:p text:style-name="P11"><text:s text:c="4"/>areatri += temp;</text:p>
      <text:p text:style-name="P11"><text:s text:c="2"/>}</text:p>
      <text:p text:style-name="No_20_Spacing"><text:span text:style-name="T7"><text:s text:c="2"/></text:span><text:span text:style-name="T8">if</text:span><text:span text:style-name="T7">(fabs(areapoly-areatri) &lt; EPS){</text:span></text:p>
      <text:p text:style-name="No_20_Spacing"><text:span text:style-name="T7"><text:s text:c="4"/></text:span><text:span text:style-name="T8">if</text:span><text:span text:style-name="T7">(bflag) </text:span><text:span text:style-name="T8">return</text:span><text:span text:style-name="T7"> BOUNDARY;</text:span></text:p>
      <text:p text:style-name="No_20_Spacing"><text:span text:style-name="T7"><text:s text:c="4"/></text:span><text:span text:style-name="T8">else</text:span><text:span text:style-name="T7"> </text:span><text:span text:style-name="T8">return</text:span><text:span text:style-name="T7"> </text:span><text:span text:style-name="T13">1</text:span><text:span text:style-name="T7">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</text:span></text:p>
      <text:p text:style-name="P11"><text:s text:c="2"/>Point *poly, p;</text:p>
      <text:p text:style-name="P11"><text:s text:c="2"/></text:p>
      <text:p text:style-name="No_20_Spacing"><text:span text:style-name="T7"><text:s text:c="2"/>printf(</text:span><text:span text:style-name="T11">"How many vertices in the polygon? "</text:span><text:span text:style-name="T7">);</text:span></text:p>
      <text:p text:style-name="No_20_Spacing"><text:span text:style-name="T7"><text:s text:c="2"/>scanf(</text:span><text:span text:style-name="T11">"%d"</text:span><text:span text:style-name="T7">, &amp;n);</text:span></text:p>
      <text:p text:style-name="No_20_Spacing"><text:span text:style-name="T7"><text:s text:c="2"/>poly = (Point *) malloc(n*</text:span><text:span text:style-name="T8">sizeof</text:span><text:span text:style-name="T7">(Point)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4"/>scanf(</text:span><text:span text:style-name="T11">"%lf %lf"</text:span><text:span text:style-name="T7">, &amp;poly[i].x, &amp;poly[i].y);</text:span></text:p>
      <text:p text:style-name="P11"><text:s text:c="2"/>}</text:p>
      <text:p text:style-name="No_20_Spacing"><text:span text:style-name="T7"><text:s text:c="2"/>printf(</text:span><text:span text:style-name="T11">"Now enter points to test:\n"</text:span><text:span text:style-name="T7">);</text:span></text:p>
      <text:p text:style-name="No_20_Spacing"><text:span text:style-name="T7"><text:s text:c="2"/></text:span><text:span text:style-name="T8">while</text:span><text:span text:style-name="T7">(scanf(</text:span><text:span text:style-name="T11">"%lf %lf"</text:span><text:span text:style-name="T7">, &amp;p.x, &amp;p.y) == </text:span><text:span text:style-name="T13">2</text:span><text:span text:style-name="T7">){</text:span></text:p>
      <text:p text:style-name="No_20_Spacing"><text:span text:style-name="T7"><text:s text:c="4"/></text:span><text:span text:style-name="T8">if</text:span><text:span text:style-name="T7">(point_in_convex_poly(poly, n, p)){</text:span></text:p>
      <text:p text:style-name="No_20_Spacing"><text:span text:style-name="T7"><text:s text:c="6"/>printf(</text:span><text:span text:style-name="T11">"YES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NO\n"</text:span><text:span text:style-name="T7">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41598" text:continue-numbering="true" text:style-name="Outline">
        <text:list-item>
          <text:list>
            <text:list-item>
              <text:h text:style-name="P18" text:outline-level="2"><text:bookmark-start text:name="__RefHeading___Toc26796_2932636602"/><text:bookmark text:name="Bookmark32"/>Polygon Similarity &amp; Congruency<text:bookmark-end text:name="__RefHeading___Toc2679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polygons p1 and p2, determines whether or not </text:p>
      <text:p text:style-name="P7"><text:s text:c="16"/>p2 is a transformed version of p1. <text:s/>Valid transforms</text:p>
      <text:p text:style-name="P7"><text:s text:c="16"/>include flips, rotations, translation, scaling, and</text:p>
      <text:p text:style-name="P7"><text:soft-page-break/><text:s text:c="16"/>reversing the order of the points.</text:p>
      <text:p text:style-name="P7"/>
      <text:p text:style-name="P7"><text:s text:c="3"/>Complexity: <text:s text:c="7"/>O(N^2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February 27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Polygon congruency can also be determined.</text:p>
      <text:p text:style-name="P7"><text:s text:c="16"/>The polygons must not be self-intersecting.</text:p>
      <text:p text:style-name="P7"><text:s text:c="16"/>The polygons may be modified; make a copy if you</text:p>
      <text:p text:style-name="P7"><text:s text:c="16"/>need to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string.h&gt;</text:p>
      <text:p text:style-name="P6">#include &lt;math.h&gt;</text:p>
      <text:p text:style-name="P6">#define EPS 1E-8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double</text:span><text:span text:style-name="T7"> dist2(Point a, Point b) {</text:span></text:p>
      <text:p text:style-name="No_20_Spacing"><text:span text:style-name="T7"><text:s text:c="2"/></text:span><text:span text:style-name="T8">return</text:span><text:span text:style-name="T7"> SQR(a.x-b.x) + SQR(a.y-b.y);</text:span></text:p>
      <text:p text:style-name="P11">}</text:p>
      <text:p text:style-name="P11"/>
      <text:p text:style-name="No_20_Spacing"><text:span text:style-name="T8">double</text:span><text:span text:style-name="T7"> dot(Point a, Point b, Point c) {</text:span></text:p>
      <text:p text:style-name="No_20_Spacing"><text:span text:style-name="T7"><text:s text:c="2"/></text:span><text:span text:style-name="T8">return</text:span><text:span text:style-name="T7"> (a.x-b.x)*(c.x-b.x) + (a.y-b.y)*(c.y-b.y);</text:span></text:p>
      <text:p text:style-name="P11">}</text:p>
      <text:p text:style-name="P11"/>
      <text:p text:style-name="No_20_Spacing"><text:span text:style-name="T8">double</text:span><text:span text:style-name="T7"> cross(Point a, Point b, Point c) {</text:span></text:p>
      <text:p text:style-name="No_20_Spacing"><text:span text:style-name="T7"><text:s text:c="2"/></text:span><text:span text:style-name="T8">return</text:span><text:span text:style-name="T7"> (a.x-b.x)*(c.y-b.y) - (c.x-b.x)*(a.y-b.y);</text:span></text:p>
      <text:p text:style-name="P11">}</text:p>
      <text:p text:style-name="P11"/>
      <text:p text:style-name="P7">/* given a polygon, remove verticies with 180 degree angles.</text:p>
      <text:p text:style-name="P7"><text:s text:c="3"/>return the number of verticies remaining. */</text:p>
      <text:p text:style-name="No_20_Spacing"><text:span text:style-name="T8">int</text:span><text:span text:style-name="T7"> poly_reduce(Point *poly, </text:span><text:span text:style-name="T8">int</text:span><text:span text:style-name="T7"> n) {</text:span></text:p>
      <text:p text:style-name="No_20_Spacing"><text:span text:style-name="T7"><text:s text:c="2"/>Point *npoly = malloc(n*</text:span><text:span text:style-name="T8">sizeof</text:span><text:span text:style-name="T7">(Point));</text:span></text:p>
      <text:p text:style-name="No_20_Spacing"><text:span text:style-name="T7"><text:s text:c="2"/></text:span><text:span text:style-name="T8">int</text:span><text:span text:style-name="T7"> i, cnt =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 (fabs(cross(poly[i], poly[(i+</text:span><text:span text:style-name="T13">1</text:span><text:span text:style-name="T7">)%n], poly[(i+</text:span><text:span text:style-name="T13">2</text:span><text:span text:style-name="T7">)%n])) &gt; EPS)</text:span></text:p>
      <text:p text:style-name="No_20_Spacing"><text:span text:style-name="T7"><text:s text:c="6"/>npoly[cnt++] = poly[(i+</text:span><text:span text:style-name="T13">1</text:span><text:span text:style-name="T7">)%n];</text:span></text:p>
      <text:p text:style-name="No_20_Spacing"><text:span text:style-name="T7"><text:s text:c="2"/>memcpy(poly,npoly,cnt*</text:span><text:span text:style-name="T8">sizeof</text:span><text:span text:style-name="T7">(Point));</text:span></text:p>
      <text:p text:style-name="P11"><text:s text:c="2"/>free(npoly);</text:p>
      <text:p text:style-name="No_20_Spacing"><text:span text:style-name="T7"><text:s text:c="2"/></text:span><text:span text:style-name="T8">return</text:span><text:span text:style-name="T7"> cnt;</text:span></text:p>
      <text:p text:style-name="P11">}</text:p>
      <text:p text:style-name="P11"><text:soft-page-break/></text:p>
      <text:p text:style-name="No_20_Spacing"><text:span text:style-name="T8">int</text:span><text:span text:style-name="T7"> poly_similar(Point *p1, </text:span><text:span text:style-name="T8">int</text:span><text:span text:style-name="T7"> n, Point *p2, </text:span><text:span text:style-name="T8">int</text:span><text:span text:style-name="T7"> m) {</text:span></text:p>
      <text:p text:style-name="No_20_Spacing"><text:span text:style-name="T7"><text:s text:c="2"/></text:span><text:span text:style-name="T8">double</text:span><text:span text:style-name="T7"> ratio, turn;</text:span></text:p>
      <text:p text:style-name="P11"><text:s text:c="2"/>Point a, b, c, d, e, f, tmp;</text:p>
      <text:p text:style-name="No_20_Spacing"><text:span text:style-name="T7"><text:s text:c="2"/></text:span><text:span text:style-name="T8">int</text:span><text:span text:style-name="T7"> i, j, ori;</text:span></text:p>
      <text:p text:style-name="P11"/>
      <text:p text:style-name="P11"><text:s text:c="2"/>n = poly_reduce(p1,n);</text:p>
      <text:p text:style-name="P11"><text:s text:c="2"/>m = poly_reduce(p2,m);</text:p>
      <text:p text:style-name="No_20_Spacing"><text:span text:style-name="T7"><text:s text:c="2"/></text:span><text:span text:style-name="T8">if</text:span><text:span text:style-name="T7"> (n != m) </text:span><text:span text:style-name="T8">return</text:span><text:span text:style-name="T7">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for</text:span><text:span text:style-name="T7"> (ori = </text:span><text:span text:style-name="T13">0</text:span><text:span text:style-name="T7">; ori &lt; </text:span><text:span text:style-name="T13">2</text:span><text:span text:style-name="T7">; ori++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turn = cross(p1[</text:span><text:span text:style-name="T13">0</text:span><text:span text:style-name="T7">],p1[</text:span><text:span text:style-name="T13">1</text:span><text:span text:style-name="T7">],p1[</text:span><text:span text:style-name="T13">2</text:span><text:span text:style-name="T7">]);</text:span></text:p>
      <text:p text:style-name="No_20_Spacing"><text:span text:style-name="T7"><text:s text:c="6"/>turn /= cross(p2[i],p2[(i+</text:span><text:span text:style-name="T13">1</text:span><text:span text:style-name="T7">)%n],p2[(i+</text:span><text:span text:style-name="T13">2</text:span><text:span text:style-name="T7">)%n]);</text:span></text:p>
      <text:p text:style-name="No_20_Spacing"><text:span text:style-name="T7"><text:s text:c="6"/>ratio = dist2(p1[</text:span><text:span text:style-name="T13">0</text:span><text:span text:style-name="T7">],p1[</text:span><text:span text:style-name="T13">1</text:span><text:span text:style-name="T7">])/dist2(p2[i],p2[(i+</text:span><text:span text:style-name="T13">1</text:span><text:span text:style-name="T7">)%n]);</text:span></text:p>
      <text:p text:style-name="No_20_Spacing"><text:span text:style-name="T7"><text:s text:c="6"/></text:span><text:span text:style-name="T4">/* uncomment the following line for polygon congruency */</text:span></text:p>
      <text:p text:style-name="No_20_Spacing"><text:span text:style-name="T7"><text:s text:c="6"/></text:span><text:span text:style-name="T4">/* if (fabs(ratio-1) &gt; EPS) continue; */</text:span></text:p>
      <text:p text:style-name="No_20_Spacing"><text:span text:style-name="T7"><text:s text:c="6"/></text:span><text:span text:style-name="T9">for</text:span><text:span text:style-name="T6"> (j = </text:span><text:span text:style-name="T12">0</text:span><text:span text:style-name="T6">; j &lt; n; j++) {</text:span></text:p>
      <text:p text:style-name="P10"><text:s text:c="8"/>a = p1[j];</text:p>
      <text:p text:style-name="No_20_Spacing"><text:span text:style-name="T6"><text:s text:c="8"/>b = p1[(j+</text:span><text:span text:style-name="T12">1</text:span><text:span text:style-name="T6">)%n];</text:span></text:p>
      <text:p text:style-name="No_20_Spacing"><text:span text:style-name="T6"><text:s text:c="8"/>c = p1[(j+</text:span><text:span text:style-name="T12">2</text:span><text:span text:style-name="T6">)%n];</text:span></text:p>
      <text:p text:style-name="P10"><text:s text:c="8"/>d = p2[(j+i)%n];</text:p>
      <text:p text:style-name="No_20_Spacing"><text:span text:style-name="T6"><text:s text:c="8"/>e = p2[(j+i+</text:span><text:span text:style-name="T12">1</text:span><text:span text:style-name="T6">)%n];</text:span></text:p>
      <text:p text:style-name="No_20_Spacing"><text:span text:style-name="T6"><text:s text:c="8"/>f = p2[(j+i+</text:span><text:span text:style-name="T12">2</text:span><text:span text:style-name="T6">)%n];</text:span></text:p>
      <text:p text:style-name="No_20_Spacing"><text:span text:style-name="T6"><text:s text:c="8"/></text:span><text:span text:style-name="T8">if</text:span><text:span text:style-name="T7"> (fabs(cross(a,b,c)/cross(d,e,f)-turn) &gt; EPS ||</text:span></text:p>
      <text:p text:style-name="P11"><text:s text:c="12"/>fabs(dist2(a,b)/dist2(d,e)-ratio) &gt; EPS ||</text:p>
      <text:p text:style-name="No_20_Spacing"><text:span text:style-name="T7"><text:s text:c="12"/>fabs(dot(a,b,c)-dot(d,e,f)*ratio) &gt; EPS) </text:span><text:span text:style-name="T8">break</text:span><text:span text:style-name="T7">;</text:span></text:p>
      <text:p text:style-name="No_20_Spacing"><text:span text:style-name="T7"><text:s text:c="6"/></text:span><text:span text:style-name="T6">}</text:span></text:p>
      <text:p text:style-name="No_20_Spacing"><text:span text:style-name="T6"><text:s text:c="6"/></text:span><text:span text:style-name="T9">if</text:span><text:span text:style-name="T6"> (j==n) </text:span><text:span text:style-name="T9">return</text:span><text:span text:style-name="T6"> </text:span><text:span text:style-name="T12">1</text:span><text:span text:style-name="T6">;</text:span></text:p>
      <text:p text:style-name="P10"><text:s text:c="4"/>}</text:p>
      <text:p text:style-name="No_20_Spacing"><text:span text:style-name="T6"><text:s text:c="4"/></text:span><text:span text:style-name="T9">for</text:span><text:span text:style-name="T6"> (i = n/</text:span><text:span text:style-name="T12">2</text:span><text:span text:style-name="T6">; i &lt; n; i++)</text:span></text:p>
      <text:p text:style-name="No_20_Spacing"><text:span text:style-name="T6"><text:s text:c="6"/>tmp = p2[i]; p2[i] = p2[n-i-</text:span><text:span text:style-name="T12">1</text:span><text:span text:style-name="T6">]; p2[n-i-</text:span><text:span text:style-name="T12">1</text:span><text:span text:style-name="T6">] = tmp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Point p1[</text:span><text:span text:style-name="T13">1100</text:span><text:span text:style-name="T7">], p2[</text:span><text:span text:style-name="T13">1100</text:span><text:span text:style-name="T7">];</text:span></text:p>
      <text:p text:style-name="No_20_Spacing"><text:span text:style-name="T7"><text:s text:c="2"/></text:span><text:span text:style-name="T8">int</text:span><text:span text:style-name="T7"> i, n, m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d %d"</text:span><text:span text:style-name="T7">, &amp;n, &amp;m)==</text:span><text:span text:style-name="T13">2</text:span><text:span text:style-name="T7">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scanf(</text:span><text:span text:style-name="T11">"%lf %lf"</text:span><text:span text:style-name="T7">, &amp;p1[i].x, &amp;p1[i].y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m; i++) scanf(</text:span><text:span text:style-name="T11">"%lf %lf"</text:span><text:span text:style-name="T7">, &amp;p2[i].x, &amp;p2[i].y);</text:span></text:p>
      <text:p text:style-name="No_20_Spacing"><text:span text:style-name="T7"><text:s text:c="4"/></text:span><text:span text:style-name="T8">if</text:span><text:span text:style-name="T7"> (!poly_similar(p1,n,p2,m)) printf(</text:span><text:span text:style-name="T11">"NOT "</text:span><text:span text:style-name="T7">);</text:span></text:p>
      <text:p text:style-name="No_20_Spacing"><text:span text:style-name="T7"><text:s text:c="4"/>printf(</text:span><text:span text:style-name="T11">"SIMILAR\n"</text:span><text:span text:style-name="T7">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<text:soft-page-break/>-=-=-=-=-=-=-=-=-=-=-=-=-=-=-=-=-=-=-=-=-=-=</text:p>
      <text:p text:style-name="P11"/>
      <text:p text:style-name="P11"/>
      <text:p text:style-name="P7">/* 2D-Geometry: </text:p>
      <text:list xml:id="list29642831" text:continue-numbering="true" text:style-name="Outline">
        <text:list-item>
          <text:list>
            <text:list-item>
              <text:h text:style-name="P18" text:outline-level="2"><text:bookmark-start text:name="__RefHeading___Toc26798_2932636602"/><text:bookmark text:name="Bookmark33"/>Generalized Equation of a line given two points<text:bookmark-end text:name="__RefHeading___Toc2679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wo points, computes the unique values </text:p>
      <text:p text:style-name="P7"><text:s text:c="16"/>A, B and C for the line going through A and B such</text:p>
      <text:p text:style-name="P7"><text:s text:c="16"/>that <text:s text:c="2"/>Ax + By = C</text:p>
      <text:p text:style-name="P7"><text:s text:c="16"/>and <text:s text:c="3"/>A &gt;= 0</text:p>
      <text:p text:style-name="P7"><text:s text:c="16"/>and <text:s text:c="3"/>A^2 + B^2 = 1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7, 2003</text:p>
      <text:p text:style-name="P7"><text:s text:c="3"/>References: <text:s/>www.uwm.edu/~ericskey/TANOTES/Ageometry/node4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he good thing about a generalized equation is </text:p>
      <text:p text:style-name="P7"><text:s text:c="18"/>that unlike the slope/offset version, it is</text:p>
      <text:p text:style-name="P7"><text:s text:c="18"/>always defined </text:p>
      <text:p text:style-name="P7"><text:s text:c="16"/>- Two lines are parallel iff both their A's are the</text:p>
      <text:p text:style-name="P7"><text:s text:c="18"/>same, and their B's are the same.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a, b, c;</text:span></text:p>
      <text:p text:style-name="P11">} Line;</text:p>
      <text:p text:style-name="P11"/>
      <text:p text:style-name="P11">Line pt2line(Point a, Point b){</text:p>
      <text:p text:style-name="No_20_Spacing"><text:span text:style-name="T7"><text:s text:c="2"/></text:span><text:span text:style-name="T8">double</text:span><text:span text:style-name="T7"> dx = a.x-b.x, dy = a.y-b.y;</text:span></text:p>
      <text:p text:style-name="No_20_Spacing"><text:span text:style-name="T7"><text:s text:c="2"/></text:span><text:span text:style-name="T8">double</text:span><text:span text:style-name="T7"> len = sqrt(SQR(dx)+SQR(dy));</text:span></text:p>
      <text:p text:style-name="P11"><text:s text:c="2"/>Line res;</text:p>
      <text:p text:style-name="P11"/>
      <text:p text:style-name="No_20_Spacing"><text:span text:style-name="T7"><text:s text:c="2"/></text:span><text:span text:style-name="T8">if</text:span><text:span text:style-name="T7">(dy &lt; </text:span><text:span text:style-name="T13">0</text:span><text:span text:style-name="T7">){</text:span></text:p>
      <text:p text:style-name="No_20_Spacing"><text:span text:style-name="T7"><text:s text:c="4"/>dy *= -</text:span><text:span text:style-name="T13">1</text:span><text:span text:style-name="T7">; </text:span></text:p>
      <text:p text:style-name="No_20_Spacing"><text:span text:style-name="T7"><text:s text:c="4"/>dx *= -</text:span><text:span text:style-name="T13">1</text:span><text:span text:style-name="T7">;</text:span></text:p>
      <text:p text:style-name="P11"><text:s text:c="2"/>}</text:p>
      <text:p text:style-name="P11"><text:s text:c="2"/>res.a = dy/len;</text:p>
      <text:p text:style-name="P11"><text:s text:c="2"/>res.b = -dx/len;</text:p>
      <text:p text:style-name="P11"><text:s text:c="2"/>res.c = res.a*a.x + res.b*a.y;</text:p>
      <text:p text:style-name="No_20_Spacing"><text:soft-page-break/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P11"><text:s text:c="2"/>Point a, b;</text:p>
      <text:p text:style-name="P11"><text:s text:c="2"/>Line line;</text:p>
      <text:p text:style-name="No_20_Spacing"><text:span text:style-name="T7"><text:s text:c="2"/></text:span><text:span text:style-name="T8">while</text:span><text:span text:style-name="T7">(scanf(</text:span><text:span text:style-name="T11">"%lf %lf %lf %lf"</text:span><text:span text:style-name="T7">, &amp;a.x, &amp;a.y, &amp;b.x, &amp;b.y) == </text:span><text:span text:style-name="T13">4</text:span><text:span text:style-name="T7">){</text:span></text:p>
      <text:p text:style-name="P11"><text:s text:c="4"/>line = pt2line(a,b);</text:p>
      <text:p text:style-name="No_20_Spacing"><text:span text:style-name="T7"><text:s text:c="4"/>printf(</text:span><text:span text:style-name="T11">"Equation of line going through (%.3f,%.3f)-&gt;(%.3f,%.3f):\n"</text:span><text:span text:style-name="T7">,</text:span></text:p>
      <text:p text:style-name="P11"><text:s text:c="11"/>a.x, a.y, b.x, b.y);</text:p>
      <text:p text:style-name="No_20_Spacing"><text:span text:style-name="T7"><text:s text:c="4"/>printf(</text:span><text:span text:style-name="T11">"(%.3f) X + (%.3f) Y = %.3f\n"</text:span><text:span text:style-name="T7">,</text:span></text:p>
      <text:p text:style-name="P11"><text:s text:c="11"/>line.a, line.b, line.c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 Geometry: </text:p>
      <text:list xml:id="list29652517" text:continue-numbering="true" text:style-name="Outline">
        <text:list-item>
          <text:list>
            <text:list-item>
              <text:h text:style-name="P18" text:outline-level="2"><text:bookmark-start text:name="__RefHeading___Toc26800_2932636602"/><text:bookmark text:name="Bookmark34"/>Point in Polygon Test<text:bookmark-end text:name="__RefHeading___Toc2680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Determines if a point is strictly inside, outside,</text:p>
      <text:p text:style-name="P7"><text:s text:c="16"/>or on the boundary of a simple polygon.</text:p>
      <text:p text:style-name="P7"/>
      <text:p text:style-name="P7"><text:s text:c="3"/>Complexity: <text:s text:c="7"/>O(N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12, 2003</text:p>
      <text:p text:style-name="P7"><text:s text:c="3"/>References: <text:s/>This is more or less taken from Randolph Franklin's</text:p>
      <text:p text:style-name="P7"><text:s text:c="16"/>http://www.ecse.rpi.edu/Homepages/wrf/geom/pnpoly.html</text:p>
      <text:p text:style-name="P7"><text:s text:c="3"/>-----------------------------------------------------------------</text:p>
      <text:p text:style-name="P7"><text:s text:c="3"/>Reliability: 1 (Spain 634)</text:p>
      <text:p text:style-name="P7"><text:s text:c="3"/>Notes: <text:s text:c="8"/>If your points are guaranteed not to be on the</text:p>
      <text:p text:style-name="P7"><text:s text:c="16"/>boundary, remove that check. <text:s/>You could also return</text:p>
      <text:p text:style-name="P7"><text:s text:c="16"/>a third value, neither 0 nor 1, for boundary cases.</text:p>
      <text:p text:style-name="P7">*/</text:p>
      <text:p text:style-name="P7"/>
      <text:p text:style-name="P6">#include &lt;stdio.h&gt;</text:p>
      <text:p text:style-name="P6">#include &lt;math.h&gt;</text:p>
      <text:p text:style-name="P6">#define BOUNDARY 1</text:p>
      <text:p text:style-name="P6">#define EPS 1E-8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double</text:span><text:span text:style-name="T7"> dist2d(Point a, Point b) {</text:span></text:p>
      <text:p text:style-name="No_20_Spacing"><text:soft-page-break/><text:span text:style-name="T7"><text:s text:c="2"/></text:span><text:span text:style-name="T8">return</text:span><text:span text:style-name="T7"> sqrt(SQR(a.x-b.x) + SQR(a.y-b.y));</text:span></text:p>
      <text:p text:style-name="P11">}</text:p>
      <text:p text:style-name="P11"/>
      <text:p text:style-name="No_20_Spacing"><text:span text:style-name="T8">int</text:span><text:span text:style-name="T7"> pt_in_poly(Point *p, </text:span><text:span text:style-name="T8">int</text:span><text:span text:style-name="T7"> n, Point a) {</text:span></text:p>
      <text:p text:style-name="No_20_Spacing"><text:span text:style-name="T7"><text:s text:c="2"/></text:span><text:span text:style-name="T9">int</text:span><text:span text:style-name="T6"> i, j, c = </text:span><text:span text:style-name="T12">0</text:span><text:span text:style-name="T6">;</text:span></text:p>
      <text:p text:style-name="P10"/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, j = n-</text:span><text:span text:style-name="T12">1</text:span><text:span text:style-name="T6">; i &lt; n; j = i++) {</text:span></text:p>
      <text:p text:style-name="No_20_Spacing"><text:span text:style-name="T6"><text:s text:c="4"/></text:span><text:span text:style-name="T8">if</text:span><text:span text:style-name="T7"> (dist2d(p[i],a)+dist2d(p[j],a)-dist2d(p[i],p[j]) &lt; EPS)</text:span></text:p>
      <text:p text:style-name="No_20_Spacing"><text:span text:style-name="T7"><text:s text:c="6"/></text:span><text:span text:style-name="T8">return</text:span><text:span text:style-name="T7"> BOUNDARY;</text:span></text:p>
      <text:p text:style-name="No_20_Spacing"><text:span text:style-name="T7"><text:s text:c="4"/></text:span><text:span text:style-name="T8">if</text:span><text:span text:style-name="T7"> ((((p[i].y&lt;=a.y) &amp;&amp; (a.y&lt;p[j].y)) ||</text:span></text:p>
      <text:p text:style-name="P11"><text:s text:c="9"/>((p[j].y&lt;=a.y) &amp;&amp; (a.y&lt;p[i].y))) &amp;&amp;</text:p>
      <text:p text:style-name="P11"><text:s text:c="8"/>(a.x &lt; (p[j].x-p[i].x) * (a.y - p[i].y) </text:p>
      <text:p text:style-name="P11"><text:s text:c="15"/>/ (p[j].y-p[i].y) + p[i].x)) c = !c;</text:p>
      <text:p text:style-name="P11"><text:s text:c="2"/>}</text:p>
      <text:p text:style-name="No_20_Spacing"><text:span text:style-name="T7"><text:s text:c="2"/></text:span><text:span text:style-name="T8">return</text:span><text:span text:style-name="T7"> c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Point poly[</text:span><text:span text:style-name="T13">1000</text:span><text:span text:style-name="T7">], trial;</text:span></text:p>
      <text:p text:style-name="No_20_Spacing"><text:span text:style-name="T7"><text:s text:c="2"/></text:span><text:span text:style-name="T9">int</text:span><text:span text:style-name="T6"> i, n, m;</text:span></text:p>
      <text:p text:style-name="P10"/>
      <text:p text:style-name="No_20_Spacing"><text:span text:style-name="T6"><text:s text:c="2"/></text:span><text:span text:style-name="T9">while</text:span><text:span text:style-name="T6"> (scanf(</text:span><text:span text:style-name="T10">"%d %d"</text:span><text:span text:style-name="T6">, &amp;n, &amp;m)==</text:span><text:span text:style-name="T12">2</text:span><text:span text:style-name="T6"> &amp;&amp; n) {</text:span></text:p>
      <text:p text:style-name="No_20_Spacing"><text:span text:style-name="T6"><text:s text:c="4"/></text:span><text:span text:style-name="T8">for</text:span><text:span text:style-name="T7"> 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"</text:span><text:span text:style-name="T7">, &amp;poly[i].x, &amp;poly[i].y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m; i++) {</text:span></text:p>
      <text:p text:style-name="No_20_Spacing"><text:span text:style-name="T7"><text:s text:c="6"/>scanf(</text:span><text:span text:style-name="T11">"%lf %lf"</text:span><text:span text:style-name="T7">, &amp;trial.x, &amp;trial.y);</text:span></text:p>
      <text:p text:style-name="No_20_Spacing"><text:span text:style-name="T7"><text:s text:c="6"/>printf(</text:span><text:span text:style-name="T11">"%s\n"</text:span><text:span text:style-name="T7">, pt_in_poly(poly,n,trial) ? </text:span><text:span text:style-name="T11">"IN"</text:span><text:span text:style-name="T7"> : </text:span><text:span text:style-name="T11">"OUT"</text:span><text:span text:style-name="T7">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_Geometry: </text:p>
      <text:list xml:id="list29655952" text:continue-numbering="true" text:style-name="Outline">
        <text:list-item>
          <text:list>
            <text:list-item>
              <text:h text:style-name="P18" text:outline-level="2"><text:bookmark-start text:name="__RefHeading___Toc26802_2932636602"/><text:bookmark text:name="Bookmark35"/>Point Left/Right/In Line test<text:bookmark-end text:name="__RefHeading___Toc26802_2932636602"/></text:h>
            </text:list-item>
          </text:list>
        </text:list-item>
      </text:list>
      <text:p text:style-name="P7"><text:s text:c="3"/>===================================================================</text:p>
      <text:p text:style-name="P7"><text:s text:c="3"/>Description: </text:p>
      <text:p text:style-name="P7"><text:s text:c="5"/>Given a directed line segment and a point, this code returns</text:p>
      <text:p text:style-name="P7"><text:s text:c="5"/>whether the point is to the left of, to the right of, or colinear</text:p>
      <text:p text:style-name="P7"><text:s text:c="5"/>with the line segment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--</text:p>
      <text:p text:style-name="P7"><text:s text:c="3"/>Author: <text:s text:c="5"/>Jason Klaus</text:p>
      <text:p text:style-name="P7"><text:s text:c="3"/>Date: <text:s text:c="7"/>Nov 8, 2002</text:p>
      <text:p text:style-name="P7"><text:s/></text:p>
      <text:p text:style-name="P7"><text:s text:c="3"/>References: <text:s/>Based on Cross products, pg.936,</text:p>
      <text:p text:style-name="P7"><text:soft-page-break/><text:s text:c="19"/>Introduction to Algorithms (2nd Edition),</text:p>
      <text:p text:style-name="P7"><text:s text:c="19"/>Cormen, Leiserson, Rivest, Stein </text:p>
      <text:p text:style-name="P7"><text:s text:c="3"/>-------------------------------------------------------------------</text:p>
      <text:p text:style-name="P7"><text:s text:c="3"/>Reliability: 0 successes.</text:p>
      <text:p text:style-name="P7"/>
      <text:p text:style-name="P7"><text:s text:c="3"/>Notes:</text:p>
      <text:p text:style-name="P7"><text:s text:c="5"/>- The line segment runs from Point a to Point b</text:p>
      <text:p text:style-name="P7"><text:s text:c="5"/>- If Point a == Point b, then any Point p will be considered</text:p>
      <text:p text:style-name="P7"><text:s text:c="7"/>colinear.</text:p>
      <text:p text:style-name="P7"><text:s text:c="5"/>- The point to be compared is Point p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>#include &lt;assert.h&gt;</text:p>
      <text:p text:style-name="P6"/>
      <text:p text:style-name="P6">#define EPSILON 1E-10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8">enum</text:span><text:span text:style-name="T7"> {LEFT, RIGHT, CL};</text:span></text:p>
      <text:p text:style-name="P11"/>
      <text:p text:style-name="No_20_Spacing"><text:span text:style-name="T8">int</text:span><text:span text:style-name="T7"> pt_leftright(Point a, Point b, Point p)</text:span></text:p>
      <text:p text:style-name="P11">{</text:p>
      <text:p text:style-name="No_20_Spacing"><text:span text:style-name="T7"><text:s text:c="2"/></text:span><text:span text:style-name="T8">double</text:span><text:span text:style-name="T7"> res;</text:span></text:p>
      <text:p text:style-name="P11"/>
      <text:p text:style-name="P11"><text:s text:c="2"/>res = (p.x - a.x)*(b.y - a.y) -</text:p>
      <text:p text:style-name="P11"><text:s text:c="8"/>(p.y - a.y)*(b.x - a.x);</text:p>
      <text:p text:style-name="P11"><text:s text:c="2"/></text:p>
      <text:p text:style-name="No_20_Spacing"><text:span text:style-name="T7"><text:s text:c="2"/></text:span><text:span text:style-name="T8">if</text:span><text:span text:style-name="T7"> (fabs(res) &lt; EPSILON)</text:span></text:p>
      <text:p text:style-name="No_20_Spacing"><text:span text:style-name="T7"><text:s text:c="4"/></text:span><text:span text:style-name="T8">return</text:span><text:span text:style-name="T7"> CL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&gt; </text:span><text:span text:style-name="T13">0.0</text:span><text:span text:style-name="T7">)</text:span></text:p>
      <text:p text:style-name="No_20_Spacing"><text:span text:style-name="T7"><text:s text:c="4"/></text:span><text:span text:style-name="T8">return</text:span><text:span text:style-name="T7"> RIGHT;</text:span></text:p>
      <text:p text:style-name="No_20_Spacing"><text:span text:style-name="T7"><text:s text:c="2"/></text:span><text:span text:style-name="T8">return</text:span><text:span text:style-name="T7"> LEFT;</text:span></text:p>
      <text:p text:style-name="P11">}</text:p>
      <text:p text:style-name="P11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1">{</text:p>
      <text:p text:style-name="P11"><text:s text:c="2"/>Point a, b, p;</text:p>
      <text:p text:style-name="No_20_Spacing"><text:span text:style-name="T7"><text:s text:c="2"/></text:span><text:span text:style-name="T8">int</text:span><text:span text:style-name="T7"> res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 &amp;a.x, &amp;a.y, &amp;b.x, &amp;b.y,</text:span></text:p>
      <text:p text:style-name="No_20_Spacing"><text:span text:style-name="T7"><text:s text:c="15"/>&amp;p.x, &amp;p.y) == </text:span><text:span text:style-name="T13">6</text:span><text:span text:style-name="T7">) {</text:span></text:p>
      <text:p text:style-name="P11"><text:s text:c="4"/>res = pt_leftright(a, b, p);</text:p>
      <text:p text:style-name="P11"/>
      <text:p text:style-name="No_20_Spacing"><text:span text:style-name="T7"><text:s text:c="4"/>printf(</text:span><text:span text:style-name="T11">"(%.2lf, %.2lf) is "</text:span><text:span text:style-name="T7">, p.x, p.y);</text:span></text:p>
      <text:p text:style-name="P11"/>
      <text:p text:style-name="No_20_Spacing"><text:span text:style-name="T7"><text:s text:c="4"/></text:span><text:span text:style-name="T8">switch</text:span><text:span text:style-name="T7"> (res) {</text:span></text:p>
      <text:p text:style-name="No_20_Spacing"><text:soft-page-break/><text:span text:style-name="T7"><text:s text:c="4"/></text:span><text:span text:style-name="T8">case</text:span><text:span text:style-name="T7"> LEFT:</text:span></text:p>
      <text:p text:style-name="No_20_Spacing"><text:span text:style-name="T7"><text:s text:c="6"/>printf(</text:span><text:span text:style-name="T11">"Left of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RIGHT:</text:span></text:p>
      <text:p text:style-name="No_20_Spacing"><text:span text:style-name="T7"><text:s text:c="6"/>printf(</text:span><text:span text:style-name="T11">"Right of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default</text:span><text:span text:style-name="T7">:</text:span></text:p>
      <text:p text:style-name="No_20_Spacing"><text:span text:style-name="T7"><text:s text:c="6"/>printf(</text:span><text:span text:style-name="T11">"Co-Linear with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P11"><text:s text:c="4"/>}</text:p>
      <text:p text:style-name="P11"><text:s text:c="4"/></text:p>
      <text:p text:style-name="No_20_Spacing"><text:span text:style-name="T7"><text:s text:c="4"/>printf(</text:span><text:span text:style-name="T11">" the line segment (%.2lf, %.2lf) -&gt; (%.2lf, %.2lf)\n"</text:span><text:span text:style-name="T7">,</text:span></text:p>
      <text:p text:style-name="P11"><text:s text:c="11"/>a.x, a.y, b.x, b.y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41842" text:continue-numbering="true" text:style-name="Outline">
        <text:list-item>
          <text:list>
            <text:list-item>
              <text:h text:style-name="P18" text:outline-level="2"><text:bookmark-start text:name="__RefHeading___Toc26804_2932636602"/><text:bookmark text:name="Bookmark36"/>Rectangle in Rectangle Test<text:bookmark-end text:name="__RefHeading___Toc2680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wo rectangles defined by their lengths and </text:p>
      <text:p text:style-name="P7"><text:s text:c="16"/>widths, returns whether or not the first rectangle</text:p>
      <text:p text:style-name="P7"><text:s text:c="16"/>fits completely within the second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3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3 successful use (Feb 2003)</text:p>
      <text:p text:style-name="P7"><text:s text:c="16"/>(ACM 1999 Central European: Box)</text:p>
      <text:p text:style-name="P7"><text:s text:c="16"/>(ACM 2002 European: Problem B: Bricks)</text:p>
      <text:p text:style-name="P7"><text:s text:c="16"/>(Prob B: Equipment Box Nov 8, 2003)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n; <text:s text:c="12"/></text:span><text:span text:style-name="T4">/* Number of solutions */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x[</text:span><text:span text:style-name="T13">2</text:span><text:span text:style-name="T7">]; <text:s/></text:span><text:span text:style-name="T4">/* Solutions */</text:span></text:p>
      <text:p text:style-name="P11">} Result;</text:p>
      <text:p text:style-name="P11"><text:soft-page-break/></text:p>
      <text:p text:style-name="No_20_Spacing"><text:span text:style-name="T7">Result solve_quad(</text:span><text:span text:style-name="T8">long</text:span><text:span text:style-name="T7"> </text:span><text:span text:style-name="T8">double</text:span><text:span text:style-name="T7"> a, </text:span><text:span text:style-name="T8">long</text:span><text:span text:style-name="T7"> </text:span><text:span text:style-name="T8">double</text:span><text:span text:style-name="T7"> b, </text:span><text:span text:style-name="T8">long</text:span><text:span text:style-name="T7"> </text:span><text:span text:style-name="T8">double</text:span><text:span text:style-name="T7"> c){</text:span></text:p>
      <text:p text:style-name="P11"><text:s text:c="2"/>Result r;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z = SQR(b)-</text:span><text:span text:style-name="T13">4</text:span><text:span text:style-name="T7">*a*c;</text:span></text:p>
      <text:p text:style-name="P11"><text:s text:c="2"/></text:p>
      <text:p text:style-name="No_20_Spacing"><text:span text:style-name="T7"><text:s text:c="2"/></text:span><text:span text:style-name="T8">if</text:span><text:span text:style-name="T7">(z &lt; </text:span><text:span text:style-name="T13">0</text:span><text:span text:style-name="T7">){</text:span></text:p>
      <text:p text:style-name="No_20_Spacing"><text:span text:style-name="T7"><text:s text:c="4"/>r.n = </text:span><text:span text:style-name="T13">0</text:span><text:span text:style-name="T7">;</text:span></text:p>
      <text:p text:style-name="No_20_Spacing"><text:span text:style-name="T7"><text:s text:c="2"/>} </text:span><text:span text:style-name="T8">else</text:span><text:span text:style-name="T7"> </text:span><text:span text:style-name="T8">if</text:span><text:span text:style-name="T7">(z == </text:span><text:span text:style-name="T13">0</text:span><text:span text:style-name="T7">){</text:span></text:p>
      <text:p text:style-name="No_20_Spacing"><text:span text:style-name="T7"><text:s text:c="4"/>r.n = </text:span><text:span text:style-name="T13">1</text:span><text:span text:style-name="T7">;</text:span></text:p>
      <text:p text:style-name="No_20_Spacing"><text:span text:style-name="T7"><text:s text:c="4"/>r.x[</text:span><text:span text:style-name="T13">0</text:span><text:span text:style-name="T7">] = -b/(</text:span><text:span text:style-name="T13">2</text:span><text:span text:style-name="T7">*a);</text:span></text:p>
      <text:p text:style-name="No_20_Spacing"><text:span text:style-name="T7"><text:s text:c="2"/>} </text:span><text:span text:style-name="T8">else</text:span><text:span text:style-name="T7"> {</text:span></text:p>
      <text:p text:style-name="No_20_Spacing"><text:span text:style-name="T7"><text:s text:c="4"/>r.n = </text:span><text:span text:style-name="T13">2</text:span><text:span text:style-name="T7">;</text:span></text:p>
      <text:p text:style-name="No_20_Spacing"><text:span text:style-name="T7"><text:s text:c="4"/>r.x[</text:span><text:span text:style-name="T13">0</text:span><text:span text:style-name="T7">] = (-b+sqrt(z))/(</text:span><text:span text:style-name="T13">2</text:span><text:span text:style-name="T7">*a);</text:span></text:p>
      <text:p text:style-name="No_20_Spacing"><text:span text:style-name="T7"><text:s text:c="4"/>r.x[</text:span><text:span text:style-name="T13">1</text:span><text:span text:style-name="T7">] = (-b-sqrt(z))/(</text:span><text:span text:style-name="T13">2</text:span><text:span text:style-name="T7">*a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r;</text:span></text:p>
      <text:p text:style-name="P11">}</text:p>
      <text:p text:style-name="P11"/>
      <text:p text:style-name="No_20_Spacing"><text:span text:style-name="T8">int</text:span><text:span text:style-name="T7"> fit_diag(</text:span><text:span text:style-name="T8">double</text:span><text:span text:style-name="T7"> x1, </text:span><text:span text:style-name="T8">double</text:span><text:span text:style-name="T7"> y1, </text:span><text:span text:style-name="T8">double</text:span><text:span text:style-name="T7"> x2, </text:span><text:span text:style-name="T8">double</text:span><text:span text:style-name="T7"> y2){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A = SQR(x1)+SQR(y1)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B = -</text:span><text:span text:style-name="T13">2</text:span><text:span text:style-name="T7">*SQR(x1)*x2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C = SQR(x1)*(SQR(x2)-SQR(y1))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a;</text:span></text:p>
      <text:p text:style-name="P11"><text:s text:c="2"/>Result r = solve_quad(A,B,C);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w1, w2;</text:span></text:p>
      <text:p text:style-name="No_20_Spacing"><text:span text:style-name="T7"><text:s text:c="2"/></text:span><text:span text:style-name="T8">int</text:span><text:span text:style-name="T7"> i;</text:span>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r.n; i++){</text:span></text:p>
      <text:p text:style-name="No_20_Spacing"><text:span text:style-name="T7"><text:s text:c="4"/></text:span><text:span text:style-name="T8">if</text:span><text:span text:style-name="T7">(</text:span><text:span text:style-name="T13">0</text:span><text:span text:style-name="T7"> &lt;= r.x[i] &amp;&amp; r.x[i] &lt;= x2){</text:span></text:p>
      <text:p text:style-name="P11"><text:s text:c="6"/>a = r.x[i];</text:p>
      <text:p text:style-name="P11"><text:s text:c="6"/>w1 = sqrt(SQR(x1)-SQR(a));</text:p>
      <text:p text:style-name="P11"><text:s text:c="6"/>w2 = sqrt(SQR(y1)-SQR(x2-a));</text:p>
      <text:p text:style-name="No_20_Spacing"><text:span text:style-name="T7"><text:s text:c="6"/></text:span><text:span text:style-name="T8">if</text:span><text:span text:style-name="T7">(y2 &gt;= sqrt(SQR(x1)-SQR(a))+sqrt(SQR(y1)-SQR(x2-a))) </text:span><text:span text:style-name="T8">return</text:span><text:span text:style-name="T7"> </text:span><text:span text:style-name="T13">1</text:span><text:span text:style-name="T7">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rect_in_rect_test(</text:span><text:span text:style-name="T8">double</text:span><text:span text:style-name="T7"> x1, </text:span><text:span text:style-name="T8">double</text:span><text:span text:style-name="T7"> y1, </text:span><text:span text:style-name="T8">double</text:span><text:span text:style-name="T7"> x2, </text:span><text:span text:style-name="T8">double</text:span><text:span text:style-name="T7"> y2){</text:span></text:p>
      <text:p text:style-name="P11"><text:s text:c="2"/></text:p>
      <text:p text:style-name="No_20_Spacing"><text:span text:style-name="T7"><text:s text:c="2"/></text:span><text:span text:style-name="T8">if</text:span><text:span text:style-name="T7">(x1 &lt;= x2 &amp;&amp; y1 &lt;= y2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(x1 &lt;= y2 &amp;&amp; y1 &lt;= x2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if</text:span><text:span text:style-name="T7">(x1 &gt; x2 &amp;&amp; y1 &gt; y2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(x1 &gt; y2 &amp;&amp; y1 &gt; x2) </text:span><text:span text:style-name="T8">return</text:span><text:span text:style-name="T7">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if</text:span><text:span text:style-name="T7">(fit_diag(x1,y1,x2,y2) ||</text:span></text:p>
      <text:p text:style-name="P11"><text:s text:c="5"/>fit_diag(x1,y1,y2,x2) ||</text:p>
      <text:p text:style-name="P11"><text:s text:c="5"/>fit_diag(y1,x1,x2,y2) ||</text:p>
      <text:p text:style-name="No_20_Spacing"><text:span text:style-name="T7"><text:s text:c="5"/>fit_diag(y1,x1,y2,x2)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><text:soft-page-break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len1, wid1, len2, wid2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lf %lf %lf %lf"</text:span><text:span text:style-name="T7">, &amp;len1, &amp;wid1, &amp;len2, &amp;wid2) == </text:span><text:span text:style-name="T13">4</text:span><text:span text:style-name="T7">){</text:span></text:p>
      <text:p text:style-name="No_20_Spacing"><text:span text:style-name="T7"><text:s text:c="4"/></text:span><text:span text:style-name="T8">if</text:span><text:span text:style-name="T7">(rect_in_rect_test(len1, wid1, len2, wid2)){</text:span></text:p>
      <text:p text:style-name="No_20_Spacing"><text:span text:style-name="T7"><text:s text:c="6"/>printf(</text:span><text:span text:style-name="T11">"The first rectangle can fit inside the second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Impossible to fit\n"</text:span><text:span text:style-name="T7">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27806" text:continue-numbering="true" text:style-name="Outline">
        <text:list-item>
          <text:list>
            <text:list-item>
              <text:h text:style-name="P18" text:outline-level="2"><text:bookmark-start text:name="__RefHeading___Toc26806_2932636602"/><text:bookmark text:name="Bookmark37"/>Reflect a point across a line<text:bookmark-end text:name="__RefHeading___Toc2680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line defined by two points A and B, and </text:p>
      <text:p text:style-name="P7"><text:s text:c="16"/>another point c, returns the reflection of point C</text:p>
      <text:p text:style-name="P7"><text:s text:c="16"/>across the line.</text:p>
      <text:p text:style-name="P7"><text:s text:c="16"/></text:p>
      <text:p text:style-name="P7"><text:s text:c="16"/>Assumes that the A and B are different</text:p>
      <text:p text:style-name="P7"><text:s text:c="16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Nov 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P11">Point closest_pt_iline(Point a, Point b, Point c) {</text:p>
      <text:p text:style-name="P11"><text:s text:c="2"/>Point p;</text:p>
      <text:p text:style-name="No_20_Spacing"><text:span text:style-name="T7"><text:s text:c="2"/></text:span><text:span text:style-name="T8">double</text:span><text:span text:style-name="T7"> dp;</text:span></text:p>
      <text:p text:style-name="P11"/>
      <text:p text:style-name="P11"><text:s text:c="2"/>b.x -= a.x;</text:p>
      <text:p text:style-name="P11"><text:s text:c="2"/>b.y -= a.y;</text:p>
      <text:p text:style-name="P11"><text:soft-page-break/><text:s text:c="2"/>dp = (b.x*(c.x-a.x) + b.y*(c.y-a.y)) / (SQR(b.x)+SQR(b.y));</text:p>
      <text:p text:style-name="P11"><text:s text:c="2"/>p.x = b.x*dp + a.x;</text:p>
      <text:p text:style-name="P11"><text:s text:c="2"/>p.y = b.y*dp + a.y;</text:p>
      <text:p text:style-name="No_20_Spacing"><text:span text:style-name="T7"><text:s text:c="2"/></text:span><text:span text:style-name="T8">return</text:span><text:span text:style-name="T7"> p;</text:span></text:p>
      <text:p text:style-name="P11">} <text:s/></text:p>
      <text:p text:style-name="P11"/>
      <text:p text:style-name="P11">Point reflect(Point a, Point b, Point c) {</text:p>
      <text:p text:style-name="P11"><text:s text:c="2"/>Point d, p;</text:p>
      <text:p text:style-name="P11"><text:s text:c="2"/></text:p>
      <text:p text:style-name="P11"><text:s text:c="2"/>d = closest_pt_iline(a,b,c);</text:p>
      <text:p text:style-name="No_20_Spacing"><text:span text:style-name="T7"><text:s text:c="2"/>p.x = </text:span><text:span text:style-name="T13">2.0</text:span><text:span text:style-name="T7">*d.x - c.x;</text:span></text:p>
      <text:p text:style-name="No_20_Spacing"><text:span text:style-name="T7"><text:s text:c="2"/>p.y = </text:span><text:span text:style-name="T13">2.0</text:span><text:span text:style-name="T7">*d.y - c.y;</text:span></text:p>
      <text:p text:style-name="No_20_Spacing"><text:span text:style-name="T7"><text:s text:c="2"/></text:span><text:span text:style-name="T8">return</text:span><text:span text:style-name="T7"> p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P11"><text:s text:c="2"/>Point a, b, c, d;</text:p>
      <text:p text:style-name="No_20_Spacing"><text:span text:style-name="T7"><text:s text:c="2"/></text:span><text:span text:style-name="T8">while</text:span><text:span text:style-name="T7"> (scanf(</text:span><text:span text:style-name="T11">"%lf %lf %lf %lf %lf %lf"</text:span><text:span text:style-name="T7">,</text:span></text:p>
      <text:p text:style-name="No_20_Spacing"><text:span text:style-name="T7"><text:s text:c="15"/>&amp;a.x, &amp;a.y, &amp;b.x, &amp;b.y, &amp;c.x, &amp;c.y)==</text:span><text:span text:style-name="T13">6</text:span><text:span text:style-name="T7">) {</text:span></text:p>
      <text:p text:style-name="No_20_Spacing"><text:span text:style-name="T7"><text:s text:c="4"/></text:span><text:span text:style-name="T6">d = reflect(a,b,c);</text:span></text:p>
      <text:p text:style-name="No_20_Spacing"><text:span text:style-name="T6"><text:s text:c="4"/>printf(</text:span><text:span text:style-name="T10">"%g %g\n"</text:span><text:span text:style-name="T6">, d.x, d.y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-Geometry: </text:p>
      <text:list xml:id="list29633062" text:continue-numbering="true" text:style-name="Outline">
        <text:list-item>
          <text:list>
            <text:list-item>
              <text:h text:style-name="P18" text:outline-level="2"><text:bookmark-start text:name="__RefHeading___Toc26808_2932636602"/><text:bookmark text:name="Bookmark38"/>Rotation of a point around a point<text:bookmark-end text:name="__RefHeading___Toc2680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Rotates a point P around an origin point O, and </text:p>
      <text:p text:style-name="P7"><text:s text:c="16"/>returns the new point. <text:s/>The parameter theta is the</text:p>
      <text:p text:style-name="P7"><text:s text:c="16"/>amount to rotate P counter-clockwise, and is </text:p>
      <text:p text:style-name="P7"><text:s text:c="16"/>measured in radians.</text:p>
      <text:p text:style-name="P7"><text:s text:c="3"/></text:p>
      <text:p text:style-name="P7"><text:s text:c="3"/>Complexity: <text:s/>O(1) (trig functions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(Spain 10406, 10250)</text:p>
      <text:p text:style-name="P7"><text:s text:c="3"/>Notes: <text:s text:c="6"/>The routine has a built in fixer for -0.00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P6"><text:soft-page-break/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 Point;</text:p>
      <text:p text:style-name="P11"/>
      <text:p text:style-name="No_20_Spacing"><text:span text:style-name="T7">Point rotate_2d(Point p, Point o, </text:span><text:span text:style-name="T8">double</text:span><text:span text:style-name="T7"> theta){</text:span></text:p>
      <text:p text:style-name="No_20_Spacing"><text:span text:style-name="T7"><text:s text:c="2"/></text:span><text:span text:style-name="T8">double</text:span><text:span text:style-name="T7"> m[</text:span><text:span text:style-name="T13">2</text:span><text:span text:style-name="T7">][</text:span><text:span text:style-name="T13">2</text:span><text:span text:style-name="T7">];</text:span></text:p>
      <text:p text:style-name="P11"><text:s text:c="2"/>Point r;</text:p>
      <text:p text:style-name="P11"><text:s text:c="2"/></text:p>
      <text:p text:style-name="No_20_Spacing"><text:span text:style-name="T7"><text:s text:c="2"/>m[</text:span><text:span text:style-name="T13">0</text:span><text:span text:style-name="T7">][</text:span><text:span text:style-name="T13">0</text:span><text:span text:style-name="T7">] = m[</text:span><text:span text:style-name="T13">1</text:span><text:span text:style-name="T7">][</text:span><text:span text:style-name="T13">1</text:span><text:span text:style-name="T7">] = cos(theta);</text:span></text:p>
      <text:p text:style-name="No_20_Spacing"><text:span text:style-name="T7"><text:s text:c="2"/>m[</text:span><text:span text:style-name="T13">0</text:span><text:span text:style-name="T7">][</text:span><text:span text:style-name="T13">1</text:span><text:span text:style-name="T7">] = -sin(theta);</text:span></text:p>
      <text:p text:style-name="No_20_Spacing"><text:span text:style-name="T7"><text:s text:c="2"/>m[</text:span><text:span text:style-name="T13">1</text:span><text:span text:style-name="T7">][</text:span><text:span text:style-name="T13">0</text:span><text:span text:style-name="T7">] = -m[</text:span><text:span text:style-name="T13">0</text:span><text:span text:style-name="T7">][</text:span><text:span text:style-name="T13">1</text:span><text:span text:style-name="T7">];</text:span></text:p>
      <text:p text:style-name="P11"><text:s text:c="2"/>p.x -= o.x; </text:p>
      <text:p text:style-name="P11"><text:s text:c="2"/>p.y -= o.y;</text:p>
      <text:p text:style-name="No_20_Spacing"><text:span text:style-name="T7"><text:s text:c="2"/>r.x = m[</text:span><text:span text:style-name="T13">0</text:span><text:span text:style-name="T7">][</text:span><text:span text:style-name="T13">0</text:span><text:span text:style-name="T7">] * p.x + m[</text:span><text:span text:style-name="T13">0</text:span><text:span text:style-name="T7">][</text:span><text:span text:style-name="T13">1</text:span><text:span text:style-name="T7">] * p.y + o.x;</text:span></text:p>
      <text:p text:style-name="No_20_Spacing"><text:span text:style-name="T7"><text:s text:c="2"/>r.y = m[</text:span><text:span text:style-name="T13">1</text:span><text:span text:style-name="T7">][</text:span><text:span text:style-name="T13">0</text:span><text:span text:style-name="T7">] * p.x + m[</text:span><text:span text:style-name="T13">1</text:span><text:span text:style-name="T7">][</text:span><text:span text:style-name="T13">1</text:span><text:span text:style-name="T7">] * p.y + o.y;</text:span></text:p>
      <text:p text:style-name="No_20_Spacing"><text:span text:style-name="T7"><text:s text:c="2"/></text:span><text:span text:style-name="T8">if</text:span><text:span text:style-name="T7">(fabs(r.x) &lt; EPS) r.x =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(fabs(r.y) &lt; EPS) r.y =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r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P11"><text:s text:c="2"/>Point p,o,r;</text:p>
      <text:p text:style-name="No_20_Spacing"><text:span text:style-name="T7"><text:s text:c="2"/></text:span><text:span text:style-name="T8">double</text:span><text:span text:style-name="T7"> deg, PI = acos(-</text:span><text:span text:style-name="T13">1</text:span><text:span text:style-name="T7">)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 %lf %lf"</text:span><text:span text:style-name="T7">, </text:span></text:p>
      <text:p text:style-name="No_20_Spacing"><text:span text:style-name="T7"><text:s text:c="14"/>&amp;p.x, &amp;p.y, &amp;o.x, &amp;o.y, &amp;deg) == </text:span><text:span text:style-name="T13">5</text:span><text:span text:style-name="T7">){</text:span></text:p>
      <text:p text:style-name="No_20_Spacing"><text:span text:style-name="T7"><text:s text:c="4"/></text:span><text:span text:style-name="T6">deg *= PI/</text:span><text:span text:style-name="T12">180.0</text:span><text:span text:style-name="T6">;</text:span></text:p>
      <text:p text:style-name="P10"><text:s text:c="4"/>r = rotate_2d(p,o,deg);</text:p>
      <text:p text:style-name="No_20_Spacing"><text:span text:style-name="T6"><text:s text:c="4"/></text:span><text:span text:style-name="T7">printf(</text:span><text:span text:style-name="T11">"[%.3f,%.3f] rotated %.3f radians around [%.3f,%.3f] = [%.3f,%.3f]\n"</text:span><text:span text:style-name="T7">,</text:span></text:p>
      <text:p text:style-name="P11"><text:s text:c="11"/>p.x, p.y, deg, o.x, o.y, r.x, r.y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D_Geometry: </text:p>
      <text:list xml:id="list29641503" text:continue-numbering="true" text:style-name="Outline">
        <text:list-item>
          <text:list>
            <text:list-item>
              <text:h text:style-name="P18" text:outline-level="2"><text:bookmark-start text:name="__RefHeading___Toc26810_2932636602"/><text:bookmark text:name="Bookmark39"/>Soddy Circle Radius<text:bookmark-end text:name="__RefHeading___Toc2681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ree tangent circles, this finds the radius</text:p>
      <text:p text:style-name="P7"><text:s text:c="16"/>of the circle that is tangent to the other three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oft-page-break/><text:s text:c="3"/>Date: <text:s text:c="7"/>Feb 23, 2003</text:p>
      <text:p text:style-name="P7"><text:s text:c="3"/>References: <text:s/>http://mathworld.wolfram.com/FourCoinsProblem.html</text:p>
      <text:p text:style-name="P7"><text:s text:c="16"/>http://mathworld.wolfram.com/SoddyCircles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double</text:span><text:span text:style-name="T7"> soddy_rad(</text:span><text:span text:style-name="T8">double</text:span><text:span text:style-name="T7"> r1, </text:span><text:span text:style-name="T8">double</text:span><text:span text:style-name="T7"> r2, </text:span><text:span text:style-name="T8">double</text:span><text:span text:style-name="T7"> r3){</text:span></text:p>
      <text:p text:style-name="No_20_Spacing"><text:span text:style-name="T7"><text:s text:c="2"/></text:span><text:span text:style-name="T9">return</text:span><text:span text:style-name="T6"> (r1*r2*r3)/(r2*r3+r1*(r2+r3)+</text:span><text:span text:style-name="T12">2</text:span><text:span text:style-name="T6">*sqrt(r1*r2*r3*(r1+r2+r3)));</text:span></text:p>
      <text:p text:style-name="P10">}</text:p>
      <text:p text:style-name="P10"/>
      <text:p text:style-name="P10"/>
      <text:p text:style-name="No_20_Spacing"><text:span text:style-name="T9">int</text:span><text:span text:style-name="T6"> main(){</text:span></text:p>
      <text:p text:style-name="No_20_Spacing"><text:span text:style-name="T6"><text:s text:c="2"/></text:span><text:span text:style-name="T9">double</text:span><text:span text:style-name="T6"> r1, r2, r3;</text:span></text:p>
      <text:p text:style-name="No_20_Spacing"><text:span text:style-name="T6"><text:s text:c="2"/></text:span><text:span text:style-name="T9">while</text:span><text:span text:style-name="T6">(scanf(</text:span><text:span text:style-name="T10">"%lf %lf %lf"</text:span><text:span text:style-name="T6">, &amp;r1, &amp;r2, &amp;r3) == </text:span><text:span text:style-name="T12">3</text:span><text:span text:style-name="T6">){</text:span></text:p>
      <text:p text:style-name="No_20_Spacing"><text:span text:style-name="T6"><text:s text:c="4"/>printf(</text:span><text:span text:style-name="T10">"Soddy circle radius = %f\n"</text:span><text:span text:style-name="T6">, soddy_rad(r1, r2, r3)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2-D Geometry: </text:p>
      <text:list xml:id="list29655391" text:continue-numbering="true" text:style-name="Outline">
        <text:list-item>
          <text:list>
            <text:list-item>
              <text:h text:style-name="P18" text:outline-level="2"><text:bookmark-start text:name="__RefHeading___Toc26812_2932636602"/><text:bookmark text:name="Bookmark40"/>Triangulation of a simple 2D polygon<text:bookmark-end text:name="__RefHeading___Toc2681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Splits a simple polygon (not necessarily convex)</text:p>
      <text:p text:style-name="P7"><text:s text:c="16"/>of n verticies into n-2 disjoint triangles whose</text:p>
      <text:p text:style-name="P7"><text:s text:c="16"/>verticies are taken from the original polygon.</text:p>
      <text:p text:style-name="P7"><text:s text:c="3"/></text:p>
      <text:p text:style-name="P7"><text:s text:c="3"/>Complexity: <text:s/>O(n^2) worst case</text:p>
      <text:p text:style-name="P7"><text:s text:c="3"/>-----------------------------------------------------------------</text:p>
      <text:p text:style-name="P7"><text:s text:c="3"/>Author: <text:s text:c="5"/>Jason Klaus</text:p>
      <text:p text:style-name="P7"><text:s text:c="3"/>Date: <text:s text:c="7"/>June 5, 2003</text:p>
      <text:p text:style-name="P7"><text:s text:c="3"/>References: <text:s/>www.cg.tuwien.ac.at/~theussl/papers/polygons.ps.gz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Simplified the documented algorithm somewhat so it</text:p>
      <text:p text:style-name="P7"><text:s text:c="16"/>is not as long but a constant time slower.</text:p>
      <text:p text:style-name="P7">*/</text:p>
      <text:p text:style-name="P7"/>
      <text:p text:style-name="P6">#include &lt;cstdio&gt;</text:p>
      <text:p text:style-name="P6">#include &lt;list&gt;</text:p>
      <text:p text:style-name="P6">#include &lt;vector&gt;</text:p>
      <text:p text:style-name="P6"/>
      <text:p text:style-name="No_20_Spacing"><text:soft-page-break/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EPS 1e-8</text:p>
      <text:p text:style-name="P6"/>
      <text:p text:style-name="P7">// 1 for clockwise ordering of points, -1 for counter-clockwise</text:p>
      <text:p text:style-name="P6">#define ORDER 1</text:p>
      <text:p text:style-name="P6"/>
      <text:p text:style-name="No_20_Spacing"><text:span text:style-name="T8">struct</text:span><text:span text:style-name="T7"> Point {</text:span></text:p>
      <text:p text:style-name="No_20_Spacing"><text:span text:style-name="T7"><text:s text:c="2"/></text:span><text:span text:style-name="T8">double</text:span><text:span text:style-name="T7"> x, y;</text:span></text:p>
      <text:p text:style-name="P11">};</text:p>
      <text:p text:style-name="P11"/>
      <text:p text:style-name="No_20_Spacing"><text:span text:style-name="T8">struct</text:span><text:span text:style-name="T7"> Triangle {</text:span></text:p>
      <text:p text:style-name="No_20_Spacing"><text:span text:style-name="T7"><text:s text:c="2"/>Point p[</text:span><text:span text:style-name="T13">3</text:span><text:span text:style-name="T7">];</text:span></text:p>
      <text:p text:style-name="P11">};</text:p>
      <text:p text:style-name="P11"/>
      <text:p text:style-name="P7">// This function classifies p as either being left of (-1),</text:p>
      <text:p text:style-name="P7">// right of (1) or on (0) the line a -&gt; b.</text:p>
      <text:p text:style-name="P7"/>
      <text:p text:style-name="No_20_Spacing"><text:span text:style-name="T8">int</text:span><text:span text:style-name="T7"> leftRight(Point &amp;a, Point &amp;b, Point &amp;p){</text:span></text:p>
      <text:p text:style-name="No_20_Spacing"><text:span text:style-name="T7"><text:s text:c="2"/></text:span><text:span text:style-name="T8">double</text:span><text:span text:style-name="T7"> res = ((b.x - a.x)*(p.y - a.y) -</text:span></text:p>
      <text:p text:style-name="P11"><text:s text:c="16"/>(p.x - a.x)*(b.y - a.y));</text:p>
      <text:p text:style-name="No_20_Spacing"><text:span text:style-name="T7"><text:s text:c="2"/></text:span><text:span text:style-name="T8">if</text:span><text:span text:style-name="T7"> (res &gt; EPS)</text:span></text:p>
      <text:p text:style-name="No_20_Spacing"><text:span text:style-name="T7"><text:s text:c="4"/>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</text:span><text:span text:style-name="T8">if</text:span><text:span text:style-name="T7"> (res &lt; -EPS)</text:span>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7">// This function returns non-zero if point b in the sequence a-&gt;b-&gt;c</text:p>
      <text:p text:style-name="P7">// is a concave point or zero if it is convex.</text:p>
      <text:p text:style-name="P7">// (If inside angle &gt;= 180 deg, concave, otherwise convex)</text:p>
      <text:p text:style-name="P7"/>
      <text:p text:style-name="No_20_Spacing"><text:span text:style-name="T8">int</text:span><text:span text:style-name="T7"> isConcave(Point &amp;a, Point &amp;b, Point &amp;c){</text:span></text:p>
      <text:p text:style-name="No_20_Spacing"><text:span text:style-name="T7"><text:s text:c="2"/></text:span><text:span text:style-name="T8">return</text:span><text:span text:style-name="T7"> (ORDER*leftRight(a, b, c) &lt;= </text:span><text:span text:style-name="T13">0</text:span><text:span text:style-name="T7">);</text:span></text:p>
      <text:p text:style-name="P11">}</text:p>
      <text:p text:style-name="P11"/>
      <text:p text:style-name="P7">// This function returns non-zero if point p is located on or </text:p>
      <text:p text:style-name="P7">// inside the triangle &lt;a b c&gt;.</text:p>
      <text:p text:style-name="P7"/>
      <text:p text:style-name="No_20_Spacing"><text:span text:style-name="T8">int</text:span><text:span text:style-name="T7"> isInsideTriangle(Point &amp;a, Point &amp;b, Point &amp;c, Point &amp;p){</text:span></text:p>
      <text:p text:style-name="No_20_Spacing"><text:span text:style-name="T7"><text:s text:c="2"/></text:span><text:span text:style-name="T8">int</text:span><text:span text:style-name="T7"> r1 = leftRight(a, b, p);</text:span></text:p>
      <text:p text:style-name="No_20_Spacing"><text:span text:style-name="T7"><text:s text:c="2"/></text:span><text:span text:style-name="T8">int</text:span><text:span text:style-name="T7"> r2 = leftRight(b, c, p);</text:span></text:p>
      <text:p text:style-name="No_20_Spacing"><text:span text:style-name="T7"><text:s text:c="2"/></text:span><text:span text:style-name="T8">int</text:span><text:span text:style-name="T7"> r3 = leftRight(c, a, p);</text:span></text:p>
      <text:p text:style-name="No_20_Spacing"><text:span text:style-name="T7"><text:s text:c="2"/></text:span><text:span text:style-name="T8">return</text:span><text:span text:style-name="T7"> ((ORDER*r1 &gt;= </text:span><text:span text:style-name="T13">0</text:span><text:span text:style-name="T7">) &amp;&amp; (ORDER*r2 &gt;= </text:span><text:span text:style-name="T13">0</text:span><text:span text:style-name="T7">) &amp;&amp; (ORDER*r3 &gt;= </text:span><text:span text:style-name="T13">0</text:span><text:span text:style-name="T7">));</text:span></text:p>
      <text:p text:style-name="P11">}</text:p>
      <text:p text:style-name="P11"/>
      <text:p text:style-name="P7">// Takes in a list of n ordered points forming the polygon P, and a</text:p>
      <text:p text:style-name="P7">// vector of n-2 triangles in T. <text:s/>P is modified during the</text:p>
      <text:p text:style-name="P7">// triangulation. (n &gt;= 3) </text:p>
      <text:p text:style-name="P7"/>
      <text:p text:style-name="No_20_Spacing"><text:span text:style-name="T8">void</text:span><text:span text:style-name="T7"> triangulate(list&lt;Point&gt; &amp;P, vector&lt;Triangle&gt; &amp;T){</text:span></text:p>
      <text:p text:style-name="P11"><text:soft-page-break/><text:s text:c="2"/>list&lt;Point&gt;::iterator a, b, c, q;</text:p>
      <text:p text:style-name="P11"><text:s text:c="2"/>Triangle t;</text:p>
      <text:p text:style-name="P11"/>
      <text:p text:style-name="P11"><text:s text:c="2"/>T.clear();</text:p>
      <text:p text:style-name="No_20_Spacing"><text:span text:style-name="T7"><text:s text:c="2"/></text:span><text:span text:style-name="T8">if</text:span><text:span text:style-name="T7"> (P.size() &lt; </text:span><text:span text:style-name="T13">3</text:span><text:span text:style-name="T7">) </text:span><text:span text:style-name="T8">return</text:span><text:span text:style-name="T7">;</text:span></text:p>
      <text:p text:style-name="P11"/>
      <text:p text:style-name="No_20_Spacing"><text:span text:style-name="T7"><text:s text:c="2"/></text:span><text:span text:style-name="T8">for</text:span><text:span text:style-name="T7"> (a=b=P.begin(), c=++b, ++c; c != P.end(); a=b, c=++b, ++c) {</text:span></text:p>
      <text:p text:style-name="No_20_Spacing"><text:span text:style-name="T7"><text:s text:c="4"/></text:span><text:span text:style-name="T8">if</text:span><text:span text:style-name="T7"> (!isConcave(*a, *b, *c)) {</text:span></text:p>
      <text:p text:style-name="No_20_Spacing"><text:span text:style-name="T7"><text:s text:c="6"/></text:span><text:span text:style-name="T8">for</text:span><text:span text:style-name="T7"> (q = P.begin(); q != P.end(); q++) {</text:span></text:p>
      <text:p text:style-name="No_20_Spacing"><text:span text:style-name="T7"><text:s text:c="8"/></text:span><text:span text:style-name="T8">if</text:span><text:span text:style-name="T7"> (q == a) {</text:span></text:p>
      <text:p text:style-name="P11"><text:s text:c="10"/>++q;</text:p>
      <text:p text:style-name="P11"><text:s text:c="10"/>++q;</text:p>
      <text:p text:style-name="No_20_Spacing"><text:span text:style-name="T7"><text:s text:c="10"/></text:span><text:span text:style-name="T8">continue</text:span><text:span text:style-name="T7">;</text:span></text:p>
      <text:p text:style-name="P11"><text:s text:c="8"/>}</text:p>
      <text:p text:style-name="No_20_Spacing"><text:span text:style-name="T7"><text:s text:c="8"/></text:span><text:span text:style-name="T8">if</text:span><text:span text:style-name="T7"> (isInsideTriangle(*a, *b, *c, *q)) </text:span><text:span text:style-name="T8">break</text:span><text:span text:style-name="T7">;</text:span></text:p>
      <text:p text:style-name="P11"><text:s text:c="6"/>}</text:p>
      <text:p text:style-name="No_20_Spacing"><text:span text:style-name="T7"><text:s text:c="6"/></text:span><text:span text:style-name="T8">if</text:span><text:span text:style-name="T7"> (q == P.end()) {</text:span></text:p>
      <text:p text:style-name="No_20_Spacing"><text:span text:style-name="T7"><text:s text:c="8"/>t.p[</text:span><text:span text:style-name="T13">0</text:span><text:span text:style-name="T7">] = *a;</text:span></text:p>
      <text:p text:style-name="No_20_Spacing"><text:span text:style-name="T7"><text:s text:c="8"/>t.p[</text:span><text:span text:style-name="T13">1</text:span><text:span text:style-name="T7">] = *b;</text:span></text:p>
      <text:p text:style-name="No_20_Spacing"><text:span text:style-name="T7"><text:s text:c="8"/>t.p[</text:span><text:span text:style-name="T13">2</text:span><text:span text:style-name="T7">] = *c;</text:span></text:p>
      <text:p text:style-name="P11"><text:s text:c="8"/>T.push_back(t);</text:p>
      <text:p text:style-name="P11"><text:s text:c="8"/></text:p>
      <text:p text:style-name="P11"><text:s text:c="8"/>P.erase(b);</text:p>
      <text:p text:style-name="P11"><text:s text:c="8"/>b = a;</text:p>
      <text:p text:style-name="No_20_Spacing"><text:span text:style-name="T7"><text:s text:c="8"/></text:span><text:span text:style-name="T8">if</text:span><text:span text:style-name="T7"> (b != P.begin()) b--;</text:span></text:p>
      <text:p text:style-name="P11"><text:s text:c="6"/>}</text:p>
      <text:p text:style-name="P11"><text:s text:c="4"/>}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i, j;</text:span></text:p>
      <text:p text:style-name="P11"><text:s text:c="2"/>Point p;</text:p>
      <text:p text:style-name="P11"><text:s text:c="2"/>list&lt;Point&gt; P;</text:p>
      <text:p text:style-name="P11"><text:s text:c="2"/>vector&lt;Triangle&gt; T;</text:p>
      <text:p text:style-name="P11"/>
      <text:p text:style-name="No_20_Spacing"><text:span text:style-name="T7"><text:s text:c="2"/></text:span><text:span text:style-name="T6">scanf(</text:span><text:span text:style-name="T10">"%d"</text:span><text:span text:style-name="T6">, &amp;n);</text:span></text:p>
      <text:p text:style-name="P10"><text:s text:c="2"/>P.clear();</text:p>
      <text:p text:style-name="P10"><text:s text:c="2"/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4"/></text:span><text:span text:style-name="T7">scanf(</text:span><text:span text:style-name="T11">"%lf %lf"</text:span><text:span text:style-name="T7">, &amp;p.x, &amp;p.y);</text:span></text:p>
      <text:p text:style-name="P11"><text:s text:c="4"/>P.push_back(p);</text:p>
      <text:p text:style-name="P11"><text:s text:c="2"/>}</text:p>
      <text:p text:style-name="P11"><text:s text:c="2"/></text:p>
      <text:p text:style-name="No_20_Spacing"><text:span text:style-name="T7"><text:s text:c="2"/>printf(</text:span><text:span text:style-name="T11">"Polygon:\n"</text:span><text:span text:style-name="T7">);</text:span></text:p>
      <text:p text:style-name="No_20_Spacing"><text:span text:style-name="T7"><text:s text:c="2"/></text:span><text:span text:style-name="T8">for</text:span><text:span text:style-name="T7"> (list&lt;Point&gt;::iterator q = P.begin(); q != P.end(); q++){</text:span></text:p>
      <text:p text:style-name="No_20_Spacing"><text:span text:style-name="T7"><text:s text:c="4"/>printf(</text:span><text:span text:style-name="T11">" (%.2f, %.2f)\n"</text:span><text:span text:style-name="T7">, q-&gt;x, q-&gt;y);</text:span></text:p>
      <text:p text:style-name="No_20_Spacing"><text:span text:style-name="T7"><text:s text:c="2"/></text:span><text:span text:style-name="T6">}</text:span></text:p>
      <text:p text:style-name="No_20_Spacing"><text:span text:style-name="T6"><text:s text:c="2"/>printf(</text:span><text:span text:style-name="T10">"\n"</text:span><text:span text:style-name="T6">);</text:span></text:p>
      <text:p text:style-name="P10"><text:s text:c="2"/></text:p>
      <text:p text:style-name="P10"><text:s text:c="2"/>triangulate(P, T);</text:p>
      <text:p text:style-name="P10"><text:soft-page-break/><text:s text:c="2"/></text:p>
      <text:p text:style-name="No_20_Spacing"><text:span text:style-name="T6"><text:s text:c="2"/>printf(</text:span><text:span text:style-name="T10">"Triangles:\n"</text:span><text:span text:style-name="T6">)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-</text:span><text:span text:style-name="T12">2</text:span><text:span text:style-name="T6">; i++) {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</text:span><text:span text:style-name="T12">3</text:span><text:span text:style-name="T6">; j++)</text:span></text:p>
      <text:p text:style-name="No_20_Spacing"><text:span text:style-name="T6"><text:s text:c="6"/>printf(</text:span><text:span text:style-name="T10">" (%.2f, %.2f)"</text:span><text:span text:style-name="T6">, T[i].p[j].x, T[i].p[j].y);</text:span></text:p>
      <text:p text:style-name="No_20_Spacing"><text:span text:style-name="T6"><text:s text:c="4"/></text:span><text:span text:style-name="T7">printf(</text:span><text:span text:style-name="T11">"\n"</text:span><text:span text:style-name="T7">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11"/>
      <text:p text:style-name="P11"/>
      <text:p text:style-name="P14">############################################</text:p>
      <text:list xml:id="list29635901" text:continue-numbering="true" text:style-name="Outline">
        <text:list-item>
          <text:h text:style-name="P19" text:outline-level="1"><text:bookmark-start text:name="__RefHeading___Toc26814_2932636602"/><text:bookmark text:name="Bookmark41"/>3D Geometry<text:bookmark-end text:name="__RefHeading___Toc26814_2932636602"/></text:h>
        </text:list-item>
      </text:list>
      <text:p text:style-name="P6">############################################</text:p>
      <text:p text:style-name="P6"/>
      <text:p text:style-name="P6"/>
      <text:p text:style-name="P7">/* 3D-Geometry: </text:p>
      <text:list xml:id="list29650998" text:continue-numbering="true" text:style-name="Outline">
        <text:list-item>
          <text:list>
            <text:list-item>
              <text:h text:style-name="P18" text:outline-level="2"><text:bookmark-start text:name="__RefHeading___Toc26816_2932636602"/><text:bookmark text:name="Bookmark42"/>Area of a convex polygon in a plane given in 3D<text:bookmark-end text:name="__RefHeading___Toc2681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points of a planar convex polygon in 3D</text:p>
      <text:p text:style-name="P7"><text:s text:c="16"/>space, returns its area. <text:s/></text:p>
      <text:p text:style-name="P7"/>
      <text:p text:style-name="P7"><text:s text:c="16"/>The points of the polygon must be either in cw or</text:p>
      <text:p text:style-name="P7"><text:s text:c="16"/>ccw order. <text:s/></text:p>
      <text:p text:style-name="P7"><text:s text:c="3"/></text:p>
      <text:p text:style-name="P7"><text:s text:c="3"/>Complexity: <text:s/>O(N) where N is the number of point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06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- Topcoder Round 2 2003</text:p>
      <text:p text:style-name="P7"><text:s text:c="3"/>Notes: <text:s text:c="6"/>- Uses Heron's formula v1. <text:s/>Change to v2 if needed</text:p>
      <text:p text:style-name="P7"><text:s text:c="16"/>- There must be at least 3 points</text:p>
      <text:p text:style-name="P7"><text:s text:c="16"/>- Doesn't work for non-convex polygons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P6">#define SQR(x) ((x)*(x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, z;</text:span></text:p>
      <text:p text:style-name="P11">} Point;</text:p>
      <text:p text:style-name="P11"/>
      <text:p text:style-name="No_20_Spacing"><text:span text:style-name="T8">double</text:span><text:span text:style-name="T7"> area_heron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){</text:span></text:p>
      <text:p text:style-name="No_20_Spacing"><text:span text:style-name="T7"><text:s text:c="2"/></text:span><text:span text:style-name="T8">double</text:span><text:span text:style-name="T7"> s = (a+b+c)/</text:span><text:span text:style-name="T13">2.0</text:span><text:span text:style-name="T7">;</text:span></text:p>
      <text:p text:style-name="No_20_Spacing"><text:span text:style-name="T7"><text:s text:c="2"/></text:span><text:span text:style-name="T8">if</text:span><text:span text:style-name="T7">(a &gt; s || b &gt; s || c &gt; s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sqrt(s*(s-a)*(s-b)*(s-c));</text:span></text:p>
      <text:p text:style-name="P11">}</text:p>
      <text:p text:style-name="P11"/>
      <text:p text:style-name="No_20_Spacing"><text:span text:style-name="T8">double</text:span><text:span text:style-name="T7"> dist3d(Point a, Point b){</text:span></text:p>
      <text:p text:style-name="No_20_Spacing"><text:span text:style-name="T7"><text:s text:c="2"/></text:span><text:span text:style-name="T8">return</text:span><text:span text:style-name="T7"> sqrt(SQR(a.x-b.x)+SQR(a.y-b.y)+SQR(a.z-b.z));</text:span></text:p>
      <text:p text:style-name="P11">}</text:p>
      <text:p text:style-name="P11"/>
      <text:p text:style-name="No_20_Spacing"><text:span text:style-name="T8">double</text:span><text:span text:style-name="T7"> area_poly3d(Point *p, 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 </text:span><text:span text:style-name="T8">double</text:span><text:span text:style-name="T7"> total = </text:span><text:span text:style-name="T13">0</text:span><text:span text:style-name="T7">; </text:span></text:p>
      <text:p text:style-name="No_20_Spacing"><text:span text:style-name="T7"><text:s text:c="2"/></text:span><text:span text:style-name="T8">for</text:span><text:span text:style-name="T7">(i = </text:span><text:span text:style-name="T13">2</text:span><text:span text:style-name="T7">; i &lt; n; i++)</text:span></text:p>
      <text:p text:style-name="No_20_Spacing"><text:soft-page-break/><text:span text:style-name="T7"><text:s text:c="4"/>total += area_heron(dist3d(p[</text:span><text:span text:style-name="T13">0</text:span><text:span text:style-name="T7">], p[i]), </text:span></text:p>
      <text:p text:style-name="No_20_Spacing"><text:span text:style-name="T7"><text:s text:c="24"/>dist3d(p[</text:span><text:span text:style-name="T13">0</text:span><text:span text:style-name="T7">], p[i-</text:span><text:span text:style-name="T13">1</text:span><text:span text:style-name="T7">]),</text:span></text:p>
      <text:p text:style-name="No_20_Spacing"><text:span text:style-name="T7"><text:s text:c="24"/>dist3d(p[i], p[i-</text:span><text:span text:style-name="T13">1</text:span><text:span text:style-name="T7">]));</text:span></text:p>
      <text:p text:style-name="No_20_Spacing"><text:span text:style-name="T7"><text:s text:c="2"/></text:span><text:span text:style-name="T8">return</text:span><text:span text:style-name="T7"> total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 Point *p;</text:span></text:p>
      <text:p text:style-name="P11"/>
      <text:p text:style-name="No_20_Spacing"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 &amp;&amp; n &gt;= </text:span><text:span text:style-name="T12">3</text:span><text:span text:style-name="T6">){</text:span></text:p>
      <text:p text:style-name="No_20_Spacing"><text:span text:style-name="T6"><text:s text:c="4"/></text:span><text:span text:style-name="T7">p = (Point *)malloc(n*</text:span><text:span text:style-name="T8">sizeof</text:span><text:span text:style-name="T7">(Point)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scanf(</text:span><text:span text:style-name="T11">"%lf %lf %lf"</text:span><text:span text:style-name="T7">, &amp;p[i].x, &amp;p[i].y, &amp;p[i].z);</text:span></text:p>
      <text:p text:style-name="No_20_Spacing"><text:span text:style-name="T7"><text:s text:c="4"/>printf(</text:span><text:span text:style-name="T11">"Area of convex polygon is %.3f\n"</text:span><text:span text:style-name="T7">, area_poly3d(p, n));</text:span></text:p>
      <text:p text:style-name="P11"><text:s text:c="4"/>free(p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3D Geometry: </text:p>
      <text:list xml:id="list29650245" text:continue-numbering="true" text:style-name="Outline">
        <text:list-item>
          <text:list>
            <text:list-item>
              <text:h text:style-name="P18" text:outline-level="2"><text:bookmark-start text:name="__RefHeading___Toc26818_2932636602"/><text:bookmark text:name="Bookmark43"/>Geometry Primitives<text:bookmark-end text:name="__RefHeading___Toc2681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wide range of 3D geometry primitives are given.</text:p>
      <text:p text:style-name="P7"/>
      <text:p text:style-name="P7"><text:s text:c="3"/>Complexity: <text:s text:c="7"/>O(1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14, 2003</text:p>
      <text:p text:style-name="P7"><text:s text:c="3"/>References: <text:s/>http://astronomy.swin.edu.au/~pbourke/geometry/planeline/</text:p>
      <text:p text:style-name="P7"><text:s text:c="16"/>http://astronomy.swin.edu.au/~pbourke/geometry/lineline3d/</text:p>
      <text:p text:style-name="P7"><text:s text:c="16"/>http://geometryalgorithms.com/algorithm_archive.htm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All the operators (+,-,*,/) are mandatory, but</text:p>
      <text:p text:style-name="P7"><text:s text:c="16"/>aside from that, you can just type in what you</text:p>
      <text:p text:style-name="P7"><text:s text:c="16"/>need. <text:s/>You should type in the functions you need,</text:p>
      <text:p text:style-name="P7"><text:s text:c="16"/>try to compile the program, and then see what's</text:p>
      <text:p text:style-name="P7"><text:s text:c="16"/>missing.</text:p>
      <text:p text:style-name="P7">*/</text:p>
      <text:p text:style-name="P7"/>
      <text:p text:style-name="P6">#include &lt;stdio.h&gt;</text:p>
      <text:p text:style-name="P6">#include &lt;math.h&gt;</text:p>
      <text:p text:style-name="P6">#include &lt;assert.h&gt;</text:p>
      <text:p text:style-name="P6">#define EPS 1E-8</text:p>
      <text:p text:style-name="P6">#define pt(a) &amp;(a.x), &amp;(a.y), &amp;(a.z)</text:p>
      <text:p text:style-name="P6"><text:soft-page-break/></text:p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double</text:span><text:span text:style-name="T7"> x, y, z;</text:span></text:p>
      <text:p text:style-name="P11">} Point;</text:p>
      <text:p text:style-name="P11"/>
      <text:p text:style-name="No_20_Spacing"><text:span text:style-name="T7">Point </text:span><text:span text:style-name="T8">operator</text:span><text:span text:style-name="T7"> + (Point a, Point b) {</text:span></text:p>
      <text:p text:style-name="P11"><text:s text:c="2"/>Point p;</text:p>
      <text:p text:style-name="P11"/>
      <text:p text:style-name="P11"><text:s text:c="2"/>p.x = a.x + b.x;</text:p>
      <text:p text:style-name="P11"><text:s text:c="2"/>p.y = a.y + b.y;</text:p>
      <text:p text:style-name="P11"><text:s text:c="2"/>p.z = a.z + b.z;</text:p>
      <text:p text:style-name="No_20_Spacing"><text:span text:style-name="T7"><text:s text:c="2"/></text:span><text:span text:style-name="T8">return</text:span><text:span text:style-name="T7"> p;</text:span></text:p>
      <text:p text:style-name="P11">}</text:p>
      <text:p text:style-name="P11"/>
      <text:p text:style-name="No_20_Spacing"><text:span text:style-name="T7">Point </text:span><text:span text:style-name="T8">operator</text:span><text:span text:style-name="T7"> * (</text:span><text:span text:style-name="T8">double</text:span><text:span text:style-name="T7"> k, Point a) {</text:span></text:p>
      <text:p text:style-name="P11"><text:s text:c="2"/>Point p;</text:p>
      <text:p text:style-name="P11"/>
      <text:p text:style-name="P11"><text:s text:c="2"/>p.x = k*a.x;</text:p>
      <text:p text:style-name="P11"><text:s text:c="2"/>p.y = k*a.y;</text:p>
      <text:p text:style-name="P11"><text:s text:c="2"/>p.z = k*a.z;</text:p>
      <text:p text:style-name="No_20_Spacing"><text:span text:style-name="T7"><text:s text:c="2"/></text:span><text:span text:style-name="T8">return</text:span><text:span text:style-name="T7"> p;</text:span></text:p>
      <text:p text:style-name="P11">}</text:p>
      <text:p text:style-name="P11"/>
      <text:p text:style-name="No_20_Spacing"><text:span text:style-name="T7">Point </text:span><text:span text:style-name="T8">operator</text:span><text:span text:style-name="T7"> * (Point a, </text:span><text:span text:style-name="T8">double</text:span><text:span text:style-name="T7"> k) {</text:span></text:p>
      <text:p text:style-name="No_20_Spacing"><text:span text:style-name="T7"><text:s text:c="2"/></text:span><text:span text:style-name="T8">return</text:span><text:span text:style-name="T7"> (k*a);</text:span></text:p>
      <text:p text:style-name="P11">}</text:p>
      <text:p text:style-name="P11"/>
      <text:p text:style-name="No_20_Spacing"><text:span text:style-name="T7">Point </text:span><text:span text:style-name="T8">operator</text:span><text:span text:style-name="T7"> / (Point a, </text:span><text:span text:style-name="T8">double</text:span><text:span text:style-name="T7"> k) {</text:span></text:p>
      <text:p text:style-name="No_20_Spacing"><text:span text:style-name="T7"><text:s text:c="2"/></text:span><text:span text:style-name="T8">return</text:span><text:span text:style-name="T7"> a*(</text:span><text:span text:style-name="T13">1</text:span><text:span text:style-name="T7">/k);</text:span></text:p>
      <text:p text:style-name="P11">}</text:p>
      <text:p text:style-name="P11"/>
      <text:p text:style-name="No_20_Spacing"><text:span text:style-name="T7">Point </text:span><text:span text:style-name="T8">operator</text:span><text:span text:style-name="T7"> - (Point a, Point b) {</text:span></text:p>
      <text:p text:style-name="No_20_Spacing"><text:span text:style-name="T7"><text:s text:c="2"/></text:span><text:span text:style-name="T8">return</text:span><text:span text:style-name="T7"> a+(-</text:span><text:span text:style-name="T13">1.0</text:span><text:span text:style-name="T7">*b);</text:span></text:p>
      <text:p text:style-name="P11">}</text:p>
      <text:p text:style-name="P11"/>
      <text:p text:style-name="No_20_Spacing"><text:span text:style-name="T8">double</text:span><text:span text:style-name="T7"> dot(Point a, Point b) {</text:span></text:p>
      <text:p text:style-name="No_20_Spacing"><text:span text:style-name="T7"><text:s text:c="2"/></text:span><text:span text:style-name="T8">return</text:span><text:span text:style-name="T7"> a.x*b.x + a.y*b.y + a.z*b.z;</text:span></text:p>
      <text:p text:style-name="P11">}</text:p>
      <text:p text:style-name="P11"/>
      <text:p text:style-name="P11">Point cross(Point a, Point b) {</text:p>
      <text:p text:style-name="P11"><text:s text:c="2"/>Point cp;</text:p>
      <text:p text:style-name="P11"><text:s/></text:p>
      <text:p text:style-name="P11"><text:s text:c="2"/>cp.x = a.y*b.z-b.y*a.z;</text:p>
      <text:p text:style-name="P11"><text:s text:c="2"/>cp.y = b.x*a.z-a.x*b.z;</text:p>
      <text:p text:style-name="P11"><text:s text:c="2"/>cp.z = a.x*b.y-b.x*a.y;</text:p>
      <text:p text:style-name="No_20_Spacing"><text:span text:style-name="T7"><text:s text:c="2"/></text:span><text:span text:style-name="T8">return</text:span><text:span text:style-name="T7"> cp;</text:span></text:p>
      <text:p text:style-name="P11">}</text:p>
      <text:p text:style-name="P11"/>
      <text:p text:style-name="No_20_Spacing"><text:span text:style-name="T8">double</text:span><text:span text:style-name="T7"> lng2(Point a) { <text:s/></text:span><text:span text:style-name="T4">// find the length of a vector, squared</text:span></text:p>
      <text:p text:style-name="No_20_Spacing"><text:span text:style-name="T7"><text:s text:c="2"/></text:span><text:span text:style-name="T8">return</text:span><text:span text:style-name="T7"> dot(a,a);</text:span></text:p>
      <text:p text:style-name="P11">}</text:p>
      <text:p text:style-name="P11"><text:soft-page-break/></text:p>
      <text:p text:style-name="No_20_Spacing"><text:span text:style-name="T8">double</text:span><text:span text:style-name="T7"> lng(Point a) { <text:s text:c="2"/></text:span><text:span text:style-name="T4">// find the length of a vector</text:span></text:p>
      <text:p text:style-name="No_20_Spacing"><text:span text:style-name="T7"><text:s text:c="2"/></text:span><text:span text:style-name="T8">return</text:span><text:span text:style-name="T7"> sqrt(dot(a,a));</text:span></text:p>
      <text:p text:style-name="P11">}</text:p>
      <text:p text:style-name="P11"/>
      <text:p text:style-name="P7">/*</text:p>
      <text:list xml:id="list29628398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20_2932636602"/><text:bookmark text:name="Bookmark44"/>Closest Point in Line<text:bookmark-end text:name="__RefHeading___Toc26820_2932636602"/></text:h>
                </text:list-item>
              </text:list>
            </text:list-item>
          </text:list>
        </text:list-item>
      </text:list>
      <text:p text:style-name="P7">*/</text:p>
      <text:p text:style-name="P11">Point closest_pt_iline(Point a, Point b, Point p) {</text:p>
      <text:p text:style-name="No_20_Spacing"><text:span text:style-name="T7"><text:s text:c="2"/></text:span><text:span text:style-name="T8">double</text:span><text:span text:style-name="T7"> along = dot(b-a,p-a)/lng2(b-a);</text:span></text:p>
      <text:p text:style-name="No_20_Spacing"><text:span text:style-name="T7"><text:s text:c="2"/></text:span><text:span text:style-name="T8">return</text:span><text:span text:style-name="T7"> (b-a)*along + a;</text:span></text:p>
      <text:p text:style-name="P11">}</text:p>
      <text:p text:style-name="P11"/>
      <text:p text:style-name="P11"/>
      <text:p text:style-name="P7">/*</text:p>
      <text:list xml:id="list29650832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22_2932636602"/><text:bookmark text:name="Bookmark45"/>Closest Point in Line Segment<text:bookmark-end text:name="__RefHeading___Toc26822_2932636602"/></text:h>
                </text:list-item>
              </text:list>
            </text:list-item>
          </text:list>
        </text:list-item>
      </text:list>
      <text:p text:style-name="P7">*/</text:p>
      <text:p text:style-name="P11">Point closest_pt_seg(Point a, Point b, Point p) {</text:p>
      <text:p text:style-name="No_20_Spacing"><text:span text:style-name="T7"><text:s text:c="2"/></text:span><text:span text:style-name="T8">double</text:span><text:span text:style-name="T7"> along;</text:span></text:p>
      <text:p text:style-name="P11"/>
      <text:p text:style-name="No_20_Spacing"><text:span text:style-name="T7"><text:s text:c="2"/></text:span><text:span text:style-name="T8">if</text:span><text:span text:style-name="T7"> (lng2(b-a) &lt; EPS) </text:span><text:span text:style-name="T8">return</text:span><text:span text:style-name="T7"> a;</text:span></text:p>
      <text:p text:style-name="P11"><text:s text:c="2"/>along = dot(b-a,p-a)/lng2(b-a);</text:p>
      <text:p text:style-name="No_20_Spacing"><text:span text:style-name="T7"><text:s text:c="2"/></text:span><text:span text:style-name="T8">if</text:span><text:span text:style-name="T7"> (along &lt; </text:span><text:span text:style-name="T13">0</text:span><text:span text:style-name="T7">) along =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 (along &gt; </text:span><text:span text:style-name="T13">1</text:span><text:span text:style-name="T7">) along = 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(b-a)*along + a;</text:span></text:p>
      <text:p text:style-name="P11">}</text:p>
      <text:p text:style-name="P11"/>
      <text:p text:style-name="P7">/* Planes are commonly represented in one of two ways: </text:p>
      <text:p text:style-name="P7"><text:s text:c="3"/>as a vector normal (perpendicular) to the plane and a</text:p>
      <text:p text:style-name="P7"><text:s text:c="3"/>single point on the plane, or as three non-collinear </text:p>
      <text:p text:style-name="P7"><text:s text:c="3"/>points on the plane. */</text:p>
      <text:p text:style-name="P7"/>
      <text:p text:style-name="P7">/*</text:p>
      <text:list xml:id="list29649704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24_2932636602"/><text:bookmark text:name="Bookmark46"/>Closest point to plane represented by vetor normal and a other point<text:bookmark-end text:name="__RefHeading___Toc26824_2932636602"/></text:h>
                </text:list-item>
              </text:list>
            </text:list-item>
          </text:list>
        </text:list-item>
      </text:list>
      <text:p text:style-name="P7">*/</text:p>
      <text:p text:style-name="P11">Point closest_pt_plane(Point norm, Point a, Point p) {</text:p>
      <text:p text:style-name="P11"><text:s text:c="2"/>Point res = cross(cross(norm,p-a),norm);</text:p>
      <text:p text:style-name="No_20_Spacing"><text:span text:style-name="T7"><text:s text:c="2"/></text:span><text:span text:style-name="T8">if</text:span><text:span text:style-name="T7"> (lng2(res) &lt; EPS) </text:span><text:span text:style-name="T8">return</text:span><text:span text:style-name="T7"> a;</text:span></text:p>
      <text:p text:style-name="No_20_Spacing"><text:span text:style-name="T7"><text:s text:c="2"/></text:span><text:span text:style-name="T8">return</text:span><text:span text:style-name="T7"> res*dot(res,p-a)/lng2(res);</text:span></text:p>
      <text:p text:style-name="P11">}</text:p>
      <text:p text:style-name="P11"/>
      <text:p text:style-name="P7">/*</text:p>
      <text:list xml:id="list29627736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26_2932636602"/><text:bookmark text:name="Bookmark47"/>Closest point to plane represented by three others points<text:bookmark-end text:name="__RefHeading___Toc26826_2932636602"/></text:h>
                </text:list-item>
              </text:list>
            </text:list-item>
          </text:list>
        </text:list-item>
      </text:list>
      <text:p text:style-name="P7">*/</text:p>
      <text:p text:style-name="P11">Point closest_pt_plane(Point a, Point b, Point c, Point p) {</text:p>
      <text:p text:style-name="P11"><text:s text:c="2"/>Point norm;</text:p>
      <text:p text:style-name="P11"/>
      <text:p text:style-name="P11"><text:s text:c="2"/>norm = cross(b-a,c-a);</text:p>
      <text:p text:style-name="No_20_Spacing"><text:span text:style-name="T7"><text:s text:c="2"/>assert(lng2(norm) &gt; EPS); <text:s/></text:span><text:span text:style-name="T4">// collinearity</text:span></text:p>
      <text:p text:style-name="No_20_Spacing"><text:span text:style-name="T7"><text:s text:c="2"/></text:span><text:span text:style-name="T8">return</text:span><text:span text:style-name="T7"> closest_pt_plane(norm,a,p);</text:span></text:p>
      <text:p text:style-name="P11">}</text:p>
      <text:p text:style-name="P11"><text:soft-page-break/></text:p>
      <text:p text:style-name="P7">/* Given a sphere and an infinite line, determine if the two</text:p>
      <text:p text:style-name="P7"><text:s text:c="3"/>intersect, and if so, find the points of intersection. <text:s/>If the </text:p>
      <text:p text:style-name="P7"><text:s text:c="3"/>line is tangent to the sphere, the points will be the same */</text:p>
      <text:p text:style-name="P7"/>
      <text:p text:style-name="P7">/*</text:p>
      <text:list xml:id="list29627035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28_2932636602"/><text:bookmark text:name="Bookmark48"/>Find the intersection points of a infinite line and a sphere<text:bookmark-end text:name="__RefHeading___Toc26828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int</text:span><text:span text:style-name="T7"> sphere_iline_isect(Point c, </text:span><text:span text:style-name="T8">double</text:span><text:span text:style-name="T7"> r, Point a, Point b, </text:span></text:p>
      <text:p text:style-name="P11"><text:s text:c="22"/>Point *p, Point *q) {</text:p>
      <text:p text:style-name="P11"><text:s text:c="2"/>Point vec, mid = closest_pt_iline(a,b,c);</text:p>
      <text:p text:style-name="P11"/>
      <text:p text:style-name="No_20_Spacing"><text:span text:style-name="T7"><text:s text:c="2"/></text:span><text:span text:style-name="T8">if</text:span><text:span text:style-name="T7"> (lng2(c-mid) &gt; r*r) </text:span><text:span text:style-name="T8">return</text:span><text:span text:style-name="T7"> </text:span><text:span text:style-name="T13">0</text:span><text:span text:style-name="T7">;</text:span></text:p>
      <text:p text:style-name="P11"><text:s text:c="2"/>vec = (a-b)*sqrt((r*r - lng2(c-mid))/lng2(a-b));</text:p>
      <text:p text:style-name="P11"><text:s text:c="2"/>*p = mid + vec;</text:p>
      <text:p text:style-name="P11"><text:s text:c="2"/>*q = mid - vec;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/>
      <text:p text:style-name="P7">/* Often we are given a set of points in 3D space, and we know</text:p>
      <text:p text:style-name="P7"><text:s text:c="3"/>that they all lie in a certain plane. <text:s/>We can translate</text:p>
      <text:p text:style-name="P7"><text:s text:c="3"/>that problem into a 2D problem using this code.</text:p>
      <text:p text:style-name="P7"/>
      <text:p text:style-name="P7"><text:s text:c="3"/>Select three of the points to define your plane. <text:s/>The points</text:p>
      <text:p text:style-name="P7"><text:s text:c="3"/>must be distinct and not collinear. <text:s/>This code will find the </text:p>
      <text:p text:style-name="P7"><text:s text:c="3"/>position of another point, p, in reference to an arbitrary, </text:p>
      <text:p text:style-name="P7"><text:s text:c="3"/>but deterministic set of axes defined by the first three points. <text:s/></text:p>
      <text:p text:style-name="P7"/>
      <text:p text:style-name="P7"><text:s text:c="3"/>This code just assumes that the points are actually coplanar. */</text:p>
      <text:p text:style-name="P7"/>
      <text:p text:style-name="P7">/*</text:p>
      <text:list xml:id="list29650772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30_2932636602"/><text:bookmark text:name="Bookmark49"/>Translate a 3D problem with planes in a 2d problem<text:bookmark-end text:name="__RefHeading___Toc26830_2932636602"/></text:h>
                </text:list-item>
              </text:list>
            </text:list-item>
          </text:list>
        </text:list-item>
      </text:list>
      <text:p text:style-name="P7">*/</text:p>
      <text:p text:style-name="P11">Point to_plane(Point a, Point b, Point c, Point p) {</text:p>
      <text:p text:style-name="P11"><text:s text:c="2"/>Point norm, ydir, xdir, res;</text:p>
      <text:p text:style-name="P11"/>
      <text:p text:style-name="P11"><text:s text:c="2"/>norm = cross(b-a,c-a);</text:p>
      <text:p text:style-name="No_20_Spacing"><text:span text:style-name="T7"><text:s text:c="2"/>assert(lng2(norm) &gt; EPS); <text:s/></text:span><text:span text:style-name="T4">// collinearity</text:span></text:p>
      <text:p text:style-name="No_20_Spacing"><text:span text:style-name="T7"><text:s text:c="2"/>xdir = (b-a)/lng(b-a); </text:span><text:span text:style-name="T4">// create orthonormal vectors</text:span></text:p>
      <text:p text:style-name="No_20_Spacing"><text:span text:style-name="T7"><text:s text:c="2"/></text:span><text:span text:style-name="T6">ydir = cross(norm,xdir);</text:span></text:p>
      <text:p text:style-name="P10"><text:s text:c="2"/>ydir = ydir/lng(ydir);</text:p>
      <text:p text:style-name="P10"><text:s text:c="2"/>res.x = dot(p-a,xdir);</text:p>
      <text:p text:style-name="No_20_Spacing"><text:span text:style-name="T6"><text:s text:c="2"/></text:span><text:span text:style-name="T7">res.y = dot(p-a,ydir);</text:span></text:p>
      <text:p text:style-name="No_20_Spacing"><text:span text:style-name="T7"><text:s text:c="2"/>res.z =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P7">/* </text:p>
      <text:list xml:id="list29639656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32_2932636602"/><text:bookmark text:name="Bookmark50"/>Given two lines in 3D space, find distance of closest approach <text:bookmark-end text:name="__RefHeading___Toc26832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double</text:span><text:span text:style-name="T7"> line_line_dist(Point a, Point b, Point c, Point d) {</text:span></text:p>
      <text:p text:style-name="P11"><text:soft-page-break/><text:s text:c="2"/>Point perp = cross(b-a,d-c);</text:p>
      <text:p text:style-name="P11"/>
      <text:p text:style-name="No_20_Spacing"><text:span text:style-name="T7"><text:s text:c="2"/></text:span><text:span text:style-name="T8">if</text:span><text:span text:style-name="T7"> (lng2(perp) &lt; EPS) <text:s/></text:span><text:span text:style-name="T4">/* parallel */</text:span></text:p>
      <text:p text:style-name="P11"><text:s text:c="4"/>perp = cross(b-a,cross(b-a,c-a));</text:p>
      <text:p text:style-name="No_20_Spacing"><text:span text:style-name="T7"><text:s text:c="2"/></text:span><text:span text:style-name="T8">if</text:span><text:span text:style-name="T7"> (lng2(perp) &lt; EPS) </text:span><text:span text:style-name="T8">return</text:span><text:span text:style-name="T7"> </text:span><text:span text:style-name="T13">0</text:span><text:span text:style-name="T7">; </text:span><text:span text:style-name="T4">/* coincident */</text:span></text:p>
      <text:p text:style-name="P7"/>
      <text:p text:style-name="No_20_Spacing"><text:span text:style-name="T7"><text:s text:c="2"/></text:span><text:span text:style-name="T8">return</text:span><text:span text:style-name="T7"> fabs(dot(a-c,perp))/lng(perp);</text:span></text:p>
      <text:p text:style-name="P11">}</text:p>
      <text:p text:style-name="P11"/>
      <text:p text:style-name="P7">/* </text:p>
      <text:list xml:id="list29625709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34_2932636602"/><text:bookmark text:name="Bookmark51"/>Given two lines in 3D space, find distance of closest approach and returns the points of each line <text:bookmark-end text:name="__RefHeading___Toc26834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double</text:span><text:span text:style-name="T7"> closest_approach(Point a, Point b, Point c, Point d,</text:span></text:p>
      <text:p text:style-name="P11"><text:s text:c="24"/>Point *p, Point *q) {</text:p>
      <text:p text:style-name="No_20_Spacing"><text:span text:style-name="T7"><text:s text:c="2"/></text:span><text:span text:style-name="T8">double</text:span><text:span text:style-name="T7"> s = dot(d-c,b-a), t = dot(a-c,d-c);</text:span></text:p>
      <text:p text:style-name="No_20_Spacing"><text:span text:style-name="T7"><text:s text:c="2"/></text:span><text:span text:style-name="T8">double</text:span><text:span text:style-name="T7"> num, den, tmp;</text:span></text:p>
      <text:p text:style-name="P11"/>
      <text:p text:style-name="P11"><text:s text:c="2"/>den = lng2(b-a)*lng2(d-c) - s*s;</text:p>
      <text:p text:style-name="No_20_Spacing"><text:span text:style-name="T7"><text:s text:c="2"/></text:span><text:span text:style-name="T6">num = t*s - dot(a-c,b-a)*lng2(d-c);</text:span></text:p>
      <text:p text:style-name="No_20_Spacing"><text:span text:style-name="T6"><text:s text:c="2"/></text:span><text:span text:style-name="T8">if</text:span><text:span text:style-name="T7"> (fabs(den) &lt; EPS) { </text:span><text:span text:style-name="T4">/* parallel */</text:span></text:p>
      <text:p text:style-name="P11"><text:s text:c="4"/>*p = a;</text:p>
      <text:p text:style-name="P11"><text:s text:c="4"/>*q = (d-c)*t/lng2(d-c) + c;</text:p>
      <text:p text:style-name="No_20_Spacing"><text:span text:style-name="T7"><text:s text:c="4"/></text:span><text:span text:style-name="T8">if</text:span><text:span text:style-name="T7"> (fabs(s) &lt; EPS) *q = a; <text:s/></text:span><text:span text:style-name="T4">/* coincident */</text:span></text:p>
      <text:p text:style-name="No_20_Spacing"><text:span text:style-name="T7"><text:s text:c="2"/>} </text:span><text:span text:style-name="T8">else</text:span><text:span text:style-name="T7"> { <text:s/></text:span><text:span text:style-name="T4">/* skew */</text:span></text:p>
      <text:p text:style-name="P11"><text:s text:c="4"/>tmp = num/den;</text:p>
      <text:p text:style-name="P11"><text:s text:c="4"/>*p = a + (b-a)*tmp;</text:p>
      <text:p text:style-name="P11"><text:s text:c="4"/>*q = c + (d-c)*(t + s*tmp)/lng2(d-c);</text:p>
      <text:p text:style-name="P11"><text:s text:c="2"/>}</text:p>
      <text:p text:style-name="No_20_Spacing"><text:span text:style-name="T7"><text:s text:c="2"/></text:span><text:span text:style-name="T8">return</text:span><text:span text:style-name="T7"> lng(*p-*q);</text:span></text:p>
      <text:p text:style-name="P11">}</text:p>
      <text:p text:style-name="P11"/>
      <text:p text:style-name="P7">/* </text:p>
      <text:list xml:id="list296562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6836_2932636602"/><text:bookmark text:name="Bookmark52"/><text:span text:style-name="T3">I</text:span><text:span text:style-name="Título_20_3_20_Char"><text:span text:style-name="T3">s the point p on the infinite line ab?</text:span></text:span><text:span text:style-name="T3"> </text:span><text:bookmark-end text:name="__RefHeading___Toc26836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int</text:span><text:span text:style-name="T7"> on_iline(Point a, Point b, Point p) {</text:span></text:p>
      <text:p text:style-name="No_20_Spacing"><text:span text:style-name="T7"><text:s text:c="2"/></text:span><text:span text:style-name="T8">return</text:span><text:span text:style-name="T7"> (lng2(p-closest_pt_iline(a,b,p)) &lt; EPS);</text:span></text:p>
      <text:p text:style-name="P11">}</text:p>
      <text:p text:style-name="P11"/>
      <text:p text:style-name="P7">/*</text:p>
      <text:list xml:id="list29648307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38_2932636602"/><text:bookmark text:name="Bookmark53"/>Is the point p on the segment ab? <text:bookmark-end text:name="__RefHeading___Toc26838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int</text:span><text:span text:style-name="T7"> on_seg(Point a, Point b, Point p) {</text:span></text:p>
      <text:p text:style-name="No_20_Spacing"><text:span text:style-name="T7"><text:s text:c="2"/></text:span><text:span text:style-name="T8">return</text:span><text:span text:style-name="T7"> (lng(a-p) + lng(p-b) - lng(a-b) &lt; EPS);</text:span></text:p>
      <text:p text:style-name="P11">}</text:p>
      <text:p text:style-name="P11"/>
      <text:p text:style-name="P7">/* </text:p>
      <text:list xml:id="list29648144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40_2932636602"/><text:bookmark text:name="Bookmark54"/>Given a plane and a line ab, determine if the two intersect, and if so, find the single point of intersection <text:bookmark-end text:name="__RefHeading___Toc26840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oft-page-break/><text:span text:style-name="T8">int</text:span><text:span text:style-name="T7"> plane_iline_isect(Point norm, Point ori, Point a, Point b, Point *p) {</text:span></text:p>
      <text:p text:style-name="No_20_Spacing"><text:span text:style-name="T7"><text:s text:c="2"/></text:span><text:span text:style-name="T8">double</text:span><text:span text:style-name="T7"> along, den = dot(norm,b-a);</text:span></text:p>
      <text:p text:style-name="P11"/>
      <text:p text:style-name="No_20_Spacing"><text:span text:style-name="T7"><text:s text:c="2"/></text:span><text:span text:style-name="T8">if</text:span><text:span text:style-name="T7"> (fabs(den) &lt; EPS) { </text:span><text:span text:style-name="T4">/* parallel */</text:span></text:p>
      <text:p text:style-name="No_20_Spacing"><text:span text:style-name="T7"><text:s text:c="4"/></text:span><text:span text:style-name="T8">if</text:span><text:span text:style-name="T7"> (lng2(cross(ori-a,b-a)) &lt; EPS) </text:span><text:span text:style-name="T8">return</text:span><text:span text:style-name="T7"> -</text:span><text:span text:style-name="T13">1</text:span><text:span text:style-name="T7">; </text:span><text:span text:style-name="T4">/* coincident */</text:span>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 <text:s/></text:span><text:span text:style-name="T4">/* non-intersecting */</text:span></text:p>
      <text:p text:style-name="P11"><text:s text:c="2"/>}</text:p>
      <text:p text:style-name="P11"><text:s text:c="2"/>along = dot(norm,ori-a)/den;</text:p>
      <text:p text:style-name="P11"/>
      <text:p text:style-name="No_20_Spacing"><text:span text:style-name="T7"><text:s text:c="2"/></text:span><text:span text:style-name="T4">/* if you want to intersect a plane with a finite segment,</text:span></text:p>
      <text:p text:style-name="P7"><text:s text:c="5"/>check that (along &lt;= 1 &amp;&amp; along =&gt; 0) */</text:p>
      <text:p text:style-name="P7"/>
      <text:p text:style-name="P11"><text:s text:c="2"/>*p = a + along*(b-a);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P11"><text:s text:c="2"/>Point a, b, c, d, e, f;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lf %lf %lf %lf %lf %lf %lf %lf %lf %lf %lf %lf"</text:span><text:span text:style-name="T7">,</text:span></text:p>
      <text:p text:style-name="No_20_Spacing"><text:span text:style-name="T7"><text:s text:c="15"/>pt(a), pt(b), pt(c), pt(d))==</text:span><text:span text:style-name="T13">12</text:span><text:span text:style-name="T7">) {</text:span></text:p>
      <text:p text:style-name="No_20_Spacing"><text:span text:style-name="T7"><text:s text:c="4"/>printf(</text:span><text:span text:style-name="T11">"%g <text:s/>"</text:span><text:span text:style-name="T7">,line_line_dist(a,b,c,d));</text:span></text:p>
      <text:p text:style-name="No_20_Spacing"><text:span text:style-name="T7"><text:s text:c="4"/>printf(</text:span><text:span text:style-name="T11">"%g\n"</text:span><text:span text:style-name="T7">,closest_approach(a,b,c,d, &amp;e, &amp;f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3d geometry: </text:p>
      <text:list xml:id="list29645710" text:continue-numbering="true" text:style-name="Outline">
        <text:list-item>
          <text:list>
            <text:list-item>
              <text:h text:style-name="P18" text:outline-level="2"><text:bookmark-start text:name="__RefHeading___Toc26842_2932636602"/><text:bookmark text:name="Bookmark55"/>Great Circle<text:bookmark-end text:name="__RefHeading___Toc2684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he latitude and longitude of two points in</text:p>
      <text:p text:style-name="P7"><text:s text:c="16"/>degrees, calculates the distance over the sphere</text:p>
      <text:p text:style-name="P7"><text:s text:c="16"/>between them. Latitude is given in the range</text:p>
      <text:p text:style-name="P7"><text:s text:c="16"/>[-90, 90] degrees, and Longitude is given in the </text:p>
      <text:p text:style-name="P7"><text:s text:c="16"/>range [-180,180] degrees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Broderick Arneson</text:p>
      <text:p text:style-name="P7"><text:s text:c="3"/>Date: <text:s text:c="7"/>October 4th, 2002. </text:p>
      <text:p text:style-name="P7"><text:s text:c="3"/>References: <text:s/>Page on the net</text:p>
      <text:p text:style-name="P7"><text:s text:c="3"/>-----------------------------------------------------------------</text:p>
      <text:p text:style-name="P7"><text:s text:c="3"/>Reliability: Spain 10316</text:p>
      <text:p text:style-name="P7"><text:s text:c="3"/>Notes: <text:s text:c="6"/>- Set radius to what you need.</text:p>
      <text:p text:style-name="P7"/>
      <text:p text:style-name="P7"><text:soft-page-break/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double</text:span><text:span text:style-name="T7"> pi;</text:span></text:p>
      <text:p text:style-name="P11"/>
      <text:p text:style-name="No_20_Spacing"><text:span text:style-name="T8">double</text:span><text:span text:style-name="T7"> greatcircle (</text:span><text:span text:style-name="T8">double</text:span><text:span text:style-name="T7"> lat1, </text:span><text:span text:style-name="T8">double</text:span><text:span text:style-name="T7"> long1, </text:span></text:p>
      <text:p text:style-name="No_20_Spacing"><text:span text:style-name="T7"><text:s text:c="20"/></text:span><text:span text:style-name="T8">double</text:span><text:span text:style-name="T7"> lat2, </text:span><text:span text:style-name="T8">double</text:span><text:span text:style-name="T7"> long2) {</text:span></text:p>
      <text:p text:style-name="P11"/>
      <text:p text:style-name="No_20_Spacing"><text:span text:style-name="T7"><text:s text:c="2"/></text:span><text:span text:style-name="T8">double</text:span><text:span text:style-name="T7"> radius = </text:span><text:span text:style-name="T13">1.0</text:span><text:span text:style-name="T7">; </text:span></text:p>
      <text:p text:style-name="P11"/>
      <text:p text:style-name="No_20_Spacing"><text:span text:style-name="T7"><text:s text:c="2"/></text:span><text:span text:style-name="T8">double</text:span><text:span text:style-name="T7"> a = pi*(lat1/</text:span><text:span text:style-name="T13">180.0</text:span><text:span text:style-name="T7">);</text:span></text:p>
      <text:p text:style-name="No_20_Spacing"><text:span text:style-name="T7"><text:s text:c="2"/></text:span><text:span text:style-name="T8">double</text:span><text:span text:style-name="T7"> b = pi*(lat2/</text:span><text:span text:style-name="T13">180.0</text:span><text:span text:style-name="T7">);</text:span></text:p>
      <text:p text:style-name="No_20_Spacing"><text:span text:style-name="T7"><text:s text:c="2"/></text:span><text:span text:style-name="T8">double</text:span><text:span text:style-name="T7"> c = pi*((long2-long1)/</text:span><text:span text:style-name="T13">180.0</text:span><text:span text:style-name="T7">);</text:span></text:p>
      <text:p text:style-name="No_20_Spacing"><text:span text:style-name="T7"><text:s text:c="2"/></text:span><text:span text:style-name="T9">return</text:span><text:span text:style-name="T6"> radius*acos(sin(a)*sin(b) + cos(a)*cos(b)*cos(c));</text:span></text:p>
      <text:p text:style-name="P11">}</text:p>
      <text:p text:style-name="P11"/>
      <text:p text:style-name="No_20_Spacing"><text:span text:style-name="T8">int</text:span><text:span text:style-name="T7"> main () {</text:span></text:p>
      <text:p text:style-name="No_20_Spacing"><text:span text:style-name="T7"><text:s text:c="2"/></text:span><text:span text:style-name="T8">double</text:span><text:span text:style-name="T7"> lat1, lat2, long1, long2;</text:span></text:p>
      <text:p text:style-name="P11"><text:s text:c="2"/></text:p>
      <text:p text:style-name="No_20_Spacing"><text:span text:style-name="T7"><text:s text:c="2"/>pi = acos(-</text:span><text:span text:style-name="T13">1</text:span><text:span text:style-name="T7">);</text:span></text:p>
      <text:p text:style-name="No_20_Spacing"><text:span text:style-name="T7"><text:s text:c="2"/></text:span><text:span text:style-name="T8">while</text:span><text:span text:style-name="T7"> (scanf(</text:span><text:span text:style-name="T11">"%lf %lf %lf %lf "</text:span><text:span text:style-name="T7">,&amp;lat1,&amp;long1,&amp;lat2,&amp;long2)==</text:span><text:span text:style-name="T13">4</text:span><text:span text:style-name="T7">) {</text:span></text:p>
      <text:p text:style-name="P11"><text:s text:c="4"/>d = greatcircle(lat1, long1, lat2, long2);</text:p>
      <text:p text:style-name="No_20_Spacing"><text:span text:style-name="T7"><text:s text:c="4"/>printf(</text:span><text:span text:style-name="T11">"Great Circle Distance = %.5lf\n"</text:span><text:span text:style-name="T7">, d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3D Geometry: </text:p>
      <text:list xml:id="list29641486" text:continue-numbering="true" text:style-name="Outline">
        <text:list-item>
          <text:list>
            <text:list-item>
              <text:h text:style-name="P18" text:outline-level="2"><text:bookmark-start text:name="__RefHeading___Toc26844_2932636602"/><text:bookmark text:name="Bookmark56"/>Sphere from 4 Points<text:bookmark-end text:name="__RefHeading___Toc2684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4 points in 3D space, determines the </text:p>
      <text:p text:style-name="P7"><text:s text:c="16"/>parameters of a sphere on which all 4 points lie.</text:p>
      <text:p text:style-name="P7"><text:s text:c="16"/>This only works for non-coplanar points.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<text:soft-page-break/>#include &lt;stdio.h&gt;</text:p>
      <text:p text:style-name="P6">#include &lt;math.h&gt;</text:p>
      <text:p text:style-name="P6"/>
      <text:p text:style-name="P6">#define EPS 1e-8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double</text:span><text:span text:style-name="T7"> x, y, z;</text:span></text:p>
      <text:p text:style-name="P11">} Point;</text:p>
      <text:p text:style-name="P11"/>
      <text:p text:style-name="No_20_Spacing"><text:span text:style-name="T8">double</text:span><text:span text:style-name="T7"> sqr(</text:span><text:span text:style-name="T8">double</text:span><text:span text:style-name="T7"> x){ </text:span><text:span text:style-name="T8">return</text:span><text:span text:style-name="T7"> x*x;}</text:span></text:p>
      <text:p text:style-name="P11"/>
      <text:p text:style-name="P7">/*</text:p>
      <text:list xml:id="list29634990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46_2932636602"/><text:bookmark text:name="Bookmark57"/>Solves the determinant of a n by n matrix recursively<text:bookmark-end text:name="__RefHeading___Toc26846_2932636602"/></text:h>
                </text:list-item>
              </text:list>
            </text:list-item>
          </text:list>
        </text:list-item>
      </text:list>
      <text:p text:style-name="P7">*/</text:p>
      <text:p text:style-name="No_20_Spacing"><text:span text:style-name="T8">double</text:span><text:span text:style-name="T7"> solveDet(</text:span><text:span text:style-name="T8">double</text:span><text:span text:style-name="T7"> m[</text:span><text:span text:style-name="T13">4</text:span><text:span text:style-name="T7">][</text:span><text:span text:style-name="T13">4</text:span><text:span text:style-name="T7">], </text:span><text:span text:style-name="T8">int</text:span><text:span text:style-name="T7"> n){</text:span></text:p>
      <text:p text:style-name="No_20_Spacing"><text:span text:style-name="T7"><text:s text:c="2"/></text:span><text:span text:style-name="T8">double</text:span><text:span text:style-name="T7"> s[</text:span><text:span text:style-name="T13">4</text:span><text:span text:style-name="T7">][</text:span><text:span text:style-name="T13">4</text:span><text:span text:style-name="T7">], res = </text:span><text:span text:style-name="T13">0</text:span><text:span text:style-name="T7">, x;</text:span></text:p>
      <text:p text:style-name="No_20_Spacing"><text:span text:style-name="T7"><text:s text:c="2"/></text:span><text:span text:style-name="T8">int</text:span><text:span text:style-name="T7"> i, j, skip, ssize;</text:span></text:p>
      <text:p text:style-name="P11"/>
      <text:p text:style-name="No_20_Spacing"><text:span text:style-name="T7"><text:s text:c="2"/></text:span><text:span text:style-name="T8">if</text:span><text:span text:style-name="T7">(n == </text:span><text:span text:style-name="T13">2</text:span><text:span text:style-name="T7">) </text:span><text:span text:style-name="T8">return</text:span><text:span text:style-name="T7"> m[</text:span><text:span text:style-name="T13">0</text:span><text:span text:style-name="T7">][</text:span><text:span text:style-name="T13">0</text:span><text:span text:style-name="T7">]*m[</text:span><text:span text:style-name="T13">1</text:span><text:span text:style-name="T7">][</text:span><text:span text:style-name="T13">1</text:span><text:span text:style-name="T7">]-m[</text:span><text:span text:style-name="T13">0</text:span><text:span text:style-name="T7">][</text:span><text:span text:style-name="T13">1</text:span><text:span text:style-name="T7">]*m[</text:span><text:span text:style-name="T13">1</text:span><text:span text:style-name="T7">][</text:span><text:span text:style-name="T13">0</text:span><text:span text:style-name="T7">];</text:span></text:p>
      <text:p text:style-name="No_20_Spacing"><text:span text:style-name="T7"><text:s text:c="2"/></text:span><text:span text:style-name="T8">for</text:span><text:span text:style-name="T7">(skip = </text:span><text:span text:style-name="T13">0</text:span><text:span text:style-name="T7">; skip &lt; n; skip++){</text:span></text:p>
      <text:p text:style-name="No_20_Spacing"><text:span text:style-name="T7"><text:s text:c="4"/></text:span><text:span text:style-name="T9">for</text:span><text:span text:style-name="T6">(i = </text:span><text:span text:style-name="T12">1</text:span><text:span text:style-name="T6">; i &lt; n; i++)</text:span></text:p>
      <text:p text:style-name="No_20_Spacing"><text:span text:style-name="T6"><text:s text:c="6"/></text:span><text:span text:style-name="T9">for</text:span><text:span text:style-name="T6">(j = </text:span><text:span text:style-name="T12">0</text:span><text:span text:style-name="T6">, ssize = </text:span><text:span text:style-name="T12">0</text:span><text:span text:style-name="T6">; j &lt; n; j++){</text:span></text:p>
      <text:p text:style-name="No_20_Spacing"><text:span text:style-name="T6"><text:s text:c="8"/></text:span><text:span text:style-name="T8">if</text:span><text:span text:style-name="T7">(j == skip) </text:span><text:span text:style-name="T8">continue</text:span><text:span text:style-name="T7">;</text:span></text:p>
      <text:p text:style-name="No_20_Spacing"><text:span text:style-name="T7"><text:s text:c="8"/>s[i-</text:span><text:span text:style-name="T13">1</text:span><text:span text:style-name="T7">][ssize++] = m[i][j];</text:span></text:p>
      <text:p text:style-name="P11"><text:s text:c="6"/>}</text:p>
      <text:p text:style-name="No_20_Spacing"><text:span text:style-name="T7"><text:s text:c="4"/>x = solveDet(s, n-</text:span><text:span text:style-name="T13">1</text:span><text:span text:style-name="T7">);</text:span></text:p>
      <text:p text:style-name="No_20_Spacing"><text:span text:style-name="T7"><text:s text:c="4"/></text:span><text:span text:style-name="T8">if</text:span><text:span text:style-name="T7">(skip % </text:span><text:span text:style-name="T13">2</text:span><text:span text:style-name="T7">) res -= m[</text:span><text:span text:style-name="T13">0</text:span><text:span text:style-name="T7">][skip]*x;</text:span></text:p>
      <text:p text:style-name="No_20_Spacing"><text:span text:style-name="T7"><text:s text:c="4"/></text:span><text:span text:style-name="T8">else</text:span><text:span text:style-name="T7"> res += m[</text:span><text:span text:style-name="T13">0</text:span><text:span text:style-name="T7">][skip]*x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P11"/>
      <text:p text:style-name="P7">/* </text:p>
      <text:list xml:id="list29627582" text:continue-numbering="true" text:style-name="Outline">
        <text:list-item>
          <text:list>
            <text:list-item>
              <text:list>
                <text:list-item>
                  <text:h text:style-name="P15" text:outline-level="3"><text:bookmark-start text:name="__RefHeading___Toc26848_2932636602"/><text:bookmark text:name="Bookmark58"/>Sphere from four points<text:bookmark-end text:name="__RefHeading___Toc26848_2932636602"/></text:h>
                </text:list-item>
              </text:list>
            </text:list-item>
          </text:list>
        </text:list-item>
      </text:list>
      <text:p text:style-name="P7"><text:s text:c="3"/>Given 4 points:</text:p>
      <text:p text:style-name="P7"><text:s text:c="3"/>Returns 0 if the points are coplanar </text:p>
      <text:p text:style-name="P7"><text:s text:c="3"/>Returns 1 if the points are not coplanar with:</text:p>
      <text:p text:style-name="P7"><text:s text:c="13"/>o = center of sphere</text:p>
      <text:p text:style-name="P7"><text:s text:c="18"/>r = radius of sphere</text:p>
      <text:p text:style-name="P7">*/</text:p>
      <text:p text:style-name="No_20_Spacing"><text:span text:style-name="T8">int</text:span><text:span text:style-name="T7"> sphere_from_4pts(Point p[</text:span><text:span text:style-name="T13">4</text:span><text:span text:style-name="T7">], Point *o, </text:span><text:span text:style-name="T8">double</text:span><text:span text:style-name="T7"> *r){</text:span></text:p>
      <text:p text:style-name="No_20_Spacing"><text:span text:style-name="T7"><text:s text:c="2"/></text:span><text:span text:style-name="T8">double</text:span><text:span text:style-name="T7"> m[</text:span><text:span text:style-name="T13">4</text:span><text:span text:style-name="T7">][</text:span><text:span text:style-name="T13">5</text:span><text:span text:style-name="T7">], s[</text:span><text:span text:style-name="T13">4</text:span><text:span text:style-name="T7">][</text:span><text:span text:style-name="T13">4</text:span><text:span text:style-name="T7">], sol[</text:span><text:span text:style-name="T13">5</text:span><text:span text:style-name="T7">];</text:span></text:p>
      <text:p text:style-name="No_20_Spacing"><text:span text:style-name="T7"><text:s text:c="2"/></text:span><text:span text:style-name="T8">int</text:span><text:span text:style-name="T7"> ssize, skip, i, j;</text:span>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4</text:span><text:span text:style-name="T7">; i++){</text:span></text:p>
      <text:p text:style-name="No_20_Spacing"><text:span text:style-name="T7"><text:s text:c="4"/>s[i][</text:span><text:span text:style-name="T13">0</text:span><text:span text:style-name="T7">] = p[i].x;</text:span></text:p>
      <text:p text:style-name="No_20_Spacing"><text:span text:style-name="T7"><text:s text:c="4"/>s[i][</text:span><text:span text:style-name="T13">1</text:span><text:span text:style-name="T7">] = p[i].y;</text:span></text:p>
      <text:p text:style-name="No_20_Spacing"><text:span text:style-name="T7"><text:s text:c="4"/>s[i][</text:span><text:span text:style-name="T13">2</text:span><text:span text:style-name="T7">] = p[i].z;</text:span></text:p>
      <text:p text:style-name="No_20_Spacing"><text:span text:style-name="T7"><text:s text:c="4"/>s[i][</text:span><text:span text:style-name="T13">3</text:span><text:span text:style-name="T7">] = </text:span><text:span text:style-name="T13">1</text:span><text:span text:style-name="T7">;</text:span></text:p>
      <text:p text:style-name="P11"><text:s text:c="2"/>}</text:p>
      <text:p text:style-name="No_20_Spacing"><text:soft-page-break/><text:span text:style-name="T7"><text:s text:c="2"/></text:span><text:span text:style-name="T8">if</text:span><text:span text:style-name="T7">(fabs(solveDet(s, </text:span><text:span text:style-name="T13">4</text:span><text:span text:style-name="T7">)) &lt; EPS) </text:span><text:span text:style-name="T8">return</text:span><text:span text:style-name="T7"> </text:span><text:span text:style-name="T13">0</text:span><text:span text:style-name="T7">;</text:span>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4</text:span><text:span text:style-name="T7">; i++){</text:span></text:p>
      <text:p text:style-name="No_20_Spacing"><text:span text:style-name="T7"><text:s text:c="4"/>m[i][</text:span><text:span text:style-name="T13">0</text:span><text:span text:style-name="T7">] = <text:s text:c="2"/>sqr(m[i][</text:span><text:span text:style-name="T13">1</text:span><text:span text:style-name="T7">]=p[i].x)</text:span></text:p>
      <text:p text:style-name="No_20_Spacing"><text:span text:style-name="T7"><text:s text:c="6"/>+ sqr(m[i][</text:span><text:span text:style-name="T13">2</text:span><text:span text:style-name="T7">]=p[i].y)</text:span></text:p>
      <text:p text:style-name="No_20_Spacing"><text:span text:style-name="T7"><text:s text:c="6"/>+ sqr(m[i][</text:span><text:span text:style-name="T13">3</text:span><text:span text:style-name="T7">]=p[i].z);</text:span></text:p>
      <text:p text:style-name="No_20_Spacing"><text:span text:style-name="T7"><text:s text:c="4"/>m[i][</text:span><text:span text:style-name="T13">4</text:span><text:span text:style-name="T7">] = </text:span><text:span text:style-name="T13">1</text:span><text:span text:style-name="T7">;</text:span></text:p>
      <text:p text:style-name="P11"><text:s text:c="2"/>}</text:p>
      <text:p text:style-name="P11"/>
      <text:p text:style-name="No_20_Spacing"><text:span text:style-name="T7"><text:s text:c="2"/></text:span><text:span text:style-name="T8">for</text:span><text:span text:style-name="T7">(skip = </text:span><text:span text:style-name="T13">0</text:span><text:span text:style-name="T7">; skip &lt; </text:span><text:span text:style-name="T13">5</text:span><text:span text:style-name="T7">; skip++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</text:span><text:span text:style-name="T13">4</text:span><text:span text:style-name="T7">; i++)</text:span>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, ssize=</text:span><text:span text:style-name="T13">0</text:span><text:span text:style-name="T7">; j &lt; </text:span><text:span text:style-name="T13">5</text:span><text:span text:style-name="T7">; j++){</text:span></text:p>
      <text:p text:style-name="No_20_Spacing"><text:span text:style-name="T7"><text:s text:c="8"/></text:span><text:span text:style-name="T8">if</text:span><text:span text:style-name="T7">(j == skip) </text:span><text:span text:style-name="T8">continue</text:span><text:span text:style-name="T7">;</text:span></text:p>
      <text:p text:style-name="P11"><text:s text:c="8"/>s[i][ssize++] = m[i][j];</text:p>
      <text:p text:style-name="No_20_Spacing"><text:span text:style-name="T7"><text:s text:c="6"/></text:span><text:span text:style-name="T6">}</text:span></text:p>
      <text:p text:style-name="No_20_Spacing"><text:span text:style-name="T6"><text:s text:c="4"/>sol[skip] = solveDet(s, </text:span><text:span text:style-name="T12">4</text:span><text:span text:style-name="T6">);</text:span></text:p>
      <text:p text:style-name="P10"><text:s text:c="2"/>}</text:p>
      <text:p text:style-name="P10"/>
      <text:p text:style-name="No_20_Spacing"><text:span text:style-name="T6"><text:s text:c="2"/></text:span><text:span text:style-name="T9">for</text:span><text:span text:style-name="T6">(i = </text:span><text:span text:style-name="T12">1</text:span><text:span text:style-name="T6">; i &lt; </text:span><text:span text:style-name="T12">5</text:span><text:span text:style-name="T6">; i++)</text:span></text:p>
      <text:p text:style-name="No_20_Spacing"><text:span text:style-name="T6"><text:s text:c="4"/>sol[i] /= (sol[</text:span><text:span text:style-name="T12">0</text:span><text:span text:style-name="T6">] * ((i%</text:span><text:span text:style-name="T12">2</text:span><text:span text:style-name="T6">) ? </text:span><text:span text:style-name="T12">1</text:span><text:span text:style-name="T6"> : -</text:span><text:span text:style-name="T12">1</text:span><text:span text:style-name="T6">));</text:span></text:p>
      <text:p text:style-name="P10"/>
      <text:p text:style-name="No_20_Spacing"><text:span text:style-name="T6"><text:s text:c="2"/></text:span><text:span text:style-name="T9">for</text:span><text:span text:style-name="T6">(i = </text:span><text:span text:style-name="T12">1</text:span><text:span text:style-name="T6">; i &lt; </text:span><text:span text:style-name="T12">4</text:span><text:span text:style-name="T6">; i++)</text:span></text:p>
      <text:p text:style-name="No_20_Spacing"><text:span text:style-name="T6"><text:s text:c="4"/>sol[</text:span><text:span text:style-name="T12">4</text:span><text:span text:style-name="T6">] += sqr(sol[i]/=</text:span><text:span text:style-name="T12">2</text:span><text:span text:style-name="T6">);</text:span></text:p>
      <text:p text:style-name="P10"/>
      <text:p text:style-name="No_20_Spacing"><text:span text:style-name="T6"><text:s text:c="2"/>o-&gt;x = sol[</text:span><text:span text:style-name="T12">1</text:span><text:span text:style-name="T6">];</text:span></text:p>
      <text:p text:style-name="No_20_Spacing"><text:span text:style-name="T6"><text:s text:c="2"/>o-&gt;y = sol[</text:span><text:span text:style-name="T12">2</text:span><text:span text:style-name="T6">];</text:span></text:p>
      <text:p text:style-name="No_20_Spacing"><text:span text:style-name="T6"><text:s text:c="2"/>o-&gt;z = sol[</text:span><text:span text:style-name="T12">3</text:span><text:span text:style-name="T6">];</text:span></text:p>
      <text:p text:style-name="No_20_Spacing"><text:span text:style-name="T6"><text:s text:c="2"/>*r = sqrt(sol[</text:span><text:span text:style-name="T12">4</text:span><text:span text:style-name="T6">]);</text:span></text:p>
      <text:p text:style-name="No_20_Spacing"><text:span text:style-name="T6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><text:s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tnum, i;</text:span></text:p>
      <text:p text:style-name="No_20_Spacing"><text:span text:style-name="T7"><text:s text:c="2"/>Point p[</text:span><text:span text:style-name="T13">4</text:span><text:span text:style-name="T7">], o;</text:span></text:p>
      <text:p text:style-name="No_20_Spacing"><text:span text:style-name="T7"><text:s text:c="2"/></text:span><text:span text:style-name="T8">double</text:span><text:span text:style-name="T7"> r;</text:span></text:p>
      <text:p text:style-name="P11"/>
      <text:p text:style-name="No_20_Spacing"><text:span text:style-name="T7"><text:s text:c="2"/>scanf(</text:span><text:span text:style-name="T11">"%d"</text:span><text:span text:style-name="T7">, &amp;tnum)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tnum--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</text:span><text:span text:style-name="T13">4</text:span><text:span text:style-name="T7">; i++)</text:span></text:p>
      <text:p text:style-name="No_20_Spacing"><text:span text:style-name="T7"><text:s text:c="6"/>scanf(</text:span><text:span text:style-name="T11">"%lf %lf %lf"</text:span><text:span text:style-name="T7">, &amp;p[i].x, &amp;p[i].y, &amp;p[i].z);</text:span></text:p>
      <text:p text:style-name="P11"><text:s text:c="4"/></text:p>
      <text:p text:style-name="No_20_Spacing"><text:span text:style-name="T7"><text:s text:c="4"/></text:span><text:span text:style-name="T8">if</text:span><text:span text:style-name="T7">(sphere_from_4pts(p, &amp;o, &amp;r))</text:span></text:p>
      <text:p text:style-name="No_20_Spacing"><text:span text:style-name="T7"><text:s text:c="6"/>printf(</text:span><text:span text:style-name="T11">"Centered at [%f, %f, %f] with radius %f\n"</text:span><text:span text:style-name="T7">,</text:span></text:p>
      <text:p text:style-name="P11"><text:s text:c="13"/>o.x, o.y, o.z, r);</text:p>
      <text:p text:style-name="No_20_Spacing"><text:span text:style-name="T7"><text:s text:c="4"/></text:span><text:span text:style-name="T8">else</text:span><text:span text:style-name="T7"> </text:span></text:p>
      <text:p text:style-name="No_20_Spacing"><text:span text:style-name="T7"><text:s text:c="6"/>printf(</text:span><text:span text:style-name="T11">"The points are coplanar\n"</text:span><text:span text:style-name="T7">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><text:soft-page-break/></text:p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11"/>
      <text:p text:style-name="P11"/>
      <text:p text:style-name="P2"/>
      <text:p text:style-name="P14">############################################</text:p>
      <text:list xml:id="list29639758" text:continue-numbering="true" text:style-name="Outline">
        <text:list-item>
          <text:h text:style-name="P19" text:outline-level="1"><text:bookmark-start text:name="__RefHeading___Toc26850_2932636602"/><text:bookmark text:name="Bookmark59"/>Arithmetic<text:bookmark-end text:name="__RefHeading___Toc26850_2932636602"/></text:h>
        </text:list-item>
      </text:list>
      <text:p text:style-name="P6">############################################</text:p>
      <text:p text:style-name="P6"/>
      <text:p text:style-name="P6"/>
      <text:p text:style-name="P7">/* Arithmetic: </text:p>
      <text:list xml:id="list29627195" text:continue-numbering="true" text:style-name="Outline">
        <text:list-item>
          <text:list>
            <text:list-item>
              <text:h text:style-name="P18" text:outline-level="2"><text:bookmark-start text:name="__RefHeading___Toc26852_2932636602"/><text:bookmark text:name="Bookmark60"/>Discrete Logarithm solver<text:bookmark-end text:name="__RefHeading___Toc2685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prime P, B, and N, finds the smallest </text:p>
      <text:p text:style-name="P7"><text:s text:c="16"/>exponent L such that B^L == N (mod P)</text:p>
      <text:p text:style-name="P7"><text:s text:c="3"/></text:p>
      <text:p text:style-name="P7"><text:s text:c="3"/>Complexity: <text:s/>O(sqrt(P)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3, 2002</text:p>
      <text:p text:style-name="P7"><text:s text:c="3"/>References: <text:s/>http://plg.uwaterloo.ca/~acm00/020126/data/B.cpp</text:p>
      <text:p text:style-name="P7"><text:s text:c="3"/>-----------------------------------------------------------------</text:p>
      <text:p text:style-name="P7"><text:s text:c="3"/>Reliability: 1 successful use (Spain Problem 10225) Sept 2002</text:p>
      <text:p text:style-name="P7"><text:s text:c="3"/>Notes: <text:s text:c="6"/>The function either returns the exponent L, or</text:p>
      <text:p text:style-name="P7"><text:s text:c="16"/>-1 if no solution is found</text:p>
      <text:p text:style-name="P7">*/</text:p>
      <text:p text:style-name="P7"/>
      <text:p text:style-name="P6">#include &lt;stdio.h&gt;</text:p>
      <text:p text:style-name="P6">#include &lt;map&gt;</text:p>
      <text:p text:style-name="P6">#include &lt;math.h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UI unsigned</text:p>
      <text:p text:style-name="P6">#define UL unsigned long</text:p>
      <text:p text:style-name="P6">#define ULL unsigned long long</text:p>
      <text:p text:style-name="P6"/>
      <text:p text:style-name="P11">map&lt;UI,UI&gt; M;</text:p>
      <text:p text:style-name="P11"/>
      <text:p text:style-name="P11">UL times (UL a, UL b, UL m){</text:p>
      <text:p text:style-name="No_20_Spacing"><text:span text:style-name="T7"><text:s text:c="2"/></text:span><text:span text:style-name="T8">return</text:span><text:span text:style-name="T7"> (ULL) a * b % m;</text:span></text:p>
      <text:p text:style-name="P11">}</text:p>
      <text:p text:style-name="P11"/>
      <text:p text:style-name="P11">UL power(UL val, UL power, UL m){</text:p>
      <text:p text:style-name="No_20_Spacing"><text:span text:style-name="T7"><text:s text:c="2"/>UL res = </text:span><text:span text:style-name="T13">1</text:span><text:span text:style-name="T7">, p;</text:span></text:p>
      <text:p text:style-name="P11"><text:s text:c="2"/></text:p>
      <text:p text:style-name="No_20_Spacing"><text:span text:style-name="T7"><text:s text:c="2"/></text:span><text:span text:style-name="T8">for</text:span><text:span text:style-name="T7">(p = power; p; p=p&gt;&gt;</text:span><text:span text:style-name="T13">1</text:span><text:span text:style-name="T7">){</text:span></text:p>
      <text:p text:style-name="No_20_Spacing"><text:span text:style-name="T7"><text:s text:c="4"/></text:span><text:span text:style-name="T8">if</text:span><text:span text:style-name="T7">(p &amp; </text:span><text:span text:style-name="T13">1</text:span><text:span text:style-name="T7">) res = times(res, val, m);</text:span></text:p>
      <text:p text:style-name="P11"><text:s text:c="4"/>val = times(val, val, m);</text:p>
      <text:p text:style-name="P11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No_20_Spacing"><text:span text:style-name="T8">int</text:span><text:span text:style-name="T7"> discrete_log(UI p, UI b, UI n){</text:span></text:p>
      <text:p text:style-name="P11"><text:soft-page-break/><text:s text:c="2"/>UL i, j, jump;</text:p>
      <text:p text:style-name="P11"><text:s text:c="2"/></text:p>
      <text:p text:style-name="P11"><text:s text:c="2"/>M.clear();</text:p>
      <text:p text:style-name="No_20_Spacing"><text:span text:style-name="T7"><text:s text:c="2"/>jump = (</text:span><text:span text:style-name="T8">int</text:span><text:span text:style-name="T7">)sqrt(p);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jump &amp;&amp; i &lt; p-</text:span><text:span text:style-name="T13">1</text:span><text:span text:style-name="T7">; i++){</text:span></text:p>
      <text:p text:style-name="No_20_Spacing"><text:span text:style-name="T7"><text:s text:c="4"/>M[power(b,i,p)] = i+</text:span><text:span text:style-name="T13">1</text:span><text:span text:style-name="T7">;</text:span></text:p>
      <text:p text:style-name="P11"><text:s text:c="2"/>}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p-</text:span><text:span text:style-name="T13">1</text:span><text:span text:style-name="T7">; i+= jump){</text:span></text:p>
      <text:p text:style-name="No_20_Spacing"><text:span text:style-name="T7"><text:s text:c="4"/></text:span><text:span text:style-name="T8">if</text:span><text:span text:style-name="T7"> (j = M[times(n,power(b,p-</text:span><text:span text:style-name="T13">1</text:span><text:span text:style-name="T7">-i,p),p)]) {</text:span></text:p>
      <text:p text:style-name="P11"><text:s text:c="6"/>j--;</text:p>
      <text:p text:style-name="No_20_Spacing"><text:span text:style-name="T7"><text:s text:c="6"/></text:span><text:span text:style-name="T8">return</text:span><text:span text:style-name="T7"> (i+j)%(p-</text:span><text:span text:style-name="T13">1</text:span><text:span text:style-name="T7">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P11"><text:s text:c="2"/>UI p, b, n;</text:p>
      <text:p text:style-name="No_20_Spacing"><text:span text:style-name="T7"><text:s text:c="2"/></text:span><text:span text:style-name="T8">int</text:span><text:span text:style-name="T7"> x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d %d %d"</text:span><text:span text:style-name="T7">, &amp;p, &amp;b, &amp;n) == </text:span><text:span text:style-name="T13">3</text:span><text:span text:style-name="T7">){</text:span></text:p>
      <text:p text:style-name="No_20_Spacing"><text:span text:style-name="T7"><text:s text:c="4"/></text:span><text:span text:style-name="T6">x = discrete_log(p,b,n);</text:span></text:p>
      <text:p text:style-name="No_20_Spacing"><text:span text:style-name="T6"><text:s text:c="4"/></text:span><text:span text:style-name="T8">if</text:span><text:span text:style-name="T7">(x &lt; </text:span><text:span text:style-name="T13">0</text:span><text:span text:style-name="T7">) printf(</text:span><text:span text:style-name="T11">"no solution\n"</text:span><text:span text:style-name="T7">);</text:span></text:p>
      <text:p text:style-name="No_20_Spacing"><text:span text:style-name="T7"><text:s text:c="4"/></text:span><text:span text:style-name="T8">else</text:span><text:span text:style-name="T7"> printf(</text:span><text:span text:style-name="T11">"%d\n"</text:span><text:span text:style-name="T7">, x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Arithmetic: </text:p>
      <text:list xml:id="list29628094" text:continue-numbering="true" text:style-name="Outline">
        <text:list-item>
          <text:list>
            <text:list-item>
              <text:h text:style-name="P18" text:outline-level="2"><text:bookmark-start text:name="__RefHeading___Toc26854_2932636602"/><text:bookmark text:name="Bookmark61"/>Fast Exponentition<text:bookmark-end text:name="__RefHeading___Toc2685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integer x and nonnegative number N, computes</text:p>
      <text:p text:style-name="No_20_Spacing"><text:span text:style-name="T4"><text:s text:c="16"/></text:span><text:span text:style-name="T5">x^N quickly</text:span></text:p>
      <text:p text:style-name="P9"><text:s text:c="3"/></text:p>
      <text:p text:style-name="P9"><text:s text:c="3"/>Complexity: <text:s/>O(lg N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Gilbert Lee</text:p>
      <text:p text:style-name="P7"><text:s text:c="3"/>Date: <text:s text:c="7"/>Sept 17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x can be negative. <text:s/></text:p>
      <text:p text:style-name="P7"><text:s text:c="16"/>N &gt;= 0 otherwise routine will infinitely loop</text:p>
      <text:p text:style-name="P7"><text:s text:c="16"/>The limit for the results is: </text:p>
      <text:p text:style-name="P7"><text:s text:c="19"/>[-9223372036854775808 = -2^63, to </text:p>
      <text:p text:style-name="P7"><text:s text:c="19"/>+9223372036854775807 = +2^63 - 1]</text:p>
      <text:p text:style-name="P7"><text:soft-page-break/>*/</text:p>
      <text:p text:style-name="P7"/>
      <text:p text:style-name="P6">#include &lt;stdio.h&gt;</text:p>
      <text:p text:style-name="P6"/>
      <text:p text:style-name="P6">#define LL long long</text:p>
      <text:p text:style-name="P6"/>
      <text:p text:style-name="No_20_Spacing"><text:span text:style-name="T7">LL fast_exp(</text:span><text:span text:style-name="T8">int</text:span><text:span text:style-name="T7"> b, </text:span><text:span text:style-name="T8">int</text:span><text:span text:style-name="T7"> n){</text:span></text:p>
      <text:p text:style-name="No_20_Spacing"><text:span text:style-name="T7"><text:s text:c="2"/>LL res = </text:span><text:span text:style-name="T13">1</text:span><text:span text:style-name="T7">, x = b, p;</text:span></text:p>
      <text:p text:style-name="P11"><text:s text:c="2"/></text:p>
      <text:p text:style-name="No_20_Spacing"><text:span text:style-name="T7"><text:s text:c="2"/></text:span><text:span text:style-name="T8">for</text:span><text:span text:style-name="T7">(p = n; p; p &gt;&gt;= </text:span><text:span text:style-name="T13">1</text:span><text:span text:style-name="T7">, x *= x)</text:span></text:p>
      <text:p text:style-name="No_20_Spacing"><text:span text:style-name="T7"><text:s text:c="4"/></text:span><text:span text:style-name="T8">if</text:span><text:span text:style-name="T7">(p &amp; </text:span><text:span text:style-name="T13">1</text:span><text:span text:style-name="T7">) res *= x;</text:span></text:p>
      <text:p text:style-name="P11"><text:s text:c="2"/></text:p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b, n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b, &amp;n) == </text:span><text:span text:style-name="T13">2</text:span><text:span text:style-name="T7">){</text:span></text:p>
      <text:p text:style-name="No_20_Spacing"><text:span text:style-name="T7"><text:s text:c="4"/></text:span><text:span text:style-name="T6">printf(</text:span><text:span text:style-name="T10">"%d^%d = %Ld\n"</text:span><text:span text:style-name="T6">, b, n, fast_exp(b,n)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</text:p>
      <text:list xml:id="list29647005" text:continue-numbering="true" text:style-name="Outline">
        <text:list-item>
          <text:list>
            <text:list-item>
              <text:h text:style-name="P18" text:outline-level="2"><text:bookmark-start text:name="__RefHeading___Toc26856_2932636602"/><text:bookmark text:name="Bookmark62"/>Fast Exponentiation mod m<text:bookmark-end text:name="__RefHeading___Toc26856_2932636602"/></text:h>
            </text:list-item>
          </text:list>
        </text:list-item>
      </text:list>
      <text:p text:style-name="P7"><text:s/>*</text:p>
      <text:p text:style-name="P7"><text:s/>* Author: Howard Cheng</text:p>
      <text:p text:style-name="P7"><text:s/>*</text:p>
      <text:p text:style-name="P7"><text:s/>* Given b, n, and m, computes b^n mod m quickly.</text:p>
      <text:p text:style-name="P7"><text:s/>*</text:p>
      <text:p text:style-name="P7"><text:s/>*/</text:p>
      <text:p text:style-name="P7"/>
      <text:p text:style-name="P6">#include &lt;stdio.h&gt;</text:p>
      <text:p text:style-name="P6">#include &lt;assert.h&gt;</text:p>
      <text:p text:style-name="P6"/>
      <text:p text:style-name="No_20_Spacing"><text:span text:style-name="T8">int</text:span><text:span text:style-name="T7"> fast_exp(</text:span><text:span text:style-name="T8">int</text:span><text:span text:style-name="T7"> b, </text:span><text:span text:style-name="T8">int</text:span><text:span text:style-name="T7"> n, </text:span><text:span text:style-name="T8">int</text:span><text:span text:style-name="T7"> m)</text:span></text:p>
      <text:p text:style-name="P11">{</text:p>
      <text:p text:style-name="No_20_Spacing"><text:span text:style-name="T7"><text:s text:c="2"/></text:span><text:span text:style-name="T8">int</text:span><text:span text:style-name="T7"> res = </text:span><text:span text:style-name="T13">1</text:span><text:span text:style-name="T7">;</text:span></text:p>
      <text:p text:style-name="No_20_Spacing"><text:span text:style-name="T7"><text:s text:c="2"/></text:span><text:span text:style-name="T8">int</text:span><text:span text:style-name="T7"> x = b;</text:span></text:p>
      <text:p text:style-name="P11"/>
      <text:p text:style-name="No_20_Spacing"><text:span text:style-name="T7"><text:s text:c="2"/></text:span><text:span text:style-name="T9">while</text:span><text:span text:style-name="T6"> (n &gt; </text:span><text:span text:style-name="T12">0</text:span><text:span text:style-name="T6">) {</text:span></text:p>
      <text:p text:style-name="No_20_Spacing"><text:span text:style-name="T6"><text:s text:c="4"/></text:span><text:span text:style-name="T9">if</text:span><text:span text:style-name="T6"> (n &amp; </text:span><text:span text:style-name="T12">0x01</text:span><text:span text:style-name="T6">) {</text:span></text:p>
      <text:p text:style-name="P10"><text:s text:c="6"/>n--;</text:p>
      <text:p text:style-name="No_20_Spacing"><text:span text:style-name="T6"><text:s text:c="6"/></text:span><text:span text:style-name="T7">res = (res * x) % m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oft-page-break/><text:span text:style-name="T7"><text:s text:c="6"/>n &gt;&gt;= </text:span><text:span text:style-name="T13">1</text:span><text:span text:style-name="T7">;</text:span></text:p>
      <text:p text:style-name="P11"><text:s text:c="6"/>x = (x * x) % m;</text:p>
      <text:p text:style-name="P11"><text:s text:c="4"/>}</text:p>
      <text:p text:style-name="P11"><text:s text:c="2"/>}</text:p>
      <text:p text:style-name="P11"/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1">{</text:p>
      <text:p text:style-name="No_20_Spacing"><text:span text:style-name="T7"><text:s text:c="2"/></text:span><text:span text:style-name="T8">int</text:span><text:span text:style-name="T7"> b, n, m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d %d %d"</text:span><text:span text:style-name="T7">, &amp;b, &amp;n, &amp;m) == </text:span><text:span text:style-name="T13">3</text:span><text:span text:style-name="T7">) {</text:span></text:p>
      <text:p text:style-name="No_20_Spacing"><text:span text:style-name="T7"><text:s text:c="4"/></text:span><text:span text:style-name="T6">printf(</text:span><text:span text:style-name="T10">"%d^%d mod %d = %d\n"</text:span><text:span text:style-name="T6">, b, n, m, fast_exp(b, n, m)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/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Arithmatic: </text:p>
      <text:list xml:id="list29644400" text:continue-numbering="true" text:style-name="Outline">
        <text:list-item>
          <text:list>
            <text:list-item>
              <text:h text:style-name="P18" text:outline-level="2"><text:bookmark-start text:name="__RefHeading___Toc26858_2932636602"/><text:bookmark text:name="Bookmark63"/>Simpson's Rule for Numerical Intergration<text:bookmark-end text:name="__RefHeading___Toc2685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Numerical integration of the function f from a to b</text:p>
      <text:p text:style-name="P7"><text:s text:c="16"/>Splits the interval [a,b] into 2k pieces.</text:p>
      <text:p text:style-name="P7"><text:s text:c="16"/>The error is &lt;= (b-a)/180.0 * M * h^4</text:p>
      <text:p text:style-name="P7"><text:s text:c="16"/>where:</text:p>
      <text:p text:style-name="P7"><text:s text:c="18"/>M = max( abs(f''''(x))) for x in [a,b]</text:p>
      <text:p text:style-name="P7"><text:s text:c="18"/>h = (b-a)/2k</text:p>
      <text:p text:style-name="P7"><text:s text:c="16"/>Note that this means the integrals for low degree</text:p>
      <text:p text:style-name="P7"><text:s text:c="16"/>polynomials are computed exactly</text:p>
      <text:p text:style-name="P7"><text:s text:c="3"/></text:p>
      <text:p text:style-name="P7"><text:s text:c="3"/>Complexity: <text:s/>O(k)</text:p>
      <text:p text:style-name="P7"><text:s text:c="3"/>-----------------------------------------------------------------</text:p>
      <text:p text:style-name="P7"><text:s text:c="3"/>Author: <text:s text:c="5"/>Adam Beacham, Brian Lau</text:p>
      <text:p text:style-name="P7"><text:s text:c="3"/>Date: <text:s text:c="7"/>Oct 4, 2002</text:p>
      <text:p text:style-name="P7"><text:s text:c="3"/>References: <text:s/>Any Calculus book.</text:p>
      <text:p text:style-name="P7"><text:s text:c="3"/>-----------------------------------------------------------------</text:p>
      <text:p text:style-name="P7"><text:s text:c="3"/>Reliability: 0/0</text:p>
      <text:p text:style-name="P7"><text:s text:c="3"/>Notes: <text:s text:c="7"/></text:p>
      <text:p text:style-name="P7">*/</text:p>
      <text:p text:style-name="P7"/>
      <text:p text:style-name="P6">#include &lt;assert.h&gt;</text:p>
      <text:p text:style-name="P6">#include &lt;stdio.h&gt;</text:p>
      <text:p text:style-name="P6"/>
      <text:p text:style-name="P6"/>
      <text:p text:style-name="No_20_Spacing"><text:span text:style-name="T8">double</text:span><text:span text:style-name="T7"> Simpson(</text:span><text:span text:style-name="T8">double</text:span><text:span text:style-name="T7"> a, </text:span><text:span text:style-name="T8">double</text:span><text:span text:style-name="T7"> b, </text:span><text:span text:style-name="T8">int</text:span><text:span text:style-name="T7"> k, </text:span><text:span text:style-name="T8">double</text:span><text:span text:style-name="T7"> (*f)(</text:span><text:span text:style-name="T8">double</text:span><text:span text:style-name="T7">)){</text:span></text:p>
      <text:p text:style-name="No_20_Spacing"><text:soft-page-break/><text:span text:style-name="T7"><text:s text:c="2"/></text:span><text:span text:style-name="T8">double</text:span><text:span text:style-name="T7"> dx, x, t;</text:span></text:p>
      <text:p text:style-name="No_20_Spacing"><text:span text:style-name="T7"><text:s text:c="2"/></text:span><text:span text:style-name="T8">int</text:span><text:span text:style-name="T7"> i;</text:span></text:p>
      <text:p text:style-name="P11"><text:s text:c="2"/></text:p>
      <text:p text:style-name="No_20_Spacing"><text:span text:style-name="T7"><text:s text:c="2"/></text:span><text:span text:style-name="T4">/* assert( (a - b) != 0 &amp;&amp; k &gt; 0); */</text:span></text:p>
      <text:p text:style-name="P7"/>
      <text:p text:style-name="No_20_Spacing"><text:span text:style-name="T7"><text:s text:c="2"/>dx = (b-a)/(</text:span><text:span text:style-name="T13">2.0</text:span><text:span text:style-name="T7">*k);</text:span></text:p>
      <text:p text:style-name="No_20_Spacing"><text:span text:style-name="T7"><text:s text:c="2"/>t = </text:span><text:span text:style-name="T13">0</text:span><text:span text:style-name="T7">;</text:span></text:p>
      <text:p text:style-name="P11"><text:s text:c="2"/></text:p>
      <text:p text:style-name="No_20_Spacing"><text:span text:style-name="T7"><text:s text:c="2"/></text:span><text:span text:style-name="T8">for</text:span><text:span text:style-name="T7">( i=</text:span><text:span text:style-name="T13">0</text:span><text:span text:style-name="T7">; i&lt;k; i++ ) {</text:span></text:p>
      <text:p text:style-name="No_20_Spacing"><text:span text:style-name="T7"><text:s text:c="4"/>t += (i==</text:span><text:span text:style-name="T13">0</text:span><text:span text:style-name="T7"> ? </text:span><text:span text:style-name="T13">1.0</text:span><text:span text:style-name="T7"> : </text:span><text:span text:style-name="T13">2.0</text:span><text:span text:style-name="T7">) * (*f)(a+</text:span><text:span text:style-name="T13">2.0</text:span><text:span text:style-name="T7">*i*dx);</text:span></text:p>
      <text:p text:style-name="No_20_Spacing"><text:span text:style-name="T7"><text:s text:c="4"/>t += </text:span><text:span text:style-name="T13">4.0</text:span><text:span text:style-name="T7"> * (*f)(a+(</text:span><text:span text:style-name="T13">2.0</text:span><text:span text:style-name="T7">*i+</text:span><text:span text:style-name="T13">1.0</text:span><text:span text:style-name="T7">)*dx);</text:span></text:p>
      <text:p text:style-name="P11"><text:s text:c="2"/>}</text:p>
      <text:p text:style-name="P11"><text:s text:c="2"/>t += (*f)(b);</text:p>
      <text:p text:style-name="P11"><text:s text:c="2"/></text:p>
      <text:p text:style-name="No_20_Spacing"><text:span text:style-name="T7"><text:s text:c="2"/></text:span><text:span text:style-name="T8">return</text:span><text:span text:style-name="T7"> t * (b-a)/</text:span><text:span text:style-name="T13">6.0</text:span><text:span text:style-name="T7">/k;</text:span></text:p>
      <text:p text:style-name="P11">}</text:p>
      <text:p text:style-name="P11"/>
      <text:p text:style-name="No_20_Spacing"><text:span text:style-name="T8">double</text:span><text:span text:style-name="T7"> example_function(</text:span><text:span text:style-name="T8">double</text:span><text:span text:style-name="T7"> x)</text:span></text:p>
      <text:p text:style-name="P11">{</text:p>
      <text:p text:style-name="No_20_Spacing"><text:span text:style-name="T7"><text:s text:c="2"/></text:span><text:span text:style-name="T8">return</text:span><text:span text:style-name="T7"> x*x;</text:span></text:p>
      <text:p text:style-name="P11">}</text:p>
      <text:p text:style-name="P11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1">{</text:p>
      <text:p text:style-name="No_20_Spacing"><text:span text:style-name="T7"><text:s text:c="2"/></text:span><text:span text:style-name="T8">int</text:span><text:span text:style-name="T7"> k;</text:span></text:p>
      <text:p text:style-name="No_20_Spacing"><text:span text:style-name="T7"><text:s text:c="2"/></text:span><text:span text:style-name="T8">double</text:span><text:span text:style-name="T7"> a = </text:span><text:span text:style-name="T13">0</text:span><text:span text:style-name="T7">, b=</text:span><text:span text:style-name="T13">5.0</text:span><text:span text:style-name="T7">;</text:span></text:p>
      <text:p text:style-name="P11"><text:s text:c="2"/></text:p>
      <text:p text:style-name="No_20_Spacing"><text:span text:style-name="T7"><text:s text:c="2"/>printf(</text:span><text:span text:style-name="T11">"Integral from %f to %f is:\n"</text:span><text:span text:style-name="T7">,a,b);</text:span></text:p>
      <text:p text:style-name="No_20_Spacing"><text:span text:style-name="T7"><text:s text:c="2"/></text:span><text:span text:style-name="T8">for</text:span><text:span text:style-name="T7">( k=</text:span><text:span text:style-name="T13">1</text:span><text:span text:style-name="T7">; k&lt;=</text:span><text:span text:style-name="T13">40</text:span><text:span text:style-name="T7">; k++ ) {</text:span></text:p>
      <text:p text:style-name="No_20_Spacing"><text:span text:style-name="T7"><text:s text:c="4"/>printf(</text:span><text:span text:style-name="T11">" <text:s/>k = %3d: <text:s/>%f\n"</text:span><text:span text:style-name="T7">,k,Simpson(a,b,k,example_function));</text:span></text:p>
      <text:p text:style-name="P11"><text:s text:c="2"/>}</text:p>
      <text:p text:style-name="P11"><text:s text:c="2"/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Arithmetic: </text:p>
      <text:list xml:id="list29641094" text:continue-numbering="true" text:style-name="Outline">
        <text:list-item>
          <text:list>
            <text:list-item>
              <text:h text:style-name="P18" text:outline-level="2"><text:bookmark-start text:name="__RefHeading___Toc26860_2932636602"/><text:bookmark text:name="Bookmark64"/>Cubic equation solver<text:bookmark-end text:name="__RefHeading___Toc2686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Finds solutions to the cubic equation:</text:p>
      <text:p text:style-name="No_20_Spacing"><text:span text:style-name="T4"><text:s text:c="27"/></text:span><text:span text:style-name="T5">ax^3+bx^2+cx+d = 0</text:span></text:p>
      <text:p text:style-name="P9"><text:s text:c="3"/></text:p>
      <text:p text:style-name="P9"><text:s text:c="3"/>Complexity: <text:s/>O(1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www.snippets.org/snippets/portable/CUBIC+C.php3</text:p>
      <text:p text:style-name="P7"><text:soft-page-break/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n; <text:s text:c="7"/></text:span><text:span text:style-name="T4">/* Number of solutions */</text:span></text:p>
      <text:p text:style-name="No_20_Spacing"><text:span text:style-name="T7"><text:s text:c="2"/></text:span><text:span text:style-name="T8">double</text:span><text:span text:style-name="T7"> x[</text:span><text:span text:style-name="T13">3</text:span><text:span text:style-name="T7">]; <text:s/></text:span><text:span text:style-name="T4">/* Solutions */</text:span></text:p>
      <text:p text:style-name="P11">} Result;</text:p>
      <text:p text:style-name="P11"/>
      <text:p text:style-name="No_20_Spacing"><text:span text:style-name="T8">double</text:span><text:span text:style-name="T7"> PI;</text:span></text:p>
      <text:p text:style-name="P11"/>
      <text:p text:style-name="No_20_Spacing"><text:span text:style-name="T7">Result solve_cubic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, </text:span><text:span text:style-name="T8">double</text:span><text:span text:style-name="T7"> d){</text:span></text:p>
      <text:p text:style-name="P11"><text:s text:c="2"/>Result s;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a1 = b/a, a2 = c/a, a3 = d/a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q = (a1*a1 - </text:span><text:span text:style-name="T13">3</text:span><text:span text:style-name="T7">*a2)/</text:span><text:span text:style-name="T13">9.0</text:span><text:span text:style-name="T7">, sq = -</text:span><text:span text:style-name="T13">2</text:span><text:span text:style-name="T7">*sqrt(q);</text:span></text:p>
      <text:p text:style-name="No_20_Spacing"><text:span text:style-name="T7"><text:s text:c="2"/></text:span><text:span text:style-name="T8">long</text:span><text:span text:style-name="T7"> </text:span><text:span text:style-name="T8">double</text:span><text:span text:style-name="T7"> r = (</text:span><text:span text:style-name="T13">2</text:span><text:span text:style-name="T7">*a1*a1*a1 - </text:span><text:span text:style-name="T13">9</text:span><text:span text:style-name="T7">*a1*a2 + </text:span><text:span text:style-name="T13">27</text:span><text:span text:style-name="T7">*a3)/</text:span><text:span text:style-name="T13">54.0</text:span><text:span text:style-name="T7">;</text:span></text:p>
      <text:p text:style-name="No_20_Spacing"><text:span text:style-name="T7"><text:s text:c="2"/></text:span><text:span text:style-name="T8">double</text:span><text:span text:style-name="T7"> z = r*r-q*q*q;</text:span></text:p>
      <text:p text:style-name="No_20_Spacing"><text:span text:style-name="T7"><text:s text:c="2"/></text:span><text:span text:style-name="T8">double</text:span><text:span text:style-name="T7"> theta;</text:span></text:p>
      <text:p text:style-name="P11"/>
      <text:p text:style-name="No_20_Spacing"><text:span text:style-name="T7"><text:s text:c="2"/></text:span><text:span text:style-name="T8">if</text:span><text:span text:style-name="T7">(z &lt;= </text:span><text:span text:style-name="T13">0</text:span><text:span text:style-name="T7">){</text:span></text:p>
      <text:p text:style-name="No_20_Spacing"><text:span text:style-name="T7"><text:s text:c="4"/></text:span><text:span text:style-name="T6">s.n = </text:span><text:span text:style-name="T12">3</text:span><text:span text:style-name="T6">;</text:span></text:p>
      <text:p text:style-name="P10"><text:s text:c="4"/>theta = acos(r/sqrt(q*q*q));</text:p>
      <text:p text:style-name="No_20_Spacing"><text:span text:style-name="T6"><text:s text:c="4"/>s.x[</text:span><text:span text:style-name="T12">0</text:span><text:span text:style-name="T6">] = sq*cos(theta/</text:span><text:span text:style-name="T12">3.0</text:span><text:span text:style-name="T6">) - a1/</text:span><text:span text:style-name="T12">3.0</text:span><text:span text:style-name="T6">;</text:span></text:p>
      <text:p text:style-name="No_20_Spacing"><text:span text:style-name="T6"><text:s text:c="4"/>s.x[</text:span><text:span text:style-name="T12">1</text:span><text:span text:style-name="T6">] = sq*cos((theta+</text:span><text:span text:style-name="T12">2.0</text:span><text:span text:style-name="T6">*PI)/</text:span><text:span text:style-name="T12">3.0</text:span><text:span text:style-name="T6">) - a1/</text:span><text:span text:style-name="T12">3.0</text:span><text:span text:style-name="T6">;</text:span></text:p>
      <text:p text:style-name="No_20_Spacing"><text:span text:style-name="T6"><text:s text:c="4"/>s.x[</text:span><text:span text:style-name="T12">2</text:span><text:span text:style-name="T6">] = sq*cos((theta+</text:span><text:span text:style-name="T12">4.0</text:span><text:span text:style-name="T6">*PI)/</text:span><text:span text:style-name="T12">3.0</text:span><text:span text:style-name="T6">) - a1/</text:span><text:span text:style-name="T12">3.0</text:span><text:span text:style-name="T6">;</text:span></text:p>
      <text:p text:style-name="No_20_Spacing"><text:span text:style-name="T6"><text:s text:c="2"/>} </text:span><text:span text:style-name="T9">else</text:span><text:span text:style-name="T6"> {</text:span></text:p>
      <text:p text:style-name="No_20_Spacing"><text:span text:style-name="T6"><text:s text:c="4"/>s.n = </text:span><text:span text:style-name="T12">1</text:span><text:span text:style-name="T6">;</text:span></text:p>
      <text:p text:style-name="No_20_Spacing"><text:span text:style-name="T6"><text:s text:c="4"/>s.x[</text:span><text:span text:style-name="T12">0</text:span><text:span text:style-name="T6">] = pow(sqrt(z)+fabs(r),</text:span><text:span text:style-name="T12">1</text:span><text:span text:style-name="T6">/</text:span><text:span text:style-name="T12">3.0</text:span><text:span text:style-name="T6">);</text:span></text:p>
      <text:p text:style-name="No_20_Spacing"><text:span text:style-name="T6"><text:s text:c="4"/>s.x[</text:span><text:span text:style-name="T12">0</text:span><text:span text:style-name="T6">] += q/s.x[</text:span><text:span text:style-name="T12">0</text:span><text:span text:style-name="T6">];</text:span></text:p>
      <text:p text:style-name="No_20_Spacing"><text:span text:style-name="T6"><text:s text:c="4"/>s.x[</text:span><text:span text:style-name="T12">0</text:span><text:span text:style-name="T6">] *= (r &lt; </text:span><text:span text:style-name="T12">0</text:span><text:span text:style-name="T6">) ? </text:span><text:span text:style-name="T12">1</text:span><text:span text:style-name="T6"> : -</text:span><text:span text:style-name="T12">1</text:span><text:span text:style-name="T6">;</text:span></text:p>
      <text:p text:style-name="No_20_Spacing"><text:span text:style-name="T6"><text:s text:c="4"/>s.x[</text:span><text:span text:style-name="T12">0</text:span><text:span text:style-name="T6">] -= a1/</text:span><text:span text:style-name="T12">3.0</text:span><text:span text:style-name="T6">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s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a,b,c,d;</text:span></text:p>
      <text:p text:style-name="No_20_Spacing"><text:span text:style-name="T7"><text:s text:c="2"/></text:span><text:span text:style-name="T6">Result r;</text:span></text:p>
      <text:p text:style-name="No_20_Spacing"><text:span text:style-name="T6"><text:s text:c="2"/></text:span><text:span text:style-name="T9">int</text:span><text:span text:style-name="T6"> i;</text:span></text:p>
      <text:p text:style-name="P10"/>
      <text:p text:style-name="No_20_Spacing"><text:span text:style-name="T6"><text:s text:c="2"/>PI = acos(-</text:span><text:span text:style-name="T12">1</text:span><text:span text:style-name="T6">);</text:span></text:p>
      <text:p text:style-name="No_20_Spacing"><text:span text:style-name="T6"><text:s text:c="2"/></text:span><text:span text:style-name="T8">while</text:span><text:span text:style-name="T7">(scanf(</text:span><text:span text:style-name="T11">"%lf %lf %lf %lf"</text:span><text:span text:style-name="T7">, &amp;a, &amp;b, &amp;c, &amp;d) == </text:span><text:span text:style-name="T13">4</text:span><text:span text:style-name="T7">){</text:span></text:p>
      <text:p text:style-name="No_20_Spacing"><text:span text:style-name="T7"><text:s text:c="4"/></text:span><text:span text:style-name="T6">r = solve_cubic(a,b,c,d);</text:span></text:p>
      <text:p text:style-name="No_20_Spacing"><text:span text:style-name="T6"><text:s text:c="4"/></text:span><text:span text:style-name="T7">printf(</text:span><text:span text:style-name="T11">"%d solution(s)\n"</text:span><text:span text:style-name="T7">, r.n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r.n; i++){</text:span></text:p>
      <text:p text:style-name="No_20_Spacing"><text:span text:style-name="T7"><text:s text:c="6"/>printf(</text:span><text:span text:style-name="T11">"x = %f\n"</text:span><text:span text:style-name="T7">, r.x[i]);</text:span></text:p>
      <text:p text:style-name="P11"><text:s text:c="4"/>}</text:p>
      <text:p text:style-name="P11"><text:soft-page-break/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 <text:s text:c="18"/>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Arithmetic: </text:p>
      <text:list xml:id="list29640373" text:continue-numbering="true" text:style-name="Outline">
        <text:list-item>
          <text:list>
            <text:list-item>
              <text:h text:style-name="P18" text:outline-level="2"><text:bookmark-start text:name="__RefHeading___Toc26862_2932636602"/><text:bookmark text:name="Bookmark65"/>Quadratic equation solver<text:bookmark-end text:name="__RefHeading___Toc2686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Finds solutions to the quadratic equation:</text:p>
      <text:p text:style-name="No_20_Spacing"><text:span text:style-name="T4"><text:s text:c="27"/></text:span><text:span text:style-name="T5">ax^2+bx+c = 0</text:span></text:p>
      <text:p text:style-name="P9"><text:s text:c="3"/></text:p>
      <text:p text:style-name="P9"><text:s text:c="3"/>Complexity: <text:s/>O(1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Gilbert Lee</text:p>
      <text:p text:style-name="P7"><text:s text:c="3"/>Date: <text:s text:c="7"/>Sept 8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Successful use (Sept 2002)</text:p>
      <text:p text:style-name="P7"><text:s text:c="16"/>(Spain - 10357)</text:p>
      <text:p text:style-name="P7"><text:s text:c="3"/>Notes: <text:s text:c="6"/>When there are two solutions for x, r.x[0] is not</text:p>
      <text:p text:style-name="P7"><text:s text:c="16"/>necessarily smaller than r.x[1]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n; <text:s text:c="7"/></text:span><text:span text:style-name="T4">/* Number of solutions */</text:span></text:p>
      <text:p text:style-name="No_20_Spacing"><text:span text:style-name="T7"><text:s text:c="2"/></text:span><text:span text:style-name="T8">double</text:span><text:span text:style-name="T7"> x[</text:span><text:span text:style-name="T13">2</text:span><text:span text:style-name="T7">]; <text:s/></text:span><text:span text:style-name="T4">/* Solutions */</text:span></text:p>
      <text:p text:style-name="P11">} Result;</text:p>
      <text:p text:style-name="P11"/>
      <text:p text:style-name="No_20_Spacing"><text:span text:style-name="T7">Result solve_quad(</text:span><text:span text:style-name="T8">double</text:span><text:span text:style-name="T7"> a, </text:span><text:span text:style-name="T8">double</text:span><text:span text:style-name="T7"> b, </text:span><text:span text:style-name="T8">double</text:span><text:span text:style-name="T7"> c){</text:span></text:p>
      <text:p text:style-name="P11"><text:s text:c="2"/>Result r;</text:p>
      <text:p text:style-name="No_20_Spacing"><text:span text:style-name="T7"><text:s text:c="2"/></text:span><text:span text:style-name="T8">double</text:span><text:span text:style-name="T7"> z = b*b-</text:span><text:span text:style-name="T13">4</text:span><text:span text:style-name="T7">*a*c;</text:span></text:p>
      <text:p text:style-name="P11"><text:s text:c="2"/></text:p>
      <text:p text:style-name="No_20_Spacing"><text:span text:style-name="T7"><text:s text:c="2"/></text:span><text:span text:style-name="T8">if</text:span><text:span text:style-name="T7">(z &lt; </text:span><text:span text:style-name="T13">0</text:span><text:span text:style-name="T7">){</text:span></text:p>
      <text:p text:style-name="No_20_Spacing"><text:span text:style-name="T7"><text:s text:c="4"/>r.n = </text:span><text:span text:style-name="T13">0</text:span><text:span text:style-name="T7">;</text:span></text:p>
      <text:p text:style-name="No_20_Spacing"><text:span text:style-name="T7"><text:s text:c="2"/>} </text:span><text:span text:style-name="T8">else</text:span><text:span text:style-name="T7"> </text:span><text:span text:style-name="T8">if</text:span><text:span text:style-name="T7">(z == </text:span><text:span text:style-name="T13">0</text:span><text:span text:style-name="T7">){</text:span></text:p>
      <text:p text:style-name="No_20_Spacing"><text:span text:style-name="T7"><text:s text:c="4"/>r.n = </text:span><text:span text:style-name="T13">1</text:span><text:span text:style-name="T7">;</text:span></text:p>
      <text:p text:style-name="No_20_Spacing"><text:span text:style-name="T7"><text:s text:c="4"/>r.x[</text:span><text:span text:style-name="T13">0</text:span><text:span text:style-name="T7">] = -b/(</text:span><text:span text:style-name="T13">2</text:span><text:span text:style-name="T7">*a);</text:span></text:p>
      <text:p text:style-name="No_20_Spacing"><text:span text:style-name="T7"><text:s text:c="2"/>} </text:span><text:span text:style-name="T8">else</text:span><text:span text:style-name="T7"> {</text:span></text:p>
      <text:p text:style-name="No_20_Spacing"><text:span text:style-name="T7"><text:s text:c="4"/>r.n = </text:span><text:span text:style-name="T13">2</text:span><text:span text:style-name="T7">;</text:span></text:p>
      <text:p text:style-name="No_20_Spacing"><text:span text:style-name="T7"><text:s text:c="4"/>r.x[</text:span><text:span text:style-name="T13">0</text:span><text:span text:style-name="T7">] = (-b+sqrt(z))/(</text:span><text:span text:style-name="T13">2</text:span><text:span text:style-name="T7">*a);</text:span></text:p>
      <text:p text:style-name="No_20_Spacing"><text:span text:style-name="T7"><text:s text:c="4"/>r.x[</text:span><text:span text:style-name="T13">1</text:span><text:span text:style-name="T7">] = (-b-sqrt(z))/(</text:span><text:span text:style-name="T13">2</text:span><text:span text:style-name="T7">*a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r;</text:span></text:p>
      <text:p text:style-name="P11">}</text:p>
      <text:p text:style-name="P11"><text:soft-page-break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a,b,c;</text:span></text:p>
      <text:p text:style-name="P11"><text:s text:c="2"/>Result r;</text:p>
      <text:p text:style-name="No_20_Spacing"><text:span text:style-name="T7"><text:s text:c="2"/></text:span><text:span text:style-name="T8">int</text:span><text:span text:style-name="T7"> i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"</text:span><text:span text:style-name="T7">, &amp;a, &amp;b, &amp;c) == </text:span><text:span text:style-name="T13">3</text:span><text:span text:style-name="T7">){</text:span></text:p>
      <text:p text:style-name="No_20_Spacing"><text:span text:style-name="T7"><text:s text:c="4"/></text:span><text:span text:style-name="T6">r = solve_quad(a,b,c);</text:span></text:p>
      <text:p text:style-name="No_20_Spacing"><text:span text:style-name="T6"><text:s text:c="4"/></text:span><text:span text:style-name="T7">printf(</text:span><text:span text:style-name="T11">"%d solution(s)\n"</text:span><text:span text:style-name="T7">, r.n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r.n; i++){</text:span></text:p>
      <text:p text:style-name="No_20_Spacing"><text:span text:style-name="T7"><text:s text:c="6"/>printf(</text:span><text:span text:style-name="T11">"x = %f\n"</text:span><text:span text:style-name="T7">, r.x[i]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 <text:s text:c="18"/>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Miscellaneous: </text:p>
      <text:list xml:id="list29626431" text:continue-numbering="true" text:style-name="Outline">
        <text:list-item>
          <text:list>
            <text:list-item>
              <text:h text:style-name="P18" text:outline-level="2"><text:bookmark-start text:name="__RefHeading___Toc26864_2932636602"/><text:bookmark text:name="Bookmark66"/>Coupons Problem<text:bookmark-end text:name="__RefHeading___Toc2686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upons are given away in boxes of cereal. <text:s/>There are </text:p>
      <text:p text:style-name="P7"><text:s text:c="16"/>'m' different kinds of coupons (with equiprobable </text:p>
      <text:p text:style-name="P7"><text:s text:c="16"/>distribution). <text:s/>How many boxes of cereal would you </text:p>
      <text:p text:style-name="P7"><text:s text:c="16"/>have to buy, on average, to collect them all?</text:p>
      <text:p text:style-name="P7"/>
      <text:p text:style-name="P7"><text:s text:c="3"/>Complexity: <text:s text:c="7"/>O(N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19, 2003</text:p>
      <text:p text:style-name="P7"><text:s text:c="3"/>References: <text:s/>http://mathforum.org/library/drmath/view/56657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/>
      <text:p text:style-name="No_20_Spacing"><text:span text:style-name="T8">double</text:span><text:span text:style-name="T7"> ncoupons(</text:span><text:span text:style-name="T8">int</text:span><text:span text:style-name="T7"> m) {</text:span></text:p>
      <text:p text:style-name="No_20_Spacing"><text:span text:style-name="T7"><text:s text:c="2"/></text:span><text:span text:style-name="T8">double</text:span><text:span text:style-name="T7"> num = </text:span><text:span text:style-name="T13">0.0</text:span><text:span text:style-name="T7">;</text:span></text:p>
      <text:p text:style-name="No_20_Spacing"><text:span text:style-name="T7"><text:s text:c="2"/></text:span><text:span text:style-name="T8">int</text:span><text:span text:style-name="T7"> i;</text:span></text:p>
      <text:p text:style-name="P11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= m; i++) num += m/(</text:span><text:span text:style-name="T8">double</text:span><text:span text:style-name="T7">) i;</text:span></text:p>
      <text:p text:style-name="No_20_Spacing"><text:span text:style-name="T7"><text:s text:c="2"/></text:span><text:span text:style-name="T8">return</text:span><text:span text:style-name="T7"> num;</text:span></text:p>
      <text:p text:style-name="P11">}</text:p>
      <text:p text:style-name="P11"/>
      <text:p text:style-name="P7"><text:soft-page-break/>/* A related problem: <text:s/>If you buy 'n' boxes of cereal, what is the</text:p>
      <text:p text:style-name="P7"><text:s text:c="3"/>probability you get at least one of each of the 'm' coupons? <text:s/></text:p>
      <text:p text:style-name="P7"><text:s text:c="3"/>This is solved by the T(n,m) function. <text:s/>The T(n,m) function is </text:p>
      <text:p text:style-name="P7"><text:s text:c="3"/>recursive, so this implementation creates a table using dynamic</text:p>
      <text:p text:style-name="P7"><text:s text:c="3"/>programming (only once) and queries it thereafter. <text:s/>Like most </text:p>
      <text:p text:style-name="P7"><text:s text:c="3"/>combinatoric problems, this one blows up very fast. <text:s/>This solution </text:p>
      <text:p text:style-name="P7"><text:s text:c="3"/>works for n &lt; 100. */</text:p>
      <text:p text:style-name="P7"/>
      <text:p text:style-name="No_20_Spacing"><text:span text:style-name="T8">double</text:span><text:span text:style-name="T7"> nways[</text:span><text:span text:style-name="T13">100</text:span><text:span text:style-name="T7">][</text:span><text:span text:style-name="T13">100</text:span><text:span text:style-name="T7">];</text:span></text:p>
      <text:p text:style-name="P11"/>
      <text:p text:style-name="No_20_Spacing"><text:span text:style-name="T8">void</text:span><text:span text:style-name="T7"> make_coupon_table() {</text:span></text:p>
      <text:p text:style-name="No_20_Spacing"><text:span text:style-name="T7"><text:s text:c="2"/></text:span><text:span text:style-name="T8">double</text:span><text:span text:style-name="T7"> fact = </text:span><text:span text:style-name="T13">1.0</text:span><text:span text:style-name="T7">;</text:span></text:p>
      <text:p text:style-name="No_20_Spacing"><text:span text:style-name="T7"><text:s text:c="2"/></text:span><text:span text:style-name="T8">int</text:span><text:span text:style-name="T7"> i, j;</text:span></text:p>
      <text:p text:style-name="P11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</text:span><text:span text:style-name="T13">100</text:span><text:span text:style-name="T7">; i++) {</text:span></text:p>
      <text:p text:style-name="No_20_Spacing"><text:span text:style-name="T7"><text:s text:c="4"/>nways[i][</text:span><text:span text:style-name="T13">1</text:span><text:span text:style-name="T7">] = </text:span><text:span text:style-name="T13">1.0</text:span><text:span text:style-name="T7">;</text:span></text:p>
      <text:p text:style-name="No_20_Spacing"><text:span text:style-name="T7"><text:s text:c="4"/></text:span><text:span text:style-name="T8">for</text:span><text:span text:style-name="T7"> (j = </text:span><text:span text:style-name="T13">2</text:span><text:span text:style-name="T7">; j &lt; i; j++)</text:span></text:p>
      <text:p text:style-name="No_20_Spacing"><text:span text:style-name="T7"><text:s text:c="6"/>nways[i][j] = j*(nways[i-</text:span><text:span text:style-name="T13">1</text:span><text:span text:style-name="T7">][j] + nways[i-</text:span><text:span text:style-name="T13">1</text:span><text:span text:style-name="T7">][j-</text:span><text:span text:style-name="T13">1</text:span><text:span text:style-name="T7">]);</text:span></text:p>
      <text:p text:style-name="P11"><text:s text:c="4"/>nways[i][i] = fact *= i;</text:p>
      <text:p text:style-name="P11"><text:s text:c="2"/>}</text:p>
      <text:p text:style-name="P11">}</text:p>
      <text:p text:style-name="P11"/>
      <text:p text:style-name="No_20_Spacing"><text:span text:style-name="T8">double</text:span><text:span text:style-name="T7"> query_table(</text:span><text:span text:style-name="T8">int</text:span><text:span text:style-name="T7"> m, </text:span><text:span text:style-name="T8">int</text:span><text:span text:style-name="T7"> n) {</text:span></text:p>
      <text:p text:style-name="No_20_Spacing"><text:span text:style-name="T7"><text:s text:c="2"/></text:span><text:span text:style-name="T8">if</text:span><text:span text:style-name="T7"> (n &lt; m) </text:span><text:span text:style-name="T8">return</text:span><text:span text:style-name="T7"> </text:span><text:span text:style-name="T13">0.0</text:span><text:span text:style-name="T7">;</text:span></text:p>
      <text:p text:style-name="No_20_Spacing"><text:span text:style-name="T7"><text:s text:c="2"/></text:span><text:span text:style-name="T8">if</text:span><text:span text:style-name="T7"> (m == </text:span><text:span text:style-name="T13">0</text:span><text:span text:style-name="T7">) </text:span><text:span text:style-name="T8">return</text:span><text:span text:style-name="T7"> </text:span><text:span text:style-name="T13">1.0</text:span><text:span text:style-name="T7">;</text:span></text:p>
      <text:p text:style-name="No_20_Spacing"><text:span text:style-name="T7"><text:s text:c="2"/></text:span><text:span text:style-name="T8">if</text:span><text:span text:style-name="T7"> (n &gt;= </text:span><text:span text:style-name="T13">100</text:span><text:span text:style-name="T7"> || m &gt;= </text:span><text:span text:style-name="T13">100</text:span><text:span text:style-name="T7">) exit(</text:span><text:span text:style-name="T13">1</text:span><text:span text:style-name="T7">);</text:span></text:p>
      <text:p text:style-name="No_20_Spacing"><text:span text:style-name="T7"><text:s text:c="2"/></text:span><text:span text:style-name="T8">return</text:span><text:span text:style-name="T7"> nways[n][m]/pow(m,n)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, j;</text:span></text:p>
      <text:p text:style-name="P11"/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</text:span><text:span text:style-name="T13">34</text:span><text:span text:style-name="T7">; i++)</text:span></text:p>
      <text:p text:style-name="No_20_Spacing"><text:span text:style-name="T7"><text:s text:c="4"/>printf(</text:span><text:span text:style-name="T11">"On average, it takes %g boxes to collect all %d\n"</text:span><text:span text:style-name="T7">, </text:span></text:p>
      <text:p text:style-name="P11"><text:s text:c="11"/>ncoupons(i), i);</text:p>
      <text:p text:style-name="P11"><text:s text:c="2"/>make_coupon_table();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</text:span><text:span text:style-name="T13">100</text:span><text:span text:style-name="T7">; i++) {</text:span></text:p>
      <text:p text:style-name="No_20_Spacing"><text:span text:style-name="T7"><text:s text:c="4"/>printf(</text:span><text:span text:style-name="T11">"With %d boxes, there is a "</text:span><text:span text:style-name="T7">,i);</text:span></text:p>
      <text:p text:style-name="No_20_Spacing"><text:span text:style-name="T7"><text:s text:c="4"/>printf(</text:span><text:span text:style-name="T11">"%g probability of collecting all 26\n"</text:span><text:span text:style-name="T7">, </text:span></text:p>
      <text:p text:style-name="No_20_Spacing"><text:span text:style-name="T7"><text:s text:c="11"/>query_table(</text:span><text:span text:style-name="T13">26</text:span><text:span text:style-name="T7">,i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11"/>
      <text:p text:style-name="P11"/>
      <text:p text:style-name="P2"><text:soft-page-break/></text:p>
      <text:p text:style-name="P14">############################################</text:p>
      <text:list xml:id="list29647888" text:continue-numbering="true" text:style-name="Outline">
        <text:list-item>
          <text:h text:style-name="P19" text:outline-level="1"><text:bookmark-start text:name="__RefHeading___Toc26866_2932636602"/><text:bookmark text:name="Bookmark67"/>Combinatorics<text:bookmark-end text:name="__RefHeading___Toc26866_2932636602"/></text:h>
        </text:list-item>
      </text:list>
      <text:p text:style-name="P6">############################################</text:p>
      <text:p text:style-name="P6"/>
      <text:p text:style-name="P6"/>
      <text:p text:style-name="P7">/* Arithmetic: </text:p>
      <text:list xml:id="list29637950" text:continue-numbering="true" text:style-name="Outline">
        <text:list-item>
          <text:list>
            <text:list-item>
              <text:h text:style-name="P18" text:outline-level="2"><text:bookmark-start text:name="__RefHeading___Toc26868_2932636602"/><text:bookmark text:name="Bookmark68"/>Binomial coefficient<text:bookmark-end text:name="__RefHeading___Toc2686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n objects in total, returns the number of ways</text:p>
      <text:p text:style-name="P7"><text:s text:c="16"/>to choose k of those objects with no regard to order</text:p>
      <text:p text:style-name="P7"><text:s text:c="16"/></text:p>
      <text:p text:style-name="P7"><text:s text:c="3"/>Complexity: <text:s/>O(N^2) to generate table</text:p>
      <text:p text:style-name="P7"><text:s text:c="16"/>O(1) lookup cost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6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program is accurate to up to n = 68. <text:s/>At n = 69</text:p>
      <text:p text:style-name="P7"><text:s text:c="16"/>there is a slight deviation. <text:s/>Note that all results</text:p>
      <text:p text:style-name="P7"><text:s text:c="16"/>with n &lt;= 68 are representable exactly by </text:p>
      <text:p text:style-name="P7"><text:s text:c="16"/>floating point.</text:p>
      <text:p text:style-name="P7">*/</text:p>
      <text:p text:style-name="P7"/>
      <text:p text:style-name="P6">#include &lt;stdio.h&gt;</text:p>
      <text:p text:style-name="P6">#include &lt;float.h&gt;</text:p>
      <text:p text:style-name="P6"/>
      <text:p text:style-name="P6">#define MAXN 100</text:p>
      <text:p text:style-name="P6"/>
      <text:p text:style-name="No_20_Spacing"><text:span text:style-name="T8">long</text:span><text:span text:style-name="T7"> </text:span><text:span text:style-name="T8">double</text:span><text:span text:style-name="T7"> bin[MAXN+</text:span><text:span text:style-name="T13">1</text:span><text:span text:style-name="T7">][MAXN+</text:span><text:span text:style-name="T13">1</text:span><text:span text:style-name="T7">];</text:span></text:p>
      <text:p text:style-name="P11"/>
      <text:p text:style-name="No_20_Spacing"><text:span text:style-name="T8">void</text:span><text:span text:style-name="T7"> getBinCoeff(){</text:span></text:p>
      <text:p text:style-name="No_20_Spacing"><text:span text:style-name="T7"><text:s text:c="2"/></text:span><text:span text:style-name="T8">int</text:span><text:span text:style-name="T7"> i, k;</text:span></text:p>
      <text:p text:style-name="P11"/>
      <text:p text:style-name="No_20_Spacing"><text:span text:style-name="T7"><text:s text:c="2"/></text:span><text:span text:style-name="T8">for</text:span><text:span text:style-name="T7">(k = </text:span><text:span text:style-name="T13">0</text:span><text:span text:style-name="T7">; k &lt;= MAXN; k++){</text:span></text:p>
      <text:p text:style-name="No_20_Spacing"><text:span text:style-name="T7"><text:s text:c="4"/>bin[k][</text:span><text:span text:style-name="T13">0</text:span><text:span text:style-name="T7">] = bin[k][k]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i = </text:span><text:span text:style-name="T13">1</text:span><text:span text:style-name="T7">; i &lt; k; i++)</text:span></text:p>
      <text:p text:style-name="No_20_Spacing"><text:span text:style-name="T7"><text:s text:c="6"/>bin[k][i] = bin[k-</text:span><text:span text:style-name="T13">1</text:span><text:span text:style-name="T7">][i-</text:span><text:span text:style-name="T13">1</text:span><text:span text:style-name="T7">]+bin[k-</text:span><text:span text:style-name="T13">1</text:span><text:span text:style-name="T7">][i];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k;</text:span></text:p>
      <text:p text:style-name="P11"><text:s text:c="2"/></text:p>
      <text:p text:style-name="P11"><text:s text:c="2"/>getBinCoeff();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No_20_Spacing"><text:span text:style-name="T7"><text:s text:c="4"/></text:span><text:span text:style-name="T6">printf(</text:span><text:span text:style-name="T10">"%d C %d = %.0Lf\n"</text:span><text:span text:style-name="T6">, n,k,bin[n][k]);</text:span></text:p>
      <text:p text:style-name="No_20_Spacing"><text:soft-page-break/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Combinatorics: </text:p>
      <text:list xml:id="list29639396" text:continue-numbering="true" text:style-name="Outline">
        <text:list-item>
          <text:list>
            <text:list-item>
              <text:h text:style-name="P18" text:outline-level="2"><text:bookmark-start text:name="__RefHeading___Toc26870_2932636602"/><text:bookmark text:name="Bookmark69"/>Digit Occurence count<text:bookmark-end text:name="__RefHeading___Toc2687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git and a number N, return the number of </text:p>
      <text:p text:style-name="P7"><text:s text:c="16"/>times the digit occurs from 1..N.</text:p>
      <text:p text:style-name="P7"><text:s text:c="3"/></text:p>
      <text:p text:style-name="P7"><text:s text:c="3"/>Complexity: <text:s/>O(lg 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y 22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math.h&gt;</text:p>
      <text:p text:style-name="P11"><text:s text:c="2"/></text:p>
      <text:p text:style-name="No_20_Spacing"><text:span text:style-name="T8">long</text:span><text:span text:style-name="T7"> </text:span><text:span text:style-name="T8">long</text:span><text:span text:style-name="T7"> digit_count(</text:span><text:span text:style-name="T8">int</text:span><text:span text:style-name="T7"> digit, </text:span><text:span text:style-name="T8">int</text:span><text:span text:style-name="T7"> max){</text:span></text:p>
      <text:p text:style-name="No_20_Spacing"><text:span text:style-name="T7"><text:s text:c="2"/></text:span><text:span text:style-name="T8">long</text:span><text:span text:style-name="T7"> </text:span><text:span text:style-name="T8">long</text:span><text:span text:style-name="T7"> res = </text:span><text:span text:style-name="T13">0</text:span><text:span text:style-name="T7">;</text:span></text:p>
      <text:p text:style-name="No_20_Spacing"><text:span text:style-name="T7"><text:s text:c="2"/></text:span><text:span text:style-name="T8">char</text:span><text:span text:style-name="T7"> buff[</text:span><text:span text:style-name="T13">15</text:span><text:span text:style-name="T7">];</text:span></text:p>
      <text:p text:style-name="No_20_Spacing"><text:span text:style-name="T7"><text:s text:c="2"/></text:span><text:span text:style-name="T8">int</text:span><text:span text:style-name="T7"> i, count;</text:span></text:p>
      <text:p text:style-name="P11"/>
      <text:p text:style-name="No_20_Spacing"><text:span text:style-name="T7"><text:s text:c="2"/></text:span><text:span text:style-name="T8">if</text:span><text:span text:style-name="T7">(max &lt;= </text:span><text:span text:style-name="T13">0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4">/* Number of times "digit" occurs in the one's place */</text:span></text:p>
      <text:p text:style-name="No_20_Spacing"><text:span text:style-name="T7"><text:s text:c="2"/>res += max/</text:span><text:span text:style-name="T13">10</text:span><text:span text:style-name="T7"> + ((max % </text:span><text:span text:style-name="T13">10</text:span><text:span text:style-name="T7">) &gt;= digit ? </text:span><text:span text:style-name="T13">1</text:span><text:span text:style-name="T7"> : </text:span><text:span text:style-name="T13">0</text:span><text:span text:style-name="T7">);</text:span></text:p>
      <text:p text:style-name="P11"><text:s text:c="2"/></text:p>
      <text:p text:style-name="No_20_Spacing"><text:span text:style-name="T7"><text:s text:c="2"/></text:span><text:span text:style-name="T4">/* Since we start from 1, if digit = 0, remove 1 since "0"</text:span></text:p>
      <text:p text:style-name="P7"><text:s text:c="5"/>doesn't count */</text:p>
      <text:p text:style-name="No_20_Spacing"><text:span text:style-name="T7"><text:s text:c="2"/></text:span><text:span text:style-name="T8">if</text:span><text:span text:style-name="T7">(digit == </text:span><text:span text:style-name="T13">0</text:span><text:span text:style-name="T7">) res--;</text:span></text:p>
      <text:p text:style-name="P11"><text:s text:c="2"/></text:p>
      <text:p text:style-name="No_20_Spacing"><text:span text:style-name="T7"><text:s text:c="2"/></text:span><text:span text:style-name="T4">/* Get the number of occurences in max/10-1, and multiply this by</text:span></text:p>
      <text:p text:style-name="P7"><text:s text:c="5"/>10 since we can choose 10 possible last digits [0-9] */</text:p>
      <text:p text:style-name="No_20_Spacing"><text:span text:style-name="T7"><text:s text:c="2"/>res += digit_count(digit, max/</text:span><text:span text:style-name="T13">10</text:span><text:span text:style-name="T7"> - </text:span><text:span text:style-name="T13">1</text:span><text:span text:style-name="T7">) * </text:span><text:span text:style-name="T13">10</text:span><text:span text:style-name="T7">;</text:span></text:p>
      <text:p text:style-name="P11"><text:s text:c="2"/></text:p>
      <text:p text:style-name="No_20_Spacing"><text:span text:style-name="T7"><text:s text:c="2"/></text:span><text:span text:style-name="T4">/* The number of occurences in max/10 is equal to (1+max%10) * the</text:span></text:p>
      <text:p text:style-name="P7"><text:s text:c="5"/>number of times "digit" occurs in max/10 */</text:p>
      <text:p text:style-name="No_20_Spacing"><text:span text:style-name="T7"><text:s text:c="2"/>sprintf(buff, </text:span><text:span text:style-name="T11">"%d"</text:span><text:span text:style-name="T7">, max/</text:span><text:span text:style-name="T13">10</text:span><text:span text:style-name="T7">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, count = </text:span><text:span text:style-name="T13">0</text:span><text:span text:style-name="T7">; i &lt; strlen(buff); i++)</text:span></text:p>
      <text:p text:style-name="No_20_Spacing"><text:soft-page-break/><text:span text:style-name="T7"><text:s text:c="4"/></text:span><text:span text:style-name="T8">if</text:span><text:span text:style-name="T7">(buff[i] == digit+'0') count++;</text:span></text:p>
      <text:p text:style-name="P11"><text:s text:c="2"/></text:p>
      <text:p text:style-name="No_20_Spacing"><text:span text:style-name="T7"><text:s text:c="2"/>res += (</text:span><text:span text:style-name="T13">1</text:span><text:span text:style-name="T7"> + max%</text:span><text:span text:style-name="T13">10</text:span><text:span text:style-name="T7">) * count;</text:span></text:p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digit, max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</text:span></text:p>
      <text:p text:style-name="No_20_Spacing"><text:span text:style-name="T7"><text:s text:c="4"/>printf(</text:span><text:span text:style-name="T11">"Enter a digit and a number: "</text:span><text:span text:style-name="T7">);</text:span></text:p>
      <text:p text:style-name="No_20_Spacing"><text:span text:style-name="T7"><text:s text:c="4"/>scanf(</text:span><text:span text:style-name="T11">"%d %d"</text:span><text:span text:style-name="T7">, &amp;digit, &amp;max);</text:span></text:p>
      <text:p text:style-name="No_20_Spacing"><text:span text:style-name="T7"><text:s text:c="4"/>printf(</text:span><text:span text:style-name="T11">"The number of times '%d' occurs from 1..%d = %lld\n"</text:span><text:span text:style-name="T7">, </text:span></text:p>
      <text:p text:style-name="P11"><text:s text:c="11"/>digit, max, digit_count(digit, max)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Combinatorics: </text:p>
      <text:list xml:id="list29626798" text:continue-numbering="true" text:style-name="Outline">
        <text:list-item>
          <text:list>
            <text:list-item>
              <text:h text:style-name="P18" text:outline-level="2"><text:bookmark-start text:name="__RefHeading___Toc26872_2932636602"/><text:bookmark text:name="Bookmark70"/>Digits in N! (N factorial)<text:bookmark-end text:name="__RefHeading___Toc2687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N, computes the number of digits that N! will</text:p>
      <text:p text:style-name="P7"><text:s text:c="16"/>occupy in base B.</text:p>
      <text:p text:style-name="P7"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Gilbert Lee, Ashley Zinyk</text:p>
      <text:p text:style-name="P7"><text:s text:c="3"/>Date: <text:s text:c="7"/>Feb 14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Problem B - Big Number Feb 11, 2003)</text:p>
      <text:p text:style-name="P7"><text:s text:c="3"/>Notes: <text:s text:c="6"/>The results fit nicely in doubles up to N = 10^7, but</text:p>
      <text:p text:style-name="P7"><text:s text:c="16"/>run time may be slow. <text:s/></text:p>
      <text:p text:style-name="P7"/>
      <text:p text:style-name="P7"><text:s text:c="16"/>Returns 1 for n &lt; 0, although technically undefined.</text:p>
      <text:p text:style-name="P7"><text:s text:c="16"/>The base must be larger than 1.</text:p>
      <text:p text:style-name="P7">*/</text:p>
      <text:p text:style-name="P7"/>
      <text:p text:style-name="P6">#include &lt;stdio.h&gt;</text:p>
      <text:p text:style-name="P6">#include &lt;math.h&gt;</text:p>
      <text:p text:style-name="P6"/>
      <text:p text:style-name="No_20_Spacing"><text:span text:style-name="T8">long</text:span><text:span text:style-name="T7"> </text:span><text:span text:style-name="T8">long</text:span><text:span text:style-name="T7"> fac_digit(</text:span><text:span text:style-name="T8">int</text:span><text:span text:style-name="T7"> n, </text:span><text:span text:style-name="T8">int</text:span><text:span text:style-name="T7"> b) {</text:span></text:p>
      <text:p text:style-name="No_20_Spacing"><text:span text:style-name="T7"><text:s text:c="2"/></text:span><text:span text:style-name="T8">double</text:span><text:span text:style-name="T7"> sum = </text:span><text:span text:style-name="T13">0</text:span><text:span text:style-name="T7">; </text:span><text:span text:style-name="T8">int</text:span><text:span text:style-name="T7"> i;</text:span></text:p>
      <text:p text:style-name="P11"><text:s text:c="2"/></text:p>
      <text:p text:style-name="No_20_Spacing"><text:span text:style-name="T7"><text:s text:c="2"/></text:span><text:span text:style-name="T8">for</text:span><text:span text:style-name="T7"> (i = </text:span><text:span text:style-name="T13">2</text:span><text:span text:style-name="T7">; i &lt;= n; i++) sum += log(i);</text:span></text:p>
      <text:p text:style-name="No_20_Spacing"><text:span text:style-name="T7"><text:s text:c="2"/></text:span><text:span text:style-name="T8">return</text:span><text:span text:style-name="T7"> (</text:span><text:span text:style-name="T8">long</text:span><text:span text:style-name="T7"> </text:span><text:span text:style-name="T8">long</text:span><text:span text:style-name="T7">) floor(</text:span><text:span text:style-name="T13">1</text:span><text:span text:style-name="T7">+sum/log(b)); <text:s/></text:span><text:span text:style-name="T4">/* don't use ceil! */</text:span></text:p>
      <text:p text:style-name="P11"><text:soft-page-break/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n, b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 (scanf(</text:span><text:span text:style-name="T11">"%d %d"</text:span><text:span text:style-name="T7">, &amp;n, &amp;b)==</text:span><text:span text:style-name="T13">2</text:span><text:span text:style-name="T7">) {</text:span></text:p>
      <text:p text:style-name="No_20_Spacing"><text:span text:style-name="T7"><text:s text:c="4"/>printf(</text:span><text:span text:style-name="T11">"%d! has %lld symbol(s) when represented "</text:span></text:p>
      <text:p text:style-name="No_20_Spacing"><text:span text:style-name="T7"><text:s text:c="11"/></text:span><text:span text:style-name="T10">"in base %d\n"</text:span><text:span text:style-name="T6">, n, fac_digit(n,b), b); 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Combinatorics: </text:p>
      <text:list xml:id="list29625538" text:continue-numbering="true" text:style-name="Outline">
        <text:list-item>
          <text:list>
            <text:list-item>
              <text:h text:style-name="P18" text:outline-level="2"><text:bookmark-start text:name="__RefHeading___Toc26874_2932636602"/><text:bookmark text:name="Bookmark71"/>Josephus Ring Survivor<text:bookmark-end text:name="__RefHeading___Toc2687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Suppose that there are n people in a ring, [0..n-1].</text:p>
      <text:p text:style-name="P7"><text:s text:c="16"/>Count around the ring, starting from 0, and </text:p>
      <text:p text:style-name="P7"><text:s text:c="16"/>dismissing every m-th person.</text:p>
      <text:p text:style-name="P7"><text:s text:c="16"/></text:p>
      <text:p text:style-name="P7"><text:s text:c="16"/>Given m, this function builds an array survive[i] </text:p>
      <text:p text:style-name="P7"><text:s text:c="16"/>which contains the last person left in the ring if</text:p>
      <text:p text:style-name="P7"><text:s text:c="16"/>there were i people to begin with. </text:p>
      <text:p text:style-name="P7"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01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(Spain 151 - Power Crisis)</text:p>
      <text:p text:style-name="P7"><text:s text:c="18"/>(Spain 180 - Eeny Meeny)</text:p>
      <text:p text:style-name="P7"><text:s text:c="3"/>Notes: <text:s text:c="6"/>- survive[i] is only define when i &gt;= 1</text:p>
      <text:p text:style-name="P7">*/</text:p>
      <text:p text:style-name="P7"/>
      <text:p text:style-name="P6">#include &lt;stdio.h&gt;</text:p>
      <text:p text:style-name="P6"/>
      <text:p text:style-name="P6">#define MAXN 1000005</text:p>
      <text:p text:style-name="P6"/>
      <text:p text:style-name="No_20_Spacing"><text:span text:style-name="T8">int</text:span><text:span text:style-name="T7"> survive[MAXN];</text:span></text:p>
      <text:p text:style-name="P11"/>
      <text:p text:style-name="No_20_Spacing"><text:span text:style-name="T8">void</text:span><text:span text:style-name="T7"> josephus(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</text:span><text:span text:style-name="T8">int</text:span><text:span text:style-name="T7"> i;</text:span></text:p>
      <text:p text:style-name="No_20_Spacing"><text:span text:style-name="T7"><text:s text:c="2"/>survive[</text:span><text:span text:style-name="T13">1</text:span><text:span text:style-name="T7">]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(i = </text:span><text:span text:style-name="T13">2</text:span><text:span text:style-name="T7">; i &lt;= n; i++)</text:span></text:p>
      <text:p text:style-name="No_20_Spacing"><text:span text:style-name="T7"><text:s text:c="4"/>survive[i] = (survive[i-</text:span><text:span text:style-name="T13">1</text:span><text:span text:style-name="T7">]+(m%i))%i;</text:span></text:p>
      <text:p text:style-name="P11">} <text:s/></text:p>
      <text:p text:style-name="P11"><text:soft-page-break/></text:p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==</text:span><text:span text:style-name="T13">2</text:span><text:span text:style-name="T7">){</text:span></text:p>
      <text:p text:style-name="P11"><text:s text:c="4"/>josephus(n,m);</text:p>
      <text:p text:style-name="No_20_Spacing"><text:span text:style-name="T7"><text:s text:c="4"/>printf(</text:span><text:span text:style-name="T11">"Survivor is %d\n"</text:span><text:span text:style-name="T7">, survive[n]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Combinatorics: </text:p>
      <text:list xml:id="list29626900" text:continue-numbering="true" text:style-name="Outline">
        <text:list-item>
          <text:list>
            <text:list-item>
              <text:h text:style-name="P18" text:outline-level="2"><text:bookmark-start text:name="__RefHeading___Toc26876_2932636602"/><text:bookmark text:name="Bookmark72"/>Necklace/Bracelet Enumeration<text:bookmark-end text:name="__RefHeading___Toc2687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alculate the number of necklaces/bracelets with N</text:p>
      <text:p text:style-name="P7"><text:s text:c="16"/>beads of K different colors. </text:p>
      <text:p text:style-name="P7"><text:s text:c="16"/></text:p>
      <text:p text:style-name="P7"><text:s text:c="16"/>Necklaces are unique up to rotation while bracelets</text:p>
      <text:p text:style-name="P7"><text:s text:c="16"/>can be reflected as well (i.e. mirror images count</text:p>
      <text:p text:style-name="P7"><text:s text:c="16"/>only once)</text:p>
      <text:p text:style-name="P7"><text:s text:c="3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3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Successful use (Spain 10294)</text:p>
      <text:p text:style-name="P7"><text:s text:c="3"/>Notes: <text:s text:c="6"/>Burnside Lemma's states that the number of such is</text:p>
      <text:p text:style-name="P7"><text:s text:c="16"/>equal to the total sum of all invariants / # of</text:p>
      <text:p text:style-name="P7"><text:s text:c="16"/>transformations. </text:p>
      <text:p text:style-name="P7"><text:s text:c="16"/>Basically, this is what the algorithm calculates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51</text:p>
      <text:p text:style-name="P6"/>
      <text:p text:style-name="No_20_Spacing"><text:span text:style-name="T8">int</text:span><text:span text:style-name="T7"> seen[MAXN];</text:span></text:p>
      <text:p text:style-name="P11"/>
      <text:p text:style-name="No_20_Spacing"><text:span text:style-name="T8">double</text:span><text:span text:style-name="T7"> getNecklaces(</text:span><text:span text:style-name="T8">int</text:span><text:span text:style-name="T7"> n, </text:span><text:span text:style-name="T8">int</text:span><text:span text:style-name="T7"> t){</text:span></text:p>
      <text:p text:style-name="No_20_Spacing"><text:span text:style-name="T7"><text:s text:c="2"/></text:span><text:span text:style-name="T9">int</text:span><text:span text:style-name="T6"> r, i, pos;</text:span></text:p>
      <text:p text:style-name="No_20_Spacing"><text:span text:style-name="T6"><text:s text:c="2"/></text:span><text:span text:style-name="T9">double</text:span><text:span text:style-name="T6"> p, sum = </text:span><text:span text:style-name="T12">0</text:span><text:span text:style-name="T6">;</text:span></text:p>
      <text:p text:style-name="P10"/>
      <text:p text:style-name="No_20_Spacing"><text:span text:style-name="T6"><text:s text:c="2"/></text:span><text:span text:style-name="T9">for</text:span><text:span text:style-name="T6">(r = </text:span><text:span text:style-name="T12">0</text:span><text:span text:style-name="T6">; r &lt; n; r++){</text:span></text:p>
      <text:p text:style-name="No_20_Spacing"><text:soft-page-break/><text:span text:style-name="T6"><text:s text:c="4"/></text:span><text:span text:style-name="T7">memset(seen, </text:span><text:span text:style-name="T13">0</text:span><text:span text:style-name="T7">, </text:span><text:span text:style-name="T8">sizeof</text:span><text:span text:style-name="T7">(seen));</text:span></text:p>
      <text:p text:style-name="No_20_Spacing"><text:span text:style-name="T7"><text:s text:c="4"/>p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</text:span><text:span text:style-name="T8">if</text:span><text:span text:style-name="T7">(seen[i]) </text:span><text:span text:style-name="T8">continue</text:span><text:span text:style-name="T7">;</text:span></text:p>
      <text:p text:style-name="No_20_Spacing"><text:span text:style-name="T7"><text:s text:c="6"/></text:span><text:span text:style-name="T6">p *= t;</text:span></text:p>
      <text:p text:style-name="No_20_Spacing"><text:span text:style-name="T6"><text:s text:c="6"/>seen[i] = </text:span><text:span text:style-name="T12">1</text:span><text:span text:style-name="T6">;</text:span></text:p>
      <text:p text:style-name="P10"><text:s text:c="6"/>pos = i;</text:p>
      <text:p text:style-name="No_20_Spacing"><text:span text:style-name="T6"><text:s text:c="6"/></text:span><text:span text:style-name="T9">while</text:span><text:span text:style-name="T6">(!seen[(pos+r)%n]){</text:span></text:p>
      <text:p text:style-name="P10"><text:s text:c="8"/>pos += r;</text:p>
      <text:p text:style-name="P10"><text:s text:c="8"/>pos %= n;</text:p>
      <text:p text:style-name="No_20_Spacing"><text:span text:style-name="T6"><text:s text:c="8"/>seen[pos] = </text:span><text:span text:style-name="T12">1</text:span><text:span text:style-name="T6">;</text:span></text:p>
      <text:p text:style-name="P10"><text:s text:c="6"/>}</text:p>
      <text:p text:style-name="P10"><text:s text:c="4"/>}</text:p>
      <text:p text:style-name="P10"><text:s text:c="4"/>sum += p;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sum/n;</text:span></text:p>
      <text:p text:style-name="P11">}</text:p>
      <text:p text:style-name="P11"><text:s/></text:p>
      <text:p text:style-name="No_20_Spacing"><text:span text:style-name="T8">double</text:span><text:span text:style-name="T7"> getBracelets(</text:span><text:span text:style-name="T8">int</text:span><text:span text:style-name="T7"> n, </text:span><text:span text:style-name="T8">int</text:span><text:span text:style-name="T7"> t){</text:span></text:p>
      <text:p text:style-name="No_20_Spacing"><text:span text:style-name="T7"><text:s text:c="2"/></text:span><text:span text:style-name="T9">int</text:span><text:span text:style-name="T6"> r, i, pos;</text:span></text:p>
      <text:p text:style-name="No_20_Spacing"><text:span text:style-name="T6"><text:s text:c="2"/></text:span><text:span text:style-name="T9">double</text:span><text:span text:style-name="T6"> p, sum;</text:span></text:p>
      <text:p text:style-name="P10"/>
      <text:p text:style-name="P10"><text:s text:c="2"/>sum = n*getNecklaces(n, t);</text:p>
      <text:p text:style-name="No_20_Spacing"><text:span text:style-name="T6"><text:s text:c="2"/></text:span><text:span text:style-name="T9">for</text:span><text:span text:style-name="T6">(r = </text:span><text:span text:style-name="T12">0</text:span><text:span text:style-name="T6">; r &lt; n; r++){</text:span></text:p>
      <text:p text:style-name="No_20_Spacing"><text:span text:style-name="T6"><text:s text:c="4"/></text:span><text:span text:style-name="T7">memset(seen, </text:span><text:span text:style-name="T13">0</text:span><text:span text:style-name="T7">, </text:span><text:span text:style-name="T8">sizeof</text:span><text:span text:style-name="T7">(seen));</text:span></text:p>
      <text:p text:style-name="No_20_Spacing"><text:span text:style-name="T7"><text:s text:c="4"/>p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</text:span><text:span text:style-name="T8">if</text:span><text:span text:style-name="T7">(seen[i]) </text:span><text:span text:style-name="T8">continue</text:span><text:span text:style-name="T7">;</text:span></text:p>
      <text:p text:style-name="No_20_Spacing"><text:span text:style-name="T7"><text:s text:c="6"/></text:span><text:span text:style-name="T6">p *= t;</text:span></text:p>
      <text:p text:style-name="P10"><text:s text:c="6"/>pos = i;</text:p>
      <text:p text:style-name="No_20_Spacing"><text:span text:style-name="T6"><text:s text:c="6"/></text:span><text:span text:style-name="T9">while</text:span><text:span text:style-name="T6">(!seen[(</text:span><text:span text:style-name="T12">2</text:span><text:span text:style-name="T6">*n-(pos+r))%n]){</text:span></text:p>
      <text:p text:style-name="No_20_Spacing"><text:span text:style-name="T6"><text:s text:c="8"/>pos = (</text:span><text:span text:style-name="T12">2</text:span><text:span text:style-name="T6">*n-(pos+r))%n;</text:span></text:p>
      <text:p text:style-name="No_20_Spacing"><text:span text:style-name="T6"><text:s text:c="8"/>seen[pos] = </text:span><text:span text:style-name="T12">1</text:span><text:span text:style-name="T6">;</text:span></text:p>
      <text:p text:style-name="P10"><text:s text:c="6"/>}</text:p>
      <text:p text:style-name="P10"><text:s text:c="4"/>}</text:p>
      <text:p text:style-name="P10"><text:s text:c="4"/>sum += p;</text:p>
      <text:p text:style-name="P10"><text:s text:c="2"/>}</text:p>
      <text:p text:style-name="No_20_Spacing"><text:span text:style-name="T6"><text:s text:c="2"/></text:span><text:span text:style-name="T9">return</text:span><text:span text:style-name="T6"> sum/(</text:span><text:span text:style-name="T12">2</text:span><text:span text:style-name="T6">*n)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k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No_20_Spacing"><text:span text:style-name="T7"><text:s text:c="4"/>printf(</text:span><text:span text:style-name="T11">"%.0f %.0f\n"</text:span><text:span text:style-name="T7">, getNecklaces(n,k), getBracelets(n,k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<text:soft-page-break/>-=-=-=-=-=-=-=-=-=-=-=-=-=-=-=-=-=-=-=-=-=-=</text:p>
      <text:p text:style-name="P11"/>
      <text:p text:style-name="P11"/>
      <text:p text:style-name="P7">/* Combinatorics – </text:p>
      <text:list xml:id="list29644937" text:continue-numbering="true" text:style-name="Outline">
        <text:list-item>
          <text:list>
            <text:list-item>
              <text:h text:style-name="P18" text:outline-level="2"><text:bookmark-start text:name="__RefHeading___Toc26878_2932636602"/><text:bookmark text:name="Bookmark73"/>Permutation index on distinct characters<text:bookmark-end text:name="__RefHeading___Toc2687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string formed of distinct characters,</text:p>
      <text:p text:style-name="P7"><text:s text:c="16"/>returns the index of the permutation from 0..N!-1.</text:p>
      <text:p text:style-name="P7"><text:s text:c="3"/></text:p>
      <text:p text:style-name="P7"><text:s text:c="3"/>Complexity: <text:s/>O(N^2) where N is size of the string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4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does not work when characters can be the same</text:p>
      <text:p text:style-name="P7"><text:s text:c="16"/>for example: "aaba"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No_20_Spacing"><text:span text:style-name="T8">int</text:span><text:span text:style-name="T7"> permdex (</text:span><text:span text:style-name="T8">char</text:span><text:span text:style-name="T7"> *s){</text:span></text:p>
      <text:p text:style-name="No_20_Spacing"><text:span text:style-name="T7"><text:s text:c="2"/></text:span><text:span text:style-name="T8">int</text:span><text:span text:style-name="T7"> i, j, size = strlen(s);</text:span></text:p>
      <text:p text:style-name="No_20_Spacing"><text:span text:style-name="T7"><text:s text:c="2"/></text:span><text:span text:style-name="T8">int</text:span><text:span text:style-name="T7"> index = </text:span><text:span text:style-name="T13">0</text:span><text:span text:style-name="T7">;</text:span></text:p>
      <text:p text:style-name="P11"><text:s text:c="2"/></text:p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size; i++){</text:span></text:p>
      <text:p text:style-name="No_20_Spacing"><text:span text:style-name="T7"><text:s text:c="4"/></text:span><text:span text:style-name="T8">for</text:span><text:span text:style-name="T7"> (j = i; j &lt; size; j++)</text:span></text:p>
      <text:p text:style-name="No_20_Spacing"><text:span text:style-name="T7"><text:s text:c="6"/></text:span><text:span text:style-name="T8">if</text:span><text:span text:style-name="T7"> (s[i-</text:span><text:span text:style-name="T13">1</text:span><text:span text:style-name="T7">] &gt; s[j]) index ++;</text:span></text:p>
      <text:p text:style-name="P11"><text:s text:c="4"/>index *= size - i;</text:p>
      <text:p text:style-name="P11"><text:s text:c="2"/>}</text:p>
      <text:p text:style-name="No_20_Spacing"><text:span text:style-name="T7"><text:s text:c="2"/></text:span><text:span text:style-name="T8">return</text:span><text:span text:style-name="T7"> index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char</text:span><text:span text:style-name="T7"> s[</text:span><text:span text:style-name="T13">100</text:span><text:span text:style-name="T7">]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 %s"</text:span><text:span text:style-name="T7">, s) == </text:span><text:span text:style-name="T13">1</text:span><text:span text:style-name="T7">){</text:span></text:p>
      <text:p text:style-name="No_20_Spacing"><text:span text:style-name="T7"><text:s text:c="4"/>printf(</text:span><text:span text:style-name="T11">"Index of %s = %d\n"</text:span><text:span text:style-name="T7">, s, <text:s/>permdex(s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11"/>
      <text:p text:style-name="P11"/>
      <text:p text:style-name="P2"><text:soft-page-break/></text:p>
      <text:p text:style-name="P14">############################################</text:p>
      <text:list xml:id="list29627471" text:continue-numbering="true" text:style-name="Outline">
        <text:list-item>
          <text:h text:style-name="P19" text:outline-level="1"><text:bookmark-start text:name="__RefHeading___Toc26880_2932636602"/><text:bookmark text:name="Bookmark74"/>Dynamic Programming<text:bookmark-end text:name="__RefHeading___Toc26880_2932636602"/></text:h>
        </text:list-item>
      </text:list>
      <text:p text:style-name="P6">############################################</text:p>
      <text:p text:style-name="P6"/>
      <text:p text:style-name="P6"/>
      <text:p text:style-name="P7">/* Dynamic Programming: </text:p>
      <text:list xml:id="list29637946" text:continue-numbering="true" text:style-name="Outline">
        <text:list-item>
          <text:list>
            <text:list-item>
              <text:h text:style-name="P18" text:outline-level="2"><text:bookmark-start text:name="__RefHeading___Toc26882_2932636602"/><text:bookmark text:name="Bookmark75"/>Longest Ascending Subsequence – O(nlogn)<text:bookmark-end text:name="__RefHeading___Toc2688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n array of size n, asc_seq returns the length </text:p>
      <text:p text:style-name="P7"><text:s text:c="16"/>of the longest ascending subsequence, as well as one</text:p>
      <text:p text:style-name="P7"><text:s text:c="16"/>of the subsequences in S.</text:p>
      <text:p text:style-name="P7"><text:s text:c="16"/></text:p>
      <text:p text:style-name="P7"><text:s text:c="16"/>sasc_seq returns the length of the longest strictly</text:p>
      <text:p text:style-name="No_20_Spacing"><text:span text:style-name="T4"><text:s text:c="16"/></text:span><text:span text:style-name="T5">ascending subsequence.</text:span></text:p>
      <text:p text:style-name="P9"><text:s text:c="3"/></text:p>
      <text:p text:style-name="P9"><text:s text:c="3"/>Complexity: <text:s/>O(n log n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Howard Cheng / Gilbert Lee</text:p>
      <text:p text:style-name="P7"><text:s text:c="3"/>Date: <text:s text:c="7"/>Oct 25, 2002</text:p>
      <text:p text:style-name="P7"><text:s text:c="3"/>References: <text:s/>Gries, D. The Science of Programming</text:p>
      <text:p text:style-name="P7"><text:s text:c="3"/>-----------------------------------------------------------------</text:p>
      <text:p text:style-name="P7"><text:s text:c="3"/>Reliability: 0/0</text:p>
      <text:p text:style-name="P7"><text:s text:c="3"/>Notes: <text:s text:c="6"/>If you want to do the same things with descending</text:p>
      <text:p text:style-name="P7"><text:s text:c="16"/>subsequences, just reverse the array before calling</text:p>
      <text:p text:style-name="P7"><text:s text:c="16"/>the routines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assert.h&gt;</text:p>
      <text:p text:style-name="P6"/>
      <text:p text:style-name="No_20_Spacing"><text:span text:style-name="T8">int</text:span><text:span text:style-name="T7"> asc_seq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*S){</text:span></text:p>
      <text:p text:style-name="No_20_Spacing"><text:span text:style-name="T7"><text:s text:c="2"/></text:span><text:span text:style-name="T8">int</text:span><text:span text:style-name="T7"> *m, *seq, i, k, low, up, mid, start;</text:span></text:p>
      <text:p text:style-name="P11"><text:s text:c="2"/></text:p>
      <text:p text:style-name="No_20_Spacing"><text:span text:style-name="T7"><text:s text:c="2"/>m <text:s text:c="2"/>= malloc((n+</text:span><text:span text:style-name="T13">1</text:span><text:span text:style-name="T7">) * 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seq = malloc(n * 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</text:span><text:span text:style-name="T5">/* assert(m &amp;&amp; seq); */</text:span></text:p>
      <text:p text:style-name="P10"><text:s text:c="2"/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 seq[i] = -</text:span><text:span text:style-name="T12">1</text:span><text:span text:style-name="T6">; <text:s/></text:span></text:p>
      <text:p text:style-name="No_20_Spacing"><text:span text:style-name="T6"><text:s text:c="2"/></text:span><text:span text:style-name="T7">m[</text:span><text:span text:style-name="T13">1</text:span><text:span text:style-name="T7">] = start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 (k = i = </text:span><text:span text:style-name="T13">1</text:span><text:span text:style-name="T7">; i &lt; n; i++) {</text:span></text:p>
      <text:p text:style-name="No_20_Spacing"><text:span text:style-name="T7"><text:s text:c="4"/></text:span><text:span text:style-name="T8">if</text:span><text:span text:style-name="T7"> (A[i] &gt;= A[m[k]]) {</text:span></text:p>
      <text:p text:style-name="P11"><text:s text:c="6"/>seq[i] = m[k++];</text:p>
      <text:p text:style-name="P11"><text:s text:c="6"/>start = m[k] = i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[i] &lt; A[m[</text:span><text:span text:style-name="T13">1</text:span><text:span text:style-name="T7">]]) {</text:span></text:p>
      <text:p text:style-name="No_20_Spacing"><text:span text:style-name="T7"><text:s text:c="6"/>m[</text:span><text:span text:style-name="T13">1</text:span><text:span text:style-name="T7">] = i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4">/* assert(A[m[1]] &lt;= A[c] &amp;&amp; A[c] &lt; A[m[k]]); */</text:span></text:p>
      <text:p text:style-name="No_20_Spacing"><text:span text:style-name="T7"><text:s text:c="6"/>low = </text:span><text:span text:style-name="T13">1</text:span><text:span text:style-name="T7">;</text:span></text:p>
      <text:p text:style-name="P11"><text:soft-page-break/><text:s text:c="6"/>up = k;</text:p>
      <text:p text:style-name="No_20_Spacing"><text:span text:style-name="T7"><text:s text:c="6"/></text:span><text:span text:style-name="T8">while</text:span><text:span text:style-name="T7"> (low != up-</text:span><text:span text:style-name="T13">1</text:span><text:span text:style-name="T7">) {</text:span></text:p>
      <text:p text:style-name="No_20_Spacing"><text:span text:style-name="T7"><text:s text:c="8"/>mid = (low+up)/</text:span><text:span text:style-name="T13">2</text:span><text:span text:style-name="T7">;</text:span></text:p>
      <text:p text:style-name="No_20_Spacing"><text:span text:style-name="T7"><text:s text:c="8"/></text:span><text:span text:style-name="T8">if</text:span><text:span text:style-name="T7">(A[m[mid]] &lt;= A[i]) low = mid;</text:span></text:p>
      <text:p text:style-name="No_20_Spacing"><text:span text:style-name="T7"><text:s text:c="8"/></text:span><text:span text:style-name="T8">else</text:span><text:span text:style-name="T7"> up = mid;</text:span></text:p>
      <text:p text:style-name="P11"><text:s text:c="6"/>}</text:p>
      <text:p text:style-name="P11"><text:s text:c="6"/>seq[i] = m[low];</text:p>
      <text:p text:style-name="P11"><text:s text:c="6"/>m[up] = i;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for</text:span><text:span text:style-name="T7"> (i = k-</text:span><text:span text:style-name="T13">1</text:span><text:span text:style-name="T7">; i &gt;= </text:span><text:span text:style-name="T13">0</text:span><text:span text:style-name="T7">; i--) {</text:span></text:p>
      <text:p text:style-name="P11"><text:s text:c="4"/>S[i] = A[start];</text:p>
      <text:p text:style-name="P11"><text:s text:c="4"/>start = seq[start];</text:p>
      <text:p text:style-name="P11"><text:s text:c="2"/>}</text:p>
      <text:p text:style-name="P11"><text:s text:c="2"/>free(m); free(seq);</text:p>
      <text:p text:style-name="No_20_Spacing"><text:span text:style-name="T7"><text:s text:c="2"/></text:span><text:span text:style-name="T8">return</text:span><text:span text:style-name="T7"> k;</text:span></text:p>
      <text:p text:style-name="P11">}</text:p>
      <text:p text:style-name="P11"/>
      <text:p text:style-name="No_20_Spacing"><text:span text:style-name="T8">int</text:span><text:span text:style-name="T7"> sasc_seq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*S){</text:span></text:p>
      <text:p text:style-name="No_20_Spacing"><text:span text:style-name="T7"><text:s text:c="2"/></text:span><text:span text:style-name="T8">int</text:span><text:span text:style-name="T7"> *m, *seq, i, k, low, up, mid, start;</text:span></text:p>
      <text:p text:style-name="P11"><text:s text:c="2"/></text:p>
      <text:p text:style-name="No_20_Spacing"><text:span text:style-name="T7"><text:s text:c="2"/>m <text:s text:c="2"/>= malloc((n+</text:span><text:span text:style-name="T13">1</text:span><text:span text:style-name="T7">) * 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seq = malloc(n * 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</text:span><text:span text:style-name="T5">/* assert(m &amp;&amp; seq); */</text:span></text:p>
      <text:p text:style-name="P10"><text:s text:c="2"/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 seq[i] = -</text:span><text:span text:style-name="T12">1</text:span><text:span text:style-name="T6">;</text:span></text:p>
      <text:p text:style-name="No_20_Spacing"><text:span text:style-name="T6"><text:s text:c="2"/></text:span><text:span text:style-name="T7">m[</text:span><text:span text:style-name="T13">1</text:span><text:span text:style-name="T7">] = start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 (k = i = </text:span><text:span text:style-name="T13">1</text:span><text:span text:style-name="T7">; i &lt; n; i++) {</text:span></text:p>
      <text:p text:style-name="No_20_Spacing"><text:span text:style-name="T7"><text:s text:c="4"/></text:span><text:span text:style-name="T8">if</text:span><text:span text:style-name="T7"> (A[i] &gt; A[m[k]]) {</text:span></text:p>
      <text:p text:style-name="P11"><text:s text:c="6"/>seq[i] = m[k++]; <text:s text:c="5"/></text:p>
      <text:p text:style-name="P11"><text:s text:c="6"/>start = m[k] = i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[i] &lt; A[m[</text:span><text:span text:style-name="T13">1</text:span><text:span text:style-name="T7">]]) {</text:span></text:p>
      <text:p text:style-name="No_20_Spacing"><text:span text:style-name="T7"><text:s text:c="6"/>m[</text:span><text:span text:style-name="T13">1</text:span><text:span text:style-name="T7">] = i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A[i] &lt; A[m[k]]) {</text:span></text:p>
      <text:p text:style-name="No_20_Spacing"><text:span text:style-name="T7"><text:s text:c="6"/>low = </text:span><text:span text:style-name="T13">1</text:span><text:span text:style-name="T7">;</text:span></text:p>
      <text:p text:style-name="P11"><text:s text:c="6"/>up = k;</text:p>
      <text:p text:style-name="No_20_Spacing"><text:span text:style-name="T7"><text:s text:c="6"/></text:span><text:span text:style-name="T8">while</text:span><text:span text:style-name="T7"> (low != up-</text:span><text:span text:style-name="T13">1</text:span><text:span text:style-name="T7">) {</text:span></text:p>
      <text:p text:style-name="No_20_Spacing"><text:span text:style-name="T7"><text:s text:c="8"/></text:span><text:span text:style-name="T5">/* assert(A[m[h]] &lt;= A[c] &amp;&amp; A[c] &lt; A[m[j]]); */</text:span></text:p>
      <text:p text:style-name="No_20_Spacing"><text:span text:style-name="T6"><text:s text:c="8"/></text:span><text:span text:style-name="T7">mid = (low+up)/</text:span><text:span text:style-name="T13">2</text:span><text:span text:style-name="T7">;</text:span></text:p>
      <text:p text:style-name="No_20_Spacing"><text:span text:style-name="T7"><text:s text:c="8"/></text:span><text:span text:style-name="T8">if</text:span><text:span text:style-name="T7">(A[m[mid]] &lt;= A[i]) low = mid;</text:span></text:p>
      <text:p text:style-name="No_20_Spacing"><text:span text:style-name="T7"><text:s text:c="8"/></text:span><text:span text:style-name="T8">else</text:span><text:span text:style-name="T7"> up = mid;</text:span></text:p>
      <text:p text:style-name="P11"><text:s text:c="6"/>}</text:p>
      <text:p text:style-name="No_20_Spacing"><text:span text:style-name="T7"><text:s text:c="6"/></text:span><text:span text:style-name="T8">if</text:span><text:span text:style-name="T7"> (A[i] &gt; A[m[low]]) {</text:span></text:p>
      <text:p text:style-name="P11"><text:s text:c="8"/>seq[i] = m[low];</text:p>
      <text:p text:style-name="P11"><text:s text:c="8"/>m[up] = i;</text:p>
      <text:p text:style-name="P11"><text:s text:c="6"/>}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for</text:span><text:span text:style-name="T7"> (i = k-</text:span><text:span text:style-name="T13">1</text:span><text:span text:style-name="T7">; i &gt;= </text:span><text:span text:style-name="T13">0</text:span><text:span text:style-name="T7">; i--) {</text:span></text:p>
      <text:p text:style-name="P11"><text:s text:c="4"/>S[i] = A[start];</text:p>
      <text:p text:style-name="P11"><text:s text:c="4"/>start = seq[start];</text:p>
      <text:p text:style-name="P11"><text:soft-page-break/><text:s text:c="2"/>} </text:p>
      <text:p text:style-name="P11"><text:s text:c="2"/>free(m); free(seq);</text:p>
      <text:p text:style-name="No_20_Spacing"><text:span text:style-name="T7"><text:s text:c="2"/></text:span><text:span text:style-name="T8">return</text:span><text:span text:style-name="T7"> k;</text:span></text:p>
      <text:p text:style-name="P11">}</text:p>
      <text:p text:style-name="P11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0">{</text:p>
      <text:p text:style-name="No_20_Spacing"><text:span text:style-name="T6"><text:s text:c="2"/></text:span><text:span text:style-name="T9">int</text:span><text:span text:style-name="T6"> *A, *S, n, i, k;</text:span></text:p>
      <text:p text:style-name="P10"><text:s text:c="2"/></text:p>
      <text:p text:style-name="No_20_Spacing"><text:span text:style-name="T6"><text:s text:c="2"/></text:span><text:span text:style-name="T9">while</text:span><text:span text:style-name="T6"> (scanf(</text:span><text:span text:style-name="T10">"%d"</text:span><text:span text:style-name="T6">, &amp;n) == </text:span><text:span text:style-name="T12">1</text:span><text:span text:style-name="T6"> &amp;&amp; n &gt; </text:span><text:span text:style-name="T12">0</text:span><text:span text:style-name="T6">) {</text:span></text:p>
      <text:p text:style-name="No_20_Spacing"><text:span text:style-name="T6"><text:s text:c="4"/></text:span><text:span text:style-name="T7">A = malloc(n*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4"/>S = malloc(n*</text:span><text:span text:style-name="T8">sizeof</text:span><text:span text:style-name="T7">(</text:span><text:span text:style-name="T8">int</text:span><text:span text:style-name="T7">));</text:span></text:p>
      <text:p text:style-name="P11"/>
      <text:p text:style-name="No_20_Spacing"><text:span text:style-name="T7"><text:s text:c="4"/></text:span><text:span text:style-name="T4">/* Read in array */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scanf(</text:span><text:span text:style-name="T11">"%d"</text:span><text:span text:style-name="T7">, &amp;A[i]);</text:span></text:p>
      <text:p text:style-name="P11"/>
      <text:p text:style-name="No_20_Spacing"><text:span text:style-name="T7"><text:s text:c="4"/></text:span><text:span text:style-name="T4">/* Find longest ascending subsequence */</text:span></text:p>
      <text:p text:style-name="P11"><text:s text:c="4"/>k = asc_seq(A, n, S);</text:p>
      <text:p text:style-name="No_20_Spacing"><text:span text:style-name="T7"><text:s text:c="4"/>printf(</text:span><text:span text:style-name="T11">"length = %d\n"</text:span><text:span text:style-name="T7">, k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k; i++){</text:span></text:p>
      <text:p text:style-name="No_20_Spacing"><text:span text:style-name="T7"><text:s text:c="6"/>printf(</text:span><text:span text:style-name="T11">"%d "</text:span><text:span text:style-name="T7">, S[i]);</text:span></text:p>
      <text:p text:style-name="P11"><text:s text:c="4"/>}</text:p>
      <text:p text:style-name="No_20_Spacing"><text:span text:style-name="T7"><text:s text:c="4"/>printf(</text:span><text:span text:style-name="T11">"\n"</text:span><text:span text:style-name="T7">);</text:span></text:p>
      <text:p text:style-name="P11"><text:s text:c="4"/></text:p>
      <text:p text:style-name="No_20_Spacing"><text:span text:style-name="T7"><text:s text:c="4"/></text:span><text:span text:style-name="T4">/* Find longest strictly ascending subsequence */</text:span></text:p>
      <text:p text:style-name="No_20_Spacing"><text:span text:style-name="T7"><text:s text:c="4"/></text:span><text:span text:style-name="T6">k = sasc_seq(A, n, S);</text:span></text:p>
      <text:p text:style-name="No_20_Spacing"><text:span text:style-name="T6"><text:s text:c="4"/></text:span><text:span text:style-name="T7">printf(</text:span><text:span text:style-name="T11">"length = %d\n"</text:span><text:span text:style-name="T7">, k);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k; i++) {</text:span></text:p>
      <text:p text:style-name="No_20_Spacing"><text:span text:style-name="T7"><text:s text:c="6"/>printf(</text:span><text:span text:style-name="T11">"%d "</text:span><text:span text:style-name="T7">, S[i]);</text:span></text:p>
      <text:p text:style-name="P11"><text:s text:c="4"/>}</text:p>
      <text:p text:style-name="No_20_Spacing"><text:span text:style-name="T7"><text:s text:c="4"/>printf(</text:span><text:span text:style-name="T11">"\n"</text:span><text:span text:style-name="T7">);</text:span></text:p>
      <text:p text:style-name="P11"><text:s text:c="4"/>free(A);</text:p>
      <text:p text:style-name="P11"><text:s text:c="4"/>free(S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Dynamic Programming: </text:p>
      <text:list xml:id="list29643153" text:continue-numbering="true" text:style-name="Outline">
        <text:list-item>
          <text:list>
            <text:list-item>
              <text:h text:style-name="P18" text:outline-level="2"><text:bookmark-start text:name="__RefHeading___Toc26884_2932636602"/><text:bookmark text:name="Bookmark76"/>Longest ascending subsequence - O(N^2)<text:bookmark-end text:name="__RefHeading___Toc2688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n array of size N, asc_seq returns the length</text:p>
      <text:p text:style-name="P7"><text:s text:c="16"/>of the longest ascending subsequence, and stores one</text:p>
      <text:p text:style-name="P7"><text:s text:c="16"/>such subsequence in the array S.</text:p>
      <text:p text:style-name="P7"/>
      <text:p text:style-name="P7"><text:s text:c="16"/>Ascending is defined by cmp(A,B), which returns</text:p>
      <text:p text:style-name="P7"><text:s text:c="16"/>1 if A may come after B in the sequence, and 0</text:p>
      <text:p text:style-name="P7"><text:soft-page-break/><text:s text:c="16"/>otherwise</text:p>
      <text:p text:style-name="P7"><text:s text:c="3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16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o support other data types, just redefine Item</text:p>
      <text:p text:style-name="P7"><text:s text:c="18"/>and cmp</text:p>
      <text:p text:style-name="P7"><text:s text:c="16"/>- Various cmp functions are included below</text:p>
      <text:p text:style-name="P7">*/</text:p>
      <text:p text:style-name="P7"/>
      <text:p text:style-name="P6">#include &lt;stdio.h&gt;</text:p>
      <text:p text:style-name="P6">#define MAXN 500</text:p>
      <text:p text:style-name="P6"/>
      <text:p text:style-name="No_20_Spacing"><text:span text:style-name="T8">typedef</text:span><text:span text:style-name="T7"> </text:span><text:span text:style-name="T8">int</text:span><text:span text:style-name="T7"> Item;</text:span></text:p>
      <text:p text:style-name="P11"/>
      <text:p text:style-name="No_20_Spacing"><text:span text:style-name="T8">int</text:span><text:span text:style-name="T7"> cmp(Item a, Item b){</text:span></text:p>
      <text:p text:style-name="No_20_Spacing"><text:span text:style-name="T7"><text:s text:c="2"/></text:span><text:span text:style-name="T8">return</text:span><text:span text:style-name="T7"> a &gt;= b; </text:span><text:span text:style-name="T4">/* Ascending (Nondecreasing) */</text:span></text:p>
      <text:p text:style-name="No_20_Spacing"><text:span text:style-name="T7"><text:s text:c="2"/></text:span><text:span text:style-name="T8">return</text:span><text:span text:style-name="T7"> a &gt; b; <text:s/></text:span><text:span text:style-name="T4">/* Strictly ascending */</text:span></text:p>
      <text:p text:style-name="No_20_Spacing"><text:span text:style-name="T7"><text:s text:c="2"/></text:span><text:span text:style-name="T8">return</text:span><text:span text:style-name="T7"> a &lt;= b; </text:span><text:span text:style-name="T4">/* Descending (Nonincreasing) */</text:span></text:p>
      <text:p text:style-name="No_20_Spacing"><text:span text:style-name="T7"><text:s text:c="2"/></text:span><text:span text:style-name="T8">return</text:span><text:span text:style-name="T7"> a &lt; b; <text:s/></text:span><text:span text:style-name="T4">/* Strictly descending */</text:span></text:p>
      <text:p text:style-name="P11">}</text:p>
      <text:p text:style-name="P11"/>
      <text:p text:style-name="No_20_Spacing"><text:span text:style-name="T8">int</text:span><text:span text:style-name="T7"> longest(</text:span><text:span text:style-name="T8">int</text:span><text:span text:style-name="T7"> n, Item *A, Item *S){</text:span></text:p>
      <text:p text:style-name="No_20_Spacing"><text:span text:style-name="T7"><text:s text:c="2"/></text:span><text:span text:style-name="T8">int</text:span><text:span text:style-name="T7"> most = </text:span><text:span text:style-name="T13">0</text:span><text:span text:style-name="T7">, mi, i, j, last[MAXN], len[MAXN];</text:span>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4"/>len[i]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i; j++)</text:span></text:p>
      <text:p text:style-name="No_20_Spacing"><text:span text:style-name="T7"><text:s text:c="6"/></text:span><text:span text:style-name="T8">if</text:span><text:span text:style-name="T7">(cmp(A[i], A[j]) &amp;&amp; len[j]+</text:span><text:span text:style-name="T13">1</text:span><text:span text:style-name="T7"> &gt; len[i]){</text:span></text:p>
      <text:p text:style-name="No_20_Spacing"><text:span text:style-name="T7"><text:s text:c="8"/>len[i] = len[j]+</text:span><text:span text:style-name="T13">1</text:span><text:span text:style-name="T7">;</text:span></text:p>
      <text:p text:style-name="P11"><text:s text:c="8"/>last[i] = j;</text:p>
      <text:p text:style-name="P11"><text:s text:c="6"/>}</text:p>
      <text:p text:style-name="No_20_Spacing"><text:span text:style-name="T7"><text:s text:c="4"/></text:span><text:span text:style-name="T8">if</text:span><text:span text:style-name="T7">(len[i] &gt; most){</text:span></text:p>
      <text:p text:style-name="P11"><text:s text:c="6"/>most = len[i];</text:p>
      <text:p text:style-name="P11"><text:s text:c="6"/>mi = i;</text:p>
      <text:p text:style-name="P11"><text:s text:c="4"/>}</text:p>
      <text:p text:style-name="P11"><text:s text:c="2"/>}</text:p>
      <text:p text:style-name="P11"/>
      <text:p text:style-name="No_20_Spacing"><text:span text:style-name="T7"><text:s text:c="2"/></text:span><text:span text:style-name="T4">/* Skip if you do not need to build S */</text:span></text:p>
      <text:p text:style-name="No_20_Spacing"><text:span text:style-name="T7"><text:s text:c="2"/></text:span><text:span text:style-name="T8">for</text:span><text:span text:style-name="T7">(i = most-</text:span><text:span text:style-name="T13">1</text:span><text:span text:style-name="T7">; i &gt;= </text:span><text:span text:style-name="T13">0</text:span><text:span text:style-name="T7">; i--){</text:span></text:p>
      <text:p text:style-name="P11"><text:s text:c="4"/>S[i] = A[mi];</text:p>
      <text:p text:style-name="P11"><text:s text:c="4"/>mi = last[mi];</text:p>
      <text:p text:style-name="P11"><text:s text:c="2"/>}</text:p>
      <text:p text:style-name="No_20_Spacing"><text:span text:style-name="T7"><text:s text:c="2"/></text:span><text:span text:style-name="T8">return</text:span><text:span text:style-name="T7"> most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oft-page-break/><text:span text:style-name="T7"><text:s text:c="2"/></text:span><text:span text:style-name="T8">int</text:span><text:span text:style-name="T7"> n, result, i;</text:span></text:p>
      <text:p text:style-name="No_20_Spacing"><text:span text:style-name="T7"><text:s text:c="2"/></text:span><text:span text:style-name="T6">Item A[MAXN], S[MAXN];</text:span></text:p>
      <text:p text:style-name="P10"><text:s text:c="2"/></text:p>
      <text:p text:style-name="No_20_Spacing"><text:span text:style-name="T6"><text:s text:c="2"/>scanf(</text:span><text:span text:style-name="T10">"%d"</text:span><text:span text:style-name="T6">, &amp;n)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 scanf(</text:span><text:span text:style-name="T10">"%d"</text:span><text:span text:style-name="T6">, &amp;A[i]);</text:span></text:p>
      <text:p text:style-name="No_20_Spacing"><text:span text:style-name="T6"><text:s text:c="2"/></text:span><text:span text:style-name="T7">result = longest(n, A, S);</text:span></text:p>
      <text:p text:style-name="P11"/>
      <text:p text:style-name="No_20_Spacing"><text:span text:style-name="T7"><text:s text:c="2"/>printf(</text:span><text:span text:style-name="T11">"Size of longest subsequence: %d\n"</text:span><text:span text:style-name="T7">, result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result; i++) printf(</text:span><text:span text:style-name="T11">"%d "</text:span><text:span text:style-name="T7">, S[i]);</text:span></text:p>
      <text:p text:style-name="No_20_Spacing"><text:span text:style-name="T7"><text:s text:c="2"/>printf(</text:span><text:span text:style-name="T11">"\n"</text:span><text:span text:style-name="T7">)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Dynamic Programming: </text:p>
      <text:list xml:id="list29637735" text:continue-numbering="true" text:style-name="Outline">
        <text:list-item>
          <text:list>
            <text:list-item>
              <text:h text:style-name="P18" text:outline-level="2"><text:bookmark-start text:name="__RefHeading___Toc26886_2932636602"/><text:bookmark text:name="Bookmark77"/>Edit Distance (with path recovery)<text:bookmark-end text:name="__RefHeading___Toc2688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edit distance for two strings. <text:s/>Namely </text:p>
      <text:p text:style-name="P7"><text:s text:c="16"/>this involves certain costs for Replacement,</text:p>
      <text:p text:style-name="P7"><text:s text:c="16"/>Insertions and Deletions. <text:s/>Given these costs, and</text:p>
      <text:p text:style-name="P7"><text:s text:c="16"/>two words, this program calculates the minimum cost</text:p>
      <text:p text:style-name="P7"><text:s text:c="16"/>way to transform the first string to the second. <text:s/>An</text:p>
      <text:p text:style-name="P7"><text:s text:c="16"/>added bonus is the PathRecovery() subroutine, which</text:p>
      <text:p text:style-name="P7"><text:s text:c="16"/>prints out exactly what happens step by step. <text:s/></text:p>
      <text:p text:style-name="P7"><text:s text:c="3"/></text:p>
      <text:p text:style-name="P7"><text:s text:c="3"/>Complexity: <text:s/>O(N^2) where N is the size of the larger of the two</text:p>
      <text:p text:style-name="P7"><text:s text:c="16"/>string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y 10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Spain Problem 526)</text:p>
      <text:p text:style-name="P7"><text:s text:c="14"/></text:p>
      <text:p text:style-name="P7"><text:s text:c="3"/>Notes: <text:s text:c="6"/>Some modifications need to be made in order to fix</text:p>
      <text:p text:style-name="P7"><text:s text:c="16"/>path recovery. <text:s/>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90</text:p>
      <text:p text:style-name="P6"/>
      <text:p text:style-name="No_20_Spacing"><text:span text:style-name="T8">char</text:span><text:span text:style-name="T7"> move[MAXN][MAXN]; <text:s/></text:span><text:span text:style-name="T4">/* Type of command used */</text:span></text:p>
      <text:p text:style-name="No_20_Spacing"><text:span text:style-name="T8">int</text:span><text:span text:style-name="T7"> <text:s/>g[MAXN][MAXN]; <text:s text:c="5"/></text:span><text:span text:style-name="T4">/* Cost of changes */</text:span></text:p>
      <text:p text:style-name="P7"/>
      <text:p text:style-name="No_20_Spacing"><text:soft-page-break/><text:span text:style-name="T8">int</text:span><text:span text:style-name="T7"> editDistance(</text:span><text:span text:style-name="T8">char</text:span><text:span text:style-name="T7"> *src, </text:span><text:span text:style-name="T8">char</text:span><text:span text:style-name="T7"> *dst, </text:span><text:span text:style-name="T8">int</text:span><text:span text:style-name="T7"> replace, </text:span><text:span text:style-name="T8">int</text:span><text:span text:style-name="T7"> insert, </text:span><text:span text:style-name="T8">int</text:span><text:span text:style-name="T7"> </text:span><text:span text:style-name="T8">delete</text:span><text:span text:style-name="T7">){</text:span></text:p>
      <text:p text:style-name="No_20_Spacing"><text:span text:style-name="T7"><text:s text:c="2"/></text:span><text:span text:style-name="T8">int</text:span><text:span text:style-name="T7"> i, j, l1, l2;</text:span></text:p>
      <text:p text:style-name="P11"/>
      <text:p text:style-name="P11"><text:s text:c="2"/>l1 = strlen(src);</text:p>
      <text:p text:style-name="P11"><text:s text:c="2"/>l2 = strlen(dst);</text:p>
      <text:p text:style-name="P11"/>
      <text:p text:style-name="No_20_Spacing"><text:span text:style-name="T7"><text:s text:c="2"/></text:span><text:span text:style-name="T8">for</text:span><text:span text:style-name="T7">(j = </text:span><text:span text:style-name="T13">0</text:span><text:span text:style-name="T7">; j &lt;= l1; j++){</text:span></text:p>
      <text:p text:style-name="No_20_Spacing"><text:span text:style-name="T7"><text:s text:c="4"/>g[</text:span><text:span text:style-name="T13">0</text:span><text:span text:style-name="T7">][j] = j;</text:span></text:p>
      <text:p text:style-name="No_20_Spacing"><text:span text:style-name="T7"><text:s text:c="4"/>move[</text:span><text:span text:style-name="T13">0</text:span><text:span text:style-name="T7">][j] = 'D';</text:span></text:p>
      <text:p text:style-name="P11"><text:s text:c="2"/>}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1</text:span><text:span text:style-name="T7">; i &lt;= l2; i++){</text:span></text:p>
      <text:p text:style-name="No_20_Spacing"><text:span text:style-name="T7"><text:s text:c="4"/>g[i][</text:span><text:span text:style-name="T13">0</text:span><text:span text:style-name="T7">] = i;</text:span></text:p>
      <text:p text:style-name="No_20_Spacing"><text:span text:style-name="T7"><text:s text:c="4"/>move[i][</text:span><text:span text:style-name="T13">0</text:span><text:span text:style-name="T7">] = 'I';</text:span></text:p>
      <text:p text:style-name="P11"><text:s text:c="4"/></text:p>
      <text:p text:style-name="No_20_Spacing"><text:span text:style-name="T7"><text:s text:c="4"/></text:span><text:span text:style-name="T8">for</text:span><text:span text:style-name="T7">(j = </text:span><text:span text:style-name="T13">1</text:span><text:span text:style-name="T7">; j &lt;= l1; j++){</text:span></text:p>
      <text:p text:style-name="No_20_Spacing"><text:span text:style-name="T7"><text:s text:c="6"/>g[i][j] = g[i-</text:span><text:span text:style-name="T13">1</text:span><text:span text:style-name="T7">][j-</text:span><text:span text:style-name="T13">1</text:span><text:span text:style-name="T7">]+replace;</text:span></text:p>
      <text:p text:style-name="P11"><text:s text:c="6"/>move[i][j] = 'R';</text:p>
      <text:p text:style-name="P11"><text:s text:c="6"/></text:p>
      <text:p text:style-name="No_20_Spacing"><text:span text:style-name="T7"><text:s text:c="6"/></text:span><text:span text:style-name="T8">if</text:span><text:span text:style-name="T7">(g[i-</text:span><text:span text:style-name="T13">1</text:span><text:span text:style-name="T7">][j]+insert &lt; g[i][j]){</text:span></text:p>
      <text:p text:style-name="No_20_Spacing"><text:span text:style-name="T7"><text:s text:c="8"/>g[i][j] = g[i-</text:span><text:span text:style-name="T13">1</text:span><text:span text:style-name="T7">][j]+insert;</text:span></text:p>
      <text:p text:style-name="P11"><text:s text:c="8"/>move[i][j] = 'I';</text:p>
      <text:p text:style-name="P11"><text:s text:c="6"/>}</text:p>
      <text:p text:style-name="P11"><text:s text:c="6"/></text:p>
      <text:p text:style-name="No_20_Spacing"><text:span text:style-name="T7"><text:s text:c="6"/></text:span><text:span text:style-name="T8">if</text:span><text:span text:style-name="T7">(g[i][j-</text:span><text:span text:style-name="T13">1</text:span><text:span text:style-name="T7">]+</text:span><text:span text:style-name="T8">delete</text:span><text:span text:style-name="T7"> &lt; g[i][j]){</text:span></text:p>
      <text:p text:style-name="No_20_Spacing"><text:span text:style-name="T7"><text:s text:c="8"/></text:span><text:span text:style-name="T6">g[i][j] = g[i][j-</text:span><text:span text:style-name="T12">1</text:span><text:span text:style-name="T6">]+</text:span><text:span text:style-name="T9">delete</text:span><text:span text:style-name="T6">;</text:span></text:p>
      <text:p text:style-name="No_20_Spacing"><text:span text:style-name="T6"><text:s text:c="8"/></text:span><text:span text:style-name="T7">move[i][j] = 'D';</text:span></text:p>
      <text:p text:style-name="P11"><text:s text:c="6"/>}</text:p>
      <text:p text:style-name="P11"><text:s text:c="6"/></text:p>
      <text:p text:style-name="No_20_Spacing"><text:span text:style-name="T7"><text:s text:c="6"/></text:span><text:span text:style-name="T8">if</text:span><text:span text:style-name="T7">(src[j-</text:span><text:span text:style-name="T13">1</text:span><text:span text:style-name="T7">] == dst[i-</text:span><text:span text:style-name="T13">1</text:span><text:span text:style-name="T7">] &amp;&amp; g[i-</text:span><text:span text:style-name="T13">1</text:span><text:span text:style-name="T7">][j-</text:span><text:span text:style-name="T13">1</text:span><text:span text:style-name="T7">] &lt; g[i][j]){</text:span></text:p>
      <text:p text:style-name="No_20_Spacing"><text:span text:style-name="T7"><text:s text:c="8"/>g[i][j] = g[i-</text:span><text:span text:style-name="T13">1</text:span><text:span text:style-name="T7">][j-</text:span><text:span text:style-name="T13">1</text:span><text:span text:style-name="T7">];</text:span></text:p>
      <text:p text:style-name="P11"><text:s text:c="8"/>move[i][j] = 'N';</text:p>
      <text:p text:style-name="P11"><text:s text:c="6"/>}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g[l2][l1];</text:span></text:p>
      <text:p text:style-name="P11">}</text:p>
      <text:p text:style-name="P11"/>
      <text:p text:style-name="No_20_Spacing"><text:span text:style-name="T8">int</text:span><text:span text:style-name="T7"> counter;</text:span></text:p>
      <text:p text:style-name="No_20_Spacing"><text:span text:style-name="T8">void</text:span><text:span text:style-name="T7"> PathRecovery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*delta, </text:span><text:span text:style-name="T8">char</text:span><text:span text:style-name="T7"> *src, </text:span><text:span text:style-name="T8">char</text:span><text:span text:style-name="T7"> *dst){</text:span></text:p>
      <text:p text:style-name="No_20_Spacing"><text:span text:style-name="T7"><text:s text:c="2"/></text:span><text:span text:style-name="T8">int</text:span><text:span text:style-name="T7"> ndelta;</text:span></text:p>
      <text:p text:style-name="P11"><text:s text:c="2"/></text:p>
      <text:p text:style-name="No_20_Spacing"><text:span text:style-name="T7"><text:s text:c="2"/></text:span><text:span text:style-name="T8">if</text:span><text:span text:style-name="T7">(x == </text:span><text:span text:style-name="T13">0</text:span><text:span text:style-name="T7"> &amp;&amp; y == </text:span><text:span text:style-name="T13">0</text:span><text:span text:style-name="T7">){</text:span></text:p>
      <text:p text:style-name="No_20_Spacing"><text:span text:style-name="T7"><text:s text:c="4"/>*delta = </text:span><text:span text:style-name="T13">0</text:span><text:span text:style-name="T7">;</text:span></text:p>
      <text:p text:style-name="No_20_Spacing"><text:span text:style-name="T7"><text:s text:c="4"/></text:span><text:span text:style-name="T8">return</text:span><text:span text:style-name="T7">;</text:span></text:p>
      <text:p text:style-name="P11"><text:s text:c="2"/>}</text:p>
      <text:p text:style-name="No_20_Spacing"><text:span text:style-name="T7"><text:s text:c="2"/></text:span><text:span text:style-name="T8">else</text:span><text:span text:style-name="T7"> {</text:span></text:p>
      <text:p text:style-name="No_20_Spacing"><text:span text:style-name="T7"><text:s text:c="4"/></text:span><text:span text:style-name="T8">switch</text:span><text:span text:style-name="T7">(move[x][y]){</text:span></text:p>
      <text:p text:style-name="No_20_Spacing"><text:span text:style-name="T7"><text:s text:c="4"/></text:span><text:span text:style-name="T8">case</text:span><text:span text:style-name="T7"> 'R':</text:span></text:p>
      <text:p text:style-name="No_20_Spacing"><text:span text:style-name="T7"><text:s text:c="6"/>PathRecovery(x-</text:span><text:span text:style-name="T13">1</text:span><text:span text:style-name="T7">,y-</text:span><text:span text:style-name="T13">1</text:span><text:span text:style-name="T7">,&amp;ndelta,src,dst);</text:span></text:p>
      <text:p text:style-name="P11"><text:soft-page-break/><text:s text:c="6"/>*delta = ndelta;</text:p>
      <text:p text:style-name="No_20_Spacing"><text:span text:style-name="T7"><text:s text:c="6"/>printf(</text:span><text:span text:style-name="T11">"%d Replace %d,%c\n"</text:span><text:span text:style-name="T7">, counter++, y+ndelta, dst[x-</text:span><text:span text:style-name="T13">1</text:span><text:span text:style-name="T7">]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I':</text:span></text:p>
      <text:p text:style-name="No_20_Spacing"><text:span text:style-name="T7"><text:s text:c="6"/>PathRecovery(x-</text:span><text:span text:style-name="T13">1</text:span><text:span text:style-name="T7">,y,&amp;ndelta,src,dst);</text:span></text:p>
      <text:p text:style-name="No_20_Spacing"><text:span text:style-name="T7"><text:s text:c="6"/>*delta = ndelta+</text:span><text:span text:style-name="T13">1</text:span><text:span text:style-name="T7">;</text:span></text:p>
      <text:p text:style-name="No_20_Spacing"><text:span text:style-name="T7"><text:s text:c="6"/>printf(</text:span><text:span text:style-name="T11">"%d Insert %d,%c\n"</text:span><text:span text:style-name="T7">, counter++, y+ndelta+</text:span><text:span text:style-name="T13">1</text:span><text:span text:style-name="T7">, dst[x-</text:span><text:span text:style-name="T13">1</text:span><text:span text:style-name="T7">]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D':</text:span></text:p>
      <text:p text:style-name="No_20_Spacing"><text:span text:style-name="T7"><text:s text:c="6"/>PathRecovery(x,y-</text:span><text:span text:style-name="T13">1</text:span><text:span text:style-name="T7">,&amp;ndelta,src,dst);</text:span></text:p>
      <text:p text:style-name="No_20_Spacing"><text:span text:style-name="T7"><text:s text:c="6"/>*delta = ndelta-</text:span><text:span text:style-name="T13">1</text:span><text:span text:style-name="T7">;</text:span></text:p>
      <text:p text:style-name="No_20_Spacing"><text:span text:style-name="T7"><text:s text:c="6"/>printf(</text:span><text:span text:style-name="T11">"%d Delete %d\n"</text:span><text:span text:style-name="T7">, counter++, y+ndelta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N':</text:span></text:p>
      <text:p text:style-name="No_20_Spacing"><text:span text:style-name="T7"><text:s text:c="6"/>PathRecovery(x-</text:span><text:span text:style-name="T13">1</text:span><text:span text:style-name="T7">,y-</text:span><text:span text:style-name="T13">1</text:span><text:span text:style-name="T7">,&amp;ndelta,src,dst);</text:span></text:p>
      <text:p text:style-name="P11"><text:s text:c="6"/>*delta = ndelta;</text:p>
      <text:p text:style-name="No_20_Spacing"><text:span text:style-name="T7"><text:s text:c="6"/></text:span><text:span text:style-name="T8">break</text:span><text:span text:style-name="T7">;</text:span></text:p>
      <text:p text:style-name="P11"><text:s text:c="4"/>}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x, first = </text:span><text:span text:style-name="T13">1</text:span><text:span text:style-name="T7">, delta;</text:span></text:p>
      <text:p text:style-name="No_20_Spacing"><text:span text:style-name="T7"><text:s text:c="2"/></text:span><text:span text:style-name="T8">char</text:span><text:span text:style-name="T7"> s1[MAXN], s2[MAXN]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fgets(s1, MAXN, stdin)){</text:span></text:p>
      <text:p text:style-name="No_20_Spacing"><text:span text:style-name="T7"><text:s text:c="4"/></text:span><text:span text:style-name="T8">if</text:span><text:span text:style-name="T7">(first) first = </text:span><text:span text:style-name="T13">0</text:span><text:span text:style-name="T7">;</text:span></text:p>
      <text:p text:style-name="No_20_Spacing"><text:span text:style-name="T7"><text:s text:c="4"/></text:span><text:span text:style-name="T8">else</text:span><text:span text:style-name="T7"> printf(</text:span><text:span text:style-name="T11">"\n"</text:span><text:span text:style-name="T7">);</text:span></text:p>
      <text:p text:style-name="P11"><text:s text:c="4"/>fgets(s2, MAXN, stdin);</text:p>
      <text:p text:style-name="No_20_Spacing"><text:span text:style-name="T7"><text:s text:c="4"/>s1[strlen(s1)-</text:span><text:span text:style-name="T13">1</text:span><text:span text:style-name="T7">] = </text:span><text:span text:style-name="T13">0</text:span><text:span text:style-name="T7">;</text:span></text:p>
      <text:p text:style-name="No_20_Spacing"><text:span text:style-name="T7"><text:s text:c="4"/>s2[strlen(s2)-</text:span><text:span text:style-name="T13">1</text:span><text:span text:style-name="T7">] = </text:span><text:span text:style-name="T13">0</text:span><text:span text:style-name="T7">;</text:span></text:p>
      <text:p text:style-name="No_20_Spacing"><text:span text:style-name="T7"><text:s text:c="4"/></text:span><text:span text:style-name="T8">if</text:span><text:span text:style-name="T7">(first) first = </text:span><text:span text:style-name="T13">0</text:span><text:span text:style-name="T7">;</text:span></text:p>
      <text:p text:style-name="No_20_Spacing"><text:span text:style-name="T7"><text:s text:c="4"/></text:span><text:span text:style-name="T8">else</text:span><text:span text:style-name="T7"> printf(</text:span><text:span text:style-name="T11">"\n"</text:span><text:span text:style-name="T7">);</text:span></text:p>
      <text:p text:style-name="No_20_Spacing"><text:span text:style-name="T7"><text:s text:c="4"/>x = editDistance(s1, s2, </text:span><text:span text:style-name="T13">1</text:span><text:span text:style-name="T7">,</text:span><text:span text:style-name="T13">1</text:span><text:span text:style-name="T7">,</text:span><text:span text:style-name="T13">1</text:span><text:span text:style-name="T7">);</text:span></text:p>
      <text:p text:style-name="No_20_Spacing"><text:span text:style-name="T7"><text:s text:c="4"/>printf(</text:span><text:span text:style-name="T11">"%d\n"</text:span><text:span text:style-name="T7">, x);</text:span></text:p>
      <text:p text:style-name="No_20_Spacing"><text:span text:style-name="T7"><text:s text:c="4"/>counter = </text:span><text:span text:style-name="T13">1</text:span><text:span text:style-name="T7">;</text:span></text:p>
      <text:p text:style-name="P11"><text:s text:c="4"/>PathRecovery(strlen(s2), strlen(s1), &amp;delta, s1, s2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Dynamic Programming: </text:p>
      <text:list xml:id="list29640173" text:continue-numbering="true" text:style-name="Outline">
        <text:list-item>
          <text:list>
            <text:list-item>
              <text:h text:style-name="P18" text:outline-level="2"><text:bookmark-start text:name="__RefHeading___Toc26888_2932636602"/><text:bookmark text:name="Bookmark78"/>Integer Parititoning<text:bookmark-end text:name="__RefHeading___Toc2688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emplate for calculating the number of ways of </text:p>
      <text:p text:style-name="P7"><text:s text:c="16"/>partitioning the integer N into M parts.</text:p>
      <text:p text:style-name="P7"><text:soft-page-break/><text:s text:c="30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1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Spain 10313 Pay the Price)</text:p>
      <text:p text:style-name="P7"><text:s text:c="3"/>Notes: <text:s text:c="6"/>A partition of a number N is a representation of </text:p>
      <text:p text:style-name="P7"><text:s text:c="16"/>N as the sum of positive integers</text:p>
      <text:p text:style-name="P7"><text:s text:c="16"/>e.g. 5 = 1+1+1+1+1</text:p>
      <text:p text:style-name="P7"/>
      <text:p text:style-name="P7"><text:s text:c="16"/>The number of ways of partitioning an integer N</text:p>
      <text:p text:style-name="P7"><text:s text:c="16"/>into M parts is equal to the number of ways of </text:p>
      <text:p text:style-name="P7"><text:s text:c="16"/>partitioning the number N with the largest element</text:p>
      <text:p text:style-name="P7"><text:s text:c="16"/>being of size M. <text:s/>This is best seen with a Ferres-</text:p>
      <text:p text:style-name="P7"><text:s text:c="16"/>Young diagram:</text:p>
      <text:p text:style-name="P7"><text:s text:c="16"/>Suppose N = 8, M = 3:</text:p>
      <text:p text:style-name="P7"/>
      <text:p text:style-name="P7"><text:s text:c="16"/>4 = * * * *</text:p>
      <text:p text:style-name="P7"><text:s text:c="16"/>3 = * * * </text:p>
      <text:p text:style-name="P7"><text:s text:c="16"/>1 = *</text:p>
      <text:p text:style-name="P7"><text:s text:c="20"/>3 2 2 1</text:p>
      <text:p text:style-name="P7"><text:s text:c="16"/>By transposition from rows to columns, this equality</text:p>
      <text:p text:style-name="P7"><text:s text:c="16"/>can be seen.</text:p>
      <text:p text:style-name="P7"><text:s text:c="16"/></text:p>
      <text:p text:style-name="P7"><text:s text:c="16"/>P(N, M) = P(N-1, M-1) + P(N-M, M)</text:p>
      <text:p text:style-name="No_20_Spacing"><text:span text:style-name="T4"><text:s text:c="16"/></text:span><text:span text:style-name="T5">P(0, M) = P(N, 0) = 0</text:span></text:p>
      <text:p text:style-name="P9"><text:s text:c="16"/>P(N, 1) = 1</text:p>
      <text:p text:style-name="P9">*/</text:p>
      <text:p text:style-name="P9"/>
      <text:p text:style-name="P5">#include &lt;stdio.h&gt;</text:p>
      <text:p text:style-name="P6">#include &lt;string.h&gt;</text:p>
      <text:p text:style-name="P6">#define MAXN 300</text:p>
      <text:p text:style-name="P6">#define ULL unsigned long long</text:p>
      <text:p text:style-name="P6"/>
      <text:p text:style-name="No_20_Spacing"><text:span text:style-name="T7">ULL A[MAXN+</text:span><text:span text:style-name="T13">1</text:span><text:span text:style-name="T7">][MAXN+</text:span><text:span text:style-name="T13">1</text:span><text:span text:style-name="T7">];</text:span></text:p>
      <text:p text:style-name="P11"/>
      <text:p text:style-name="No_20_Spacing"><text:span text:style-name="T8">void</text:span><text:span text:style-name="T7"> Build(){</text:span></text:p>
      <text:p text:style-name="No_20_Spacing"><text:span text:style-name="T7"><text:s text:c="2"/></text:span><text:span text:style-name="T8">int</text:span><text:span text:style-name="T7"> i, j;</text:span></text:p>
      <text:p text:style-name="P11"/>
      <text:p text:style-name="No_20_Spacing"><text:span text:style-name="T7"><text:s text:c="2"/>memset(A, </text:span><text:span text:style-name="T13">0</text:span><text:span text:style-name="T7">, </text:span><text:span text:style-name="T8">sizeof</text:span><text:span text:style-name="T7">(A));</text:span></text:p>
      <text:p text:style-name="No_20_Spacing"><text:span text:style-name="T7"><text:s text:c="2"/>A[</text:span><text:span text:style-name="T13">0</text:span><text:span text:style-name="T7">][</text:span><text:span text:style-name="T13">0</text:span><text:span text:style-name="T7">] = </text:span><text:span text:style-name="T13">1</text:span><text:span text:style-name="T7">;</text:span></text:p>
      <text:p text:style-name="No_20_Spacing"><text:span text:style-name="T7"><text:s text:c="2"/></text:span><text:span text:style-name="T9">for</text:span><text:span text:style-name="T6">(i = </text:span><text:span text:style-name="T12">1</text:span><text:span text:style-name="T6">; i &lt;= MAXN; i++){</text:span></text:p>
      <text:p text:style-name="No_20_Spacing"><text:span text:style-name="T6"><text:s text:c="4"/>A[i][</text:span><text:span text:style-name="T12">1</text:span><text:span text:style-name="T6">] = </text:span><text:span text:style-name="T12">1</text:span><text:span text:style-name="T6">;</text:span></text:p>
      <text:p text:style-name="No_20_Spacing"><text:span text:style-name="T6"><text:s text:c="4"/></text:span><text:span text:style-name="T9">for</text:span><text:span text:style-name="T6">(j = </text:span><text:span text:style-name="T12">2</text:span><text:span text:style-name="T6">; j &lt;= i; j++)</text:span></text:p>
      <text:p text:style-name="No_20_Spacing"><text:span text:style-name="T6"><text:s text:c="6"/>A[i][j] = A[i-</text:span><text:span text:style-name="T12">1</text:span><text:span text:style-name="T6">][j-</text:span><text:span text:style-name="T12">1</text:span><text:span text:style-name="T6">] + A[i-j][j];</text:span></text:p>
      <text:p text:style-name="No_20_Spacing"><text:span text:style-name="T6"><text:s text:c="2"/></text:span><text:span text:style-name="T7">}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oft-page-break/><text:span text:style-name="T7"><text:s text:c="2"/></text:span><text:span text:style-name="T8">int</text:span><text:span text:style-name="T7"> n, m;</text:span></text:p>
      <text:p text:style-name="P11"><text:s text:c="2"/></text:p>
      <text:p text:style-name="P11"><text:s text:c="2"/>Build();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No_20_Spacing"><text:span text:style-name="T7"><text:s text:c="4"/>printf(</text:span><text:span text:style-name="T11">"Partitions of %d into %d parts: %llu\n"</text:span><text:span text:style-name="T7">, n, m, A[n][m]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Dynamic Programming: </text:p>
      <text:list xml:id="list29640711" text:continue-numbering="true" text:style-name="Outline">
        <text:list-item>
          <text:list>
            <text:list-item>
              <text:h text:style-name="P18" text:outline-level="2"><text:bookmark-start text:name="__RefHeading___Toc26890_2932636602"/><text:bookmark text:name="Bookmark79"/>Longest Common Subsequence<text:bookmark-end text:name="__RefHeading___Toc2689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two arrays A and B with sizes n and m </text:p>
      <text:p text:style-name="P7"><text:s text:c="16"/>respectively, compute the length of the longest</text:p>
      <text:p text:style-name="P7"><text:s text:c="16"/>common subsequence. <text:s/>This routine also returns in </text:p>
      <text:p text:style-name="P7"><text:s text:c="16"/>the array 's' a longest common subsequence (it</text:p>
      <text:p text:style-name="P7"><text:s text:c="16"/>may not be unique). <text:s/>One can specify which one to</text:p>
      <text:p text:style-name="P7"><text:s text:c="16"/>choose when multiply longest common subsequences</text:p>
      <text:p text:style-name="No_20_Spacing"><text:span text:style-name="T4"><text:s text:c="16"/></text:span><text:span text:style-name="T5">exist.</text:span></text:p>
      <text:p text:style-name="P9"><text:s text:c="3"/></text:p>
      <text:p text:style-name="P9"><text:s text:c="3"/>Complexity: <text:s/>O(N*M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Howard Cheng, Gilbert Lee</text:p>
      <text:p text:style-name="P7"><text:s text:c="3"/>Date: <text:s text:c="7"/>Nov 19, 2002</text:p>
      <text:p text:style-name="P7"><text:s text:c="3"/>References: <text:s/>www.ics.uci.edu/~eppstein/161/960229.html</text:p>
      <text:p text:style-name="P7"><text:s text:c="3"/>-----------------------------------------------------------------</text:p>
      <text:p text:style-name="P7"><text:s text:c="3"/>Reliability: 2 (Spanish Problem 10405, 10066) Dec 2002</text:p>
      <text:p text:style-name="P7"><text:s text:c="3"/>Notes: <text:s text:c="6"/>- Added way to change type of array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P6">#define MAXN 20</text:p>
      <text:p text:style-name="P6">#define Atype int</text:p>
      <text:p text:style-name="P6">#define max(x,y) (((x)&gt;(y))?(x):(y))</text:p>
      <text:p text:style-name="P6"/>
      <text:p text:style-name="No_20_Spacing"><text:span text:style-name="T8">int</text:span><text:span text:style-name="T7"> LCS(Atype *A, </text:span><text:span text:style-name="T8">int</text:span><text:span text:style-name="T7"> n, Atype *B, </text:span><text:span text:style-name="T8">int</text:span><text:span text:style-name="T7"> m, Atype *s)</text:span></text:p>
      <text:p text:style-name="P11">{</text:p>
      <text:p text:style-name="No_20_Spacing"><text:span text:style-name="T7"><text:s text:c="2"/></text:span><text:span text:style-name="T8">int</text:span><text:span text:style-name="T7"> L[MAXN+</text:span><text:span text:style-name="T13">1</text:span><text:span text:style-name="T7">][MAXN+</text:span><text:span text:style-name="T13">1</text:span><text:span text:style-name="T7">];</text:span></text:p>
      <text:p text:style-name="No_20_Spacing"><text:span text:style-name="T7"><text:s text:c="2"/></text:span><text:span text:style-name="T8">int</text:span><text:span text:style-name="T7"> i, j, k;</text:span></text:p>
      <text:p text:style-name="P11"><text:s text:c="2"/></text:p>
      <text:p text:style-name="No_20_Spacing"><text:span text:style-name="T7"><text:s text:c="2"/></text:span><text:span text:style-name="T9">for</text:span><text:span text:style-name="T6">(i = n; i &gt;= </text:span><text:span text:style-name="T12">0</text:span><text:span text:style-name="T6">; i--) </text:span><text:span text:style-name="T9">for</text:span><text:span text:style-name="T6">(j = m; j &gt;= </text:span><text:span text:style-name="T12">0</text:span><text:span text:style-name="T6">; j--){</text:span></text:p>
      <text:p text:style-name="No_20_Spacing"><text:span text:style-name="T6"><text:s text:c="4"/></text:span><text:span text:style-name="T8">if</text:span><text:span text:style-name="T7">(i == n || j == m){</text:span></text:p>
      <text:p text:style-name="No_20_Spacing"><text:span text:style-name="T7"><text:s text:c="6"/>L[i][j] =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A[i] == B[j]){</text:span></text:p>
      <text:p text:style-name="No_20_Spacing"><text:soft-page-break/><text:span text:style-name="T7"><text:s text:c="6"/>L[i][j] = </text:span><text:span text:style-name="T13">1</text:span><text:span text:style-name="T7"> + L[i+</text:span><text:span text:style-name="T13">1</text:span><text:span text:style-name="T7">][j+</text:span><text:span text:style-name="T13">1</text:span><text:span text:style-name="T7">]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6">L[i][j] = max(L[i+</text:span><text:span text:style-name="T12">1</text:span><text:span text:style-name="T6">][j], L[i][j+</text:span><text:span text:style-name="T12">1</text:span><text:span text:style-name="T6">]);</text:span></text:p>
      <text:p text:style-name="No_20_Spacing"><text:span text:style-name="T6"><text:s text:c="4"/></text:span><text:span text:style-name="T7">}</text:span></text:p>
      <text:p text:style-name="P11"><text:s text:c="2"/>}</text:p>
      <text:p text:style-name="P11"><text:s text:c="2"/></text:p>
      <text:p text:style-name="No_20_Spacing"><text:span text:style-name="T7"><text:s text:c="2"/></text:span><text:span text:style-name="T4">/* The following is not needed if you are not interested in</text:span></text:p>
      <text:p text:style-name="P7"><text:s text:c="5"/>a longest common subsequence */</text:p>
      <text:p text:style-name="P7"/>
      <text:p text:style-name="No_20_Spacing"><text:span text:style-name="T7"><text:s text:c="2"/>k = </text:span><text:span text:style-name="T13">0</text:span><text:span text:style-name="T7">;</text:span></text:p>
      <text:p text:style-name="No_20_Spacing"><text:span text:style-name="T7"><text:s text:c="2"/>i = j = </text:span><text:span text:style-name="T13">0</text:span><text:span text:style-name="T7">;</text:span></text:p>
      <text:p text:style-name="No_20_Spacing"><text:span text:style-name="T7"><text:s text:c="2"/></text:span><text:span text:style-name="T8">while</text:span><text:span text:style-name="T7">(i &lt; n &amp;&amp; j &lt; m){</text:span></text:p>
      <text:p text:style-name="No_20_Spacing"><text:span text:style-name="T7"><text:s text:c="4"/></text:span><text:span text:style-name="T8">if</text:span><text:span text:style-name="T7">(A[i] == B[j]){</text:span></text:p>
      <text:p text:style-name="P11"><text:s text:c="6"/>s[k++] = A[i++];</text:p>
      <text:p text:style-name="P11"><text:s text:c="6"/>j++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L[i+</text:span><text:span text:style-name="T13">1</text:span><text:span text:style-name="T7">][j] &gt; L[i][j+</text:span><text:span text:style-name="T13">1</text:span><text:span text:style-name="T7">]){</text:span></text:p>
      <text:p text:style-name="P11"><text:s text:c="6"/>i++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L[i+</text:span><text:span text:style-name="T13">1</text:span><text:span text:style-name="T7">][j] &lt; L[i][j+</text:span><text:span text:style-name="T13">1</text:span><text:span text:style-name="T7">]){</text:span></text:p>
      <text:p text:style-name="P11"><text:s text:c="6"/>j++;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4">/* put tie-breaking conditions here */</text:span></text:p>
      <text:p text:style-name="P11"><text:s text:c="6"/></text:p>
      <text:p text:style-name="No_20_Spacing"><text:span text:style-name="T7"><text:s text:c="6"/></text:span><text:span text:style-name="T4">/* eg. pick the one that starts at the first one the earliest */</text:span></text:p>
      <text:p text:style-name="P11"><text:s text:c="6"/>j++;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L[</text:span><text:span text:style-name="T13">0</text:span><text:span text:style-name="T7">][</text:span><text:span text:style-name="T13">0</text:span><text:span text:style-name="T7">];</text:span></text:p>
      <text:p text:style-name="P11">}</text:p>
      <text:p text:style-name="P11"/>
      <text:p text:style-name="No_20_Spacing"><text:span text:style-name="T8">int</text:span><text:span text:style-name="T7"> main(</text:span><text:span text:style-name="T8">void</text:span><text:span text:style-name="T7">)</text:span></text:p>
      <text:p text:style-name="P11">{</text:p>
      <text:p text:style-name="P11"><text:s text:c="2"/>Atype A[MAXN], B[MAXN], s[MAXN];</text:p>
      <text:p text:style-name="No_20_Spacing"><text:span text:style-name="T7"><text:s text:c="2"/></text:span><text:span text:style-name="T9">int</text:span><text:span text:style-name="T6"> m, n, i, l;</text:span></text:p>
      <text:p text:style-name="P10"/>
      <text:p text:style-name="No_20_Spacing"><text:span text:style-name="T6"><text:s text:c="2"/></text:span><text:span text:style-name="T9">while</text:span><text:span text:style-name="T6"> (scanf(</text:span><text:span text:style-name="T10">"%d %d"</text:span><text:span text:style-name="T6">, &amp;n, &amp;m) == </text:span><text:span text:style-name="T12">2</text:span><text:span text:style-name="T6"> &amp;&amp; </text:span><text:span text:style-name="T12">1</text:span><text:span text:style-name="T6"> &lt;= n &amp;&amp; </text:span><text:span text:style-name="T12">1</text:span><text:span text:style-name="T6"> &lt;= m &amp;&amp;</text:span></text:p>
      <text:p text:style-name="P10"><text:s text:c="9"/>n &lt;= MAXN &amp;&amp; m &lt;= MAXN) {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; i++) scanf(</text:span><text:span text:style-name="T10">"%d"</text:span><text:span text:style-name="T6">, &amp;A[i]);</text:span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m; i++) scanf(</text:span><text:span text:style-name="T10">"%d"</text:span><text:span text:style-name="T6">, &amp;B[i]);</text:span></text:p>
      <text:p text:style-name="P10"><text:s text:c="4"/>l = LCS(A, n, B, m, s);</text:p>
      <text:p text:style-name="No_20_Spacing"><text:span text:style-name="T6"><text:s text:c="4"/></text:span><text:span text:style-name="T8">for</text:span><text:span text:style-name="T7"> (i = </text:span><text:span text:style-name="T13">0</text:span><text:span text:style-name="T7">; i &lt; l; i++) printf(</text:span><text:span text:style-name="T11">"%d "</text:span><text:span text:style-name="T7">, s[i]);</text:span></text:p>
      <text:p text:style-name="No_20_Spacing"><text:span text:style-name="T7"><text:s text:c="4"/>printf(</text:span><text:span text:style-name="T11">"\nLen = %d\n"</text:span><text:span text:style-name="T7">, l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Dynamic Programming: </text:p>
      <text:list xml:id="list29634752" text:continue-numbering="true" text:style-name="Outline">
        <text:list-item>
          <text:list>
            <text:list-item>
              <text:h text:style-name="P18" text:outline-level="2"><text:bookmark-start text:name="__RefHeading___Toc26892_2932636602"/><text:bookmark text:name="Bookmark80"/><text:soft-page-break/>Maximum Submatrix Sum<text:bookmark-end text:name="__RefHeading___Toc2689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matrix with n rows and m columns, find</text:p>
      <text:p text:style-name="P7"><text:s text:c="16"/>the rectangular submatrix with the largest sum.</text:p>
      <text:p text:style-name="P7"><text:s text:c="3"/></text:p>
      <text:p text:style-name="P7"><text:s text:c="3"/>Complexity: <text:s/>O(n*m^2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December 0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3 (Spain 108, 836, 10074)</text:p>
      <text:p text:style-name="P7"><text:s text:c="3"/>Notes: This code can easily be converted to work with a</text:p>
      <text:p text:style-name="P7"><text:s text:c="10"/>matrix of doubles. <text:s/>Matricies have the coordinate (0,0) in</text:p>
      <text:p text:style-name="P7"><text:s text:c="10"/>the upper left corner and (n-1,m-1) in the lower right.</text:p>
      <text:p text:style-name="P7"><text:s text:c="10"/>Submatricies are inclusive, i.e. the submatrix</text:p>
      <text:p text:style-name="P7"><text:s text:c="10"/>(t=5, b=6, l=3, r=4) contains the elements:</text:p>
      <text:p text:style-name="P7"><text:s text:c="10"/>(5,3), (5,4), (6,3), (6,4).</text:p>
      <text:p text:style-name="P7"><text:s text:c="10"/>The result is not guaranteed to be unique.</text:p>
      <text:p text:style-name="P7">*/</text:p>
      <text:p text:style-name="P7"/>
      <text:p text:style-name="P7">/* fix compile warning */</text:p>
      <text:p text:style-name="P7"/>
      <text:p text:style-name="P6">#include &lt;stdio.h&gt;</text:p>
      <text:p text:style-name="P6">#define MAXN 100</text:p>
      <text:p text:style-name="P6">#define Atype double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int</text:span><text:span text:style-name="T7"> top, bot, left, right;</text:span></text:p>
      <text:p text:style-name="P11"><text:s text:c="2"/>Atype sum;</text:p>
      <text:p text:style-name="P11">} submat_t;</text:p>
      <text:p text:style-name="P11"/>
      <text:p text:style-name="No_20_Spacing"><text:span text:style-name="T7">submat_t max_submatrix(Atype vals[MAXN][MAXN], </text:span><text:span text:style-name="T8">int</text:span><text:span text:style-name="T7"> n, </text:span><text:span text:style-name="T8">int</text:span><text:span text:style-name="T7"> m) {</text:span></text:p>
      <text:p text:style-name="P11"><text:s text:c="2"/>submat_t best, prev[MAXN][MAXN];</text:p>
      <text:p text:style-name="No_20_Spacing"><text:span text:style-name="T7"><text:s text:c="2"/></text:span><text:span text:style-name="T8">int</text:span><text:span text:style-name="T7"> row, i, j;</text:span></text:p>
      <text:p text:style-name="P11"><text:s text:c="2"/>Atype sum;</text:p>
      <text:p text:style-name="P11"/>
      <text:p text:style-name="No_20_Spacing"><text:span text:style-name="T7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= i; j++) prev[i][j].sum = -</text:span><text:span text:style-name="T12">1</text:span><text:span text:style-name="T6">;</text:span></text:p>
      <text:p text:style-name="No_20_Spacing"><text:span text:style-name="T6"><text:s text:c="2"/></text:span><text:span text:style-name="T7">best.sum = vals[</text:span><text:span text:style-name="T13">0</text:span><text:span text:style-name="T7">][</text:span><text:span text:style-name="T13">0</text:span><text:span text:style-name="T7">];</text:span></text:p>
      <text:p text:style-name="No_20_Spacing"><text:span text:style-name="T7"><text:s text:c="2"/>best.left = best.right = best.top = best.bot =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for</text:span><text:span text:style-name="T7"> (row = </text:span><text:span text:style-name="T13">0</text:span><text:span text:style-name="T7">; row &lt; n; row++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m; i++) {</text:span></text:p>
      <text:p text:style-name="No_20_Spacing"><text:span text:style-name="T7"><text:s text:c="6"/></text:span><text:span text:style-name="T8">for</text:span><text:span text:style-name="T7"> (sum = </text:span><text:span text:style-name="T13">0</text:span><text:span text:style-name="T7">, j = i; j &lt; m; j++) {</text:span></text:p>
      <text:p text:style-name="P11"><text:s text:c="8"/>sum += vals[row][j];</text:p>
      <text:p text:style-name="No_20_Spacing"><text:span text:style-name="T7"><text:s text:c="8"/></text:span><text:span text:style-name="T8">if</text:span><text:span text:style-name="T7"> (prev[i][j].sum &lt;= </text:span><text:span text:style-name="T13">0</text:span><text:span text:style-name="T7">) {</text:span></text:p>
      <text:p text:style-name="No_20_Spacing"><text:span text:style-name="T7"><text:s text:c="10"/>prev[i][j].sum = </text:span><text:span text:style-name="T13">0</text:span><text:span text:style-name="T7">;</text:span></text:p>
      <text:p text:style-name="P11"><text:s text:c="10"/>prev[i][j].top = row;</text:p>
      <text:p text:style-name="P11"><text:s text:c="8"/>}</text:p>
      <text:p text:style-name="P11"><text:s text:c="8"/>prev[i][j].sum += sum;</text:p>
      <text:p text:style-name="No_20_Spacing"><text:soft-page-break/><text:span text:style-name="T7"><text:s text:c="8"/></text:span><text:span text:style-name="T8">if</text:span><text:span text:style-name="T7"> (prev[i][j].sum &gt; best.sum) { </text:span><text:span text:style-name="T4">/* put tie-breaking here */</text:span></text:p>
      <text:p text:style-name="P11"><text:s text:c="10"/>best = prev[i][j];</text:p>
      <text:p text:style-name="P11"><text:s text:c="10"/>best.right = j;</text:p>
      <text:p text:style-name="P11"><text:s text:c="10"/>best.left = i;</text:p>
      <text:p text:style-name="P11"><text:s text:c="10"/>best.bot = row;</text:p>
      <text:p text:style-name="P11"><text:s text:c="8"/>}</text:p>
      <text:p text:style-name="P11"><text:s text:c="6"/>}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best;</text:span></text:p>
      <text:p text:style-name="P11">}</text:p>
      <text:p text:style-name="P11"/>
      <text:p text:style-name="P7">/* If you have matricies that are long and skinny (like 7x40 or 100x20)</text:p>
      <text:p text:style-name="P7"><text:s text:c="3"/>call this function instead of max_submatrix. <text:s/>If the problem can be</text:p>
      <text:p text:style-name="P7"><text:s text:c="3"/>solved faster by transposing the matrix, this function will</text:p>
      <text:p text:style-name="P7"><text:s text:c="3"/>automatically determine that and solve the problem. <text:s/>It's usage</text:p>
      <text:p text:style-name="P7"><text:s text:c="3"/>is identical to max_submatrix. */</text:p>
      <text:p text:style-name="P7"/>
      <text:p text:style-name="No_20_Spacing"><text:span text:style-name="T7">submat_t max_submat_t(Atype mat[MAXN][MAXN], </text:span><text:span text:style-name="T8">int</text:span><text:span text:style-name="T7"> n, </text:span><text:span text:style-name="T8">int</text:span><text:span text:style-name="T7"> m) {</text:span></text:p>
      <text:p text:style-name="P11"><text:s text:c="2"/>Atype transp[MAXN][MAXN];</text:p>
      <text:p text:style-name="No_20_Spacing"><text:span text:style-name="T7"><text:s text:c="2"/></text:span><text:span text:style-name="T8">int</text:span><text:span text:style-name="T7"> i, j, tmp;</text:span></text:p>
      <text:p text:style-name="P11"><text:s text:c="2"/>submat_t res;</text:p>
      <text:p text:style-name="P11"/>
      <text:p text:style-name="No_20_Spacing"><text:span text:style-name="T7"><text:s text:c="2"/></text:span><text:span text:style-name="T8">if</text:span><text:span text:style-name="T7"> (m &lt;= n) </text:span><text:span text:style-name="T8">return</text:span><text:span text:style-name="T7"> max_submatrix(mat, n, m);</text:span></text:p>
      <text:p text:style-name="No_20_Spacing"><text:span text:style-name="T7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 transp[j][i] = mat[i][j];</text:span></text:p>
      <text:p text:style-name="P10"><text:s text:c="2"/>res = max_submatrix(transp, m, n);</text:p>
      <text:p text:style-name="P10"><text:s text:c="2"/>tmp = res.top;</text:p>
      <text:p text:style-name="P10"><text:s text:c="2"/>res.top = res.left;</text:p>
      <text:p text:style-name="No_20_Spacing"><text:span text:style-name="T6"><text:s text:c="2"/></text:span><text:span text:style-name="T7">res.left = tmp;</text:span></text:p>
      <text:p text:style-name="P11"><text:s text:c="2"/>tmp = res.bot;</text:p>
      <text:p text:style-name="P11"><text:s text:c="2"/>res.bot = res.right;</text:p>
      <text:p text:style-name="P11"><text:s text:c="2"/>res.right = tmp;</text:p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Atype mat[</text:span><text:span text:style-name="T13">100</text:span><text:span text:style-name="T7">][</text:span><text:span text:style-name="T13">100</text:span><text:span text:style-name="T7">];</text:span></text:p>
      <text:p text:style-name="No_20_Spacing"><text:span text:style-name="T7"><text:s text:c="2"/></text:span><text:span text:style-name="T8">int</text:span><text:span text:style-name="T7"> nrows, ncols, i, j;</text:span></text:p>
      <text:p text:style-name="P11"><text:s text:c="2"/>submat_t max;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d %d"</text:span><text:span text:style-name="T7">, &amp;nrows, &amp;ncols)==</text:span><text:span text:style-name="T13">2</text:span><text:span text:style-name="T7">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rows; i++)</text:span></text:p>
      <text:p text:style-name="No_20_Spacing"><text:span text:style-name="T7"><text:s text:c="6"/></text:span><text:span text:style-name="T8">for</text:span><text:span text:style-name="T7"> (j = </text:span><text:span text:style-name="T13">0</text:span><text:span text:style-name="T7">; j &lt; ncols; j++)</text:span></text:p>
      <text:p text:style-name="No_20_Spacing"><text:span text:style-name="T7"><text:s text:c="8"/>scanf(</text:span><text:span text:style-name="T11">"%lf"</text:span><text:span text:style-name="T7">,&amp;mat[i][j]);</text:span></text:p>
      <text:p text:style-name="P11"><text:s text:c="4"/>max = max_submatrix(mat,nrows,ncols);</text:p>
      <text:p text:style-name="No_20_Spacing"><text:span text:style-name="T7"><text:s text:c="4"/>printf(</text:span><text:span text:style-name="T11">"(%d,%d) (%d,%d) has a sum of %g.\n"</text:span><text:span text:style-name="T7">,</text:span></text:p>
      <text:p text:style-name="P11"><text:s text:c="11"/>max.top, max.left, max.bot, max.right, max.sum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><text:soft-page-break/></text:p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11"/>
      <text:p text:style-name="P11"/>
      <text:p text:style-name="P2"/>
      <text:p text:style-name="P14">############################################</text:p>
      <text:list xml:id="list29657525" text:continue-numbering="true" text:style-name="Outline">
        <text:list-item>
          <text:h text:style-name="P19" text:outline-level="1"><text:bookmark-start text:name="__RefHeading___Toc26894_2932636602"/><text:bookmark text:name="Bookmark81"/>Generators<text:bookmark-end text:name="__RefHeading___Toc26894_2932636602"/></text:h>
        </text:list-item>
      </text:list>
      <text:p text:style-name="P6">############################################</text:p>
      <text:p text:style-name="P6"/>
      <text:p text:style-name="P6"/>
      <text:p text:style-name="P7">/* Generator: </text:p>
      <text:list xml:id="list29648378" text:continue-numbering="true" text:style-name="Outline">
        <text:list-item>
          <text:list>
            <text:list-item>
              <text:h text:style-name="P18" text:outline-level="2"><text:bookmark-start text:name="__RefHeading___Toc26896_2932636602"/><text:bookmark text:name="Bookmark82"/>Catalan Numbers<text:bookmark-end text:name="__RefHeading___Toc2689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enerates the first few catalan numbers</text:p>
      <text:p text:style-name="P7"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Dec 07, 2002</text:p>
      <text:p text:style-name="P7"><text:s text:c="3"/>References: <text:s/>None.</text:p>
      <text:p text:style-name="P7"><text:s text:c="3"/>-----------------------------------------------------------------</text:p>
      <text:p text:style-name="P7"><text:s text:c="3"/>Reliability: 1</text:p>
      <text:p text:style-name="P7"><text:s text:c="3"/>Notes: The sequence of catalan numbers grows pretty quickly. <text:s/></text:p>
      <text:p text:style-name="P7"><text:s text:c="6"/>For n &gt; 33, long longs are too small, so use the same</text:p>
      <text:p text:style-name="P7"><text:s text:c="6"/>algorithm with bignum.</text:p>
      <text:p text:style-name="P7"/>
      <text:p text:style-name="P7"><text:s text:c="6"/>You may want to tweak the zeroth catalan number so that it </text:p>
      <text:p text:style-name="P7"><text:s text:c="6"/>has meaning in your application (for instance, how many </text:p>
      <text:p text:style-name="P7"><text:s text:c="6"/>ways are there to bracket zero terms?</text:p>
      <text:p text:style-name="P7">*/</text:p>
      <text:p text:style-name="P7"/>
      <text:p text:style-name="P6">#include &lt;stdio.h&gt;</text:p>
      <text:p text:style-name="P6"/>
      <text:p text:style-name="No_20_Spacing"><text:span text:style-name="T8">long</text:span><text:span text:style-name="T7"> </text:span><text:span text:style-name="T8">long</text:span><text:span text:style-name="T7"> </text:span><text:span text:style-name="T8">int</text:span><text:span text:style-name="T7"> cat[</text:span><text:span text:style-name="T13">33</text:span><text:span text:style-name="T7">];</text:span></text:p>
      <text:p text:style-name="P11"/>
      <text:p text:style-name="No_20_Spacing"><text:span text:style-name="T8">void</text:span><text:span text:style-name="T7"> getcat() {</text:span></text:p>
      <text:p text:style-name="No_20_Spacing"><text:span text:style-name="T7"><text:s text:c="2"/></text:span><text:span text:style-name="T8">int</text:span><text:span text:style-name="T7"> i;</text:span></text:p>
      <text:p text:style-name="P11"/>
      <text:p text:style-name="No_20_Spacing"><text:span text:style-name="T7"><text:s text:c="2"/>cat[</text:span><text:span text:style-name="T13">0</text:span><text:span text:style-name="T7">] = cat[</text:span><text:span text:style-name="T13">1</text:span><text:span text:style-name="T7">] = </text:span><text:span text:style-name="T13">1</text:span><text:span text:style-name="T7">;</text:span></text:p>
      <text:p text:style-name="No_20_Spacing"><text:span text:style-name="T7"><text:s text:c="2"/></text:span><text:span text:style-name="T8">for</text:span><text:span text:style-name="T7"> (i = </text:span><text:span text:style-name="T13">2</text:span><text:span text:style-name="T7">; i &lt; </text:span><text:span text:style-name="T13">33</text:span><text:span text:style-name="T7">; i++)</text:span></text:p>
      <text:p text:style-name="No_20_Spacing"><text:span text:style-name="T7"><text:s text:c="4"/>cat[i] = cat[i-</text:span><text:span text:style-name="T13">1</text:span><text:span text:style-name="T7">]*(</text:span><text:span text:style-name="T13">4</text:span><text:span text:style-name="T7">*i-</text:span><text:span text:style-name="T13">6</text:span><text:span text:style-name="T7">)/i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;</text:span></text:p>
      <text:p text:style-name="P11"/>
      <text:p text:style-name="P11"><text:s text:c="2"/>getcat();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</text:span><text:span text:style-name="T13">33</text:span><text:span text:style-name="T7">; i++) {</text:span></text:p>
      <text:p text:style-name="No_20_Spacing"><text:span text:style-name="T7"><text:s text:c="4"/>printf(</text:span><text:span text:style-name="T11">"%lld\n"</text:span><text:span text:style-name="T7">,cat[i]);</text:span></text:p>
      <text:p text:style-name="P11"><text:s text:c="2"/>}</text:p>
      <text:p text:style-name="P11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><text:soft-page-break/></text:p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enerators: </text:p>
      <text:list xml:id="list29653868" text:continue-numbering="true" text:style-name="Outline">
        <text:list-item>
          <text:list>
            <text:list-item>
              <text:h text:style-name="P18" text:outline-level="2"><text:bookmark-start text:name="__RefHeading___Toc26898_2932636602"/><text:bookmark text:name="Bookmark83"/>Binary Strings generator - (ordered by cardinality)<text:bookmark-end text:name="__RefHeading___Toc2689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enerates all possible binary strings of size N</text:p>
      <text:p text:style-name="P7"><text:s text:c="16"/>ordered in increasing order by the number of bits</text:p>
      <text:p text:style-name="P7"><text:s text:c="16"/>set, then lexographically.</text:p>
      <text:p text:style-name="P7"><text:s text:c="16"/>For example: when N = 3, the routine generates:</text:p>
      <text:p text:style-name="P7"><text:s text:c="21"/>0 0 0 <text:s/>] Cardinality 0</text:p>
      <text:p text:style-name="P7"><text:s text:c="21"/>0 0 1 <text:s/>]</text:p>
      <text:p text:style-name="P7"><text:s text:c="21"/>0 1 0 <text:s/>| Cardinality 1</text:p>
      <text:p text:style-name="P7"><text:s text:c="21"/>1 0 0 <text:s/>]</text:p>
      <text:p text:style-name="P7"><text:s text:c="21"/>0 1 1 <text:s/>]</text:p>
      <text:p text:style-name="P7"><text:s text:c="21"/>1 0 1 <text:s/>| Cardinality 2</text:p>
      <text:p text:style-name="P7"><text:s text:c="21"/>1 1 0 <text:s/>]</text:p>
      <text:p text:style-name="P7"><text:s text:c="21"/>1 1 1 <text:s/>] Cardinality 3</text:p>
      <text:p text:style-name="P7"><text:s text:c="3"/></text:p>
      <text:p text:style-name="P7"><text:s text:c="3"/>Complexity: <text:s/>O(2^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9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routine may be useful if we want to find the</text:p>
      <text:p text:style-name="P7"><text:s text:c="16"/>solution with the lowest cardinality. <text:s/></text:p>
      <text:p text:style-name="P7"><text:s text:c="16"/>For example, you may want to break off a search</text:p>
      <text:p text:style-name="P7"><text:s text:c="16"/>after a certain number of solutions have been found.</text:p>
      <text:p text:style-name="P7">*/</text:p>
      <text:p text:style-name="P7"/>
      <text:p text:style-name="P6">#include &lt;stdio.h&gt;</text:p>
      <text:p text:style-name="P6"/>
      <text:p text:style-name="P6">#define MAXN 20</text:p>
      <text:p text:style-name="P6"/>
      <text:p text:style-name="No_20_Spacing"><text:span text:style-name="T8">char</text:span><text:span text:style-name="T7"> bit[MAXN];</text:span></text:p>
      <text:p text:style-name="P11"/>
      <text:p text:style-name="P7">/* Add whatever work needs to be done in this routine */</text:p>
      <text:p text:style-name="P7">/* For this sample, we just print out the bits */</text:p>
      <text:p text:style-name="No_20_Spacing"><text:span text:style-name="T8">void</text:span><text:span text:style-name="T7"> Process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</text:span>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printf(</text:span><text:span text:style-name="T11">"%2d"</text:span><text:span text:style-name="T7">, bit[i]);</text:span></text:p>
      <text:p text:style-name="No_20_Spacing"><text:span text:style-name="T7"><text:s text:c="2"/>printf(</text:span><text:span text:style-name="T11">"\n"</text:span><text:span text:style-name="T7">);</text:span></text:p>
      <text:p text:style-name="P11">}</text:p>
      <text:p text:style-name="P11"/>
      <text:p text:style-name="No_20_Spacing"><text:span text:style-name="T8">void</text:span><text:span text:style-name="T7"> recurse(</text:span><text:span text:style-name="T8">int</text:span><text:span text:style-name="T7"> n, </text:span><text:span text:style-name="T8">int</text:span><text:span text:style-name="T7"> curr, </text:span><text:span text:style-name="T8">int</text:span><text:span text:style-name="T7"> left){</text:span></text:p>
      <text:p text:style-name="No_20_Spacing"><text:soft-page-break/><text:span text:style-name="T7"><text:s text:c="2"/></text:span><text:span text:style-name="T9">if</text:span><text:span text:style-name="T6">(curr == n){</text:span></text:p>
      <text:p text:style-name="P10"><text:s text:c="4"/>Process(n);</text:p>
      <text:p text:style-name="No_20_Spacing"><text:span text:style-name="T6"><text:s text:c="2"/></text:span><text:span text:style-name="T7">} </text:span><text:span text:style-name="T8">else</text:span><text:span text:style-name="T7"> {</text:span></text:p>
      <text:p text:style-name="No_20_Spacing"><text:span text:style-name="T7"><text:s text:c="4"/></text:span><text:span text:style-name="T8">if</text:span><text:span text:style-name="T7">(curr+left &lt; n){</text:span></text:p>
      <text:p text:style-name="No_20_Spacing"><text:span text:style-name="T7"><text:s text:c="6"/>bit[curr] = </text:span><text:span text:style-name="T13">0</text:span><text:span text:style-name="T7">;</text:span></text:p>
      <text:p text:style-name="No_20_Spacing"><text:span text:style-name="T7"><text:s text:c="6"/>recurse(n, curr+</text:span><text:span text:style-name="T13">1</text:span><text:span text:style-name="T7">, left);</text:span></text:p>
      <text:p text:style-name="P11"><text:s text:c="4"/>} </text:p>
      <text:p text:style-name="No_20_Spacing"><text:span text:style-name="T7"><text:s text:c="4"/></text:span><text:span text:style-name="T8">if</text:span><text:span text:style-name="T7">(left){</text:span></text:p>
      <text:p text:style-name="No_20_Spacing"><text:span text:style-name="T7"><text:s text:c="6"/>bit[curr] = </text:span><text:span text:style-name="T13">1</text:span><text:span text:style-name="T7">;</text:span></text:p>
      <text:p text:style-name="No_20_Spacing"><text:span text:style-name="T7"><text:s text:c="6"/>recurse(n, curr+</text:span><text:span text:style-name="T13">1</text:span><text:span text:style-name="T7">, left-</text:span><text:span text:style-name="T13">1</text:span><text:span text:style-name="T7">);</text:span></text:p>
      <text:p text:style-name="P11"><text:s text:c="4"/>}</text:p>
      <text:p text:style-name="P11"><text:s text:c="2"/>}</text:p>
      <text:p text:style-name="P11">}</text:p>
      <text:p text:style-name="P11"/>
      <text:p text:style-name="P7">/* This function generates the strings based on cardinality</text:p>
      <text:p text:style-name="P7"><text:s text:c="3"/>You may wish to add break conditions in this routine if</text:p>
      <text:p text:style-name="P7"><text:s text:c="3"/>necessary */</text:p>
      <text:p text:style-name="No_20_Spacing"><text:span text:style-name="T8">void</text:span><text:span text:style-name="T7"> gen_bin_card(</text:span><text:span text:style-name="T8">int</text:span><text:span text:style-name="T7"> n){</text:span></text:p>
      <text:p text:style-name="No_20_Spacing"><text:span text:style-name="T7"><text:s text:c="2"/></text:span><text:span text:style-name="T9">int</text:span><text:span text:style-name="T6"> i;</text:span></text:p>
      <text:p text:style-name="P10"><text:s text:c="2"/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= n; i++){</text:span></text:p>
      <text:p text:style-name="No_20_Spacing"><text:span text:style-name="T6"><text:s text:c="4"/>printf(</text:span><text:span text:style-name="T10">"Cardinality %d:\n"</text:span><text:span text:style-name="T6">, i);</text:span></text:p>
      <text:p text:style-name="No_20_Spacing"><text:span text:style-name="T6"><text:s text:c="4"/>recurse(n, </text:span><text:span text:style-name="T12">0</text:span><text:span text:style-name="T6">, i);</text:span></text:p>
      <text:p text:style-name="No_20_Spacing"><text:span text:style-name="T6"><text:s text:c="2"/></text:span><text:span text:style-name="T7">}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No_20_Spacing"><text:span text:style-name="T7"><text:s text:c="4"/>printf(</text:span><text:span text:style-name="T11">"Binary string length N = %d\n"</text:span><text:span text:style-name="T7">, n);</text:span></text:p>
      <text:p text:style-name="P11"><text:s text:c="4"/>gen_bin_card(n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enerators: </text:p>
      <text:list xml:id="list29646363" text:continue-numbering="true" text:style-name="Outline">
        <text:list-item>
          <text:list>
            <text:list-item>
              <text:h text:style-name="P18" text:outline-level="2"><text:bookmark-start text:name="__RefHeading___Toc26900_2932636602"/><text:bookmark text:name="Bookmark84"/>K-Subset functions<text:bookmark-end text:name="__RefHeading___Toc2690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Some functions dealing with subsets of {0,1,...,N-1}</text:p>
      <text:p text:style-name="P7"><text:s text:c="16"/>of size K.</text:p>
      <text:p text:style-name="P7"/>
      <text:p text:style-name="P7"><text:s text:c="16"/>Subsets are represented by integer arrays, of size</text:p>
      <text:p text:style-name="P7"><text:s text:c="16"/>K, with values in the range [0,N-1]</text:p>
      <text:p text:style-name="P7"/>
      <text:p text:style-name="P7"><text:s text:c="16"/>============ Lexicographically ordered =============</text:p>
      <text:p text:style-name="P7"><text:soft-page-break/><text:s text:c="16"/>rank_lexkset(A,n,k) returns the rank (i.e the index</text:p>
      <text:p text:style-name="P7"><text:s text:c="16"/>in the lexicographically sorted list of all </text:p>
      <text:p text:style-name="P7"><text:s text:c="16"/>K-subsets) of subset A.</text:p>
      <text:p text:style-name="P7"/>
      <text:p text:style-name="P7"><text:s text:c="16"/>unrank_lexkset(r,n,k,A) builds the rth </text:p>
      <text:p text:style-name="P7"><text:s text:c="16"/>lexicographic K-subset into the array A</text:p>
      <text:p text:style-name="P7"/>
      <text:p text:style-name="P7"><text:s text:c="16"/>next_kset(A,B,n,k) builds the K-subset that comes </text:p>
      <text:p text:style-name="P7"><text:s text:c="16"/>lexicographically after A into the array B. <text:s/>The</text:p>
      <text:p text:style-name="P7"><text:s text:c="16"/>function returns 1 if this is done sucessfully, and</text:p>
      <text:p text:style-name="P7"><text:s text:c="16"/>0 otherwise</text:p>
      <text:p text:style-name="P7"><text:s text:c="16"/></text:p>
      <text:p text:style-name="P7"><text:s text:c="16"/>=========== Co-lexicographically ordered ===========</text:p>
      <text:p text:style-name="P7"><text:s text:c="16"/>rank_colexkset(A,n,k) returns the rank of A in the </text:p>
      <text:p text:style-name="P7"><text:s text:c="16"/>co-lexicographically sorted list</text:p>
      <text:p text:style-name="P7"/>
      <text:p text:style-name="P7"><text:s text:c="16"/>unrank_colexkset(r,n,k,A) builds the rth </text:p>
      <text:p text:style-name="P7"><text:s text:c="16"/>co-lexicographic K-subset into the array A</text:p>
      <text:p text:style-name="P7"/>
      <text:p text:style-name="P7"><text:s text:c="16"/>============= Minimum change ordered =============== <text:s text:c="7"/></text:p>
      <text:p text:style-name="P7"><text:s text:c="16"/>rank_minkset(A,n,k) returns the rank of A in a</text:p>
      <text:p text:style-name="P7"><text:s text:c="16"/>minimal change ordering known as revolving door</text:p>
      <text:p text:style-name="P7"><text:s text:c="16"/></text:p>
      <text:p text:style-name="P7"><text:s text:c="16"/>unrank_minkset(r,n,k,A) builds the rth K-subset</text:p>
      <text:p text:style-name="P7"><text:s text:c="16"/>of the minimum change ordering</text:p>
      <text:p text:style-name="P7"><text:s text:c="16"/></text:p>
      <text:p text:style-name="P7"><text:s text:c="16"/>minchange(r,n,k,plus,minus) sets plus to the</text:p>
      <text:p text:style-name="P7"><text:s text:c="16"/>index that is added, and minus to the index that</text:p>
      <text:p text:style-name="P7"><text:s text:c="16"/>is removed from the rth K-subset to get to the </text:p>
      <text:p text:style-name="P7"><text:s text:c="16"/>(r+1)th K-subset. <text:s/>The function returns 1</text:p>
      <text:p text:style-name="P7"><text:s text:c="16"/>if this is done sucessfully, and 0 otherwise</text:p>
      <text:p text:style-name="P7"><text:s text:c="16"/></text:p>
      <text:p text:style-name="P7"><text:s text:c="3"/>Complexity: <text:s/>rank_lexkset <text:s text:c="4"/>=&gt; O(n)</text:p>
      <text:p text:style-name="P7"><text:s text:c="16"/>unrank_lexkset <text:s text:c="2"/>=&gt; O(n)</text:p>
      <text:p text:style-name="P7"><text:s text:c="16"/>next_lexkset <text:s text:c="4"/>=&gt; O(k)</text:p>
      <text:p text:style-name="P7"/>
      <text:p text:style-name="No_20_Spacing"><text:span text:style-name="T4"><text:s text:c="16"/></text:span><text:span text:style-name="T5">rank_colexkset <text:s text:c="2"/>=&gt; O(k)</text:span></text:p>
      <text:p text:style-name="P9"><text:s text:c="16"/>unrank_colexkset =&gt; O(n)</text:p>
      <text:p text:style-name="P9"><text:s text:c="16"/></text:p>
      <text:p text:style-name="P9"><text:s text:c="16"/>unrank_minkset <text:s text:c="2"/>=&gt; O(n)</text:p>
      <text:p text:style-name="P9"><text:s text:c="16"/>minchange <text:s text:c="7"/>=&gt; O(n+k^2)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Gilbert Lee</text:p>
      <text:p text:style-name="P7"><text:s text:c="3"/>Date: <text:s text:c="7"/>Jan 17, 2003</text:p>
      <text:p text:style-name="P7"><text:s text:c="3"/>References: <text:s/>Combinatorial Algorithms - Donald L. Kreher</text:p>
      <text:p text:style-name="P7"><text:s text:c="16"/>Chapter 2.3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bin[n][k] stores n choose k. This may be redone </text:p>
      <text:p text:style-name="P7"><text:s text:c="16"/>using arbitrary precision arithmetic, if necessary</text:p>
      <text:p text:style-name="P7">*/</text:p>
      <text:p text:style-name="P7"><text:soft-page-break/></text:p>
      <text:p text:style-name="P7"/>
      <text:p text:style-name="P6">#include &lt;stdio.h&gt;</text:p>
      <text:p text:style-name="P6"/>
      <text:p text:style-name="P6">#define MAXN 200</text:p>
      <text:p text:style-name="P6">#define MAXK 12</text:p>
      <text:p text:style-name="P6">#define ULL unsigned long long</text:p>
      <text:p text:style-name="P6">#define min(a,b) (((a)&lt;(b))?(a):(b))</text:p>
      <text:p text:style-name="P6"/>
      <text:p text:style-name="No_20_Spacing"><text:span text:style-name="T7">ULL bin[MAXN+</text:span><text:span text:style-name="T13">1</text:span><text:span text:style-name="T7">][MAXK+</text:span><text:span text:style-name="T13">1</text:span><text:span text:style-name="T7">];</text:span></text:p>
      <text:p text:style-name="P11"/>
      <text:p text:style-name="P7">/* ============ Lexicographically ordered ============= */</text:p>
      <text:p text:style-name="No_20_Spacing"><text:span text:style-name="T7">ULL rank_lexkset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k){</text:span></text:p>
      <text:p text:style-name="No_20_Spacing"><text:span text:style-name="T7"><text:s text:c="2"/></text:span><text:span text:style-name="T6">ULL r; </text:span><text:span text:style-name="T9">int</text:span><text:span text:style-name="T6"> i, j;</text:span></text:p>
      <text:p text:style-name="No_20_Spacing"><text:span text:style-name="T6"><text:s text:c="2"/></text:span><text:span text:style-name="T9">for</text:span><text:span text:style-name="T6">(i = r = </text:span><text:span text:style-name="T12">0</text:span><text:span text:style-name="T6">; i &lt; k; i++)</text:span></text:p>
      <text:p text:style-name="No_20_Spacing"><text:span text:style-name="T6"><text:s text:c="4"/></text:span><text:span text:style-name="T9">for</text:span><text:span text:style-name="T6">(j = i?A[i-</text:span><text:span text:style-name="T12">1</text:span><text:span text:style-name="T6">]+</text:span><text:span text:style-name="T12">1</text:span><text:span text:style-name="T6">:</text:span><text:span text:style-name="T12">0</text:span><text:span text:style-name="T6">; j &lt; A[i]; j++)</text:span></text:p>
      <text:p text:style-name="No_20_Spacing"><text:span text:style-name="T6"><text:s text:c="6"/>r += bin[n-</text:span><text:span text:style-name="T12">1</text:span><text:span text:style-name="T6">-j][k-</text:span><text:span text:style-name="T12">1</text:span><text:span text:style-name="T6">-i];</text:span></text:p>
      <text:p text:style-name="No_20_Spacing"><text:span text:style-name="T6"><text:s text:c="2"/></text:span><text:span text:style-name="T9">return</text:span><text:span text:style-name="T6"> r;</text:span></text:p>
      <text:p text:style-name="P11">}</text:p>
      <text:p text:style-name="P11"/>
      <text:p text:style-name="No_20_Spacing"><text:span text:style-name="T8">void</text:span><text:span text:style-name="T7"> unrank_lexkset(ULL r, </text:span><text:span text:style-name="T8">int</text:span><text:span text:style-name="T7"> n, </text:span><text:span text:style-name="T8">int</text:span><text:span text:style-name="T7"> k, </text:span><text:span text:style-name="T8">int</text:span><text:span text:style-name="T7"> *A){</text:span></text:p>
      <text:p text:style-name="No_20_Spacing"><text:span text:style-name="T7"><text:s text:c="2"/></text:span><text:span text:style-name="T9">int</text:span><text:span text:style-name="T6"> i, x;</text:span></text:p>
      <text:p text:style-name="No_20_Spacing"><text:span text:style-name="T6"><text:s text:c="2"/></text:span><text:span text:style-name="T9">for</text:span><text:span text:style-name="T6">(i = x = </text:span><text:span text:style-name="T12">0</text:span><text:span text:style-name="T6">; i &lt; k; i++){</text:span></text:p>
      <text:p text:style-name="No_20_Spacing"><text:span text:style-name="T6"><text:s text:c="4"/></text:span><text:span text:style-name="T9">while</text:span><text:span text:style-name="T6">(r &gt;= bin[n-</text:span><text:span text:style-name="T12">1</text:span><text:span text:style-name="T6">-x][k-</text:span><text:span text:style-name="T12">1</text:span><text:span text:style-name="T6">-i])</text:span></text:p>
      <text:p text:style-name="No_20_Spacing"><text:span text:style-name="T6"><text:s text:c="6"/>r -= bin[n-</text:span><text:span text:style-name="T12">1</text:span><text:span text:style-name="T6">-x++][k-</text:span><text:span text:style-name="T12">1</text:span><text:span text:style-name="T6">-i];</text:span></text:p>
      <text:p text:style-name="No_20_Spacing"><text:span text:style-name="T6"><text:s text:c="4"/></text:span><text:span text:style-name="T7">A[i] = x++;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next_lexkset(</text:span><text:span text:style-name="T8">int</text:span><text:span text:style-name="T7"> *A, </text:span><text:span text:style-name="T8">int</text:span><text:span text:style-name="T7"> *B, </text:span><text:span text:style-name="T8">int</text:span><text:span text:style-name="T7"> n, </text:span><text:span text:style-name="T8">int</text:span><text:span text:style-name="T7"> k){</text:span></text:p>
      <text:p text:style-name="No_20_Spacing"><text:span text:style-name="T7"><text:s text:c="2"/></text:span><text:span text:style-name="T8">int</text:span><text:span text:style-name="T7"> i, j;</text:span></text:p>
      <text:p text:style-name="No_20_Spacing"><text:span text:style-name="T7"><text:s text:c="2"/></text:span><text:span text:style-name="T8">for</text:span><text:span text:style-name="T7">(i = k-</text:span><text:span text:style-name="T13">1</text:span><text:span text:style-name="T7">; i &gt;= </text:span><text:span text:style-name="T13">0</text:span><text:span text:style-name="T7">; i--)</text:span></text:p>
      <text:p text:style-name="No_20_Spacing"><text:span text:style-name="T7"><text:s text:c="4"/></text:span><text:span text:style-name="T8">if</text:span><text:span text:style-name="T7">(A[i] != n-k+i){</text:span>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i; j++) B[j] = A[j];</text:span></text:p>
      <text:p text:style-name="No_20_Spacing"><text:span text:style-name="T7"><text:s text:c="6"/></text:span><text:span text:style-name="T8">for</text:span><text:span text:style-name="T7">(j = i; j &lt; k; j++) B[j] = A[i]+</text:span><text:span text:style-name="T13">1</text:span><text:span text:style-name="T7">+j-i;</text:span>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P11"><text:s text:c="4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7">/* ============ Co-lexicographically ordered ============= */</text:p>
      <text:p text:style-name="No_20_Spacing"><text:span text:style-name="T7">ULL rank_colexkset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k){</text:span></text:p>
      <text:p text:style-name="No_20_Spacing"><text:span text:style-name="T7"><text:s text:c="2"/></text:span><text:span text:style-name="T6">ULL r; </text:span><text:span text:style-name="T9">int</text:span><text:span text:style-name="T6"> i;</text:span></text:p>
      <text:p text:style-name="No_20_Spacing"><text:span text:style-name="T6"><text:s text:c="2"/></text:span><text:span text:style-name="T9">for</text:span><text:span text:style-name="T6">(i = r = </text:span><text:span text:style-name="T12">0</text:span><text:span text:style-name="T6">; i &lt; k; i++)</text:span></text:p>
      <text:p text:style-name="P10"><text:s text:c="4"/>r += bin[A[i]][k-i];</text:p>
      <text:p text:style-name="No_20_Spacing"><text:span text:style-name="T6"><text:s text:c="2"/></text:span><text:span text:style-name="T9">return</text:span><text:span text:style-name="T6"> r;</text:span></text:p>
      <text:p text:style-name="P11">}</text:p>
      <text:p text:style-name="P11"/>
      <text:p text:style-name="No_20_Spacing"><text:span text:style-name="T8">void</text:span><text:span text:style-name="T7"> unrank_colexkset(ULL r, </text:span><text:span text:style-name="T8">int</text:span><text:span text:style-name="T7"> n, </text:span><text:span text:style-name="T8">int</text:span><text:span text:style-name="T7"> k, </text:span><text:span text:style-name="T8">int</text:span><text:span text:style-name="T7"> *A){</text:span></text:p>
      <text:p text:style-name="No_20_Spacing"><text:span text:style-name="T7"><text:s text:c="2"/></text:span><text:span text:style-name="T8">int</text:span><text:span text:style-name="T7"> i, x = n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k; i++){</text:span></text:p>
      <text:p text:style-name="No_20_Spacing"><text:soft-page-break/><text:span text:style-name="T7"><text:s text:c="4"/></text:span><text:span text:style-name="T8">while</text:span><text:span text:style-name="T7">(bin[x][k-i] &gt; r) x--;</text:span></text:p>
      <text:p text:style-name="P11"><text:s text:c="4"/>A[i] = x;</text:p>
      <text:p text:style-name="P11"><text:s text:c="4"/>r -= bin[x][k-i];</text:p>
      <text:p text:style-name="P11"><text:s text:c="2"/>}</text:p>
      <text:p text:style-name="P11">}</text:p>
      <text:p text:style-name="P11"/>
      <text:p text:style-name="P7">/* ============ Minimal Change ordering ============= */</text:p>
      <text:p text:style-name="No_20_Spacing"><text:span text:style-name="T7">ULL rank_minkset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k){</text:span></text:p>
      <text:p text:style-name="No_20_Spacing"><text:span text:style-name="T7"><text:s text:c="2"/>ULL r; </text:span><text:span text:style-name="T8">int</text:span><text:span text:style-name="T7"> s = </text:span><text:span text:style-name="T13">1</text:span><text:span text:style-name="T7">, i;</text:span></text:p>
      <text:p text:style-name="P11"><text:s text:c="2"/></text:p>
      <text:p text:style-name="No_20_Spacing"><text:span text:style-name="T7"><text:s text:c="2"/></text:span><text:span text:style-name="T8">if</text:span><text:span text:style-name="T7">(k % </text:span><text:span text:style-name="T13">2</text:span><text:span text:style-name="T7">) r = -</text:span><text:span text:style-name="T13">1</text:span><text:span text:style-name="T7">; </text:span><text:span text:style-name="T8">else</text:span><text:span text:style-name="T7"> r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(i = k; i &gt; </text:span><text:span text:style-name="T13">0</text:span><text:span text:style-name="T7">; i--){</text:span></text:p>
      <text:p text:style-name="No_20_Spacing"><text:span text:style-name="T7"><text:s text:c="4"/>r += s*bin[A[i-</text:span><text:span text:style-name="T13">1</text:span><text:span text:style-name="T7">]+</text:span><text:span text:style-name="T13">1</text:span><text:span text:style-name="T7">][i];</text:span></text:p>
      <text:p text:style-name="No_20_Spacing"><text:span text:style-name="T7"><text:s text:c="4"/>s *= -</text:span><text:span text:style-name="T13">1</text:span><text:span text:style-name="T7">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r;</text:span></text:p>
      <text:p text:style-name="P11">}</text:p>
      <text:p text:style-name="P11"/>
      <text:p text:style-name="No_20_Spacing"><text:span text:style-name="T8">void</text:span><text:span text:style-name="T7"> unrank_minkset(ULL r, </text:span><text:span text:style-name="T8">int</text:span><text:span text:style-name="T7"> n, </text:span><text:span text:style-name="T8">int</text:span><text:span text:style-name="T7"> k, </text:span><text:span text:style-name="T8">int</text:span><text:span text:style-name="T7"> *A){</text:span></text:p>
      <text:p text:style-name="No_20_Spacing"><text:span text:style-name="T7"><text:s text:c="2"/></text:span><text:span text:style-name="T9">int</text:span><text:span text:style-name="T6"> x = n, i;</text:span></text:p>
      <text:p text:style-name="No_20_Spacing"><text:span text:style-name="T6"><text:s text:c="2"/></text:span><text:span text:style-name="T9">for</text:span><text:span text:style-name="T6">(i = k; i &gt; </text:span><text:span text:style-name="T12">0</text:span><text:span text:style-name="T6">; i--){</text:span></text:p>
      <text:p text:style-name="No_20_Spacing"><text:span text:style-name="T6"><text:s text:c="4"/></text:span><text:span text:style-name="T8">while</text:span><text:span text:style-name="T7">(bin[x][i] &gt; r) x--;</text:span></text:p>
      <text:p text:style-name="No_20_Spacing"><text:span text:style-name="T7"><text:s text:c="4"/></text:span><text:span text:style-name="T6">A[i-</text:span><text:span text:style-name="T12">1</text:span><text:span text:style-name="T6">] = x;</text:span></text:p>
      <text:p text:style-name="No_20_Spacing"><text:span text:style-name="T6"><text:s text:c="4"/>r = bin[x+</text:span><text:span text:style-name="T12">1</text:span><text:span text:style-name="T6">][i]-r-</text:span><text:span text:style-name="T12">1</text:span><text:span text:style-name="T6">;</text:span></text:p>
      <text:p text:style-name="No_20_Spacing"><text:span text:style-name="T6"><text:s text:c="2"/></text:span><text:span text:style-name="T7">}</text:span></text:p>
      <text:p text:style-name="P11">}</text:p>
      <text:p text:style-name="P11"/>
      <text:p text:style-name="P11"/>
      <text:p text:style-name="No_20_Spacing"><text:span text:style-name="T8">int</text:span><text:span text:style-name="T7"> minchange(</text:span><text:span text:style-name="T8">int</text:span><text:span text:style-name="T7"> r, </text:span><text:span text:style-name="T8">int</text:span><text:span text:style-name="T7"> n, </text:span><text:span text:style-name="T8">int</text:span><text:span text:style-name="T7"> k, </text:span><text:span text:style-name="T8">int</text:span><text:span text:style-name="T7"> *plus, </text:span><text:span text:style-name="T8">int</text:span><text:span text:style-name="T7"> *minus){</text:span></text:p>
      <text:p text:style-name="No_20_Spacing"><text:span text:style-name="T7"><text:s text:c="2"/></text:span><text:span text:style-name="T8">int</text:span><text:span text:style-name="T7"> A[MAXK], B[MAXK], i, j;</text:span></text:p>
      <text:p text:style-name="P11"><text:s text:c="2"/></text:p>
      <text:p text:style-name="No_20_Spacing"><text:span text:style-name="T7"><text:s text:c="2"/></text:span><text:span text:style-name="T8">if</text:span><text:span text:style-name="T7">(r == bin[n][k]-</text:span><text:span text:style-name="T13">1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P11"><text:s text:c="2"/>unrank_minkset(r, n, k, A);</text:p>
      <text:p text:style-name="No_20_Spacing"><text:span text:style-name="T7"><text:s text:c="2"/>unrank_minkset(r+</text:span><text:span text:style-name="T13">1</text:span><text:span text:style-name="T7">, n, k, B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k; i++){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k; j++)</text:span></text:p>
      <text:p text:style-name="No_20_Spacing"><text:span text:style-name="T7"><text:s text:c="6"/></text:span><text:span text:style-name="T8">if</text:span><text:span text:style-name="T7">(A[i] == B[j]){</text:span></text:p>
      <text:p text:style-name="No_20_Spacing"><text:span text:style-name="T7"><text:s text:c="8"/>B[j] = -</text:span><text:span text:style-name="T13">1</text:span><text:span text:style-name="T7">;</text:span></text:p>
      <text:p text:style-name="No_20_Spacing"><text:span text:style-name="T7"><text:s text:c="8"/></text:span><text:span text:style-name="T8">break</text:span><text:span text:style-name="T7">;</text:span></text:p>
      <text:p text:style-name="P11"><text:s text:c="6"/>}</text:p>
      <text:p text:style-name="No_20_Spacing"><text:span text:style-name="T7"><text:s text:c="4"/></text:span><text:span text:style-name="T8">if</text:span><text:span text:style-name="T7">(j == k) *minus = A[i];</text:span></text:p>
      <text:p text:style-name="P11"><text:s text:c="2"/>}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k; i++){</text:span></text:p>
      <text:p text:style-name="No_20_Spacing"><text:span text:style-name="T7"><text:s text:c="4"/></text:span><text:span text:style-name="T8">if</text:span><text:span text:style-name="T7">(B[i] != -</text:span><text:span text:style-name="T13">1</text:span><text:span text:style-name="T7">){</text:span></text:p>
      <text:p text:style-name="P11"><text:s text:c="6"/>*plus = B[i];</text:p>
      <text:p text:style-name="No_20_Spacing"><text:span text:style-name="T7"><text:s text:c="6"/></text:span><text:span text:style-name="T8">break</text:span><text:span text:style-name="T7">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/>
      <text:p text:style-name="No_20_Spacing"><text:soft-page-break/><text:span text:style-name="T8">void</text:span><text:span text:style-name="T7"> buildBin(){</text:span></text:p>
      <text:p text:style-name="No_20_Spacing"><text:span text:style-name="T7"><text:s text:c="2"/></text:span><text:span text:style-name="T8">int</text:span><text:span text:style-name="T7"> n,k;</text:span></text:p>
      <text:p text:style-name="No_20_Spacing"><text:span text:style-name="T7"><text:s text:c="2"/></text:span><text:span text:style-name="T9">for</text:span><text:span text:style-name="T6">(n = </text:span><text:span text:style-name="T12">0</text:span><text:span text:style-name="T6">; n &lt;= MAXN; n++){</text:span></text:p>
      <text:p text:style-name="No_20_Spacing"><text:span text:style-name="T6"><text:s text:c="4"/></text:span><text:span text:style-name="T7">bin[n][</text:span><text:span text:style-name="T13">0</text:span><text:span text:style-name="T7">]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k = </text:span><text:span text:style-name="T13">1</text:span><text:span text:style-name="T7">; k &lt;= min(n,MAXK); k++)</text:span></text:p>
      <text:p text:style-name="No_20_Spacing"><text:span text:style-name="T7"><text:s text:c="6"/></text:span><text:span text:style-name="T6">bin[n][k] = bin[n-</text:span><text:span text:style-name="T12">1</text:span><text:span text:style-name="T6">][k]+bin[n-</text:span><text:span text:style-name="T12">1</text:span><text:span text:style-name="T6">][k-</text:span><text:span text:style-name="T12">1</text:span><text:span text:style-name="T6">];</text:span></text:p>
      <text:p text:style-name="No_20_Spacing"><text:span text:style-name="T6"><text:s text:c="2"/></text:span><text:span text:style-name="T7">}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A[MAXK], B[MAXK], n, k, i, j, plus, minus;</text:span></text:p>
      <text:p text:style-name="P11"/>
      <text:p text:style-name="No_20_Spacing"><text:span text:style-name="T7"><text:s text:c="2"/>buildBin(); </text:span><text:span text:style-name="T4">/* Build table of binomial coefficients */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P11"/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bin[n][k]; i++){</text:span></text:p>
      <text:p text:style-name="No_20_Spacing"><text:span text:style-name="T7"><text:s text:c="6"/>printf(</text:span><text:span text:style-name="T11">"Rank[%d] <text:s/>Lex:"</text:span><text:span text:style-name="T7">, i);</text:span></text:p>
      <text:p text:style-name="P11"><text:s text:c="6"/>unrank_lexkset(i, n, k, A);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k; j++) printf(</text:span><text:span text:style-name="T11">"%d "</text:span><text:span text:style-name="T7">, A[j]);</text:span></text:p>
      <text:p text:style-name="No_20_Spacing"><text:span text:style-name="T7"><text:s text:c="6"/>printf(</text:span><text:span text:style-name="T11">"{%llu} <text:s text:c="2"/>Co-lex:"</text:span><text:span text:style-name="T7">, rank_lexkset(A,n,k));</text:span></text:p>
      <text:p text:style-name="P11"><text:s text:c="6"/></text:p>
      <text:p text:style-name="P11"><text:s text:c="6"/>unrank_colexkset(i, n, k, B);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k; j++) printf(</text:span><text:span text:style-name="T11">" %d"</text:span><text:span text:style-name="T7">, B[j]);</text:span></text:p>
      <text:p text:style-name="No_20_Spacing"><text:span text:style-name="T7"><text:s text:c="6"/>printf(</text:span><text:span text:style-name="T11">" {%llu} <text:s/>Minchange:"</text:span><text:span text:style-name="T7">, rank_colexkset(B, n, k));</text:span></text:p>
      <text:p text:style-name="P11"><text:s text:c="6"/></text:p>
      <text:p text:style-name="P11"><text:s text:c="6"/>unrank_minkset(i, n, k, A);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k; j++) printf(</text:span><text:span text:style-name="T11">" %d"</text:span><text:span text:style-name="T7">, A[j]); <text:s text:c="5"/></text:span></text:p>
      <text:p text:style-name="No_20_Spacing"><text:span text:style-name="T7"><text:s text:c="6"/></text:span><text:span text:style-name="T8">if</text:span><text:span text:style-name="T7">(minchange(i, n, k, &amp;plus, &amp;minus)){</text:span></text:p>
      <text:p text:style-name="No_20_Spacing"><text:span text:style-name="T7"><text:s text:c="8"/></text:span><text:span text:style-name="T6">printf(</text:span><text:span text:style-name="T10">" [+%d][-%d] {%llu}\n"</text:span><text:span text:style-name="T6">,</text:span></text:p>
      <text:p text:style-name="No_20_Spacing"><text:span text:style-name="T6"><text:s text:c="15"/></text:span><text:span text:style-name="T7">plus, minus, rank_minkset(A, n, k));</text:span></text:p>
      <text:p text:style-name="No_20_Spacing"><text:span text:style-name="T7"><text:s text:c="6"/>} </text:span><text:span text:style-name="T8">else</text:span><text:span text:style-name="T7"> {</text:span></text:p>
      <text:p text:style-name="No_20_Spacing"><text:span text:style-name="T7"><text:s text:c="8"/>printf(</text:span><text:span text:style-name="T11">" No change {%llu}\n"</text:span><text:span text:style-name="T7">, rank_minkset(A, n, k));</text:span></text:p>
      <text:p text:style-name="P11"><text:s text:c="6"/>}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enerators: N-Queens Solution Generator</text:p>
      <text:p text:style-name="P7"><text:s text:c="3"/>=================================================================</text:p>
      <text:p text:style-name="P7"><text:s text:c="3"/>Description: This code generates a solution for the n-queens </text:p>
      <text:p text:style-name="P7"><text:s text:c="16"/>problem. <text:s/>Solutions exist for n = 1 || n &gt; 3.</text:p>
      <text:p text:style-name="P7"><text:s text:c="16"/>Solutions are stored in the array called row[],</text:p>
      <text:p text:style-name="P7"><text:s text:c="16"/>where row[i] represents the row where the queen in</text:p>
      <text:p text:style-name="P7"><text:s text:c="16"/>the i'th column is placed. <text:s/>Coordinates are [0..n-1]</text:p>
      <text:p text:style-name="P7"><text:soft-page-break/><text:s text:c="3"/></text:p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9, 2002</text:p>
      <text:p text:style-name="P7"><text:s text:c="3"/>References: <text:s/>www.bridges.canterbury.ac.nz/features/eight.html</text:p>
      <text:p text:style-name="P7"><text:s text:c="3"/>-----------------------------------------------------------------</text:p>
      <text:p text:style-name="P7"><text:s text:c="3"/>Reliability: 1 (Sept 2002)</text:p>
      <text:p text:style-name="P7"><text:s text:c="3"/>Notes: <text:s text:c="6"/>- This solution is only 1 of perhaps many</text:p>
      <text:p text:style-name="P7"><text:s text:c="18"/>solutions</text:p>
      <text:p text:style-name="P7"><text:s text:c="16"/>- No checking is done by the routine for valid n</text:p>
      <text:p text:style-name="P7"><text:s text:c="16"/>* Solves Spanish Problem 10094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10001</text:p>
      <text:p text:style-name="P6"/>
      <text:p text:style-name="No_20_Spacing"><text:span text:style-name="T8">int</text:span><text:span text:style-name="T7"> row[MAXN];</text:span></text:p>
      <text:p text:style-name="P11"/>
      <text:p text:style-name="No_20_Spacing"><text:span text:style-name="T8">void</text:span><text:span text:style-name="T7"> gen_nqueens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</text:span></text:p>
      <text:p text:style-name="P11"><text:s text:c="2"/></text:p>
      <text:p text:style-name="No_20_Spacing"><text:span text:style-name="T7"><text:s text:c="2"/></text:span><text:span text:style-name="T8">if</text:span><text:span text:style-name="T7">(n % </text:span><text:span text:style-name="T13">2</text:span><text:span text:style-name="T7">){</text:span></text:p>
      <text:p text:style-name="No_20_Spacing"><text:span text:style-name="T7"><text:s text:c="4"/>gen_nqueens(n-</text:span><text:span text:style-name="T13">1</text:span><text:span text:style-name="T7">);</text:span></text:p>
      <text:p text:style-name="No_20_Spacing"><text:span text:style-name="T7"><text:s text:c="4"/></text:span><text:span text:style-name="T6">row[n-</text:span><text:span text:style-name="T12">1</text:span><text:span text:style-name="T6">] = n-</text:span><text:span text:style-name="T12">1</text:span><text:span text:style-name="T6">;</text:span></text:p>
      <text:p text:style-name="No_20_Spacing"><text:span text:style-name="T6"><text:s text:c="2"/>} </text:span><text:span text:style-name="T9">else</text:span><text:span text:style-name="T6"> {</text:span></text:p>
      <text:p text:style-name="No_20_Spacing"><text:span text:style-name="T6"><text:s text:c="4"/></text:span><text:span text:style-name="T9">if</text:span><text:span text:style-name="T6">(n % </text:span><text:span text:style-name="T12">6</text:span><text:span text:style-name="T6"> == </text:span><text:span text:style-name="T12">2</text:span><text:span text:style-name="T6">){</text:span></text:p>
      <text:p text:style-name="No_20_Spacing"><text:span text:style-name="T6"><text:s text:c="6"/></text:span><text:span text:style-name="T9">for</text:span><text:span text:style-name="T6">(i = </text:span><text:span text:style-name="T12">0</text:span><text:span text:style-name="T6">; i &lt; n/</text:span><text:span text:style-name="T12">2</text:span><text:span text:style-name="T6">; i++) row[i] = (n/</text:span><text:span text:style-name="T12">2</text:span><text:span text:style-name="T6">+</text:span><text:span text:style-name="T12">2</text:span><text:span text:style-name="T6">*i-</text:span><text:span text:style-name="T12">1</text:span><text:span text:style-name="T6">)%n;</text:span></text:p>
      <text:p text:style-name="No_20_Spacing"><text:span text:style-name="T6"><text:s text:c="6"/></text:span><text:span text:style-name="T9">for</text:span><text:span text:style-name="T6">(i = n/</text:span><text:span text:style-name="T12">2</text:span><text:span text:style-name="T6">; i &lt; n; i++) row[i] = (n/</text:span><text:span text:style-name="T12">2</text:span><text:span text:style-name="T6">+</text:span><text:span text:style-name="T12">2</text:span><text:span text:style-name="T6">*i+</text:span><text:span text:style-name="T12">2</text:span><text:span text:style-name="T6">)%n;</text:span></text:p>
      <text:p text:style-name="No_20_Spacing"><text:span text:style-name="T6"><text:s text:c="4"/>} </text:span><text:span text:style-name="T9">else</text:span><text:span text:style-name="T6"> {</text:span></text:p>
      <text:p text:style-name="No_20_Spacing"><text:span text:style-name="T6"><text:s text:c="6"/></text:span><text:span text:style-name="T9">for</text:span><text:span text:style-name="T6">(i = </text:span><text:span text:style-name="T12">0</text:span><text:span text:style-name="T6">; i &lt; n/</text:span><text:span text:style-name="T12">2</text:span><text:span text:style-name="T6">; i++) row[i] = </text:span><text:span text:style-name="T12">2</text:span><text:span text:style-name="T6">*i+</text:span><text:span text:style-name="T12">1</text:span><text:span text:style-name="T6">;</text:span></text:p>
      <text:p text:style-name="No_20_Spacing"><text:span text:style-name="T6"><text:s text:c="6"/></text:span><text:span text:style-name="T9">for</text:span><text:span text:style-name="T6">(i = n/</text:span><text:span text:style-name="T12">2</text:span><text:span text:style-name="T6">; i &lt; n; i++) row[i] = (</text:span><text:span text:style-name="T12">2</text:span><text:span text:style-name="T6">*i)%n;</text:span></text:p>
      <text:p text:style-name="No_20_Spacing"><text:span text:style-name="T6"><text:s text:c="4"/></text:span><text:span text:style-name="T7">}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</text:span></text:p>
      <text:p text:style-name="P11"><text:s text:c="2"/></text:p>
      <text:p text:style-name="No_20_Spacing"><text:span text:style-name="T7"><text:s text:c="2"/></text:span><text:span text:style-name="T9">while</text:span><text:span text:style-name="T6">(scanf(</text:span><text:span text:style-name="T10">"%d"</text:span><text:span text:style-name="T6">, &amp;n) == </text:span><text:span text:style-name="T12">1</text:span><text:span text:style-name="T6">){</text:span></text:p>
      <text:p text:style-name="No_20_Spacing"><text:span text:style-name="T6"><text:s text:c="4"/></text:span><text:span text:style-name="T9">if</text:span><text:span text:style-name="T6">(n == </text:span><text:span text:style-name="T12">1</text:span><text:span text:style-name="T6"> || n &gt; </text:span><text:span text:style-name="T12">3</text:span><text:span text:style-name="T6">){</text:span></text:p>
      <text:p text:style-name="P10"><text:s text:c="6"/>gen_nqueens(n);</text:p>
      <text:p text:style-name="No_20_Spacing"><text:span text:style-name="T6"><text:s text:c="6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8"/>printf(</text:span><text:span text:style-name="T10">"%d%c"</text:span><text:span text:style-name="T6">, row[i], i == n-</text:span><text:span text:style-name="T12">1</text:span><text:span text:style-name="T6"> ? </text:span><text:span text:style-name="T7">'\n' : ' '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Impossible\n"</text:span><text:span text:style-name="T7">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<text:soft-page-break/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enerators: </text:p>
      <text:list xml:id="list29632560" text:continue-numbering="true" text:style-name="Outline">
        <text:list-item>
          <text:list>
            <text:list-item>
              <text:h text:style-name="P18" text:outline-level="2"><text:bookmark-start text:name="__RefHeading___Toc26902_2932636602"/><text:bookmark text:name="Bookmark85"/>Pythagorean Triples<text:bookmark-end text:name="__RefHeading___Toc2690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Pythagorean triple is a set of three positive</text:p>
      <text:p text:style-name="P7"><text:s text:c="16"/>integers a &lt; b &lt; c such that a^2 + b^2 = c^2. <text:s/>A</text:p>
      <text:p text:style-name="P7"><text:s text:c="16"/>primitive triple has the property that a,b,c are</text:p>
      <text:p text:style-name="P7"><text:s text:c="16"/>relatively prime. <text:s/>Given N, this code generates</text:p>
      <text:p text:style-name="P7"><text:s text:c="16"/>all the primitive triples such that c &lt; N.</text:p>
      <text:p text:style-name="P7"/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Ashley Zinyk</text:p>
      <text:p text:style-name="P7"><text:s text:c="3"/>Date: <text:s text:c="7"/>Dec 15, 2002</text:p>
      <text:p text:style-name="P7"><text:s text:c="3"/>References: <text:s/>Leonhard Euler, so you know it's fast.</text:p>
      <text:p text:style-name="P7"><text:s text:c="3"/>-----------------------------------------------------------------</text:p>
      <text:p text:style-name="P7"><text:s text:c="3"/>Reliability: 1 (Spain 106)</text:p>
      <text:p text:style-name="P7"><text:s text:c="3"/>Notes: <text:s text:c="6"/>There will be no more than N/4 triples generated;</text:p>
      <text:p text:style-name="P7"><text:s text:c="16"/>allocate this much space. <text:s/>The function will </text:p>
      <text:p text:style-name="P7"><text:s text:c="16"/>return the actual number of triples generated.</text:p>
      <text:p text:style-name="P7"><text:s text:c="16"/>The triples will be in no particular order; you may</text:p>
      <text:p text:style-name="P7"><text:s text:c="16"/>want to sort the results after generating them.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int</text:span><text:span text:style-name="T7"> a, b, c;</text:span></text:p>
      <text:p text:style-name="P11">} ptrip;</text:p>
      <text:p text:style-name="P11"/>
      <text:p text:style-name="No_20_Spacing"><text:span text:style-name="T8">int</text:span><text:span text:style-name="T7"> gcd(</text:span><text:span text:style-name="T8">int</text:span><text:span text:style-name="T7"> a, </text:span><text:span text:style-name="T8">int</text:span><text:span text:style-name="T7"> b) {</text:span></text:p>
      <text:p text:style-name="No_20_Spacing"><text:span text:style-name="T7"><text:s text:c="2"/></text:span><text:span text:style-name="T9">int</text:span><text:span text:style-name="T6"> r;</text:span></text:p>
      <text:p text:style-name="P10"/>
      <text:p text:style-name="No_20_Spacing"><text:span text:style-name="T6"><text:s text:c="2"/></text:span><text:span text:style-name="T9">while</text:span><text:span text:style-name="T6"> (b) {</text:span></text:p>
      <text:p text:style-name="P10"><text:s text:c="4"/>r = a % b;</text:p>
      <text:p text:style-name="P10"><text:s text:c="4"/>a = b;</text:p>
      <text:p text:style-name="P10"><text:s text:c="4"/>b = r;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a;</text:span></text:p>
      <text:p text:style-name="P11">}</text:p>
      <text:p text:style-name="P11"/>
      <text:p text:style-name="No_20_Spacing"><text:span text:style-name="T8">int</text:span><text:span text:style-name="T7"> gen_triples(</text:span><text:span text:style-name="T8">int</text:span><text:span text:style-name="T7"> n, ptrip *res) {</text:span></text:p>
      <text:p text:style-name="No_20_Spacing"><text:span text:style-name="T7"><text:s text:c="2"/></text:span><text:span text:style-name="T8">int</text:span><text:span text:style-name="T7"> a, b, p, q, cnt = </text:span><text:span text:style-name="T13">0</text:span><text:span text:style-name="T7">;</text:span></text:p>
      <text:p text:style-name="P11"/>
      <text:p text:style-name="No_20_Spacing"><text:soft-page-break/><text:span text:style-name="T7"><text:s text:c="2"/></text:span><text:span text:style-name="T8">for</text:span><text:span text:style-name="T7"> (p = </text:span><text:span text:style-name="T13">2</text:span><text:span text:style-name="T7">; p*p &lt; n; p++) {</text:span></text:p>
      <text:p text:style-name="No_20_Spacing"><text:span text:style-name="T7"><text:s text:c="4"/></text:span><text:span text:style-name="T8">for</text:span><text:span text:style-name="T7"> (q = </text:span><text:span text:style-name="T13">1</text:span><text:span text:style-name="T7">+p%</text:span><text:span text:style-name="T13">2</text:span><text:span text:style-name="T7">; q &lt; p &amp;&amp; p*p+q*q &lt; n; q += </text:span><text:span text:style-name="T13">2</text:span><text:span text:style-name="T7">) {</text:span></text:p>
      <text:p text:style-name="No_20_Spacing"><text:span text:style-name="T7"><text:s text:c="6"/></text:span><text:span text:style-name="T8">if</text:span><text:span text:style-name="T7"> (gcd(p,q)!=</text:span><text:span text:style-name="T13">1</text:span><text:span text:style-name="T7">) </text:span><text:span text:style-name="T8">continue</text:span><text:span text:style-name="T7">;</text:span></text:p>
      <text:p text:style-name="P11"><text:s text:c="6"/>a = p*p-q*q;</text:p>
      <text:p text:style-name="No_20_Spacing"><text:span text:style-name="T7"><text:s text:c="6"/>b = </text:span><text:span text:style-name="T13">2</text:span><text:span text:style-name="T7">*p*q;</text:span></text:p>
      <text:p text:style-name="No_20_Spacing"><text:span text:style-name="T7"><text:s text:c="6"/></text:span><text:span text:style-name="T8">if</text:span><text:span text:style-name="T7"> (a &lt; b) { res[cnt].a = a; res[cnt].b = b; }</text:span></text:p>
      <text:p text:style-name="No_20_Spacing"><text:span text:style-name="T7"><text:s text:c="6"/></text:span><text:span text:style-name="T8">else</text:span><text:span text:style-name="T7"> <text:s text:c="6"/>{ res[cnt].a = b; res[cnt].b = a; }</text:span></text:p>
      <text:p text:style-name="P11"><text:s text:c="6"/>res[cnt++].c = p*p+q*q;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cnt;</text:span></text:p>
      <text:p text:style-name="P11">} </text:p>
      <text:p text:style-name="P11"/>
      <text:p text:style-name="No_20_Spacing"><text:span text:style-name="T8">int</text:span><text:span text:style-name="T7"> main() {</text:span></text:p>
      <text:p text:style-name="P11"><text:s text:c="2"/>ptrip *arra = NULL;</text:p>
      <text:p text:style-name="No_20_Spacing"><text:span text:style-name="T7"><text:s text:c="2"/></text:span><text:span text:style-name="T8">int</text:span><text:span text:style-name="T7"> i, max, ntrip;</text:span></text:p>
      <text:p text:style-name="P11"/>
      <text:p text:style-name="No_20_Spacing"><text:span text:style-name="T7"><text:s text:c="2"/></text:span><text:span text:style-name="T8">while</text:span><text:span text:style-name="T7"> (scanf(</text:span><text:span text:style-name="T11">"%d"</text:span><text:span text:style-name="T7">,&amp;max)==</text:span><text:span text:style-name="T13">1</text:span><text:span text:style-name="T7">) {</text:span></text:p>
      <text:p text:style-name="No_20_Spacing"><text:span text:style-name="T7"><text:s text:c="4"/>arra = realloc(arra,</text:span><text:span text:style-name="T8">sizeof</text:span><text:span text:style-name="T7">(ptrip)*max/</text:span><text:span text:style-name="T13">4</text:span><text:span text:style-name="T7">);</text:span></text:p>
      <text:p text:style-name="P11"><text:s text:c="4"/>ntrip = gen_triples(max,arra);</text:p>
      <text:p text:style-name="No_20_Spacing"><text:span text:style-name="T7"><text:s text:c="4"/></text:span><text:span text:style-name="T6">printf(</text:span><text:span text:style-name="T10">"%d\n"</text:span><text:span text:style-name="T6">,ntrip);</text:span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trip; i++)</text:span></text:p>
      <text:p text:style-name="No_20_Spacing"><text:span text:style-name="T6"><text:s text:c="6"/>printf(</text:span><text:span text:style-name="T10">"%d %d %d\n"</text:span><text:span text:style-name="T6">, arra[i].a, arra[i].b, arra[i].c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11"/>
      <text:p text:style-name="P11"/>
      <text:p text:style-name="P2"/>
      <text:p text:style-name="P14">############################################</text:p>
      <text:list xml:id="list29631310" text:continue-numbering="true" text:style-name="Outline">
        <text:list-item>
          <text:h text:style-name="P19" text:outline-level="1"><text:bookmark-start text:name="__RefHeading___Toc26904_2932636602"/><text:bookmark text:name="Bookmark86"/>Graph Theory<text:bookmark-end text:name="__RefHeading___Toc26904_2932636602"/></text:h>
        </text:list-item>
      </text:list>
      <text:p text:style-name="P6">############################################</text:p>
      <text:p text:style-name="P6"/>
      <text:p text:style-name="P6"/>
      <text:p text:style-name="P7">/* Graph Theory: </text:p>
      <text:list xml:id="list29645041" text:continue-numbering="true" text:style-name="Outline">
        <text:list-item>
          <text:list>
            <text:list-item>
              <text:h text:style-name="P18" text:outline-level="2"><text:bookmark-start text:name="__RefHeading___Toc26906_2932636602"/><text:bookmark text:name="Bookmark87"/>Articulation Points in a Graph (Adj List version)<text:bookmark-end text:name="__RefHeading___Toc2690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n articulation point in a undirected graph is a</text:p>
      <text:p text:style-name="P7"><text:s text:c="16"/>vertex which disconnects the graph when removed.</text:p>
      <text:p text:style-name="P7"><text:s text:c="16"/>This routine takes a graph represented by an</text:p>
      <text:p text:style-name="P7"><text:s text:c="16"/>adjacency list, and finds all articulation points in</text:p>
      <text:p text:style-name="P7"><text:s text:c="16"/>the graph.</text:p>
      <text:p text:style-name="P7"><text:s text:c="16"/></text:p>
      <text:p text:style-name="P7"><text:s text:c="16"/>If b is an articulation point, then there exists</text:p>
      <text:p text:style-name="P7"><text:s text:c="16"/>two distinct vertices a and c, such that b is on</text:p>
      <text:p text:style-name="P7"><text:s text:c="16"/>EVERY path from a to c.</text:p>
      <text:p text:style-name="P7"><text:s text:c="16"/></text:p>
      <text:p text:style-name="P7"><text:s text:c="16"/>- An array called ART[] contains 1 if node i is an</text:p>
      <text:p text:style-name="P7"><text:s text:c="20"/>articulation point and 0 otherwise.</text:p>
      <text:p text:style-name="P7"><text:s text:c="16"/>- use addEdge(int x, int y) to create a undirected</text:p>
      <text:p text:style-name="P7"><text:s text:c="18"/>edge between node x and y</text:p>
      <text:p text:style-name="P7"><text:s text:c="16"/>- use clearList() to clear out all elements of the </text:p>
      <text:p text:style-name="P7"><text:s text:c="18"/>adjacency list</text:p>
      <text:p text:style-name="P7"/>
      <text:p text:style-name="P7"><text:s text:c="3"/>Complexity: <text:s/>O(V+E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Oct 23, 2002 (mod Jan 16, 2003)</text:p>
      <text:p text:style-name="P7"><text:s text:c="3"/>References: <text:s/>Algorithms in C, Robert Sedgewick pg.440-441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Nodes must be indexed from 0..N-1.</text:p>
      <text:p text:style-name="P7"><text:s text:c="16"/>- Edges should not be added more than once to</text:p>
      <text:p text:style-name="P7"><text:s text:c="18"/>prevent array overflow</text:p>
      <text:p text:style-name="P7"><text:s text:c="16"/>- On graphs which are not connected, nodes which </text:p>
      <text:p text:style-name="P7"><text:s text:c="18"/>disconnect components they are part of are </text:p>
      <text:p text:style-name="P7"><text:s text:c="18"/>considered articulation points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200</text:p>
      <text:p text:style-name="P6">#define min(a,b) (((a)&lt;(b))?(a):(b))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deg;</text:span></text:p>
      <text:p text:style-name="No_20_Spacing"><text:span text:style-name="T7"><text:s text:c="2"/></text:span><text:span text:style-name="T8">int</text:span><text:span text:style-name="T7"> adj[MAXN];</text:span></text:p>
      <text:p text:style-name="P11"><text:soft-page-break/>} Node;</text:p>
      <text:p text:style-name="P11"/>
      <text:p text:style-name="P11">Node alist[MAXN];</text:p>
      <text:p text:style-name="No_20_Spacing"><text:span text:style-name="T8">char</text:span><text:span text:style-name="T7"> ART[MAXN], val[MAXN];</text:span></text:p>
      <text:p text:style-name="No_20_Spacing"><text:span text:style-name="T8">int</text:span><text:span text:style-name="T7"> id;</text:span></text:p>
      <text:p text:style-name="P11"/>
      <text:p text:style-name="No_20_Spacing"><text:span text:style-name="T8">void</text:span><text:span text:style-name="T7"> addEdge(</text:span><text:span text:style-name="T8">int</text:span><text:span text:style-name="T7"> x, </text:span><text:span text:style-name="T8">int</text:span><text:span text:style-name="T7"> y){</text:span></text:p>
      <text:p text:style-name="P11"><text:s text:c="2"/>alist[x].adj[alist[x].deg++] = y;</text:p>
      <text:p text:style-name="P11"><text:s text:c="2"/>alist[y].adj[alist[y].deg++] = x;</text:p>
      <text:p text:style-name="P11">}</text:p>
      <text:p text:style-name="P11"/>
      <text:p text:style-name="No_20_Spacing"><text:span text:style-name="T8">void</text:span><text:span text:style-name="T7"> clearList(){</text:span></text:p>
      <text:p text:style-name="No_20_Spacing"><text:span text:style-name="T7"><text:s text:c="2"/>memset(alist, </text:span><text:span text:style-name="T13">0</text:span><text:span text:style-name="T7">, </text:span><text:span text:style-name="T8">sizeof</text:span><text:span text:style-name="T7">(alist));</text:span></text:p>
      <text:p text:style-name="P11">}</text:p>
      <text:p text:style-name="P11"/>
      <text:p text:style-name="No_20_Spacing"><text:span text:style-name="T8">int</text:span><text:span text:style-name="T7"> visit(</text:span><text:span text:style-name="T8">int</text:span><text:span text:style-name="T7"> x, </text:span><text:span text:style-name="T8">int</text:span><text:span text:style-name="T7"> root){</text:span></text:p>
      <text:p text:style-name="No_20_Spacing"><text:span text:style-name="T7"><text:s text:c="2"/></text:span><text:span text:style-name="T8">int</text:span><text:span text:style-name="T7"> i, y, m, res, child = </text:span><text:span text:style-name="T13">0</text:span><text:span text:style-name="T7">;</text:span></text:p>
      <text:p text:style-name="P11"><text:s text:c="2"/></text:p>
      <text:p text:style-name="P11"><text:s text:c="2"/>res = val[x] = ++id;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alist[x].deg; i++){</text:span></text:p>
      <text:p text:style-name="P11"><text:s text:c="4"/>y = alist[x].adj[i];</text:p>
      <text:p text:style-name="No_20_Spacing"><text:span text:style-name="T7"><text:s text:c="4"/></text:span><text:span text:style-name="T8">if</text:span><text:span text:style-name="T7">(!val[y]){</text:span></text:p>
      <text:p text:style-name="No_20_Spacing"><text:span text:style-name="T7"><text:s text:c="6"/></text:span><text:span text:style-name="T8">if</text:span><text:span text:style-name="T7">(root &amp;&amp; ++child &gt; </text:span><text:span text:style-name="T13">1</text:span><text:span text:style-name="T7">) ART[x] = </text:span><text:span text:style-name="T13">1</text:span><text:span text:style-name="T7">;</text:span></text:p>
      <text:p text:style-name="No_20_Spacing"><text:span text:style-name="T7"><text:s text:c="6"/>m = visit(y, </text:span><text:span text:style-name="T13">0</text:span><text:span text:style-name="T7">);</text:span></text:p>
      <text:p text:style-name="P11"><text:s text:c="6"/>res = min(res, m);</text:p>
      <text:p text:style-name="No_20_Spacing"><text:span text:style-name="T7"><text:s text:c="6"/></text:span><text:span text:style-name="T8">if</text:span><text:span text:style-name="T7">(m &gt;= val[x] &amp;&amp; !root) ART[x] = </text:span><text:span text:style-name="T13">1</text:span><text:span text:style-name="T7">;</text:span></text:p>
      <text:p text:style-name="No_20_Spacing"><text:span text:style-name="T7"><text:s text:c="4"/>} </text:span><text:span text:style-name="T8">else</text:span><text:span text:style-name="T7"> {</text:span></text:p>
      <text:p text:style-name="P11"><text:s text:c="6"/>res = min(val[y], res);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/>
      <text:p text:style-name="No_20_Spacing"><text:span text:style-name="T8">void</text:span><text:span text:style-name="T7"> articulate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</text:span></text:p>
      <text:p text:style-name="P11"><text:s text:c="2"/></text:p>
      <text:p text:style-name="No_20_Spacing"><text:span text:style-name="T7"><text:s text:c="2"/>memset(ART, </text:span><text:span text:style-name="T13">0</text:span><text:span text:style-name="T7">, </text:span><text:span text:style-name="T8">sizeof</text:span><text:span text:style-name="T7">(ART));</text:span></text:p>
      <text:p text:style-name="No_20_Spacing"><text:span text:style-name="T7"><text:s text:c="2"/>memset(val, </text:span><text:span text:style-name="T13">0</text:span><text:span text:style-name="T7">, </text:span><text:span text:style-name="T8">sizeof</text:span><text:span text:style-name="T7">(val));</text:span></text:p>
      <text:p text:style-name="No_20_Spacing"><text:span text:style-name="T7"><text:s text:c="2"/></text:span><text:span text:style-name="T8">for</text:span><text:span text:style-name="T7">(id = 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!val[i]) visit(i, </text:span><text:span text:style-name="T13">1</text:span><text:span text:style-name="T7">)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, m, x, y, found;</text:span></text:p>
      <text:p text:style-name="P11"><text:s text:c="2"/></text:p>
      <text:p text:style-name="No_20_Spacing"><text:span text:style-name="T7"><text:s text:c="2"/></text:span><text:span text:style-name="T4">/* Read in number of vertices, number of edges */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P11"/>
      <text:p text:style-name="No_20_Spacing"><text:span text:style-name="T7"><text:s text:c="4"/></text:span><text:span text:style-name="T4">/* Read in edge between node x and node y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1"><text:soft-page-break/><text:s text:c="6"/>addEdge(x,y);</text:p>
      <text:p text:style-name="P11"><text:s text:c="4"/>}</text:p>
      <text:p text:style-name="P11"><text:s text:c="4"/></text:p>
      <text:p text:style-name="No_20_Spacing"><text:span text:style-name="T7"><text:s text:c="4"/></text:span><text:span text:style-name="T4">/* Find articulation points */</text:span></text:p>
      <text:p text:style-name="P11"><text:s text:c="4"/>articulate(n);</text:p>
      <text:p text:style-name="P11"><text:s text:c="4"/></text:p>
      <text:p text:style-name="No_20_Spacing"><text:span text:style-name="T7"><text:s text:c="4"/></text:span><text:span text:style-name="T8">for</text:span><text:span text:style-name="T7">(found = i = </text:span><text:span text:style-name="T13">0</text:span><text:span text:style-name="T7">; i &lt; n; i++)</text:span></text:p>
      <text:p text:style-name="No_20_Spacing"><text:span text:style-name="T7"><text:s text:c="6"/></text:span><text:span text:style-name="T8">if</text:span><text:span text:style-name="T7">(ART[i]){</text:span></text:p>
      <text:p text:style-name="No_20_Spacing"><text:span text:style-name="T7"><text:s text:c="8"/>printf(</text:span><text:span text:style-name="T11">"Node %d is an articulation point\n"</text:span><text:span text:style-name="T7">, i);</text:span></text:p>
      <text:p text:style-name="No_20_Spacing"><text:span text:style-name="T7"><text:s text:c="8"/>found = </text:span><text:span text:style-name="T13">1</text:span><text:span text:style-name="T7">;</text:span></text:p>
      <text:p text:style-name="P11"><text:s text:c="6"/>}</text:p>
      <text:p text:style-name="No_20_Spacing"><text:span text:style-name="T7"><text:s text:c="4"/></text:span><text:span text:style-name="T8">if</text:span><text:span text:style-name="T7">(!found) printf(</text:span><text:span text:style-name="T11">"No articulation points\n"</text:span><text:span text:style-name="T7">);</text:span></text:p>
      <text:p text:style-name="P11"><text:s text:c="4"/>clearList(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49894" text:continue-numbering="true" text:style-name="Outline">
        <text:list-item>
          <text:list>
            <text:list-item>
              <text:h text:style-name="P18" text:outline-level="2"><text:bookmark-start text:name="__RefHeading___Toc26908_2932636602"/><text:bookmark text:name="Bookmark88"/>Bellman-Ford Algorithm - negative weigth cycles<text:bookmark-end text:name="__RefHeading___Toc2690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graph G, expressed in terms of its</text:p>
      <text:p text:style-name="P7"><text:s text:c="16"/>edges, and a source vertex s, Bellman-Ford returns</text:p>
      <text:p text:style-name="P7"><text:s text:c="16"/>whether or not it is possible to encounter a cycle</text:p>
      <text:p text:style-name="P7"><text:s text:c="16"/>of negative weight. <text:s/>If such a cycle exists, it</text:p>
      <text:p text:style-name="P7"><text:s text:c="16"/>returns 0, otherwise 1.</text:p>
      <text:p text:style-name="P7"/>
      <text:p text:style-name="P7"><text:s text:c="16"/>If no negative-weight cycle exists, then dist[v]</text:p>
      <text:p text:style-name="P7"><text:s text:c="16"/>contains the shortest distance from source s to </text:p>
      <text:p text:style-name="P7"><text:s text:c="16"/>v.</text:p>
      <text:p text:style-name="P7"><text:s text:c="3"/></text:p>
      <text:p text:style-name="P7"><text:s text:c="3"/>Complexity: <text:s/>O(NM) where N is # of nodes, M is # of edg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20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successful use (Sept 2002)</text:p>
      <text:p text:style-name="P7"><text:s text:c="16"/>(Spain 558)</text:p>
      <text:p text:style-name="P7"><text:s text:c="3"/>Notes: <text:s text:c="6"/>INF must be set to a value larger than any edge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limits.h&gt;</text:p>
      <text:p text:style-name="P6"/>
      <text:p text:style-name="P6">#define INF INT_MAX</text:p>
      <text:p text:style-name="P6"><text:soft-page-break/>#define MAXNODES 1005</text:p>
      <text:p text:style-name="P6">#define MAXEDGES 2005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u,v,w;</text:span></text:p>
      <text:p text:style-name="P11">} Edge;</text:p>
      <text:p text:style-name="P11"/>
      <text:p text:style-name="No_20_Spacing"><text:span text:style-name="T8">int</text:span><text:span text:style-name="T7"> dist[MAXNODES], pred[MAXNODES];</text:span></text:p>
      <text:p text:style-name="P11">Edge edge[MAXEDGES];</text:p>
      <text:p text:style-name="No_20_Spacing"><text:span text:style-name="T8">int</text:span><text:span text:style-name="T7"> n, m;</text:span></text:p>
      <text:p text:style-name="P11"/>
      <text:p text:style-name="No_20_Spacing"><text:span text:style-name="T8">int</text:span><text:span text:style-name="T7"> BellmanFord(</text:span><text:span text:style-name="T8">int</text:span><text:span text:style-name="T7"> source){</text:span></text:p>
      <text:p text:style-name="No_20_Spacing"><text:span text:style-name="T7"><text:s text:c="2"/></text:span><text:span text:style-name="T8">int</text:span><text:span text:style-name="T7"> i, j;</text:span></text:p>
      <text:p text:style-name="P11"><text:s text:c="2"/>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{</text:span></text:p>
      <text:p text:style-name="P10"><text:s text:c="4"/>dist[i] = INF;</text:p>
      <text:p text:style-name="No_20_Spacing"><text:span text:style-name="T6"><text:s text:c="4"/></text:span><text:span text:style-name="T7">pred[i] = -</text:span><text:span text:style-name="T13">1</text:span><text:span text:style-name="T7">;</text:span></text:p>
      <text:p text:style-name="P11"><text:s text:c="2"/>}</text:p>
      <text:p text:style-name="No_20_Spacing"><text:span text:style-name="T7"><text:s text:c="2"/>dist[source] = </text:span><text:span text:style-name="T13">0</text:span><text:span text:style-name="T7">;</text:span>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-</text:span><text:span text:style-name="T13">1</text:span><text:span text:style-name="T7">; i++)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m; j++){</text:span></text:p>
      <text:p text:style-name="No_20_Spacing"><text:span text:style-name="T7"><text:s text:c="6"/></text:span><text:span text:style-name="T8">if</text:span><text:span text:style-name="T7">(dist[edge[j].v] &gt; dist[edge[j].u]+edge[j].w){</text:span></text:p>
      <text:p text:style-name="P11"><text:s text:c="8"/>dist[edge[j].v] = dist[edge[j].u]+edge[j].w;</text:p>
      <text:p text:style-name="P11"><text:s text:c="8"/>pred[edge[j].v] = edge[j].u;</text:p>
      <text:p text:style-name="P11"><text:s text:c="6"/>}</text:p>
      <text:p text:style-name="P11"><text:s text:c="4"/>}</text:p>
      <text:p text:style-name="P11"><text:s text:c="2"/></text:p>
      <text:p text:style-name="No_20_Spacing"><text:span text:style-name="T7"><text:s text:c="2"/></text:span><text:span text:style-name="T8">for</text:span><text:span text:style-name="T7">(j = </text:span><text:span text:style-name="T13">0</text:span><text:span text:style-name="T7">; j &lt; m; j++){</text:span></text:p>
      <text:p text:style-name="No_20_Spacing"><text:span text:style-name="T7"><text:s text:c="4"/></text:span><text:span text:style-name="T8">if</text:span><text:span text:style-name="T7">(dist[edge[j].v] &gt; dist[edge[j].u]+edge[j].w) </text:span><text:span text:style-name="T8">return</text:span><text:span text:style-name="T7"> </text:span><text:span text:style-name="T13">0</text:span><text:span text:style-name="T7">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tnum, i;</text:span></text:p>
      <text:p text:style-name="P11"><text:s text:c="2"/></text:p>
      <text:p text:style-name="No_20_Spacing"><text:span text:style-name="T7"><text:s text:c="2"/>scanf(</text:span><text:span text:style-name="T11">"%d"</text:span><text:span text:style-name="T7">, &amp;tnum);</text:span></text:p>
      <text:p text:style-name="No_20_Spacing"><text:span text:style-name="T7"><text:s text:c="2"/></text:span><text:span text:style-name="T8">while</text:span><text:span text:style-name="T7">(tnum--){</text:span></text:p>
      <text:p text:style-name="No_20_Spacing"><text:span text:style-name="T7"><text:s text:c="4"/></text:span><text:span text:style-name="T6">scanf(</text:span><text:span text:style-name="T10">"%d %d"</text:span><text:span text:style-name="T6">, &amp;n, &amp;m);</text:span>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m; i++){</text:span></text:p>
      <text:p text:style-name="No_20_Spacing"><text:span text:style-name="T6"><text:s text:c="6"/></text:span><text:span text:style-name="T7">scanf(</text:span><text:span text:style-name="T11">"%d %d %d"</text:span><text:span text:style-name="T7">, &amp;edge[i].u, &amp;edge[i].v, &amp;edge[i].w);</text:span></text:p>
      <text:p text:style-name="P11"><text:s text:c="4"/>}</text:p>
      <text:p text:style-name="No_20_Spacing"><text:span text:style-name="T7"><text:s text:c="4"/></text:span><text:span text:style-name="T8">if</text:span><text:span text:style-name="T7">(BellmanFord(</text:span><text:span text:style-name="T13">0</text:span><text:span text:style-name="T7">)) printf(</text:span><text:span text:style-name="T11">"not "</text:span><text:span text:style-name="T7">);</text:span></text:p>
      <text:p text:style-name="No_20_Spacing"><text:span text:style-name="T7"><text:s text:c="4"/>printf(</text:span><text:span text:style-name="T11">"possible\n"</text:span><text:span text:style-name="T7">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<text:soft-page-break/>-=-=-=-=-=-=-=-=-=-=-=-=-=-=-=-=-=-=-=-=-=-=</text:p>
      <text:p text:style-name="P11"/>
      <text:p text:style-name="P11"/>
      <text:p text:style-name="P7">/* Graph Theory: </text:p>
      <text:list xml:id="list29646212" text:continue-numbering="true" text:style-name="Outline">
        <text:list-item>
          <text:list>
            <text:list-item>
              <text:h text:style-name="P18" text:outline-level="2"><text:bookmark-start text:name="__RefHeading___Toc26910_2932636602"/><text:bookmark text:name="Bookmark89"/>Maximum Bipartite Matching<text:bookmark-end text:name="__RefHeading___Toc2691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bipartite graph G = {U,V,E}, this routine</text:p>
      <text:p text:style-name="P7"><text:s text:c="16"/>computes the maximum bipartite matching.</text:p>
      <text:p text:style-name="P7"/>
      <text:p text:style-name="P7"><text:s text:c="16"/>For vertex i of set U:</text:p>
      <text:p text:style-name="P7"><text:s text:c="16"/>match[i] = -1 means i is not matched</text:p>
      <text:p text:style-name="P7"><text:s text:c="16"/>match[i] = <text:s/>x means the edge i-&gt;(x-|U|) is selected</text:p>
      <text:p text:style-name="P7"><text:s text:c="45"/>**********</text:p>
      <text:p text:style-name="P7"><text:s text:c="16"/>For simplicity, use addEdge(i,j,n) to add edges, where</text:p>
      <text:p text:style-name="P7"><text:s text:c="16"/>0 &lt;= i &lt; |U| and 0 &lt;= j &lt; |V| and |U| = n.</text:p>
      <text:p text:style-name="P7"/>
      <text:p text:style-name="P7"><text:s text:c="16"/>If there is an edge from vertex i of U to vertex</text:p>
      <text:p text:style-name="P7"><text:s text:c="16"/>j of V then: e[i][j+|U|] = e[j+|U|][i] = 1. </text:p>
      <text:p text:style-name="P7"><text:s text:c="34"/>****** <text:s text:c="4"/>*****</text:p>
      <text:p text:style-name="P7"/>
      <text:p text:style-name="P7"><text:s text:c="3"/>Complexity: <text:s/>O(U+V) where U and V are the sizes of the set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y 6, 2003</text:p>
      <text:p text:style-name="P7"><text:s text:c="3"/>References: <text:s/>Waterloo code</text:p>
      <text:p text:style-name="P7"><text:s text:c="3"/>-----------------------------------------------------------------</text:p>
      <text:p text:style-name="P7"><text:s text:c="3"/>Reliability: 2 (Spain 10080 - Golpher holes II, </text:p>
      <text:p text:style-name="P7"><text:s text:c="19"/>Housing Complexes Mar 8th, 2003)</text:p>
      <text:p text:style-name="P7"><text:s text:c="3"/>Notes: <text:s text:c="6"/>- If |U| = n and |V| = m, then vertices are assumed</text:p>
      <text:p text:style-name="P7"><text:s text:c="18"/>to be from [0,n-1] in set U and [0,m-1] in set V.</text:p>
      <text:p text:style-name="P7"><text:s text:c="16"/>- Remember that match[i]-n gives the edge from i,</text:p>
      <text:p text:style-name="P7"><text:s text:c="18"/>not just match[i].</text:p>
      <text:p text:style-name="P7"><text:s text:c="16"/>- This code is roughly 2 times slower than the old</text:p>
      <text:p text:style-name="P7"><text:s text:c="18"/>code since it doesn't try multiple BFS paths at</text:p>
      <text:p text:style-name="P7"><text:s text:c="18"/>once, however, it's about 4 times shorter...</text:p>
      <text:p text:style-name="P7"/>
      <text:p text:style-name="P7"><text:s text:c="16"/>A bipartite graph is one where the vertices can be</text:p>
      <text:p text:style-name="P7"><text:s text:c="16"/>separated into two disjoint sets U and V, such that</text:p>
      <text:p text:style-name="P7"><text:s text:c="16"/>all edges in the graph are between a vertex in U and</text:p>
      <text:p text:style-name="P7"><text:s text:c="16"/>a vertex iv V. <text:s/>A maximum matching on such a graph</text:p>
      <text:p text:style-name="P7"><text:s text:c="16"/>is the selection of the most edges such that each</text:p>
      <text:p text:style-name="P7"><text:s text:c="16"/>vertex is adjacent to at most one edge.</text:p>
      <text:p text:style-name="P7"><text:s text:c="16"/></text:p>
      <text:p text:style-name="P7"><text:s text:c="16"/>The maximum matching is equivalent to the minimal</text:p>
      <text:p text:style-name="P7"><text:s text:c="16"/>vertex cover in a bipartite graph.</text:p>
      <text:p text:style-name="P7">*/</text:p>
      <text:p text:style-name="P6">#include &lt;stdio.h&gt;</text:p>
      <text:p text:style-name="P6">#include &lt;string.h&gt;</text:p>
      <text:p text:style-name="P6"/>
      <text:p text:style-name="No_20_Spacing"><text:span text:style-name="T2">#define MAXN 300 <text:s text:c="9"/></text:span><text:span text:style-name="T4">/* How many vertices in U+V (in total) */</text:span></text:p>
      <text:p text:style-name="P7"/>
      <text:p text:style-name="No_20_Spacing"><text:soft-page-break/><text:span text:style-name="T8">char</text:span><text:span text:style-name="T7"> e[MAXN][MAXN]; <text:s text:c="6"/></text:span><text:span text:style-name="T4">/* MODIFIED Adj. matrix (see note) */</text:span></text:p>
      <text:p text:style-name="No_20_Spacing"><text:span text:style-name="T8">int</text:span><text:span text:style-name="T7"> match[MAXN], back[MAXN], q[MAXN], tail;</text:span></text:p>
      <text:p text:style-name="P11"/>
      <text:p text:style-name="No_20_Spacing"><text:span text:style-name="T8">void</text:span><text:span text:style-name="T7"> addEdge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n){</text:span></text:p>
      <text:p text:style-name="No_20_Spacing"><text:span text:style-name="T7"><text:s text:c="2"/>e[x][y+n] = e[y+n][x] = 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find(</text:span><text:span text:style-name="T8">int</text:span><text:span text:style-name="T7"> x, 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</text:span><text:span text:style-name="T8">int</text:span><text:span text:style-name="T7"> i, j, r;</text:span></text:p>
      <text:p text:style-name="P11"/>
      <text:p text:style-name="No_20_Spacing"><text:span text:style-name="T7"><text:s text:c="2"/></text:span><text:span text:style-name="T8">if</text:span><text:span text:style-name="T7">(match[x] != -</text:span><text:span text:style-name="T13">1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memset(back, -</text:span><text:span text:style-name="T13">1</text:span><text:span text:style-name="T7">, </text:span><text:span text:style-name="T8">sizeof</text:span><text:span text:style-name="T7">(back));</text:span></text:p>
      <text:p text:style-name="No_20_Spacing"><text:span text:style-name="T7"><text:s text:c="2"/></text:span><text:span text:style-name="T8">for</text:span><text:span text:style-name="T7">(q[i=</text:span><text:span text:style-name="T13">0</text:span><text:span text:style-name="T7">]=x, tail = </text:span><text:span text:style-name="T13">1</text:span><text:span text:style-name="T7">; i &lt; tail; i++)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n+m; j++){</text:span></text:p>
      <text:p text:style-name="No_20_Spacing"><text:span text:style-name="T7"><text:s text:c="6"/></text:span><text:span text:style-name="T8">if</text:span><text:span text:style-name="T7">(!e[q[i]][j]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match[j] != -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back[j] == -</text:span><text:span text:style-name="T13">1</text:span><text:span text:style-name="T7">){</text:span></text:p>
      <text:p text:style-name="P11"><text:s text:c="10"/>back[j] = q[i];</text:p>
      <text:p text:style-name="P11"><text:s text:c="10"/>back[q[tail++] = match[j]] = j;</text:p>
      <text:p text:style-name="P11"><text:s text:c="8"/>}</text:p>
      <text:p text:style-name="No_20_Spacing"><text:span text:style-name="T7"><text:s text:c="6"/>} </text:span><text:span text:style-name="T8">else</text:span><text:span text:style-name="T7"> {</text:span></text:p>
      <text:p text:style-name="P11"><text:s text:c="8"/>match[match[q[i]] = j] = q[i];</text:p>
      <text:p text:style-name="No_20_Spacing"><text:span text:style-name="T7"><text:s text:c="8"/></text:span><text:span text:style-name="T8">for</text:span><text:span text:style-name="T7">(r = back[q[i]]; r != -</text:span><text:span text:style-name="T13">1</text:span><text:span text:style-name="T7">; r = back[back[r]])</text:span></text:p>
      <text:p text:style-name="P11"><text:s text:c="10"/>match[match[r] = back[r]] = r;</text:p>
      <text:p text:style-name="No_20_Spacing"><text:span text:style-name="T7"><text:s text:c="8"/></text:span><text:span text:style-name="T8">return</text:span><text:span text:style-name="T7"> </text:span><text:span text:style-name="T13">1</text:span><text:span text:style-name="T7">;</text:span></text:p>
      <text:p text:style-name="P11"><text:s text:c="6"/>}</text:p>
      <text:p text:style-name="P11"><text:s text:c="4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void</text:span><text:span text:style-name="T7"> bipmatch(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</text:span><text:span text:style-name="T8">int</text:span><text:span text:style-name="T7"> i;</text:span></text:p>
      <text:p text:style-name="No_20_Spacing"><text:span text:style-name="T7"><text:s text:c="2"/>memset(match, -</text:span><text:span text:style-name="T13">1</text:span><text:span text:style-name="T7">, </text:span><text:span text:style-name="T8">sizeof</text:span><text:span text:style-name="T7">(match)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+m; i++) </text:span><text:span text:style-name="T8">if</text:span><text:span text:style-name="T7">(find(i,n,m)) i =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esize, x, y;</text:span></text:p>
      <text:p text:style-name="No_20_Spacing"><text:span text:style-name="T7"><text:s text:c="2"/></text:span><text:span text:style-name="T8">int</text:span><text:span text:style-name="T7"> i, count;</text:span></text:p>
      <text:p text:style-name="P11"/>
      <text:p text:style-name="No_20_Spacing"><text:span text:style-name="T7"><text:s text:c="2"/></text:span><text:span text:style-name="T4">/* Read size of set U into n, size of set V into m */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P11"/>
      <text:p text:style-name="No_20_Spacing"><text:span text:style-name="T7"><text:s text:c="4"/>memset(e, </text:span><text:span text:style-name="T13">0</text:span><text:span text:style-name="T7">, </text:span><text:span text:style-name="T8">sizeof</text:span><text:span text:style-name="T7">(e)); <text:s text:c="9"/></text:span><text:span text:style-name="T4">/* Clear edges */</text:span></text:p>
      <text:p text:style-name="No_20_Spacing"><text:span text:style-name="T7"><text:s text:c="4"/>scanf(</text:span><text:span text:style-name="T11">"%d"</text:span><text:span text:style-name="T7">, &amp;esize); <text:s text:c="13"/></text:span><text:span text:style-name="T4">/* get # of edges */</text:span></text:p>
      <text:p text:style-name="No_20_Spacing"><text:span text:style-name="T7"><text:s text:c="4"/></text:span><text:span text:style-name="T8">while</text:span><text:span text:style-name="T7">(esize--){</text:span></text:p>
      <text:p text:style-name="No_20_Spacing"><text:span text:style-name="T7"><text:s text:c="6"/>scanf(</text:span><text:span text:style-name="T11">"%d %d"</text:span><text:span text:style-name="T7">, &amp;x, &amp;y); <text:s text:c="8"/></text:span><text:span text:style-name="T4">/* add edges */</text:span><text:span text:style-name="T7"> </text:span></text:p>
      <text:p text:style-name="No_20_Spacing"><text:span text:style-name="T7"><text:s text:c="6"/>addEdge(x,y,n); <text:s text:c="16"/></text:span><text:span text:style-name="T4">/* Edges [0,n-1]-&gt;[0,m-1] */</text:span></text:p>
      <text:p text:style-name="P11"><text:s text:c="4"/>}</text:p>
      <text:p text:style-name="P11"/>
      <text:p text:style-name="No_20_Spacing"><text:span text:style-name="T7"><text:s text:c="4"/>bipmatch(n, m); <text:s text:c="18"/></text:span><text:span text:style-name="T4">/* Perform matching */</text:span></text:p>
      <text:p text:style-name="P7"><text:soft-page-break/></text:p>
      <text:p text:style-name="No_20_Spacing"><text:span text:style-name="T7"><text:s text:c="4"/></text:span><text:span text:style-name="T8">for</text:span><text:span text:style-name="T7">(count = i = </text:span><text:span text:style-name="T13">0</text:span><text:span text:style-name="T7">; i &lt; n; i++){ <text:s text:c="2"/></text:span><text:span text:style-name="T4">/* Print results */</text:span></text:p>
      <text:p text:style-name="No_20_Spacing"><text:span text:style-name="T7"><text:s text:c="6"/></text:span><text:span text:style-name="T8">if</text:span><text:span text:style-name="T7">(match[i] != -</text:span><text:span text:style-name="T13">1</text:span><text:span text:style-name="T7">){ <text:s text:c="13"/></text:span></text:p>
      <text:p text:style-name="No_20_Spacing"><text:span text:style-name="T7"><text:s text:c="8"/>printf(</text:span><text:span text:style-name="T11">"%d-&gt;%d\n"</text:span><text:span text:style-name="T7">, i, match[i]-n);</text:span></text:p>
      <text:p text:style-name="P11"><text:s text:c="8"/>count++;</text:p>
      <text:p text:style-name="P11"><text:s text:c="6"/>}</text:p>
      <text:p text:style-name="P11"><text:s text:c="4"/>}</text:p>
      <text:p text:style-name="No_20_Spacing"><text:span text:style-name="T7"><text:s text:c="4"/>printf(</text:span><text:span text:style-name="T11">"Matching size: %d\n"</text:span><text:span text:style-name="T7">, count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52926" text:continue-numbering="true" text:style-name="Outline">
        <text:list-item>
          <text:list>
            <text:list-item>
              <text:h text:style-name="P18" text:outline-level="2"><text:bookmark-start text:name="__RefHeading___Toc26912_2932636602"/><text:bookmark text:name="Bookmark90"/>Articulation Points &amp; Bridges (adj list)<text:bookmark-end text:name="__RefHeading___Toc26912_2932636602"/></text:h>
            </text:list-item>
          </text:list>
        </text:list-item>
      </text:list>
      <text:p text:style-name="P7"><text:s text:c="3"/>==========================================================</text:p>
      <text:p text:style-name="P7"><text:s text:c="3"/>Description: An articulation point in a graph is a vertex that</text:p>
      <text:p text:style-name="P7"><text:s text:c="16"/>will result in a connected graph being disconnected</text:p>
      <text:p text:style-name="P7"><text:s text:c="16"/>upon removal. <text:s/>A bridge is an edge that will</text:p>
      <text:p text:style-name="P7"><text:s text:c="16"/>result in a connected graph being disconnected</text:p>
      <text:p text:style-name="P7"><text:s text:c="16"/>if it is severed.</text:p>
      <text:p text:style-name="P7"/>
      <text:p text:style-name="P7"><text:s text:c="16"/>-array entry art[v] is true iff vertex v is an</text:p>
      <text:p text:style-name="P7"><text:s text:c="17"/>articulation point</text:p>
      <text:p text:style-name="P7"/>
      <text:p text:style-name="P7"><text:s text:c="16"/>-array entries bridge[i][0] and bridge[i][1] are</text:p>
      <text:p text:style-name="P7"><text:s text:c="17"/>the endpoints of a bridge in the graph. <text:s/>Note</text:p>
      <text:p text:style-name="P7"><text:s text:c="17"/>that if bridge (u,v) is represented in the array,</text:p>
      <text:p text:style-name="P7"><text:s text:c="17"/>then (v,u) is not.</text:p>
      <text:p text:style-name="P7"/>
      <text:p text:style-name="P7"><text:s text:c="16"/>-variable bridges is the number of bridges in the graph</text:p>
      <text:p text:style-name="P7"/>
      <text:p text:style-name="No_20_Spacing"><text:span text:style-name="T4"><text:s text:c="3"/></text:span><text:span text:style-name="T5">Complexity O(V + E)</text:span></text:p>
      <text:p text:style-name="P9"><text:s text:c="3"/>-----------------------------------------------------------</text:p>
      <text:p text:style-name="P9"><text:s text:c="3"/>Author: <text:s text:c="4"/>Zac Friggstad</text:p>
      <text:p text:style-name="No_20_Spacing"><text:span text:style-name="T5"><text:s text:c="3"/></text:span><text:span text:style-name="T4">Date: <text:s text:c="6"/>Jan 13, 2006</text:span></text:p>
      <text:p text:style-name="P7"><text:s text:c="3"/>References: "The Design &amp; Analysis of Computer Algorithms"</text:p>
      <text:p text:style-name="P7"><text:s text:c="15"/>Aho, Hopcroft, Ullman</text:p>
      <text:p text:style-name="P7"><text:s text:c="3"/>-----------------------------------------------------------</text:p>
      <text:p text:style-name="P7"><text:s text:c="3"/>Reliability: 610 on Spain</text:p>
      <text:p text:style-name="P7"><text:s text:c="3"/>Notes: -index vertices from 0 to n-1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_N 200</text:p>
      <text:p text:style-name="P6"><text:soft-page-break/>#define min(a,b) (((a)&lt;(b))?(a):(b))</text:p>
      <text:p text:style-name="P6"/>
      <text:p text:style-name="No_20_Spacing"><text:span text:style-name="T8">typedef</text:span><text:span text:style-name="T7"> </text:span><text:span text:style-name="T8">struct</text:span><text:span text:style-name="T7"> {</text:span></text:p>
      <text:p text:style-name="No_20_Spacing"><text:span text:style-name="T7"><text:s text:c="2"/></text:span><text:span text:style-name="T8">int</text:span><text:span text:style-name="T7"> deg;</text:span></text:p>
      <text:p text:style-name="No_20_Spacing"><text:span text:style-name="T7"><text:s text:c="2"/></text:span><text:span text:style-name="T8">int</text:span><text:span text:style-name="T7"> adj[MAX_N];</text:span></text:p>
      <text:p text:style-name="P10">} Node;</text:p>
      <text:p text:style-name="P10"/>
      <text:p text:style-name="P10">Node alist[MAX_N];</text:p>
      <text:p text:style-name="No_20_Spacing"><text:span text:style-name="T8">bool</text:span><text:span text:style-name="T7"> art[MAX_N];</text:span></text:p>
      <text:p text:style-name="No_20_Spacing"><text:span text:style-name="T8">int</text:span><text:span text:style-name="T7"> df_num[MAX_N], low[MAX_N], father[MAX_N], count;</text:span></text:p>
      <text:p text:style-name="No_20_Spacing"><text:span text:style-name="T8">int</text:span><text:span text:style-name="T7"> bridge[MAX_N*MAX_N][</text:span><text:span text:style-name="T13">2</text:span><text:span text:style-name="T7">], bridges;</text:span></text:p>
      <text:p text:style-name="P11"/>
      <text:p text:style-name="No_20_Spacing"><text:span text:style-name="T8">void</text:span><text:span text:style-name="T7"> add_edge(</text:span><text:span text:style-name="T8">int</text:span><text:span text:style-name="T7"> v1, </text:span><text:span text:style-name="T8">int</text:span><text:span text:style-name="T7"> v2) {</text:span></text:p>
      <text:p text:style-name="P11"><text:s text:c="2"/>alist[v1].adj[alist[v1].deg++] = v2;</text:p>
      <text:p text:style-name="P11"><text:s text:c="2"/>alist[v2].adj[alist[v2].deg++] = v1;</text:p>
      <text:p text:style-name="P11">}</text:p>
      <text:p text:style-name="P11"/>
      <text:p text:style-name="No_20_Spacing"><text:span text:style-name="T8">void</text:span><text:span text:style-name="T7"> add_bridge(</text:span><text:span text:style-name="T8">int</text:span><text:span text:style-name="T7"> v1, </text:span><text:span text:style-name="T8">int</text:span><text:span text:style-name="T7"> v2) {</text:span></text:p>
      <text:p text:style-name="No_20_Spacing"><text:span text:style-name="T7"><text:s text:c="2"/>bridge[bridges][</text:span><text:span text:style-name="T13">0</text:span><text:span text:style-name="T7">] = v1;</text:span></text:p>
      <text:p text:style-name="No_20_Spacing"><text:span text:style-name="T7"><text:s text:c="2"/>bridge[bridges][</text:span><text:span text:style-name="T13">1</text:span><text:span text:style-name="T7">] = v2;</text:span></text:p>
      <text:p text:style-name="P11"><text:s text:c="2"/>++bridges;</text:p>
      <text:p text:style-name="P11">}</text:p>
      <text:p text:style-name="P11"/>
      <text:p text:style-name="No_20_Spacing"><text:span text:style-name="T8">void</text:span><text:span text:style-name="T7"> clear() {</text:span></text:p>
      <text:p text:style-name="No_20_Spacing"><text:span text:style-name="T7"><text:s text:c="2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MAX_N; ++i) alist[i].deg = </text:span><text:span text:style-name="T13">0</text:span><text:span text:style-name="T7">;</text:span></text:p>
      <text:p text:style-name="P11">}</text:p>
      <text:p text:style-name="P11"/>
      <text:p text:style-name="No_20_Spacing"><text:span text:style-name="T8">void</text:span><text:span text:style-name="T7"> search(</text:span><text:span text:style-name="T8">int</text:span><text:span text:style-name="T7"> v, </text:span><text:span text:style-name="T8">bool</text:span><text:span text:style-name="T7"> root) {</text:span></text:p>
      <text:p text:style-name="No_20_Spacing"><text:span text:style-name="T7"><text:s text:c="2"/></text:span><text:span text:style-name="T8">int</text:span><text:span text:style-name="T7"> w, child = </text:span><text:span text:style-name="T13">0</text:span><text:span text:style-name="T7">;</text:span></text:p>
      <text:p text:style-name="P11"/>
      <text:p text:style-name="P11"><text:s text:c="2"/>low[v] = df_num[v] = count++;</text:p>
      <text:p text:style-name="P11"/>
      <text:p text:style-name="No_20_Spacing"><text:span text:style-name="T7"><text:s text:c="2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alist[v].deg; ++i) {</text:span></text:p>
      <text:p text:style-name="P11"><text:s text:c="4"/>w = alist[v].adj[i];</text:p>
      <text:p text:style-name="P11"/>
      <text:p text:style-name="No_20_Spacing"><text:span text:style-name="T7"><text:s text:c="4"/></text:span><text:span text:style-name="T8">if</text:span><text:span text:style-name="T7"> (df_num[w] == -</text:span><text:span text:style-name="T13">1</text:span><text:span text:style-name="T7">) {</text:span></text:p>
      <text:p text:style-name="P11"><text:s text:c="6"/>father[w] = v;</text:p>
      <text:p text:style-name="P11"><text:s text:c="6"/>++child;</text:p>
      <text:p text:style-name="No_20_Spacing"><text:span text:style-name="T7"><text:s text:c="6"/>search(w, </text:span><text:span text:style-name="T8">false</text:span><text:span text:style-name="T7">);</text:span></text:p>
      <text:p text:style-name="No_20_Spacing"><text:span text:style-name="T7"><text:s text:c="6"/></text:span><text:span text:style-name="T8">if</text:span><text:span text:style-name="T7"> (low[w] &gt; df_num[v]) add_bridge(v, w);</text:span></text:p>
      <text:p text:style-name="No_20_Spacing"><text:span text:style-name="T7"><text:s text:c="6"/></text:span><text:span text:style-name="T8">if</text:span><text:span text:style-name="T7"> (low[w] &gt;= df_num[v] &amp;&amp; !root) art[v] = </text:span><text:span text:style-name="T8">true</text:span><text:span text:style-name="T7">;</text:span></text:p>
      <text:p text:style-name="P11"><text:s text:c="6"/>low[v] = min(low[v], low[w]);</text:p>
      <text:p text:style-name="P11"><text:s text:c="4"/>}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 (w != father[v]) {</text:span></text:p>
      <text:p text:style-name="P11"><text:s text:c="6"/>low[v] = min(low[v], df_num[w]);</text:p>
      <text:p text:style-name="P11"><text:s text:c="4"/>}</text:p>
      <text:p text:style-name="P11"><text:s text:c="2"/>}</text:p>
      <text:p text:style-name="P11"/>
      <text:p text:style-name="No_20_Spacing"><text:span text:style-name="T7"><text:s text:c="2"/></text:span><text:span text:style-name="T8">if</text:span><text:span text:style-name="T7"> (root &amp;&amp; child &gt; </text:span><text:span text:style-name="T13">1</text:span><text:span text:style-name="T7">) art[v] = </text:span><text:span text:style-name="T8">true</text:span><text:span text:style-name="T7">;</text:span></text:p>
      <text:p text:style-name="P11">}</text:p>
      <text:p text:style-name="P11"/>
      <text:p text:style-name="No_20_Spacing"><text:soft-page-break/><text:span text:style-name="T8">void</text:span><text:span text:style-name="T7"> articulate(</text:span><text:span text:style-name="T8">int</text:span><text:span text:style-name="T7"> n) {</text:span></text:p>
      <text:p text:style-name="No_20_Spacing"><text:span text:style-name="T7"><text:s text:c="2"/></text:span><text:span text:style-name="T8">int</text:span><text:span text:style-name="T7"> child =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n; ++i) {</text:span></text:p>
      <text:p text:style-name="No_20_Spacing"><text:span text:style-name="T7"><text:s text:c="4"/>art[i] = </text:span><text:span text:style-name="T8">false</text:span><text:span text:style-name="T7">;</text:span></text:p>
      <text:p text:style-name="No_20_Spacing"><text:span text:style-name="T7"><text:s text:c="4"/>df_num[i] = -</text:span><text:span text:style-name="T13">1</text:span><text:span text:style-name="T7">;</text:span></text:p>
      <text:p text:style-name="No_20_Spacing"><text:span text:style-name="T7"><text:s text:c="4"/>father[i] = -</text:span><text:span text:style-name="T13">1</text:span><text:span text:style-name="T7">;</text:span></text:p>
      <text:p text:style-name="P11"><text:s text:c="2"/>}</text:p>
      <text:p text:style-name="P11"/>
      <text:p text:style-name="No_20_Spacing"><text:span text:style-name="T7"><text:s text:c="2"/>count = bridges = </text:span><text:span text:style-name="T13">0</text:span><text:span text:style-name="T7">;</text:span></text:p>
      <text:p text:style-name="P11"/>
      <text:p text:style-name="No_20_Spacing"><text:span text:style-name="T7"><text:s text:c="2"/>search(</text:span><text:span text:style-name="T13">0</text:span><text:span text:style-name="T7">, </text:span><text:span text:style-name="T8">true</text:span><text:span text:style-name="T7">);</text:span></text:p>
      <text:p text:style-name="P11">}</text:p>
      <text:p text:style-name="P11"/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n, m, v1, v2, c =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while</text:span><text:span text:style-name="T7"> (</text:span><text:span text:style-name="T8">true</text:span><text:span text:style-name="T7">) {</text:span></text:p>
      <text:p text:style-name="No_20_Spacing"><text:span text:style-name="T7"><text:s text:c="4"/>scanf(</text:span><text:span text:style-name="T11">"%d %d"</text:span><text:span text:style-name="T7">, &amp;n, &amp;m);</text:span></text:p>
      <text:p text:style-name="P11"/>
      <text:p text:style-name="No_20_Spacing"><text:span text:style-name="T7"><text:s text:c="4"/></text:span><text:span text:style-name="T8">if</text:span><text:span text:style-name="T7"> (!n &amp;&amp; !m) </text:span><text:span text:style-name="T8">break</text:span><text:span text:style-name="T7">;</text:span></text:p>
      <text:p text:style-name="P11"/>
      <text:p text:style-name="P11"><text:s text:c="4"/>clear();</text:p>
      <text:p text:style-name="P11"/>
      <text:p text:style-name="No_20_Spacing"><text:span text:style-name="T7"><text:s text:c="4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m; ++i) {</text:span></text:p>
      <text:p text:style-name="No_20_Spacing"><text:span text:style-name="T7"><text:s text:c="6"/>scanf(</text:span><text:span text:style-name="T11">"%d %d"</text:span><text:span text:style-name="T7">, &amp;v1, &amp;v2);</text:span></text:p>
      <text:p text:style-name="No_20_Spacing"><text:span text:style-name="T7"><text:s text:c="6"/>add_edge(v1 - </text:span><text:span text:style-name="T13">1</text:span><text:span text:style-name="T7">, v2 - </text:span><text:span text:style-name="T13">1</text:span><text:span text:style-name="T7">);</text:span></text:p>
      <text:p text:style-name="P11"><text:s text:c="4"/>}</text:p>
      <text:p text:style-name="P11"/>
      <text:p text:style-name="P11"><text:s text:c="4"/>articulate(n);</text:p>
      <text:p text:style-name="P11"/>
      <text:p text:style-name="No_20_Spacing"><text:span text:style-name="T7"><text:s text:c="4"/>printf(</text:span><text:span text:style-name="T11">"Articulation Points:"</text:span><text:span text:style-name="T7">);</text:span></text:p>
      <text:p text:style-name="No_20_Spacing"><text:span text:style-name="T7"><text:s text:c="4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n; ++i)</text:span></text:p>
      <text:p text:style-name="No_20_Spacing"><text:span text:style-name="T7"><text:s text:c="6"/></text:span><text:span text:style-name="T8">if</text:span><text:span text:style-name="T7"> (art[i]) printf(</text:span><text:span text:style-name="T11">" %d"</text:span><text:span text:style-name="T7">, i + </text:span><text:span text:style-name="T13">1</text:span><text:span text:style-name="T7">);</text:span></text:p>
      <text:p text:style-name="No_20_Spacing"><text:span text:style-name="T7"><text:s text:c="4"/>printf(</text:span><text:span text:style-name="T11">"\n"</text:span><text:span text:style-name="T7">);</text:span></text:p>
      <text:p text:style-name="P11"/>
      <text:p text:style-name="No_20_Spacing"><text:span text:style-name="T7"><text:s text:c="4"/>printf(</text:span><text:span text:style-name="T11">"Bridges:"</text:span><text:span text:style-name="T7">);</text:span></text:p>
      <text:p text:style-name="No_20_Spacing"><text:span text:style-name="T7"><text:s text:c="4"/></text:span><text:span text:style-name="T8">for</text:span><text:span text:style-name="T7"> (</text:span><text:span text:style-name="T8">int</text:span><text:span text:style-name="T7"> i = </text:span><text:span text:style-name="T13">0</text:span><text:span text:style-name="T7">; i &lt; bridges; ++i)</text:span></text:p>
      <text:p text:style-name="No_20_Spacing"><text:span text:style-name="T7"><text:s text:c="6"/>printf(</text:span><text:span text:style-name="T11">" (%d,%d)"</text:span><text:span text:style-name="T7">, bridge[i][</text:span><text:span text:style-name="T13">0</text:span><text:span text:style-name="T7">] + </text:span><text:span text:style-name="T13">1</text:span><text:span text:style-name="T7">, bridge[i][</text:span><text:span text:style-name="T13">1</text:span><text:span text:style-name="T7">] + </text:span><text:span text:style-name="T13">1</text:span><text:span text:style-name="T7">);</text:span></text:p>
      <text:p text:style-name="No_20_Spacing"><text:span text:style-name="T7"><text:s text:c="4"/>printf(</text:span><text:span text:style-name="T11">"\n\n"</text:span><text:span text:style-name="T7">);</text:span></text:p>
      <text:p text:style-name="P11"><text:s text:c="2"/>}</text:p>
      <text:p text:style-name="P11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><text:s text:c="6"/>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><text:soft-page-break/></text:p>
      <text:p text:style-name="P7">/* Graph Theory: </text:p>
      <text:list xml:id="list29643168" text:continue-numbering="true" text:style-name="Outline">
        <text:list-item>
          <text:list>
            <text:list-item>
              <text:h text:style-name="P18" text:outline-level="2"><text:bookmark-start text:name="__RefHeading___Toc26914_2932636602"/><text:bookmark text:name="Bookmark91"/>Eulerian Graphs<text:bookmark-end text:name="__RefHeading___Toc2691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routine establishes if an undirected graph is</text:p>
      <text:p text:style-name="P7"><text:s text:c="16"/>Eulerian. <text:s/>If a graph has an Eulerian path, or an</text:p>
      <text:p text:style-name="P7"><text:s text:c="16"/>Eulerian cycle, the buildPath() routine generates </text:p>
      <text:p text:style-name="P7"><text:s text:c="16"/>the sequence of nodes visited in the global array</text:p>
      <text:p text:style-name="P7"><text:s text:c="16"/>seq[] of size 'seqsize'</text:p>
      <text:p text:style-name="P7"/>
      <text:p text:style-name="P7"><text:s text:c="16"/>Before adding edges, call Init() to initialize all</text:p>
      <text:p text:style-name="P7"><text:s text:c="16"/>necessary data structures.</text:p>
      <text:p text:style-name="P7"/>
      <text:p text:style-name="P7"><text:s text:c="16"/>Use the provided function addEdge(x,y,c) which</text:p>
      <text:p text:style-name="P7"><text:s text:c="16"/>adds c number of edges between x and y.</text:p>
      <text:p text:style-name="P7"/>
      <text:p text:style-name="P7"><text:s text:c="16"/>isEulerian(int n, int *start, int *end) returns:</text:p>
      <text:p text:style-name="P7"><text:s text:c="19"/>0 <text:s/>if the graph is not Eulerian</text:p>
      <text:p text:style-name="P7"><text:s text:c="19"/>1 <text:s/>if the graph has a Euler cycle</text:p>
      <text:p text:style-name="P7"><text:s text:c="19"/>2 <text:s/>if the graph a path, from start to end</text:p>
      <text:p text:style-name="P7"><text:s text:c="16"/>with n being the number of nodes in the graph</text:p>
      <text:p text:style-name="P7"><text:s text:c="16"/></text:p>
      <text:p text:style-name="P7"><text:s text:c="16"/>For more information about Euler cycles and </text:p>
      <text:p text:style-name="P7"><text:s text:c="16"/>Euler paths, see the Notes section.</text:p>
      <text:p text:style-name="P7"><text:s text:c="16"/></text:p>
      <text:p text:style-name="P7"><text:s text:c="3"/>Complexity: <text:s/>O(N) where N is the number of edg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8, 2003</text:p>
      <text:p text:style-name="P7"><text:s text:c="16"/>Mar 13, 2003 - Update to handle vertices with no </text:p>
      <text:p text:style-name="P7"><text:s text:c="31"/>edges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(Problem B: Floor <text:s text:c="3"/>- Set from 2003 Jan 04)</text:p>
      <text:p text:style-name="P7"><text:s text:c="18"/>(Problem A: Door Man - Set from 2003 Mar 13)</text:p>
      <text:p text:style-name="P7"><text:s text:c="3"/>Notes: <text:s text:c="6"/>- Indexing of nodes MUST be from [0...n-1], since</text:p>
      <text:p text:style-name="P7"><text:s text:c="18"/>the connectivity is checked using node 0.</text:p>
      <text:p text:style-name="P7"><text:s text:c="16"/>- buildPath modifies the original graph g[][].</text:p>
      <text:p text:style-name="P7"><text:s text:c="18"/>Uncomment the marked regions to keep a copy of</text:p>
      <text:p text:style-name="P7"><text:s text:c="18"/>the graph in g2[][]. <text:s/>This also allows for</text:p>
      <text:p text:style-name="P7"><text:s text:c="18"/>multiple calls to buildPath for the same input</text:p>
      <text:p text:style-name="P7"><text:s text:c="18"/>graph</text:p>
      <text:p text:style-name="P7"><text:s text:c="16"/>- A Euler cycle in an undirected graph is a cycle</text:p>
      <text:p text:style-name="P7"><text:s text:c="18"/>which travels along every edge of the graph, </text:p>
      <text:p text:style-name="P7"><text:s text:c="18"/>with the first node being the same as the last</text:p>
      <text:p text:style-name="P7"><text:s text:c="18"/>node</text:p>
      <text:p text:style-name="P7"><text:s text:c="16"/>- A Euler path in an undirected graph is a path</text:p>
      <text:p text:style-name="P7"><text:s text:c="18"/>which travels along every edge of the graph,</text:p>
      <text:p text:style-name="P7"><text:s text:c="18"/>but the first node does not necessarily need</text:p>
      <text:p text:style-name="P7"><text:s text:c="18"/>to be identical to the last node</text:p>
      <text:p text:style-name="P7"><text:s text:c="16"/>- A graph has a Euler cycle if it is connected,</text:p>
      <text:p text:style-name="P7"><text:soft-page-break/><text:s text:c="18"/>and all nodes have even degree. <text:s/>If the graph</text:p>
      <text:p text:style-name="P7"><text:s text:c="18"/>is connected, and only two nodes have odd </text:p>
      <text:p text:style-name="P7"><text:s text:c="18"/>degree a Euler path exists starting and ending</text:p>
      <text:p text:style-name="P7"><text:s text:c="18"/>from those two odd-degree nodes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No_20_Spacing"><text:span text:style-name="T2">#define MAXN 105 <text:s text:c="4"/></text:span><text:span text:style-name="T4">/* Number of nodes */</text:span></text:p>
      <text:p text:style-name="No_20_Spacing"><text:span text:style-name="T2">#define MAXM 505 <text:s text:c="4"/></text:span><text:span text:style-name="T4">/* Maximum number of edges */</text:span></text:p>
      <text:p text:style-name="P7"/>
      <text:p text:style-name="P6">#define min(a,b) (((a)&lt;(b))?(a):(b))</text:p>
      <text:p text:style-name="P6">#define max(a,b) (((a)&gt;(b))?(a):(b))</text:p>
      <text:p text:style-name="P6">#define DEC(a,b) g[a][b]--;g[b][a]--;deg[a]--;deg[b]--</text:p>
      <text:p text:style-name="P6"/>
      <text:p text:style-name="No_20_Spacing"><text:span text:style-name="T8">int</text:span><text:span text:style-name="T7"> sets[MAXN], deg[MAXN];</text:span></text:p>
      <text:p text:style-name="No_20_Spacing"><text:span text:style-name="T8">int</text:span><text:span text:style-name="T7"> g[MAXN][MAXN];</text:span></text:p>
      <text:p text:style-name="No_20_Spacing"><text:span text:style-name="T8">int</text:span><text:span text:style-name="T7"> seq[MAXM], seqsize;</text:span></text:p>
      <text:p text:style-name="P7">/* Uncomment if you need copy of graph</text:p>
      <text:p text:style-name="P7"><text:s text:c="3"/>int g2[MAXN][MAXN], deg2[MAXN];</text:p>
      <text:p text:style-name="P7">*/</text:p>
      <text:p text:style-name="P7"/>
      <text:p text:style-name="No_20_Spacing"><text:span text:style-name="T8">int</text:span><text:span text:style-name="T7"> getRoot(</text:span><text:span text:style-name="T8">int</text:span><text:span text:style-name="T7"> x){</text:span></text:p>
      <text:p text:style-name="No_20_Spacing"><text:span text:style-name="T7"><text:s text:c="2"/></text:span><text:span text:style-name="T8">if</text:span><text:span text:style-name="T7">(sets[x] &lt; </text:span><text:span text:style-name="T13">0</text:span><text:span text:style-name="T7">) </text:span><text:span text:style-name="T8">return</text:span><text:span text:style-name="T7"> x;</text:span></text:p>
      <text:p text:style-name="No_20_Spacing"><text:span text:style-name="T7"><text:s text:c="2"/></text:span><text:span text:style-name="T8">return</text:span><text:span text:style-name="T7"> sets[x] = getRoot(sets[x]);</text:span></text:p>
      <text:p text:style-name="P11">}</text:p>
      <text:p text:style-name="P11"/>
      <text:p text:style-name="No_20_Spacing"><text:span text:style-name="T8">void</text:span><text:span text:style-name="T7"> Union(</text:span><text:span text:style-name="T8">int</text:span><text:span text:style-name="T7"> a, </text:span><text:span text:style-name="T8">int</text:span><text:span text:style-name="T7"> b){</text:span></text:p>
      <text:p text:style-name="No_20_Spacing"><text:span text:style-name="T7"><text:s text:c="2"/></text:span><text:span text:style-name="T8">int</text:span><text:span text:style-name="T7"> ra = getRoot(a), rb = getRoot(b);</text:span></text:p>
      <text:p text:style-name="P11"><text:s text:c="2"/></text:p>
      <text:p text:style-name="No_20_Spacing"><text:span text:style-name="T7"><text:s text:c="2"/></text:span><text:span text:style-name="T8">if</text:span><text:span text:style-name="T7">(ra != rb){</text:span></text:p>
      <text:p text:style-name="P11"><text:s text:c="4"/>sets[ra] += sets[rb];</text:p>
      <text:p text:style-name="P11"><text:s text:c="4"/>sets[rb] = ra;</text:p>
      <text:p text:style-name="P11"><text:s text:c="2"/>}</text:p>
      <text:p text:style-name="P11">}</text:p>
      <text:p text:style-name="P11"/>
      <text:p text:style-name="No_20_Spacing"><text:span text:style-name="T8">void</text:span><text:span text:style-name="T7"> Init(){</text:span></text:p>
      <text:p text:style-name="No_20_Spacing"><text:span text:style-name="T7"><text:s text:c="2"/>memset(sets, -</text:span><text:span text:style-name="T13">1</text:span><text:span text:style-name="T7">, </text:span><text:span text:style-name="T8">sizeof</text:span><text:span text:style-name="T7">(sets));</text:span></text:p>
      <text:p text:style-name="No_20_Spacing"><text:span text:style-name="T7"><text:s text:c="2"/>memset(g, </text:span><text:span text:style-name="T13">0</text:span><text:span text:style-name="T7">, </text:span><text:span text:style-name="T8">sizeof</text:span><text:span text:style-name="T7">(g));</text:span></text:p>
      <text:p text:style-name="No_20_Spacing"><text:span text:style-name="T7"><text:s text:c="2"/>memset(deg, </text:span><text:span text:style-name="T13">0</text:span><text:span text:style-name="T7">, </text:span><text:span text:style-name="T8">sizeof</text:span><text:span text:style-name="T7">(deg));</text:span></text:p>
      <text:p text:style-name="P11">}</text:p>
      <text:p text:style-name="P11"/>
      <text:p text:style-name="No_20_Spacing"><text:span text:style-name="T8">void</text:span><text:span text:style-name="T7"> addEdge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count){</text:span></text:p>
      <text:p text:style-name="P11"><text:s text:c="2"/>g[x][y] += count; deg[x] += count;</text:p>
      <text:p text:style-name="P11"><text:s text:c="2"/>g[y][x] += count; deg[y] += count;</text:p>
      <text:p text:style-name="P11"><text:s text:c="2"/>Union(x,y);</text:p>
      <text:p text:style-name="P11">}</text:p>
      <text:p text:style-name="P11"/>
      <text:p text:style-name="No_20_Spacing"><text:span text:style-name="T8">int</text:span><text:span text:style-name="T7"> isEulerian(</text:span><text:span text:style-name="T8">int</text:span><text:span text:style-name="T7"> n, </text:span><text:span text:style-name="T8">int</text:span><text:span text:style-name="T7"> *start, </text:span><text:span text:style-name="T8">int</text:span><text:span text:style-name="T7"> *end){</text:span></text:p>
      <text:p text:style-name="No_20_Spacing"><text:span text:style-name="T7"><text:s text:c="2"/></text:span><text:span text:style-name="T8">int</text:span><text:span text:style-name="T7"> odd = </text:span><text:span text:style-name="T13">0</text:span><text:span text:style-name="T7">, i, count = </text:span><text:span text:style-name="T13">0</text:span><text:span text:style-name="T7">, x;</text:span></text:p>
      <text:p text:style-name="P11"><text:soft-page-break/><text:s text:c="2"/></text:p>
      <text:p text:style-name="No_20_Spacing"><text:span text:style-name="T7"><text:s text:c="2"/></text:span><text:span text:style-name="T4">/* Check if graph is connected. <text:s/>If all vertices</text:span></text:p>
      <text:p text:style-name="P7"><text:s text:c="5"/>are guaranteed to be used then use this:</text:p>
      <text:p text:style-name="P7"><text:s text:c="5"/></text:p>
      <text:p text:style-name="P7"><text:s text:c="5"/>if(sets[getRoot(0)] != -n) return 0;</text:p>
      <text:p text:style-name="P7"/>
      <text:p text:style-name="No_20_Spacing"><text:span text:style-name="T4"><text:s text:c="5"/>Otherwise, count only vertices used like this: */</text:span><text:span text:style-name="T7"> 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deg[i]){ </text:span></text:p>
      <text:p text:style-name="P11"><text:s text:c="6"/>x = i; count++;</text:p>
      <text:p text:style-name="P11"><text:s text:c="4"/>}</text:p>
      <text:p text:style-name="No_20_Spacing"><text:span text:style-name="T7"><text:s text:c="2"/></text:span><text:span text:style-name="T8">if</text:span><text:span text:style-name="T7">(sets[getRoot(x)] != -count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4"/></text:span><text:span text:style-name="T8">if</text:span><text:span text:style-name="T7">(deg[i]%</text:span><text:span text:style-name="T13">2</text:span><text:span text:style-name="T7">){</text:span></text:p>
      <text:p text:style-name="P11"><text:s text:c="6"/>odd++; <text:s text:c="2"/></text:p>
      <text:p text:style-name="No_20_Spacing"><text:span text:style-name="T7"><text:s text:c="6"/></text:span><text:span text:style-name="T8">if</text:span><text:span text:style-name="T7">(odd == </text:span><text:span text:style-name="T13">1</text:span><text:span text:style-name="T7">) *start = i;</text:span></text:p>
      <text:p text:style-name="No_20_Spacing"><text:span text:style-name="T7"><text:s text:c="6"/></text:span><text:span text:style-name="T8">else</text:span><text:span text:style-name="T7"> </text:span><text:span text:style-name="T8">if</text:span><text:span text:style-name="T7">(odd == </text:span><text:span text:style-name="T13">2</text:span><text:span text:style-name="T7">) *end = i;</text:span></text:p>
      <text:p text:style-name="No_20_Spacing"><text:span text:style-name="T7"><text:s text:c="6"/></text:span><text:span text:style-name="T8">else</text:span><text:span text:style-name="T7"> </text:span><text:span text:style-name="T8">return</text:span><text:span text:style-name="T7"> </text:span><text:span text:style-name="T13">0</text:span><text:span text:style-name="T7">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odd ? </text:span><text:span text:style-name="T13">2</text:span><text:span text:style-name="T7"> : </text:span><text:span text:style-name="T13">1</text:span><text:span text:style-name="T7">;</text:span></text:p>
      <text:p text:style-name="P11">}</text:p>
      <text:p text:style-name="P11"/>
      <text:p text:style-name="No_20_Spacing"><text:span text:style-name="T8">void</text:span><text:span text:style-name="T7"> getPath(</text:span><text:span text:style-name="T8">int</text:span><text:span text:style-name="T7"> n, </text:span><text:span text:style-name="T8">int</text:span><text:span text:style-name="T7"> start, </text:span><text:span text:style-name="T8">int</text:span><text:span text:style-name="T7"> end){</text:span></text:p>
      <text:p text:style-name="No_20_Spacing"><text:span text:style-name="T7"><text:s text:c="2"/></text:span><text:span text:style-name="T8">int</text:span><text:span text:style-name="T7"> temp[MAXM], tsize = </text:span><text:span text:style-name="T13">1</text:span><text:span text:style-name="T7">, i, j;</text:span></text:p>
      <text:p text:style-name="P11"/>
      <text:p text:style-name="No_20_Spacing"><text:span text:style-name="T7"><text:s text:c="2"/>temp[</text:span><text:span text:style-name="T13">0</text:span><text:span text:style-name="T7">] = start;</text:span></text:p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</text:span></text:p>
      <text:p text:style-name="No_20_Spacing"><text:span text:style-name="T7"><text:s text:c="4"/>j = temp[tsize-</text:span><text:span text:style-name="T13">1</text:span><text:span text:style-name="T7">]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</text:span><text:span text:style-name="T8">if</text:span><text:span text:style-name="T7">(i == end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g[i][j]){</text:span></text:p>
      <text:p text:style-name="P11"><text:s text:c="8"/>temp[tsize++] = i;</text:p>
      <text:p text:style-name="P11"><text:s text:c="8"/>DEC(i,j);</text:p>
      <text:p text:style-name="No_20_Spacing"><text:span text:style-name="T7"><text:s text:c="8"/></text:span><text:span text:style-name="T8">break</text:span><text:span text:style-name="T7">;</text:span></text:p>
      <text:p text:style-name="P11"><text:s text:c="6"/>}</text:p>
      <text:p text:style-name="P11"><text:s text:c="4"/>}</text:p>
      <text:p text:style-name="No_20_Spacing"><text:span text:style-name="T7"><text:s text:c="4"/></text:span><text:span text:style-name="T8">if</text:span><text:span text:style-name="T7">(i == n){</text:span></text:p>
      <text:p text:style-name="No_20_Spacing"><text:span text:style-name="T7"><text:s text:c="6"/></text:span><text:span text:style-name="T8">if</text:span><text:span text:style-name="T7">(g[end][j]){</text:span></text:p>
      <text:p text:style-name="P11"><text:s text:c="8"/>temp[tsize++] = end;</text:p>
      <text:p text:style-name="P11"><text:s text:c="8"/>DEC(j,end);</text:p>
      <text:p text:style-name="P11"><text:s text:c="6"/>}</text:p>
      <text:p text:style-name="No_20_Spacing"><text:span text:style-name="T7"><text:s text:c="6"/></text:span><text:span text:style-name="T8">break</text:span><text:span text:style-name="T7">;</text:span></text:p>
      <text:p text:style-name="P11"><text:s text:c="4"/>}</text:p>
      <text:p text:style-name="P11"><text:s text:c="2"/>} 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tsize; i++)</text:span></text:p>
      <text:p text:style-name="No_20_Spacing"><text:span text:style-name="T7"><text:s text:c="4"/></text:span><text:span text:style-name="T8">if</text:span><text:span text:style-name="T7">(!deg[temp[i]]) seq[seqsize++] = temp[i];</text:span></text:p>
      <text:p text:style-name="No_20_Spacing"><text:span text:style-name="T7"><text:s text:c="4"/></text:span><text:span text:style-name="T8">else</text:span><text:span text:style-name="T7"> getPath(n, temp[i], temp[i]);</text:span></text:p>
      <text:p text:style-name="P11">}</text:p>
      <text:p text:style-name="P11"/>
      <text:p text:style-name="No_20_Spacing"><text:span text:style-name="T8">void</text:span><text:span text:style-name="T7"> buildPath(</text:span><text:span text:style-name="T8">int</text:span><text:span text:style-name="T7"> n, </text:span><text:span text:style-name="T8">int</text:span><text:span text:style-name="T7"> start, </text:span><text:span text:style-name="T8">int</text:span><text:span text:style-name="T7"> end){</text:span></text:p>
      <text:p text:style-name="No_20_Spacing"><text:soft-page-break/><text:span text:style-name="T7"><text:s text:c="2"/>seqsize = </text:span><text:span text:style-name="T13">0</text:span><text:span text:style-name="T7">;</text:span></text:p>
      <text:p text:style-name="No_20_Spacing"><text:span text:style-name="T7"><text:s text:c="2"/></text:span><text:span text:style-name="T4">/* Uncomment if you need copy of graph</text:span></text:p>
      <text:p text:style-name="P7"><text:s text:c="5"/>memcpy(g, g2, sizeof(g));</text:p>
      <text:p text:style-name="P7"><text:s text:c="5"/>memcpy(deg, deg2, sizeof(deg));</text:p>
      <text:p text:style-name="P7"><text:s text:c="2"/>*/</text:p>
      <text:p text:style-name="P11"><text:s text:c="2"/>getPath(n, start, end);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x,y,start,end, n, m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P11"><text:s text:c="4"/>Init(); <text:s text:c="3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No_20_Spacing"><text:span text:style-name="T7"><text:s text:c="6"/>addEdge(x,y,</text:span><text:span text:style-name="T13">1</text:span><text:span text:style-name="T7">);</text:span></text:p>
      <text:p text:style-name="P11"><text:s text:c="4"/>}</text:p>
      <text:p text:style-name="No_20_Spacing"><text:span text:style-name="T7"><text:s text:c="4"/></text:span><text:span text:style-name="T4">/* Uncomment if you need copy of graph</text:span></text:p>
      <text:p text:style-name="P7"><text:s text:c="7"/>memcpy(g2, g, sizeof(g2));</text:p>
      <text:p text:style-name="P7"><text:s text:c="7"/>memcpy(deg2, deg, sizeof(deg2));</text:p>
      <text:p text:style-name="P7"><text:s text:c="4"/>*/</text:p>
      <text:p text:style-name="No_20_Spacing"><text:span text:style-name="T7"><text:s text:c="4"/></text:span><text:span text:style-name="T8">switch</text:span><text:span text:style-name="T7">(isEulerian(n, &amp;start, &amp;end)){</text:span></text:p>
      <text:p text:style-name="No_20_Spacing"><text:span text:style-name="T7"><text:s text:c="4"/></text:span><text:span text:style-name="T8">case</text:span><text:span text:style-name="T7"> </text:span><text:span text:style-name="T13">0</text:span><text:span text:style-name="T7">:</text:span></text:p>
      <text:p text:style-name="No_20_Spacing"><text:span text:style-name="T7"><text:s text:c="6"/>printf(</text:span><text:span text:style-name="T11">"Graph is not Eulerian\n"</text:span><text:span text:style-name="T7">); 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</text:span><text:span text:style-name="T13">1</text:span><text:span text:style-name="T7">: </text:span></text:p>
      <text:p text:style-name="No_20_Spacing"><text:span text:style-name="T7"><text:s text:c="6"/>printf(</text:span><text:span text:style-name="T11">"Graph has an Eulerian Cycle\n"</text:span><text:span text:style-name="T7">);</text:span></text:p>
      <text:p text:style-name="No_20_Spacing"><text:span text:style-name="T7"><text:s text:c="6"/>buildPath(n, </text:span><text:span text:style-name="T13">0</text:span><text:span text:style-name="T7">, </text:span><text:span text:style-name="T13">0</text:span><text:span text:style-name="T7">);</text:span>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seqsize; i++) printf(</text:span><text:span text:style-name="T11">"%d "</text:span><text:span text:style-name="T7">, seq[i]);</text:span></text:p>
      <text:p text:style-name="No_20_Spacing"><text:span text:style-name="T7"><text:s text:c="6"/>printf(</text:span><text:span text:style-name="T11">"\n"</text:span><text:span text:style-name="T7">); 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</text:span><text:span text:style-name="T13">2</text:span><text:span text:style-name="T7">:</text:span></text:p>
      <text:p text:style-name="No_20_Spacing"><text:span text:style-name="T7"><text:s text:c="6"/>printf(</text:span><text:span text:style-name="T11">"Graph has an Eulerian path from %d to %d\n"</text:span><text:span text:style-name="T7">, start, end); </text:span></text:p>
      <text:p text:style-name="P11"><text:s text:c="6"/>buildPath(n,start,end);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seqsize; i++) printf(</text:span><text:span text:style-name="T11">"%d "</text:span><text:span text:style-name="T7">, seq[i]);</text:span></text:p>
      <text:p text:style-name="No_20_Spacing"><text:span text:style-name="T7"><text:s text:c="6"/>printf(</text:span><text:span text:style-name="T11">"\n"</text:span><text:span text:style-name="T7">); </text:span><text:span text:style-name="T8">break</text:span><text:span text:style-name="T7">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33136" text:continue-numbering="true" text:style-name="Outline">
        <text:list-item>
          <text:list>
            <text:list-item>
              <text:h text:style-name="P18" text:outline-level="2"><text:bookmark-start text:name="__RefHeading___Toc26916_2932636602"/><text:bookmark text:name="Bookmark92"/>Directed Eulerian Graphs <text:s text:c="2"/><text:bookmark-end text:name="__RefHeading___Toc2691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emplate for finding directed Eulerian paths/cycles</text:p>
      <text:p text:style-name="P7"><text:s text:c="16"/>This is written so that it returns the </text:p>
      <text:p text:style-name="P7"><text:s text:c="16"/>lexicographically first such path/cycle.</text:p>
      <text:p text:style-name="P7"><text:s text:c="3"/></text:p>
      <text:p text:style-name="P7"><text:soft-page-break/><text:s text:c="3"/>Complexity: <text:s/>O(M) where M is the # of edg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Nov 1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(Problem C Catenyms - Jan 25, 2003)</text:p>
      <text:p text:style-name="P7"><text:s text:c="18"/>(Problem H Play on Words - Nov 8, 2003)</text:p>
      <text:p text:style-name="P7"><text:s text:c="3"/>Notes: <text:s text:c="6"/>This is the direct code for solving Catenyms. </text:p>
      <text:p text:style-name="P7"><text:s text:c="16"/>Here is the underlying idea:</text:p>
      <text:p text:style-name="P7"><text:s text:c="16"/>1. Count the indegree/outdegree of each node.</text:p>
      <text:p text:style-name="P7"><text:s text:c="16"/>2. Check if the graph is connected. (done here with</text:p>
      <text:p text:style-name="P7"><text:s text:c="19"/>Unionfind). <text:s/>If not, then not Eulerian.</text:p>
      <text:p text:style-name="P7"><text:s text:c="16"/>3. A directed Euler cycle exists if for each</text:p>
      <text:p text:style-name="P7"><text:s text:c="19"/>node the in degree = out degree.</text:p>
      <text:p text:style-name="P7"><text:s text:c="16"/>4. A directed Euler path exists if there is exactly</text:p>
      <text:p text:style-name="P7"><text:s text:c="19"/>source node with outdegree = 1+in degree and one</text:p>
      <text:p text:style-name="P7"><text:s text:c="19"/>sink node with indegree = 1+out degree</text:p>
      <text:p text:style-name="P7"><text:s text:c="16"/>5. Sort the edges in the order that you need.</text:p>
      <text:p text:style-name="P7"><text:s text:c="16"/>6. Do a search for a path, choosing lexicographically</text:p>
      <text:p text:style-name="P7"><text:s text:c="19"/>first when possible, then build from back, </text:p>
      <text:p text:style-name="P7"><text:s text:c="19"/>splicing when necessary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stdlib.h&gt;</text:p>
      <text:p text:style-name="P6"/>
      <text:p text:style-name="P7">/* Maximum number of nodes, max number of edges */</text:p>
      <text:p text:style-name="P6">#define MAXN 26</text:p>
      <text:p text:style-name="P6">#define MAXM 1001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src, dst;</text:span></text:p>
      <text:p text:style-name="No_20_Spacing"><text:span text:style-name="T7"><text:s text:c="2"/></text:span><text:span text:style-name="T8">char</text:span><text:span text:style-name="T7"> name[</text:span><text:span text:style-name="T13">21</text:span><text:span text:style-name="T7">], used;</text:span></text:p>
      <text:p text:style-name="P11">} Edge;</text:p>
      <text:p text:style-name="P11"/>
      <text:p text:style-name="P11">Edge e[MAXM];</text:p>
      <text:p text:style-name="No_20_Spacing"><text:span text:style-name="T8">int</text:span><text:span text:style-name="T7"> esize; </text:span></text:p>
      <text:p text:style-name="No_20_Spacing"><text:span text:style-name="T8">int</text:span><text:span text:style-name="T7"> sets[MAXN], odeg[MAXN], ideg[MAXN]; </text:span></text:p>
      <text:p text:style-name="No_20_Spacing"><text:span text:style-name="T8">int</text:span><text:span text:style-name="T7"> seq[MAXM], seqsize;</text:span></text:p>
      <text:p text:style-name="No_20_Spacing"><text:span text:style-name="T8">char</text:span><text:span text:style-name="T7"> used[MAXN];</text:span></text:p>
      <text:p text:style-name="P11"/>
      <text:p text:style-name="No_20_Spacing"><text:span text:style-name="T8">int</text:span><text:span text:style-name="T7"> cmp_Edge(Edge *a, Edge *b){</text:span></text:p>
      <text:p text:style-name="No_20_Spacing"><text:span text:style-name="T7"><text:s text:c="2"/></text:span><text:span text:style-name="T8">return</text:span><text:span text:style-name="T7"> strcmp(a-&gt;name, b-&gt;name);</text:span></text:p>
      <text:p text:style-name="P11">}</text:p>
      <text:p text:style-name="P11"/>
      <text:p text:style-name="No_20_Spacing"><text:span text:style-name="T8">int</text:span><text:span text:style-name="T7"> getRoot(</text:span><text:span text:style-name="T8">int</text:span><text:span text:style-name="T7"> x){</text:span></text:p>
      <text:p text:style-name="No_20_Spacing"><text:span text:style-name="T7"><text:s text:c="2"/></text:span><text:span text:style-name="T8">return</text:span><text:span text:style-name="T7"> sets[x] &lt; </text:span><text:span text:style-name="T13">0</text:span><text:span text:style-name="T7"> ? x : (sets[x] = getRoot(sets[x]));</text:span></text:p>
      <text:p text:style-name="P11">}</text:p>
      <text:p text:style-name="P11"/>
      <text:p text:style-name="No_20_Spacing"><text:soft-page-break/><text:span text:style-name="T8">void</text:span><text:span text:style-name="T7"> Union(</text:span><text:span text:style-name="T8">int</text:span><text:span text:style-name="T7"> a, </text:span><text:span text:style-name="T8">int</text:span><text:span text:style-name="T7"> b){</text:span></text:p>
      <text:p text:style-name="No_20_Spacing"><text:span text:style-name="T7"><text:s text:c="2"/></text:span><text:span text:style-name="T8">int</text:span><text:span text:style-name="T7"> ra = getRoot(a), rb = getRoot(b);</text:span></text:p>
      <text:p text:style-name="No_20_Spacing"><text:span text:style-name="T7"><text:s text:c="2"/></text:span><text:span text:style-name="T8">if</text:span><text:span text:style-name="T7">(ra != rb){</text:span></text:p>
      <text:p text:style-name="P11"><text:s text:c="4"/>sets[ra] += sets[rb];</text:p>
      <text:p text:style-name="P11"><text:s text:c="4"/>sets[rb] = ra;</text:p>
      <text:p text:style-name="P11"><text:s text:c="2"/>}</text:p>
      <text:p text:style-name="P11">}</text:p>
      <text:p text:style-name="P11"/>
      <text:p text:style-name="No_20_Spacing"><text:span text:style-name="T8">void</text:span><text:span text:style-name="T7"> getPath(</text:span><text:span text:style-name="T8">int</text:span><text:span text:style-name="T7"> start, </text:span><text:span text:style-name="T8">int</text:span><text:span text:style-name="T7"> end){</text:span></text:p>
      <text:p text:style-name="No_20_Spacing"><text:span text:style-name="T7"><text:s text:c="2"/></text:span><text:span text:style-name="T8">int</text:span><text:span text:style-name="T7"> temp[MAXM], tsize = </text:span><text:span text:style-name="T13">0</text:span><text:span text:style-name="T7">, i, curr;</text:span>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esize; i++){</text:span></text:p>
      <text:p text:style-name="No_20_Spacing"><text:span text:style-name="T7"><text:s text:c="4"/></text:span><text:span text:style-name="T8">if</text:span><text:span text:style-name="T7">(e[i].used || e[i].src != start) </text:span><text:span text:style-name="T8">continue</text:span><text:span text:style-name="T7">;</text:span></text:p>
      <text:p text:style-name="P11"><text:s text:c="4"/>temp[tsize++] = i;</text:p>
      <text:p text:style-name="No_20_Spacing"><text:span text:style-name="T7"><text:s text:c="4"/>e[i].used = </text:span><text:span text:style-name="T13">1</text:span><text:span text:style-name="T7">;</text:span></text:p>
      <text:p text:style-name="No_20_Spacing"><text:span text:style-name="T7"><text:s text:c="4"/></text:span><text:span text:style-name="T6">odeg[e[i].src]--;</text:span></text:p>
      <text:p text:style-name="P10"><text:s text:c="4"/>curr = e[i].dst;</text:p>
      <text:p text:style-name="No_20_Spacing"><text:span text:style-name="T6"><text:s text:c="4"/></text:span><text:span text:style-name="T8">break</text:span><text:span text:style-name="T7">;</text:span></text:p>
      <text:p text:style-name="P11"><text:s text:c="2"/>}</text:p>
      <text:p text:style-name="P11"><text:s text:c="2"/></text:p>
      <text:p text:style-name="No_20_Spacing"><text:span text:style-name="T7"><text:s text:c="2"/></text:span><text:span text:style-name="T8">while</text:span><text:span text:style-name="T7">(curr != end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esize; i++){</text:span></text:p>
      <text:p text:style-name="No_20_Spacing"><text:span text:style-name="T7"><text:s text:c="6"/></text:span><text:span text:style-name="T8">if</text:span><text:span text:style-name="T7">(e[i].used || e[i].src != curr) </text:span><text:span text:style-name="T8">continue</text:span><text:span text:style-name="T7">;</text:span></text:p>
      <text:p text:style-name="P11"><text:s text:c="6"/>temp[tsize++] = i;</text:p>
      <text:p text:style-name="No_20_Spacing"><text:span text:style-name="T7"><text:s text:c="6"/>e[i].used = </text:span><text:span text:style-name="T13">1</text:span><text:span text:style-name="T7">;</text:span></text:p>
      <text:p text:style-name="P11"><text:s text:c="6"/>odeg[e[i].src]--;</text:p>
      <text:p text:style-name="P11"><text:s text:c="6"/>curr = e[i].dst;</text:p>
      <text:p text:style-name="No_20_Spacing"><text:span text:style-name="T7"><text:s text:c="6"/></text:span><text:span text:style-name="T8">break</text:span><text:span text:style-name="T7">;</text:span></text:p>
      <text:p text:style-name="P11"><text:s text:c="4"/>}</text:p>
      <text:p text:style-name="P11"><text:s text:c="2"/>}</text:p>
      <text:p text:style-name="P11"><text:s text:c="2"/></text:p>
      <text:p text:style-name="No_20_Spacing"><text:span text:style-name="T7"><text:s text:c="2"/></text:span><text:span text:style-name="T8">for</text:span><text:span text:style-name="T7">(i = tsize-</text:span><text:span text:style-name="T13">1</text:span><text:span text:style-name="T7">; i &gt;= </text:span><text:span text:style-name="T13">0</text:span><text:span text:style-name="T7">; i--){</text:span></text:p>
      <text:p text:style-name="No_20_Spacing"><text:span text:style-name="T7"><text:s text:c="4"/></text:span><text:span text:style-name="T8">if</text:span><text:span text:style-name="T7">(odeg[e[temp[i]].dst]) getPath(e[temp[i]].dst, e[temp[i]].dst);</text:span></text:p>
      <text:p text:style-name="P11"><text:s text:c="4"/>seq[seqsize++] = temp[i];</text:p>
      <text:p text:style-name="P11"><text:s text:c="2"/>}</text:p>
      <text:p text:style-name="P11">}</text:p>
      <text:p text:style-name="P11"/>
      <text:p text:style-name="No_20_Spacing"><text:span text:style-name="T8">void</text:span><text:span text:style-name="T7"> init(){</text:span></text:p>
      <text:p text:style-name="No_20_Spacing"><text:span text:style-name="T7"><text:s text:c="2"/>memset(sets, -</text:span><text:span text:style-name="T13">1</text:span><text:span text:style-name="T7">, </text:span><text:span text:style-name="T8">sizeof</text:span><text:span text:style-name="T7">(sets));</text:span></text:p>
      <text:p text:style-name="No_20_Spacing"><text:span text:style-name="T7"><text:s text:c="2"/>memset(odeg, </text:span><text:span text:style-name="T13">0</text:span><text:span text:style-name="T7">, </text:span><text:span text:style-name="T8">sizeof</text:span><text:span text:style-name="T7">(odeg));</text:span></text:p>
      <text:p text:style-name="No_20_Spacing"><text:span text:style-name="T7"><text:s text:c="2"/>memset(ideg, </text:span><text:span text:style-name="T13">0</text:span><text:span text:style-name="T7">, </text:span><text:span text:style-name="T8">sizeof</text:span><text:span text:style-name="T7">(ideg));</text:span></text:p>
      <text:p text:style-name="No_20_Spacing"><text:span text:style-name="T7"><text:s text:c="2"/>memset(used, </text:span><text:span text:style-name="T13">0</text:span><text:span text:style-name="T7">, </text:span><text:span text:style-name="T8">sizeof</text:span><text:span text:style-name="T7">(used))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tnum, i, start, end, flag, count;</text:span></text:p>
      <text:p text:style-name="P11"/>
      <text:p text:style-name="No_20_Spacing"><text:span text:style-name="T7"><text:s text:c="2"/></text:span><text:span text:style-name="T8">for</text:span><text:span text:style-name="T7">(scanf(</text:span><text:span text:style-name="T11">"%d"</text:span><text:span text:style-name="T7">, &amp;tnum); tnum; tnum--){</text:span></text:p>
      <text:p text:style-name="P11"><text:s text:c="4"/>init();</text:p>
      <text:p text:style-name="No_20_Spacing"><text:span text:style-name="T7"><text:s text:c="4"/>count = </text:span><text:span text:style-name="T13">0</text:span><text:span text:style-name="T7">;</text:span></text:p>
      <text:p text:style-name="P11"><text:s text:c="4"/></text:p>
      <text:p text:style-name="No_20_Spacing"><text:soft-page-break/><text:span text:style-name="T7"><text:s text:c="4"/></text:span><text:span text:style-name="T4">/* Read edges, in this case: words */</text:span></text:p>
      <text:p text:style-name="No_20_Spacing"><text:span text:style-name="T7"><text:s text:c="4"/></text:span><text:span text:style-name="T8">for</text:span><text:span text:style-name="T7">(scanf(</text:span><text:span text:style-name="T11">"%d"</text:span><text:span text:style-name="T7">, &amp;esize), i = </text:span><text:span text:style-name="T13">0</text:span><text:span text:style-name="T7">; i &lt; esize; i++){</text:span></text:p>
      <text:p text:style-name="No_20_Spacing"><text:span text:style-name="T7"><text:s text:c="6"/></text:span><text:span text:style-name="T6">scanf(</text:span><text:span text:style-name="T10">" %s"</text:span><text:span text:style-name="T6">, e[i].name);</text:span></text:p>
      <text:p text:style-name="P10"/>
      <text:p text:style-name="No_20_Spacing"><text:span text:style-name="T6"><text:s text:c="6"/></text:span><text:span text:style-name="T4">/* Src is the first letter of word, dst is last letter */</text:span></text:p>
      <text:p text:style-name="No_20_Spacing"><text:span text:style-name="T7"><text:s text:c="6"/></text:span><text:span text:style-name="T6">e[i].src = e[i].name[</text:span><text:span text:style-name="T12">0</text:span><text:span text:style-name="T6">]-'a';</text:span></text:p>
      <text:p text:style-name="No_20_Spacing"><text:span text:style-name="T6"><text:s text:c="6"/></text:span><text:span text:style-name="T7">e[i].dst = e[i].name[strlen(e[i].name)-</text:span><text:span text:style-name="T13">1</text:span><text:span text:style-name="T7">] - 'a';</text:span></text:p>
      <text:p text:style-name="No_20_Spacing"><text:span text:style-name="T7"><text:s text:c="6"/>e[i].used = </text:span><text:span text:style-name="T13">0</text:span><text:span text:style-name="T7">;</text:span></text:p>
      <text:p text:style-name="P11"/>
      <text:p text:style-name="No_20_Spacing"><text:span text:style-name="T7"><text:s text:c="6"/></text:span><text:span text:style-name="T4">/* Increment in/out degrees */</text:span></text:p>
      <text:p text:style-name="No_20_Spacing"><text:span text:style-name="T7"><text:s text:c="6"/></text:span><text:span text:style-name="T6">odeg[e[i].src]++; ideg[e[i].dst]++;</text:span></text:p>
      <text:p text:style-name="P10"/>
      <text:p text:style-name="No_20_Spacing"><text:span text:style-name="T6"><text:s text:c="6"/></text:span><text:span text:style-name="T4">/* Keep track of # of vertices in use */</text:span></text:p>
      <text:p text:style-name="No_20_Spacing"><text:span text:style-name="T7"><text:s text:c="6"/></text:span><text:span text:style-name="T8">if</text:span><text:span text:style-name="T7">(!used[e[i].src]){</text:span></text:p>
      <text:p text:style-name="P11"><text:s text:c="8"/>count++;</text:p>
      <text:p text:style-name="No_20_Spacing"><text:span text:style-name="T7"><text:s text:c="8"/>used[e[i].src] = </text:span><text:span text:style-name="T13">1</text:span><text:span text:style-name="T7">;</text:span></text:p>
      <text:p text:style-name="P11"><text:s text:c="6"/>}</text:p>
      <text:p text:style-name="No_20_Spacing"><text:span text:style-name="T7"><text:s text:c="6"/></text:span><text:span text:style-name="T8">if</text:span><text:span text:style-name="T7">(!used[e[i].dst]){</text:span></text:p>
      <text:p text:style-name="P11"><text:s text:c="8"/>count++;</text:p>
      <text:p text:style-name="No_20_Spacing"><text:span text:style-name="T7"><text:s text:c="8"/>used[e[i].dst] = </text:span><text:span text:style-name="T13">1</text:span><text:span text:style-name="T7">;</text:span></text:p>
      <text:p text:style-name="No_20_Spacing"><text:span text:style-name="T7"><text:s text:c="6"/></text:span><text:span text:style-name="T6">}</text:span></text:p>
      <text:p text:style-name="P10"><text:s text:c="6"/>Union(e[i].src, e[i].dst);</text:p>
      <text:p text:style-name="No_20_Spacing"><text:span text:style-name="T6"><text:s text:c="4"/></text:span><text:span text:style-name="T7">}</text:span></text:p>
      <text:p text:style-name="P11"><text:s text:c="4"/></text:p>
      <text:p text:style-name="No_20_Spacing"><text:span text:style-name="T7"><text:s text:c="4"/></text:span><text:span text:style-name="T4">/* Sort edges lexicographically */</text:span></text:p>
      <text:p text:style-name="No_20_Spacing"><text:span text:style-name="T7"><text:s text:c="4"/>qsort(e, esize, </text:span><text:span text:style-name="T8">sizeof</text:span><text:span text:style-name="T7">(e[</text:span><text:span text:style-name="T13">0</text:span><text:span text:style-name="T7">]), (</text:span><text:span text:style-name="T8">void</text:span><text:span text:style-name="T7"> *) cmp_Edge);</text:span></text:p>
      <text:p text:style-name="P11"/>
      <text:p text:style-name="No_20_Spacing"><text:span text:style-name="T7"><text:s text:c="4"/></text:span><text:span text:style-name="T4">/* Check if the graph is connected */</text:span></text:p>
      <text:p text:style-name="No_20_Spacing"><text:span text:style-name="T7"><text:s text:c="4"/></text:span><text:span text:style-name="T8">if</text:span><text:span text:style-name="T7">(sets[getRoot(e[</text:span><text:span text:style-name="T13">0</text:span><text:span text:style-name="T7">].src)] != -count){</text:span></text:p>
      <text:p text:style-name="No_20_Spacing"><text:span text:style-name="T7"><text:s text:c="6"/></text:span><text:span text:style-name="T4">/* This means its not connected so no Euler path*/</text:span></text:p>
      <text:p text:style-name="No_20_Spacing"><text:span text:style-name="T7"><text:s text:c="6"/>printf(</text:span><text:span text:style-name="T11">"***\n"</text:span><text:span text:style-name="T7">); <text:s/></text:span></text:p>
      <text:p text:style-name="No_20_Spacing"><text:span text:style-name="T7"><text:s text:c="6"/></text:span><text:span text:style-name="T8">continue</text:span><text:span text:style-name="T7">;</text:span></text:p>
      <text:p text:style-name="P11"><text:s text:c="4"/>}</text:p>
      <text:p text:style-name="P11"><text:s text:c="4"/></text:p>
      <text:p text:style-name="No_20_Spacing"><text:span text:style-name="T7"><text:s text:c="4"/></text:span><text:span text:style-name="T4">/* Determine src / dst if it exists */</text:span></text:p>
      <text:p text:style-name="No_20_Spacing"><text:span text:style-name="T7"><text:s text:c="4"/></text:span><text:span text:style-name="T4">/* Flag is used to mark if the graph is not Eulerian */</text:span></text:p>
      <text:p text:style-name="No_20_Spacing"><text:span text:style-name="T7"><text:s text:c="4"/>flag = </text:span><text:span text:style-name="T13">0</text:span><text:span text:style-name="T7">; <text:s/></text:span></text:p>
      <text:p text:style-name="No_20_Spacing"><text:span text:style-name="T7"><text:s text:c="4"/>start = end = -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</text:span><text:span text:style-name="T13">26</text:span><text:span text:style-name="T7">; i++){</text:span></text:p>
      <text:p text:style-name="No_20_Spacing"><text:span text:style-name="T7"><text:s text:c="6"/></text:span><text:span text:style-name="T8">if</text:span><text:span text:style-name="T7">(!used[i]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ideg[i] == odeg[i]+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end == -</text:span><text:span text:style-name="T13">1</text:span><text:span text:style-name="T7">) end = i;</text:span></text:p>
      <text:p text:style-name="No_20_Spacing"><text:span text:style-name="T7"><text:s text:c="8"/></text:span><text:span text:style-name="T8">else</text:span><text:span text:style-name="T7"> {</text:span></text:p>
      <text:p text:style-name="No_20_Spacing"><text:span text:style-name="T7"><text:s text:c="10"/>flag = </text:span><text:span text:style-name="T13">1</text:span><text:span text:style-name="T7">;</text:span></text:p>
      <text:p text:style-name="No_20_Spacing"><text:span text:style-name="T7"><text:s text:c="10"/></text:span><text:span text:style-name="T8">break</text:span><text:span text:style-name="T7">;</text:span></text:p>
      <text:p text:style-name="P11"><text:s text:c="8"/>}</text:p>
      <text:p text:style-name="No_20_Spacing"><text:span text:style-name="T7"><text:s text:c="6"/>} </text:span><text:span text:style-name="T8">else</text:span><text:span text:style-name="T7"> </text:span><text:span text:style-name="T8">if</text:span><text:span text:style-name="T7">(odeg[i] == ideg[i]+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start == -</text:span><text:span text:style-name="T13">1</text:span><text:span text:style-name="T7">) start = i;</text:span></text:p>
      <text:p text:style-name="No_20_Spacing"><text:span text:style-name="T7"><text:s text:c="8"/></text:span><text:span text:style-name="T8">else</text:span><text:span text:style-name="T7"> {</text:span></text:p>
      <text:p text:style-name="No_20_Spacing"><text:span text:style-name="T7"><text:s text:c="10"/>flag = </text:span><text:span text:style-name="T13">1</text:span><text:span text:style-name="T7">;</text:span></text:p>
      <text:p text:style-name="No_20_Spacing"><text:span text:style-name="T7"><text:s text:c="10"/></text:span><text:span text:style-name="T8">break</text:span><text:span text:style-name="T7">;</text:span></text:p>
      <text:p text:style-name="P11"><text:soft-page-break/><text:s text:c="8"/>}</text:p>
      <text:p text:style-name="No_20_Spacing"><text:span text:style-name="T7"><text:s text:c="6"/>} </text:span><text:span text:style-name="T8">else</text:span><text:span text:style-name="T7"> </text:span><text:span text:style-name="T8">if</text:span><text:span text:style-name="T7">(odeg[i] != ideg[i]){</text:span></text:p>
      <text:p text:style-name="No_20_Spacing"><text:span text:style-name="T7"><text:s text:c="8"/>flag = </text:span><text:span text:style-name="T13">1</text:span><text:span text:style-name="T7">;</text:span></text:p>
      <text:p text:style-name="No_20_Spacing"><text:span text:style-name="T7"><text:s text:c="8"/></text:span><text:span text:style-name="T8">break</text:span><text:span text:style-name="T7">;</text:span></text:p>
      <text:p text:style-name="P11"><text:s text:c="6"/>}</text:p>
      <text:p text:style-name="P11"><text:s text:c="4"/>}</text:p>
      <text:p text:style-name="No_20_Spacing"><text:span text:style-name="T7"><text:s text:c="4"/></text:span><text:span text:style-name="T8">if</text:span><text:span text:style-name="T7">(flag){</text:span></text:p>
      <text:p text:style-name="No_20_Spacing"><text:span text:style-name="T7"><text:s text:c="6"/></text:span><text:span text:style-name="T4">/* Graph is not Eulerian */</text:span></text:p>
      <text:p text:style-name="No_20_Spacing"><text:span text:style-name="T7"><text:s text:c="6"/>printf(</text:span><text:span text:style-name="T11">"***\n"</text:span><text:span text:style-name="T7">);</text:span></text:p>
      <text:p text:style-name="No_20_Spacing"><text:span text:style-name="T7"><text:s text:c="6"/></text:span><text:span text:style-name="T8">continue</text:span><text:span text:style-name="T7">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4">/* Graph has an Eulerian path or Eulerian cycle */</text:span></text:p>
      <text:p text:style-name="No_20_Spacing"><text:span text:style-name="T7"><text:s text:c="6"/></text:span><text:span text:style-name="T4">/* Print out a eulerian path/cycle from start to end */</text:span></text:p>
      <text:p text:style-name="P7"/>
      <text:p text:style-name="No_20_Spacing"><text:span text:style-name="T7"><text:s text:c="6"/></text:span><text:span text:style-name="T8">if</text:span><text:span text:style-name="T7">(start == -</text:span><text:span text:style-name="T13">1</text:span><text:span text:style-name="T7"> &amp;&amp; end == -</text:span><text:span text:style-name="T13">1</text:span><text:span text:style-name="T7">){</text:span></text:p>
      <text:p text:style-name="No_20_Spacing"><text:span text:style-name="T7"><text:s text:c="8"/></text:span><text:span text:style-name="T4">/* Graph has euler cycle */</text:span></text:p>
      <text:p text:style-name="P7"/>
      <text:p text:style-name="No_20_Spacing"><text:span text:style-name="T7"><text:s text:c="8"/></text:span><text:span text:style-name="T8">for</text:span><text:span text:style-name="T7">(i = </text:span><text:span text:style-name="T13">0</text:span><text:span text:style-name="T7">; i &lt; </text:span><text:span text:style-name="T13">26</text:span><text:span text:style-name="T7">; i++)</text:span></text:p>
      <text:p text:style-name="No_20_Spacing"><text:span text:style-name="T7"><text:s text:c="10"/></text:span><text:span text:style-name="T8">if</text:span><text:span text:style-name="T7">(used[i]) </text:span><text:span text:style-name="T8">break</text:span><text:span text:style-name="T7">;</text:span></text:p>
      <text:p text:style-name="No_20_Spacing"><text:span text:style-name="T7"><text:s text:c="8"/>seqsize = </text:span><text:span text:style-name="T13">0</text:span><text:span text:style-name="T7">;</text:span></text:p>
      <text:p text:style-name="P11"><text:s text:c="8"/>getPath(i, i);</text:p>
      <text:p text:style-name="No_20_Spacing"><text:span text:style-name="T7"><text:s text:c="8"/></text:span><text:span text:style-name="T8">for</text:span><text:span text:style-name="T7">(i = seqsize-</text:span><text:span text:style-name="T13">1</text:span><text:span text:style-name="T7">; i &gt;= </text:span><text:span text:style-name="T13">0</text:span><text:span text:style-name="T7">; i--)</text:span></text:p>
      <text:p text:style-name="No_20_Spacing"><text:span text:style-name="T7"><text:s text:c="10"/></text:span><text:span text:style-name="T6">printf(</text:span><text:span text:style-name="T10">"%s%c"</text:span><text:span text:style-name="T6">, e[seq[i]].name, i ? </text:span><text:span text:style-name="T7">'.' : '\n');</text:span></text:p>
      <text:p text:style-name="No_20_Spacing"><text:span text:style-name="T7"><text:s text:c="6"/>} </text:span><text:span text:style-name="T8">else</text:span><text:span text:style-name="T7"> {</text:span></text:p>
      <text:p text:style-name="No_20_Spacing"><text:span text:style-name="T7"><text:s text:c="8"/></text:span><text:span text:style-name="T4">/* Graph has Euler path */</text:span></text:p>
      <text:p text:style-name="P7"/>
      <text:p text:style-name="No_20_Spacing"><text:span text:style-name="T7"><text:s text:c="8"/>seqsize = </text:span><text:span text:style-name="T13">0</text:span><text:span text:style-name="T7">;</text:span></text:p>
      <text:p text:style-name="P11"><text:s text:c="8"/>getPath(start, end);</text:p>
      <text:p text:style-name="No_20_Spacing"><text:span text:style-name="T7"><text:s text:c="8"/></text:span><text:span text:style-name="T8">for</text:span><text:span text:style-name="T7">(i = seqsize-</text:span><text:span text:style-name="T13">1</text:span><text:span text:style-name="T7">; i &gt;= </text:span><text:span text:style-name="T13">0</text:span><text:span text:style-name="T7">; i--)</text:span></text:p>
      <text:p text:style-name="No_20_Spacing"><text:span text:style-name="T7"><text:s text:c="10"/></text:span><text:span text:style-name="T6">printf(</text:span><text:span text:style-name="T10">"%s%c"</text:span><text:span text:style-name="T6">, e[seq[i]].name, i ? </text:span><text:span text:style-name="T7">'.' : '\n');</text:span></text:p>
      <text:p text:style-name="P11"><text:s text:c="6"/>} 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25890" text:continue-numbering="true" text:style-name="Outline">
        <text:list-item>
          <text:list>
            <text:list-item>
              <text:h text:style-name="P18" text:outline-level="2"><text:bookmark-start text:name="__RefHeading___Toc26918_2932636602"/><text:bookmark text:name="Bookmark93"/>Floyd's Algorithm - All pairs shortest path<text:bookmark-end text:name="__RefHeading___Toc2691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graph stored in an adjacency matrix, returns</text:p>
      <text:p text:style-name="P7"><text:s text:c="16"/>the shortest distance from node i to node j in</text:p>
      <text:p text:style-name="P7"><text:s text:c="16"/>d[i][j]. <text:s/>Weights of each edge must be nonnegative,</text:p>
      <text:p text:style-name="P7"><text:s text:c="16"/>and -1 is used to indicate an empty edge</text:p>
      <text:p text:style-name="P7"><text:s text:c="3"/></text:p>
      <text:p text:style-name="P7"><text:s text:c="3"/>Complexity: <text:s/>O(N^3)</text:p>
      <text:p text:style-name="P7"><text:soft-page-break/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7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Successful use (Sept 2002)</text:p>
      <text:p text:style-name="P7"><text:s text:c="17"/>(Spain Problem 10354)</text:p>
      <text:p text:style-name="P7"><text:s text:c="3"/>Notes: <text:s text:c="6"/>Costs may be changed to doubles, but then elements</text:p>
      <text:p text:style-name="P7"><text:s text:c="16"/>need to be initialized individually (commented out</text:p>
      <text:p text:style-name="P7"><text:s text:c="16"/>below)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101</text:p>
      <text:p text:style-name="P6">#define CType int</text:p>
      <text:p text:style-name="P6"/>
      <text:p text:style-name="P11">CType g[MAXN][MAXN], dist[MAXN][MAXN];</text:p>
      <text:p text:style-name="P11"/>
      <text:p text:style-name="No_20_Spacing"><text:span text:style-name="T8">void</text:span><text:span text:style-name="T7"> floyd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, j, k;</text:span></text:p>
      <text:p text:style-name="P11"/>
      <text:p text:style-name="No_20_Spacing"><text:span text:style-name="T7"><text:s text:c="2"/>memcpy(dist, g, </text:span><text:span text:style-name="T8">sizeof</text:span><text:span text:style-name="T7">(g));</text:span></text:p>
      <text:p text:style-name="No_20_Spacing"><text:span text:style-name="T7"><text:s text:c="2"/></text:span><text:span text:style-name="T9">for</text:span><text:span text:style-name="T6">(k = </text:span><text:span text:style-name="T12">0</text:span><text:span text:style-name="T6">; k &lt; n; k++) </text:span><text:span text:style-name="T9">for</text:span><text:span text:style-name="T6">(i = </text:span><text:span text:style-name="T12">0</text:span><text:span text:style-name="T6">; i &lt; n; i++) </text:span><text:span text:style-name="T9">for</text:span><text:span text:style-name="T6">(j = </text:span><text:span text:style-name="T12">0</text:span><text:span text:style-name="T6">; j &lt; n; j++){</text:span></text:p>
      <text:p text:style-name="No_20_Spacing"><text:span text:style-name="T6"><text:s text:c="4"/></text:span><text:span text:style-name="T8">if</text:span><text:span text:style-name="T7">(dist[i][k] != -</text:span><text:span text:style-name="T13">1</text:span><text:span text:style-name="T7"> &amp;&amp; dist[k][j] != -</text:span><text:span text:style-name="T13">1</text:span><text:span text:style-name="T7">){</text:span></text:p>
      <text:p text:style-name="P11"><text:s text:c="6"/>CType temp = dist[i][k] + dist[k][j];</text:p>
      <text:p text:style-name="No_20_Spacing"><text:span text:style-name="T7"><text:s text:c="6"/></text:span><text:span text:style-name="T8">if</text:span><text:span text:style-name="T7">(dist[i][j] == -</text:span><text:span text:style-name="T13">1</text:span><text:span text:style-name="T7"> || dist[i][j] &gt; temp)</text:span></text:p>
      <text:p text:style-name="P11"><text:s text:c="8"/>dist[i][j] = temp;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dist[i][i] =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, n;</text:span></text:p>
      <text:p text:style-name="P11"><text:s text:c="2"/>CType w;</text:p>
      <text:p text:style-name="P11"><text:s text:c="2"/></text:p>
      <text:p text:style-name="No_20_Spacing"><text:span text:style-name="T7"><text:s text:c="2"/>scanf(</text:span><text:span text:style-name="T11">"%d"</text:span><text:span text:style-name="T7">, &amp;n); <text:s/></text:span></text:p>
      <text:p text:style-name="P11"/>
      <text:p text:style-name="No_20_Spacing"><text:span text:style-name="T7"><text:s text:c="2"/></text:span><text:span text:style-name="T4">/* Clear graph */</text:span></text:p>
      <text:p text:style-name="No_20_Spacing"><text:span text:style-name="T7"><text:s text:c="2"/>memset(g, -</text:span><text:span text:style-name="T13">1</text:span><text:span text:style-name="T7">, </text:span><text:span text:style-name="T8">sizeof</text:span><text:span text:style-name="T7">(g));</text:span></text:p>
      <text:p text:style-name="P11"><text:s text:c="2"/></text:p>
      <text:p text:style-name="No_20_Spacing"><text:span text:style-name="T7"><text:s text:c="2"/></text:span><text:span text:style-name="T4">/* If using doubles: </text:span></text:p>
      <text:p text:style-name="No_20_Spacing"><text:span text:style-name="T4"><text:s text:c="5"/></text:span><text:span text:style-name="T5">for(i = 0; i &lt; n; i++) for(j = 0; j &lt; n; j++) g[i][j] = -1;</text:span></text:p>
      <text:p text:style-name="No_20_Spacing"><text:span text:style-name="T5"><text:s text:c="3"/></text:span><text:span text:style-name="T4">*/</text:span></text:p>
      <text:p text:style-name="P11"><text:s text:c="2"/></text:p>
      <text:p text:style-name="No_20_Spacing"><text:span text:style-name="T7"><text:s text:c="2"/></text:span><text:span text:style-name="T4">/* Read graph */</text:span></text:p>
      <text:p text:style-name="No_20_Spacing"><text:span text:style-name="T7"><text:s text:c="2"/></text:span><text:span text:style-name="T8">while</text:span><text:span text:style-name="T7">(scanf(</text:span><text:span text:style-name="T11">"%d %d %d"</text:span><text:span text:style-name="T7">, &amp;i, &amp;j, &amp;w) == </text:span><text:span text:style-name="T13">3</text:span><text:span text:style-name="T7">){</text:span></text:p>
      <text:p text:style-name="No_20_Spacing"><text:span text:style-name="T7"><text:s text:c="4"/></text:span><text:span text:style-name="T6">g[i][j] = g[j][i] = w;</text:span></text:p>
      <text:p text:style-name="P10"><text:s text:c="2"/>}</text:p>
      <text:p text:style-name="P10"><text:soft-page-break/><text:s text:c="2"/></text:p>
      <text:p text:style-name="P10"><text:s text:c="2"/>floyd(n);</text:p>
      <text:p text:style-name="P10"/>
      <text:p text:style-name="No_20_Spacing"><text:span text:style-name="T6"><text:s text:c="2"/></text:span><text:span text:style-name="T8">while</text:span><text:span text:style-name="T7">(scanf(</text:span><text:span text:style-name="T11">"%d %d"</text:span><text:span text:style-name="T7">, &amp;i, &amp;j) == </text:span><text:span text:style-name="T13">2</text:span><text:span text:style-name="T7">){</text:span></text:p>
      <text:p text:style-name="No_20_Spacing"><text:span text:style-name="T7"><text:s text:c="4"/></text:span><text:span text:style-name="T6">printf(</text:span><text:span text:style-name="T10">"%d %d: %d\n"</text:span><text:span text:style-name="T6">, i, j, dist[i][j]);</text:span></text:p>
      <text:p text:style-name="No_20_Spacing"><text:span text:style-name="T6"><text:s text:c="2"/></text:span><text:span text:style-name="T7">}</text:span></text:p>
      <text:p text:style-name="P11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_Theory: </text:p>
      <text:list xml:id="list29652610" text:continue-numbering="true" text:style-name="Outline">
        <text:list-item>
          <text:list>
            <text:list-item>
              <text:h text:style-name="P18" text:outline-level="2"><text:bookmark-start text:name="__RefHeading___Toc26920_2932636602"/><text:bookmark text:name="Bookmark94"/>Maximum Flow in a directed graph<text:bookmark-end text:name="__RefHeading___Toc2692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graph G, a source node, and a sink</text:p>
      <text:p text:style-name="P7"><text:s text:c="16"/>node, computes the maximum flow from source to sink,</text:p>
      <text:p text:style-name="P7"><text:s text:c="16"/>and calculates the flow along each edge. <text:s/></text:p>
      <text:p text:style-name="P7"><text:s text:c="16"/></text:p>
      <text:p text:style-name="P7"><text:s text:c="16"/>In addition, the array S[] is marked to indicate </text:p>
      <text:p text:style-name="P7"><text:s text:c="16"/>which side of the cut each vertex is on. <text:s/></text:p>
      <text:p text:style-name="P7"><text:s text:c="19"/>S[i] = 1 <text:s text:c="2"/>means vertex i is on source side</text:p>
      <text:p text:style-name="P7"><text:s text:c="19"/>S[i] = 0 <text:s text:c="2"/>means vertex i is on sink side</text:p>
      <text:p text:style-name="P7"><text:s text:c="16"/>An edge u-&gt;v with S[u] == 1 and S[v] == 0 is an</text:p>
      <text:p text:style-name="P7"><text:s text:c="16"/>edge of the minimum cut.</text:p>
      <text:p text:style-name="P7"/>
      <text:p text:style-name="P7"><text:s text:c="16"/>Usage:</text:p>
      <text:p text:style-name="P7"><text:s text:c="16"/>1. Clear graph as shown in main()</text:p>
      <text:p text:style-name="P7"><text:s text:c="16"/>2. Add edges u-&gt;v by calling addEdge(u,v,cap)</text:p>
      <text:p text:style-name="P7"><text:s text:c="16"/>3. maxflow(n, source, sink) returns maxflow</text:p>
      <text:p text:style-name="P7"><text:s text:c="16"/>4. getEdge(u, v) returns a pointer to the edge</text:p>
      <text:p text:style-name="P7"><text:s text:c="19"/>u-&gt;v, NULL if this edge does not exist</text:p>
      <text:p text:style-name="P7"><text:s text:c="16"/></text:p>
      <text:p text:style-name="P7"><text:s text:c="3"/>Complexity: <text:s/>O(|V|^2*|E|) (Rough approximation)</text:p>
      <text:p text:style-name="P7"><text:s text:c="3"/>-----------------------------------------------------------------</text:p>
      <text:p text:style-name="P7"><text:s text:c="3"/>Author: <text:s text:c="5"/>Matthew McNaughton, Gilbert Lee</text:p>
      <text:p text:style-name="P7"><text:s text:c="3"/>Date: <text:s text:c="7"/>Mar 1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2 Spain 10330 - Power Transmission </text:p>
      <text:p text:style-name="P7"><text:s text:c="18"/>Spain 104?? - Sabotage</text:p>
      <text:p text:style-name="P7"/>
      <text:p text:style-name="P7"><text:s text:c="3"/>Notes: <text:s text:c="6"/>- Multiple edges from u to v may be added. <text:s/>They</text:p>
      <text:p text:style-name="P7"><text:s text:c="18"/>are converted into a single edge with a capacity</text:p>
      <text:p text:style-name="P7"><text:s text:c="18"/>equal to their sum</text:p>
      <text:p text:style-name="P7"><text:s text:c="16"/>- Vertices are assumed to be numbered from 0..n-1</text:p>
      <text:p text:style-name="P7"><text:s text:c="16"/>- The graph is stored as an adjaceny list in "g"</text:p>
      <text:p text:style-name="P7"><text:s text:c="18"/>The vector&lt;Edge&gt; g[u] contains the edges adj.</text:p>
      <text:p text:style-name="P7"><text:soft-page-break/><text:s text:c="18"/>to the vertex u.</text:p>
      <text:p text:style-name="P7"><text:s text:c="16"/>- Basic idea is performing a BFS from the source</text:p>
      <text:p text:style-name="P7"><text:s text:c="18"/>to find an augmenting path -&gt; a path through </text:p>
      <text:p text:style-name="P7"><text:s text:c="18"/>which flow may be increased. <text:s/>When there are no</text:p>
      <text:p text:style-name="P7"><text:s text:c="18"/>more such paths, a maximum flow/minimum cut has</text:p>
      <text:p text:style-name="P7"><text:s text:c="18"/>been found.</text:p>
      <text:p text:style-name="P7">*/</text:p>
      <text:p text:style-name="P7"/>
      <text:p text:style-name="P6">#include &lt;stdio.h&gt;</text:p>
      <text:p text:style-name="P6">#include &lt;vector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MAXN 200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v, cap, flow;</text:span></text:p>
      <text:p text:style-name="P11">} Edge;</text:p>
      <text:p text:style-name="P11"/>
      <text:p text:style-name="P11">vector&lt;Edge&gt; g[MAXN];</text:p>
      <text:p text:style-name="No_20_Spacing"><text:span text:style-name="T8">int</text:span><text:span text:style-name="T7"> pred[MAXN], maxcap[MAXN], S[MAXN];</text:span></text:p>
      <text:p text:style-name="P11"/>
      <text:p text:style-name="No_20_Spacing"><text:span text:style-name="T8">void</text:span><text:span text:style-name="T7"> addEdge(</text:span><text:span text:style-name="T8">int</text:span><text:span text:style-name="T7"> u, </text:span><text:span text:style-name="T8">int</text:span><text:span text:style-name="T7"> v, </text:span><text:span text:style-name="T8">int</text:span><text:span text:style-name="T7"> cap){</text:span></text:p>
      <text:p text:style-name="P11"><text:s text:c="2"/>size_t i; Edge e;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g[u].size(); i++) <text:s text:c="3"/></text:span><text:span text:style-name="T4">/* Add cap if edge exists */</text:span></text:p>
      <text:p text:style-name="No_20_Spacing"><text:span text:style-name="T7"><text:s text:c="4"/></text:span><text:span text:style-name="T8">if</text:span><text:span text:style-name="T7">(g[u][i].v == v){</text:span></text:p>
      <text:p text:style-name="P11"><text:s text:c="6"/>g[u][i].cap += cap;</text:p>
      <text:p text:style-name="No_20_Spacing"><text:span text:style-name="T7"><text:s text:c="6"/></text:span><text:span text:style-name="T8">return</text:span><text:span text:style-name="T7">;</text:span></text:p>
      <text:p text:style-name="P11"><text:s text:c="4"/>}</text:p>
      <text:p text:style-name="P11"/>
      <text:p text:style-name="No_20_Spacing"><text:span text:style-name="T7"><text:s text:c="2"/>e.v = v; e.cap = cap; e.flow = </text:span><text:span text:style-name="T13">0</text:span><text:span text:style-name="T7">; <text:s/></text:span></text:p>
      <text:p text:style-name="No_20_Spacing"><text:span text:style-name="T7"><text:s text:c="2"/>g[u].push_back(e); <text:s text:c="16"/></text:span><text:span text:style-name="T4">/* Add edge u-&gt;v */</text:span>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g[v].size(); i++) <text:s text:c="2"/></text:span><text:span text:style-name="T4">/* Add dummy reverse edge */</text:span></text:p>
      <text:p text:style-name="No_20_Spacing"><text:span text:style-name="T7"><text:s text:c="4"/></text:span><text:span text:style-name="T8">if</text:span><text:span text:style-name="T7">(g[v][i].v == u) </text:span><text:span text:style-name="T8">return</text:span><text:span text:style-name="T7">;</text:span></text:p>
      <text:p text:style-name="P11"><text:s text:c="2"/></text:p>
      <text:p text:style-name="No_20_Spacing"><text:span text:style-name="T7"><text:s text:c="2"/>e.v = u; e.cap = </text:span><text:span text:style-name="T13">0</text:span><text:span text:style-name="T7">;</text:span></text:p>
      <text:p text:style-name="P11"><text:s text:c="2"/>g[v].push_back(e);</text:p>
      <text:p text:style-name="P11">}</text:p>
      <text:p text:style-name="P11"/>
      <text:p text:style-name="No_20_Spacing"><text:span text:style-name="T7">Edge *getEdge(</text:span><text:span text:style-name="T8">int</text:span><text:span text:style-name="T7"> u, </text:span><text:span text:style-name="T8">int</text:span><text:span text:style-name="T7"> v){</text:span>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u].size(); i++)</text:span></text:p>
      <text:p text:style-name="No_20_Spacing"><text:span text:style-name="T7"><text:s text:c="4"/></text:span><text:span text:style-name="T8">if</text:span><text:span text:style-name="T7">(g[u][i].v == v) </text:span><text:span text:style-name="T8">return</text:span><text:span text:style-name="T7"> &amp;g[u][i]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xflow(</text:span><text:span text:style-name="T8">int</text:span><text:span text:style-name="T7"> n, </text:span><text:span text:style-name="T8">int</text:span><text:span text:style-name="T7"> source, </text:span><text:span text:style-name="T8">int</text:span><text:span text:style-name="T7"> sink){</text:span></text:p>
      <text:p text:style-name="No_20_Spacing"><text:span text:style-name="T7"><text:s text:c="2"/>vector&lt;</text:span><text:span text:style-name="T8">int</text:span><text:span text:style-name="T7">&gt; q; </text:span><text:span text:style-name="T8">int</text:span><text:span text:style-name="T7"> i, v, flow, inc;</text:span></text:p>
      <text:p text:style-name="No_20_Spacing"><text:span text:style-name="T7"><text:s text:c="2"/></text:span><text:span text:style-name="T6">size_t j; Edge *e1, *e2;</text:span></text:p>
      <text:p text:style-name="P10"/>
      <text:p text:style-name="No_20_Spacing"><text:soft-page-break/><text:span text:style-name="T6"><text:s text:c="2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4"/></text:span><text:span text:style-name="T8">for</text:span><text:span text:style-name="T7">(j = </text:span><text:span text:style-name="T13">0</text:span><text:span text:style-name="T7">; j &lt; g[i].size(); j++)</text:span></text:p>
      <text:p text:style-name="No_20_Spacing"><text:span text:style-name="T7"><text:s text:c="6"/>g[i][j].flow = </text:span><text:span text:style-name="T13">0</text:span><text:span text:style-name="T7">; <text:s text:c="16"/></text:span><text:span text:style-name="T4">/* Clear all flows */</text:span></text:p>
      <text:p text:style-name="P11"><text:s text:c="2"/></text:p>
      <text:p text:style-name="No_20_Spacing"><text:span text:style-name="T7"><text:s text:c="2"/>flow =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 <text:s text:c="16"/></text:span><text:span text:style-name="T4">/* BFS to find augmenting path */</text:span></text:p>
      <text:p text:style-name="No_20_Spacing"><text:span text:style-name="T7"><text:s text:c="4"/>memset(S, </text:span><text:span text:style-name="T13">0</text:span><text:span text:style-name="T7">, </text:span><text:span text:style-name="T8">sizeof</text:span><text:span text:style-name="T7">(S));</text:span></text:p>
      <text:p text:style-name="No_20_Spacing"><text:span text:style-name="T7"><text:s text:c="4"/>S[source] = </text:span><text:span text:style-name="T13">1</text:span><text:span text:style-name="T7">;</text:span></text:p>
      <text:p text:style-name="P11"><text:s text:c="4"/>q.clear(); q.push_back(source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(</text:span><text:span text:style-name="T8">int</text:span><text:span text:style-name="T7">)q.size(); i++){</text:span></text:p>
      <text:p text:style-name="P11"><text:s text:c="6"/>v = q[i];</text:p>
      <text:p text:style-name="No_20_Spacing"><text:span text:style-name="T7"><text:s text:c="6"/></text:span><text:span text:style-name="T8">if</text:span><text:span text:style-name="T7">(v == sink) </text:span><text:span text:style-name="T8">break</text:span><text:span text:style-name="T7">;</text:span>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g[v].size(); j++){</text:span></text:p>
      <text:p text:style-name="P11"><text:s text:c="8"/>Edge e = g[v][j];</text:p>
      <text:p text:style-name="No_20_Spacing"><text:span text:style-name="T7"><text:s text:c="8"/></text:span><text:span text:style-name="T8">if</text:span><text:span text:style-name="T7">(S[e.v]) </text:span><text:span text:style-name="T8">continue</text:span><text:span text:style-name="T7">;</text:span></text:p>
      <text:p text:style-name="No_20_Spacing"><text:span text:style-name="T7"><text:s text:c="8"/></text:span><text:span text:style-name="T8">if</text:span><text:span text:style-name="T7">(e.cap &amp;&amp; e.flow &lt; e.cap){</text:span></text:p>
      <text:p text:style-name="No_20_Spacing"><text:span text:style-name="T7"><text:s text:c="10"/>q.push_back(e.v); S[e.v] = </text:span><text:span text:style-name="T13">1</text:span><text:span text:style-name="T7">; pred[e.v] = v;</text:span></text:p>
      <text:p text:style-name="P11"><text:s text:c="10"/>maxcap[e.v] = e.cap - e.flow;</text:p>
      <text:p text:style-name="No_20_Spacing"><text:span text:style-name="T7"><text:s text:c="8"/>} </text:span><text:span text:style-name="T8">else</text:span><text:span text:style-name="T7"> {</text:span></text:p>
      <text:p text:style-name="P11"><text:s text:c="10"/>e1 = getEdge(e.v, v);</text:p>
      <text:p text:style-name="No_20_Spacing"><text:span text:style-name="T7"><text:s text:c="10"/></text:span><text:span text:style-name="T9">if</text:span><text:span text:style-name="T6">(e1 &amp;&amp; e1-&gt;cap &amp;&amp; e1-&gt;flow &gt; </text:span><text:span text:style-name="T12">0</text:span><text:span text:style-name="T6">){</text:span></text:p>
      <text:p text:style-name="No_20_Spacing"><text:span text:style-name="T6"><text:s text:c="12"/></text:span><text:span text:style-name="T7">q.push_back(e.v); S[e.v] = </text:span><text:span text:style-name="T13">1</text:span><text:span text:style-name="T7">; pred[e.v] = v;</text:span></text:p>
      <text:p text:style-name="P11"><text:s text:c="12"/>maxcap[e.v] = e1-&gt;flow;</text:p>
      <text:p text:style-name="P11"><text:s text:c="10"/>}</text:p>
      <text:p text:style-name="P11"><text:s text:c="8"/>}</text:p>
      <text:p text:style-name="P11"><text:s text:c="6"/>}</text:p>
      <text:p text:style-name="P11"><text:s text:c="4"/>}</text:p>
      <text:p text:style-name="No_20_Spacing"><text:span text:style-name="T7"><text:s text:c="4"/></text:span><text:span text:style-name="T8">if</text:span><text:span text:style-name="T7">(v != sink) </text:span><text:span text:style-name="T8">break</text:span><text:span text:style-name="T7">; <text:s/></text:span><text:span text:style-name="T4">/* No more augmenting paths */</text:span></text:p>
      <text:p text:style-name="P11"><text:s text:c="4"/></text:p>
      <text:p text:style-name="No_20_Spacing"><text:span text:style-name="T7"><text:s text:c="4"/></text:span><text:span text:style-name="T4">/* Calculate flow */</text:span></text:p>
      <text:p text:style-name="No_20_Spacing"><text:span text:style-name="T7"><text:s text:c="4"/></text:span><text:span text:style-name="T8">for</text:span><text:span text:style-name="T7">(inc = INT_MAX, v = sink; v != source; v = pred[v])</text:span></text:p>
      <text:p text:style-name="P11"><text:s text:c="6"/>inc = min(inc, maxcap[v]);</text:p>
      <text:p text:style-name="P11"><text:s text:c="4"/>flow += inc;</text:p>
      <text:p text:style-name="P11"><text:s text:c="4"/></text:p>
      <text:p text:style-name="No_20_Spacing"><text:span text:style-name="T7"><text:s text:c="4"/></text:span><text:span text:style-name="T4">/* Update flow */</text:span></text:p>
      <text:p text:style-name="No_20_Spacing"><text:span text:style-name="T7"><text:s text:c="4"/></text:span><text:span text:style-name="T8">for</text:span><text:span text:style-name="T7">(v = sink; v != source; v = pred[v]){</text:span></text:p>
      <text:p text:style-name="P11"><text:s text:c="6"/>e1 = getEdge(pred[v], v);</text:p>
      <text:p text:style-name="P11"><text:s text:c="6"/>e2 = getEdge(v, pred[v]);</text:p>
      <text:p text:style-name="P11"><text:s text:c="6"/></text:p>
      <text:p text:style-name="No_20_Spacing"><text:span text:style-name="T7"><text:s text:c="6"/></text:span><text:span text:style-name="T8">if</text:span><text:span text:style-name="T7">(e1 &amp;&amp; e1-&gt;cap) <text:s text:c="5"/>e1-&gt;flow += inc;</text:span></text:p>
      <text:p text:style-name="No_20_Spacing"><text:span text:style-name="T7"><text:s text:c="6"/></text:span><text:span text:style-name="T8">else</text:span><text:span text:style-name="T7"> </text:span><text:span text:style-name="T8">if</text:span><text:span text:style-name="T7">(e2 &amp;&amp; e2-&gt;cap) e2-&gt;flow -= inc;</text:span></text:p>
      <text:p text:style-name="P11"/>
      <text:p text:style-name="No_20_Spacing"><text:span text:style-name="T7"><text:s text:c="6"/></text:span><text:span text:style-name="T8">if</text:span><text:span text:style-name="T7">(e1 &amp;&amp; e2 &amp;&amp; e1-&gt;flow &amp;&amp; e2-&gt;flow){</text:span></text:p>
      <text:p text:style-name="No_20_Spacing"><text:span text:style-name="T7"><text:s text:c="8"/></text:span><text:span text:style-name="T8">if</text:span><text:span text:style-name="T7">(e1-&gt;flow &gt; e2-&gt;flow){</text:span></text:p>
      <text:p text:style-name="No_20_Spacing"><text:span text:style-name="T7"><text:s text:c="10"/></text:span><text:span text:style-name="T6">e1-&gt;flow -= e2-&gt;flow;</text:span></text:p>
      <text:p text:style-name="No_20_Spacing"><text:span text:style-name="T6"><text:s text:c="10"/>e2-&gt;flow = </text:span><text:span text:style-name="T12">0</text:span><text:span text:style-name="T6">;</text:span></text:p>
      <text:p text:style-name="No_20_Spacing"><text:span text:style-name="T6"><text:s text:c="8"/></text:span><text:span text:style-name="T7">} </text:span><text:span text:style-name="T8">else</text:span><text:span text:style-name="T7"> {</text:span></text:p>
      <text:p text:style-name="P11"><text:s text:c="10"/>e2-&gt;flow -= e1-&gt;flow;</text:p>
      <text:p text:style-name="No_20_Spacing"><text:span text:style-name="T7"><text:s text:c="10"/>e1-&gt;flow = </text:span><text:span text:style-name="T13">0</text:span><text:span text:style-name="T7">;</text:span></text:p>
      <text:p text:style-name="P11"><text:s text:c="8"/>}</text:p>
      <text:p text:style-name="P11"><text:soft-page-break/><text:s text:c="6"/>}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flow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; <text:s text:c="6"/></text:span><text:span text:style-name="T4">/* Number of vertices */</text:span></text:p>
      <text:p text:style-name="No_20_Spacing"><text:span text:style-name="T7"><text:s text:c="2"/></text:span><text:span text:style-name="T8">int</text:span><text:span text:style-name="T7"> m; <text:s text:c="6"/></text:span><text:span text:style-name="T4">/* Number of edges */</text:span></text:p>
      <text:p text:style-name="No_20_Spacing"><text:span text:style-name="T7"><text:s text:c="2"/></text:span><text:span text:style-name="T8">int</text:span><text:span text:style-name="T7"> source; <text:s/></text:span><text:span text:style-name="T4">/* Source of the flow */</text:span></text:p>
      <text:p text:style-name="No_20_Spacing"><text:span text:style-name="T7"><text:s text:c="2"/></text:span><text:span text:style-name="T8">int</text:span><text:span text:style-name="T7"> sink; <text:s text:c="3"/></text:span><text:span text:style-name="T4">/* Sink of the flow */</text:span></text:p>
      <text:p text:style-name="No_20_Spacing"><text:span text:style-name="T7"><text:s text:c="2"/></text:span><text:span text:style-name="T8">int</text:span><text:span text:style-name="T7"> flow; <text:s text:c="3"/></text:span><text:span text:style-name="T4">/* The value of the max flow */</text:span></text:p>
      <text:p text:style-name="No_20_Spacing"><text:span text:style-name="T7"><text:s text:c="2"/></text:span><text:span text:style-name="T8">int</text:span><text:span text:style-name="T7"> i, u, v, cap;</text:span></text:p>
      <text:p text:style-name="P11"><text:s text:c="2"/></text:p>
      <text:p text:style-name="No_20_Spacing"><text:span text:style-name="T7"><text:s text:c="2"/></text:span><text:span text:style-name="T4">/* n = # of vertices, <text:s/>m = # of edges */</text:span></text:p>
      <text:p text:style-name="No_20_Spacing"><text:span text:style-name="T7"><text:s text:c="2"/></text:span><text:span text:style-name="T8">while</text:span><text:span text:style-name="T7">(scanf(</text:span><text:span text:style-name="T11">"%d %d %d %d"</text:span><text:span text:style-name="T7">, &amp;n, &amp;m, &amp;source, &amp;sink) == </text:span><text:span text:style-name="T13">4</text:span><text:span text:style-name="T7">){</text:span></text:p>
      <text:p text:style-name="P11"><text:s text:c="4"/></text:p>
      <text:p text:style-name="No_20_Spacing"><text:span text:style-name="T7"><text:s text:c="4"/></text:span><text:span text:style-name="T4">/* Clear graph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 <text:s text:c="3"/></text:span></text:p>
      <text:p text:style-name="P11"><text:s text:c="4"/></text:p>
      <text:p text:style-name="No_20_Spacing"><text:span text:style-name="T7"><text:s text:c="4"/></text:span><text:span text:style-name="T4">/* Read in m edges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 %d"</text:span><text:span text:style-name="T7">, &amp;u, &amp;v, &amp;cap);</text:span></text:p>
      <text:p text:style-name="P11"><text:s text:c="6"/>addEdge(u,v,cap);</text:p>
      <text:p text:style-name="P11"><text:s text:c="4"/>}</text:p>
      <text:p text:style-name="P11"><text:s text:c="4"/></text:p>
      <text:p text:style-name="P11"><text:s text:c="4"/>flow = maxflow(n, source, sink);</text:p>
      <text:p text:style-name="P11"><text:s text:c="4"/></text:p>
      <text:p text:style-name="No_20_Spacing"><text:span text:style-name="T7"><text:s text:c="4"/>printf(</text:span><text:span text:style-name="T11">"The maximum flow: %d\n"</text:span><text:span text:style-name="T7">, flow);</text:span></text:p>
      <text:p text:style-name="No_20_Spacing"><text:span text:style-name="T7"><text:s text:c="4"/>printf(</text:span><text:span text:style-name="T11">"Min-cut edges:\n"</text:span><text:span text:style-name="T7">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</text:span><text:span text:style-name="T8">if</text:span><text:span text:style-name="T7">(S[i] == </text:span><text:span text:style-name="T13">1</text:span><text:span text:style-name="T7">){</text:span></text:p>
      <text:p text:style-name="No_20_Spacing"><text:span text:style-name="T7"><text:s text:c="8"/></text:span><text:span text:style-name="T8">for</text:span><text:span text:style-name="T7">(size_t j = </text:span><text:span text:style-name="T13">0</text:span><text:span text:style-name="T7">; j &lt; g[i].size(); j++)</text:span></text:p>
      <text:p text:style-name="No_20_Spacing"><text:span text:style-name="T7"><text:s text:c="10"/></text:span><text:span text:style-name="T8">if</text:span><text:span text:style-name="T7">(S[g[i][j].v] == </text:span><text:span text:style-name="T13">0</text:span><text:span text:style-name="T7">)</text:span></text:p>
      <text:p text:style-name="No_20_Spacing"><text:span text:style-name="T7"><text:s text:c="12"/>printf(</text:span><text:span text:style-name="T11">"(%d-&gt;%d)\n"</text:span><text:span text:style-name="T7">, i, g[i][j].v);</text:span></text:p>
      <text:p text:style-name="P11"><text:s text:c="6"/>}</text:p>
      <text:p text:style-name="No_20_Spacing"><text:span text:style-name="T7"><text:s text:c="4"/>printf(</text:span><text:span text:style-name="T11">"Flow values:\n"</text:span><text:span text:style-name="T7">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</text:span><text:span text:style-name="T8">for</text:span><text:span text:style-name="T7">(size_t j = </text:span><text:span text:style-name="T13">0</text:span><text:span text:style-name="T7">; j &lt; g[i].size(); j++)</text:span></text:p>
      <text:p text:style-name="No_20_Spacing"><text:span text:style-name="T7"><text:s text:c="8"/>printf(</text:span><text:span text:style-name="T11">"(%d-&gt;%d): %d/%d\n"</text:span><text:span text:style-name="T7">, i, g[i][j].v, g[i][j].flow, g[i][j].cap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><text:soft-page-break/></text:p>
      <text:p text:style-name="P7">/* Graph Theory: </text:p>
      <text:list xml:id="list29633531" text:continue-numbering="true" text:style-name="Outline">
        <text:list-item>
          <text:list>
            <text:list-item>
              <text:h text:style-name="P18" text:outline-level="2"><text:bookmark-start text:name="__RefHeading___Toc26922_2932636602"/><text:bookmark text:name="Bookmark95"/>Maximum Flow with Lower bounds on edges <text:bookmark-end text:name="__RefHeading___Toc2692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alculates the maximum flow along a network with </text:p>
      <text:p text:style-name="P7"><text:s text:c="16"/>both upper and lower capacities on edges, from a </text:p>
      <text:p text:style-name="P7"><text:s text:c="16"/>source node, to a sink node. <text:s/>As a side effect the</text:p>
      <text:p text:style-name="P7"><text:s text:c="16"/>global array S[] is marked with a 1 if the ith </text:p>
      <text:p text:style-name="P7"><text:s text:c="16"/>vertex is on the source side of the cut.</text:p>
      <text:p text:style-name="P7"/>
      <text:p text:style-name="P7"><text:s text:c="16"/>The function maxflow_lb returns the maximum flow</text:p>
      <text:p text:style-name="P7"><text:s text:c="16"/>if one exists, and -1 if a valid flow does not</text:p>
      <text:p text:style-name="P7"><text:s text:c="16"/>exist.</text:p>
      <text:p text:style-name="P7"/>
      <text:p text:style-name="P7"><text:s text:c="16"/>1. Clear graph (shown below)</text:p>
      <text:p text:style-name="P7"><text:s text:c="16"/>2. Add edges using addEdge(u,v,low,up,g)</text:p>
      <text:p text:style-name="P7"><text:s text:c="16"/>3. Call maxflow_lb</text:p>
      <text:p text:style-name="P7"/>
      <text:p text:style-name="P7"><text:s text:c="3"/>Complexity: <text:s/>O(|V|^2*|E|) (Rough approximatio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8, 2003</text:p>
      <text:p text:style-name="P7"><text:s text:c="3"/>References: <text:s/>Graph Algorithms - Shimon Even <text:s/>Chapter 5.3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his implementation allows for multiple edges </text:p>
      <text:p text:style-name="P7"><text:s text:c="18"/>between a pair of vertices</text:p>
      <text:p text:style-name="P7"><text:s text:c="16"/>- the lower bound is assumed to be less than or</text:p>
      <text:p text:style-name="P7"><text:s text:c="18"/>equal to the upper bound, and greater or </text:p>
      <text:p text:style-name="P7"><text:s text:c="18"/>equal to zero</text:p>
      <text:p text:style-name="P7"><text:s text:c="16"/>- No valid flow exists if the minimum flow</text:p>
      <text:p text:style-name="P7"><text:s text:c="18"/>requirements for some edge can not be met.</text:p>
      <text:p text:style-name="P7"><text:s text:c="16"/>- How it works:</text:p>
      <text:p text:style-name="P7"><text:s text:c="18"/>Creates a new auxilary graph with a new source and</text:p>
      <text:p text:style-name="P7"><text:s text:c="18"/>sink, and assigns upper capacities, while leaving</text:p>
      <text:p text:style-name="P7"><text:s text:c="18"/>lower bounds 0. <text:s/>Finds a maximum flow on the new</text:p>
      <text:p text:style-name="P7"><text:s text:c="18"/>graph, and then checks if it is valid. <text:s/>Moves the</text:p>
      <text:p text:style-name="P7"><text:s text:c="18"/>flow over to the original graph, then perform</text:p>
      <text:p text:style-name="P7"><text:s text:c="18"/>a maximum flow on the original graph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vector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MAXN 500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v, low, up, flow;</text:span></text:p>
      <text:p text:style-name="P11"><text:soft-page-break/>} Edge;</text:p>
      <text:p text:style-name="P11"/>
      <text:p text:style-name="P11">vector&lt;Edge&gt; g[MAXN];</text:p>
      <text:p text:style-name="P11">vector&lt;Edge&gt; aux[MAXN];</text:p>
      <text:p text:style-name="No_20_Spacing"><text:span text:style-name="T8">int</text:span><text:span text:style-name="T7"> pred[MAXN], maxcap[MAXN], S[MAXN];</text:span></text:p>
      <text:p text:style-name="P11"/>
      <text:p text:style-name="No_20_Spacing"><text:span text:style-name="T8">void</text:span><text:span text:style-name="T7"> addEdge(</text:span><text:span text:style-name="T8">int</text:span><text:span text:style-name="T7"> u, </text:span><text:span text:style-name="T8">int</text:span><text:span text:style-name="T7"> v, </text:span><text:span text:style-name="T8">int</text:span><text:span text:style-name="T7"> low, </text:span><text:span text:style-name="T8">int</text:span><text:span text:style-name="T7"> up, vector&lt;Edge&gt; G[]){</text:span></text:p>
      <text:p text:style-name="P11"><text:s text:c="2"/>Edge e; </text:p>
      <text:p text:style-name="No_20_Spacing"><text:span text:style-name="T7"><text:s text:c="2"/>e.flow = </text:span><text:span text:style-name="T13">0</text:span><text:span text:style-name="T7">; e.v = v; e.low = low; e.up = up; </text:span></text:p>
      <text:p text:style-name="P11"><text:s text:c="2"/>G[u].push_back(e)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v].size(); i++) </text:span><text:span text:style-name="T8">if</text:span><text:span text:style-name="T7">(G[v][i].v == u) </text:span><text:span text:style-name="T8">return</text:span><text:span text:style-name="T7">;</text:span></text:p>
      <text:p text:style-name="No_20_Spacing"><text:span text:style-name="T7"><text:s text:c="2"/>e.v = u; <text:s/>e.low = e.up = </text:span><text:span text:style-name="T13">0</text:span><text:span text:style-name="T7">;</text:span></text:p>
      <text:p text:style-name="P11"><text:s text:c="2"/>G[v].push_back(e);</text:p>
      <text:p text:style-name="P11">}</text:p>
      <text:p text:style-name="P11"/>
      <text:p text:style-name="No_20_Spacing"><text:span text:style-name="T8">int</text:span><text:span text:style-name="T7"> inc_flow(</text:span><text:span text:style-name="T8">int</text:span><text:span text:style-name="T7"> n, </text:span><text:span text:style-name="T8">int</text:span><text:span text:style-name="T7"> src, </text:span><text:span text:style-name="T8">int</text:span><text:span text:style-name="T7"> sink, vector&lt;Edge&gt; G[]){</text:span></text:p>
      <text:p text:style-name="No_20_Spacing"><text:span text:style-name="T7"><text:s text:c="2"/>size_t i, j, k; Edge e, e1; </text:span><text:span text:style-name="T8">int</text:span><text:span text:style-name="T7"> flow, v, inc, found;</text:span></text:p>
      <text:p text:style-name="No_20_Spacing"><text:span text:style-name="T7"><text:s text:c="2"/>vector&lt;</text:span><text:span text:style-name="T8">int</text:span><text:span text:style-name="T7">&gt; q;</text:span></text:p>
      <text:p text:style-name="P11"/>
      <text:p text:style-name="No_20_Spacing"><text:span text:style-name="T7"><text:s text:c="2"/>flow = </text:span><text:span text:style-name="T13">0</text:span><text:span text:style-name="T7">;</text:span></text:p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</text:span></text:p>
      <text:p text:style-name="No_20_Spacing"><text:span text:style-name="T7"><text:s text:c="4"/>memset(S, </text:span><text:span text:style-name="T13">0</text:span><text:span text:style-name="T7">, </text:span><text:span text:style-name="T8">sizeof</text:span><text:span text:style-name="T7">(S));</text:span></text:p>
      <text:p text:style-name="No_20_Spacing"><text:span text:style-name="T7"><text:s text:c="4"/>S[src] = </text:span><text:span text:style-name="T13">1</text:span><text:span text:style-name="T7">;</text:span></text:p>
      <text:p text:style-name="P11"><text:s text:c="4"/>q.clear(); q.push_back(src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q.size(); i++){</text:span></text:p>
      <text:p text:style-name="No_20_Spacing"><text:span text:style-name="T7"><text:s text:c="6"/>v = q[i]; </text:span><text:span text:style-name="T8">if</text:span><text:span text:style-name="T7">(v == sink) </text:span><text:span text:style-name="T8">break</text:span><text:span text:style-name="T7">;</text:span></text:p>
      <text:p text:style-name="No_20_Spacing"><text:span text:style-name="T7"><text:s text:c="6"/></text:span><text:span text:style-name="T8">for</text:span><text:span text:style-name="T7">(j = </text:span><text:span text:style-name="T13">0</text:span><text:span text:style-name="T7">; j &lt; G[v].size(); j++){</text:span></text:p>
      <text:p text:style-name="P11"><text:s text:c="8"/>e = G[v][j]; </text:p>
      <text:p text:style-name="No_20_Spacing"><text:span text:style-name="T7"><text:s text:c="8"/></text:span><text:span text:style-name="T8">if</text:span><text:span text:style-name="T7">(S[e.v]) </text:span><text:span text:style-name="T8">continue</text:span><text:span text:style-name="T7">;</text:span></text:p>
      <text:p text:style-name="No_20_Spacing"><text:span text:style-name="T7"><text:s text:c="8"/></text:span><text:span text:style-name="T8">if</text:span><text:span text:style-name="T7">(e.flow &lt; e.up){</text:span></text:p>
      <text:p text:style-name="No_20_Spacing"><text:span text:style-name="T7"><text:s text:c="10"/>q.push_back(e.v); S[e.v] = </text:span><text:span text:style-name="T13">1</text:span><text:span text:style-name="T7">; pred[e.v] = v;</text:span></text:p>
      <text:p text:style-name="P11"><text:s text:c="10"/>maxcap[e.v] = e.up-e.flow;</text:p>
      <text:p text:style-name="No_20_Spacing"><text:span text:style-name="T7"><text:s text:c="8"/>} </text:span><text:span text:style-name="T8">else</text:span><text:span text:style-name="T7"> {</text:span></text:p>
      <text:p text:style-name="No_20_Spacing"><text:span text:style-name="T7"><text:s text:c="10"/></text:span><text:span text:style-name="T8">for</text:span><text:span text:style-name="T7">(k = </text:span><text:span text:style-name="T13">0</text:span><text:span text:style-name="T7">; k &lt; G[e.v].size(); k++){</text:span></text:p>
      <text:p text:style-name="No_20_Spacing"><text:span text:style-name="T7"><text:s text:c="12"/></text:span><text:span text:style-name="T6">e1 = G[e.v][k];</text:span></text:p>
      <text:p text:style-name="No_20_Spacing"><text:span text:style-name="T6"><text:s text:c="12"/></text:span><text:span text:style-name="T9">if</text:span><text:span text:style-name="T6">(e1.v == v &amp;&amp; e1.flow &gt; e1.low){</text:span></text:p>
      <text:p text:style-name="No_20_Spacing"><text:span text:style-name="T6"><text:s text:c="14"/></text:span><text:span text:style-name="T7">q.push_back(e.v); S[e.v] = </text:span><text:span text:style-name="T13">1</text:span><text:span text:style-name="T7">; pred[e.v] = v;</text:span></text:p>
      <text:p text:style-name="P11"><text:s text:c="14"/>maxcap[e.v] = e1.flow - e1.low;</text:p>
      <text:p text:style-name="No_20_Spacing"><text:span text:style-name="T7"><text:s text:c="14"/></text:span><text:span text:style-name="T8">break</text:span><text:span text:style-name="T7">;</text:span></text:p>
      <text:p text:style-name="P11"><text:s text:c="12"/>}</text:p>
      <text:p text:style-name="P11"><text:s text:c="10"/>}</text:p>
      <text:p text:style-name="P11"><text:s text:c="8"/>}</text:p>
      <text:p text:style-name="P11"><text:s text:c="6"/>}</text:p>
      <text:p text:style-name="P11"><text:s text:c="4"/>}</text:p>
      <text:p text:style-name="No_20_Spacing"><text:span text:style-name="T7"><text:s text:c="4"/></text:span><text:span text:style-name="T8">if</text:span><text:span text:style-name="T7">(v != sink) </text:span><text:span text:style-name="T8">break</text:span><text:span text:style-name="T7">;</text:span></text:p>
      <text:p text:style-name="P11"/>
      <text:p text:style-name="No_20_Spacing"><text:span text:style-name="T7"><text:s text:c="4"/></text:span><text:span text:style-name="T8">for</text:span><text:span text:style-name="T7">(inc = INT_MAX, v = sink; v != src; v = pred[v])</text:span></text:p>
      <text:p text:style-name="P11"><text:s text:c="6"/>inc = min(inc, maxcap[v]);</text:p>
      <text:p text:style-name="P11"><text:s text:c="4"/>flow += inc;</text:p>
      <text:p text:style-name="P11"/>
      <text:p text:style-name="No_20_Spacing"><text:span text:style-name="T7"><text:s text:c="4"/></text:span><text:span text:style-name="T8">for</text:span><text:span text:style-name="T7">(v = sink; v != src; v = pred[v]){</text:span></text:p>
      <text:p text:style-name="No_20_Spacing"><text:soft-page-break/><text:span text:style-name="T7"><text:s text:c="6"/>found = </text:span><text:span text:style-name="T13">0</text:span><text:span text:style-name="T7">;</text:span>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G[pred[v]].size(); i++){</text:span></text:p>
      <text:p text:style-name="P11"><text:s text:c="8"/>e = G[pred[v]][i];</text:p>
      <text:p text:style-name="No_20_Spacing"><text:span text:style-name="T7"><text:s text:c="8"/></text:span><text:span text:style-name="T8">if</text:span><text:span text:style-name="T7">(e.v == v &amp;&amp; e.flow + inc &lt;= e.up){</text:span></text:p>
      <text:p text:style-name="No_20_Spacing"><text:span text:style-name="T7"><text:s text:c="10"/>found = </text:span><text:span text:style-name="T13">1</text:span><text:span text:style-name="T7">;</text:span></text:p>
      <text:p text:style-name="P11"><text:s text:c="10"/>G[pred[v]][i].flow += inc;</text:p>
      <text:p text:style-name="No_20_Spacing"><text:span text:style-name="T7"><text:s text:c="10"/></text:span><text:span text:style-name="T8">break</text:span><text:span text:style-name="T7">;</text:span></text:p>
      <text:p text:style-name="P11"><text:s text:c="8"/>}</text:p>
      <text:p text:style-name="P11"><text:s text:c="6"/>}</text:p>
      <text:p text:style-name="No_20_Spacing"><text:span text:style-name="T7"><text:s text:c="6"/></text:span><text:span text:style-name="T8">if</text:span><text:span text:style-name="T7">(!found){</text:span></text:p>
      <text:p text:style-name="No_20_Spacing"><text:span text:style-name="T7"><text:s text:c="8"/></text:span><text:span text:style-name="T8">for</text:span><text:span text:style-name="T7">(i = </text:span><text:span text:style-name="T13">0</text:span><text:span text:style-name="T7">; i &lt; G[v].size(); i++){</text:span></text:p>
      <text:p text:style-name="P11"><text:s text:c="10"/>e = G[v][i];</text:p>
      <text:p text:style-name="No_20_Spacing"><text:span text:style-name="T7"><text:s text:c="10"/></text:span><text:span text:style-name="T8">if</text:span><text:span text:style-name="T7">(e.v == pred[v] &amp;&amp; e.flow - inc &gt;= e.low){</text:span></text:p>
      <text:p text:style-name="No_20_Spacing"><text:span text:style-name="T7"><text:s text:c="12"/>found = </text:span><text:span text:style-name="T13">1</text:span><text:span text:style-name="T7">;</text:span></text:p>
      <text:p text:style-name="P11"><text:s text:c="12"/>G[v][i].flow -= inc;</text:p>
      <text:p text:style-name="No_20_Spacing"><text:span text:style-name="T7"><text:s text:c="12"/></text:span><text:span text:style-name="T8">break</text:span><text:span text:style-name="T7">;</text:span></text:p>
      <text:p text:style-name="P11"><text:s text:c="10"/>}</text:p>
      <text:p text:style-name="P11"><text:s text:c="8"/>}</text:p>
      <text:p text:style-name="P11"><text:s text:c="6"/>}</text:p>
      <text:p text:style-name="P11"><text:s text:c="6"/>assert(found);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flow;</text:span></text:p>
      <text:p text:style-name="P11">}</text:p>
      <text:p text:style-name="P11"/>
      <text:p text:style-name="No_20_Spacing"><text:span text:style-name="T8">int</text:span><text:span text:style-name="T7"> maxflow_lb(</text:span><text:span text:style-name="T8">int</text:span><text:span text:style-name="T7"> n, </text:span><text:span text:style-name="T8">int</text:span><text:span text:style-name="T7"> src, </text:span><text:span text:style-name="T8">int</text:span><text:span text:style-name="T7"> sink){</text:span></text:p>
      <text:p text:style-name="No_20_Spacing"><text:span text:style-name="T7"><text:s text:c="2"/></text:span><text:span text:style-name="T8">int</text:span><text:span text:style-name="T7"> in[MAXN]={</text:span><text:span text:style-name="T13">0</text:span><text:span text:style-name="T7">}, out[MAXN]={</text:span><text:span text:style-name="T13">0</text:span><text:span text:style-name="T7">}, total = </text:span><text:span text:style-name="T13">0</text:span><text:span text:style-name="T7">, flow, i;</text:span></text:p>
      <text:p text:style-name="No_20_Spacing"><text:span text:style-name="T7"><text:s text:c="2"/></text:span><text:span text:style-name="T8">int</text:span><text:span text:style-name="T7"> nsrc = n, nsink = n+</text:span><text:span text:style-name="T13">1</text:span><text:span text:style-name="T7">; size_t j; </text:span>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+</text:span><text:span text:style-name="T13">2</text:span><text:span text:style-name="T7">; i++) aux[i].clear();</text:span></text:p>
      <text:p text:style-name="P11"><text:s text:c="2"/></text:p>
      <text:p text:style-name="No_20_Spacing"><text:span text:style-name="T7"><text:s text:c="2"/></text:span><text:span text:style-name="T4">/* Join each vertex to new src and sink with modified upper bounds */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j = </text:span><text:span text:style-name="T13">0</text:span><text:span text:style-name="T7">; j &lt; g[i].size(); j++){</text:span></text:p>
      <text:p text:style-name="P11"><text:s text:c="4"/>out[i] += g[i][j].low;</text:p>
      <text:p text:style-name="P11"><text:s text:c="4"/>in[g[i][j].v] += g[i][j].low;</text:p>
      <text:p text:style-name="P11"><text:s text:c="2"/>}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{</text:span></text:p>
      <text:p text:style-name="P11"><text:s text:c="4"/>total += out[i];</text:p>
      <text:p text:style-name="No_20_Spacing"><text:span text:style-name="T7"><text:s text:c="4"/>addEdge(nsrc, i, </text:span><text:span text:style-name="T13">0</text:span><text:span text:style-name="T7">, in[i], aux); <text:s/></text:span></text:p>
      <text:p text:style-name="No_20_Spacing"><text:span text:style-name="T7"><text:s text:c="4"/>addEdge(i, nsink, </text:span><text:span text:style-name="T13">0</text:span><text:span text:style-name="T7">, out[i], aux);</text:span></text:p>
      <text:p text:style-name="P11"><text:s text:c="2"/>}</text:p>
      <text:p text:style-name="P11"><text:s text:c="2"/></text:p>
      <text:p text:style-name="No_20_Spacing"><text:span text:style-name="T7"><text:s text:c="2"/></text:span><text:span text:style-name="T4">/* Copy old edges in with modified capacities */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j = </text:span><text:span text:style-name="T13">0</text:span><text:span text:style-name="T7">; j &lt; g[i].size(); j++)</text:span></text:p>
      <text:p text:style-name="No_20_Spacing"><text:span text:style-name="T7"><text:s text:c="4"/>addEdge(i, g[i][j].v, </text:span><text:span text:style-name="T13">0</text:span><text:span text:style-name="T7">, g[i][j].up-g[i][j].low, aux);</text:span></text:p>
      <text:p text:style-name="P11"><text:s text:c="2"/></text:p>
      <text:p text:style-name="No_20_Spacing"><text:span text:style-name="T7"><text:s text:c="2"/></text:span><text:span text:style-name="T4">/* Add high capacity edges between old src and sink */</text:span></text:p>
      <text:p text:style-name="No_20_Spacing"><text:span text:style-name="T7"><text:s text:c="2"/>addEdge(sink, src, </text:span><text:span text:style-name="T13">0</text:span><text:span text:style-name="T7">, INT_MAX, aux); <text:s/></text:span></text:p>
      <text:p text:style-name="No_20_Spacing"><text:span text:style-name="T7"><text:s text:c="2"/>addEdge(src, sink, </text:span><text:span text:style-name="T13">0</text:span><text:span text:style-name="T7">, INT_MAX, aux); <text:s/></text:span></text:p>
      <text:p text:style-name="P11"/>
      <text:p text:style-name="No_20_Spacing"><text:soft-page-break/><text:span text:style-name="T7"><text:s text:c="2"/></text:span><text:span text:style-name="T4">/* Determine if a valid flow exists */</text:span></text:p>
      <text:p text:style-name="No_20_Spacing"><text:span text:style-name="T7"><text:s text:c="2"/></text:span><text:span text:style-name="T8">if</text:span><text:span text:style-name="T7">(inc_flow(n+</text:span><text:span text:style-name="T13">2</text:span><text:span text:style-name="T7">, nsrc, nsink, aux) != total) </text:span><text:span text:style-name="T8">return</text:span><text:span text:style-name="T7"> -</text:span><text:span text:style-name="T13">1</text:span><text:span text:style-name="T7">;</text:span></text:p>
      <text:p text:style-name="P11"/>
      <text:p text:style-name="No_20_Spacing"><text:span text:style-name="T7"><text:s text:c="2"/></text:span><text:span text:style-name="T4">/* Move flow in auxillary graph into the original graph */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j = </text:span><text:span text:style-name="T13">0</text:span><text:span text:style-name="T7">; j &lt; g[i].size(); j++){</text:span></text:p>
      <text:p text:style-name="P11"><text:s text:c="4"/>Edge e = g[i][j];</text:p>
      <text:p text:style-name="No_20_Spacing"><text:span text:style-name="T7"><text:s text:c="4"/></text:span><text:span text:style-name="T8">if</text:span><text:span text:style-name="T7">(e.up){</text:span></text:p>
      <text:p text:style-name="No_20_Spacing"><text:span text:style-name="T7"><text:s text:c="6"/></text:span><text:span text:style-name="T8">for</text:span><text:span text:style-name="T7">(size_t k = </text:span><text:span text:style-name="T13">0</text:span><text:span text:style-name="T7">; k &lt; aux[i].size(); k++)</text:span></text:p>
      <text:p text:style-name="No_20_Spacing"><text:span text:style-name="T7"><text:s text:c="8"/></text:span><text:span text:style-name="T8">if</text:span><text:span text:style-name="T7">(aux[i][k].v == e.v &amp;&amp; e.up-e.low == aux[i][k].up){</text:span></text:p>
      <text:p text:style-name="P11"><text:s text:c="10"/>g[i][j].flow = aux[i][k].flow + g[i][j].low;</text:p>
      <text:p text:style-name="No_20_Spacing"><text:span text:style-name="T7"><text:s text:c="10"/>aux[i][k].v = -</text:span><text:span text:style-name="T13">1</text:span><text:span text:style-name="T7">;</text:span></text:p>
      <text:p text:style-name="No_20_Spacing"><text:span text:style-name="T7"><text:s text:c="10"/></text:span><text:span text:style-name="T8">break</text:span><text:span text:style-name="T7">;</text:span></text:p>
      <text:p text:style-name="P11"><text:s text:c="8"/>}</text:p>
      <text:p text:style-name="P11"><text:s text:c="4"/>}</text:p>
      <text:p text:style-name="P11"><text:s text:c="2"/>}</text:p>
      <text:p text:style-name="P11"/>
      <text:p text:style-name="No_20_Spacing"><text:span text:style-name="T7"><text:s text:c="2"/>inc_flow(n, src, sink, g); <text:s/></text:span><text:span text:style-name="T4">/* Increment the flow */</text:span></text:p>
      <text:p text:style-name="P7"/>
      <text:p text:style-name="No_20_Spacing"><text:span text:style-name="T7"><text:s text:c="2"/></text:span><text:span text:style-name="T8">for</text:span><text:span text:style-name="T7">(flow = j = </text:span><text:span text:style-name="T13">0</text:span><text:span text:style-name="T7">; j &lt; g[src].size(); j++) </text:span><text:span text:style-name="T4">/* Calc. max flow */</text:span></text:p>
      <text:p text:style-name="P11"><text:s text:c="4"/>flow += g[src][j].flow;</text:p>
      <text:p text:style-name="No_20_Spacing"><text:span text:style-name="T7"><text:s text:c="2"/></text:span><text:span text:style-name="T8">return</text:span><text:span text:style-name="T7"> flow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src, sink, u, low, up, v, i, flow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d %d %d %d"</text:span><text:span text:style-name="T7">, &amp;n, &amp;m, &amp;src, &amp;sink) == </text:span><text:span text:style-name="T13">4</text:span><text:span text:style-name="T7">){</text:span></text:p>
      <text:p text:style-name="P11"/>
      <text:p text:style-name="No_20_Spacing"><text:span text:style-name="T7"><text:s text:c="4"/></text:span><text:span text:style-name="T4">/* 1. Clear graph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</text:span></text:p>
      <text:p text:style-name="P11"><text:s text:c="4"/></text:p>
      <text:p text:style-name="No_20_Spacing"><text:span text:style-name="T7"><text:s text:c="4"/></text:span><text:span text:style-name="T4">/* 2. Add edges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 %d %d"</text:span><text:span text:style-name="T7">, &amp;u, &amp;v, &amp;low, &amp;up);</text:span></text:p>
      <text:p text:style-name="P11"><text:s text:c="6"/>addEdge(u, v, low, up, g);</text:p>
      <text:p text:style-name="P11"><text:s text:c="4"/>}</text:p>
      <text:p text:style-name="P11"><text:s text:c="10"/></text:p>
      <text:p text:style-name="No_20_Spacing"><text:span text:style-name="T7"><text:s text:c="4"/></text:span><text:span text:style-name="T4">/* 3. Call maxflow_lb */</text:span></text:p>
      <text:p text:style-name="P11"><text:s text:c="4"/>flow = maxflow_lb(n, src, sink);</text:p>
      <text:p text:style-name="P11"><text:s text:c="3"/></text:p>
      <text:p text:style-name="No_20_Spacing"><text:span text:style-name="T7"><text:s text:c="4"/></text:span><text:span text:style-name="T4">/* 4. Print off edges */</text:span></text:p>
      <text:p text:style-name="No_20_Spacing"><text:span text:style-name="T7"><text:s text:c="4"/></text:span><text:span text:style-name="T8">if</text:span><text:span text:style-name="T7">(flow == -</text:span><text:span text:style-name="T13">1</text:span><text:span text:style-name="T7">){</text:span></text:p>
      <text:p text:style-name="No_20_Spacing"><text:span text:style-name="T7"><text:s text:c="6"/>printf(</text:span><text:span text:style-name="T11">"No possible flow\n"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Valid flow exists %d\n"</text:span><text:span text:style-name="T7">, flow);</text:span>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size_t j = </text:span><text:span text:style-name="T13">0</text:span><text:span text:style-name="T7">; j &lt; g[i].size(); j++){</text:span></text:p>
      <text:p text:style-name="P11"><text:s text:c="8"/>Edge e = g[i][j];</text:p>
      <text:p text:style-name="No_20_Spacing"><text:span text:style-name="T7"><text:s text:c="8"/></text:span><text:span text:style-name="T8">if</text:span><text:span text:style-name="T7">(e.up) printf(</text:span><text:span text:style-name="T11">"Edge %d-&gt;%d (%d,%d) Flow:%d %s\n"</text:span><text:span text:style-name="T7">,</text:span></text:p>
      <text:p text:style-name="P11"><text:s text:c="24"/>i, e.v, e.low, e.up, e.flow,</text:p>
      <text:p text:style-name="No_20_Spacing"><text:span text:style-name="T7"><text:s text:c="24"/>S[i]&amp;&amp;!S[e.v] ? </text:span><text:span text:style-name="T11">"CUT"</text:span><text:span text:style-name="T7"> : </text:span><text:span text:style-name="T11">"NOT"</text:span><text:span text:style-name="T7">);</text:span></text:p>
      <text:p text:style-name="P11"><text:s text:c="6"/>}</text:p>
      <text:p text:style-name="P11"><text:soft-page-break/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_Theory: </text:p>
      <text:list xml:id="list29656809" text:continue-numbering="true" text:style-name="Outline">
        <text:list-item>
          <text:list>
            <text:list-item>
              <text:h text:style-name="P18" text:outline-level="2"><text:bookmark-start text:name="__RefHeading___Toc26924_2932636602"/><text:bookmark text:name="Bookmark96"/>Maximum Flow in a directed graph<text:bookmark-end text:name="__RefHeading___Toc2692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graph G, a source node (s), and a</text:p>
      <text:p text:style-name="P7"><text:s text:c="16"/>sink node (t), computes the maximum flow from source</text:p>
      <text:p text:style-name="P7"><text:s text:c="16"/>to sink, and calculates the flow along each edge. <text:s/></text:p>
      <text:p text:style-name="P7"><text:s text:c="16"/></text:p>
      <text:p text:style-name="P7"><text:s text:c="3"/>Complexity: <text:s/>O(|V|^3)</text:p>
      <text:p text:style-name="P7"><text:s text:c="3"/>-----------------------------------------------------------------</text:p>
      <text:p text:style-name="P7"><text:s text:c="3"/>Author: <text:s text:c="5"/>Jason Klaus</text:p>
      <text:p text:style-name="P7"><text:s text:c="3"/>Date: <text:s text:c="7"/>November 12, 2003</text:p>
      <text:p text:style-name="P7"><text:s text:c="3"/>References: <text:s/>CLRS p690 - Relabel-to-front</text:p>
      <text:p text:style-name="P7"><text:s text:c="3"/>-----------------------------------------------------------------</text:p>
      <text:p text:style-name="P7"><text:s text:c="3"/>Reliability: 2 Spain 10330 - Power Transmission </text:p>
      <text:p text:style-name="P7"><text:s text:c="18"/>Oct 28, 2003 - Problem G</text:p>
      <text:p text:style-name="P7"><text:s text:c="24"/>(2003 Southeastern European Regional Contest)</text:p>
      <text:p text:style-name="P7"/>
      <text:p text:style-name="P7"><text:s text:c="3"/>Notes: <text:s text:c="4"/>- Faster then the original maximum flow code for graphs</text:p>
      <text:p text:style-name="P7"><text:s text:c="16"/>with lots of edges.</text:p>
      <text:p text:style-name="P7"><text:s text:c="14"/>- Multiple edges from u to v may be added. <text:s/>They are</text:p>
      <text:p text:style-name="P7"><text:s text:c="16"/>converted into a single edge with a capacity equal to</text:p>
      <text:p text:style-name="P7"><text:s text:c="20"/>their sum</text:p>
      <text:p text:style-name="P7"><text:s text:c="16"/>- Vertices are assumed to be numbered from 0..n-1</text:p>
      <text:p text:style-name="P7"><text:s text:c="14"/>- The graph is supplied as the number of nodes (n), the</text:p>
      <text:p text:style-name="P7"><text:s text:c="16"/>zero-based indexes of the source (s) and the sink (t),</text:p>
      <text:p text:style-name="P7"><text:s text:c="16"/>and a vector of edges u-&gt;v with capacity c (M).</text:p>
      <text:p text:style-name="P7">*/</text:p>
      <text:p text:style-name="P7"/>
      <text:p text:style-name="P6">#include &lt;cstdio&gt;</text:p>
      <text:p text:style-name="P6">#include &lt;vector&gt;</text:p>
      <text:p text:style-name="P6">#include &lt;list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MAXN 200</text:p>
      <text:p text:style-name="P6"/>
      <text:p text:style-name="P7">//Edge u-&gt;v with capacity c</text:p>
      <text:p text:style-name="No_20_Spacing"><text:span text:style-name="T8">struct</text:span><text:span text:style-name="T7"> Edge {</text:span></text:p>
      <text:p text:style-name="No_20_Spacing"><text:span text:style-name="T7"><text:s text:c="2"/></text:span><text:span text:style-name="T8">int</text:span><text:span text:style-name="T7"> u, v, c;</text:span></text:p>
      <text:p text:style-name="P11">};</text:p>
      <text:p text:style-name="P11"/>
      <text:p text:style-name="No_20_Spacing"><text:soft-page-break/><text:span text:style-name="T8">int</text:span><text:span text:style-name="T7"> F[MAXN][MAXN]; </text:span><text:span text:style-name="T4">//Flow of the graph</text:span></text:p>
      <text:p text:style-name="P7"/>
      <text:p text:style-name="No_20_Spacing"><text:span text:style-name="T8">int</text:span><text:span text:style-name="T7"> maxFlow(</text:span><text:span text:style-name="T8">int</text:span><text:span text:style-name="T7"> n, </text:span><text:span text:style-name="T8">int</text:span><text:span text:style-name="T7"> s, </text:span><text:span text:style-name="T8">int</text:span><text:span text:style-name="T7"> t, vector&lt;Edge&gt; &amp;M)</text:span></text:p>
      <text:p text:style-name="P10">{</text:p>
      <text:p text:style-name="No_20_Spacing"><text:span text:style-name="T6"><text:s text:c="2"/></text:span><text:span text:style-name="T9">int</text:span><text:span text:style-name="T6"> u, v, c, oh, min, df, flow, H[n], E[n], T[n], C[n][n];</text:span></text:p>
      <text:p text:style-name="No_20_Spacing"><text:span text:style-name="T6"><text:s text:c="2"/></text:span><text:span text:style-name="T7">vector&lt;Edge&gt;::iterator m;</text:span></text:p>
      <text:p text:style-name="No_20_Spacing"><text:span text:style-name="T7"><text:s text:c="2"/>list&lt;</text:span><text:span text:style-name="T8">int</text:span><text:span text:style-name="T7">&gt; N;</text:span></text:p>
      <text:p text:style-name="No_20_Spacing"><text:span text:style-name="T7"><text:s text:c="2"/></text:span><text:span text:style-name="T6">list&lt;</text:span><text:span text:style-name="T9">int</text:span><text:span text:style-name="T6">&gt;::iterator cur;</text:span></text:p>
      <text:p text:style-name="No_20_Spacing"><text:span text:style-name="T6"><text:s text:c="2"/>vector&lt;</text:span><text:span text:style-name="T9">int</text:span><text:span text:style-name="T6">&gt; R[n];</text:span></text:p>
      <text:p text:style-name="No_20_Spacing"><text:span text:style-name="T6"><text:s text:c="2"/>vector&lt;</text:span><text:span text:style-name="T9">int</text:span><text:span text:style-name="T6">&gt;::iterator r;</text:span></text:p>
      <text:p text:style-name="P10"/>
      <text:p text:style-name="No_20_Spacing"><text:span text:style-name="T6"><text:s text:c="2"/></text:span><text:span text:style-name="T9">for</text:span><text:span text:style-name="T6"> (u = </text:span><text:span text:style-name="T12">0</text:span><text:span text:style-name="T6">; u &lt; n; u++) {</text:span></text:p>
      <text:p text:style-name="No_20_Spacing"><text:span text:style-name="T6"><text:s text:c="4"/>E[u] = H[u] = T[u] = </text:span><text:span text:style-name="T12">0</text:span><text:span text:style-name="T6">;</text:span></text:p>
      <text:p text:style-name="P10"><text:s text:c="4"/>R[u].clear();</text:p>
      <text:p text:style-name="No_20_Spacing"><text:span text:style-name="T6"><text:s text:c="4"/></text:span><text:span text:style-name="T9">for</text:span><text:span text:style-name="T6"> (v = </text:span><text:span text:style-name="T12">0</text:span><text:span text:style-name="T6">; v &lt; n; v++)</text:span></text:p>
      <text:p text:style-name="No_20_Spacing"><text:span text:style-name="T6"><text:s text:c="6"/>C[u][v] = F[u][v] = </text:span><text:span text:style-name="T12">0</text:span><text:span text:style-name="T6">;</text:span></text:p>
      <text:p text:style-name="No_20_Spacing"><text:span text:style-name="T6"><text:s text:c="2"/></text:span><text:span text:style-name="T7">}</text:span></text:p>
      <text:p text:style-name="P11"/>
      <text:p text:style-name="No_20_Spacing"><text:span text:style-name="T7"><text:s text:c="2"/></text:span><text:span text:style-name="T8">for</text:span><text:span text:style-name="T7"> (m = M.begin(); m != M.end(); m++) {</text:span></text:p>
      <text:p text:style-name="P11"><text:s text:c="4"/>u = m-&gt;u;</text:p>
      <text:p text:style-name="P11"><text:s text:c="4"/>v = m-&gt;v;</text:p>
      <text:p text:style-name="P11"><text:s text:c="4"/>c = m-&gt;c;</text:p>
      <text:p text:style-name="No_20_Spacing"><text:span text:style-name="T7"><text:s text:c="4"/></text:span><text:span text:style-name="T8">if</text:span><text:span text:style-name="T7"> (c &amp;&amp; !C[u][v] &amp;&amp; !C[v][u]) {</text:span></text:p>
      <text:p text:style-name="P11"><text:s text:c="6"/>R[u].push_back(v);</text:p>
      <text:p text:style-name="P11"><text:s text:c="6"/>R[v].push_back(u);</text:p>
      <text:p text:style-name="No_20_Spacing"><text:span text:style-name="T7"><text:s text:c="4"/></text:span><text:span text:style-name="T6">}</text:span></text:p>
      <text:p text:style-name="P10"><text:s text:c="4"/>C[u][v] += c;</text:p>
      <text:p text:style-name="P10"><text:s text:c="2"/>}</text:p>
      <text:p text:style-name="P10"/>
      <text:p text:style-name="P10"><text:s text:c="2"/>H[s] = n;</text:p>
      <text:p text:style-name="P10"/>
      <text:p text:style-name="No_20_Spacing"><text:span text:style-name="T6"><text:s text:c="2"/></text:span><text:span text:style-name="T9">for</text:span><text:span text:style-name="T6"> (r = R[s].begin(); r != R[s].end(); r++) {</text:span></text:p>
      <text:p text:style-name="P10"><text:s text:c="4"/>v = *r;</text:p>
      <text:p text:style-name="P10"><text:s text:c="4"/>F[s][v] = <text:s/>C[s][v];</text:p>
      <text:p text:style-name="P10"><text:s text:c="4"/>F[v][s] = -C[s][v];</text:p>
      <text:p text:style-name="P10"><text:s text:c="4"/>E[v] <text:s/>= C[s][v];</text:p>
      <text:p text:style-name="P10"><text:s text:c="4"/>E[s] -= C[s][v];</text:p>
      <text:p text:style-name="P10"><text:s text:c="2"/>}</text:p>
      <text:p text:style-name="P10"/>
      <text:p text:style-name="P10"><text:s text:c="2"/>N.clear();</text:p>
      <text:p text:style-name="No_20_Spacing"><text:span text:style-name="T6"><text:s text:c="2"/></text:span><text:span text:style-name="T9">for</text:span><text:span text:style-name="T6"> (u = </text:span><text:span text:style-name="T12">0</text:span><text:span text:style-name="T6">; u &lt; n; u++)</text:span></text:p>
      <text:p text:style-name="No_20_Spacing"><text:span text:style-name="T6"><text:s text:c="4"/></text:span><text:span text:style-name="T8">if</text:span><text:span text:style-name="T7"> ((u != s) &amp;&amp; (u != t))</text:span></text:p>
      <text:p text:style-name="P11"><text:s text:c="6"/>N.push_back(u);</text:p>
      <text:p text:style-name="P11"/>
      <text:p text:style-name="No_20_Spacing"><text:span text:style-name="T7"><text:s text:c="2"/></text:span><text:span text:style-name="T8">for</text:span><text:span text:style-name="T7"> (cur = N.begin(); cur != N.end(); cur++) {</text:span></text:p>
      <text:p text:style-name="P11"><text:s text:c="4"/>u = *cur;</text:p>
      <text:p text:style-name="No_20_Spacing"><text:span text:style-name="T7"><text:s text:c="4"/></text:span><text:span text:style-name="T6">oh = H[u];</text:span></text:p>
      <text:p text:style-name="P10"><text:s text:c="4"/></text:p>
      <text:p text:style-name="No_20_Spacing"><text:span text:style-name="T6"><text:s text:c="4"/></text:span><text:span text:style-name="T9">while</text:span><text:span text:style-name="T6"> (E[u] &gt; </text:span><text:span text:style-name="T12">0</text:span><text:span text:style-name="T6">)</text:span></text:p>
      <text:p text:style-name="No_20_Spacing"><text:span text:style-name="T6"><text:s text:c="6"/></text:span><text:span text:style-name="T8">if</text:span><text:span text:style-name="T7"> (T[u] &gt;= (</text:span><text:span text:style-name="T8">int</text:span><text:span text:style-name="T7">)R[u].size()) {</text:span></text:p>
      <text:p text:style-name="No_20_Spacing"><text:span text:style-name="T7"><text:s text:c="8"/></text:span><text:span text:style-name="T6">min = </text:span><text:span text:style-name="T12">10000000</text:span><text:span text:style-name="T6">;</text:span></text:p>
      <text:p text:style-name="No_20_Spacing"><text:soft-page-break/><text:span text:style-name="T6"><text:s text:c="8"/></text:span><text:span text:style-name="T9">for</text:span><text:span text:style-name="T6"> (r = R[u].begin(); r != R[u].end(); r++) {</text:span></text:p>
      <text:p text:style-name="P10"><text:s text:c="10"/>v = *r;</text:p>
      <text:p text:style-name="No_20_Spacing"><text:span text:style-name="T6"><text:s text:c="10"/></text:span><text:span text:style-name="T9">if</text:span><text:span text:style-name="T6"> ((C[u][v] - F[u][v] &gt; </text:span><text:span text:style-name="T12">0</text:span><text:span text:style-name="T6">) &amp;&amp; (H[v] &lt; min))</text:span></text:p>
      <text:p text:style-name="P10"><text:s text:c="12"/>min = H[v];</text:p>
      <text:p text:style-name="P10"><text:s text:c="8"/>}</text:p>
      <text:p text:style-name="No_20_Spacing"><text:span text:style-name="T6"><text:s text:c="8"/>H[u] = </text:span><text:span text:style-name="T12">1</text:span><text:span text:style-name="T6"> + min;</text:span></text:p>
      <text:p text:style-name="No_20_Spacing"><text:span text:style-name="T6"><text:s text:c="8"/></text:span><text:span text:style-name="T7">T[u] = </text:span><text:span text:style-name="T13">0</text:span><text:span text:style-name="T7">;</text:span></text:p>
      <text:p text:style-name="P11"><text:s text:c="6"/>}</text:p>
      <text:p text:style-name="No_20_Spacing"><text:span text:style-name="T7"><text:s text:c="6"/></text:span><text:span text:style-name="T8">else</text:span><text:span text:style-name="T7"> {</text:span></text:p>
      <text:p text:style-name="P11"><text:s text:c="8"/>v = R[u][T[u]];</text:p>
      <text:p text:style-name="P11"><text:s text:c="6"/></text:p>
      <text:p text:style-name="No_20_Spacing"><text:span text:style-name="T7"><text:s text:c="8"/></text:span><text:span text:style-name="T9">if</text:span><text:span text:style-name="T6"> ((C[u][v] - F[u][v] &gt; </text:span><text:span text:style-name="T12">0</text:span><text:span text:style-name="T6">) &amp;&amp; (H[u] == H[v]+</text:span><text:span text:style-name="T12">1</text:span><text:span text:style-name="T6">)) {</text:span></text:p>
      <text:p text:style-name="No_20_Spacing"><text:span text:style-name="T6"><text:s text:c="10"/></text:span><text:span text:style-name="T7">df = C[u][v] - F[u][v];</text:span></text:p>
      <text:p text:style-name="No_20_Spacing"><text:span text:style-name="T7"><text:s text:c="10"/></text:span><text:span text:style-name="T8">if</text:span><text:span text:style-name="T7"> (df &gt; E[u])</text:span></text:p>
      <text:p text:style-name="No_20_Spacing"><text:span text:style-name="T7"><text:s text:c="12"/></text:span><text:span text:style-name="T6">df = E[u];</text:span></text:p>
      <text:p text:style-name="P10"/>
      <text:p text:style-name="P10"><text:s text:c="10"/>F[u][v] += df;</text:p>
      <text:p text:style-name="P10"><text:s text:c="10"/>F[v][u] <text:s/>= -F[u][v];</text:p>
      <text:p text:style-name="P10"><text:s text:c="10"/>E[u] -= df;</text:p>
      <text:p text:style-name="No_20_Spacing"><text:span text:style-name="T6"><text:s text:c="10"/></text:span><text:span text:style-name="T7">E[v] += df;</text:span></text:p>
      <text:p text:style-name="P11"><text:s text:c="8"/>}</text:p>
      <text:p text:style-name="No_20_Spacing"><text:span text:style-name="T7"><text:s text:c="8"/></text:span><text:span text:style-name="T8">else</text:span></text:p>
      <text:p text:style-name="P11"><text:s text:c="10"/>T[u]++;</text:p>
      <text:p text:style-name="P11"><text:s text:c="6"/>}</text:p>
      <text:p text:style-name="P11"/>
      <text:p text:style-name="No_20_Spacing"><text:span text:style-name="T7"><text:s text:c="4"/></text:span><text:span text:style-name="T8">if</text:span><text:span text:style-name="T7"> (H[u] &gt; oh)</text:span></text:p>
      <text:p text:style-name="P11"><text:s text:c="6"/>N.splice(N.begin(), N, cur);</text:p>
      <text:p text:style-name="P11"><text:s text:c="2"/>}</text:p>
      <text:p text:style-name="P11"><text:s text:c="2"/></text:p>
      <text:p text:style-name="No_20_Spacing"><text:span text:style-name="T7"><text:s text:c="2"/>flow =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for</text:span><text:span text:style-name="T7"> (r = R[s].begin(); r != R[s].end(); r++)</text:span></text:p>
      <text:p text:style-name="P11"><text:s text:c="4"/>flow += F[s][*r];</text:p>
      <text:p text:style-name="P11"/>
      <text:p text:style-name="No_20_Spacing"><text:span text:style-name="T7"><text:s text:c="2"/></text:span><text:span text:style-name="T8">return</text:span><text:span text:style-name="T7"> flow;</text:span></text:p>
      <text:p text:style-name="P11">}</text:p>
      <text:p text:style-name="P11"/>
      <text:p text:style-name="P11"/>
      <text:p text:style-name="No_20_Spacing"><text:span text:style-name="T8">int</text:span><text:span text:style-name="T7"> main()</text:span></text:p>
      <text:p text:style-name="P11">{</text:p>
      <text:p text:style-name="No_20_Spacing"><text:span text:style-name="T7"><text:s text:c="2"/></text:span><text:span text:style-name="T8">int</text:span><text:span text:style-name="T7"> n, m, s, t, f;</text:span></text:p>
      <text:p text:style-name="No_20_Spacing"><text:span text:style-name="T7"><text:s text:c="2"/></text:span><text:span text:style-name="T6">Edge e;</text:span></text:p>
      <text:p text:style-name="P10"><text:s text:c="2"/>vector&lt;Edge&gt; E;</text:p>
      <text:p text:style-name="P10"><text:s text:c="2"/></text:p>
      <text:p text:style-name="No_20_Spacing"><text:span text:style-name="T6"><text:s text:c="2"/></text:span><text:span text:style-name="T8">while</text:span><text:span text:style-name="T7"> (scanf(</text:span><text:span text:style-name="T11">"%d %d %d %d"</text:span><text:span text:style-name="T7">, &amp;n, &amp;s, &amp;t, &amp;m) == </text:span><text:span text:style-name="T13">4</text:span><text:span text:style-name="T7">) {</text:span></text:p>
      <text:p text:style-name="P11"><text:s text:c="4"/>E.clear();</text:p>
      <text:p text:style-name="No_20_Spacing"><text:span text:style-name="T7"><text:s text:c="4"/></text:span><text:span text:style-name="T8">while</text:span><text:span text:style-name="T7"> (m--) {</text:span></text:p>
      <text:p text:style-name="No_20_Spacing"><text:span text:style-name="T7"><text:s text:c="6"/>scanf(</text:span><text:span text:style-name="T11">"%d %d %d"</text:span><text:span text:style-name="T7">, &amp;e.u, &amp;e.v, &amp;e.c);</text:span></text:p>
      <text:p text:style-name="P11"><text:s text:c="6"/>E.push_back(e);</text:p>
      <text:p text:style-name="P11"><text:s text:c="4"/>}</text:p>
      <text:p text:style-name="P11"/>
      <text:p text:style-name="P11"><text:soft-page-break/><text:s text:c="4"/>f = maxFlow(n, s, t, E);</text:p>
      <text:p text:style-name="P11"/>
      <text:p text:style-name="No_20_Spacing"><text:span text:style-name="T7"><text:s text:c="4"/>printf(</text:span><text:span text:style-name="T11">"Maximum Flow: %d\n"</text:span><text:span text:style-name="T7">, f);</text:span></text:p>
      <text:p text:style-name="P11"><text:s text:c="2"/>}</text:p>
      <text:p text:style-name="P11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51137" text:continue-numbering="true" text:style-name="Outline">
        <text:list-item>
          <text:list>
            <text:list-item>
              <text:h text:style-name="P18" text:outline-level="2"><text:bookmark-start text:name="__RefHeading___Toc26926_2932636602"/><text:bookmark text:name="Bookmark97"/>Minimum disjoint-vertex path cover on an acyclic directed graph<text:bookmark-end text:name="__RefHeading___Toc2692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ACYCLIC graph, this routine finds </text:p>
      <text:p text:style-name="P7"><text:s text:c="16"/>the minimum number of directed vertex-disjoint paths </text:p>
      <text:p text:style-name="P7"><text:s text:c="16"/>which cover all the vertices of the graph.</text:p>
      <text:p text:style-name="P7"><text:s text:c="16"/></text:p>
      <text:p text:style-name="P7"><text:s text:c="16"/>The paths are returned as a vector of vector of ints.</text:p>
      <text:p text:style-name="P7"><text:s text:c="16"/>Nodes are assumed to be labelled [0..n-1].</text:p>
      <text:p text:style-name="P7"><text:s text:c="3"/></text:p>
      <text:p text:style-name="P7"><text:s text:c="3"/>Complexity: <text:s/>O(N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12, 2003</text:p>
      <text:p text:style-name="P7"><text:s text:c="3"/>References: <text:s/>"Covering the Points of a Digraph with</text:p>
      <text:p text:style-name="P7"><text:s text:c="17"/>Point-Disjoint Paths and it's Application to Code</text:p>
      <text:p text:style-name="P7"><text:s text:c="17"/>Generation" - F. T. Boesch &amp; J. F. Gimpel</text:p>
      <text:p text:style-name="P7"><text:s text:c="3"/>-----------------------------------------------------------------</text:p>
      <text:p text:style-name="P7"><text:s text:c="3"/>Reliability: 1 (Air Raid - Problem A Feb 11, 2003)</text:p>
      <text:p text:style-name="P7"><text:s text:c="3"/>Notes: <text:s text:c="6"/>The idea behind this algorithm is to split each</text:p>
      <text:p text:style-name="P7"><text:s text:c="16"/>vertex v into two vertices: v_in and v_out. <text:s/>For</text:p>
      <text:p text:style-name="P7"><text:s text:c="16"/>each of the original edges u-&gt;v, create a new</text:p>
      <text:p text:style-name="P7"><text:s text:c="16"/>edge u_out -&gt; v_in. <text:s/>Proceed by running maximum</text:p>
      <text:p text:style-name="P7"><text:s text:c="16"/>bipartite matching on this new graph. <text:s/>Run through</text:p>
      <text:p text:style-name="P7"><text:s text:c="16"/>each matching, following paths when they occur</text:p>
      <text:p text:style-name="P7"><text:s text:c="16"/>(We need that the graph is acyclic so that such</text:p>
      <text:p text:style-name="P7"><text:s text:c="17"/>a path does not result in a cycle)</text:p>
      <text:p text:style-name="P7"><text:s text:c="16"/></text:p>
      <text:p text:style-name="P7"><text:s text:c="16"/>The problem for general directed graphs is NP-C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vector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><text:soft-page-break/></text:p>
      <text:p text:style-name="P6">#define VI vector&lt;int&gt;</text:p>
      <text:p text:style-name="P6">#define VII vector&lt;VI&gt;</text:p>
      <text:p text:style-name="P6"/>
      <text:p text:style-name="P6">#define MAXN 300</text:p>
      <text:p text:style-name="P6"/>
      <text:p text:style-name="No_20_Spacing"><text:span text:style-name="T8">char</text:span><text:span text:style-name="T7"> e[MAXN][MAXN]; <text:s text:c="6"/></text:span><text:span text:style-name="T4">/* Adj. Matrix */</text:span></text:p>
      <text:p text:style-name="No_20_Spacing"><text:span text:style-name="T8">int</text:span><text:span text:style-name="T7"> match[MAXN], back[MAXN], q[MAXN], tail;</text:span></text:p>
      <text:p text:style-name="P11"/>
      <text:p text:style-name="No_20_Spacing"><text:span text:style-name="T8">int</text:span><text:span text:style-name="T7"> find(</text:span><text:span text:style-name="T8">int</text:span><text:span text:style-name="T7"> x, 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</text:span><text:span text:style-name="T8">int</text:span><text:span text:style-name="T7"> i, j, r;</text:span></text:p>
      <text:p text:style-name="P11"/>
      <text:p text:style-name="No_20_Spacing"><text:span text:style-name="T7"><text:s text:c="2"/></text:span><text:span text:style-name="T8">if</text:span><text:span text:style-name="T7">(match[x] != -</text:span><text:span text:style-name="T13">1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memset(back, -</text:span><text:span text:style-name="T13">1</text:span><text:span text:style-name="T7">, </text:span><text:span text:style-name="T8">sizeof</text:span><text:span text:style-name="T7">(back));</text:span></text:p>
      <text:p text:style-name="No_20_Spacing"><text:span text:style-name="T7"><text:s text:c="2"/></text:span><text:span text:style-name="T8">for</text:span><text:span text:style-name="T7">(q[i=</text:span><text:span text:style-name="T13">0</text:span><text:span text:style-name="T7">]=x, tail = </text:span><text:span text:style-name="T13">1</text:span><text:span text:style-name="T7">; i &lt; tail; i++)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n+m; j++){</text:span></text:p>
      <text:p text:style-name="No_20_Spacing"><text:span text:style-name="T7"><text:s text:c="6"/></text:span><text:span text:style-name="T8">if</text:span><text:span text:style-name="T7">(!e[q[i]][j]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match[j] != -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back[j] == -</text:span><text:span text:style-name="T13">1</text:span><text:span text:style-name="T7">){</text:span></text:p>
      <text:p text:style-name="P11"><text:s text:c="10"/>back[j] = q[i];</text:p>
      <text:p text:style-name="P11"><text:s text:c="10"/>back[q[tail++] = match[j]] = j;</text:p>
      <text:p text:style-name="P11"><text:s text:c="8"/>}</text:p>
      <text:p text:style-name="No_20_Spacing"><text:span text:style-name="T7"><text:s text:c="6"/>} </text:span><text:span text:style-name="T8">else</text:span><text:span text:style-name="T7"> {</text:span></text:p>
      <text:p text:style-name="P11"><text:s text:c="8"/>match[match[q[i]] = j] = q[i];</text:p>
      <text:p text:style-name="No_20_Spacing"><text:span text:style-name="T7"><text:s text:c="8"/></text:span><text:span text:style-name="T8">for</text:span><text:span text:style-name="T7">(r = back[q[i]]; r != -</text:span><text:span text:style-name="T13">1</text:span><text:span text:style-name="T7">; r = back[back[r]])</text:span></text:p>
      <text:p text:style-name="P11"><text:s text:c="10"/>match[match[r] = back[r]] = r;</text:p>
      <text:p text:style-name="No_20_Spacing"><text:span text:style-name="T7"><text:s text:c="8"/></text:span><text:span text:style-name="T8">return</text:span><text:span text:style-name="T7"> </text:span><text:span text:style-name="T13">1</text:span><text:span text:style-name="T7">;</text:span></text:p>
      <text:p text:style-name="P11"><text:s text:c="6"/>}</text:p>
      <text:p text:style-name="P11"><text:s text:c="4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void</text:span><text:span text:style-name="T7"> bipmatch(</text:span><text:span text:style-name="T8">int</text:span><text:span text:style-name="T7"> n, </text:span><text:span text:style-name="T8">int</text:span><text:span text:style-name="T7"> m){</text:span></text:p>
      <text:p text:style-name="No_20_Spacing"><text:span text:style-name="T7"><text:s text:c="2"/>memset(match, -</text:span><text:span text:style-name="T13">1</text:span><text:span text:style-name="T7">, </text:span><text:span text:style-name="T8">sizeof</text:span><text:span text:style-name="T7">(match));</text:span>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+m; i++) </text:span><text:span text:style-name="T8">if</text:span><text:span text:style-name="T7">(find(i,n,m)) i = </text:span><text:span text:style-name="T13">0</text:span><text:span text:style-name="T7">;</text:span></text:p>
      <text:p text:style-name="P11">}</text:p>
      <text:p text:style-name="P11"/>
      <text:p text:style-name="No_20_Spacing"><text:span text:style-name="T7">VII path_cover(</text:span><text:span text:style-name="T8">int</text:span><text:span text:style-name="T7"> n){</text:span></text:p>
      <text:p text:style-name="No_20_Spacing"><text:span text:style-name="T7"><text:s text:c="2"/>VII res; </text:span><text:span text:style-name="T8">char</text:span><text:span text:style-name="T7"> done[MAXN] = {</text:span><text:span text:style-name="T13">0</text:span><text:span text:style-name="T7">};</text:span></text:p>
      <text:p text:style-name="P11"><text:s text:c="2"/></text:p>
      <text:p text:style-name="P11"><text:s text:c="2"/>bipmatch(n, n);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; i++){</text:span></text:p>
      <text:p text:style-name="No_20_Spacing"><text:span text:style-name="T7"><text:s text:c="4"/></text:span><text:span text:style-name="T8">if</text:span><text:span text:style-name="T7">(done[i]) </text:span><text:span text:style-name="T8">continue</text:span><text:span text:style-name="T7">;</text:span></text:p>
      <text:p text:style-name="P11"><text:s text:c="4"/>VI p;</text:p>
      <text:p text:style-name="No_20_Spacing"><text:span text:style-name="T7"><text:s text:c="4"/></text:span><text:span text:style-name="T8">for</text:span><text:span text:style-name="T7">(</text:span><text:span text:style-name="T8">int</text:span><text:span text:style-name="T7"> j = i; j != -n-</text:span><text:span text:style-name="T13">1</text:span><text:span text:style-name="T7">; j = match[j]-n){</text:span></text:p>
      <text:p text:style-name="No_20_Spacing"><text:span text:style-name="T7"><text:s text:c="6"/>done[j] = </text:span><text:span text:style-name="T13">1</text:span><text:span text:style-name="T7">;</text:span></text:p>
      <text:p text:style-name="P11"><text:s text:c="6"/>p.push_back(j);</text:p>
      <text:p text:style-name="P11"><text:s text:c="4"/>}</text:p>
      <text:p text:style-name="P11"><text:s text:c="4"/>res.push_back(p);</text:p>
      <text:p text:style-name="P11"><text:s text:c="2"/>}</text:p>
      <text:p text:style-name="No_20_Spacing"><text:span text:style-name="T7"><text:s text:c="2"/></text:span><text:span text:style-name="T8">return</text:span><text:span text:style-name="T7"> res;</text:span></text:p>
      <text:p text:style-name="P11"><text:soft-page-break/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x, y; VII path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 <text:s text:c="2"/></text:span><text:span text:style-name="T4">/* n = number of vertices */</text:span></text:p>
      <text:p text:style-name="No_20_Spacing"><text:span text:style-name="T7"><text:s text:c="4"/>memset(e, </text:span><text:span text:style-name="T13">0</text:span><text:span text:style-name="T7">, </text:span><text:span text:style-name="T8">sizeof</text:span><text:span text:style-name="T7">(e)); <text:s text:c="11"/></text:span><text:span text:style-name="T4">/* m = number of edges */</text:span></text:p>
      <text:p text:style-name="No_20_Spacing"><text:span text:style-name="T7"><text:s text:c="4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m; i++){</text:span></text:p>
      <text:p text:style-name="No_20_Spacing"><text:span text:style-name="T7"><text:s text:c="6"/></text:span><text:span text:style-name="T6">scanf(</text:span><text:span text:style-name="T10">"%d %d"</text:span><text:span text:style-name="T6">, &amp;x, &amp;y); <text:s text:c="10"/></text:span><text:span text:style-name="T5">/* vertices [0..n-1] */</text:span></text:p>
      <text:p text:style-name="No_20_Spacing"><text:span text:style-name="T6"><text:s text:c="6"/></text:span><text:span text:style-name="T7">e[x][n+y] = e[n+y][x] = </text:span><text:span text:style-name="T13">1</text:span><text:span text:style-name="T7">; <text:s text:c="7"/></text:span><text:span text:style-name="T4">/* Offset y by n in bip. graph */</text:span></text:p>
      <text:p text:style-name="P11"><text:s text:c="4"/>}</text:p>
      <text:p text:style-name="P11"><text:s text:c="4"/>path = path_cover(n);</text:p>
      <text:p text:style-name="P11"/>
      <text:p text:style-name="No_20_Spacing"><text:span text:style-name="T7"><text:s text:c="4"/>printf(</text:span><text:span text:style-name="T11">"Minimum number of vertex disjoint paths: %d\n"</text:span><text:span text:style-name="T7">, path.size());</text:span></text:p>
      <text:p text:style-name="No_20_Spacing"><text:span text:style-name="T7"><text:s text:c="4"/></text:span><text:span text:style-name="T8">for</text:span><text:span text:style-name="T7">(size_t i = </text:span><text:span text:style-name="T13">0</text:span><text:span text:style-name="T7">; i &lt; path.size(); i++){</text:span></text:p>
      <text:p text:style-name="No_20_Spacing"><text:span text:style-name="T7"><text:s text:c="6"/>printf(</text:span><text:span text:style-name="T11">"Path %d: "</text:span><text:span text:style-name="T7">, i+</text:span><text:span text:style-name="T13">1</text:span><text:span text:style-name="T7">);</text:span></text:p>
      <text:p text:style-name="No_20_Spacing"><text:span text:style-name="T7"><text:s text:c="6"/></text:span><text:span text:style-name="T8">for</text:span><text:span text:style-name="T7">(size_t j = </text:span><text:span text:style-name="T13">0</text:span><text:span text:style-name="T7">; j &lt; path[i].size(); j++)</text:span></text:p>
      <text:p text:style-name="No_20_Spacing"><text:span text:style-name="T7"><text:s text:c="8"/>printf(</text:span><text:span text:style-name="T11">" %d"</text:span><text:span text:style-name="T7">, path[i][j]);</text:span></text:p>
      <text:p text:style-name="No_20_Spacing"><text:span text:style-name="T7"><text:s text:c="6"/>printf(</text:span><text:span text:style-name="T11">"\n"</text:span><text:span text:style-name="T7">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38708" text:continue-numbering="true" text:style-name="Outline">
        <text:list-item>
          <text:list>
            <text:list-item>
              <text:h text:style-name="P18" text:outline-level="2"><text:bookmark-start text:name="__RefHeading___Toc26928_2932636602"/><text:bookmark text:name="Bookmark98"/>Minimum Spanning Tree (version 2)<text:bookmark-end text:name="__RefHeading___Toc2692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Returns the edges / weight of the minimum spanning</text:p>
      <text:p text:style-name="P7"><text:s text:c="16"/>tree, given the graph in terms of edges.</text:p>
      <text:p text:style-name="P7"/>
      <text:p text:style-name="P7"><text:s text:c="16"/>Vertices are numbered 0..N-1.</text:p>
      <text:p text:style-name="P7"><text:s text:c="3"/></text:p>
      <text:p text:style-name="P7"><text:s text:c="3"/>Complexity: <text:s/>O(M lg M) where M is the number of edg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Dec 06, 2002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Spain 10034)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math.h&gt;</text:p>
      <text:p text:style-name="P6">#include &lt;string.h&gt;</text:p>
      <text:p text:style-name="P6"><text:soft-page-break/></text:p>
      <text:p text:style-name="P6">#define MAXN <text:s text:c="2"/>1000</text:p>
      <text:p text:style-name="P6">#define MAXM <text:s text:c="2"/>1000000</text:p>
      <text:p text:style-name="P6">#define EPS <text:s text:c="3"/>1e-8</text:p>
      <text:p text:style-name="No_20_Spacing"><text:span text:style-name="T8">int</text:span><text:span text:style-name="T7"> n;</text:span></text:p>
      <text:p text:style-name="P11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u, v; <text:s text:c="4"/></text:span><text:span text:style-name="T4">/* Edge between u, v with weight w */</text:span></text:p>
      <text:p text:style-name="No_20_Spacing"><text:span text:style-name="T7"><text:s text:c="2"/></text:span><text:span text:style-name="T8">double</text:span><text:span text:style-name="T7"> w; <text:s text:c="5"/></text:span></text:p>
      <text:p text:style-name="P11">} Edge;</text:p>
      <text:p text:style-name="P11"/>
      <text:p text:style-name="No_20_Spacing"><text:span text:style-name="T8">int</text:span><text:span text:style-name="T7"> <text:s/>sets[MAXN];</text:span></text:p>
      <text:p text:style-name="P11">Edge edge[MAXM], treeedge[MAXN];</text:p>
      <text:p text:style-name="No_20_Spacing"><text:span text:style-name="T8">int</text:span><text:span text:style-name="T7"> numedge;</text:span></text:p>
      <text:p text:style-name="P11"/>
      <text:p text:style-name="No_20_Spacing"><text:span text:style-name="T8">int</text:span><text:span text:style-name="T7"> cmp_Edge(Edge *a, Edge *b){</text:span></text:p>
      <text:p text:style-name="No_20_Spacing"><text:span text:style-name="T7"><text:s text:c="2"/></text:span><text:span text:style-name="T8">if</text:span><text:span text:style-name="T7">(fabs(a-&gt;w-b-&gt;w) &lt; EPS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if</text:span><text:span text:style-name="T7">(a-&gt;w &lt; b-&gt;w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getRoot(</text:span><text:span text:style-name="T8">int</text:span><text:span text:style-name="T7"> x){</text:span></text:p>
      <text:p text:style-name="No_20_Spacing"><text:span text:style-name="T7"><text:s text:c="2"/></text:span><text:span text:style-name="T8">if</text:span><text:span text:style-name="T7">(sets[x] &lt; </text:span><text:span text:style-name="T13">0</text:span><text:span text:style-name="T7">) </text:span><text:span text:style-name="T8">return</text:span><text:span text:style-name="T7"> x;</text:span></text:p>
      <text:p text:style-name="No_20_Spacing"><text:span text:style-name="T7"><text:s text:c="2"/></text:span><text:span text:style-name="T8">return</text:span><text:span text:style-name="T7"> sets[x] = getRoot(sets[x]);</text:span></text:p>
      <text:p text:style-name="P11">}</text:p>
      <text:p text:style-name="P11"/>
      <text:p text:style-name="No_20_Spacing"><text:span text:style-name="T8">void</text:span><text:span text:style-name="T7"> Union(</text:span><text:span text:style-name="T8">int</text:span><text:span text:style-name="T7"> a, </text:span><text:span text:style-name="T8">int</text:span><text:span text:style-name="T7"> b){</text:span></text:p>
      <text:p text:style-name="No_20_Spacing"><text:span text:style-name="T7"><text:s text:c="2"/></text:span><text:span text:style-name="T8">int</text:span><text:span text:style-name="T7"> ra = getRoot(a);</text:span></text:p>
      <text:p text:style-name="No_20_Spacing"><text:span text:style-name="T7"><text:s text:c="2"/></text:span><text:span text:style-name="T8">int</text:span><text:span text:style-name="T7"> rb = getRoot(b);</text:span></text:p>
      <text:p text:style-name="No_20_Spacing"><text:span text:style-name="T7"><text:s text:c="2"/></text:span><text:span text:style-name="T8">if</text:span><text:span text:style-name="T7">(ra != rb){</text:span></text:p>
      <text:p text:style-name="P11"><text:s text:c="4"/>sets[ra] += sets[rb];</text:p>
      <text:p text:style-name="P11"><text:s text:c="4"/>sets[rb] = ra;</text:p>
      <text:p text:style-name="P11"><text:s text:c="2"/>}</text:p>
      <text:p text:style-name="P11">}</text:p>
      <text:p text:style-name="P11"/>
      <text:p text:style-name="No_20_Spacing"><text:span text:style-name="T8">double</text:span><text:span text:style-name="T7"> mintree(){</text:span></text:p>
      <text:p text:style-name="No_20_Spacing"><text:span text:style-name="T7"><text:s text:c="2"/></text:span><text:span text:style-name="T8">double</text:span><text:span text:style-name="T7"> weight = </text:span><text:span text:style-name="T13">0.0</text:span><text:span text:style-name="T7">;</text:span></text:p>
      <text:p text:style-name="No_20_Spacing"><text:span text:style-name="T7"><text:s text:c="2"/></text:span><text:span text:style-name="T8">int</text:span><text:span text:style-name="T7"> i, count;</text:span></text:p>
      <text:p text:style-name="P11"/>
      <text:p text:style-name="No_20_Spacing"><text:span text:style-name="T7"><text:s text:c="2"/>qsort(edge, numedge, </text:span><text:span text:style-name="T8">sizeof</text:span><text:span text:style-name="T7">(edge[</text:span><text:span text:style-name="T13">0</text:span><text:span text:style-name="T7">]), (</text:span><text:span text:style-name="T8">void</text:span><text:span text:style-name="T7"> *)cmp_Edge); <text:s/></text:span></text:p>
      <text:p text:style-name="No_20_Spacing"><text:span text:style-name="T7"><text:s text:c="2"/></text:span><text:span text:style-name="T8">for</text:span><text:span text:style-name="T7">(i = count = </text:span><text:span text:style-name="T13">0</text:span><text:span text:style-name="T7">; count &lt; n-</text:span><text:span text:style-name="T13">1</text:span><text:span text:style-name="T7">; i++){</text:span></text:p>
      <text:p text:style-name="No_20_Spacing"><text:span text:style-name="T7"><text:s text:c="4"/></text:span><text:span text:style-name="T8">if</text:span><text:span text:style-name="T7">(getRoot(edge[i].u) != getRoot(edge[i].v)){</text:span></text:p>
      <text:p text:style-name="P11"><text:s text:c="6"/>Union(edge[i].u, edge[i].v);</text:p>
      <text:p text:style-name="P11"><text:s text:c="6"/>weight += edge[i].w;</text:p>
      <text:p text:style-name="P11"><text:s text:c="6"/>treeedge[count++] = edge[i];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weight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oft-page-break/><text:span text:style-name="T7"><text:s text:c="2"/></text:span><text:span text:style-name="T8">int</text:span><text:span text:style-name="T7"> i;</text:span></text:p>
      <text:p text:style-name="No_20_Spacing"><text:span text:style-name="T7"><text:s text:c="2"/></text:span><text:span text:style-name="T8">double</text:span><text:span text:style-name="T7"> weight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numedge) == </text:span><text:span text:style-name="T13">2</text:span><text:span text:style-name="T7">){</text:span></text:p>
      <text:p text:style-name="No_20_Spacing"><text:span text:style-name="T7"><text:s text:c="4"/>memset(sets, -</text:span><text:span text:style-name="T13">1</text:span><text:span text:style-name="T7">, </text:span><text:span text:style-name="T8">sizeof</text:span><text:span text:style-name="T7">(sets)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umedge; i++){</text:span></text:p>
      <text:p text:style-name="No_20_Spacing"><text:span text:style-name="T7"><text:s text:c="6"/>scanf(</text:span><text:span text:style-name="T11">"%d %d %lf"</text:span><text:span text:style-name="T7">, &amp;edge[i].u, &amp;edge[i].v, &amp;edge[i].w);</text:span></text:p>
      <text:p text:style-name="P11"><text:s text:c="4"/>}</text:p>
      <text:p text:style-name="P11"><text:s text:c="4"/>weight = mintree();</text:p>
      <text:p text:style-name="No_20_Spacing"><text:span text:style-name="T7"><text:s text:c="4"/>printf(</text:span><text:span text:style-name="T11">"Minimum cost tree = %f\n"</text:span><text:span text:style-name="T7">, weight);</text:span></text:p>
      <text:p text:style-name="No_20_Spacing"><text:span text:style-name="T7"><text:s text:c="4"/>printf(</text:span><text:span text:style-name="T11">"Tree edges: \n"</text:span><text:span text:style-name="T7">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-</text:span><text:span text:style-name="T13">1</text:span><text:span text:style-name="T7">; i++){</text:span></text:p>
      <text:p text:style-name="No_20_Spacing"><text:span text:style-name="T7"><text:s text:c="6"/>printf(</text:span><text:span text:style-name="T11">"%d %d %f\n"</text:span><text:span text:style-name="T7">, treeedge[i].u, treeedge[i].v, treeedge[i].w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52688" text:continue-numbering="true" text:style-name="Outline">
        <text:list-item>
          <text:list>
            <text:list-item>
              <text:h text:style-name="P18" text:outline-level="2"><text:bookmark-start text:name="__RefHeading___Toc26930_2932636602"/><text:bookmark text:name="Bookmark99"/>Chinese Postman Problem<text:bookmark-end text:name="__RefHeading___Toc2693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graph, this problem returns the shortest</text:p>
      <text:p text:style-name="P7"><text:s text:c="16"/>cost such that every edge is visited at least once.</text:p>
      <text:p text:style-name="P7"><text:s text:c="16"/>(no path is returned)</text:p>
      <text:p text:style-name="P7"/>
      <text:p text:style-name="P7"><text:s text:c="3"/>Complexity: <text:s/>O(1*3*5*7*...*(# of odd vertices - 1)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21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Problem B: Jogging Trails <text:s/>2002 Jun 01)</text:p>
      <text:p text:style-name="P7"><text:s text:c="3"/>Notes: <text:s text:c="6"/>- vertices are numbered [0..n-1]</text:p>
      <text:p text:style-name="P7"><text:s text:c="16"/>- multiple edges are allowed between vertices,</text:p>
      <text:p text:style-name="P7"><text:s text:c="18"/>however the graph g only stored the least cost</text:p>
      <text:p text:style-name="P7"><text:s text:c="18"/>(making the path hard to get back)</text:p>
      <text:p text:style-name="P7"><text:s text:c="16"/>- The maximum # of vertices solvable is roughly 20</text:p>
      <text:p text:style-name="P7"><text:s text:c="16"/>- How it works: Need to generate a Euler tour, so</text:p>
      <text:p text:style-name="P7"><text:s text:c="18"/>try pairing off any remaining odd vertices with</text:p>
      <text:p text:style-name="P7"><text:s text:c="18"/>the shortest path between them. <text:s/>Try all </text:p>
      <text:p text:style-name="P7"><text:s text:c="18"/>perfect matchings to find the best such matching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string.h&gt;</text:p>
      <text:p text:style-name="P6"><text:soft-page-break/></text:p>
      <text:p text:style-name="P6">#define MAXN <text:s/>20</text:p>
      <text:p text:style-name="P6">#define DISCONNECT -1</text:p>
      <text:p text:style-name="P6"/>
      <text:p text:style-name="No_20_Spacing"><text:span text:style-name="T8">int</text:span><text:span text:style-name="T7"> g[MAXN][MAXN]; <text:s text:c="4"/></text:span><text:span text:style-name="T4">/* Adj matrix (keep lowest cost multiedge)*/</text:span></text:p>
      <text:p text:style-name="No_20_Spacing"><text:span text:style-name="T8">int</text:span><text:span text:style-name="T7"> deg[MAXN]; <text:s text:c="8"/></text:span><text:span text:style-name="T4">/* Degree count */</text:span></text:p>
      <text:p text:style-name="No_20_Spacing"><text:span text:style-name="T8">int</text:span><text:span text:style-name="T7"> A[MAXN+</text:span><text:span text:style-name="T13">1</text:span><text:span text:style-name="T7">]; <text:s text:c="8"/></text:span><text:span text:style-name="T4">/* Used by perfect matching generator */</text:span></text:p>
      <text:p text:style-name="No_20_Spacing"><text:span text:style-name="T8">int</text:span><text:span text:style-name="T7"> sum; <text:s text:c="14"/></text:span><text:span text:style-name="T4">/* Sum of costs */</text:span></text:p>
      <text:p text:style-name="No_20_Spacing"><text:span text:style-name="T8">int</text:span><text:span text:style-name="T7"> odd;</text:span></text:p>
      <text:p text:style-name="No_20_Spacing"><text:span text:style-name="T8">int</text:span><text:span text:style-name="T7"> best;</text:span></text:p>
      <text:p text:style-name="P11"><text:s text:c="2"/></text:p>
      <text:p text:style-name="No_20_Spacing"><text:span text:style-name="T8">void</text:span><text:span text:style-name="T7"> floyd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, j, k;</text:span></text:p>
      <text:p text:style-name="P11"/>
      <text:p text:style-name="No_20_Spacing"><text:span text:style-name="T7"><text:s text:c="2"/></text:span><text:span text:style-name="T8">for</text:span><text:span text:style-name="T7">(k = </text:span><text:span text:style-name="T13">0</text:span><text:span text:style-name="T7">; k &lt; n; k++) 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j = </text:span><text:span text:style-name="T13">0</text:span><text:span text:style-name="T7">; j &lt; n; j++)</text:span></text:p>
      <text:p text:style-name="No_20_Spacing"><text:span text:style-name="T7"><text:s text:c="4"/></text:span><text:span text:style-name="T8">if</text:span><text:span text:style-name="T7">(g[i][k] != -</text:span><text:span text:style-name="T13">1</text:span><text:span text:style-name="T7"> &amp;&amp; g[k][j] != -</text:span><text:span text:style-name="T13">1</text:span><text:span text:style-name="T7">){</text:span></text:p>
      <text:p text:style-name="No_20_Spacing"><text:span text:style-name="T7"><text:s text:c="6"/></text:span><text:span text:style-name="T8">int</text:span><text:span text:style-name="T7"> temp = g[i][k] + g[k][j];</text:span></text:p>
      <text:p text:style-name="No_20_Spacing"><text:span text:style-name="T7"><text:s text:c="6"/></text:span><text:span text:style-name="T8">if</text:span><text:span text:style-name="T7">(g[i][j] == -</text:span><text:span text:style-name="T13">1</text:span><text:span text:style-name="T7"> || g[i][j] &gt; temp)</text:span></text:p>
      <text:p text:style-name="No_20_Spacing"><text:span text:style-name="T7"><text:s text:c="8"/></text:span><text:span text:style-name="T6">g[i][j] = temp;</text:span></text:p>
      <text:p text:style-name="P10"><text:s text:c="4"/>}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 g[i][i] = </text:span><text:span text:style-name="T12">0</text:span><text:span text:style-name="T6">;</text:span></text:p>
      <text:p text:style-name="P11">}</text:p>
      <text:p text:style-name="P11"/>
      <text:p text:style-name="No_20_Spacing"><text:span text:style-name="T8">void</text:span><text:span text:style-name="T7"> checkSum(){</text:span></text:p>
      <text:p text:style-name="No_20_Spacing"><text:span text:style-name="T7"><text:s text:c="2"/></text:span><text:span text:style-name="T8">int</text:span><text:span text:style-name="T7"> i, temp;</text:span></text:p>
      <text:p text:style-name="P11"/>
      <text:p text:style-name="No_20_Spacing"><text:span text:style-name="T7"><text:s text:c="2"/></text:span><text:span text:style-name="T9">for</text:span><text:span text:style-name="T6">(i = temp = </text:span><text:span text:style-name="T12">0</text:span><text:span text:style-name="T6">; i &lt; odd/</text:span><text:span text:style-name="T12">2</text:span><text:span text:style-name="T6">; i++)</text:span></text:p>
      <text:p text:style-name="No_20_Spacing"><text:span text:style-name="T6"><text:s text:c="4"/>temp += g[A[</text:span><text:span text:style-name="T12">2</text:span><text:span text:style-name="T6">*i]][A[</text:span><text:span text:style-name="T12">2</text:span><text:span text:style-name="T6">*i+</text:span><text:span text:style-name="T12">1</text:span><text:span text:style-name="T6">]];</text:span></text:p>
      <text:p text:style-name="No_20_Spacing"><text:span text:style-name="T6"><text:s text:c="2"/></text:span><text:span text:style-name="T8">if</text:span><text:span text:style-name="T7">(best == -</text:span><text:span text:style-name="T13">1</text:span><text:span text:style-name="T7"> || best &gt; temp) best = temp;</text:span></text:p>
      <text:p text:style-name="P11">} <text:s text:c="3"/></text:p>
      <text:p text:style-name="P11"><text:s text:c="2"/></text:p>
      <text:p text:style-name="No_20_Spacing"><text:span text:style-name="T8">void</text:span><text:span text:style-name="T7"> perfmatch(</text:span><text:span text:style-name="T8">int</text:span><text:span text:style-name="T7"> x){</text:span></text:p>
      <text:p text:style-name="No_20_Spacing"><text:span text:style-name="T7"><text:s text:c="2"/></text:span><text:span text:style-name="T8">int</text:span><text:span text:style-name="T7"> i, t;</text:span></text:p>
      <text:p text:style-name="No_20_Spacing"><text:span text:style-name="T7"><text:s text:c="2"/></text:span><text:span text:style-name="T8">if</text:span><text:span text:style-name="T7">(x == </text:span><text:span text:style-name="T13">2</text:span><text:span text:style-name="T7">) checkSum();</text:span></text:p>
      <text:p text:style-name="No_20_Spacing"><text:span text:style-name="T7"><text:s text:c="2"/></text:span><text:span text:style-name="T8">else</text:span><text:span text:style-name="T7"> {</text:span></text:p>
      <text:p text:style-name="No_20_Spacing"><text:span text:style-name="T7"><text:s text:c="4"/>perfmatch(x-</text:span><text:span text:style-name="T13">2</text:span><text:span text:style-name="T7">);</text:span></text:p>
      <text:p text:style-name="No_20_Spacing"><text:span text:style-name="T7"><text:s text:c="4"/></text:span><text:span text:style-name="T9">for</text:span><text:span text:style-name="T6">(i = x-</text:span><text:span text:style-name="T12">3</text:span><text:span text:style-name="T6">; i &gt;= </text:span><text:span text:style-name="T12">0</text:span><text:span text:style-name="T6">; i--){</text:span></text:p>
      <text:p text:style-name="P10"><text:s text:c="6"/>t = A[i];</text:p>
      <text:p text:style-name="No_20_Spacing"><text:span text:style-name="T6"><text:s text:c="6"/>A[i] = A[x-</text:span><text:span text:style-name="T12">2</text:span><text:span text:style-name="T6">];</text:span></text:p>
      <text:p text:style-name="No_20_Spacing"><text:span text:style-name="T6"><text:s text:c="6"/></text:span><text:span text:style-name="T7">A[x-</text:span><text:span text:style-name="T13">2</text:span><text:span text:style-name="T7">] = t;</text:span></text:p>
      <text:p text:style-name="No_20_Spacing"><text:span text:style-name="T7"><text:s text:c="6"/>perfmatch(x-</text:span><text:span text:style-name="T13">2</text:span><text:span text:style-name="T7">);</text:span></text:p>
      <text:p text:style-name="No_20_Spacing"><text:span text:style-name="T7"><text:s text:c="4"/></text:span><text:span text:style-name="T6">}</text:span></text:p>
      <text:p text:style-name="No_20_Spacing"><text:span text:style-name="T6"><text:s text:c="4"/>t = A[x-</text:span><text:span text:style-name="T12">2</text:span><text:span text:style-name="T6">];</text:span></text:p>
      <text:p text:style-name="No_20_Spacing"><text:span text:style-name="T6"><text:s text:c="4"/></text:span><text:span text:style-name="T9">for</text:span><text:span text:style-name="T6">(i = x-</text:span><text:span text:style-name="T12">2</text:span><text:span text:style-name="T6">; i &gt;= </text:span><text:span text:style-name="T12">1</text:span><text:span text:style-name="T6">; i--) <text:s/>A[i] = A[i-</text:span><text:span text:style-name="T12">1</text:span><text:span text:style-name="T6">];</text:span></text:p>
      <text:p text:style-name="No_20_Spacing"><text:span text:style-name="T6"><text:s text:c="4"/></text:span><text:span text:style-name="T7">A[</text:span><text:span text:style-name="T13">0</text:span><text:span text:style-name="T7">] = t;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postman(</text:span><text:span text:style-name="T8">int</text:span><text:span text:style-name="T7"> n){</text:span></text:p>
      <text:p text:style-name="No_20_Spacing"><text:span text:style-name="T7"><text:s text:c="2"/></text:span><text:span text:style-name="T8">int</text:span><text:span text:style-name="T7"> i;</text:span></text:p>
      <text:p text:style-name="P11"/>
      <text:p text:style-name="P11"><text:soft-page-break/><text:s text:c="2"/>floyd(n);</text:p>
      <text:p text:style-name="No_20_Spacing"><text:span text:style-name="T7"><text:s text:c="2"/></text:span><text:span text:style-name="T8">for</text:span><text:span text:style-name="T7">(odd = 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deg[i]%</text:span><text:span text:style-name="T13">2</text:span><text:span text:style-name="T7">) A[odd++] = i;</text:span></text:p>
      <text:p text:style-name="No_20_Spacing"><text:span text:style-name="T7"><text:s text:c="2"/></text:span><text:span text:style-name="T8">if</text:span><text:span text:style-name="T7">(!odd) </text:span><text:span text:style-name="T8">return</text:span><text:span text:style-name="T7"> sum;</text:span></text:p>
      <text:p text:style-name="No_20_Spacing"><text:span text:style-name="T7"><text:s text:c="2"/>best = -</text:span><text:span text:style-name="T13">1</text:span><text:span text:style-name="T7">;</text:span></text:p>
      <text:p text:style-name="P11"><text:s text:c="2"/>perfmatch(odd);</text:p>
      <text:p text:style-name="No_20_Spacing"><text:span text:style-name="T7"><text:s text:c="2"/></text:span><text:span text:style-name="T8">return</text:span><text:span text:style-name="T7"> sum+best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u, v, c, n, m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P11"/>
      <text:p text:style-name="No_20_Spacing"><text:span text:style-name="T7"><text:s text:c="4"/></text:span><text:span text:style-name="T4">/* Clear graph and degree count */</text:span></text:p>
      <text:p text:style-name="No_20_Spacing"><text:span text:style-name="T7"><text:s text:c="4"/>memset(g, -</text:span><text:span text:style-name="T13">1</text:span><text:span text:style-name="T7">, </text:span><text:span text:style-name="T8">sizeof</text:span><text:span text:style-name="T7">(g)); <text:s text:c="3"/></text:span></text:p>
      <text:p text:style-name="No_20_Spacing"><text:span text:style-name="T7"><text:s text:c="4"/>memset(deg, </text:span><text:span text:style-name="T13">0</text:span><text:span text:style-name="T7">, </text:span><text:span text:style-name="T8">sizeof</text:span><text:span text:style-name="T7">(deg));</text:span></text:p>
      <text:p text:style-name="P11"/>
      <text:p text:style-name="No_20_Spacing"><text:span text:style-name="T7"><text:s text:c="4"/></text:span><text:span text:style-name="T9">for</text:span><text:span text:style-name="T6">(sum = i = </text:span><text:span text:style-name="T12">0</text:span><text:span text:style-name="T6">; i &lt; m; i++){</text:span></text:p>
      <text:p text:style-name="No_20_Spacing"><text:span text:style-name="T6"><text:s text:c="6"/>scanf(</text:span><text:span text:style-name="T10">"%d %d %d"</text:span><text:span text:style-name="T6">, &amp;u, &amp;v, &amp;c);</text:span></text:p>
      <text:p text:style-name="P10"><text:s text:c="6"/>u--; v--;</text:p>
      <text:p text:style-name="No_20_Spacing"><text:span text:style-name="T6"><text:s text:c="6"/></text:span><text:span text:style-name="T7">deg[u]++; deg[v]++;</text:span></text:p>
      <text:p text:style-name="No_20_Spacing"><text:span text:style-name="T7"><text:s text:c="6"/></text:span><text:span text:style-name="T8">if</text:span><text:span text:style-name="T7">(g[u][v] == -</text:span><text:span text:style-name="T13">1</text:span><text:span text:style-name="T7"> || g[u][v] &gt; c) g[u][v] = c;</text:span></text:p>
      <text:p text:style-name="No_20_Spacing"><text:span text:style-name="T7"><text:s text:c="6"/></text:span><text:span text:style-name="T8">if</text:span><text:span text:style-name="T7">(g[v][u] == -</text:span><text:span text:style-name="T13">1</text:span><text:span text:style-name="T7"> || g[v][u] &gt; c) g[v][u] = c;</text:span></text:p>
      <text:p text:style-name="P11"><text:s text:c="6"/>sum += c;</text:p>
      <text:p text:style-name="P11"><text:s text:c="4"/>}</text:p>
      <text:p text:style-name="No_20_Spacing"><text:span text:style-name="T7"><text:s text:c="4"/>printf(</text:span><text:span text:style-name="T11">"Best cost: %d\n"</text:span><text:span text:style-name="T7">, postman(n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39215" text:continue-numbering="true" text:style-name="Outline">
        <text:list-item>
          <text:list>
            <text:list-item>
              <text:h text:style-name="P18" text:outline-level="2"><text:bookmark-start text:name="__RefHeading___Toc26932_2932636602"/><text:bookmark text:name="Bookmark100"/>K-cycle in a directed tournament graph<text:bookmark-end text:name="__RefHeading___Toc2693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tournament graph, and a value k, finds a</text:p>
      <text:p text:style-name="P7"><text:s text:c="16"/>k-cycle if one exists</text:p>
      <text:p text:style-name="P7"/>
      <text:p text:style-name="P7"><text:s text:c="3"/>Complexity: <text:s/>O(N^2 ??) Approximate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2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(Problem B: Tour from 2003 Jan 21)</text:p>
      <text:p text:style-name="P7"><text:s text:c="3"/>Notes: <text:s text:c="6"/>-A strongly connected tournament of size n is </text:p>
      <text:p text:style-name="P7"><text:s text:c="17"/>pancyclic - it contains all cycles from 3 to n</text:p>
      <text:p text:style-name="P7"><text:soft-page-break/><text:s text:c="17"/>in it.</text:p>
      <text:p text:style-name="P7">*/</text:p>
      <text:p text:style-name="P7"/>
      <text:p text:style-name="P6">#include &lt;stdio.h&gt;</text:p>
      <text:p text:style-name="P6">#include &lt;vector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VI vector&lt;int&gt;</text:p>
      <text:p text:style-name="P6">#define MAXN 1000</text:p>
      <text:p text:style-name="P6"/>
      <text:p text:style-name="P11">VI g[MAXN], curr;</text:p>
      <text:p text:style-name="P11">vector&lt; VI &gt; scc;</text:p>
      <text:p text:style-name="P11">VI kcycle;</text:p>
      <text:p text:style-name="No_20_Spacing"><text:span text:style-name="T8">int</text:span><text:span text:style-name="T7"> dfsnum[MAXN], low[MAXN], id;</text:span></text:p>
      <text:p text:style-name="No_20_Spacing"><text:span text:style-name="T8">char</text:span><text:span text:style-name="T7"> done[MAXN], adj[MAXN][MAXN];</text:span></text:p>
      <text:p text:style-name="P11"/>
      <text:p text:style-name="No_20_Spacing"><text:span text:style-name="T8">void</text:span><text:span text:style-name="T7"> visit(</text:span><text:span text:style-name="T8">int</text:span><text:span text:style-name="T7"> x){</text:span></text:p>
      <text:p text:style-name="P11"><text:s text:c="2"/>curr.push_back(x);</text:p>
      <text:p text:style-name="P11"><text:s text:c="2"/>dfsnum[x] = low[x] = id++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x].size(); i++)</text:span></text:p>
      <text:p text:style-name="No_20_Spacing"><text:span text:style-name="T7"><text:s text:c="4"/></text:span><text:span text:style-name="T8">if</text:span><text:span text:style-name="T7">(dfsnum[g[x][i]] == -</text:span><text:span text:style-name="T13">1</text:span><text:span text:style-name="T7">){</text:span></text:p>
      <text:p text:style-name="P11"><text:s text:c="6"/>visit(g[x][i]);</text:p>
      <text:p text:style-name="P11"><text:s text:c="6"/>low[x] &lt;?= low[g[x][i]]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!done[g[x][i]])</text:span></text:p>
      <text:p text:style-name="P11"><text:s text:c="6"/>low[x] &lt;?= dfsnum[g[x][i]];</text:p>
      <text:p text:style-name="P11"/>
      <text:p text:style-name="No_20_Spacing"><text:span text:style-name="T7"><text:s text:c="2"/></text:span><text:span text:style-name="T8">if</text:span><text:span text:style-name="T7">(low[x] == dfsnum[x]){</text:span></text:p>
      <text:p text:style-name="No_20_Spacing"><text:span text:style-name="T7"><text:s text:c="4"/>VI c; </text:span><text:span text:style-name="T8">int</text:span><text:span text:style-name="T7"> y;</text:span></text:p>
      <text:p text:style-name="No_20_Spacing"><text:span text:style-name="T7"><text:s text:c="4"/></text:span><text:span text:style-name="T8">do</text:span><text:span text:style-name="T7">{</text:span></text:p>
      <text:p text:style-name="No_20_Spacing"><text:span text:style-name="T7"><text:s text:c="6"/>done[y = curr[curr.size()-</text:span><text:span text:style-name="T13">1</text:span><text:span text:style-name="T7">]] = </text:span><text:span text:style-name="T13">1</text:span><text:span text:style-name="T7">;</text:span></text:p>
      <text:p text:style-name="P11"><text:s text:c="6"/>c.push_back(y);</text:p>
      <text:p text:style-name="P11"><text:s text:c="6"/>curr.pop_back();</text:p>
      <text:p text:style-name="No_20_Spacing"><text:span text:style-name="T7"><text:s text:c="4"/>} </text:span><text:span text:style-name="T8">while</text:span><text:span text:style-name="T7">(y != x);</text:span></text:p>
      <text:p text:style-name="P11"><text:s text:c="4"/>scc.push_back(c);</text:p>
      <text:p text:style-name="P11"><text:s text:c="2"/>}</text:p>
      <text:p text:style-name="P11">}</text:p>
      <text:p text:style-name="P11"/>
      <text:p text:style-name="No_20_Spacing"><text:span text:style-name="T8">void</text:span><text:span text:style-name="T7"> strong_conn(</text:span><text:span text:style-name="T8">int</text:span><text:span text:style-name="T7"> n){</text:span></text:p>
      <text:p text:style-name="No_20_Spacing"><text:span text:style-name="T7"><text:s text:c="2"/>memset(dfsnum, -</text:span><text:span text:style-name="T13">1</text:span><text:span text:style-name="T7">, n*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memset(done, </text:span><text:span text:style-name="T13">0</text:span><text:span text:style-name="T7">, </text:span><text:span text:style-name="T8">sizeof</text:span><text:span text:style-name="T7">(done));</text:span></text:p>
      <text:p text:style-name="P11"><text:s text:c="2"/>scc.clear(); curr.clear();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id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dfsnum[i] == -</text:span><text:span text:style-name="T13">1</text:span><text:span text:style-name="T7">) visit(i);</text:span></text:p>
      <text:p text:style-name="P11">}</text:p>
      <text:p text:style-name="P11"/>
      <text:p text:style-name="No_20_Spacing"><text:span text:style-name="T8">int</text:span><text:span text:style-name="T7"> FindCycle(VI v, </text:span><text:span text:style-name="T8">int</text:span><text:span text:style-name="T7"> csize){</text:span></text:p>
      <text:p text:style-name="No_20_Spacing"><text:span text:style-name="T7"><text:s text:c="2"/>VI cycle; </text:span><text:span text:style-name="T8">int</text:span><text:span text:style-name="T7"> i, j, k, n = v.size();</text:span></text:p>
      <text:p text:style-name="P11"/>
      <text:p text:style-name="No_20_Spacing"><text:span text:style-name="T7"><text:s text:c="2"/>memset(low, -</text:span><text:span text:style-name="T13">1</text:span><text:span text:style-name="T7">, </text:span><text:span text:style-name="T8">sizeof</text:span><text:span text:style-name="T7">(low));</text:span></text:p>
      <text:p text:style-name="No_20_Spacing"><text:span text:style-name="T7"><text:s text:c="2"/>memset(done, </text:span><text:span text:style-name="T13">0</text:span><text:span text:style-name="T7">, </text:span><text:span text:style-name="T8">sizeof</text:span><text:span text:style-name="T7">(done));</text:span>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 low[v[i]] = i;</text:span></text:p>
      <text:p text:style-name="No_20_Spacing"><text:soft-page-break/><text:span text:style-name="T6"><text:s text:c="2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4"/></text:span><text:span text:style-name="T8">for</text:span><text:span text:style-name="T7">(size_t j = </text:span><text:span text:style-name="T13">0</text:span><text:span text:style-name="T7">; j &lt; g[v[i]].size(); j++)</text:span></text:p>
      <text:p text:style-name="No_20_Spacing"><text:span text:style-name="T7"><text:s text:c="6"/></text:span><text:span text:style-name="T8">if</text:span><text:span text:style-name="T7">(low[g[v[i]][j]] != -</text:span><text:span text:style-name="T13">1</text:span><text:span text:style-name="T7">)</text:span></text:p>
      <text:p text:style-name="No_20_Spacing"><text:span text:style-name="T7"><text:s text:c="8"/>adj[i][low[g[v[i]][j]]] = </text:span><text:span text:style-name="T13">1</text:span><text:span text:style-name="T7">;</text:span></text:p>
      <text:p text:style-name="P11"><text:s text:c="2"/>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 <text:s/></text:span><text:span text:style-name="T9">for</text:span><text:span text:style-name="T6">(j = </text:span><text:span text:style-name="T12">0</text:span><text:span text:style-name="T6">; j &lt; n; j++){</text:span></text:p>
      <text:p text:style-name="No_20_Spacing"><text:span text:style-name="T6"><text:s text:c="4"/></text:span><text:span text:style-name="T8">if</text:span><text:span text:style-name="T7">(!adj[i][j]) </text:span><text:span text:style-name="T8">continue</text:span><text:span text:style-name="T7">;</text:span></text:p>
      <text:p text:style-name="No_20_Spacing"><text:span text:style-name="T7"><text:s text:c="4"/></text:span><text:span text:style-name="T8">for</text:span><text:span text:style-name="T7">(k = </text:span><text:span text:style-name="T13">0</text:span><text:span text:style-name="T7">; k &lt; n; k++)</text:span></text:p>
      <text:p text:style-name="No_20_Spacing"><text:span text:style-name="T7"><text:s text:c="6"/></text:span><text:span text:style-name="T8">if</text:span><text:span text:style-name="T7">(adj[j][k] &amp;&amp; adj[k][i]){</text:span></text:p>
      <text:p text:style-name="No_20_Spacing"><text:span text:style-name="T7"><text:s text:c="8"/>cycle.push_back(i); done[i] = </text:span><text:span text:style-name="T13">1</text:span><text:span text:style-name="T7">;</text:span></text:p>
      <text:p text:style-name="No_20_Spacing"><text:span text:style-name="T7"><text:s text:c="8"/>cycle.push_back(j); done[j] = </text:span><text:span text:style-name="T13">1</text:span><text:span text:style-name="T7">;</text:span></text:p>
      <text:p text:style-name="No_20_Spacing"><text:span text:style-name="T7"><text:s text:c="8"/>cycle.push_back(k); done[k] = </text:span><text:span text:style-name="T13">1</text:span><text:span text:style-name="T7">;</text:span></text:p>
      <text:p text:style-name="No_20_Spacing"><text:span text:style-name="T7"><text:s text:c="8"/></text:span><text:span text:style-name="T8">goto</text:span><text:span text:style-name="T7"> found;</text:span></text:p>
      <text:p text:style-name="P11"><text:s text:c="6"/>}</text:p>
      <text:p text:style-name="P11"><text:s text:c="2"/>}</text:p>
      <text:p text:style-name="P11"><text:s/>found:</text:p>
      <text:p text:style-name="No_20_Spacing"><text:span text:style-name="T7"><text:s text:c="2"/></text:span><text:span text:style-name="T8">while</text:span><text:span text:style-name="T7">((</text:span><text:span text:style-name="T8">int</text:span><text:span text:style-name="T7">)cycle.size() &lt; csize){</text:span></text:p>
      <text:p text:style-name="No_20_Spacing"><text:span text:style-name="T7"><text:s text:c="4"/>vector&lt;</text:span><text:span text:style-name="T8">int</text:span><text:span text:style-name="T7">&gt; in, out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</text:span><text:span text:style-name="T8">if</text:span><text:span text:style-name="T7">(done[i]) </text:span><text:span text:style-name="T8">continue</text:span><text:span text:style-name="T7">;</text:span></text:p>
      <text:p text:style-name="No_20_Spacing"><text:span text:style-name="T7"><text:s text:c="6"/></text:span><text:span text:style-name="T8">if</text:span><text:span text:style-name="T7">(adj[cycle[cycle.size()-</text:span><text:span text:style-name="T13">1</text:span><text:span text:style-name="T7">]][i] &amp;&amp; adj[i][cycle[</text:span><text:span text:style-name="T13">0</text:span><text:span text:style-name="T7">]]){</text:span></text:p>
      <text:p text:style-name="P11"><text:s text:c="8"/>cycle.push_back(i);</text:p>
      <text:p text:style-name="No_20_Spacing"><text:span text:style-name="T7"><text:s text:c="8"/>done[i] = </text:span><text:span text:style-name="T13">1</text:span><text:span text:style-name="T7">;</text:span></text:p>
      <text:p text:style-name="No_20_Spacing"><text:span text:style-name="T7"><text:s text:c="8"/></text:span><text:span text:style-name="T8">goto</text:span><text:span text:style-name="T7"> next;</text:span></text:p>
      <text:p text:style-name="P11"><text:s text:c="6"/>}</text:p>
      <text:p text:style-name="No_20_Spacing"><text:span text:style-name="T7"><text:s text:c="6"/></text:span><text:span text:style-name="T8">for</text:span><text:span text:style-name="T7">(size_t j = cycle.size()-</text:span><text:span text:style-name="T13">2</text:span><text:span text:style-name="T7">; j &gt;= </text:span><text:span text:style-name="T13">0</text:span><text:span text:style-name="T7">; j--){</text:span></text:p>
      <text:p text:style-name="No_20_Spacing"><text:span text:style-name="T7"><text:s text:c="8"/></text:span><text:span text:style-name="T8">if</text:span><text:span text:style-name="T7">(adj[cycle[j]][i] &amp;&amp; adj[i][cycle[(j+</text:span><text:span text:style-name="T13">1</text:span><text:span text:style-name="T7">)%cycle.size()]]){</text:span></text:p>
      <text:p text:style-name="No_20_Spacing"><text:span text:style-name="T7"><text:s text:c="10"/>cycle.insert(&amp;cycle[j+</text:span><text:span text:style-name="T13">1</text:span><text:span text:style-name="T7">], i);</text:span></text:p>
      <text:p text:style-name="No_20_Spacing"><text:span text:style-name="T7"><text:s text:c="10"/>done[i] = </text:span><text:span text:style-name="T13">1</text:span><text:span text:style-name="T7">;</text:span></text:p>
      <text:p text:style-name="No_20_Spacing"><text:span text:style-name="T7"><text:s text:c="10"/></text:span><text:span text:style-name="T8">goto</text:span><text:span text:style-name="T7"> next;</text:span></text:p>
      <text:p text:style-name="P11"><text:s text:c="8"/>}</text:p>
      <text:p text:style-name="P11"><text:s text:c="6"/>}</text:p>
      <text:p text:style-name="No_20_Spacing"><text:span text:style-name="T7"><text:s text:c="6"/></text:span><text:span text:style-name="T8">if</text:span><text:span text:style-name="T7">(adj[cycle[</text:span><text:span text:style-name="T13">0</text:span><text:span text:style-name="T7">]][i]) out.push_back(i);</text:span></text:p>
      <text:p text:style-name="No_20_Spacing"><text:span text:style-name="T7"><text:s text:c="6"/></text:span><text:span text:style-name="T8">else</text:span><text:span text:style-name="T7"> in.push_back(i);</text:span></text:p>
      <text:p text:style-name="P11"><text:s text:c="4"/>}</text:p>
      <text:p text:style-name="No_20_Spacing"><text:span text:style-name="T7"><text:s text:c="4"/></text:span><text:span text:style-name="T8">for</text:span><text:span text:style-name="T7">(size_t i = </text:span><text:span text:style-name="T13">0</text:span><text:span text:style-name="T7">; i &lt; out.size(); i++){</text:span></text:p>
      <text:p text:style-name="No_20_Spacing"><text:span text:style-name="T7"><text:s text:c="6"/></text:span><text:span text:style-name="T8">if</text:span><text:span text:style-name="T7">(done[i]) </text:span><text:span text:style-name="T8">continue</text:span><text:span text:style-name="T7">;</text:span></text:p>
      <text:p text:style-name="No_20_Spacing"><text:span text:style-name="T7"><text:s text:c="6"/></text:span><text:span text:style-name="T8">for</text:span><text:span text:style-name="T7">(size_t j = </text:span><text:span text:style-name="T13">0</text:span><text:span text:style-name="T7">; j &lt; in.size(); j++){</text:span></text:p>
      <text:p text:style-name="No_20_Spacing"><text:span text:style-name="T7"><text:s text:c="8"/></text:span><text:span text:style-name="T8">if</text:span><text:span text:style-name="T7">(done[j]) </text:span><text:span text:style-name="T8">continue</text:span><text:span text:style-name="T7">;</text:span></text:p>
      <text:p text:style-name="No_20_Spacing"><text:span text:style-name="T7"><text:s text:c="8"/></text:span><text:span text:style-name="T8">if</text:span><text:span text:style-name="T7">(adj[i][j]){</text:span></text:p>
      <text:p text:style-name="No_20_Spacing"><text:span text:style-name="T7"><text:s text:c="10"/>done[cycle[cycle.size()-</text:span><text:span text:style-name="T13">1</text:span><text:span text:style-name="T7">]] = </text:span><text:span text:style-name="T13">0</text:span><text:span text:style-name="T7">;</text:span></text:p>
      <text:p text:style-name="No_20_Spacing"><text:span text:style-name="T7"><text:s text:c="10"/>done[i] = done[j] = </text:span><text:span text:style-name="T13">1</text:span><text:span text:style-name="T7">;</text:span></text:p>
      <text:p text:style-name="No_20_Spacing"><text:span text:style-name="T7"><text:s text:c="10"/>cycle[cycle.size()-</text:span><text:span text:style-name="T13">1</text:span><text:span text:style-name="T7">] = i;</text:span></text:p>
      <text:p text:style-name="P11"><text:s text:c="10"/>cycle.push_back(j);</text:p>
      <text:p text:style-name="No_20_Spacing"><text:span text:style-name="T7"><text:s text:c="10"/></text:span><text:span text:style-name="T8">goto</text:span><text:span text:style-name="T7"> next;</text:span></text:p>
      <text:p text:style-name="P11"><text:s text:c="8"/>}</text:p>
      <text:p text:style-name="P11"><text:s text:c="6"/>}</text:p>
      <text:p text:style-name="P11"><text:s text:c="4"/>}</text:p>
      <text:p text:style-name="P11"><text:s text:c="2"/>next: <text:s/></text:p>
      <text:p text:style-name="P11"><text:s text:c="4"/>;</text:p>
      <text:p text:style-name="P11"><text:s text:c="2"/>}</text:p>
      <text:p text:style-name="P11"><text:soft-page-break/><text:s text:c="2"/>kcycle.clear()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cycle.size(); i++)</text:span></text:p>
      <text:p text:style-name="P11"><text:s text:c="4"/>kcycle.push_back(v[cycle[i]]);</text:p>
      <text:p text:style-name="P11">}</text:p>
      <text:p text:style-name="P11"/>
      <text:p text:style-name="No_20_Spacing"><text:span text:style-name="T8">int</text:span><text:span text:style-name="T7"> getKCycle(</text:span><text:span text:style-name="T8">int</text:span><text:span text:style-name="T7"> n, </text:span><text:span text:style-name="T8">int</text:span><text:span text:style-name="T7"> k){</text:span></text:p>
      <text:p text:style-name="P11"/>
      <text:p text:style-name="P11"><text:s text:c="2"/>strong_conn(n)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scc.size(); i++){</text:span></text:p>
      <text:p text:style-name="No_20_Spacing"><text:span text:style-name="T7"><text:s text:c="4"/></text:span><text:span text:style-name="T8">if</text:span><text:span text:style-name="T7">((</text:span><text:span text:style-name="T8">int</text:span><text:span text:style-name="T7">)scc[i].size() &gt;= k){</text:span></text:p>
      <text:p text:style-name="P11"><text:s text:c="6"/>FindCycle(scc[i], k);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i, x, y, k;</text:span></text:p>
      <text:p text:style-name="P11"><text:s text:c="2"/></text:p>
      <text:p text:style-name="No_20_Spacing"><text:span text:style-name="T7"><text:s text:c="2"/></text:span><text:span text:style-name="T4">/* Read in number of vertices, size of cycle */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P11"/>
      <text:p text:style-name="No_20_Spacing"><text:span text:style-name="T7"><text:s text:c="4"/></text:span><text:span text:style-name="T4">/* Clear adj. lists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</text:span></text:p>
      <text:p text:style-name="P11"/>
      <text:p text:style-name="No_20_Spacing"><text:span text:style-name="T7"><text:s text:c="4"/></text:span><text:span text:style-name="T4">/* Build adj. lists 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*(n-</text:span><text:span text:style-name="T13">1</text:span><text:span text:style-name="T7">)/</text:span><text:span text:style-name="T13">2</text:span><text:span text:style-name="T7">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1"><text:s text:c="6"/>g[x].push_back(y);</text:p>
      <text:p text:style-name="P11"><text:s text:c="4"/>}</text:p>
      <text:p text:style-name="P11"><text:s text:c="4"/></text:p>
      <text:p text:style-name="No_20_Spacing"><text:span text:style-name="T7"><text:s text:c="4"/></text:span><text:span text:style-name="T8">if</text:span><text:span text:style-name="T7">(getKCycle(n, k)){</text:span></text:p>
      <text:p text:style-name="No_20_Spacing"><text:span text:style-name="T7"><text:s text:c="6"/>printf(</text:span><text:span text:style-name="T11">"%d-cycle exists:\n"</text:span><text:span text:style-name="T7">, k);</text:span></text:p>
      <text:p text:style-name="No_20_Spacing"><text:span text:style-name="T7"><text:s text:c="6"/></text:span><text:span text:style-name="T8">for</text:span><text:span text:style-name="T7">(i = </text:span><text:span text:style-name="T13">0</text:span><text:span text:style-name="T7">; i &lt; k; i++)</text:span></text:p>
      <text:p text:style-name="No_20_Spacing"><text:span text:style-name="T7"><text:s text:c="8"/>printf(</text:span><text:span text:style-name="T11">"%d%c"</text:span><text:span text:style-name="T7">, kcycle[i], i == k-</text:span><text:span text:style-name="T13">1</text:span><text:span text:style-name="T7"> ? '\n' : ' '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printf(</text:span><text:span text:style-name="T11">"No %d-cycle exists\n"</text:span><text:span text:style-name="T7">, k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Miscellaneous: </text:p>
      <text:list xml:id="list29637066" text:continue-numbering="true" text:style-name="Outline">
        <text:list-item>
          <text:list>
            <text:list-item>
              <text:h text:style-name="P18" text:outline-level="2"><text:bookmark-start text:name="__RefHeading___Toc26934_2932636602"/><text:bookmark text:name="Bookmark101"/>Stable Marriage<text:bookmark-end text:name="__RefHeading___Toc2693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oft-page-break/><text:s text:c="3"/>Description: Given n women and n men, each with a list of</text:p>
      <text:p text:style-name="P7"><text:s text:c="16"/>preferences as to whom they want to marry, match</text:p>
      <text:p text:style-name="P7"><text:s text:c="16"/>each woman to a man in a stable way. <text:s/>In a stable</text:p>
      <text:p text:style-name="P7"><text:s text:c="16"/>matching, there is no pair who would both rather be</text:p>
      <text:p text:style-name="P7"><text:s text:c="16"/>with each other than with their current partners.</text:p>
      <text:p text:style-name="P7"/>
      <text:p text:style-name="P7"><text:s text:c="3"/>Complexity: <text:s text:c="7"/>O(N^3) worst case, O(N^2 lg N) average case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03, 2003</text:p>
      <text:p text:style-name="P7"><text:s text:c="3"/>References: <text:s/>www.cs.dal.ca/apics/contest99/c.txt</text:p>
      <text:p text:style-name="P7"><text:s text:c="3"/>-----------------------------------------------------------------</text:p>
      <text:p text:style-name="P7"><text:s text:c="3"/>Reliability: 1 (Atlantic Canada Preliminaries, 1999)</text:p>
      <text:p text:style-name="P7"><text:s text:c="3"/>Notes: <text:s text:c="8"/>Women order men, and men order women, according to</text:p>
      <text:p text:style-name="P7"><text:s text:c="16"/>preference lists. <text:s/>Say we have 5 men, a, b, c, d, e, </text:p>
      <text:p text:style-name="P7"><text:s text:c="16"/>and 5 women, A, B, C, D, E. <text:s/>Then A's preference list </text:p>
      <text:p text:style-name="P7"><text:s text:c="16"/>might look like this: 3 1 0 2 4, which means that A </text:p>
      <text:p text:style-name="P7"><text:s text:c="16"/>likes d the most and e the least. <text:s/>Your application</text:p>
      <text:p text:style-name="P7"><text:s text:c="16"/>might have rank lists instead. <text:s/>A's ranklist is</text:p>
      <text:p text:style-name="P7"><text:s text:c="16"/>2, 1, 3, 0, 4, which means that a is her #2 choice</text:p>
      <text:p text:style-name="P7"><text:s text:c="16"/>(counting from 0) and b is her #1 choice. <text:s/>Convert</text:p>
      <text:p text:style-name="P7"><text:s text:c="16"/>between the types as shown in the example.</text:p>
      <text:p text:style-name="P7"/>
      <text:p text:style-name="P7"><text:s text:c="16"/>This implementation doesn't handle ties or</text:p>
      <text:p text:style-name="P7"><text:s text:c="16"/>incomplete preference lists.</text:p>
      <text:p text:style-name="P7">*/</text:p>
      <text:p text:style-name="P7"/>
      <text:p text:style-name="P6">#include &lt;stdio.h&gt;</text:p>
      <text:p text:style-name="P6">#include &lt;string.h&gt;</text:p>
      <text:p text:style-name="P6">#define NMAX 100</text:p>
      <text:p text:style-name="P6"/>
      <text:p text:style-name="No_20_Spacing"><text:span text:style-name="T8">int</text:span><text:span text:style-name="T7"> vpref[NMAX][NMAX]; </text:span><text:span text:style-name="T4">/* women's choice of men, in descending order */</text:span></text:p>
      <text:p text:style-name="No_20_Spacing"><text:span text:style-name="T8">int</text:span><text:span text:style-name="T7"> upref[NMAX][NMAX]; </text:span><text:span text:style-name="T4">/* men's choice of men */</text:span></text:p>
      <text:p text:style-name="No_20_Spacing"><text:span text:style-name="T8">int</text:span><text:span text:style-name="T7"> vrank[NMAX][NMAX]; </text:span><text:span text:style-name="T4">/* women rank men, i.e. each man's "score" */</text:span></text:p>
      <text:p text:style-name="No_20_Spacing"><text:span text:style-name="T8">int</text:span><text:span text:style-name="T7"> urank[NMAX][NMAX]; </text:span><text:span text:style-name="T4">/* men rank women */</text:span></text:p>
      <text:p text:style-name="No_20_Spacing"><text:span text:style-name="T8">int</text:span><text:span text:style-name="T7"> suitors[NMAX][NMAX]; </text:span><text:span text:style-name="T4">/* woman A's partner is suitors[A][0] */</text:span></text:p>
      <text:p text:style-name="P7"/>
      <text:p text:style-name="P7">/* example: to get vpref from vrank, convert(vpref,vrank,n) */</text:p>
      <text:p text:style-name="P7">/* example: to get vrank from vpref, convert(vrank,vpref,n) */</text:p>
      <text:p text:style-name="No_20_Spacing"><text:span text:style-name="T8">void</text:span><text:span text:style-name="T7"> convert(</text:span><text:span text:style-name="T8">int</text:span><text:span text:style-name="T7"> a[NMAX][NMAX], </text:span><text:span text:style-name="T8">int</text:span><text:span text:style-name="T7"> b[NMAX][NMAX], </text:span><text:span text:style-name="T8">int</text:span><text:span text:style-name="T7"> n) {</text:span></text:p>
      <text:p text:style-name="No_20_Spacing"><text:span text:style-name="T7"><text:s text:c="2"/></text:span><text:span text:style-name="T9">int</text:span><text:span text:style-name="T6"> i, j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</text:span></text:p>
      <text:p text:style-name="P10"><text:s text:c="6"/>a[i][b[i][j]] = j;</text:p>
      <text:p text:style-name="P11">}</text:p>
      <text:p text:style-name="P11"/>
      <text:p text:style-name="No_20_Spacing"><text:span text:style-name="T8">void</text:span><text:span text:style-name="T7"> stable(</text:span><text:span text:style-name="T8">int</text:span><text:span text:style-name="T7"> n) {</text:span></text:p>
      <text:p text:style-name="No_20_Spacing"><text:span text:style-name="T7"><text:s text:c="2"/></text:span><text:span text:style-name="T8">int</text:span><text:span text:style-name="T7"> choice[NMAX], nsuit[NMAX], used[NMAX];</text:span></text:p>
      <text:p text:style-name="No_20_Spacing"><text:span text:style-name="T7"><text:s text:c="2"/></text:span><text:span text:style-name="T8">int</text:span><text:span text:style-name="T7"> i, j, best, nused;</text:span></text:p>
      <text:p text:style-name="P11"/>
      <text:p text:style-name="No_20_Spacing"><text:span text:style-name="T7"><text:s text:c="2"/>memset(used,</text:span><text:span text:style-name="T13">0</text:span><text:span text:style-name="T7">,</text:span><text:span text:style-name="T8">sizeof</text:span><text:span text:style-name="T7">(used));</text:span></text:p>
      <text:p text:style-name="No_20_Spacing"><text:soft-page-break/><text:span text:style-name="T7"><text:s text:c="2"/>memset(nsuit,</text:span><text:span text:style-name="T13">0</text:span><text:span text:style-name="T7">,</text:span><text:span text:style-name="T8">sizeof</text:span><text:span text:style-name="T7">(nsuit));</text:span></text:p>
      <text:p text:style-name="No_20_Spacing"><text:span text:style-name="T7"><text:s text:c="2"/>memset(choice,</text:span><text:span text:style-name="T13">0</text:span><text:span text:style-name="T7">,</text:span><text:span text:style-name="T8">sizeof</text:span><text:span text:style-name="T7">(choice));</text:span></text:p>
      <text:p text:style-name="P11"><text:s text:c="2"/>convert(upref,urank,n);</text:p>
      <text:p text:style-name="No_20_Spacing"><text:span text:style-name="T7"><text:s text:c="2"/></text:span><text:span text:style-name="T8">for</text:span><text:span text:style-name="T7"> (nused = </text:span><text:span text:style-name="T13">0</text:span><text:span text:style-name="T7">; nused &lt; n; ) {</text:span>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 </text:span><text:span text:style-name="T4">/* men propose */</text:span></text:p>
      <text:p text:style-name="No_20_Spacing"><text:span text:style-name="T7"><text:s text:c="6"/></text:span><text:span text:style-name="T8">if</text:span><text:span text:style-name="T7"> (used[i]) </text:span><text:span text:style-name="T8">continue</text:span><text:span text:style-name="T7">;</text:span></text:p>
      <text:p text:style-name="P11"><text:s text:c="6"/>j = upref[i][choice[i]++];</text:p>
      <text:p text:style-name="P11"><text:s text:c="6"/>suitors[j][nsuit[j]++] = i;</text:p>
      <text:p text:style-name="P11"><text:s text:c="6"/>nused++;</text:p>
      <text:p text:style-name="P11"><text:s text:c="4"/>}</text:p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 </text:span><text:span text:style-name="T4">/* women choose */</text:span></text:p>
      <text:p text:style-name="No_20_Spacing"><text:span text:style-name="T7"><text:s text:c="6"/></text:span><text:span text:style-name="T8">if</text:span><text:span text:style-name="T7"> (!nsuit[i]) </text:span><text:span text:style-name="T8">continue</text:span><text:span text:style-name="T7">;</text:span></text:p>
      <text:p text:style-name="No_20_Spacing"><text:span text:style-name="T7"><text:s text:c="6"/>best = suitors[i][</text:span><text:span text:style-name="T13">0</text:span><text:span text:style-name="T7">];</text:span></text:p>
      <text:p text:style-name="No_20_Spacing"><text:span text:style-name="T7"><text:s text:c="6"/></text:span><text:span text:style-name="T8">for</text:span><text:span text:style-name="T7"> (j = </text:span><text:span text:style-name="T13">0</text:span><text:span text:style-name="T7">; j &lt; nsuit[i]; j++) {</text:span></text:p>
      <text:p text:style-name="No_20_Spacing"><text:span text:style-name="T7"><text:s text:c="8"/></text:span><text:span text:style-name="T8">if</text:span><text:span text:style-name="T7"> (vrank[i][suitors[i][j]] &lt; vrank[i][best]) </text:span></text:p>
      <text:p text:style-name="P11"><text:s text:c="10"/>best = suitors[i][j];</text:p>
      <text:p text:style-name="No_20_Spacing"><text:span text:style-name="T7"><text:s text:c="8"/>used[suitors[i][j]] = </text:span><text:span text:style-name="T13">0</text:span><text:span text:style-name="T7">;</text:span></text:p>
      <text:p text:style-name="P11"><text:s text:c="6"/>}</text:p>
      <text:p text:style-name="No_20_Spacing"><text:span text:style-name="T7"><text:s text:c="6"/>suitors[i][</text:span><text:span text:style-name="T13">0</text:span><text:span text:style-name="T7">] = best;</text:span></text:p>
      <text:p text:style-name="No_20_Spacing"><text:span text:style-name="T7"><text:s text:c="6"/>used[best] = </text:span><text:span text:style-name="T13">1</text:span><text:span text:style-name="T7">;</text:span></text:p>
      <text:p text:style-name="No_20_Spacing"><text:span text:style-name="T7"><text:s text:c="6"/>nused -= nsuit[i] - </text:span><text:span text:style-name="T13">1</text:span><text:span text:style-name="T7">;</text:span></text:p>
      <text:p text:style-name="No_20_Spacing"><text:span text:style-name="T7"><text:s text:c="6"/>nsuit[i] = </text:span><text:span text:style-name="T13">1</text:span><text:span text:style-name="T7">;</text:span></text:p>
      <text:p text:style-name="P11"><text:s text:c="4"/>}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, j, n;</text:span></text:p>
      <text:p text:style-name="No_20_Spacing"><text:span text:style-name="T7"><text:s text:c="2"/></text:span><text:span text:style-name="T6">scanf(</text:span><text:span text:style-name="T10">"%d"</text:span><text:span text:style-name="T6">,&amp;n)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</text:span></text:p>
      <text:p text:style-name="No_20_Spacing"><text:span text:style-name="T6"><text:s text:c="7"/>scanf(</text:span><text:span text:style-name="T10">"%d"</text:span><text:span text:style-name="T6">,&amp;vpref[i][j])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</text:span></text:p>
      <text:p text:style-name="No_20_Spacing"><text:span text:style-name="T6"><text:s text:c="7"/>scanf(</text:span><text:span text:style-name="T10">"%d"</text:span><text:span text:style-name="T6">,&amp;upref[i][j]);</text:span></text:p>
      <text:p text:style-name="No_20_Spacing"><text:span text:style-name="T6"><text:s text:c="2"/></text:span><text:span text:style-name="T7">convert(vrank,vpref,n);</text:span></text:p>
      <text:p text:style-name="P11"><text:s text:c="2"/>convert(urank,upref,n);</text:p>
      <text:p text:style-name="P11"><text:s text:c="2"/>stable(n);</text:p>
      <text:p text:style-name="No_20_Spacing"><text:span text:style-name="T7"><text:s text:c="2"/></text:span><text:span text:style-name="T9">for</text:span><text:span text:style-name="T6"> (i = </text:span><text:span text:style-name="T12">0</text:span><text:span text:style-name="T6">; i &lt; n; i++) printf(</text:span><text:span text:style-name="T10">"%d %d\n"</text:span><text:span text:style-name="T6">,i+</text:span><text:span text:style-name="T12">1</text:span><text:span text:style-name="T6">,suitors[i][</text:span><text:span text:style-name="T12">0</text:span><text:span text:style-name="T6">]+</text:span><text:span text:style-name="T12">1</text:span><text:span text:style-name="T6">);</text:span></text:p>
      <text:p text:style-name="No_20_Spacing"><text:span text:style-name="T6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26759" text:continue-numbering="true" text:style-name="Outline">
        <text:list-item>
          <text:list>
            <text:list-item>
              <text:h text:style-name="P18" text:outline-level="2"><text:bookmark-start text:name="__RefHeading___Toc26936_2932636602"/><text:bookmark text:name="Bookmark102"/>Strongly Connected Components<text:bookmark-end text:name="__RefHeading___Toc2693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graph, decomposes the graph into</text:p>
      <text:p text:style-name="P7"><text:soft-page-break/><text:s text:c="16"/>its strongly connected components.</text:p>
      <text:p text:style-name="P7"><text:s text:c="16"/></text:p>
      <text:p text:style-name="P7"><text:s text:c="16"/>The components are returned in the vector of</text:p>
      <text:p text:style-name="P7"><text:s text:c="16"/>vector of ints scc. <text:s/></text:p>
      <text:p text:style-name="P7"><text:s text:c="3"/></text:p>
      <text:p text:style-name="P7"><text:s text:c="3"/>Complexity: <text:s/>O(V+E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2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Nodes are assumed to be labelled 0..n-1</text:p>
      <text:p text:style-name="P7"><text:s text:c="16"/>- This routine works by finding the earliest node</text:p>
      <text:p text:style-name="P7"><text:s text:c="18"/>reachable in the DFS tree. <text:s/>If the earliest such</text:p>
      <text:p text:style-name="P7"><text:s text:c="18"/>node is itself, then everything after it in the</text:p>
      <text:p text:style-name="P7"><text:s text:c="18"/>DFS tree is a strongly connected component.</text:p>
      <text:p text:style-name="P7">*/</text:p>
      <text:p text:style-name="P7"/>
      <text:p text:style-name="P6">#include &lt;stdio.h&gt;</text:p>
      <text:p text:style-name="P6">#include &lt;vector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VI vector&lt;int&gt;</text:p>
      <text:p text:style-name="P6">#define MAXN 1000</text:p>
      <text:p text:style-name="P6"/>
      <text:p text:style-name="P11">VI g[MAXN], curr;</text:p>
      <text:p text:style-name="P11">vector&lt; VI &gt; scc;</text:p>
      <text:p text:style-name="No_20_Spacing"><text:span text:style-name="T8">int</text:span><text:span text:style-name="T7"> dfsnum[MAXN], low[MAXN], id;</text:span></text:p>
      <text:p text:style-name="No_20_Spacing"><text:span text:style-name="T8">char</text:span><text:span text:style-name="T7"> done[MAXN];</text:span></text:p>
      <text:p text:style-name="P11"/>
      <text:p text:style-name="No_20_Spacing"><text:span text:style-name="T8">void</text:span><text:span text:style-name="T7"> visit(</text:span><text:span text:style-name="T8">int</text:span><text:span text:style-name="T7"> x){</text:span></text:p>
      <text:p text:style-name="P11"><text:s text:c="2"/>curr.push_back(x);</text:p>
      <text:p text:style-name="P11"><text:s text:c="2"/>dfsnum[x] = low[x] = id++;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x].size(); i++)</text:span></text:p>
      <text:p text:style-name="No_20_Spacing"><text:span text:style-name="T7"><text:s text:c="4"/></text:span><text:span text:style-name="T8">if</text:span><text:span text:style-name="T7">(dfsnum[g[x][i]] == -</text:span><text:span text:style-name="T13">1</text:span><text:span text:style-name="T7">){</text:span></text:p>
      <text:p text:style-name="P11"><text:s text:c="6"/>visit(g[x][i]);</text:p>
      <text:p text:style-name="P11"><text:s text:c="6"/>low[x] &lt;?= low[g[x][i]];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!done[g[x][i]])</text:span></text:p>
      <text:p text:style-name="P11"><text:s text:c="6"/>low[x] &lt;?= dfsnum[g[x][i]];</text:p>
      <text:p text:style-name="P11"/>
      <text:p text:style-name="No_20_Spacing"><text:span text:style-name="T7"><text:s text:c="2"/></text:span><text:span text:style-name="T8">if</text:span><text:span text:style-name="T7">(low[x] == dfsnum[x]){</text:span></text:p>
      <text:p text:style-name="No_20_Spacing"><text:span text:style-name="T7"><text:s text:c="4"/>VI c; </text:span><text:span text:style-name="T8">int</text:span><text:span text:style-name="T7"> y;</text:span></text:p>
      <text:p text:style-name="No_20_Spacing"><text:span text:style-name="T7"><text:s text:c="4"/></text:span><text:span text:style-name="T8">do</text:span><text:span text:style-name="T7">{</text:span></text:p>
      <text:p text:style-name="No_20_Spacing"><text:span text:style-name="T7"><text:s text:c="6"/>done[y = curr[curr.size()-</text:span><text:span text:style-name="T13">1</text:span><text:span text:style-name="T7">]] = </text:span><text:span text:style-name="T13">1</text:span><text:span text:style-name="T7">;</text:span></text:p>
      <text:p text:style-name="P11"><text:s text:c="6"/>c.push_back(y);</text:p>
      <text:p text:style-name="P11"><text:s text:c="6"/>curr.pop_back();</text:p>
      <text:p text:style-name="No_20_Spacing"><text:span text:style-name="T7"><text:s text:c="4"/>} </text:span><text:span text:style-name="T8">while</text:span><text:span text:style-name="T7">(y != x);</text:span></text:p>
      <text:p text:style-name="P11"><text:s text:c="4"/>scc.push_back(c);</text:p>
      <text:p text:style-name="P11"><text:s text:c="2"/>}</text:p>
      <text:p text:style-name="P11">}</text:p>
      <text:p text:style-name="P11"><text:soft-page-break/></text:p>
      <text:p text:style-name="No_20_Spacing"><text:span text:style-name="T8">void</text:span><text:span text:style-name="T7"> strong_conn(</text:span><text:span text:style-name="T8">int</text:span><text:span text:style-name="T7"> n){</text:span></text:p>
      <text:p text:style-name="No_20_Spacing"><text:span text:style-name="T7"><text:s text:c="2"/>memset(dfsnum, -</text:span><text:span text:style-name="T13">1</text:span><text:span text:style-name="T7">, n*</text:span><text:span text:style-name="T8">sizeof</text:span><text:span text:style-name="T7">(</text:span><text:span text:style-name="T8">int</text:span><text:span text:style-name="T7">));</text:span></text:p>
      <text:p text:style-name="No_20_Spacing"><text:span text:style-name="T7"><text:s text:c="2"/>memset(done, </text:span><text:span text:style-name="T13">0</text:span><text:span text:style-name="T7">, </text:span><text:span text:style-name="T8">sizeof</text:span><text:span text:style-name="T7">(done));</text:span></text:p>
      <text:p text:style-name="P11"><text:s text:c="2"/>scc.clear(); curr.clear();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id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dfsnum[i] == -</text:span><text:span text:style-name="T13">1</text:span><text:span text:style-name="T7">) visit(i)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i, x, y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1"><text:s text:c="6"/>g[x].push_back(y);</text:p>
      <text:p text:style-name="P11"><text:s text:c="4"/>}</text:p>
      <text:p text:style-name="P11"><text:s text:c="4"/>strong_conn(n);</text:p>
      <text:p text:style-name="No_20_Spacing"><text:span text:style-name="T7"><text:s text:c="4"/></text:span><text:span text:style-name="T8">for</text:span><text:span text:style-name="T7">(size_t i = </text:span><text:span text:style-name="T13">0</text:span><text:span text:style-name="T7">; i &lt; scc.size(); i++){</text:span></text:p>
      <text:p text:style-name="No_20_Spacing"><text:span text:style-name="T7"><text:s text:c="6"/>printf(</text:span><text:span text:style-name="T11">"Component %d:"</text:span><text:span text:style-name="T7">, i+</text:span><text:span text:style-name="T13">1</text:span><text:span text:style-name="T7">);</text:span></text:p>
      <text:p text:style-name="No_20_Spacing"><text:span text:style-name="T7"><text:s text:c="6"/></text:span><text:span text:style-name="T8">for</text:span><text:span text:style-name="T7">(size_t j = </text:span><text:span text:style-name="T13">0</text:span><text:span text:style-name="T7">; j &lt; scc[i].size(); j++)</text:span></text:p>
      <text:p text:style-name="No_20_Spacing"><text:span text:style-name="T7"><text:s text:c="8"/></text:span><text:span text:style-name="T6">printf(</text:span><text:span text:style-name="T10">" %d"</text:span><text:span text:style-name="T6">, scc[i][j]);</text:span></text:p>
      <text:p text:style-name="No_20_Spacing"><text:span text:style-name="T6"><text:s text:c="6"/>printf(</text:span><text:span text:style-name="T10">"\n"</text:span><text:span text:style-name="T6">);</text:span></text:p>
      <text:p text:style-name="No_20_Spacing"><text:span text:style-name="T6"><text:s text:c="4"/></text:span><text:span text:style-name="T7">}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33961" text:continue-numbering="true" text:style-name="Outline">
        <text:list-item>
          <text:list>
            <text:list-item>
              <text:h text:style-name="P18" text:outline-level="2"><text:bookmark-start text:name="__RefHeading___Toc26938_2932636602"/><text:bookmark text:name="Bookmark103"/>Topological Sort<text:bookmark-end text:name="__RefHeading___Toc2693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directed acyclic graph, fills an array </text:p>
      <text:p text:style-name="P7"><text:s text:c="16"/>called top[] with the nodes in topological order.</text:p>
      <text:p text:style-name="P7"><text:s text:c="3"/></text:p>
      <text:p text:style-name="P7"><text:s text:c="3"/>Complexity: <text:s/>O(N) where N is the number of nodes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2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 topological sort of a DAG is a linear ordering of </text:p>
      <text:p text:style-name="P7"><text:s text:c="16"/>it's vertices such that for any edge u-&gt;v in the </text:p>
      <text:p text:style-name="P7"><text:s text:c="16"/>the graph, u comes before v in the ordering.</text:p>
      <text:p text:style-name="P7"/>
      <text:p text:style-name="P7"><text:soft-page-break/><text:s text:c="16"/>There may be more than one way to topological sort</text:p>
      <text:p text:style-name="P7"><text:s text:c="16"/>a DAG. <text:s/>If the lexicographically first one is needed,</text:p>
      <text:p text:style-name="P7"><text:s text:c="16"/>it may be a good idea to use a priority queue instead</text:p>
      <text:p text:style-name="P7"><text:s text:c="16"/>and just pull off vertices with 0 in-degree</text:p>
      <text:p text:style-name="P7"/>
      <text:p text:style-name="P7"><text:s text:c="16"/>Vertices are numbered 0..N-1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vector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MAXN 1000</text:p>
      <text:p text:style-name="P6"/>
      <text:p text:style-name="No_20_Spacing"><text:span text:style-name="T7">vector&lt;</text:span><text:span text:style-name="T8">int</text:span><text:span text:style-name="T7">&gt; g[MAXN];</text:span></text:p>
      <text:p text:style-name="No_20_Spacing"><text:span text:style-name="T8">int</text:span><text:span text:style-name="T7"> id, top[MAXN], seen[MAXN];</text:span></text:p>
      <text:p text:style-name="P11"/>
      <text:p text:style-name="No_20_Spacing"><text:span text:style-name="T8">void</text:span><text:span text:style-name="T7"> DFS(</text:span><text:span text:style-name="T8">int</text:span><text:span text:style-name="T7"> x){</text:span></text:p>
      <text:p text:style-name="No_20_Spacing"><text:span text:style-name="T7"><text:s text:c="2"/>seen[x] = </text:span><text:span text:style-name="T13">1</text:span><text:span text:style-name="T7">;</text:span></text:p>
      <text:p text:style-name="No_20_Spacing"><text:span text:style-name="T7"><text:s text:c="2"/></text:span><text:span text:style-name="T8">for</text:span><text:span text:style-name="T7">(size_t i = </text:span><text:span text:style-name="T13">0</text:span><text:span text:style-name="T7">; i &lt; g[x].size(); i++)</text:span></text:p>
      <text:p text:style-name="No_20_Spacing"><text:span text:style-name="T7"><text:s text:c="4"/></text:span><text:span text:style-name="T8">if</text:span><text:span text:style-name="T7">(!seen[g[x][i]]) DFS(g[x][i]);</text:span></text:p>
      <text:p text:style-name="P11"><text:s text:c="2"/>top[id--] = x;</text:p>
      <text:p text:style-name="P11">}</text:p>
      <text:p text:style-name="P11"/>
      <text:p text:style-name="No_20_Spacing"><text:span text:style-name="T8">void</text:span><text:span text:style-name="T7"> top_sort(</text:span><text:span text:style-name="T8">int</text:span><text:span text:style-name="T7"> n){</text:span></text:p>
      <text:p text:style-name="No_20_Spacing"><text:span text:style-name="T7"><text:s text:c="2"/>memset(seen, </text:span><text:span text:style-name="T13">0</text:span><text:span text:style-name="T7">, </text:span><text:span text:style-name="T8">sizeof</text:span><text:span text:style-name="T7">(seen));</text:span></text:p>
      <text:p text:style-name="No_20_Spacing"><text:span text:style-name="T7"><text:s text:c="2"/>id = n-</text:span><text:span text:style-name="T13">1</text:span><text:span text:style-name="T7">;</text:span></text:p>
      <text:p text:style-name="No_20_Spacing"><text:span text:style-name="T7"><text:s text:c="2"/></text:span><text:span text:style-name="T8">for</text:span><text:span text:style-name="T7">(</text:span><text:span text:style-name="T8">int</text:span><text:span text:style-name="T7"> i = </text:span><text:span text:style-name="T13">0</text:span><text:span text:style-name="T7">; i &lt; n; i++)</text:span></text:p>
      <text:p text:style-name="No_20_Spacing"><text:span text:style-name="T7"><text:s text:c="4"/></text:span><text:span text:style-name="T8">if</text:span><text:span text:style-name="T7">(!seen[i]) DFS(i)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, m, i, x, y;</text:span></text:p>
      <text:p text:style-name="P11"><text:s text:c="2"/></text:p>
      <text:p text:style-name="No_20_Spacing"><text:span text:style-name="T7"><text:s text:c="2"/></text:span><text:span text:style-name="T4">/* n = # of vertices, m = # of edges */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m) == </text:span><text:span text:style-name="T13">2</text:span><text:span text:style-name="T7">){ <text:s/>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 g[i].clear(); <text:s text:c="4"/>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m; i++){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1"><text:s text:c="6"/>g[x].push_back(y);</text:p>
      <text:p text:style-name="P11"><text:s text:c="4"/>}</text:p>
      <text:p text:style-name="P11"><text:s text:c="4"/>top_sort(n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printf(</text:span><text:span text:style-name="T11">"%d "</text:span><text:span text:style-name="T7">, top[i]);</text:span></text:p>
      <text:p text:style-name="No_20_Spacing"><text:span text:style-name="T7"><text:s text:c="4"/>printf(</text:span><text:span text:style-name="T11">"\n"</text:span><text:span text:style-name="T7">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<text:soft-page-break/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27461" text:continue-numbering="true" text:style-name="Outline">
        <text:list-item>
          <text:list>
            <text:list-item>
              <text:h text:style-name="P18" text:outline-level="2"><text:bookmark-start text:name="__RefHeading___Toc26940_2932636602"/><text:bookmark text:name="Bookmark104"/>Tree Isomorphism by certificates<text:bookmark-end text:name="__RefHeading___Toc2694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tree this algorithm returns a certificate of</text:p>
      <text:p text:style-name="P7"><text:s text:c="16"/>the tree. <text:s/>Two trees are isomorphic if and only if</text:p>
      <text:p text:style-name="P7"><text:s text:c="16"/>the certificates of the two trees are the same.</text:p>
      <text:p text:style-name="P7"/>
      <text:p text:style-name="P7"><text:s text:c="16"/>The certificate computed is a binary string of </text:p>
      <text:p text:style-name="P7"><text:s text:c="16"/>length 2n.</text:p>
      <text:p text:style-name="P7"/>
      <text:p text:style-name="P7"><text:s text:c="3"/>Complexity: <text:s/>O(N) (maybe a little more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Feb 12, 2003</text:p>
      <text:p text:style-name="P7"><text:s text:c="3"/>References: <text:s/>Combinatorial Algorithms: D Kreher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A tree is given by the number of vertices (t.n) and</text:p>
      <text:p text:style-name="P7"><text:s text:c="18"/>and adjacency list. <text:s/></text:p>
      <text:p text:style-name="P7"><text:s text:c="16"/>- Vertices are numbered 0..n-1</text:p>
      <text:p text:style-name="P7"><text:s text:c="16"/>- Note that with strings, equality can be checked by</text:p>
      <text:p text:style-name="P7"><text:s text:c="18"/>"s1 == s2".</text:p>
      <text:p text:style-name="P7"><text:s text:c="16"/>- Verification: 5-Line (0-1-2-3-4) = 0001100111</text:p>
      <text:p text:style-name="P7"><text:s text:c="32"/>5-Star (0-[1-4]) <text:s text:c="2"/>= 0010101011</text:p>
      <text:p text:style-name="P7">*/</text:p>
      <text:p text:style-name="P7"/>
      <text:p text:style-name="P6">#include &lt;stdio.h&gt;</text:p>
      <text:p text:style-name="P6">#include &lt;string&gt;</text:p>
      <text:p text:style-name="P6">#include &lt;list&gt;</text:p>
      <text:p text:style-name="P6">#include &lt;set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MAXN 1000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int</text:span><text:span text:style-name="T7"> n; list&lt;</text:span><text:span text:style-name="T8">int</text:span><text:span text:style-name="T7">&gt; adj[MAXN];</text:span></text:p>
      <text:p text:style-name="P11">} Tree;</text:p>
      <text:p text:style-name="P11"/>
      <text:p text:style-name="P11">string getTreeID(Tree t){</text:p>
      <text:p text:style-name="P11"><text:s text:c="2"/>multiset&lt;string&gt; s[MAXN]; multiset&lt;string&gt;::iterator it;</text:p>
      <text:p text:style-name="No_20_Spacing"><text:span text:style-name="T7"><text:s text:c="2"/>set&lt;</text:span><text:span text:style-name="T8">int</text:span><text:span text:style-name="T7">&gt; leaf; set&lt;</text:span><text:span text:style-name="T8">int</text:span><text:span text:style-name="T7">&gt;::iterator j;</text:span></text:p>
      <text:p text:style-name="No_20_Spacing"><text:span text:style-name="T7"><text:s text:c="2"/></text:span><text:span text:style-name="T8">char</text:span><text:span text:style-name="T7"> parent[MAXN]; string id[MAXN], res[</text:span><text:span text:style-name="T13">2</text:span><text:span text:style-name="T7">];</text:span></text:p>
      <text:p text:style-name="No_20_Spacing"><text:span text:style-name="T7"><text:s text:c="2"/></text:span><text:span text:style-name="T8">int</text:span><text:span text:style-name="T7"> left = t.n, i, k, x;</text:span>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t.n; i++) id[i] = </text:span><text:span text:style-name="T11">"01"</text:span><text:span text:style-name="T7">;</text:span></text:p>
      <text:p text:style-name="P11"><text:s text:c="2"/></text:p>
      <text:p text:style-name="No_20_Spacing"><text:soft-page-break/><text:span text:style-name="T7"><text:s text:c="2"/></text:span><text:span text:style-name="T8">while</text:span><text:span text:style-name="T7">(left &gt; </text:span><text:span text:style-name="T13">2</text:span><text:span text:style-name="T7">){</text:span></text:p>
      <text:p text:style-name="No_20_Spacing"><text:span text:style-name="T7"><text:s text:c="4"/>memset(parent, </text:span><text:span text:style-name="T13">0</text:span><text:span text:style-name="T7">, </text:span><text:span text:style-name="T8">sizeof</text:span><text:span text:style-name="T7">(parent)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 s[i].clear();</text:span></text:p>
      <text:p text:style-name="P11"><text:s text:c="4"/>leaf.clear();</text:p>
      <text:p text:style-name="P11"><text:s text:c="4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</text:span></text:p>
      <text:p text:style-name="No_20_Spacing"><text:span text:style-name="T7"><text:s text:c="6"/></text:span><text:span text:style-name="T8">if</text:span><text:span text:style-name="T7">(t.adj[i].size() == </text:span><text:span text:style-name="T13">1</text:span><text:span text:style-name="T7">){</text:span></text:p>
      <text:p text:style-name="P11"><text:s text:c="8"/>leaf.insert(i);</text:p>
      <text:p text:style-name="P11"><text:s text:c="8"/>x = *t.adj[i].begin();</text:p>
      <text:p text:style-name="P11"><text:s text:c="8"/>s[x].insert(id[i]);</text:p>
      <text:p text:style-name="No_20_Spacing"><text:span text:style-name="T7"><text:s text:c="8"/>parent[x] = </text:span><text:span text:style-name="T13">1</text:span><text:span text:style-name="T7">;</text:span></text:p>
      <text:p text:style-name="P11"><text:s text:c="8"/>left--;</text:p>
      <text:p text:style-name="P11"><text:s text:c="6"/>}</text:p>
      <text:p text:style-name="P11"><text:s text:c="4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</text:span></text:p>
      <text:p text:style-name="No_20_Spacing"><text:span text:style-name="T7"><text:s text:c="6"/></text:span><text:span text:style-name="T8">if</text:span><text:span text:style-name="T7">(parent[i]){</text:span></text:p>
      <text:p text:style-name="P11"><text:s text:c="8"/>x = id[i].size();</text:p>
      <text:p text:style-name="No_20_Spacing"><text:span text:style-name="T7"><text:s text:c="8"/></text:span><text:span text:style-name="T8">if</text:span><text:span text:style-name="T7">(x &gt; </text:span><text:span text:style-name="T13">2</text:span><text:span text:style-name="T7">) s[i].insert(id[i].substr(</text:span><text:span text:style-name="T13">1</text:span><text:span text:style-name="T7">,x-</text:span><text:span text:style-name="T13">2</text:span><text:span text:style-name="T7">));</text:span></text:p>
      <text:p text:style-name="No_20_Spacing"><text:span text:style-name="T7"><text:s text:c="8"/></text:span><text:span text:style-name="T8">for</text:span><text:span text:style-name="T7">(id[i] = </text:span><text:span text:style-name="T11">"0"</text:span><text:span text:style-name="T7">, it = s[i].begin(); it != s[i].end(); ++it)</text:span></text:p>
      <text:p text:style-name="P11"><text:s text:c="10"/>id[i] += *it;</text:p>
      <text:p text:style-name="P11"><text:s text:c="8"/>id[i] += '1';</text:p>
      <text:p text:style-name="P11"><text:s text:c="6"/>}</text:p>
      <text:p text:style-name="P11"/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</text:span></text:p>
      <text:p text:style-name="No_20_Spacing"><text:span text:style-name="T7"><text:s text:c="6"/></text:span><text:span text:style-name="T8">if</text:span><text:span text:style-name="T7">(leaf.count(i) == </text:span><text:span text:style-name="T13">1</text:span><text:span text:style-name="T7">) t.adj[i].clear();</text:span></text:p>
      <text:p text:style-name="No_20_Spacing"><text:span text:style-name="T7"><text:s text:c="6"/></text:span><text:span text:style-name="T8">else</text:span></text:p>
      <text:p text:style-name="No_20_Spacing"><text:span text:style-name="T7"><text:s text:c="8"/></text:span><text:span text:style-name="T8">for</text:span><text:span text:style-name="T7">(j = leaf.begin(); j != leaf.end(); ++j)</text:span></text:p>
      <text:p text:style-name="No_20_Spacing"><text:span text:style-name="T7"><text:s text:c="10"/></text:span><text:span text:style-name="T8">for</text:span><text:span text:style-name="T7">(k = </text:span><text:span text:style-name="T13">0</text:span><text:span text:style-name="T7">; k &lt; t.n; k++)</text:span></text:p>
      <text:p text:style-name="P11"><text:s text:c="12"/>t.adj[k].remove(*j);</text:p>
      <text:p text:style-name="P11"><text:s text:c="2"/>}</text:p>
      <text:p text:style-name="P11"><text:s text:c="2"/></text:p>
      <text:p text:style-name="No_20_Spacing"><text:span text:style-name="T7"><text:s text:c="2"/></text:span><text:span text:style-name="T8">for</text:span><text:span text:style-name="T7">(i = x = <text:s/></text:span><text:span text:style-name="T13">0</text:span><text:span text:style-name="T7">; i &lt; t.n; i++)</text:span></text:p>
      <text:p text:style-name="No_20_Spacing"><text:span text:style-name="T7"><text:s text:c="4"/></text:span><text:span text:style-name="T8">if</text:span><text:span text:style-name="T7">(parent[i]) res[x++] = id[i];</text:span></text:p>
      <text:p text:style-name="P11"><text:s text:c="2"/></text:p>
      <text:p text:style-name="No_20_Spacing"><text:span text:style-name="T7"><text:s text:c="2"/></text:span><text:span text:style-name="T8">if</text:span><text:span text:style-name="T7">(left == </text:span><text:span text:style-name="T13">1</text:span><text:span text:style-name="T7">) </text:span><text:span text:style-name="T8">return</text:span><text:span text:style-name="T7"> res[</text:span><text:span text:style-name="T13">0</text:span><text:span text:style-name="T7">];</text:span></text:p>
      <text:p text:style-name="No_20_Spacing"><text:span text:style-name="T7"><text:s text:c="2"/></text:span><text:span text:style-name="T8">return</text:span><text:span text:style-name="T7"> (res[</text:span><text:span text:style-name="T13">0</text:span><text:span text:style-name="T7">] &lt; res[</text:span><text:span text:style-name="T13">1</text:span><text:span text:style-name="T7">]) ? res[</text:span><text:span text:style-name="T13">0</text:span><text:span text:style-name="T7">]+res[</text:span><text:span text:style-name="T13">1</text:span><text:span text:style-name="T7">] : res[</text:span><text:span text:style-name="T13">1</text:span><text:span text:style-name="T7">]+res[</text:span><text:span text:style-name="T13">0</text:span><text:span text:style-name="T7">]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x, y;</text:span></text:p>
      <text:p text:style-name="P11"><text:s text:c="2"/>Tree t;</text:p>
      <text:p text:style-name="P11"><text:s text:c="2"/>string id;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t.n) == </text:span><text:span text:style-name="T13">1</text:span><text:span text:style-name="T7"> &amp;&amp; t.n){ <text:s text:c="2"/></text:span><text:span text:style-name="T4">/* Get number of nodes */</text:span></text:p>
      <text:p text:style-name="P11"><text:s text:c="4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; i++)</text:span></text:p>
      <text:p text:style-name="No_20_Spacing"><text:span text:style-name="T7"><text:s text:c="6"/>t.adj[i].clear(); <text:s text:c="18"/></text:span><text:span text:style-name="T4">/* Clear adj. list */</text:span></text:p>
      <text:p text:style-name="P11"><text:s text:c="4"/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t.n-</text:span><text:span text:style-name="T13">1</text:span><text:span text:style-name="T7">; i++){ <text:s text:c="10"/></text:span><text:span text:style-name="T4">/* Get edges of tree */</text:span></text:p>
      <text:p text:style-name="No_20_Spacing"><text:span text:style-name="T7"><text:s text:c="6"/>scanf(</text:span><text:span text:style-name="T11">"%d %d"</text:span><text:span text:style-name="T7">, &amp;x, &amp;y);</text:span></text:p>
      <text:p text:style-name="P11"><text:s text:c="6"/>t.adj[x].push_back(y);</text:p>
      <text:p text:style-name="P11"><text:soft-page-break/><text:s text:c="6"/>t.adj[y].push_back(x);</text:p>
      <text:p text:style-name="P11"><text:s text:c="4"/>}</text:p>
      <text:p text:style-name="P11"><text:s text:c="4"/></text:p>
      <text:p text:style-name="P11"><text:s text:c="4"/>id = getTreeID(t);</text:p>
      <text:p text:style-name="No_20_Spacing"><text:span text:style-name="T7"><text:s text:c="4"/>printf(</text:span><text:span text:style-name="T11">"This tree's ID is [%s]\n"</text:span><text:span text:style-name="T7">, id.c_str(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Graph Theory: </text:p>
      <text:list xml:id="list29655472" text:continue-numbering="true" text:style-name="Outline">
        <text:list-item>
          <text:list>
            <text:list-item>
              <text:h text:style-name="P18" text:outline-level="2"><text:bookmark-start text:name="__RefHeading___Toc26942_2932636602"/><text:bookmark text:name="Bookmark105"/>Maximum Weighted Bipartite Matching Combinatorics: Assignment Problem<text:bookmark-end text:name="__RefHeading___Toc2694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N workers and N jobs to complete, where each worker has a</text:p>
      <text:p text:style-name="P7"><text:s text:c="16"/>certain compatibility (weight) to each job, find an assignment</text:p>
      <text:p text:style-name="P7"><text:s text:c="16"/>(perfect matching) of workers to jobs which maximizes the</text:p>
      <text:p text:style-name="P7"><text:s text:c="16"/>compatibility (weight).</text:p>
      <text:p text:style-name="P7"><text:s text:c="3"/></text:p>
      <text:p text:style-name="P7"><text:s text:c="3"/>Complexity: <text:s/>O(n^3), where n is the number of workers or jobs.</text:p>
      <text:p text:style-name="P7"><text:s text:c="3"/>-----------------------------------------------------------------</text:p>
      <text:p text:style-name="P7"><text:s text:c="3"/>Author: <text:s text:c="5"/>Jason Klaus</text:p>
      <text:p text:style-name="P7"><text:s text:c="3"/>Date: <text:s text:c="7"/>February 18, 2004</text:p>
      <text:p text:style-name="P7"><text:s text:c="3"/>References: <text:s/>www.cs.umd.edu/class/fall2003/cmsc651/lec07.ps</text:p>
      <text:p text:style-name="P7"><text:s text:c="3"/>-----------------------------------------------------------------</text:p>
      <text:p text:style-name="P7"><text:s text:c="3"/>Reliability: 3</text:p>
      <text:p text:style-name="P7"><text:s text:c="3"/>Notes: <text:s text:c="6"/>- W is a 2 dimensional array where W[i][j] is the weight of</text:p>
      <text:p text:style-name="P7"><text:s text:c="18"/>worker i doing job j. <text:s/>Weights must be non-negative. <text:s/>If</text:p>
      <text:p text:style-name="P7"><text:s text:c="18"/>there is no weight assigned to a particular worker and job</text:p>
      <text:p text:style-name="P7"><text:s text:c="18"/>pair, set it to zero. <text:s/>If there is a different number of</text:p>
      <text:p text:style-name="P7"><text:s text:c="18"/>workers than jobs, create dummy workers or jobs accordingly</text:p>
      <text:p text:style-name="P7"><text:s text:c="18"/>with zero weight edges.</text:p>
      <text:p text:style-name="P7"><text:s text:c="16"/>- M is a 1 dimensional array populated by the algorithm where</text:p>
      <text:p text:style-name="P7"><text:s text:c="18"/>M[i] is the index of the job matched to worker i.</text:p>
      <text:p text:style-name="P7"><text:s text:c="16"/>- This algorithm could be used on non-negative floating point</text:p>
      <text:p text:style-name="P7"><text:s text:c="18"/>weights as well.</text:p>
      <text:p text:style-name="P7">*/</text:p>
      <text:p text:style-name="P7"><text:soft-page-break/></text:p>
      <text:p text:style-name="P6">#include &lt;stdio.h&gt;</text:p>
      <text:p text:style-name="P6"/>
      <text:p text:style-name="P7">/* Maximum number of workers/jobs */</text:p>
      <text:p text:style-name="P6">#define MAX_N 100</text:p>
      <text:p text:style-name="P6"/>
      <text:p text:style-name="No_20_Spacing"><text:span text:style-name="T8">int</text:span><text:span text:style-name="T7"> W[MAX_N][MAX_N], U[MAX_N], V[MAX_N], Y[MAX_N]; </text:span><text:span text:style-name="T4">/* &lt;-- weight variables */</text:span></text:p>
      <text:p text:style-name="No_20_Spacing"><text:span text:style-name="T9">int</text:span><text:span text:style-name="T6"> M[MAX_N], N[MAX_N], P[MAX_N], Q[MAX_N], R[MAX_N], S[MAX_N], T[MAX_N];</text:span></text:p>
      <text:p text:style-name="P10"/>
      <text:p text:style-name="P7">/* Returns the maximum weight, with the perfect matching stored in M. */</text:p>
      <text:p text:style-name="No_20_Spacing"><text:span text:style-name="T8">int</text:span><text:span text:style-name="T7"> Assign(</text:span><text:span text:style-name="T8">int</text:span><text:span text:style-name="T7"> n)</text:span></text:p>
      <text:p text:style-name="P11">{</text:p>
      <text:p text:style-name="No_20_Spacing"><text:span text:style-name="T7"><text:s text:c="2"/></text:span><text:span text:style-name="T8">int</text:span><text:span text:style-name="T7"> w, y; </text:span><text:span text:style-name="T4">/* &lt;-- weight variables */</text:span></text:p>
      <text:p text:style-name="No_20_Spacing"><text:span text:style-name="T7"><text:s text:c="2"/></text:span><text:span text:style-name="T8">int</text:span><text:span text:style-name="T7"> i, j, m, p, q, s, t, v;</text:span></text:p>
      <text:p text:style-name="P11"/>
      <text:p text:style-name="No_20_Spacing"><text:span text:style-name="T7"><text:s text:c="2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4"/>M[i] = N[i] = -</text:span><text:span text:style-name="T12">1</text:span><text:span text:style-name="T6">;</text:span></text:p>
      <text:p text:style-name="No_20_Spacing"><text:span text:style-name="T6"><text:s text:c="4"/>U[i] = V[i] = </text:span><text:span text:style-name="T12">0</text:span><text:span text:style-name="T6">;</text:span></text:p>
      <text:p text:style-name="P10"/>
      <text:p text:style-name="No_20_Spacing"><text:span text:style-name="T6"><text:s text:c="4"/></text:span><text:span text:style-name="T9">for</text:span><text:span text:style-name="T6"> (j = </text:span><text:span text:style-name="T12">0</text:span><text:span text:style-name="T6">; j &lt; n; j++)</text:span></text:p>
      <text:p text:style-name="No_20_Spacing"><text:span text:style-name="T6"><text:s text:c="6"/></text:span><text:span text:style-name="T9">if</text:span><text:span text:style-name="T6"> (W[i][j] &gt; U[i])</text:span></text:p>
      <text:p text:style-name="P10"><text:s text:c="8"/>U[i] = W[i][j];</text:p>
      <text:p text:style-name="P10"><text:s text:c="2"/>}</text:p>
      <text:p text:style-name="P10"/>
      <text:p text:style-name="No_20_Spacing"><text:span text:style-name="T6"><text:s text:c="2"/></text:span><text:span text:style-name="T9">for</text:span><text:span text:style-name="T6"> (m = </text:span><text:span text:style-name="T12">0</text:span><text:span text:style-name="T6">; m &lt; n; m++) {</text:span></text:p>
      <text:p text:style-name="No_20_Spacing"><text:span text:style-name="T6"><text:s text:c="4"/></text:span><text:span text:style-name="T9">for</text:span><text:span text:style-name="T6"> (p = i = </text:span><text:span text:style-name="T12">0</text:span><text:span text:style-name="T6">; i &lt; n; i++) {</text:span></text:p>
      <text:p text:style-name="No_20_Spacing"><text:span text:style-name="T6"><text:s text:c="6"/></text:span><text:span text:style-name="T7">T[i] = </text:span><text:span text:style-name="T13">0</text:span><text:span text:style-name="T7">;</text:span></text:p>
      <text:p text:style-name="No_20_Spacing"><text:span text:style-name="T7"><text:s text:c="6"/>Y[i] = -</text:span><text:span text:style-name="T13">1</text:span><text:span text:style-name="T7">;</text:span></text:p>
      <text:p text:style-name="P11"/>
      <text:p text:style-name="No_20_Spacing"><text:span text:style-name="T7"><text:s text:c="6"/></text:span><text:span text:style-name="T8">if</text:span><text:span text:style-name="T7"> (M[i] == -</text:span><text:span text:style-name="T13">1</text:span><text:span text:style-name="T7">) {</text:span></text:p>
      <text:p text:style-name="No_20_Spacing"><text:span text:style-name="T7"><text:s text:c="8"/>S[i] = </text:span><text:span text:style-name="T13">1</text:span><text:span text:style-name="T7">;</text:span></text:p>
      <text:p text:style-name="P11"><text:s text:c="8"/>P[p++] = i;</text:p>
      <text:p text:style-name="P11"><text:s text:c="6"/>}</text:p>
      <text:p text:style-name="No_20_Spacing"><text:span text:style-name="T7"><text:s text:c="6"/></text:span><text:span text:style-name="T8">else</text:span></text:p>
      <text:p text:style-name="No_20_Spacing"><text:span text:style-name="T7"><text:s text:c="8"/>S[i] = </text:span><text:span text:style-name="T13">0</text:span><text:span text:style-name="T7">;</text:span></text:p>
      <text:p text:style-name="P11"><text:s text:c="4"/>}</text:p>
      <text:p text:style-name="P11"/>
      <text:p text:style-name="No_20_Spacing"><text:span text:style-name="T7"><text:s text:c="4"/></text:span><text:span text:style-name="T8">while</text:span><text:span text:style-name="T7"> (</text:span><text:span text:style-name="T13">1</text:span><text:span text:style-name="T7">) {</text:span></text:p>
      <text:p text:style-name="No_20_Spacing"><text:span text:style-name="T7"><text:s text:c="6"/></text:span><text:span text:style-name="T8">for</text:span><text:span text:style-name="T7"> (q = s = </text:span><text:span text:style-name="T13">0</text:span><text:span text:style-name="T7">; s &lt; p; s++) {</text:span></text:p>
      <text:p text:style-name="P11"><text:s text:c="8"/>i = P[s];</text:p>
      <text:p text:style-name="P11"/>
      <text:p text:style-name="No_20_Spacing"><text:span text:style-name="T7"><text:s text:c="8"/></text:span><text:span text:style-name="T8">for</text:span><text:span text:style-name="T7"> (j = </text:span><text:span text:style-name="T13">0</text:span><text:span text:style-name="T7">; j &lt; n; j++)</text:span></text:p>
      <text:p text:style-name="No_20_Spacing"><text:span text:style-name="T7"><text:s text:c="10"/></text:span><text:span text:style-name="T8">if</text:span><text:span text:style-name="T7"> (!T[j]) {</text:span></text:p>
      <text:p text:style-name="P11"><text:s text:c="12"/>y = U[i] + V[j] - W[i][j];</text:p>
      <text:p text:style-name="P11"/>
      <text:p text:style-name="No_20_Spacing"><text:span text:style-name="T7"><text:s text:c="12"/></text:span><text:span text:style-name="T8">if</text:span><text:span text:style-name="T7"> (y == </text:span><text:span text:style-name="T13">0</text:span><text:span text:style-name="T7">) {</text:span></text:p>
      <text:p text:style-name="P11"><text:s text:c="14"/>R[j] = i;</text:p>
      <text:p text:style-name="No_20_Spacing"><text:span text:style-name="T7"><text:s text:c="14"/></text:span><text:span text:style-name="T8">if</text:span><text:span text:style-name="T7"> (N[j] == -</text:span><text:span text:style-name="T13">1</text:span><text:span text:style-name="T7">)</text:span></text:p>
      <text:p text:style-name="No_20_Spacing"><text:span text:style-name="T7"><text:s text:c="16"/></text:span><text:span text:style-name="T8">goto</text:span><text:span text:style-name="T7"> end_phase;</text:span></text:p>
      <text:p text:style-name="No_20_Spacing"><text:span text:style-name="T7"><text:s text:c="14"/>T[j] = </text:span><text:span text:style-name="T13">1</text:span><text:span text:style-name="T7">;</text:span></text:p>
      <text:p text:style-name="P11"><text:soft-page-break/><text:s text:c="14"/>Q[q++] = j;</text:p>
      <text:p text:style-name="P11"><text:s text:c="12"/>}</text:p>
      <text:p text:style-name="No_20_Spacing"><text:span text:style-name="T7"><text:s text:c="12"/></text:span><text:span text:style-name="T8">else</text:span><text:span text:style-name="T7"> </text:span><text:span text:style-name="T8">if</text:span><text:span text:style-name="T7"> ((Y[j] == -</text:span><text:span text:style-name="T13">1</text:span><text:span text:style-name="T7">) || (y &lt; Y[j])) {</text:span></text:p>
      <text:p text:style-name="P11"><text:s text:c="14"/>Y[j] = y;</text:p>
      <text:p text:style-name="P11"><text:s text:c="14"/>R[j] = i;</text:p>
      <text:p text:style-name="P11"><text:s text:c="12"/>}</text:p>
      <text:p text:style-name="P11"><text:s text:c="10"/>}</text:p>
      <text:p text:style-name="P11"><text:s text:c="6"/>}</text:p>
      <text:p text:style-name="P11"/>
      <text:p text:style-name="No_20_Spacing"><text:span text:style-name="T7"><text:s text:c="6"/></text:span><text:span text:style-name="T8">if</text:span><text:span text:style-name="T7"> (q == </text:span><text:span text:style-name="T13">0</text:span><text:span text:style-name="T7">) {</text:span></text:p>
      <text:p text:style-name="No_20_Spacing"><text:span text:style-name="T7"><text:s text:c="8"/>y = -</text:span><text:span text:style-name="T13">1</text:span><text:span text:style-name="T7">;</text:span></text:p>
      <text:p text:style-name="P11"/>
      <text:p text:style-name="No_20_Spacing"><text:span text:style-name="T7"><text:s text:c="8"/></text:span><text:span text:style-name="T8">for</text:span><text:span text:style-name="T7"> (j = </text:span><text:span text:style-name="T13">0</text:span><text:span text:style-name="T7">; j &lt; n; j++)</text:span></text:p>
      <text:p text:style-name="No_20_Spacing"><text:span text:style-name="T7"><text:s text:c="10"/></text:span><text:span text:style-name="T8">if</text:span><text:span text:style-name="T7"> (!T[j] &amp;&amp; ((y == -</text:span><text:span text:style-name="T13">1</text:span><text:span text:style-name="T7">) || (Y[j] &lt; y)))</text:span></text:p>
      <text:p text:style-name="P11"><text:s text:c="12"/>y = Y[j];</text:p>
      <text:p text:style-name="P11"/>
      <text:p text:style-name="No_20_Spacing"><text:span text:style-name="T7"><text:s text:c="8"/></text:span><text:span text:style-name="T8">for</text:span><text:span text:style-name="T7"> (j = </text:span><text:span text:style-name="T13">0</text:span><text:span text:style-name="T7">; j &lt; n; j++) {</text:span></text:p>
      <text:p text:style-name="No_20_Spacing"><text:span text:style-name="T7"><text:s text:c="10"/></text:span><text:span text:style-name="T8">if</text:span><text:span text:style-name="T7"> (T[j])</text:span></text:p>
      <text:p text:style-name="P11"><text:s text:c="12"/>V[j] += y;</text:p>
      <text:p text:style-name="P11"/>
      <text:p text:style-name="No_20_Spacing"><text:span text:style-name="T7"><text:s text:c="10"/></text:span><text:span text:style-name="T8">if</text:span><text:span text:style-name="T7"> (S[j])</text:span></text:p>
      <text:p text:style-name="P11"><text:s text:c="12"/>U[j] -= y;</text:p>
      <text:p text:style-name="P11"><text:s text:c="8"/>}</text:p>
      <text:p text:style-name="P11"/>
      <text:p text:style-name="No_20_Spacing"><text:span text:style-name="T7"><text:s text:c="8"/></text:span><text:span text:style-name="T8">for</text:span><text:span text:style-name="T7"> (j = </text:span><text:span text:style-name="T13">0</text:span><text:span text:style-name="T7">; j &lt; n; j++)</text:span></text:p>
      <text:p text:style-name="No_20_Spacing"><text:span text:style-name="T7"><text:s text:c="10"/></text:span><text:span text:style-name="T8">if</text:span><text:span text:style-name="T7"> (!T[j]) {</text:span></text:p>
      <text:p text:style-name="P11"><text:s text:c="12"/>Y[j] -= y;</text:p>
      <text:p text:style-name="P11"/>
      <text:p text:style-name="No_20_Spacing"><text:span text:style-name="T7"><text:s text:c="12"/></text:span><text:span text:style-name="T8">if</text:span><text:span text:style-name="T7"> (Y[j] == </text:span><text:span text:style-name="T13">0</text:span><text:span text:style-name="T7">) {</text:span></text:p>
      <text:p text:style-name="No_20_Spacing"><text:span text:style-name="T7"><text:s text:c="14"/></text:span><text:span text:style-name="T8">if</text:span><text:span text:style-name="T7"> (N[j] == -</text:span><text:span text:style-name="T13">1</text:span><text:span text:style-name="T7">)</text:span></text:p>
      <text:p text:style-name="No_20_Spacing"><text:span text:style-name="T7"><text:s text:c="16"/></text:span><text:span text:style-name="T8">goto</text:span><text:span text:style-name="T7"> end_phase;</text:span></text:p>
      <text:p text:style-name="No_20_Spacing"><text:span text:style-name="T7"><text:s text:c="14"/>T[j] = </text:span><text:span text:style-name="T13">1</text:span><text:span text:style-name="T7">;</text:span></text:p>
      <text:p text:style-name="P11"><text:s text:c="14"/>Q[q++] = j;</text:p>
      <text:p text:style-name="P11"><text:s text:c="12"/>}</text:p>
      <text:p text:style-name="P11"><text:s text:c="10"/>}</text:p>
      <text:p text:style-name="P11"><text:s text:c="6"/>}</text:p>
      <text:p text:style-name="P11"/>
      <text:p text:style-name="No_20_Spacing"><text:span text:style-name="T7"><text:s text:c="6"/></text:span><text:span text:style-name="T8">for</text:span><text:span text:style-name="T7"> (p = t = </text:span><text:span text:style-name="T13">0</text:span><text:span text:style-name="T7">; t &lt; q; t++) {</text:span></text:p>
      <text:p text:style-name="P11"><text:s text:c="8"/>i = N[Q[t]];</text:p>
      <text:p text:style-name="No_20_Spacing"><text:span text:style-name="T7"><text:s text:c="8"/>S[i] = </text:span><text:span text:style-name="T13">1</text:span><text:span text:style-name="T7">;</text:span></text:p>
      <text:p text:style-name="P11"><text:s text:c="8"/>P[p++] = i;</text:p>
      <text:p text:style-name="P11"><text:s text:c="6"/>}</text:p>
      <text:p text:style-name="P11"><text:s text:c="4"/>}</text:p>
      <text:p text:style-name="P11"><text:s text:c="3"/></text:p>
      <text:p text:style-name="P11"><text:s text:c="2"/>end_phase:</text:p>
      <text:p text:style-name="No_20_Spacing"><text:span text:style-name="T7"><text:s text:c="4"/></text:span><text:span text:style-name="T6">i = R[j];</text:span></text:p>
      <text:p text:style-name="P10"><text:s text:c="4"/>v = M[i];</text:p>
      <text:p text:style-name="P10"><text:s text:c="4"/>M[i] = j;</text:p>
      <text:p text:style-name="P10"><text:s text:c="4"/>N[j] = i;</text:p>
      <text:p text:style-name="P10"/>
      <text:p text:style-name="No_20_Spacing"><text:span text:style-name="T6"><text:s text:c="4"/></text:span><text:span text:style-name="T9">while</text:span><text:span text:style-name="T6"> (v != -</text:span><text:span text:style-name="T12">1</text:span><text:span text:style-name="T6">) {</text:span></text:p>
      <text:p text:style-name="P10"><text:soft-page-break/><text:s text:c="6"/>j = v;</text:p>
      <text:p text:style-name="P10"><text:s text:c="6"/>i = R[j];</text:p>
      <text:p text:style-name="P10"><text:s text:c="6"/>v = M[i];</text:p>
      <text:p text:style-name="P10"><text:s text:c="6"/>M[i] = j;</text:p>
      <text:p text:style-name="P10"><text:s text:c="6"/>N[j] = i; <text:s text:c="3"/></text:p>
      <text:p text:style-name="P10"><text:s text:c="4"/>}</text:p>
      <text:p text:style-name="P10"><text:s text:c="2"/>}</text:p>
      <text:p text:style-name="P10"/>
      <text:p text:style-name="No_20_Spacing"><text:span text:style-name="T6"><text:s text:c="2"/></text:span><text:span text:style-name="T9">for</text:span><text:span text:style-name="T6"> (i = w = </text:span><text:span text:style-name="T12">0</text:span><text:span text:style-name="T6">; i &lt; n; i++)</text:span></text:p>
      <text:p text:style-name="No_20_Spacing"><text:span text:style-name="T6"><text:s text:c="4"/></text:span><text:span text:style-name="T7">w += W[i][M[i]];</text:span></text:p>
      <text:p text:style-name="P11"/>
      <text:p text:style-name="No_20_Spacing"><text:span text:style-name="T7"><text:s text:c="2"/></text:span><text:span text:style-name="T8">return</text:span><text:span text:style-name="T7"> w;</text:span></text:p>
      <text:p text:style-name="P11">}</text:p>
      <text:p text:style-name="P11"/>
      <text:p text:style-name="P11"/>
      <text:p text:style-name="No_20_Spacing"><text:span text:style-name="T8">int</text:span><text:span text:style-name="T7"> main()</text:span></text:p>
      <text:p text:style-name="P11">{</text:p>
      <text:p text:style-name="No_20_Spacing"><text:span text:style-name="T7"><text:s text:c="2"/></text:span><text:span text:style-name="T8">int</text:span><text:span text:style-name="T7"> w; </text:span><text:span text:style-name="T4">/* &lt;-- weight variables */</text:span></text:p>
      <text:p text:style-name="No_20_Spacing"><text:span text:style-name="T7"><text:s text:c="2"/></text:span><text:span text:style-name="T9">int</text:span><text:span text:style-name="T6"> n, i, j;</text:span></text:p>
      <text:p text:style-name="P10"/>
      <text:p text:style-name="No_20_Spacing"><text:span text:style-name="T6"><text:s text:c="2"/></text:span><text:span text:style-name="T9">while</text:span><text:span text:style-name="T6"> ((scanf(</text:span><text:span text:style-name="T10">"%d"</text:span><text:span text:style-name="T6">, &amp;n) == </text:span><text:span text:style-name="T12">1</text:span><text:span text:style-name="T6">) &amp;&amp; (n != </text:span><text:span text:style-name="T12">0</text:span><text:span text:style-name="T6">)) {</text:span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6"/></text:span><text:span text:style-name="T9">for</text:span><text:span text:style-name="T6"> (j = </text:span><text:span text:style-name="T12">0</text:span><text:span text:style-name="T6">; j &lt; n; j++) {</text:span></text:p>
      <text:p text:style-name="No_20_Spacing"><text:span text:style-name="T6"><text:s text:c="8"/></text:span><text:span text:style-name="T7">scanf(</text:span><text:span text:style-name="T11">"%d"</text:span><text:span text:style-name="T7">, &amp;W[i][j]);</text:span></text:p>
      <text:p text:style-name="P11"><text:s text:c="6"/>}</text:p>
      <text:p text:style-name="P11"><text:s text:c="4"/>}</text:p>
      <text:p text:style-name="P11"/>
      <text:p text:style-name="P11"><text:s text:c="4"/>w = Assign(n);</text:p>
      <text:p text:style-name="P11"/>
      <text:p text:style-name="No_20_Spacing"><text:span text:style-name="T7"><text:s text:c="4"/>printf(</text:span><text:span text:style-name="T11">"Optimum weight: %d\n"</text:span><text:span text:style-name="T7">, w);</text:span></text:p>
      <text:p text:style-name="No_20_Spacing"><text:span text:style-name="T7"><text:s text:c="4"/>printf(</text:span><text:span text:style-name="T11">"Matchings:\n"</text:span><text:span text:style-name="T7">);</text:span></text:p>
      <text:p text:style-name="P11"/>
      <text:p text:style-name="No_20_Spacing"><text:span text:style-name="T7"><text:s text:c="4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6"/>printf(</text:span><text:span text:style-name="T11">"%d matched to %d\n"</text:span><text:span text:style-name="T7">, i, M[i]);</text:span></text:p>
      <text:p text:style-name="P11"><text:s text:c="4"/>}</text:p>
      <text:p text:style-name="P11"><text:s text:c="2"/>}</text:p>
      <text:p text:style-name="P11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11"/>
      <text:p text:style-name="P11"/>
      <text:p text:style-name="P2"/>
      <text:p text:style-name="P14">############################################</text:p>
      <text:list xml:id="list29630516" text:continue-numbering="true" text:style-name="Outline">
        <text:list-item>
          <text:h text:style-name="P19" text:outline-level="1"><text:bookmark-start text:name="__RefHeading___Toc26944_2932636602"/><text:bookmark text:name="Bookmark106"/>Miscellaneous<text:bookmark-end text:name="__RefHeading___Toc26944_2932636602"/></text:h>
        </text:list-item>
      </text:list>
      <text:p text:style-name="P6">############################################</text:p>
      <text:p text:style-name="P6"/>
      <text:p text:style-name="P6"/>
      <text:p text:style-name="P7">/* Miscellaneous: </text:p>
      <text:list xml:id="list29651512" text:continue-numbering="true" text:style-name="Outline">
        <text:list-item>
          <text:list>
            <text:list-item>
              <text:h text:style-name="P18" text:outline-level="2"><text:bookmark-start text:name="__RefHeading___Toc26946_2932636602"/><text:bookmark text:name="Bookmark107"/>Bit Count<text:bookmark-end text:name="__RefHeading___Toc2694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akes an integer value and returns the number of</text:p>
      <text:p text:style-name="P7"><text:s text:c="16"/>bits that are set to one.</text:p>
      <text:p text:style-name="P7"><text:s text:c="3"/></text:p>
      <text:p text:style-name="P7"><text:s text:c="3"/>Complexity: <text:s/>O(N) where N is the number of '1' bits.</text:p>
      <text:p text:style-name="P7"><text:s text:c="3"/>-----------------------------------------------------------------</text:p>
      <text:p text:style-name="P7"><text:s text:c="3"/>Author: <text:s text:c="5"/>Patrick Earl</text:p>
      <text:p text:style-name="P7"><text:s text:c="3"/>Date: <text:s text:c="7"/>Sept 25, 2002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As is, it accepts large unsigned values. <text:s/>It can be</text:p>
      <text:p text:style-name="P7"><text:s text:c="16"/>modified to check larger integers by using long long</text:p>
      <text:p text:style-name="P7"><text:s text:c="16"/>instead of int.</text:p>
      <text:p text:style-name="P7">*/</text:p>
      <text:p text:style-name="P7"/>
      <text:p text:style-name="P6">#include &lt;stdio.h&gt;</text:p>
      <text:p text:style-name="P6"/>
      <text:p text:style-name="No_20_Spacing"><text:span text:style-name="T8">int</text:span><text:span text:style-name="T7"> bitcount(</text:span><text:span text:style-name="T8">int</text:span><text:span text:style-name="T7"> a){</text:span></text:p>
      <text:p text:style-name="No_20_Spacing"><text:span text:style-name="T7"><text:s text:c="2"/></text:span><text:span text:style-name="T8">int</text:span><text:span text:style-name="T7"> c = </text:span><text:span text:style-name="T13">0</text:span><text:span text:style-name="T7">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a){</text:span></text:p>
      <text:p text:style-name="P11"><text:s text:c="4"/>c++;</text:p>
      <text:p text:style-name="No_20_Spacing"><text:span text:style-name="T7"><text:s text:c="4"/>a &amp;= a-</text:span><text:span text:style-name="T13">1</text:span><text:span text:style-name="T7">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c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a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a) == </text:span><text:span text:style-name="T13">1</text:span><text:span text:style-name="T7">){</text:span></text:p>
      <text:p text:style-name="No_20_Spacing"><text:span text:style-name="T7"><text:s text:c="4"/>printf(</text:span><text:span text:style-name="T11">"Number of 1 bits in %d is %d\n"</text:span><text:span text:style-name="T7">, a, bitcount(a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Miscellaneous: </text:p>
      <text:list xml:id="list29626247" text:continue-numbering="true" text:style-name="Outline">
        <text:list-item>
          <text:list>
            <text:list-item>
              <text:h text:style-name="P18" text:outline-level="2"><text:bookmark-start text:name="__RefHeading___Toc26948_2932636602"/><text:bookmark text:name="Bookmark108"/><text:soft-page-break/>Roman Numerals<text:bookmark-end text:name="__RefHeading___Toc2694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<text:s/>Converts an arabic number (as an int) to roman </text:p>
      <text:p text:style-name="P7"><text:s text:c="16"/>numerals (as a null-terminated string) and vice versa.</text:p>
      <text:p text:style-name="P7"/>
      <text:p text:style-name="P7"><text:s text:c="3"/>Complexity: <text:s text:c="7"/>O(1)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07, 2003</text:p>
      <text:p text:style-name="P7"><text:s text:c="3"/>References: <text:s/>http://www.wilkiecollins.demon.co.uk/roman/front.htm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Remember that the romans didn't use negative</text:p>
      <text:p text:style-name="P7"><text:s text:c="16"/>numbers or the number zero, so those aren't valid</text:p>
      <text:p text:style-name="P7"><text:s text:c="16"/>numbers. <text:s/>Numbers greater than or equal to 5000</text:p>
      <text:p text:style-name="P7"><text:s text:c="16"/>aren't valid either; those roman numbers can't </text:p>
      <text:p text:style-name="P7"><text:s text:c="16"/>easily be represented in ASCII. <text:s/></text:p>
      <text:p text:style-name="P7"/>
      <text:p text:style-name="P7"><text:s text:c="16"/>The romans didn't have well-defined numbers; this</text:p>
      <text:p text:style-name="P7"><text:s text:c="16"/>implementation uses the rules you see for dating</text:p>
      <text:p text:style-name="P7"><text:s text:c="16"/>television shows, so things like IX are legal, </text:p>
      <text:p text:style-name="P7"><text:s text:c="16"/>but IM is not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string&gt;</text:p>
      <text:p text:style-name="P6">#include &lt;map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No_20_Spacing"><text:span text:style-name="T7">map&lt;string, </text:span><text:span text:style-name="T8">int</text:span><text:span text:style-name="T7">, less &lt;string&gt; &gt; dict;</text:span></text:p>
      <text:p text:style-name="P11"/>
      <text:p text:style-name="No_20_Spacing"><text:span text:style-name="T8">char</text:span><text:span text:style-name="T7"> nums[</text:span><text:span text:style-name="T13">5000</text:span><text:span text:style-name="T7">][</text:span><text:span text:style-name="T13">20</text:span><text:span text:style-name="T7">];</text:span></text:p>
      <text:p text:style-name="P11"/>
      <text:p text:style-name="No_20_Spacing"><text:span text:style-name="T8">void</text:span><text:span text:style-name="T7"> gen_roman() {</text:span></text:p>
      <text:p text:style-name="No_20_Spacing"><text:span text:style-name="T7"><text:s text:c="2"/></text:span><text:span text:style-name="T9">char</text:span><text:span text:style-name="T6"> *roman[</text:span><text:span text:style-name="T12">13</text:span><text:span text:style-name="T6">] = </text:span></text:p>
      <text:p text:style-name="No_20_Spacing"><text:span text:style-name="T6"><text:s text:c="4"/>{</text:span><text:span text:style-name="T10">"M"</text:span><text:span text:style-name="T6">,</text:span><text:span text:style-name="T10">"CM"</text:span><text:span text:style-name="T6">,</text:span><text:span text:style-name="T10">"D"</text:span><text:span text:style-name="T6">,</text:span><text:span text:style-name="T10">"CD"</text:span><text:span text:style-name="T6">,</text:span><text:span text:style-name="T10">"C"</text:span><text:span text:style-name="T6">,</text:span><text:span text:style-name="T10">"XC"</text:span><text:span text:style-name="T6">,</text:span><text:span text:style-name="T10">"L"</text:span><text:span text:style-name="T6">,</text:span><text:span text:style-name="T10">"XL"</text:span><text:span text:style-name="T6">,</text:span><text:span text:style-name="T10">"X"</text:span><text:span text:style-name="T6">,</text:span><text:span text:style-name="T10">"IX"</text:span><text:span text:style-name="T6">,</text:span><text:span text:style-name="T10">"V"</text:span><text:span text:style-name="T6">,</text:span><text:span text:style-name="T10">"IV"</text:span><text:span text:style-name="T6">,</text:span><text:span text:style-name="T10">"I"</text:span><text:span text:style-name="T6">};</text:span></text:p>
      <text:p text:style-name="No_20_Spacing"><text:span text:style-name="T6"><text:s text:c="2"/></text:span><text:span text:style-name="T9">int</text:span><text:span text:style-name="T6"> i, j, n, arab[</text:span><text:span text:style-name="T12">13</text:span><text:span text:style-name="T6">] = {</text:span><text:span text:style-name="T12">1000</text:span><text:span text:style-name="T6">,</text:span><text:span text:style-name="T12">900</text:span><text:span text:style-name="T6">,</text:span><text:span text:style-name="T12">500</text:span><text:span text:style-name="T6">,</text:span><text:span text:style-name="T12">400</text:span><text:span text:style-name="T6">,</text:span><text:span text:style-name="T12">100</text:span><text:span text:style-name="T6">,</text:span><text:span text:style-name="T12">90</text:span><text:span text:style-name="T6">,</text:span><text:span text:style-name="T12">50</text:span><text:span text:style-name="T6">,</text:span><text:span text:style-name="T12">40</text:span><text:span text:style-name="T6">,</text:span><text:span text:style-name="T12">10</text:span><text:span text:style-name="T6">,</text:span><text:span text:style-name="T12">9</text:span><text:span text:style-name="T6">,</text:span><text:span text:style-name="T12">5</text:span><text:span text:style-name="T6">,</text:span><text:span text:style-name="T12">4</text:span><text:span text:style-name="T6">,</text:span><text:span text:style-name="T12">1</text:span><text:span text:style-name="T6">};</text:span></text:p>
      <text:p text:style-name="No_20_Spacing"><text:span text:style-name="T6"><text:s text:c="2"/></text:span><text:span text:style-name="T7">string key;</text:span></text:p>
      <text:p text:style-name="P11"/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</text:span><text:span text:style-name="T13">5000</text:span><text:span text:style-name="T7">; i++) {</text:span></text:p>
      <text:p text:style-name="No_20_Spacing"><text:span text:style-name="T7"><text:s text:c="4"/></text:span><text:span text:style-name="T6">nums[i][</text:span><text:span text:style-name="T12">0</text:span><text:span text:style-name="T6">] = </text:span><text:span text:style-name="T12">0</text:span><text:span text:style-name="T6">;</text:span></text:p>
      <text:p text:style-name="No_20_Spacing"><text:span text:style-name="T6"><text:s text:c="4"/></text:span><text:span text:style-name="T9">for</text:span><text:span text:style-name="T6"> (n = i, j = </text:span><text:span text:style-name="T12">0</text:span><text:span text:style-name="T6">; n; j++)</text:span></text:p>
      <text:p text:style-name="No_20_Spacing"><text:span text:style-name="T6"><text:s text:c="6"/></text:span><text:span text:style-name="T9">for</text:span><text:span text:style-name="T6"> (; n &gt;= arab[j]; n -= arab[j]) </text:span></text:p>
      <text:p text:style-name="No_20_Spacing"><text:span text:style-name="T6"><text:s text:c="8"/></text:span><text:span text:style-name="T7">strcat(nums[i],roman[j]);</text:span></text:p>
      <text:p text:style-name="P11"><text:s text:c="4"/>key = nums[i];</text:p>
      <text:p text:style-name="P11"><text:s text:c="4"/>dict[key] = i;</text:p>
      <text:p text:style-name="P11"><text:s text:c="2"/>}</text:p>
      <text:p text:style-name="P11">}</text:p>
      <text:p text:style-name="P11"/>
      <text:p text:style-name="No_20_Spacing"><text:span text:style-name="T8">char</text:span><text:span text:style-name="T7"> *to_roman(</text:span><text:span text:style-name="T8">int</text:span><text:span text:style-name="T7"> n) {</text:span></text:p>
      <text:p text:style-name="No_20_Spacing"><text:soft-page-break/><text:span text:style-name="T7"><text:s text:c="2"/></text:span><text:span text:style-name="T8">if</text:span><text:span text:style-name="T7"> (n &lt; </text:span><text:span text:style-name="T13">1</text:span><text:span text:style-name="T7"> || n &gt;= </text:span><text:span text:style-name="T13">5000</text:span><text:span text:style-name="T7">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nums[n];</text:span></text:p>
      <text:p text:style-name="P11">}</text:p>
      <text:p text:style-name="P11"/>
      <text:p text:style-name="No_20_Spacing"><text:span text:style-name="T8">int</text:span><text:span text:style-name="T7"> to_arabic(</text:span><text:span text:style-name="T8">char</text:span><text:span text:style-name="T7"> *in) {</text:span></text:p>
      <text:p text:style-name="P11"><text:s text:c="2"/>string key = in;</text:p>
      <text:p text:style-name="P11"/>
      <text:p text:style-name="No_20_Spacing"><text:span text:style-name="T7"><text:s text:c="2"/></text:span><text:span text:style-name="T8">if</text:span><text:span text:style-name="T7"> (!dict.count(key)) </text:span><text:span text:style-name="T8">return</text:span><text:span text:style-name="T7"> -</text:span><text:span text:style-name="T13">1</text:span><text:span text:style-name="T7">;</text:span></text:p>
      <text:p text:style-name="No_20_Spacing"><text:span text:style-name="T7"><text:s text:c="2"/></text:span><text:span text:style-name="T8">return</text:span><text:span text:style-name="T7"> dict[key]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;</text:span></text:p>
      <text:p text:style-name="P11"/>
      <text:p text:style-name="P11"><text:s text:c="2"/>gen_roman();</text:p>
      <text:p text:style-name="No_20_Spacing"><text:span text:style-name="T7"><text:s text:c="2"/></text:span><text:span text:style-name="T8">for</text:span><text:span text:style-name="T7"> (i = </text:span><text:span text:style-name="T13">1</text:span><text:span text:style-name="T7">; i &lt; </text:span><text:span text:style-name="T13">5000</text:span><text:span text:style-name="T7">; i++)</text:span></text:p>
      <text:p text:style-name="No_20_Spacing"><text:span text:style-name="T7"><text:s text:c="4"/>printf(</text:span><text:span text:style-name="T11">"%d = %s\n"</text:span><text:span text:style-name="T7">,to_arabic(to_roman(i)),to_roman(i));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Miscellaneous: </text:p>
      <text:list xml:id="list29649557" text:continue-numbering="true" text:style-name="Outline">
        <text:list-item>
          <text:list>
            <text:list-item>
              <text:h text:style-name="P18" text:outline-level="2"><text:bookmark-start text:name="__RefHeading___Toc26950_2932636602"/><text:bookmark text:name="Bookmark109"/>Rubik's Cube simulator<text:bookmark-end text:name="__RefHeading___Toc2695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flattened Rubik's cube, provides utilities</text:p>
      <text:p text:style-name="P7"><text:s text:c="16"/>for clockwise rotation of each face</text:p>
      <text:p text:style-name="P7"><text:s text:c="3"/></text:p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27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Problem A: Grandapa's Rubik Cube</text:p>
      <text:p text:style-name="P7"><text:s text:c="29"/>(ACM South America 2002) Jan 26, 2003</text:p>
      <text:p text:style-name="P7"><text:s text:c="3"/>Notes: <text:s text:c="6"/>Each cube must be represented by a 9 by 12 character</text:p>
      <text:p text:style-name="P7"><text:s text:c="16"/>array, with the faces numbered as follows.</text:p>
      <text:p text:style-name="P7"/>
      <text:p text:style-name="P7"><text:s text:c="17"/>0123456789AB <text:s text:c="2"/>Rotate(Cube c, int f) rotates face f</text:p>
      <text:p text:style-name="P7"><text:s text:c="16"/>0...+-+...... <text:s text:c="2"/>90 degrees clockwise.</text:p>
      <text:p text:style-name="P7"><text:s text:c="16"/>1...|4|......</text:p>
      <text:p text:style-name="P7"><text:s text:c="16"/>2...+-+...... <text:s text:c="4"/>+-----+ <text:s text:c="9"/>+-----+</text:p>
      <text:p text:style-name="P7"><text:s text:c="16"/>3+-++-++-++-+ <text:s text:c="4"/>| <text:s/>^ <text:s/>| <text:s/>rotate <text:s/>| <text:s text:c="4"/>|</text:p>
      <text:p text:style-name="P7"><text:s text:c="16"/>4|0||1||2||3| <text:s text:c="4"/>| <text:s/>| <text:s/>| <text:s/>-----&gt; <text:s/>| *--&gt;|</text:p>
      <text:p text:style-name="P7"><text:s text:c="16"/>5+-++-++-++-+ <text:s text:c="4"/>| <text:s/>* <text:s/>| <text:s text:c="2"/>cw 90 <text:s/>| <text:s text:c="4"/>|</text:p>
      <text:p text:style-name="P7"><text:s text:c="16"/>6...+-+...... <text:s text:c="4"/>+-----+ <text:s text:c="9"/>+-----+</text:p>
      <text:p text:style-name="P7"><text:s text:c="16"/>7...|5|...... <text:s text:c="2"/>Rotating 90 degrees counter-clockwise</text:p>
      <text:p text:style-name="P7"><text:soft-page-break/><text:s text:c="16"/>8...+-+...... <text:s text:c="2"/>may be done by calling Rotate 3 times</text:p>
      <text:p text:style-name="P7"/>
      <text:p text:style-name="P7"><text:s text:c="16"/>isSolved(Cube c) returns 1 if each face contains the</text:p>
      <text:p text:style-name="P7"><text:s text:c="16"/>same characters, and 0 otherwise</text:p>
      <text:p text:style-name="P7"/>
      <text:p text:style-name="P7"><text:s text:c="16"/>printCube(Cube c) is provided to see cube c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No_20_Spacing"><text:span text:style-name="T8">typedef</text:span><text:span text:style-name="T7"> </text:span><text:span text:style-name="T8">struct</text:span><text:span text:style-name="T7">{</text:span></text:p>
      <text:p text:style-name="No_20_Spacing"><text:span text:style-name="T7"><text:s text:c="2"/></text:span><text:span text:style-name="T8">char</text:span><text:span text:style-name="T7"> g[</text:span><text:span text:style-name="T13">9</text:span><text:span text:style-name="T7">][</text:span><text:span text:style-name="T13">12</text:span><text:span text:style-name="T7">];</text:span></text:p>
      <text:p text:style-name="P11">} Cube;</text:p>
      <text:p text:style-name="P11"/>
      <text:p text:style-name="No_20_Spacing"><text:span text:style-name="T8">int</text:span><text:span text:style-name="T7"> cx[</text:span><text:span text:style-name="T13">6</text:span><text:span text:style-name="T7">] = {</text:span><text:span text:style-name="T13">4</text:span><text:span text:style-name="T7">,</text:span><text:span text:style-name="T13">4</text:span><text:span text:style-name="T7">,</text:span><text:span text:style-name="T13">4</text:span><text:span text:style-name="T7">,</text:span><text:span text:style-name="T13">4</text:span><text:span text:style-name="T7">,</text:span><text:span text:style-name="T13">1</text:span><text:span text:style-name="T7">,</text:span><text:span text:style-name="T13">7</text:span><text:span text:style-name="T7">};</text:span></text:p>
      <text:p text:style-name="No_20_Spacing"><text:span text:style-name="T8">int</text:span><text:span text:style-name="T7"> cy[</text:span><text:span text:style-name="T13">6</text:span><text:span text:style-name="T7">] = {</text:span><text:span text:style-name="T13">1</text:span><text:span text:style-name="T7">,</text:span><text:span text:style-name="T13">4</text:span><text:span text:style-name="T7">,</text:span><text:span text:style-name="T13">7</text:span><text:span text:style-name="T7">,</text:span><text:span text:style-name="T13">10</text:span><text:span text:style-name="T7">,</text:span><text:span text:style-name="T13">4</text:span><text:span text:style-name="T7">,</text:span><text:span text:style-name="T13">4</text:span><text:span text:style-name="T7">};</text:span></text:p>
      <text:p text:style-name="P11"/>
      <text:p text:style-name="No_20_Spacing"><text:span text:style-name="T8">int</text:span><text:span text:style-name="T7"> rx[</text:span><text:span text:style-name="T13">6</text:span><text:span text:style-name="T7">][</text:span><text:span text:style-name="T13">4</text:span><text:span text:style-name="T7">][</text:span><text:span text:style-name="T13">3</text:span><text:span text:style-name="T7">] = {{{</text:span><text:span text:style-name="T13">0</text:span><text:span text:style-name="T7">,</text:span><text:span text:style-name="T13">1</text:span><text:span text:style-name="T7">,</text:span><text:span text:style-name="T13">2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6</text:span><text:span text:style-name="T7">,</text:span><text:span text:style-name="T13">7</text:span><text:span text:style-name="T7">,</text:span><text:span text:style-name="T13">8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},</text:span></text:p>
      <text:p text:style-name="No_20_Spacing"><text:span text:style-name="T7"><text:s text:c="19"/>{{</text:span><text:span text:style-name="T13">2</text:span><text:span text:style-name="T7">,</text:span><text:span text:style-name="T13">2</text:span><text:span text:style-name="T7">,</text:span><text:span text:style-name="T13">2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6</text:span><text:span text:style-name="T7">,</text:span><text:span text:style-name="T13">6</text:span><text:span text:style-name="T7">,</text:span><text:span text:style-name="T13">6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},</text:span></text:p>
      <text:p text:style-name="No_20_Spacing"><text:span text:style-name="T7"><text:s text:c="19"/>{{</text:span><text:span text:style-name="T13">2</text:span><text:span text:style-name="T7">,</text:span><text:span text:style-name="T13">1</text:span><text:span text:style-name="T7">,</text:span><text:span text:style-name="T13">0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8</text:span><text:span text:style-name="T7">,</text:span><text:span text:style-name="T13">7</text:span><text:span text:style-name="T7">,</text:span><text:span text:style-name="T13">6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},</text:span></text:p>
      <text:p text:style-name="No_20_Spacing"><text:span text:style-name="T7"><text:s text:c="19"/>{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8</text:span><text:span text:style-name="T7">,</text:span><text:span text:style-name="T13">8</text:span><text:span text:style-name="T7">,</text:span><text:span text:style-name="T13">8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, {</text:span><text:span text:style-name="T13">0</text:span><text:span text:style-name="T7">,</text:span><text:span text:style-name="T13">0</text:span><text:span text:style-name="T7">,</text:span><text:span text:style-name="T13">0</text:span><text:span text:style-name="T7">}},</text:span></text:p>
      <text:p text:style-name="No_20_Spacing"><text:span text:style-name="T7"><text:s text:c="19"/>{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},</text:span></text:p>
      <text:p text:style-name="No_20_Spacing"><text:span text:style-name="T7"><text:s text:c="19"/>{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}};</text:span></text:p>
      <text:p text:style-name="P11"/>
      <text:p text:style-name="No_20_Spacing"><text:span text:style-name="T8">int</text:span><text:span text:style-name="T7"> ry[</text:span><text:span text:style-name="T13">6</text:span><text:span text:style-name="T7">][</text:span><text:span text:style-name="T13">4</text:span><text:span text:style-name="T7">][</text:span><text:span text:style-name="T13">3</text:span><text:span text:style-name="T7">] = {{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11</text:span><text:span text:style-name="T7">,</text:span><text:span text:style-name="T13">11</text:span><text:span text:style-name="T7">,</text:span><text:span text:style-name="T13">11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, {</text:span><text:span text:style-name="T13">3</text:span><text:span text:style-name="T7">,</text:span><text:span text:style-name="T13">3</text:span><text:span text:style-name="T7">,</text:span><text:span text:style-name="T13">3</text:span><text:span text:style-name="T7">}},</text:span></text:p>
      <text:p text:style-name="No_20_Spacing"><text:span text:style-name="T7"><text:s text:c="19"/>{{</text:span><text:span text:style-name="T13">3</text:span><text:span text:style-name="T7">,</text:span><text:span text:style-name="T13">4</text:span><text:span text:style-name="T7">,</text:span><text:span text:style-name="T13">5</text:span><text:span text:style-name="T7">}, {</text:span><text:span text:style-name="T13">2</text:span><text:span text:style-name="T7">,</text:span><text:span text:style-name="T13">2</text:span><text:span text:style-name="T7">,</text:span><text:span text:style-name="T13">2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6</text:span><text:span text:style-name="T7">,</text:span><text:span text:style-name="T13">6</text:span><text:span text:style-name="T7">,</text:span><text:span text:style-name="T13">6</text:span><text:span text:style-name="T7">}},</text:span></text:p>
      <text:p text:style-name="No_20_Spacing"><text:span text:style-name="T7"><text:s text:c="19"/>{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5</text:span><text:span text:style-name="T7">,</text:span><text:span text:style-name="T13">5</text:span><text:span text:style-name="T7">,</text:span><text:span text:style-name="T13">5</text:span><text:span text:style-name="T7">}, {</text:span><text:span text:style-name="T13">9</text:span><text:span text:style-name="T7">,</text:span><text:span text:style-name="T13">9</text:span><text:span text:style-name="T7">,</text:span><text:span text:style-name="T13">9</text:span><text:span text:style-name="T7">}},</text:span></text:p>
      <text:p text:style-name="No_20_Spacing"><text:span text:style-name="T7"><text:s text:c="19"/>{{</text:span><text:span text:style-name="T13">8</text:span><text:span text:style-name="T7">,</text:span><text:span text:style-name="T13">8</text:span><text:span text:style-name="T7">,</text:span><text:span text:style-name="T13">8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, {</text:span><text:span text:style-name="T13">0</text:span><text:span text:style-name="T7">,</text:span><text:span text:style-name="T13">0</text:span><text:span text:style-name="T7">,</text:span><text:span text:style-name="T13">0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},</text:span></text:p>
      <text:p text:style-name="No_20_Spacing"><text:span text:style-name="T7"><text:s text:c="19"/>{{</text:span><text:span text:style-name="T13">0</text:span><text:span text:style-name="T7">,</text:span><text:span text:style-name="T13">1</text:span><text:span text:style-name="T7">,</text:span><text:span text:style-name="T13">2</text:span><text:span text:style-name="T7">}, {</text:span><text:span text:style-name="T13">3</text:span><text:span text:style-name="T7">,</text:span><text:span text:style-name="T13">4</text:span><text:span text:style-name="T7">,</text:span><text:span text:style-name="T13">5</text:span><text:span text:style-name="T7">}, {</text:span><text:span text:style-name="T13">6</text:span><text:span text:style-name="T7">,</text:span><text:span text:style-name="T13">7</text:span><text:span text:style-name="T7">,</text:span><text:span text:style-name="T13">8</text:span><text:span text:style-name="T7">}, {</text:span><text:span text:style-name="T13">9</text:span><text:span text:style-name="T7">,</text:span><text:span text:style-name="T13">10</text:span><text:span text:style-name="T7">,</text:span><text:span text:style-name="T13">11</text:span><text:span text:style-name="T7">}},</text:span></text:p>
      <text:p text:style-name="No_20_Spacing"><text:span text:style-name="T7"><text:s text:c="19"/>{{</text:span><text:span text:style-name="T13">11</text:span><text:span text:style-name="T7">,</text:span><text:span text:style-name="T13">10</text:span><text:span text:style-name="T7">,</text:span><text:span text:style-name="T13">9</text:span><text:span text:style-name="T7">}, {</text:span><text:span text:style-name="T13">8</text:span><text:span text:style-name="T7">,</text:span><text:span text:style-name="T13">7</text:span><text:span text:style-name="T7">,</text:span><text:span text:style-name="T13">6</text:span><text:span text:style-name="T7">}, {</text:span><text:span text:style-name="T13">5</text:span><text:span text:style-name="T7">,</text:span><text:span text:style-name="T13">4</text:span><text:span text:style-name="T7">,</text:span><text:span text:style-name="T13">3</text:span><text:span text:style-name="T7">}, {</text:span><text:span text:style-name="T13">2</text:span><text:span text:style-name="T7">,</text:span><text:span text:style-name="T13">1</text:span><text:span text:style-name="T7">,</text:span><text:span text:style-name="T13">0</text:span><text:span text:style-name="T7">}}};</text:span></text:p>
      <text:p text:style-name="P11"/>
      <text:p text:style-name="No_20_Spacing"><text:span text:style-name="T8">int</text:span><text:span text:style-name="T7"> isSolved(Cube c){</text:span></text:p>
      <text:p text:style-name="No_20_Spacing"><text:span text:style-name="T7"><text:s text:c="2"/></text:span><text:span text:style-name="T8">int</text:span><text:span text:style-name="T7"> i, x, y;</text:span>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6</text:span><text:span text:style-name="T7">; i++)</text:span></text:p>
      <text:p text:style-name="No_20_Spacing"><text:span text:style-name="T7"><text:s text:c="4"/></text:span><text:span text:style-name="T8">for</text:span><text:span text:style-name="T7">(x = cx[i]-</text:span><text:span text:style-name="T13">1</text:span><text:span text:style-name="T7">; x &lt;= cx[i]+</text:span><text:span text:style-name="T13">1</text:span><text:span text:style-name="T7">; x++)</text:span></text:p>
      <text:p text:style-name="No_20_Spacing"><text:span text:style-name="T7"><text:s text:c="4"/></text:span><text:span text:style-name="T8">for</text:span><text:span text:style-name="T7">(y = cy[i]-</text:span><text:span text:style-name="T13">1</text:span><text:span text:style-name="T7">; y &lt;= cy[i]+</text:span><text:span text:style-name="T13">1</text:span><text:span text:style-name="T7">; y++)</text:span></text:p>
      <text:p text:style-name="No_20_Spacing"><text:span text:style-name="T7"><text:s text:c="6"/></text:span><text:span text:style-name="T8">if</text:span><text:span text:style-name="T7">(c.g[x][y] != c.g[cx[i]][cy[i]]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/>
      <text:p text:style-name="No_20_Spacing"><text:span text:style-name="T7">Cube Rotate(Cube c, </text:span><text:span text:style-name="T8">int</text:span><text:span text:style-name="T7"> f){</text:span></text:p>
      <text:p text:style-name="No_20_Spacing"><text:span text:style-name="T7"><text:s text:c="2"/></text:span><text:span text:style-name="T8">char</text:span><text:span text:style-name="T7"> t[</text:span><text:span text:style-name="T13">3</text:span><text:span text:style-name="T7">][</text:span><text:span text:style-name="T13">3</text:span><text:span text:style-name="T7">]; </text:span><text:span text:style-name="T8">int</text:span><text:span text:style-name="T7"> i, j, x = cx[f], y = cy[f];</text:span>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 </text:span><text:span text:style-name="T8">for</text:span><text:span text:style-name="T7">(j = </text:span><text:span text:style-name="T13">0</text:span><text:span text:style-name="T7">; j &lt; </text:span><text:span text:style-name="T13">3</text:span><text:span text:style-name="T7">; j++) </text:span></text:p>
      <text:p text:style-name="No_20_Spacing"><text:span text:style-name="T7"><text:s text:c="4"/>t[i][j] = c.g[x+i-</text:span><text:span text:style-name="T13">1</text:span><text:span text:style-name="T7">][y+j-</text:span><text:span text:style-name="T13">1</text:span><text:span text:style-name="T7">];</text:span>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 </text:span><text:span text:style-name="T8">for</text:span><text:span text:style-name="T7">(j = </text:span><text:span text:style-name="T13">0</text:span><text:span text:style-name="T7">; j &lt; </text:span><text:span text:style-name="T13">3</text:span><text:span text:style-name="T7">; j++)</text:span></text:p>
      <text:p text:style-name="No_20_Spacing"><text:span text:style-name="T7"><text:s text:c="4"/>c.g[x+i-</text:span><text:span text:style-name="T13">1</text:span><text:span text:style-name="T7">][y+j-</text:span><text:span text:style-name="T13">1</text:span><text:span text:style-name="T7">] = t[</text:span><text:span text:style-name="T13">2</text:span><text:span text:style-name="T7">-j][i];</text:span></text:p>
      <text:p text:style-name="P11"/>
      <text:p text:style-name="No_20_Spacing"><text:soft-page-break/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</text:span></text:p>
      <text:p text:style-name="No_20_Spacing"><text:span text:style-name="T7"><text:s text:c="4"/>t[</text:span><text:span text:style-name="T13">0</text:span><text:span text:style-name="T7">][i] = c.g[rx[f][</text:span><text:span text:style-name="T13">0</text:span><text:span text:style-name="T7">][i]][ry[f][</text:span><text:span text:style-name="T13">0</text:span><text:span text:style-name="T7">][i]];</text:span></text:p>
      <text:p text:style-name="P11"><text:s text:c="2"/></text:p>
      <text:p text:style-name="No_20_Spacing"><text:span text:style-name="T7"><text:s text:c="2"/></text:span><text:span text:style-name="T8">for</text:span><text:span text:style-name="T7">(j = </text:span><text:span text:style-name="T13">0</text:span><text:span text:style-name="T7">; j &lt; </text:span><text:span text:style-name="T13">3</text:span><text:span text:style-name="T7">; j++) 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</text:span></text:p>
      <text:p text:style-name="P11"><text:s text:c="6"/>c.g[rx[f][j <text:s/>][i]][ry[f][j <text:s/>][i]] =</text:p>
      <text:p text:style-name="No_20_Spacing"><text:span text:style-name="T7"><text:s text:c="6"/>c.g[rx[f][j+</text:span><text:span text:style-name="T13">1</text:span><text:span text:style-name="T7">][i]][ry[f][j+</text:span><text:span text:style-name="T13">1</text:span><text:span text:style-name="T7">][i]];</text:span>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</text:span></text:p>
      <text:p text:style-name="No_20_Spacing"><text:span text:style-name="T7"><text:s text:c="4"/>c.g[rx[f][j][i]][ry[f][j][i]] = t[</text:span><text:span text:style-name="T13">0</text:span><text:span text:style-name="T7">][i];</text:span></text:p>
      <text:p text:style-name="P11"><text:s text:c="2"/></text:p>
      <text:p text:style-name="No_20_Spacing"><text:span text:style-name="T7"><text:s text:c="2"/></text:span><text:span text:style-name="T8">return</text:span><text:span text:style-name="T7"> c;</text:span></text:p>
      <text:p text:style-name="P11">}</text:p>
      <text:p text:style-name="P11"/>
      <text:p text:style-name="No_20_Spacing"><text:span text:style-name="T8">void</text:span><text:span text:style-name="T7"> printCube(Cube c){</text:span></text:p>
      <text:p text:style-name="No_20_Spacing"><text:span text:style-name="T7"><text:s text:c="2"/></text:span><text:span text:style-name="T8">int</text:span><text:span text:style-name="T7"> i, j;</text:span>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9</text:span><text:span text:style-name="T7">; i++){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</text:span><text:span text:style-name="T13">12</text:span><text:span text:style-name="T7">; j++)</text:span></text:p>
      <text:p text:style-name="No_20_Spacing"><text:span text:style-name="T7"><text:s text:c="6"/>printf(</text:span><text:span text:style-name="T11">"%c"</text:span><text:span text:style-name="T7">, c.g[i][j] ? c.g[i][j] : ' ');</text:span></text:p>
      <text:p text:style-name="No_20_Spacing"><text:span text:style-name="T7"><text:s text:c="4"/>printf(</text:span><text:span text:style-name="T11">"\n"</text:span><text:span text:style-name="T7">);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, d; Cube c;</text:span></text:p>
      <text:p text:style-name="P11"/>
      <text:p text:style-name="No_20_Spacing"><text:span text:style-name="T7"><text:s text:c="2"/>memset(c.g, </text:span><text:span text:style-name="T13">0</text:span><text:span text:style-name="T7">, </text:span><text:span text:style-name="T8">sizeof</text:span><text:span text:style-name="T7">(c.g))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</text:span><text:span text:style-name="T13">3</text:span><text:span text:style-name="T7">; i++) </text:span><text:span text:style-name="T8">for</text:span><text:span text:style-name="T7">(j = </text:span><text:span text:style-name="T13">3</text:span><text:span text:style-name="T7">; j &lt; </text:span><text:span text:style-name="T13">6</text:span><text:span text:style-name="T7">; j++)</text:span></text:p>
      <text:p text:style-name="No_20_Spacing"><text:span text:style-name="T7"><text:s text:c="4"/>scanf(</text:span><text:span text:style-name="T11">" %c"</text:span><text:span text:style-name="T7">, &amp;c.g[i][j]);</text:span></text:p>
      <text:p text:style-name="P11"><text:s text:c="2"/></text:p>
      <text:p text:style-name="No_20_Spacing"><text:span text:style-name="T7"><text:s text:c="2"/></text:span><text:span text:style-name="T8">for</text:span><text:span text:style-name="T7">(i = </text:span><text:span text:style-name="T13">3</text:span><text:span text:style-name="T7">; i &lt; </text:span><text:span text:style-name="T13">6</text:span><text:span text:style-name="T7">; i++) </text:span><text:span text:style-name="T8">for</text:span><text:span text:style-name="T7">(j = </text:span><text:span text:style-name="T13">0</text:span><text:span text:style-name="T7">; j &lt; </text:span><text:span text:style-name="T13">12</text:span><text:span text:style-name="T7">; j++)</text:span></text:p>
      <text:p text:style-name="No_20_Spacing"><text:span text:style-name="T7"><text:s text:c="4"/></text:span><text:span text:style-name="T6">scanf(</text:span><text:span text:style-name="T10">" %c"</text:span><text:span text:style-name="T6">, &amp;c.g[i][j]);</text:span></text:p>
      <text:p text:style-name="P10"/>
      <text:p text:style-name="No_20_Spacing"><text:span text:style-name="T6"><text:s text:c="2"/></text:span><text:span text:style-name="T8">for</text:span><text:span text:style-name="T7">(i = </text:span><text:span text:style-name="T13">6</text:span><text:span text:style-name="T7">; i &lt; </text:span><text:span text:style-name="T13">9</text:span><text:span text:style-name="T7">; i++) </text:span><text:span text:style-name="T8">for</text:span><text:span text:style-name="T7">(j = </text:span><text:span text:style-name="T13">3</text:span><text:span text:style-name="T7">; j &lt; </text:span><text:span text:style-name="T13">6</text:span><text:span text:style-name="T7">; j++)</text:span></text:p>
      <text:p text:style-name="No_20_Spacing"><text:span text:style-name="T7"><text:s text:c="4"/>scanf(</text:span><text:span text:style-name="T11">" %c"</text:span><text:span text:style-name="T7">, &amp;c.g[i][j]);</text:span></text:p>
      <text:p text:style-name="P11"><text:s text:c="2"/></text:p>
      <text:p text:style-name="P11"><text:s text:c="2"/>printCube(c);</text:p>
      <text:p text:style-name="No_20_Spacing"><text:span text:style-name="T7"><text:s text:c="2"/></text:span><text:span text:style-name="T8">while</text:span><text:span text:style-name="T7">(scanf(</text:span><text:span text:style-name="T11">" %d"</text:span><text:span text:style-name="T7">, &amp;d) == </text:span><text:span text:style-name="T13">1</text:span><text:span text:style-name="T7">){</text:span></text:p>
      <text:p text:style-name="P11"><text:s text:c="4"/>c = Rotate(c, d);</text:p>
      <text:p text:style-name="No_20_Spacing"><text:span text:style-name="T7"><text:s text:c="4"/>printf(</text:span><text:span text:style-name="T11">"\n"</text:span><text:span text:style-name="T7">);</text:span></text:p>
      <text:p text:style-name="P11"><text:s text:c="4"/>printCube(c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Miscellaneous: </text:p>
      <text:list xml:id="list29637105" text:continue-numbering="true" text:style-name="Outline">
        <text:list-item>
          <text:list>
            <text:list-item>
              <text:h text:style-name="P18" text:outline-level="2"><text:bookmark-start text:name="__RefHeading___Toc26952_2932636602"/><text:bookmark text:name="Bookmark110"/><text:soft-page-break/>Square index rotation/flipping<text:bookmark-end text:name="__RefHeading___Toc2695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For a square of size n with indices 0..n-1,</text:p>
      <text:p text:style-name="P7"><text:s text:c="16"/>Given x and y and a orientation</text:p>
      <text:p text:style-name="P7"><text:s text:c="16"/>returns the corresponding x,y coordinate.</text:p>
      <text:p text:style-name="P7"/>
      <text:p text:style-name="P7"><text:s text:c="3"/>Complexity: <text:s/>O(1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Jan 27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1 Problem G: Noise Effect</text:p>
      <text:p text:style-name="P7"><text:s text:c="29"/>(ACM South America - 2002) Jan 26, 2003</text:p>
      <text:p text:style-name="P7"><text:s text:c="3"/>Notes: <text:s text:c="6"/>Here are diagrams of the various orientations:</text:p>
      <text:p text:style-name="P7"/>
      <text:p text:style-name="P7"><text:s text:c="34"/>x <text:s text:c="6"/>y</text:p>
      <text:p text:style-name="P7"><text:s text:c="17"/>^ <text:s text:c="8"/>^ <text:s text:c="3"/>&lt;--+ <text:s text:c="4"/>+--&gt;</text:p>
      <text:p text:style-name="P7"><text:s text:c="16"/>y| <text:s text:c="8"/>|x <text:s text:c="5"/>|y <text:s text:c="2"/>x|</text:p>
      <text:p text:style-name="P7"><text:s text:c="17"/>+--&gt; <text:s text:c="2"/>&lt;--+ <text:s text:c="6"/>v <text:s text:c="4"/>v</text:p>
      <text:p text:style-name="P7"><text:s text:c="18"/>x <text:s text:c="6"/>y <text:s text:c="3"/></text:p>
      <text:p text:style-name="P7"><text:s text:c="18"/>d=0 <text:s text:c="4"/>d=1 <text:s text:c="4"/>d=2 <text:s text:c="4"/>d=3</text:p>
      <text:p text:style-name="P7"/>
      <text:p text:style-name="P7"><text:s text:c="26"/>y <text:s text:c="6"/>x</text:p>
      <text:p text:style-name="P7"><text:s text:c="19"/>^ <text:s text:c="3"/>&lt;--+ <text:s text:c="4"/>+--&gt; <text:s text:c="3"/>^</text:p>
      <text:p text:style-name="P7"><text:s text:c="19"/>|y <text:s text:c="5"/>|x <text:s text:c="2"/>y| <text:s text:c="5"/>x|</text:p>
      <text:p text:style-name="P7"><text:s text:c="16"/>&lt;--+ <text:s text:c="6"/>v <text:s text:c="4"/>v <text:s text:c="6"/>+--&gt;</text:p>
      <text:p text:style-name="P7"><text:s text:c="18"/>x <text:s text:c="22"/>y</text:p>
      <text:p text:style-name="P7"><text:s text:c="17"/>d=4 <text:s text:c="4"/>d=5 <text:s text:c="4"/>d=6 <text:s text:c="4"/>d=7</text:p>
      <text:p text:style-name="P7">*/</text:p>
      <text:p text:style-name="P7"/>
      <text:p text:style-name="P6">#include &lt;stdio.h&gt;</text:p>
      <text:p text:style-name="P6"/>
      <text:p text:style-name="No_20_Spacing"><text:span text:style-name="T8">int</text:span><text:span text:style-name="T7"> n, g[</text:span><text:span text:style-name="T13">10</text:span><text:span text:style-name="T7">][</text:span><text:span text:style-name="T13">10</text:span><text:span text:style-name="T7">];</text:span></text:p>
      <text:p text:style-name="P11"/>
      <text:p text:style-name="No_20_Spacing"><text:span text:style-name="T8">int</text:span><text:span text:style-name="T7"> dx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d){</text:span></text:p>
      <text:p text:style-name="No_20_Spacing"><text:span text:style-name="T7"><text:s text:c="2"/></text:span><text:span text:style-name="T8">switch</text:span><text:span text:style-name="T7">(d){</text:span></text:p>
      <text:p text:style-name="No_20_Spacing"><text:span text:style-name="T7"><text:s text:c="2"/></text:span><text:span text:style-name="T8">case</text:span><text:span text:style-name="T7"> </text:span><text:span text:style-name="T13">0</text:span><text:span text:style-name="T7">: </text:span><text:span text:style-name="T8">case</text:span><text:span text:style-name="T7"> </text:span><text:span text:style-name="T13">6</text:span><text:span text:style-name="T7">: </text:span><text:span text:style-name="T8">return</text:span><text:span text:style-name="T7"> x;</text:span></text:p>
      <text:p text:style-name="No_20_Spacing"><text:span text:style-name="T7"><text:s text:c="2"/></text:span><text:span text:style-name="T8">case</text:span><text:span text:style-name="T7"> </text:span><text:span text:style-name="T13">1</text:span><text:span text:style-name="T7">: </text:span><text:span text:style-name="T8">case</text:span><text:span text:style-name="T7"> </text:span><text:span text:style-name="T13">5</text:span><text:span text:style-name="T7">: </text:span><text:span text:style-name="T8">return</text:span><text:span text:style-name="T7"> n-</text:span><text:span text:style-name="T13">1</text:span><text:span text:style-name="T7">-y;</text:span></text:p>
      <text:p text:style-name="No_20_Spacing"><text:span text:style-name="T7"><text:s text:c="2"/></text:span><text:span text:style-name="T8">case</text:span><text:span text:style-name="T7"> </text:span><text:span text:style-name="T13">2</text:span><text:span text:style-name="T7">: </text:span><text:span text:style-name="T8">case</text:span><text:span text:style-name="T7"> </text:span><text:span text:style-name="T13">4</text:span><text:span text:style-name="T7">: </text:span><text:span text:style-name="T8">return</text:span><text:span text:style-name="T7"> n-</text:span><text:span text:style-name="T13">1</text:span><text:span text:style-name="T7">-x;</text:span></text:p>
      <text:p text:style-name="No_20_Spacing"><text:span text:style-name="T7"><text:s text:c="2"/></text:span><text:span text:style-name="T8">case</text:span><text:span text:style-name="T7"> </text:span><text:span text:style-name="T13">3</text:span><text:span text:style-name="T7">: </text:span><text:span text:style-name="T8">case</text:span><text:span text:style-name="T7"> </text:span><text:span text:style-name="T13">7</text:span><text:span text:style-name="T7">: </text:span><text:span text:style-name="T8">return</text:span><text:span text:style-name="T7"> y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dy(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d){</text:span></text:p>
      <text:p text:style-name="No_20_Spacing"><text:span text:style-name="T7"><text:s text:c="2"/></text:span><text:span text:style-name="T8">switch</text:span><text:span text:style-name="T7">(d){</text:span></text:p>
      <text:p text:style-name="No_20_Spacing"><text:span text:style-name="T7"><text:s text:c="2"/></text:span><text:span text:style-name="T8">case</text:span><text:span text:style-name="T7"> </text:span><text:span text:style-name="T13">0</text:span><text:span text:style-name="T7">: </text:span><text:span text:style-name="T8">case</text:span><text:span text:style-name="T7"> </text:span><text:span text:style-name="T13">4</text:span><text:span text:style-name="T7">: </text:span><text:span text:style-name="T8">return</text:span><text:span text:style-name="T7"> y;</text:span></text:p>
      <text:p text:style-name="No_20_Spacing"><text:span text:style-name="T7"><text:s text:c="2"/></text:span><text:span text:style-name="T8">case</text:span><text:span text:style-name="T7"> </text:span><text:span text:style-name="T13">1</text:span><text:span text:style-name="T7">: </text:span><text:span text:style-name="T8">case</text:span><text:span text:style-name="T7"> </text:span><text:span text:style-name="T13">7</text:span><text:span text:style-name="T7">: </text:span><text:span text:style-name="T8">return</text:span><text:span text:style-name="T7"> x;</text:span></text:p>
      <text:p text:style-name="No_20_Spacing"><text:span text:style-name="T7"><text:s text:c="2"/></text:span><text:span text:style-name="T8">case</text:span><text:span text:style-name="T7"> </text:span><text:span text:style-name="T13">2</text:span><text:span text:style-name="T7">: </text:span><text:span text:style-name="T8">case</text:span><text:span text:style-name="T7"> </text:span><text:span text:style-name="T13">6</text:span><text:span text:style-name="T7">: </text:span><text:span text:style-name="T8">return</text:span><text:span text:style-name="T7"> n-</text:span><text:span text:style-name="T13">1</text:span><text:span text:style-name="T7">-y;</text:span></text:p>
      <text:p text:style-name="No_20_Spacing"><text:span text:style-name="T7"><text:s text:c="2"/></text:span><text:span text:style-name="T8">case</text:span><text:span text:style-name="T7"> </text:span><text:span text:style-name="T13">3</text:span><text:span text:style-name="T7">: </text:span><text:span text:style-name="T8">case</text:span><text:span text:style-name="T7"> </text:span><text:span text:style-name="T13">5</text:span><text:span text:style-name="T7">: </text:span><text:span text:style-name="T8">return</text:span><text:span text:style-name="T7"> n-</text:span><text:span text:style-name="T13">1</text:span><text:span text:style-name="T7">-x;</text:span></text:p>
      <text:p text:style-name="P11"><text:soft-page-break/><text:s text:c="2"/>}</text:p>
      <text:p text:style-name="No_20_Spacing"><text:span text:style-name="T7"><text:s text:c="2"/></text:span><text:span text:style-name="T8">return</text:span><text:span text:style-name="T7"> -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, d;</text:span></text:p>
      <text:p text:style-name="P11"><text:s text:c="2"/></text:p>
      <text:p text:style-name="No_20_Spacing"><text:span text:style-name="T7"><text:s text:c="2"/></text:span><text:span text:style-name="T6">scanf(</text:span><text:span text:style-name="T10">"%d"</text:span><text:span text:style-name="T6">, &amp;n);</text:span></text:p>
      <text:p text:style-name="P10"><text:s text:c="2"/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4"/></text:span><text:span text:style-name="T9">for</text:span><text:span text:style-name="T6">(j = </text:span><text:span text:style-name="T12">0</text:span><text:span text:style-name="T6">; j &lt; n; j++)</text:span></text:p>
      <text:p text:style-name="P10"><text:s text:c="6"/>g[i][j] = i*n+j;</text:p>
      <text:p text:style-name="P10"><text:s text:c="2"/></text:p>
      <text:p text:style-name="No_20_Spacing"><text:span text:style-name="T6"><text:s text:c="2"/></text:span><text:span text:style-name="T8">for</text:span><text:span text:style-name="T7">(d = </text:span><text:span text:style-name="T13">0</text:span><text:span text:style-name="T7">; d &lt; </text:span><text:span text:style-name="T13">8</text:span><text:span text:style-name="T7">; d++){</text:span></text:p>
      <text:p text:style-name="No_20_Spacing"><text:span text:style-name="T7"><text:s text:c="4"/>printf(</text:span><text:span text:style-name="T11">"Orientation [%d]\n"</text:span><text:span text:style-name="T7">, d);</text:span></text:p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6"/></text:span><text:span text:style-name="T9">for</text:span><text:span text:style-name="T6">(j = </text:span><text:span text:style-name="T12">0</text:span><text:span text:style-name="T6">; j &lt; n; j++)</text:span></text:p>
      <text:p text:style-name="No_20_Spacing"><text:span text:style-name="T6"><text:s text:c="8"/>printf(</text:span><text:span text:style-name="T10">"%d"</text:span><text:span text:style-name="T6">, g[dx(i,j,d)][dy(i,j,d)]);</text:span></text:p>
      <text:p text:style-name="No_20_Spacing"><text:span text:style-name="T6"><text:s text:c="6"/>printf(</text:span><text:span text:style-name="T10">"\n"</text:span><text:span text:style-name="T6">);</text:span></text:p>
      <text:p text:style-name="No_20_Spacing"><text:span text:style-name="T6"><text:s text:c="4"/></text:span><text:span text:style-name="T7">}</text:span></text:p>
      <text:p text:style-name="No_20_Spacing"><text:span text:style-name="T7"><text:s text:c="4"/>printf(</text:span><text:span text:style-name="T11">"\n"</text:span><text:span text:style-name="T7">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Misc: </text:p>
      <text:list xml:id="list29654843" text:continue-numbering="true" text:style-name="Outline">
        <text:list-item>
          <text:list>
            <text:list-item>
              <text:h text:style-name="P18" text:outline-level="2"><text:bookmark-start text:name="__RefHeading___Toc26956_2932636602"/><text:bookmark text:name="Bookmark112"/>Uniquely Decipherable Codes <text:bookmark-end text:name="__RefHeading___Toc2695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set of code words is said to be uniquely </text:p>
      <text:p text:style-name="P7"><text:s text:c="16"/>decipherable if every possible message can be broken</text:p>
      <text:p text:style-name="P7"><text:s text:c="16"/>down into the code words in only one unique way.</text:p>
      <text:p text:style-name="P7"><text:s text:c="16"/></text:p>
      <text:p text:style-name="P7"><text:s text:c="16"/>E.g. {0,01} is UD, where {0,1,01} is not since the</text:p>
      <text:p text:style-name="P7"><text:s text:c="21"/>message 01 can be either [01] or [0][1]</text:p>
      <text:p text:style-name="P7"/>
      <text:p text:style-name="P7"><text:s text:c="16"/>UDFind(codewords) returns an empty string is the</text:p>
      <text:p text:style-name="P7"><text:s text:c="16"/>codewords are UD, otherwise the smallest</text:p>
      <text:p text:style-name="P7"><text:s text:c="16"/>lexicographic message that is not UD.</text:p>
      <text:p text:style-name="P7"><text:s text:c="16"/></text:p>
      <text:p text:style-name="P7"><text:s text:c="3"/>Complexity: <text:s/>O(N^2 * L^2) where N is # of codewords, L is maximum</text:p>
      <text:p text:style-name="P7"><text:s text:c="29"/>length of a code word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3, 2003</text:p>
      <text:p text:style-name="P7"><text:s text:c="3"/>References: <text:s/>Graph Algorithms - Shimon Even - pg. 69-70</text:p>
      <text:p text:style-name="P7"><text:s text:c="3"/>-----------------------------------------------------------------</text:p>
      <text:p text:style-name="P7"><text:soft-page-break/><text:s text:c="3"/>Reliability: 0</text:p>
      <text:p text:style-name="P7"><text:s text:c="3"/>Notes: <text:s text:c="6"/>- Note that prefix-free codes (e.g. Huffman) are UD</text:p>
      <text:p text:style-name="P7"><text:s text:c="18"/>but some non-prefix-free codes are UD ({0,01})</text:p>
      <text:p text:style-name="P7"><text:s text:c="16"/>- Use ud_test.cc if you only want to test if a set </text:p>
      <text:p text:style-name="P7"><text:s text:c="18"/>of codewords is UD.</text:p>
      <text:p text:style-name="P7"><text:s text:c="16"/>- The routine handles all characters (including </text:p>
      <text:p text:style-name="P7"><text:s text:c="18"/>spaces if necssary): just change input format</text:p>
      <text:p text:style-name="P7">*/</text:p>
      <text:p text:style-name="P7"/>
      <text:p text:style-name="P6">#include &lt;stdio.h&gt;</text:p>
      <text:p text:style-name="P6">#include &lt;string&gt;</text:p>
      <text:p text:style-name="P6">#include &lt;vector&gt;</text:p>
      <text:p text:style-name="P6">#include &lt;set&gt;</text:p>
      <text:p text:style-name="P6">#include &lt;queue&gt;</text:p>
      <text:p text:style-name="P6">#include &lt;algorithm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No_20_Spacing"><text:span text:style-name="T2">#define MAXL 200 <text:s text:c="10"/></text:span><text:span text:style-name="T4">/* Maximum length of a codeword */</text:span></text:p>
      <text:p text:style-name="P6">#define VS vector&lt;string&gt;</text:p>
      <text:p text:style-name="P6"/>
      <text:p text:style-name="P6">#define SS(x) <text:s text:c="6"/>(x.size())</text:p>
      <text:p text:style-name="P6">#define TAIL(x,y) <text:s text:c="2"/>y.substr(SS(x),SS(y)-SS(x))</text:p>
      <text:p text:style-name="P6">#define ADD(x,y) <text:s text:c="3"/>s.insert(TAIL(x,y));c.a=x;c.b=TAIL(x,y);tails.push(c)</text:p>
      <text:p text:style-name="P6">#define ADD2(x,y) <text:s text:c="2"/>c.a=top.a+x;c.b=TAIL(x,y);tails.push(c)</text:p>
      <text:p text:style-name="P6">#define PRE(x,y) <text:s text:c="3"/>(SS(x) &lt; SS(y) &amp;&amp; x==y.substr(0,SS(x)))</text:p>
      <text:p text:style-name="P6">#define CHECK(x,y) <text:s/>if(PRE(x,y) &amp;&amp; !s.count(TAIL(x,y))){ADD(x,y);}</text:p>
      <text:p text:style-name="P6">#define CHECK2(x,y) if(PRE(x,y) &amp;&amp; !s.count(TAIL(x,y))){ADD2(x,y);}</text:p>
      <text:p text:style-name="P6"/>
      <text:p text:style-name="No_20_Spacing"><text:span text:style-name="T8">struct</text:span><text:span text:style-name="T7"> Code{</text:span></text:p>
      <text:p text:style-name="P11"><text:s text:c="2"/>string a,b;</text:p>
      <text:p text:style-name="No_20_Spacing"><text:span text:style-name="T7"><text:s text:c="2"/></text:span><text:span text:style-name="T8">bool</text:span><text:span text:style-name="T7"> </text:span><text:span text:style-name="T8">operator</text:span><text:span text:style-name="T7">&lt;(</text:span><text:span text:style-name="T8">const</text:span><text:span text:style-name="T7"> Code &amp;o) </text:span><text:span text:style-name="T8">const</text:span><text:span text:style-name="T7">{</text:span></text:p>
      <text:p text:style-name="P11"><text:s text:c="4"/>string x = a+b; string y = o.a+o.b;</text:p>
      <text:p text:style-name="No_20_Spacing"><text:span text:style-name="T7"><text:s text:c="4"/></text:span><text:span text:style-name="T8">return</text:span><text:span text:style-name="T7"> (SS(x)&gt;SS(y)) || (SS(x)==SS(y) &amp;&amp; x&gt;y);</text:span></text:p>
      <text:p text:style-name="P11"><text:s text:c="2"/>}</text:p>
      <text:p text:style-name="P11">};</text:p>
      <text:p text:style-name="P11"/>
      <text:p text:style-name="No_20_Spacing"><text:span text:style-name="T8">bool</text:span><text:span text:style-name="T7"> cmpSS(</text:span><text:span text:style-name="T8">const</text:span><text:span text:style-name="T7"> string &amp;a, </text:span><text:span text:style-name="T8">const</text:span><text:span text:style-name="T7"> string &amp;b){</text:span></text:p>
      <text:p text:style-name="No_20_Spacing"><text:span text:style-name="T7"><text:s text:c="2"/></text:span><text:span text:style-name="T8">return</text:span><text:span text:style-name="T7"> SS(a) &lt; SS(b) || (SS(a) == SS(b) &amp;&amp; a &lt; b);</text:span></text:p>
      <text:p text:style-name="P11">}</text:p>
      <text:p text:style-name="P11"/>
      <text:p text:style-name="P11">string UDFind(VS code){</text:p>
      <text:p text:style-name="No_20_Spacing"><text:span text:style-name="T7"><text:s text:c="2"/></text:span><text:span text:style-name="T8">int</text:span><text:span text:style-name="T7"> i, j, n = code.size(); string t; Code c;</text:span></text:p>
      <text:p text:style-name="No_20_Spacing"><text:span text:style-name="T7"><text:s text:c="2"/>set&lt;string&gt; s; <text:s text:c="14"/></text:span><text:span text:style-name="T4">/* Mark tails already seen */</text:span></text:p>
      <text:p text:style-name="No_20_Spacing"><text:span text:style-name="T7"><text:s text:c="2"/>priority_queue&lt;Code&gt; tails; <text:s/></text:span><text:span text:style-name="T4">/* Keep track of current tails */</text:span></text:p>
      <text:p text:style-name="P7"/>
      <text:p text:style-name="P11"><text:s text:c="2"/>sort(code.begin(), code.end(), cmpSS);</text:p>
      <text:p text:style-name="No_20_Spacing"><text:span text:style-name="T7"><text:s text:c="2"/></text:span><text:span text:style-name="T6">s.clear()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 </text:span><text:span text:style-name="T9">for</text:span><text:span text:style-name="T6">(j = i+</text:span><text:span text:style-name="T12">1</text:span><text:span text:style-name="T6">; j &lt; n; j++){</text:span></text:p>
      <text:p text:style-name="No_20_Spacing"><text:span text:style-name="T6"><text:s text:c="4"/></text:span><text:span text:style-name="T8">if</text:span><text:span text:style-name="T7">(code[i] == code[j]) </text:span><text:span text:style-name="T8">return</text:span><text:span text:style-name="T7"> code[i];</text:span></text:p>
      <text:p text:style-name="P11"><text:s text:c="4"/>CHECK(code[i], code[j]);</text:p>
      <text:p text:style-name="P11"><text:soft-page-break/><text:s text:c="4"/>CHECK(code[j], code[i]);</text:p>
      <text:p text:style-name="P11"><text:s text:c="2"/>}</text:p>
      <text:p text:style-name="P11"><text:s text:c="2"/>s.clear();</text:p>
      <text:p text:style-name="No_20_Spacing"><text:span text:style-name="T7"><text:s text:c="2"/></text:span><text:span text:style-name="T8">while</text:span><text:span text:style-name="T7">(!tails.empty()){</text:span></text:p>
      <text:p text:style-name="P11"><text:s text:c="4"/>Code top = tails.top(); tails.pop();</text:p>
      <text:p text:style-name="No_20_Spacing"><text:span text:style-name="T7"><text:s text:c="4"/></text:span><text:span text:style-name="T8">if</text:span><text:span text:style-name="T7">(s.count(top.b)) </text:span><text:span text:style-name="T8">continue</text:span><text:span text:style-name="T7">;</text:span></text:p>
      <text:p text:style-name="P11"><text:s text:c="4"/>s.insert(top.b);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n; j++){</text:span></text:p>
      <text:p text:style-name="No_20_Spacing"><text:span text:style-name="T7"><text:s text:c="6"/></text:span><text:span text:style-name="T8">if</text:span><text:span text:style-name="T7">(top.b == code[j]) </text:span><text:span text:style-name="T8">return</text:span><text:span text:style-name="T7"> top.a+top.b;</text:span></text:p>
      <text:p text:style-name="P11"><text:s text:c="6"/>CHECK2(top.b, code[j]);</text:p>
      <text:p text:style-name="P11"><text:s text:c="6"/>CHECK2(code[j], top.b);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1">""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 </text:span><text:span text:style-name="T8">char</text:span><text:span text:style-name="T7"> buff[MAXL]; VS code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P11"><text:s text:c="4"/>code.clear(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scanf(</text:span><text:span text:style-name="T11">" %s"</text:span><text:span text:style-name="T7">, buff);</text:span></text:p>
      <text:p text:style-name="P11"><text:s text:c="6"/>code.push_back(buff);</text:p>
      <text:p text:style-name="P11"><text:s text:c="4"/>}</text:p>
      <text:p text:style-name="No_20_Spacing"><text:span text:style-name="T7"><text:s text:c="4"/>printf(</text:span><text:span text:style-name="T11">"[%s]\n"</text:span><text:span text:style-name="T7">, UDFind(code).c_str(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Misc: </text:p>
      <text:list xml:id="list29644949" text:continue-numbering="true" text:style-name="Outline">
        <text:list-item>
          <text:list>
            <text:list-item>
              <text:h text:style-name="P18" text:outline-level="2"><text:bookmark-start text:name="__RefHeading___Toc26958_2932636602"/><text:bookmark text:name="Bookmark113"/>Uniquely Decipherable Codes Test<text:bookmark-end text:name="__RefHeading___Toc2695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set of code words is said to be uniquely </text:p>
      <text:p text:style-name="P7"><text:s text:c="16"/>decipherable if every possible message can be broken</text:p>
      <text:p text:style-name="P7"><text:s text:c="16"/>down into the code words in only one unique way.</text:p>
      <text:p text:style-name="P7"><text:s text:c="16"/></text:p>
      <text:p text:style-name="P7"><text:s text:c="16"/>E.g. {0,01} is UD, where {0,1,01} is not since the</text:p>
      <text:p text:style-name="P7"><text:s text:c="21"/>message 01 can be either [01] or [0][1]</text:p>
      <text:p text:style-name="P7"/>
      <text:p text:style-name="P7"><text:s text:c="16"/>isUDTest(codewords) returns 1 if the codewords are</text:p>
      <text:p text:style-name="P7"><text:s text:c="36"/>UD and 0 otherwise.</text:p>
      <text:p text:style-name="P7"><text:s text:c="16"/></text:p>
      <text:p text:style-name="P7"><text:s text:c="3"/>Complexity: <text:s/>O(N^2 * L^2) where N is # of codewords, L is maximum</text:p>
      <text:p text:style-name="P7"><text:s text:c="29"/>length of a code word</text:p>
      <text:p text:style-name="P7"><text:s text:c="3"/>-----------------------------------------------------------------</text:p>
      <text:p text:style-name="P7"><text:soft-page-break/><text:s text:c="3"/>Author: <text:s text:c="5"/>Gilbert Lee</text:p>
      <text:p text:style-name="P7"><text:s text:c="3"/>Date: <text:s text:c="7"/>March 13, 2003</text:p>
      <text:p text:style-name="P7"><text:s text:c="3"/>References: <text:s/>Graph Algorithms - Shimon Even - pg. 69-70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Note that prefix-free codes (e.g. Huffman) are UD</text:p>
      <text:p text:style-name="P7"><text:s text:c="18"/>but some non-prefix-free codes are UD ({0,01})</text:p>
      <text:p text:style-name="P7"><text:s text:c="16"/>- Use ud_find.cc if you want to find a minimum length</text:p>
      <text:p text:style-name="P7"><text:s text:c="18"/>string which is not uniquely decipherable.</text:p>
      <text:p text:style-name="P7"><text:s text:c="16"/>- The routine handles all characters (including </text:p>
      <text:p text:style-name="P7"><text:s text:c="18"/>spaces if necssary): just change input format</text:p>
      <text:p text:style-name="P7">*/</text:p>
      <text:p text:style-name="P7"/>
      <text:p text:style-name="P6">#include &lt;stdio.h&gt;</text:p>
      <text:p text:style-name="P6">#include &lt;string&gt;</text:p>
      <text:p text:style-name="P6">#include &lt;vector&gt;</text:p>
      <text:p text:style-name="P6">#include &lt;set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No_20_Spacing"><text:span text:style-name="T2">#define MAXL 200 <text:s text:c="10"/></text:span><text:span text:style-name="T4">/* Max codeword length */</text:span></text:p>
      <text:p text:style-name="P6">#define VS vector&lt;string&gt; </text:p>
      <text:p text:style-name="P6"/>
      <text:p text:style-name="P6">#define SS(x) <text:s text:c="5"/>(x.size())</text:p>
      <text:p text:style-name="P6">#define TAIL(x,y) <text:s/>y.substr(SS(x),SS(y)-SS(x))</text:p>
      <text:p text:style-name="P6">#define ADD(x,y) <text:s text:c="2"/>s.insert(TAIL(x,y));tails.push_back(TAIL(x,y))</text:p>
      <text:p text:style-name="P6">#define PRE(x,y) <text:s text:c="2"/>(SS(x) &lt; SS(y) &amp;&amp; x==y.substr(0,SS(x)))</text:p>
      <text:p text:style-name="P6">#define CHECK(x,y) if(PRE(x,y) &amp;&amp; !s.count(TAIL(x,y))){ADD(x,y);}</text:p>
      <text:p text:style-name="P11"><text:s text:c="23"/></text:p>
      <text:p text:style-name="No_20_Spacing"><text:span text:style-name="T8">int</text:span><text:span text:style-name="T7"> isUDTest(VS code){</text:span></text:p>
      <text:p text:style-name="No_20_Spacing"><text:span text:style-name="T7"><text:s text:c="2"/></text:span><text:span text:style-name="T8">int</text:span><text:span text:style-name="T7"> i, j, n = code.size(); VS tails; </text:span></text:p>
      <text:p text:style-name="P11"><text:s text:c="2"/>set&lt;string&gt; s; string t;</text:p>
      <text:p text:style-name="P11"/>
      <text:p text:style-name="P11"><text:s text:c="2"/>tails.clear(); s.clear();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4"/></text:span><text:span text:style-name="T8">for</text:span><text:span text:style-name="T7">(j = i+</text:span><text:span text:style-name="T13">1</text:span><text:span text:style-name="T7">; j &lt; n; j++){</text:span></text:p>
      <text:p text:style-name="No_20_Spacing"><text:span text:style-name="T7"><text:s text:c="6"/></text:span><text:span text:style-name="T8">if</text:span><text:span text:style-name="T7">(code[i] == code[j]) </text:span><text:span text:style-name="T8">return</text:span><text:span text:style-name="T7"> </text:span><text:span text:style-name="T13">0</text:span><text:span text:style-name="T7">;</text:span></text:p>
      <text:p text:style-name="P11"><text:s text:c="6"/>CHECK(code[i], code[j]);</text:p>
      <text:p text:style-name="P11"><text:s text:c="6"/>CHECK(code[j], code[i]);</text:p>
      <text:p text:style-name="P11"><text:s text:c="4"/>}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(</text:span><text:span text:style-name="T8">int</text:span><text:span text:style-name="T7">)tails.size(); i++)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n; j++){</text:span></text:p>
      <text:p text:style-name="No_20_Spacing"><text:span text:style-name="T7"><text:s text:c="6"/></text:span><text:span text:style-name="T8">if</text:span><text:span text:style-name="T7">(tails[i] == code[j]) </text:span><text:span text:style-name="T8">return</text:span><text:span text:style-name="T7"> </text:span><text:span text:style-name="T13">0</text:span><text:span text:style-name="T7">;</text:span></text:p>
      <text:p text:style-name="P11"><text:s text:c="6"/>CHECK(tails[i], code[j]);</text:p>
      <text:p text:style-name="P11"><text:s text:c="6"/>CHECK(code[j], tails[i]);</text:p>
      <text:p text:style-name="P11"><text:s text:c="4"/>}</text:p>
      <text:p text:style-name="No_20_Spacing"><text:span text:style-name="T7"><text:s text:c="2"/></text:span><text:span text:style-name="T8">return</text:span><text:span text:style-name="T7"> </text:span><text:span text:style-name="T13">1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n; </text:span><text:span text:style-name="T8">char</text:span><text:span text:style-name="T7"> buff[MAXL]; VS code;</text:span></text:p>
      <text:p text:style-name="P11"><text:soft-page-break/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P11"><text:s text:c="4"/>code.clear()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{</text:span></text:p>
      <text:p text:style-name="No_20_Spacing"><text:span text:style-name="T7"><text:s text:c="6"/>scanf(</text:span><text:span text:style-name="T11">" %s"</text:span><text:span text:style-name="T7">, buff);</text:span></text:p>
      <text:p text:style-name="P11"><text:s text:c="6"/>code.push_back(buff);</text:p>
      <text:p text:style-name="P11"><text:s text:c="4"/>}</text:p>
      <text:p text:style-name="No_20_Spacing"><text:span text:style-name="T7"><text:s text:c="4"/>printf(</text:span><text:span text:style-name="T11">"%s\n"</text:span><text:span text:style-name="T7">, isUDTest(code) ? </text:span><text:span text:style-name="T11">"YES"</text:span><text:span text:style-name="T7"> : </text:span><text:span text:style-name="T11">"NO"</text:span><text:span text:style-name="T7">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11"/>
      <text:p text:style-name="P11"/>
      <text:p text:style-name="P6">############################################</text:p>
      <text:list xml:id="list29641011" text:continue-numbering="true" text:style-name="Outline">
        <text:list-item>
          <text:h text:style-name="P19" text:outline-level="1"><text:bookmark-start text:name="__RefHeading___Toc26960_2932636602"/><text:bookmark text:name="Bookmark114"/>Number Theory<text:bookmark-end text:name="__RefHeading___Toc26960_2932636602"/></text:h>
        </text:list-item>
      </text:list>
      <text:p text:style-name="P6">############################################</text:p>
      <text:p text:style-name="P6"/>
      <text:p text:style-name="P6"/>
      <text:p text:style-name="P7">/* Number Theory: </text:p>
      <text:list xml:id="list29645261" text:continue-numbering="true" text:style-name="Outline">
        <text:list-item>
          <text:list>
            <text:list-item>
              <text:h text:style-name="P18" text:outline-level="2"><text:bookmark-start text:name="__RefHeading___Toc26962_2932636602"/><text:bookmark text:name="Bookmark115"/>GCD of binary numbers (Algorithm B)<text:bookmark-end text:name="__RefHeading___Toc2696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Computes the greatest common divisor of two </text:p>
      <text:p text:style-name="P7"><text:s text:c="16"/>integers expressed in binary. </text:p>
      <text:p text:style-name="P7"><text:s text:c="3"/></text:p>
      <text:p text:style-name="P7"><text:s text:c="3"/>Complexity: <text:s/>O((lg2(uv))^2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Dec 29, 2002</text:p>
      <text:p text:style-name="P7"><text:s text:c="3"/>References: <text:s/>http://www.nist.gov/dads/HTML/binaryGCD.html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When efficiency isn't a big concern, the standard </text:p>
      <text:p text:style-name="P7"><text:s text:c="16"/>gcd algorithm is probably a better choice.</text:p>
      <text:p text:style-name="P7">*/</text:p>
      <text:p text:style-name="P7"/>
      <text:p text:style-name="P6">#include &lt;stdio.h&gt;</text:p>
      <text:p text:style-name="P6">#include &lt;stdlib.h&gt;</text:p>
      <text:p text:style-name="P6"/>
      <text:p text:style-name="No_20_Spacing"><text:span text:style-name="T8">int</text:span><text:span text:style-name="T7"> gcd_b(</text:span><text:span text:style-name="T8">int</text:span><text:span text:style-name="T7"> u, </text:span><text:span text:style-name="T8">int</text:span><text:span text:style-name="T7"> v){</text:span></text:p>
      <text:p text:style-name="No_20_Spacing"><text:span text:style-name="T7"><text:s text:c="2"/></text:span><text:span text:style-name="T8">int</text:span><text:span text:style-name="T7"> g = </text:span><text:span text:style-name="T13">1</text:span><text:span text:style-name="T7">, t;</text:span></text:p>
      <text:p text:style-name="P11"/>
      <text:p text:style-name="No_20_Spacing"><text:span text:style-name="T7"><text:s text:c="2"/></text:span><text:span text:style-name="T8">while</text:span><text:span text:style-name="T7">(!(u &amp; </text:span><text:span text:style-name="T13">1</text:span><text:span text:style-name="T7"> || v &amp; </text:span><text:span text:style-name="T13">1</text:span><text:span text:style-name="T7">)){</text:span></text:p>
      <text:p text:style-name="No_20_Spacing"><text:span text:style-name="T7"><text:s text:c="4"/>u &gt;&gt;= </text:span><text:span text:style-name="T13">1</text:span><text:span text:style-name="T7">;</text:span></text:p>
      <text:p text:style-name="No_20_Spacing"><text:soft-page-break/><text:span text:style-name="T7"><text:s text:c="4"/>v &gt;&gt;= </text:span><text:span text:style-name="T13">1</text:span><text:span text:style-name="T7">;</text:span></text:p>
      <text:p text:style-name="No_20_Spacing"><text:span text:style-name="T7"><text:s text:c="4"/>g &lt;&lt;= </text:span><text:span text:style-name="T13">1</text:span><text:span text:style-name="T7">;</text:span></text:p>
      <text:p text:style-name="P11"><text:s text:c="2"/>}</text:p>
      <text:p text:style-name="No_20_Spacing"><text:span text:style-name="T7"><text:s text:c="2"/></text:span><text:span text:style-name="T8">while</text:span><text:span text:style-name="T7">(u){</text:span></text:p>
      <text:p text:style-name="No_20_Spacing"><text:span text:style-name="T7"><text:s text:c="4"/></text:span><text:span text:style-name="T8">if</text:span><text:span text:style-name="T7">(!(u&amp;</text:span><text:span text:style-name="T13">1</text:span><text:span text:style-name="T7">)) u &gt;&gt;= </text:span><text:span text:style-name="T13">1</text:span><text:span text:style-name="T7">;</text:span></text:p>
      <text:p text:style-name="No_20_Spacing"><text:span text:style-name="T7"><text:s text:c="4"/></text:span><text:span text:style-name="T8">else</text:span><text:span text:style-name="T7"> </text:span><text:span text:style-name="T8">if</text:span><text:span text:style-name="T7">(!(v&amp;</text:span><text:span text:style-name="T13">1</text:span><text:span text:style-name="T7">)) v &gt;&gt;= </text:span><text:span text:style-name="T13">1</text:span><text:span text:style-name="T7">;</text:span></text:p>
      <text:p text:style-name="No_20_Spacing"><text:span text:style-name="T7"><text:s text:c="4"/></text:span><text:span text:style-name="T8">else</text:span><text:span text:style-name="T7"> {</text:span></text:p>
      <text:p text:style-name="No_20_Spacing"><text:span text:style-name="T7"><text:s text:c="6"/>t = abs(u-v)&gt;&gt;</text:span><text:span text:style-name="T13">1</text:span><text:span text:style-name="T7">;</text:span></text:p>
      <text:p text:style-name="No_20_Spacing"><text:span text:style-name="T7"><text:s text:c="6"/></text:span><text:span text:style-name="T8">if</text:span><text:span text:style-name="T7">(u &lt; v) v = t;</text:span></text:p>
      <text:p text:style-name="No_20_Spacing"><text:span text:style-name="T7"><text:s text:c="6"/></text:span><text:span text:style-name="T8">else</text:span><text:span text:style-name="T7"> u = t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g*v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a, b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a, &amp;b) == </text:span><text:span text:style-name="T13">2</text:span><text:span text:style-name="T7">){</text:span></text:p>
      <text:p text:style-name="No_20_Spacing"><text:span text:style-name="T7"><text:s text:c="4"/></text:span><text:span text:style-name="T6">printf(</text:span><text:span text:style-name="T10">"GCD %d %d = %d\n"</text:span><text:span text:style-name="T6">, a, b, gcd_b(a,b));</text:span></text:p>
      <text:p text:style-name="No_20_Spacing"><text:span text:style-name="T6"><text:s text:c="2"/></text:span><text:span text:style-name="T7">}</text:span>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/>
      <text:p text:style-name="P2"/>
      <text:p text:style-name="P14">############################################</text:p>
      <text:list xml:id="list29636670" text:continue-numbering="true" text:style-name="Outline">
        <text:list-item>
          <text:h text:style-name="P19" text:outline-level="1"><text:bookmark-start text:name="__RefHeading___Toc26974_2932636602"/><text:bookmark text:name="Bookmark117"/>Parsing<text:bookmark-end text:name="__RefHeading___Toc26974_2932636602"/></text:h>
        </text:list-item>
      </text:list>
      <text:p text:style-name="P6">############################################</text:p>
      <text:p text:style-name="P6"/>
      <text:p text:style-name="P6"/>
      <text:p text:style-name="P7">/* Parsing: </text:p>
      <text:list xml:id="list29656565" text:continue-numbering="true" text:style-name="Outline">
        <text:list-item>
          <text:list>
            <text:list-item>
              <text:h text:style-name="P18" text:outline-level="2"><text:bookmark-start text:name="__RefHeading___Toc26976_2932636602"/><text:bookmark text:name="Bookmark118"/>Evaluating Arithmetic Expressions<text:bookmark-end text:name="__RefHeading___Toc2697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infix expression in a string, the parser</text:p>
      <text:p text:style-name="P7"><text:s text:c="16"/>evaluates the string and reports errors if the</text:p>
      <text:p text:style-name="P8"><text:s text:c="16"/>parsing fails or the evaluation causes a division by</text:p>
      <text:p text:style-name="P7"><text:s text:c="16"/>zero.</text:p>
      <text:p text:style-name="P7"><text:s text:c="3"/></text:p>
      <text:p text:style-name="P7"><text:s text:c="3"/>Complexity: <text:s/>O(N) where N is the size of the string</text:p>
      <text:p text:style-name="P7"><text:s text:c="3"/>-----------------------------------------------------------------</text:p>
      <text:p text:style-name="P7"><text:s text:c="3"/>Author: <text:s text:c="5"/>Patrick Earl</text:p>
      <text:p text:style-name="P7"><text:s text:c="3"/>Date: <text:s text:c="7"/>Nov 14, 2002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/>Leading zeros are handled.</text:p>
      <text:p text:style-name="P7"><text:s text:c="11"/>By default, the code uses long long, but it cannot handle</text:p>
      <text:p text:style-name="P7"><text:s text:c="11"/>the minimum long long value, only that value plus one.</text:p>
      <text:p text:style-name="P7"><text:s text:c="11"/>Overflow in the math operations is not checked.</text:p>
      <text:p text:style-name="P7"><text:s text:c="11"/>Whitespace is ignored.</text:p>
      <text:p text:style-name="P7"/>
      <text:p text:style-name="P7"><text:s text:c="3"/>Expressions follow this grammar:</text:p>
      <text:p text:style-name="P7"><text:s text:c="7"/>Expr = Term (('+'|'-') Term) *</text:p>
      <text:p text:style-name="P7"><text:s text:c="7"/>Term = Factor (('*'|'/') Factor) *</text:p>
      <text:p text:style-name="P7"><text:s text:c="7"/>Factor = Unit | ('+'|'-')? Factor</text:p>
      <text:p text:style-name="P7"><text:s text:c="7"/>Unit = LongLongInteger | '('Expr')'</text:p>
      <text:p text:style-name="P7">*/</text:p>
      <text:p text:style-name="P7"/>
      <text:p text:style-name="P6">#include &lt;stdio.h&gt;</text:p>
      <text:p text:style-name="P6">#include &lt;ctype.h&gt;</text:p>
      <text:p text:style-name="P6">#include &lt;limits.h&gt;</text:p>
      <text:p text:style-name="P6">#include &lt;string.h&gt;</text:p>
      <text:p text:style-name="P6">#include &lt;stdlib.h&gt;</text:p>
      <text:p text:style-name="P6">#include &lt;errno.h&gt;</text:p>
      <text:p text:style-name="P6"/>
      <text:p text:style-name="No_20_Spacing"><text:span text:style-name="T8">enum</text:span><text:span text:style-name="T7"> {</text:span></text:p>
      <text:p text:style-name="P11"><text:s text:c="2"/>SUCCESS,</text:p>
      <text:p text:style-name="No_20_Spacing"><text:span text:style-name="T7"><text:s text:c="2"/>DIV_BY_ZERO, <text:s text:c="4"/></text:span><text:span text:style-name="T4">/* A division by zero would have occured. */</text:span></text:p>
      <text:p text:style-name="No_20_Spacing"><text:span text:style-name="T7"><text:s text:c="2"/>PARSE_UNEXPECTED,</text:span><text:span text:style-name="T4">/* Unexpected character. <text:s/>Also reported for empty</text:span></text:p>
      <text:p text:style-name="P7"><text:s text:c="22"/>string. */</text:p>
      <text:p text:style-name="No_20_Spacing"><text:span text:style-name="T7"><text:s text:c="2"/>PARSE_TOOLONG, <text:s text:c="2"/></text:span><text:span text:style-name="T4">/* Extra non-whitespace junk after complete</text:span></text:p>
      <text:p text:style-name="P7"><text:s text:c="22"/>expression has been parsed. */</text:p>
      <text:p text:style-name="No_20_Spacing"><text:span text:style-name="T7"><text:s text:c="2"/>PARSE_OVERFLOW, <text:s/></text:span><text:span text:style-name="T4">/* Integer is too long to fit in an int. */</text:span></text:p>
      <text:p text:style-name="No_20_Spacing"><text:span text:style-name="T7"><text:s text:c="2"/>PARSE_NOPAREN <text:s text:c="3"/></text:span><text:span text:style-name="T4">/* No matching parentheses. */</text:span></text:p>
      <text:p text:style-name="P11">};</text:p>
      <text:p text:style-name="P11"><text:soft-page-break/></text:p>
      <text:p text:style-name="P7">/* If you change this, you need to change the low level parsing as well. */</text:p>
      <text:p text:style-name="No_20_Spacing"><text:span text:style-name="T8">typedef</text:span><text:span text:style-name="T7"> </text:span><text:span text:style-name="T8">long</text:span><text:span text:style-name="T7"> </text:span><text:span text:style-name="T8">long</text:span><text:span text:style-name="T7"> TYPE;</text:span></text:p>
      <text:p text:style-name="P11"/>
      <text:p text:style-name="No_20_Spacing"><text:span text:style-name="T8">char</text:span><text:span text:style-name="T7"> *s;</text:span></text:p>
      <text:p text:style-name="No_20_Spacing"><text:span text:style-name="T8">int</text:span><text:span text:style-name="T7"> pos;</text:span></text:p>
      <text:p text:style-name="No_20_Spacing"><text:span text:style-name="T8">int</text:span><text:span text:style-name="T7"> error;</text:span></text:p>
      <text:p text:style-name="P11"/>
      <text:p text:style-name="No_20_Spacing"><text:span text:style-name="T8">char</text:span><text:span text:style-name="T7"> gc() {</text:span></text:p>
      <text:p text:style-name="No_20_Spacing"><text:span text:style-name="T7"><text:s text:c="2"/></text:span><text:span text:style-name="T8">while</text:span><text:span text:style-name="T7">(isspace(s[pos])) pos++;</text:span></text:p>
      <text:p text:style-name="No_20_Spacing"><text:span text:style-name="T7"><text:s text:c="2"/></text:span><text:span text:style-name="T8">return</text:span><text:span text:style-name="T7"> s[pos++];</text:span></text:p>
      <text:p text:style-name="P11">}</text:p>
      <text:p text:style-name="P11"/>
      <text:p text:style-name="No_20_Spacing"><text:span text:style-name="T8">void</text:span><text:span text:style-name="T7"> ugc() {</text:span></text:p>
      <text:p text:style-name="P11"><text:s text:c="2"/>pos--;</text:p>
      <text:p text:style-name="P11">}</text:p>
      <text:p text:style-name="P11"/>
      <text:p text:style-name="P11">TYPE Expr();</text:p>
      <text:p text:style-name="P11"/>
      <text:p text:style-name="P11">TYPE Unit() {</text:p>
      <text:p text:style-name="No_20_Spacing"><text:span text:style-name="T7"><text:s text:c="2"/></text:span><text:span text:style-name="T9">char</text:span><text:span text:style-name="T6"> c;</text:span></text:p>
      <text:p text:style-name="P10"><text:s text:c="2"/>TYPE expr;</text:p>
      <text:p text:style-name="No_20_Spacing"><text:span text:style-name="T6"><text:s text:c="2"/></text:span><text:span text:style-name="T9">char</text:span><text:span text:style-name="T6"> num[</text:span><text:span text:style-name="T12">100</text:span><text:span text:style-name="T6">];</text:span></text:p>
      <text:p text:style-name="No_20_Spacing"><text:span text:style-name="T6"><text:s text:c="2"/></text:span><text:span text:style-name="T8">char</text:span><text:span text:style-name="T7"> *ref;</text:span></text:p>
      <text:p text:style-name="No_20_Spacing"><text:span text:style-name="T7"><text:s text:c="2"/></text:span><text:span text:style-name="T8">int</text:span><text:span text:style-name="T7"> p, zero;</text:span></text:p>
      <text:p text:style-name="P11"/>
      <text:p text:style-name="P11"><text:s text:c="2"/>c = gc();</text:p>
      <text:p text:style-name="P11"/>
      <text:p text:style-name="No_20_Spacing"><text:span text:style-name="T7"><text:s text:c="2"/></text:span><text:span text:style-name="T8">if</text:span><text:span text:style-name="T7">(c == '(') {</text:span></text:p>
      <text:p text:style-name="P11"><text:s text:c="4"/>expr = Expr();</text:p>
      <text:p text:style-name="No_20_Spacing"><text:span text:style-name="T7"><text:s text:c="4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</text:span><text:span text:style-name="T8">if</text:span><text:span text:style-name="T7">(gc() != ')') {</text:span></text:p>
      <text:p text:style-name="P11"><text:s text:c="6"/>error = PARSE_NOPAREN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1"><text:s text:c="4"/>}</text:p>
      <text:p text:style-name="No_20_Spacing"><text:span text:style-name="T7"><text:s text:c="4"/></text:span><text:span text:style-name="T8">return</text:span><text:span text:style-name="T7"> expr;</text:span></text:p>
      <text:p text:style-name="No_20_Spacing"><text:span text:style-name="T7"><text:s text:c="2"/>} </text:span><text:span text:style-name="T8">else</text:span><text:span text:style-name="T7"> </text:span><text:span text:style-name="T8">if</text:span><text:span text:style-name="T7">(isdigit(c)) {</text:span></text:p>
      <text:p text:style-name="No_20_Spacing"><text:span text:style-name="T7"><text:s text:c="4"/>p=</text:span><text:span text:style-name="T13">0</text:span><text:span text:style-name="T7">;</text:span></text:p>
      <text:p text:style-name="No_20_Spacing"><text:span text:style-name="T7"><text:s text:c="4"/>zero=</text:span><text:span text:style-name="T13">1</text:span><text:span text:style-name="T7">;</text:span></text:p>
      <text:p text:style-name="No_20_Spacing"><text:span text:style-name="T7"><text:s text:c="4"/></text:span><text:span text:style-name="T8">while</text:span><text:span text:style-name="T7">(isdigit(c)) {</text:span></text:p>
      <text:p text:style-name="No_20_Spacing"><text:span text:style-name="T7"><text:s text:c="6"/></text:span><text:span text:style-name="T8">if</text:span><text:span text:style-name="T7">(zero &amp;&amp; c=='0') {</text:span></text:p>
      <text:p text:style-name="P11"><text:s text:c="8"/>c=gc();</text:p>
      <text:p text:style-name="No_20_Spacing"><text:span text:style-name="T7"><text:s text:c="8"/></text:span><text:span text:style-name="T8">continue</text:span><text:span text:style-name="T7">;</text:span></text:p>
      <text:p text:style-name="No_20_Spacing"><text:span text:style-name="T7"><text:s text:c="6"/></text:span><text:span text:style-name="T6">}</text:span></text:p>
      <text:p text:style-name="No_20_Spacing"><text:span text:style-name="T6"><text:s text:c="6"/>zero=</text:span><text:span text:style-name="T12">0</text:span><text:span text:style-name="T6">;</text:span></text:p>
      <text:p text:style-name="P10"><text:s text:c="6"/>num[p++]=c;</text:p>
      <text:p text:style-name="No_20_Spacing"><text:span text:style-name="T6"><text:s text:c="6"/></text:span><text:span text:style-name="T9">if</text:span><text:span text:style-name="T6">(p &gt; </text:span><text:span text:style-name="T12">19</text:span><text:span text:style-name="T6">) {</text:span></text:p>
      <text:p text:style-name="No_20_Spacing"><text:span text:style-name="T6"><text:s text:c="8"/></text:span><text:span text:style-name="T7">error = PARSE_OVERFLOW;</text:span></text:p>
      <text:p text:style-name="No_20_Spacing"><text:span text:style-name="T7"><text:s text:c="8"/></text:span><text:span text:style-name="T8">return</text:span><text:span text:style-name="T7"> </text:span><text:span text:style-name="T13">0</text:span><text:span text:style-name="T7">;</text:span></text:p>
      <text:p text:style-name="P11"><text:s text:c="6"/>}</text:p>
      <text:p text:style-name="P11"><text:soft-page-break/><text:s text:c="6"/>c=gc();</text:p>
      <text:p text:style-name="No_20_Spacing"><text:span text:style-name="T7"><text:s text:c="4"/></text:span><text:span text:style-name="T6">}</text:span></text:p>
      <text:p text:style-name="P10"><text:s text:c="4"/>ugc();</text:p>
      <text:p text:style-name="No_20_Spacing"><text:span text:style-name="T6"><text:s text:c="4"/></text:span><text:span text:style-name="T9">if</text:span><text:span text:style-name="T6">(zero) num[p++]='0';</text:span></text:p>
      <text:p text:style-name="No_20_Spacing"><text:span text:style-name="T6"><text:s text:c="4"/></text:span><text:span text:style-name="T7">num[p]=</text:span><text:span text:style-name="T13">0</text:span><text:span text:style-name="T7">;</text:span></text:p>
      <text:p text:style-name="P11"/>
      <text:p text:style-name="No_20_Spacing"><text:span text:style-name="T7"><text:s text:c="4"/></text:span><text:span text:style-name="T4">/* The largest 64 bit long long value. */</text:span></text:p>
      <text:p text:style-name="No_20_Spacing"><text:span text:style-name="T7"><text:s text:c="4"/>ref = </text:span><text:span text:style-name="T11">"9223372036854775807"</text:span><text:span text:style-name="T7">;</text:span></text:p>
      <text:p text:style-name="No_20_Spacing"><text:span text:style-name="T7"><text:s text:c="4"/></text:span><text:span text:style-name="T8">if</text:span><text:span text:style-name="T7">(strlen(num) == strlen(ref) &amp;&amp; strcmp(num, ref) &gt; </text:span><text:span text:style-name="T13">0</text:span><text:span text:style-name="T7">) {</text:span></text:p>
      <text:p text:style-name="P11"><text:s text:c="6"/>error = PARSE_OVERFLOW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1"><text:s text:c="4"/>}</text:p>
      <text:p text:style-name="P11"/>
      <text:p text:style-name="No_20_Spacing"><text:span text:style-name="T7"><text:s text:c="4"/></text:span><text:span text:style-name="T8">if</text:span><text:span text:style-name="T7">(sscanf(num,</text:span><text:span text:style-name="T11">"%lld"</text:span><text:span text:style-name="T7">,&amp;expr) != </text:span><text:span text:style-name="T13">1</text:span><text:span text:style-name="T7">) {</text:span></text:p>
      <text:p text:style-name="P11"><text:s text:c="6"/>error = PARSE_OVERFLOW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1"><text:s text:c="4"/>}</text:p>
      <text:p text:style-name="P11"/>
      <text:p text:style-name="No_20_Spacing"><text:span text:style-name="T7"><text:s text:c="4"/></text:span><text:span text:style-name="T8">return</text:span><text:span text:style-name="T7"> expr;</text:span></text:p>
      <text:p text:style-name="No_20_Spacing"><text:span text:style-name="T7"><text:s text:c="2"/>} </text:span><text:span text:style-name="T8">else</text:span><text:span text:style-name="T7"> {</text:span></text:p>
      <text:p text:style-name="P11"><text:s text:c="4"/>error=PARSE_UNEXPECTED;</text:p>
      <text:p text:style-name="No_20_Spacing"><text:span text:style-name="T7"><text:s text:c="4"/></text:span><text:span text:style-name="T8">return</text:span><text:span text:style-name="T7"> </text:span><text:span text:style-name="T13">0</text:span><text:span text:style-name="T7">;</text:span></text:p>
      <text:p text:style-name="P11"><text:s text:c="2"/>}</text:p>
      <text:p text:style-name="P11">}</text:p>
      <text:p text:style-name="P11"/>
      <text:p text:style-name="P11">TYPE Factor() {</text:p>
      <text:p text:style-name="No_20_Spacing"><text:span text:style-name="T7"><text:s text:c="2"/></text:span><text:span text:style-name="T8">char</text:span><text:span text:style-name="T7"> c = gc();</text:span></text:p>
      <text:p text:style-name="P11"/>
      <text:p text:style-name="No_20_Spacing"><text:span text:style-name="T7"><text:s text:c="2"/></text:span><text:span text:style-name="T4">/* Unary +/- is handled here. */</text:span></text:p>
      <text:p text:style-name="No_20_Spacing"><text:span text:style-name="T7"><text:s text:c="2"/></text:span><text:span text:style-name="T8">if</text:span><text:span text:style-name="T7">(c == '-') {</text:span></text:p>
      <text:p text:style-name="No_20_Spacing"><text:span text:style-name="T7"><text:s text:c="4"/></text:span><text:span text:style-name="T8">return</text:span><text:span text:style-name="T7"> -Factor();</text:span></text:p>
      <text:p text:style-name="No_20_Spacing"><text:span text:style-name="T7"><text:s text:c="2"/>} </text:span><text:span text:style-name="T8">else</text:span><text:span text:style-name="T7"> </text:span><text:span text:style-name="T8">if</text:span><text:span text:style-name="T7">(c == '+') {</text:span></text:p>
      <text:p text:style-name="No_20_Spacing"><text:span text:style-name="T7"><text:s text:c="4"/></text:span><text:span text:style-name="T8">return</text:span><text:span text:style-name="T7"> Factor();</text:span></text:p>
      <text:p text:style-name="No_20_Spacing"><text:span text:style-name="T7"><text:s text:c="2"/>} </text:span><text:span text:style-name="T8">else</text:span><text:span text:style-name="T7"> {</text:span></text:p>
      <text:p text:style-name="P11"><text:s text:c="4"/>ugc();</text:p>
      <text:p text:style-name="No_20_Spacing"><text:span text:style-name="T7"><text:s text:c="4"/></text:span><text:span text:style-name="T8">return</text:span><text:span text:style-name="T7"> Unit();</text:span></text:p>
      <text:p text:style-name="P11"><text:s text:c="2"/>}</text:p>
      <text:p text:style-name="P11">}</text:p>
      <text:p text:style-name="P11"/>
      <text:p text:style-name="P11">TYPE Term() {</text:p>
      <text:p text:style-name="P11"><text:s text:c="2"/>TYPE total;</text:p>
      <text:p text:style-name="P11"><text:s text:c="2"/>TYPE factor;</text:p>
      <text:p text:style-name="No_20_Spacing"><text:span text:style-name="T7"><text:s text:c="2"/></text:span><text:span text:style-name="T8">char</text:span><text:span text:style-name="T7"> c;</text:span></text:p>
      <text:p text:style-name="P11"/>
      <text:p text:style-name="P11"><text:s text:c="2"/>total = Factor();</text:p>
      <text:p text:style-name="No_20_Spacing"><text:span text:style-name="T7"><text:s text:c="2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 {</text:span></text:p>
      <text:p text:style-name="P11"><text:s text:c="4"/>c = gc();</text:p>
      <text:p text:style-name="No_20_Spacing"><text:span text:style-name="T7"><text:s text:c="4"/></text:span><text:span text:style-name="T8">if</text:span><text:span text:style-name="T7">(c == '*') {</text:span></text:p>
      <text:p text:style-name="P11"><text:s text:c="6"/>total *= Factor();</text:p>
      <text:p text:style-name="No_20_Spacing"><text:soft-page-break/><text:span text:style-name="T7"><text:s text:c="6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c == '/') {</text:span></text:p>
      <text:p text:style-name="P11"><text:s text:c="6"/>factor = Factor();</text:p>
      <text:p text:style-name="No_20_Spacing"><text:span text:style-name="T7"><text:s text:c="6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6"/></text:span><text:span text:style-name="T8">if</text:span><text:span text:style-name="T7">(factor == </text:span><text:span text:style-name="T13">0</text:span><text:span text:style-name="T7">) {</text:span></text:p>
      <text:p text:style-name="P11"><text:s text:c="8"/>error = DIV_BY_ZERO;</text:p>
      <text:p text:style-name="No_20_Spacing"><text:span text:style-name="T7"><text:s text:c="8"/></text:span><text:span text:style-name="T8">return</text:span><text:span text:style-name="T7"> </text:span><text:span text:style-name="T13">0</text:span><text:span text:style-name="T7">;</text:span></text:p>
      <text:p text:style-name="P11"><text:s text:c="6"/>}</text:p>
      <text:p text:style-name="P11"><text:s text:c="6"/>total /= factor;</text:p>
      <text:p text:style-name="No_20_Spacing"><text:span text:style-name="T7"><text:s text:c="4"/>} </text:span><text:span text:style-name="T8">else</text:span><text:span text:style-name="T7"> {</text:span></text:p>
      <text:p text:style-name="P11"><text:s text:c="6"/>ugc();</text:p>
      <text:p text:style-name="No_20_Spacing"><text:span text:style-name="T7"><text:s text:c="6"/></text:span><text:span text:style-name="T8">return</text:span><text:span text:style-name="T7"> total;</text:span></text:p>
      <text:p text:style-name="P11"><text:s text:c="4"/>}</text:p>
      <text:p text:style-name="P11"><text:s text:c="2"/>}</text:p>
      <text:p text:style-name="P11">}</text:p>
      <text:p text:style-name="P11"/>
      <text:p text:style-name="P11">TYPE Expr() {</text:p>
      <text:p text:style-name="P11"><text:s text:c="2"/>TYPE total;</text:p>
      <text:p text:style-name="No_20_Spacing"><text:span text:style-name="T7"><text:s text:c="2"/></text:span><text:span text:style-name="T8">char</text:span><text:span text:style-name="T7"> c;</text:span></text:p>
      <text:p text:style-name="P11"/>
      <text:p text:style-name="P11"><text:s text:c="2"/>total = Term();</text:p>
      <text:p text:style-name="No_20_Spacing"><text:span text:style-name="T7"><text:s text:c="2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P11"/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 {</text:span></text:p>
      <text:p text:style-name="P11"><text:s text:c="4"/>c = gc();</text:p>
      <text:p text:style-name="No_20_Spacing"><text:span text:style-name="T7"><text:s text:c="4"/></text:span><text:span text:style-name="T8">if</text:span><text:span text:style-name="T7">(c == '-') {</text:span></text:p>
      <text:p text:style-name="P11"><text:s text:c="6"/>total -= Term();</text:p>
      <text:p text:style-name="No_20_Spacing"><text:span text:style-name="T7"><text:s text:c="6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(c == '+') {</text:span></text:p>
      <text:p text:style-name="P11"><text:s text:c="6"/>total += Term();</text:p>
      <text:p text:style-name="No_20_Spacing"><text:span text:style-name="T7"><text:s text:c="6"/></text:span><text:span text:style-name="T8">if</text:span><text:span text:style-name="T7">(error) </text:span><text:span text:style-name="T8">return</text:span><text:span text:style-name="T7"> </text:span><text:span text:style-name="T13">0</text:span><text:span text:style-name="T7">;</text:span></text:p>
      <text:p text:style-name="No_20_Spacing"><text:span text:style-name="T7"><text:s text:c="4"/>} </text:span><text:span text:style-name="T8">else</text:span><text:span text:style-name="T7"> {</text:span></text:p>
      <text:p text:style-name="P11"><text:s text:c="6"/>ugc();</text:p>
      <text:p text:style-name="No_20_Spacing"><text:span text:style-name="T7"><text:s text:c="6"/></text:span><text:span text:style-name="T8">return</text:span><text:span text:style-name="T7"> total;</text:span></text:p>
      <text:p text:style-name="P11"><text:s text:c="4"/>}</text:p>
      <text:p text:style-name="P11"><text:s text:c="2"/>}</text:p>
      <text:p text:style-name="P11">}</text:p>
      <text:p text:style-name="P11"/>
      <text:p text:style-name="No_20_Spacing"><text:span text:style-name="T7">TYPE parse(</text:span><text:span text:style-name="T8">char</text:span><text:span text:style-name="T7"> *str) {</text:span></text:p>
      <text:p text:style-name="P11"><text:s text:c="2"/>TYPE res;</text:p>
      <text:p text:style-name="P11"/>
      <text:p text:style-name="P11"><text:s text:c="2"/>s = str;</text:p>
      <text:p text:style-name="P11"><text:s text:c="2"/>error = SUCCESS;</text:p>
      <text:p text:style-name="No_20_Spacing"><text:span text:style-name="T7"><text:s text:c="2"/>pos = </text:span><text:span text:style-name="T13">0</text:span><text:span text:style-name="T7">;</text:span></text:p>
      <text:p text:style-name="P11"/>
      <text:p text:style-name="P11"><text:s text:c="2"/>res = Expr();</text:p>
      <text:p text:style-name="P11"/>
      <text:p text:style-name="No_20_Spacing"><text:span text:style-name="T7"><text:s text:c="2"/></text:span><text:span text:style-name="T8">if</text:span><text:span text:style-name="T7">(!error &amp;&amp; gc() != </text:span><text:span text:style-name="T13">0</text:span><text:span text:style-name="T7">) error=PARSE_TOOLONG;</text:span></text:p>
      <text:p text:style-name="P11"/>
      <text:p text:style-name="No_20_Spacing"><text:span text:style-name="T7"><text:s text:c="2"/></text:span><text:span text:style-name="T8">return</text:span><text:span text:style-name="T7"> res;</text:span></text:p>
      <text:p text:style-name="P11">}</text:p>
      <text:p text:style-name="P11"><text:soft-page-break/></text:p>
      <text:p text:style-name="No_20_Spacing"><text:span text:style-name="T8">void</text:span><text:span text:style-name="T7"> chomp(</text:span><text:span text:style-name="T8">char</text:span><text:span text:style-name="T7"> *s) {</text:span></text:p>
      <text:p text:style-name="No_20_Spacing"><text:span text:style-name="T7"><text:s text:c="2"/></text:span><text:span text:style-name="T8">int</text:span><text:span text:style-name="T7"> len = strlen(s);</text:span></text:p>
      <text:p text:style-name="No_20_Spacing"><text:span text:style-name="T7"><text:s text:c="2"/></text:span><text:span text:style-name="T8">if</text:span><text:span text:style-name="T7">(s[len-</text:span><text:span text:style-name="T13">1</text:span><text:span text:style-name="T7">]=='\n') s[len-</text:span><text:span text:style-name="T13">1</text:span><text:span text:style-name="T7">]=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char</text:span><text:span text:style-name="T7"> line[</text:span><text:span text:style-name="T13">1000</text:span><text:span text:style-name="T7">];</text:span></text:p>
      <text:p text:style-name="P11"><text:s text:c="2"/>TYPE res;</text:p>
      <text:p text:style-name="P11"/>
      <text:p text:style-name="No_20_Spacing"><text:span text:style-name="T7"><text:s text:c="2"/></text:span><text:span text:style-name="T8">while</text:span><text:span text:style-name="T7">(fgets(line,</text:span><text:span text:style-name="T13">1000</text:span><text:span text:style-name="T7">,stdin)) {</text:span></text:p>
      <text:p text:style-name="P11"><text:s text:c="4"/>res=parse(line);</text:p>
      <text:p text:style-name="P11"><text:s text:c="4"/>chomp(line);</text:p>
      <text:p text:style-name="No_20_Spacing"><text:span text:style-name="T7"><text:s text:c="4"/>printf(</text:span><text:span text:style-name="T11">"Parsed: %s\n"</text:span><text:span text:style-name="T7">,line);</text:span></text:p>
      <text:p text:style-name="No_20_Spacing"><text:span text:style-name="T7"><text:s text:c="4"/></text:span><text:span text:style-name="T8">switch</text:span><text:span text:style-name="T7">(error) {</text:span></text:p>
      <text:p text:style-name="No_20_Spacing"><text:span text:style-name="T7"><text:s text:c="4"/></text:span><text:span text:style-name="T8">case</text:span><text:span text:style-name="T7"> SUCCESS:</text:span></text:p>
      <text:p text:style-name="No_20_Spacing"><text:span text:style-name="T7"><text:s text:c="6"/>printf(</text:span><text:span text:style-name="T11">"The value of the expression is: %lld\n"</text:span><text:span text:style-name="T7">,res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DIV_BY_ZERO:</text:span></text:p>
      <text:p text:style-name="No_20_Spacing"><text:span text:style-name="T7"><text:s text:c="6"/>printf(</text:span><text:span text:style-name="T11">"A division by zero occured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PARSE_UNEXPECTED:</text:span></text:p>
      <text:p text:style-name="No_20_Spacing"><text:span text:style-name="T7"><text:s text:c="6"/>printf(</text:span><text:span text:style-name="T11">"An unexpected character was encountered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PARSE_TOOLONG:</text:span></text:p>
      <text:p text:style-name="No_20_Spacing"><text:span text:style-name="T7"><text:s text:c="6"/>printf(</text:span><text:span text:style-name="T11">"There was extra junk at the end of the string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PARSE_OVERFLOW:</text:span></text:p>
      <text:p text:style-name="No_20_Spacing"><text:span text:style-name="T7"><text:s text:c="6"/>printf(</text:span><text:span text:style-name="T11">"An integer was parsed that would not fit in int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PARSE_NOPAREN:</text:span></text:p>
      <text:p text:style-name="No_20_Spacing"><text:span text:style-name="T7"><text:s text:c="6"/>printf(</text:span><text:span text:style-name="T11">"A closing parenthesis was not found.\n"</text:span><text:span text:style-name="T7">);</text:span></text:p>
      <text:p text:style-name="No_20_Spacing"><text:span text:style-name="T7"><text:s text:c="6"/></text:span><text:span text:style-name="T8">break</text:span><text:span text:style-name="T7">;</text:span></text:p>
      <text:p text:style-name="P11"><text:s text:c="4"/>}</text:p>
      <text:p text:style-name="P11"><text:s text:c="2"/>}</text:p>
      <text:p text:style-name="P11"/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Parsing: </text:p>
      <text:list xml:id="list29643985" text:continue-numbering="true" text:style-name="Outline">
        <text:list-item>
          <text:list>
            <text:list-item>
              <text:h text:style-name="P18" text:outline-level="2"><text:bookmark-start text:name="__RefHeading___Toc26978_2932636602"/><text:bookmark text:name="Bookmark119"/>Converting infix to postfix<text:bookmark-end text:name="__RefHeading___Toc2697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infix expression in a string, as well as</text:p>
      <text:p text:style-name="P7"><text:s text:c="16"/>rules for prescedence of binary operators, returns</text:p>
      <text:p text:style-name="P7"><text:s text:c="16"/>the postfix version of the expression.</text:p>
      <text:p text:style-name="P7"><text:s text:c="3"/></text:p>
      <text:p text:style-name="P7"><text:soft-page-break/><text:s text:c="3"/>Complexity: <text:s/>O(N) where N is the size of the string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Sept 13, 2002</text:p>
      <text:p text:style-name="P7"><text:s text:c="3"/>References: <text:s/>www.cs.usyd.edu.au/~loki/cs2ll/infix/InToPost.html</text:p>
      <text:p text:style-name="P7"><text:s text:c="3"/>-----------------------------------------------------------------</text:p>
      <text:p text:style-name="P7"><text:s text:c="3"/>Reliability: 1 successful use (Spain Problem 727) Sept 2002</text:p>
      <text:p text:style-name="P7"><text:s text:c="3"/>Notes: <text:s text:c="6"/>The string should not contain any spaces.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1000</text:p>
      <text:p text:style-name="No_20_Spacing"><text:span text:style-name="T8">int</text:span><text:span text:style-name="T7"> pres[</text:span><text:span text:style-name="T13">300</text:span><text:span text:style-name="T7">];</text:span></text:p>
      <text:p text:style-name="P11"/>
      <text:p text:style-name="No_20_Spacing"><text:span text:style-name="T8">void</text:span><text:span text:style-name="T7"> setPres(</text:span><text:span text:style-name="T8">char</text:span><text:span text:style-name="T7"> op, </text:span><text:span text:style-name="T8">int</text:span><text:span text:style-name="T7"> p){</text:span></text:p>
      <text:p text:style-name="No_20_Spacing"><text:span text:style-name="T7"><text:s text:c="2"/>pres[(</text:span><text:span text:style-name="T8">int</text:span><text:span text:style-name="T7">)op] = p;</text:span></text:p>
      <text:p text:style-name="P11">}</text:p>
      <text:p text:style-name="P11"/>
      <text:p text:style-name="No_20_Spacing"><text:span text:style-name="T8">void</text:span><text:span text:style-name="T7"> infix_to_postfix(</text:span><text:span text:style-name="T8">char</text:span><text:span text:style-name="T7"> *infix, </text:span><text:span text:style-name="T8">char</text:span><text:span text:style-name="T7"> *post){</text:span></text:p>
      <text:p text:style-name="No_20_Spacing"><text:span text:style-name="T7"><text:s text:c="2"/></text:span><text:span text:style-name="T8">int</text:span><text:span text:style-name="T7"> stack[MAXN];</text:span></text:p>
      <text:p text:style-name="No_20_Spacing"><text:span text:style-name="T7"><text:s text:c="2"/></text:span><text:span text:style-name="T8">int</text:span><text:span text:style-name="T7"> head = </text:span><text:span text:style-name="T13">0</text:span><text:span text:style-name="T7">, len = strlen(infix);</text:span></text:p>
      <text:p text:style-name="No_20_Spacing"><text:span text:style-name="T7"><text:s text:c="2"/></text:span><text:span text:style-name="T8">int</text:span><text:span text:style-name="T7"> pos = </text:span><text:span text:style-name="T13">0</text:span><text:span text:style-name="T7">, i;</text:span></text:p>
      <text:p text:style-name="P11"/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len; i++){</text:span></text:p>
      <text:p text:style-name="No_20_Spacing"><text:span text:style-name="T7"><text:s text:c="4"/></text:span><text:span text:style-name="T8">switch</text:span><text:span text:style-name="T7">(infix[i]){</text:span></text:p>
      <text:p text:style-name="No_20_Spacing"><text:span text:style-name="T7"><text:s text:c="4"/></text:span><text:span text:style-name="T8">case</text:span><text:span text:style-name="T7"> '(': stack[head++] = infix[i]; 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)':</text:span></text:p>
      <text:p text:style-name="No_20_Spacing"><text:span text:style-name="T7"><text:s text:c="6"/></text:span><text:span text:style-name="T8">while</text:span><text:span text:style-name="T7">(stack[--head] != '('){</text:span></text:p>
      <text:p text:style-name="P11"><text:s text:c="8"/>post[pos++] = stack[head];</text:p>
      <text:p text:style-name="P11"><text:s text:c="6"/>}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case</text:span><text:span text:style-name="T7"> '+': </text:span><text:span text:style-name="T8">case</text:span><text:span text:style-name="T7"> '-': </text:span><text:span text:style-name="T8">case</text:span><text:span text:style-name="T7"> '*': </text:span><text:span text:style-name="T8">case</text:span><text:span text:style-name="T7"> '/':</text:span></text:p>
      <text:p text:style-name="No_20_Spacing"><text:span text:style-name="T7"><text:s text:c="6"/></text:span><text:span text:style-name="T8">while</text:span><text:span text:style-name="T7">(head &amp;&amp; pres[stack[head-</text:span><text:span text:style-name="T13">1</text:span><text:span text:style-name="T7">]] &gt;= pres[(</text:span><text:span text:style-name="T8">int</text:span><text:span text:style-name="T7">)infix[i]]){</text:span></text:p>
      <text:p text:style-name="P11"><text:s text:c="8"/>post[pos++] = stack[--head];</text:p>
      <text:p text:style-name="P11"><text:s text:c="6"/>}</text:p>
      <text:p text:style-name="P11"><text:s text:c="6"/>stack[head++] = infix[i];</text:p>
      <text:p text:style-name="No_20_Spacing"><text:span text:style-name="T7"><text:s text:c="6"/></text:span><text:span text:style-name="T8">break</text:span><text:span text:style-name="T7">;</text:span></text:p>
      <text:p text:style-name="No_20_Spacing"><text:span text:style-name="T7"><text:s text:c="4"/></text:span><text:span text:style-name="T8">default</text:span><text:span text:style-name="T7">:</text:span></text:p>
      <text:p text:style-name="P11"><text:s text:c="6"/>post[pos++] = infix[i]; <text:s text:c="7"/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while</text:span><text:span text:style-name="T7">(head){</text:span></text:p>
      <text:p text:style-name="P11"><text:s text:c="4"/>post[pos++] = stack[--head];</text:p>
      <text:p text:style-name="P11"><text:s text:c="2"/>}</text:p>
      <text:p text:style-name="No_20_Spacing"><text:span text:style-name="T7"><text:s text:c="2"/>post[pos] =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char</text:span><text:span text:style-name="T7"> infix[MAXN];</text:span></text:p>
      <text:p text:style-name="No_20_Spacing"><text:soft-page-break/><text:span text:style-name="T7"><text:s text:c="2"/></text:span><text:span text:style-name="T8">char</text:span><text:span text:style-name="T7"> postfix[MAXN];</text:span></text:p>
      <text:p text:style-name="P11"><text:s text:c="2"/></text:p>
      <text:p text:style-name="No_20_Spacing"><text:span text:style-name="T7"><text:s text:c="2"/>setPres('+', </text:span><text:span text:style-name="T13">1</text:span><text:span text:style-name="T7">);</text:span></text:p>
      <text:p text:style-name="No_20_Spacing"><text:span text:style-name="T7"><text:s text:c="2"/>setPres('-', </text:span><text:span text:style-name="T13">1</text:span><text:span text:style-name="T7">);</text:span></text:p>
      <text:p text:style-name="No_20_Spacing"><text:span text:style-name="T7"><text:s text:c="2"/>setPres('*', </text:span><text:span text:style-name="T13">2</text:span><text:span text:style-name="T7">);</text:span></text:p>
      <text:p text:style-name="No_20_Spacing"><text:span text:style-name="T7"><text:s text:c="2"/>setPres('/', </text:span><text:span text:style-name="T13">2</text:span><text:span text:style-name="T7">);</text:span></text:p>
      <text:p text:style-name="P11"/>
      <text:p text:style-name="No_20_Spacing"><text:span text:style-name="T7"><text:s text:c="2"/></text:span><text:span text:style-name="T8">while</text:span><text:span text:style-name="T7">(scanf(</text:span><text:span text:style-name="T11">" %s"</text:span><text:span text:style-name="T7">, infix) == </text:span><text:span text:style-name="T13">1</text:span><text:span text:style-name="T7">){</text:span></text:p>
      <text:p text:style-name="No_20_Spacing"><text:span text:style-name="T7"><text:s text:c="4"/>printf(</text:span><text:span text:style-name="T11">"Infix: [%s] "</text:span><text:span text:style-name="T7">, infix);</text:span></text:p>
      <text:p text:style-name="P11"><text:s text:c="4"/>infix_to_postfix(infix, postfix);</text:p>
      <text:p text:style-name="No_20_Spacing"><text:span text:style-name="T7"><text:s text:c="4"/>printf(</text:span><text:span text:style-name="T11">"Postfix: [%s]\n"</text:span><text:span text:style-name="T7">, postfix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Parsing: </text:p>
      <text:list xml:id="list29632463" text:continue-numbering="true" text:style-name="Outline">
        <text:list-item>
          <text:list>
            <text:list-item>
              <text:h text:style-name="P18" text:outline-level="2"><text:bookmark-start text:name="__RefHeading___Toc26980_2932636602"/><text:bookmark text:name="Bookmark120"/>Arithmetic Expression Parsing Template<text:bookmark-end text:name="__RefHeading___Toc2698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template for parsing arithmetic expressions.</text:p>
      <text:p text:style-name="P7"><text:s text:c="16"/></text:p>
      <text:p text:style-name="P7"><text:s text:c="16"/>This version handles +,-,*,/,^, if all values</text:p>
      <text:p text:style-name="P7"><text:s text:c="16"/>and intermediate values fit within integers, as</text:p>
      <text:p text:style-name="P7"><text:s text:c="16"/>well as a variable mapping</text:p>
      <text:p text:style-name="P7"/>
      <text:p text:style-name="P7"><text:s text:c="3"/>Complexity: <text:s/>O(n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Oct 22, 2003</text:p>
      <text:p text:style-name="P7"><text:s text:c="3"/>References: <text:s/>Based on code by Kisman</text:p>
      <text:p text:style-name="P7"><text:s text:c="3"/>-----------------------------------------------------------------</text:p>
      <text:p text:style-name="P7"><text:s text:c="3"/>Reliability: 1 (Topcoder 2003 TCO Online Round 2 1000 pt)</text:p>
      <text:p text:style-name="P7"><text:s text:c="3"/>Notes: <text:s text:c="6"/>- Doesn't handle overflow, but may be fixed by </text:p>
      <text:p text:style-name="P7"><text:s text:c="18"/>changing types or explicit checking</text:p>
      <text:p text:style-name="P7"><text:s text:c="16"/>- Doesn't handle division by 0</text:p>
      <text:p text:style-name="P7"><text:s text:c="16"/>- Doesn't handle whitespace</text:p>
      <text:p text:style-name="P7">*/</text:p>
      <text:p text:style-name="P7"/>
      <text:p text:style-name="P6">#include &lt;stdio.h&gt;</text:p>
      <text:p text:style-name="P6">#include &lt;string&gt;</text:p>
      <text:p text:style-name="P6">#include &lt;math.h&gt;</text:p>
      <text:p text:style-name="P6">#include &lt;map&gt;</text:p>
      <text:p text:style-name="P6"/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No_20_Spacing"><text:span text:style-name="T7">map&lt;string, </text:span><text:span text:style-name="T8">int</text:span><text:span text:style-name="T7">&gt; var;</text:span></text:p>
      <text:p text:style-name="P11"/>
      <text:p text:style-name="No_20_Spacing"><text:soft-page-break/><text:span text:style-name="T8">int</text:span><text:span text:style-name="T7"> ParseExp(string e){</text:span></text:p>
      <text:p text:style-name="No_20_Spacing"><text:span text:style-name="T7"><text:s text:c="2"/></text:span><text:span text:style-name="T8">int</text:span><text:span text:style-name="T7"> p, x, a, b;</text:span></text:p>
      <text:p text:style-name="No_20_Spacing"><text:span text:style-name="T7"><text:s text:c="2"/></text:span><text:span text:style-name="T8">for</text:span><text:span text:style-name="T7">(x = e.size()-</text:span><text:span text:style-name="T13">1</text:span><text:span text:style-name="T7">, p = </text:span><text:span text:style-name="T13">0</text:span><text:span text:style-name="T7">; x &gt;= </text:span><text:span text:style-name="T13">0</text:span><text:span text:style-name="T7">; x--){</text:span></text:p>
      <text:p text:style-name="No_20_Spacing"><text:span text:style-name="T7"><text:s text:c="4"/></text:span><text:span text:style-name="T6">p += (e[x] == ')') - (e[x] == '(');</text:span></text:p>
      <text:p text:style-name="No_20_Spacing"><text:span text:style-name="T6"><text:s text:c="4"/></text:span><text:span text:style-name="T9">if</text:span><text:span text:style-name="T6">(!p &amp;&amp; (e[x] == '+' || e[x] == '-')){</text:span></text:p>
      <text:p text:style-name="No_20_Spacing"><text:span text:style-name="T6"><text:s text:c="6"/>a = ParseExp(e.substr(</text:span><text:span text:style-name="T12">0</text:span><text:span text:style-name="T6">,x));</text:span></text:p>
      <text:p text:style-name="No_20_Spacing"><text:span text:style-name="T6"><text:s text:c="6"/></text:span><text:span text:style-name="T7">b = ParseExp(e.substr(x+</text:span><text:span text:style-name="T13">1</text:span><text:span text:style-name="T7">));</text:span></text:p>
      <text:p text:style-name="No_20_Spacing"><text:span text:style-name="T7"><text:s text:c="6"/></text:span><text:span text:style-name="T4">// Check overflow - underflow here</text:span></text:p>
      <text:p text:style-name="No_20_Spacing"><text:span text:style-name="T7"><text:s text:c="6"/></text:span><text:span text:style-name="T9">return</text:span><text:span text:style-name="T6"> e[x] == '+' ? a+b : a-b;</text:span></text:p>
      <text:p text:style-name="No_20_Spacing"><text:span text:style-name="T6"><text:s text:c="4"/></text:span><text:span text:style-name="T7">}</text:span></text:p>
      <text:p text:style-name="P11"><text:s text:c="2"/>}</text:p>
      <text:p text:style-name="No_20_Spacing"><text:span text:style-name="T7"><text:s text:c="2"/></text:span><text:span text:style-name="T8">for</text:span><text:span text:style-name="T7">(x = e.size()-</text:span><text:span text:style-name="T13">1</text:span><text:span text:style-name="T7">, p = </text:span><text:span text:style-name="T13">0</text:span><text:span text:style-name="T7">; x &gt;= </text:span><text:span text:style-name="T13">0</text:span><text:span text:style-name="T7">; x--){</text:span></text:p>
      <text:p text:style-name="No_20_Spacing"><text:span text:style-name="T7"><text:s text:c="4"/></text:span><text:span text:style-name="T6">p += (e[x] == ')') - (e[x] == '(');</text:span></text:p>
      <text:p text:style-name="No_20_Spacing"><text:span text:style-name="T6"><text:s text:c="4"/></text:span><text:span text:style-name="T9">if</text:span><text:span text:style-name="T6">(!p &amp;&amp; (e[x] == '*' || e[x] == '/')){</text:span></text:p>
      <text:p text:style-name="No_20_Spacing"><text:span text:style-name="T6"><text:s text:c="6"/>a = ParseExp(e.substr(</text:span><text:span text:style-name="T12">0</text:span><text:span text:style-name="T6">,x));</text:span></text:p>
      <text:p text:style-name="No_20_Spacing"><text:span text:style-name="T6"><text:s text:c="6"/></text:span><text:span text:style-name="T7">b = ParseExp(e.substr(x+</text:span><text:span text:style-name="T13">1</text:span><text:span text:style-name="T7">));</text:span></text:p>
      <text:p text:style-name="No_20_Spacing"><text:span text:style-name="T7"><text:s text:c="6"/></text:span><text:span text:style-name="T4">// Check overflow - underflow &amp; div/0 here</text:span></text:p>
      <text:p text:style-name="No_20_Spacing"><text:span text:style-name="T7"><text:s text:c="6"/></text:span><text:span text:style-name="T9">return</text:span><text:span text:style-name="T6"> e[x] == '*' ? a*b : a/b;</text:span></text:p>
      <text:p text:style-name="No_20_Spacing"><text:span text:style-name="T6"><text:s text:c="4"/></text:span><text:span text:style-name="T7">}</text:span></text:p>
      <text:p text:style-name="P11"><text:s text:c="2"/>}</text:p>
      <text:p text:style-name="No_20_Spacing"><text:span text:style-name="T7"><text:s text:c="2"/></text:span><text:span text:style-name="T8">for</text:span><text:span text:style-name="T7">(x = e.size()-</text:span><text:span text:style-name="T13">1</text:span><text:span text:style-name="T7">, p = </text:span><text:span text:style-name="T13">0</text:span><text:span text:style-name="T7">; x &gt;= </text:span><text:span text:style-name="T13">0</text:span><text:span text:style-name="T7">; x--){</text:span></text:p>
      <text:p text:style-name="No_20_Spacing"><text:span text:style-name="T7"><text:s text:c="4"/></text:span><text:span text:style-name="T6">p += (e[x] == ')') - (e[x] == '(');</text:span></text:p>
      <text:p text:style-name="No_20_Spacing"><text:span text:style-name="T6"><text:s text:c="4"/></text:span><text:span text:style-name="T9">if</text:span><text:span text:style-name="T6">(!p &amp;&amp; e[x] == '^'){</text:span></text:p>
      <text:p text:style-name="No_20_Spacing"><text:span text:style-name="T6"><text:s text:c="6"/>a = ParseExp(e.substr(</text:span><text:span text:style-name="T12">0</text:span><text:span text:style-name="T6">,x));</text:span></text:p>
      <text:p text:style-name="No_20_Spacing"><text:span text:style-name="T6"><text:s text:c="6"/></text:span><text:span text:style-name="T7">b = ParseExp(e.substr(x+</text:span><text:span text:style-name="T13">1</text:span><text:span text:style-name="T7">));</text:span></text:p>
      <text:p text:style-name="No_20_Spacing"><text:span text:style-name="T7"><text:s text:c="6"/></text:span><text:span text:style-name="T4">// Check overflow here</text:span></text:p>
      <text:p text:style-name="No_20_Spacing"><text:span text:style-name="T7"><text:s text:c="6"/></text:span><text:span text:style-name="T8">return</text:span><text:span text:style-name="T7"> (</text:span><text:span text:style-name="T8">int</text:span><text:span text:style-name="T7">)pow((</text:span><text:span text:style-name="T8">double</text:span><text:span text:style-name="T7">)a,b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if</text:span><text:span text:style-name="T7">(e[</text:span><text:span text:style-name="T13">0</text:span><text:span text:style-name="T7">] == '(') </text:span><text:span text:style-name="T8">return</text:span><text:span text:style-name="T7"> ParseExp(e.substr(</text:span><text:span text:style-name="T13">1</text:span><text:span text:style-name="T7">,e.size()-</text:span><text:span text:style-name="T13">2</text:span><text:span text:style-name="T7">));</text:span></text:p>
      <text:p text:style-name="No_20_Spacing"><text:span text:style-name="T7"><text:s text:c="2"/></text:span><text:span text:style-name="T8">if</text:span><text:span text:style-name="T7">(isdigit(e[</text:span><text:span text:style-name="T13">0</text:span><text:span text:style-name="T7">])) </text:span><text:span text:style-name="T8">return</text:span><text:span text:style-name="T7"> atoi(e.c_str());</text:span></text:p>
      <text:p text:style-name="No_20_Spacing"><text:span text:style-name="T7"><text:s text:c="2"/></text:span><text:span text:style-name="T8">return</text:span><text:span text:style-name="T7"> var[e]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numv, i, x; </text:span><text:span text:style-name="T8">char</text:span><text:span text:style-name="T7"> buff[</text:span><text:span text:style-name="T13">1000</text:span><text:span text:style-name="T7">];</text:span></text:p>
      <text:p text:style-name="P11"/>
      <text:p text:style-name="No_20_Spacing"><text:span text:style-name="T7"><text:s text:c="2"/></text:span><text:span text:style-name="T4">/* Read in number of variables */</text:span></text:p>
      <text:p text:style-name="No_20_Spacing"><text:span text:style-name="T7"><text:s text:c="2"/>scanf(</text:span><text:span text:style-name="T11">"%d"</text:span><text:span text:style-name="T7">, &amp;numv);</text:span></text:p>
      <text:p text:style-name="P11"><text:s text:c="2"/></text:p>
      <text:p text:style-name="No_20_Spacing"><text:span text:style-name="T7"><text:s text:c="2"/></text:span><text:span text:style-name="T4">/* Read in variables and their assignments into the map */</text:span></text:p>
      <text:p text:style-name="P11"><text:s text:c="2"/>var.clear();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umv; i++){</text:span></text:p>
      <text:p text:style-name="No_20_Spacing"><text:span text:style-name="T7"><text:s text:c="4"/>scanf(</text:span><text:span text:style-name="T11">"%s %d"</text:span><text:span text:style-name="T7">, buff, &amp;x);</text:span></text:p>
      <text:p text:style-name="P11"><text:s text:c="4"/>var[buff] = x;</text:p>
      <text:p text:style-name="P11"><text:s text:c="2"/>}</text:p>
      <text:p text:style-name="P11"/>
      <text:p text:style-name="No_20_Spacing"><text:span text:style-name="T7"><text:s text:c="2"/></text:span><text:span text:style-name="T4">/* Read expression */</text:span></text:p>
      <text:p text:style-name="No_20_Spacing"><text:span text:style-name="T7"><text:s text:c="2"/></text:span><text:span text:style-name="T8">while</text:span><text:span text:style-name="T7">(scanf(</text:span><text:span text:style-name="T11">"%s"</text:span><text:span text:style-name="T7">, buff) == </text:span><text:span text:style-name="T13">1</text:span><text:span text:style-name="T7">)</text:span></text:p>
      <text:p text:style-name="No_20_Spacing"><text:span text:style-name="T7"><text:s text:c="4"/>printf(</text:span><text:span text:style-name="T11">"[%s] = %d\n"</text:span><text:span text:style-name="T7">, buff, ParseExp(buff));</text:span></text:p>
      <text:p text:style-name="P11"/>
      <text:p text:style-name="No_20_Spacing"><text:soft-page-break/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11"/>
      <text:p text:style-name="P11"/>
      <text:p text:style-name="P2"/>
      <text:p text:style-name="P14">############################################</text:p>
      <text:list xml:id="list29653820" text:continue-numbering="true" text:style-name="Outline">
        <text:list-item>
          <text:h text:style-name="P19" text:outline-level="1"><text:bookmark-start text:name="__RefHeading___Toc26982_2932636602"/><text:bookmark text:name="Bookmark121"/>Search<text:bookmark-end text:name="__RefHeading___Toc26982_2932636602"/></text:h>
        </text:list-item>
      </text:list>
      <text:p text:style-name="P6">############################################</text:p>
      <text:p text:style-name="P6"/>
      <text:p text:style-name="P6"/>
      <text:p text:style-name="P7">/* Search: </text:p>
      <text:list xml:id="list29637827" text:continue-numbering="true" text:style-name="Outline">
        <text:list-item>
          <text:list>
            <text:list-item>
              <text:h text:style-name="P18" text:outline-level="2"><text:bookmark-start text:name="__RefHeading___Toc26984_2932636602"/><text:bookmark text:name="Bookmark122"/>Binary Search Template<text:bookmark-end text:name="__RefHeading___Toc2698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sorted array A of size n, it tried to find</text:p>
      <text:p text:style-name="P7"><text:s text:c="16"/>an item x in the array using binary search. <text:s/>The</text:p>
      <text:p text:style-name="P7"><text:s text:c="16"/>function returns non-zero if x is found, and zero</text:p>
      <text:p text:style-name="P7"><text:s text:c="16"/>otherwise. <text:s/>Furthermore, if it is found, then</text:p>
      <text:p text:style-name="P7"><text:s text:c="16"/>A[index] = x. <text:s/>If it is not found, then index is the </text:p>
      <text:p text:style-name="P7"><text:s text:c="16"/>place x should be inserted into A.</text:p>
      <text:p text:style-name="P7"/>
      <text:p text:style-name="No_20_Spacing"><text:span text:style-name="T4"><text:s text:c="16"/></text:span><text:span text:style-name="T5">ie. A[i] &lt;= x <text:s text:c="13"/>for 0 &lt;= i &lt; index</text:span></text:p>
      <text:p text:style-name="P9"><text:s text:c="28"/>x &lt; A[i] <text:s text:c="6"/>for index &lt;= i &lt; n</text:p>
      <text:p text:style-name="P9"/>
      <text:p text:style-name="No_20_Spacing"><text:span text:style-name="T5"><text:s text:c="16"/></text:span><text:span text:style-name="T4">There is also an insert routine here that will</text:span></text:p>
      <text:p text:style-name="P7"><text:s text:c="16"/>insert the element into the right place after the</text:p>
      <text:p text:style-name="P7"><text:s text:c="16"/>array has been reallocated (if necessary) to</text:p>
      <text:p text:style-name="P7"><text:s text:c="16"/>store n+1 elements</text:p>
      <text:p text:style-name="P7"/>
      <text:p text:style-name="P7"><text:s text:c="3"/>Complexity:</text:p>
      <text:p text:style-name="P7"><text:s text:c="3"/>-----------------------------------------------------------------</text:p>
      <text:p text:style-name="P7"><text:s text:c="3"/>Author: <text:s text:c="5"/>Howard Cheng</text:p>
      <text:p text:style-name="P7"><text:s text:c="3"/>Date: <text:s text:c="7"/>Nov 10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This routine is written for integer arrays, but can</text:p>
      <text:p text:style-name="P7"><text:s text:c="16"/>be adapted to other types by changing the</text:p>
      <text:p text:style-name="P7"><text:s text:c="16"/>comparison operator.</text:p>
      <text:p text:style-name="P7">*/</text:p>
      <text:p text:style-name="P7"/>
      <text:p text:style-name="P6">#include &lt;stdio.h&gt;</text:p>
      <text:p text:style-name="P6"/>
      <text:p text:style-name="No_20_Spacing"><text:span text:style-name="T8">int</text:span><text:span text:style-name="T7"> bin_search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x, </text:span><text:span text:style-name="T8">int</text:span><text:span text:style-name="T7"> *index){</text:span></text:p>
      <text:p text:style-name="No_20_Spacing"><text:span text:style-name="T7"><text:s text:c="3"/></text:span><text:span text:style-name="T8">int</text:span><text:span text:style-name="T7"> low, up, mid;</text:span></text:p>
      <text:p text:style-name="P11"/>
      <text:p text:style-name="No_20_Spacing"><text:span text:style-name="T7"><text:s text:c="3"/></text:span><text:span text:style-name="T8">if</text:span><text:span text:style-name="T7"> (n &lt;= </text:span><text:span text:style-name="T13">0</text:span><text:span text:style-name="T7"> || x &lt; A[</text:span><text:span text:style-name="T13">0</text:span><text:span text:style-name="T7">]) {</text:span></text:p>
      <text:p text:style-name="No_20_Spacing"><text:span text:style-name="T7"><text:s text:c="6"/>*index = </text:span><text:span text:style-name="T13">0</text:span><text:span text:style-name="T7">;</text:span>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1"><text:s text:c="3"/>}</text:p>
      <text:p text:style-name="No_20_Spacing"><text:span text:style-name="T7"><text:s text:c="3"/></text:span><text:span text:style-name="T8">if</text:span><text:span text:style-name="T7"> (A[n-</text:span><text:span text:style-name="T13">1</text:span><text:span text:style-name="T7">] &lt; x) {</text:span></text:p>
      <text:p text:style-name="P11"><text:s text:c="6"/>*index = n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1"><text:s text:c="3"/>}</text:p>
      <text:p text:style-name="No_20_Spacing"><text:span text:style-name="T7"><text:s text:c="3"/></text:span><text:span text:style-name="T8">if</text:span><text:span text:style-name="T7"> (x == A[n-</text:span><text:span text:style-name="T13">1</text:span><text:span text:style-name="T7">]) {</text:span></text:p>
      <text:p text:style-name="No_20_Spacing"><text:soft-page-break/><text:span text:style-name="T7"><text:s text:c="6"/>*index = n-</text:span><text:span text:style-name="T13">1</text:span><text:span text:style-name="T7">;</text:span>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P11"><text:s text:c="3"/>}</text:p>
      <text:p text:style-name="No_20_Spacing"><text:span text:style-name="T7"><text:s text:c="3"/></text:span><text:span text:style-name="T8">for</text:span><text:span text:style-name="T7">(low = </text:span><text:span text:style-name="T13">0</text:span><text:span text:style-name="T7">, up = n-</text:span><text:span text:style-name="T13">1</text:span><text:span text:style-name="T7">; low + </text:span><text:span text:style-name="T13">1</text:span><text:span text:style-name="T7"> &lt; up;){</text:span></text:p>
      <text:p text:style-name="No_20_Spacing"><text:span text:style-name="T7"><text:s text:c="5"/>mid = (low+up)/</text:span><text:span text:style-name="T13">2</text:span><text:span text:style-name="T7">;</text:span></text:p>
      <text:p text:style-name="No_20_Spacing"><text:span text:style-name="T7"><text:s text:c="5"/></text:span><text:span text:style-name="T8">if</text:span><text:span text:style-name="T7"> (A[mid] &lt;= x)</text:span></text:p>
      <text:p text:style-name="P11"><text:s text:c="7"/>low = mid;</text:p>
      <text:p text:style-name="No_20_Spacing"><text:span text:style-name="T7"><text:s text:c="5"/></text:span><text:span text:style-name="T8">else</text:span><text:span text:style-name="T7"> </text:span></text:p>
      <text:p text:style-name="P11"><text:s text:c="7"/>up = mid;</text:p>
      <text:p text:style-name="P11"><text:s text:c="3"/>}</text:p>
      <text:p text:style-name="No_20_Spacing"><text:span text:style-name="T7"><text:s text:c="3"/></text:span><text:span text:style-name="T8">if</text:span><text:span text:style-name="T7"> (A[low] == x) {</text:span></text:p>
      <text:p text:style-name="P11"><text:s text:c="6"/>*index = low;</text:p>
      <text:p text:style-name="No_20_Spacing"><text:span text:style-name="T7"><text:s text:c="6"/>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3"/>} </text:span><text:span text:style-name="T8">else</text:span><text:span text:style-name="T7"> {</text:span></text:p>
      <text:p text:style-name="P11"><text:s text:c="6"/>*index = up;</text:p>
      <text:p text:style-name="No_20_Spacing"><text:span text:style-name="T7"><text:s text:c="6"/></text:span><text:span text:style-name="T8">return</text:span><text:span text:style-name="T7"> </text:span><text:span text:style-name="T13">0</text:span><text:span text:style-name="T7">;</text:span></text:p>
      <text:p text:style-name="P11"><text:s text:c="3"/>}</text:p>
      <text:p text:style-name="P11">}</text:p>
      <text:p text:style-name="P11"/>
      <text:p text:style-name="No_20_Spacing"><text:span text:style-name="T8">void</text:span><text:span text:style-name="T7"> insert(</text:span><text:span text:style-name="T8">int</text:span><text:span text:style-name="T7"> *A, </text:span><text:span text:style-name="T8">int</text:span><text:span text:style-name="T7"> n, </text:span><text:span text:style-name="T8">int</text:span><text:span text:style-name="T7"> x, </text:span><text:span text:style-name="T8">int</text:span><text:span text:style-name="T7"> index){</text:span></text:p>
      <text:p text:style-name="No_20_Spacing"><text:span text:style-name="T7"><text:s text:c="3"/></text:span><text:span text:style-name="T9">int</text:span><text:span text:style-name="T6"> i;</text:span></text:p>
      <text:p text:style-name="No_20_Spacing"><text:span text:style-name="T6"><text:s text:c="3"/></text:span><text:span text:style-name="T9">for</text:span><text:span text:style-name="T6"> (i = n-</text:span><text:span text:style-name="T12">1</text:span><text:span text:style-name="T6">; i &gt;= index+</text:span><text:span text:style-name="T12">1</text:span><text:span text:style-name="T6">; i--)</text:span></text:p>
      <text:p text:style-name="No_20_Spacing"><text:span text:style-name="T6"><text:s text:c="5"/>A[i] = A[i-</text:span><text:span text:style-name="T12">1</text:span><text:span text:style-name="T6">];</text:span></text:p>
      <text:p text:style-name="P10"><text:s text:c="3"/>A[index] = x;</text:p>
      <text:p text:style-name="P11">}</text:p>
      <text:p text:style-name="P11"/>
      <text:p text:style-name="P11"/>
      <text:p text:style-name="No_20_Spacing"><text:span text:style-name="T8">int</text:span><text:span text:style-name="T7"> main(</text:span><text:span text:style-name="T8">void</text:span><text:span text:style-name="T7">){</text:span></text:p>
      <text:p text:style-name="No_20_Spacing"><text:span text:style-name="T7"><text:s text:c="3"/></text:span><text:span text:style-name="T8">int</text:span><text:span text:style-name="T7"> A[</text:span><text:span text:style-name="T13">10000</text:span><text:span text:style-name="T7">];</text:span></text:p>
      <text:p text:style-name="No_20_Spacing"><text:span text:style-name="T7"><text:s text:c="3"/></text:span><text:span text:style-name="T9">int</text:span><text:span text:style-name="T6"> n, i, x, index;</text:span></text:p>
      <text:p text:style-name="P10"><text:s text:c="3"/></text:p>
      <text:p text:style-name="No_20_Spacing"><text:span text:style-name="T6"><text:s text:c="3"/>n = </text:span><text:span text:style-name="T12">0</text:span><text:span text:style-name="T6">;</text:span></text:p>
      <text:p text:style-name="No_20_Spacing"><text:span text:style-name="T6"><text:s text:c="3"/></text:span><text:span text:style-name="T9">while</text:span><text:span text:style-name="T6"> (scanf(</text:span><text:span text:style-name="T10">"%d"</text:span><text:span text:style-name="T6">, &amp;x) == </text:span><text:span text:style-name="T12">1</text:span><text:span text:style-name="T6"> &amp;&amp; n &lt; </text:span><text:span text:style-name="T12">10000</text:span><text:span text:style-name="T6">) {</text:span></text:p>
      <text:p text:style-name="No_20_Spacing"><text:span text:style-name="T6"><text:s text:c="5"/></text:span><text:span text:style-name="T8">if</text:span><text:span text:style-name="T7"> (!bin_search(A, n, x, &amp;index)) {</text:span></text:p>
      <text:p text:style-name="No_20_Spacing"><text:span text:style-name="T7"><text:s text:c="7"/></text:span><text:span text:style-name="T6">n++;</text:span></text:p>
      <text:p text:style-name="P10"><text:s text:c="7"/>insert(A, n, x, index);</text:p>
      <text:p text:style-name="No_20_Spacing"><text:span text:style-name="T6"><text:s text:c="5"/></text:span><text:span text:style-name="T7">}</text:span></text:p>
      <text:p text:style-name="No_20_Spacing"><text:span text:style-name="T7"><text:s text:c="5"/>printf(</text:span><text:span text:style-name="T11">"List:"</text:span><text:span text:style-name="T7">);</text:span></text:p>
      <text:p text:style-name="No_20_Spacing"><text:span text:style-name="T7"><text:s text:c="5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7"/>printf(</text:span><text:span text:style-name="T11">" %d"</text:span><text:span text:style-name="T7">, A[i]);</text:span></text:p>
      <text:p text:style-name="No_20_Spacing"><text:span text:style-name="T7"><text:s text:c="7"/></text:span><text:span text:style-name="T8">if</text:span><text:span text:style-name="T7"> (i == index) printf(</text:span><text:span text:style-name="T11">"*"</text:span><text:span text:style-name="T7">);</text:span></text:p>
      <text:p text:style-name="P11"><text:s text:c="5"/>}</text:p>
      <text:p text:style-name="No_20_Spacing"><text:span text:style-name="T7"><text:s text:c="5"/>printf(</text:span><text:span text:style-name="T11">"\n"</text:span><text:span text:style-name="T7">);</text:span></text:p>
      <text:p text:style-name="P11"><text:s text:c="3"/>}</text:p>
      <text:p text:style-name="No_20_Spacing"><text:span text:style-name="T7"><text:s text:c="3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><text:soft-page-break/></text:p>
      <text:p text:style-name="P7">/* Search: </text:p>
      <text:list xml:id="list29631209" text:continue-numbering="true" text:style-name="Outline">
        <text:list-item>
          <text:list>
            <text:list-item>
              <text:h text:style-name="P18" text:outline-level="2"><text:bookmark-start text:name="__RefHeading___Toc26986_2932636602"/><text:bookmark text:name="Bookmark123"/>(r-g)-Cage search template<text:bookmark-end text:name="__RefHeading___Toc2698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is a template for finding minimum order r-g</text:p>
      <text:p text:style-name="P7"><text:s text:c="16"/>cages.</text:p>
      <text:p text:style-name="P7"/>
      <text:p text:style-name="P7"><text:s text:c="16"/>A r-g cage is a graph where each vertex has degree r</text:p>
      <text:p text:style-name="P7"><text:s text:c="16"/>and the smallest cycle in the graph is of size g.</text:p>
      <text:p text:style-name="P7"><text:s text:c="16"/>The minimum order cage is the one with the fewest</text:p>
      <text:p text:style-name="P7"><text:s text:c="16"/>vertices.</text:p>
      <text:p text:style-name="P7"/>
      <text:p text:style-name="P7"><text:s text:c="16"/>The search builds a necessary tree, then searchs on</text:p>
      <text:p text:style-name="P7"><text:s text:c="16"/>the remaining vertices. <text:s/>The final adjaceny list of</text:p>
      <text:p text:style-name="P7"><text:s text:c="16"/>the cage is stored in adj[][], where where adj[i][j]</text:p>
      <text:p text:style-name="P7"><text:s text:c="16"/>stores the jth neighbor of vertex i.</text:p>
      <text:p text:style-name="P7"><text:s text:c="16"/></text:p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2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r-3 cages are easy to find - complete cliques</text:p>
      <text:p text:style-name="P7"><text:s text:c="16"/>r-4 cages are also easy to find.</text:p>
      <text:p text:style-name="P7"><text:s text:c="16"/>Other cage values that run fast: </text:p>
      <text:p text:style-name="P7"><text:s text:c="16"/>3-(5,6,7,8), <text:s/>4-(5,6)</text:p>
      <text:p text:style-name="P7"><text:s text:c="16"/>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No_20_Spacing"><text:span text:style-name="T2">#define MAXR <text:s/>10 <text:s text:c="9"/></text:span><text:span text:style-name="T4">/* MAXR = max. degree of each vertex */</text:span></text:p>
      <text:p text:style-name="No_20_Spacing"><text:span text:style-name="T2">#define MAXG 100 <text:s text:c="9"/></text:span><text:span text:style-name="T4">/* MAXG = max. girth of cage <text:s text:c="8"/>*/</text:span></text:p>
      <text:p text:style-name="No_20_Spacing"><text:span text:style-name="T2">#define MAXN 100 <text:s text:c="9"/></text:span><text:span text:style-name="T4">/* MAXN = max. # of vertices in cage */</text:span></text:p>
      <text:p text:style-name="P7"/>
      <text:p text:style-name="No_20_Spacing"><text:span text:style-name="T8">int</text:span><text:span text:style-name="T7"> adj[MAXN][MAXR]; <text:s text:c="5"/></text:span><text:span text:style-name="T4">/* Adj list of vertex i <text:s text:c="13"/>*/</text:span></text:p>
      <text:p text:style-name="No_20_Spacing"><text:span text:style-name="T8">int</text:span><text:span text:style-name="T7"> deg[MAXN]; <text:s text:c="11"/></text:span><text:span text:style-name="T4">/* Current degree of vertex i <text:s text:c="7"/>*/</text:span></text:p>
      <text:p text:style-name="P7"/>
      <text:p text:style-name="No_20_Spacing"><text:span text:style-name="T8">int</text:span><text:span text:style-name="T7"> r, g, n; <text:s text:c="13"/></text:span><text:span text:style-name="T4">/* Cage parameters <text:s text:c="18"/>*/</text:span></text:p>
      <text:p text:style-name="P7"/>
      <text:p text:style-name="P6">#define max(x,y) <text:s text:c="9"/>(((x)&gt;(y))?(x):(y))</text:p>
      <text:p text:style-name="P6">#define addEdge(x,y) <text:s text:c="5"/>adj[x][deg[x]++]=y;adj[y][deg[y]++]=x</text:p>
      <text:p text:style-name="P6">#define remEdge(x,y) <text:s text:c="5"/>deg[x]--;deg[y]--</text:p>
      <text:p text:style-name="P6"/>
      <text:p text:style-name="No_20_Spacing"><text:span text:style-name="T8">void</text:span><text:span text:style-name="T7"> FillTree(</text:span><text:span text:style-name="T8">int</text:span><text:span text:style-name="T7"> root, </text:span><text:span text:style-name="T8">int</text:span><text:span text:style-name="T7"> depth){</text:span></text:p>
      <text:p text:style-name="No_20_Spacing"><text:span text:style-name="T7"><text:s text:c="2"/></text:span><text:span text:style-name="T9">int</text:span><text:span text:style-name="T6"> i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r-</text:span><text:span text:style-name="T12">1</text:span><text:span text:style-name="T6">; i++){</text:span></text:p>
      <text:p text:style-name="No_20_Spacing"><text:span text:style-name="T6"><text:s text:c="4"/></text:span><text:span text:style-name="T7">n++;</text:span></text:p>
      <text:p text:style-name="P11"><text:soft-page-break/><text:s text:c="4"/>addEdge(root, n);</text:p>
      <text:p text:style-name="No_20_Spacing"><text:span text:style-name="T7"><text:s text:c="4"/></text:span><text:span text:style-name="T8">if</text:span><text:span text:style-name="T7">(depth &gt; </text:span><text:span text:style-name="T13">1</text:span><text:span text:style-name="T7">) FillTree(n, depth-</text:span><text:span text:style-name="T13">1</text:span><text:span text:style-name="T7">);</text:span></text:p>
      <text:p text:style-name="P11"><text:s text:c="2"/>}</text:p>
      <text:p text:style-name="P11">}</text:p>
      <text:p text:style-name="P11"/>
      <text:p text:style-name="P7">/* Builds the tree required by the lower bound */</text:p>
      <text:p text:style-name="No_20_Spacing"><text:span text:style-name="T8">void</text:span><text:span text:style-name="T7"> BuildTree(){</text:span></text:p>
      <text:p text:style-name="No_20_Spacing"><text:span text:style-name="T7"><text:s text:c="2"/></text:span><text:span text:style-name="T8">int</text:span><text:span text:style-name="T7"> i; </text:span></text:p>
      <text:p text:style-name="P11"><text:s text:c="2"/></text:p>
      <text:p text:style-name="No_20_Spacing"><text:span text:style-name="T7"><text:s text:c="2"/>n = </text:span><text:span text:style-name="T13">1</text:span><text:span text:style-name="T7">;</text:span></text:p>
      <text:p text:style-name="No_20_Spacing"><text:span text:style-name="T7"><text:s text:c="2"/>memset(deg, </text:span><text:span text:style-name="T13">0</text:span><text:span text:style-name="T7">, </text:span><text:span text:style-name="T8">sizeof</text:span><text:span text:style-name="T7">(deg)); <text:s text:c="8"/></text:span><text:span text:style-name="T4">/* Clear graph <text:s text:c="9"/>*/</text:span></text:p>
      <text:p text:style-name="No_20_Spacing"><text:span text:style-name="T7"><text:s text:c="2"/></text:span><text:span text:style-name="T8">if</text:span><text:span text:style-name="T7">(g % </text:span><text:span text:style-name="T13">2</text:span><text:span text:style-name="T7">){ <text:s text:c="26"/></text:span><text:span text:style-name="T4">/* Odd girth <text:s text:c="11"/>*/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r; i++, n++){</text:span></text:p>
      <text:p text:style-name="No_20_Spacing"><text:span text:style-name="T7"><text:s text:c="6"/>addEdge(</text:span><text:span text:style-name="T13">0</text:span><text:span text:style-name="T7">,n);</text:span></text:p>
      <text:p text:style-name="No_20_Spacing"><text:span text:style-name="T7"><text:s text:c="6"/></text:span><text:span text:style-name="T8">if</text:span><text:span text:style-name="T7">(g/</text:span><text:span text:style-name="T13">2</text:span><text:span text:style-name="T7">-</text:span><text:span text:style-name="T13">1</text:span><text:span text:style-name="T7">) FillTree(n,g/</text:span><text:span text:style-name="T13">2</text:span><text:span text:style-name="T7">-</text:span><text:span text:style-name="T13">1</text:span><text:span text:style-name="T7">);</text:span></text:p>
      <text:p text:style-name="P11"><text:s text:c="4"/>}</text:p>
      <text:p text:style-name="No_20_Spacing"><text:span text:style-name="T7"><text:s text:c="2"/>} </text:span><text:span text:style-name="T8">else</text:span><text:span text:style-name="T7"> { <text:s text:c="28"/></text:span><text:span text:style-name="T4">/* Even girth <text:s text:c="10"/>*/</text:span></text:p>
      <text:p text:style-name="No_20_Spacing"><text:span text:style-name="T7"><text:s text:c="4"/>addEdge(</text:span><text:span text:style-name="T13">0</text:span><text:span text:style-name="T7">,n);</text:span></text:p>
      <text:p text:style-name="No_20_Spacing"><text:span text:style-name="T7"><text:s text:c="4"/></text:span><text:span text:style-name="T6">FillTree(n, g/</text:span><text:span text:style-name="T12">2</text:span><text:span text:style-name="T6">-</text:span><text:span text:style-name="T12">1</text:span><text:span text:style-name="T6">);</text:span></text:p>
      <text:p text:style-name="P10"><text:s text:c="4"/>n++;</text:p>
      <text:p text:style-name="No_20_Spacing"><text:span text:style-name="T6"><text:s text:c="4"/></text:span><text:span text:style-name="T9">for</text:span><text:span text:style-name="T6">(i = </text:span><text:span text:style-name="T12">1</text:span><text:span text:style-name="T6">; i &lt; r; i++, n++){</text:span></text:p>
      <text:p text:style-name="No_20_Spacing"><text:span text:style-name="T6"><text:s text:c="6"/></text:span><text:span text:style-name="T7">addEdge(</text:span><text:span text:style-name="T13">0</text:span><text:span text:style-name="T7">,n);</text:span></text:p>
      <text:p text:style-name="No_20_Spacing"><text:span text:style-name="T7"><text:s text:c="6"/></text:span><text:span text:style-name="T8">if</text:span><text:span text:style-name="T7">(g/</text:span><text:span text:style-name="T13">2</text:span><text:span text:style-name="T7">-</text:span><text:span text:style-name="T13">2</text:span><text:span text:style-name="T7">) FillTree(n,g/</text:span><text:span text:style-name="T13">2</text:span><text:span text:style-name="T7">-</text:span><text:span text:style-name="T13">2</text:span><text:span text:style-name="T7">);</text:span></text:p>
      <text:p text:style-name="P11"><text:s text:c="4"/>}</text:p>
      <text:p text:style-name="P11"><text:s text:c="2"/>}</text:p>
      <text:p text:style-name="P11">}</text:p>
      <text:p text:style-name="P11"/>
      <text:p text:style-name="No_20_Spacing"><text:span text:style-name="T8">void</text:span><text:span text:style-name="T7"> PrintCage(){</text:span></text:p>
      <text:p text:style-name="No_20_Spacing"><text:span text:style-name="T7"><text:s text:c="2"/></text:span><text:span text:style-name="T8">int</text:span><text:span text:style-name="T7"> i, j;</text:span></text:p>
      <text:p text:style-name="P11"/>
      <text:p text:style-name="No_20_Spacing"><text:span text:style-name="T7"><text:s text:c="2"/>printf(</text:span><text:span text:style-name="T11">"Found (%d,%d)-cage of size %d\n"</text:span><text:span text:style-name="T7">, r, g, n);</text:span></text:p>
      <text:p text:style-name="No_20_Spacing"><text:span text:style-name="T7"><text:s text:c="2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4"/>printf(</text:span><text:span text:style-name="T10">"%d:"</text:span><text:span text:style-name="T6">, i);</text:span></text:p>
      <text:p text:style-name="No_20_Spacing"><text:span text:style-name="T6"><text:s text:c="4"/></text:span><text:span text:style-name="T9">for</text:span><text:span text:style-name="T6">(j = </text:span><text:span text:style-name="T12">0</text:span><text:span text:style-name="T6">; j &lt; r; j++) printf(</text:span><text:span text:style-name="T10">" %d"</text:span><text:span text:style-name="T6">, adj[i][j]);</text:span></text:p>
      <text:p text:style-name="No_20_Spacing"><text:span text:style-name="T6"><text:s text:c="4"/></text:span><text:span text:style-name="T7">printf(</text:span><text:span text:style-name="T11">"\n"</text:span><text:span text:style-name="T7">);</text:span></text:p>
      <text:p text:style-name="P11"><text:s text:c="4"/></text:p>
      <text:p text:style-name="No_20_Spacing"><text:span text:style-name="T7"><text:s text:c="4"/></text:span><text:span text:style-name="T4">/* Make sure each vertex has degree r */</text:span></text:p>
      <text:p text:style-name="No_20_Spacing"><text:span text:style-name="T7"><text:s text:c="4"/></text:span><text:span text:style-name="T8">if</text:span><text:span text:style-name="T7">(deg[i] != r) printf(</text:span><text:span text:style-name="T11">"ERROR!\n"</text:span><text:span text:style-name="T7">);</text:span></text:p>
      <text:p text:style-name="P11"><text:s text:c="2"/>}</text:p>
      <text:p text:style-name="P11">}</text:p>
      <text:p text:style-name="P11"/>
      <text:p text:style-name="P7">/* Determines if adding the edge x-&gt;y would create a (&lt;g)-cycle */</text:p>
      <text:p text:style-name="No_20_Spacing"><text:span text:style-name="T8">int</text:span><text:span text:style-name="T7"> Cycle(</text:span><text:span text:style-name="T8">int</text:span><text:span text:style-name="T7"> x, </text:span><text:span text:style-name="T8">int</text:span><text:span text:style-name="T7"> y){</text:span></text:p>
      <text:p text:style-name="No_20_Spacing"><text:span text:style-name="T7"><text:s text:c="2"/></text:span><text:span text:style-name="T8">int</text:span><text:span text:style-name="T7"> q[MAXN], tail = </text:span><text:span text:style-name="T13">1</text:span><text:span text:style-name="T7">, head, node, next, i;</text:span></text:p>
      <text:p text:style-name="No_20_Spacing"><text:span text:style-name="T7"><text:s text:c="2"/></text:span><text:span text:style-name="T8">char</text:span><text:span text:style-name="T7"> dist[MAXN];</text:span></text:p>
      <text:p text:style-name="P11"/>
      <text:p text:style-name="No_20_Spacing"><text:span text:style-name="T7"><text:s text:c="2"/>memset(dist, -</text:span><text:span text:style-name="T13">1</text:span><text:span text:style-name="T7">, </text:span><text:span text:style-name="T8">sizeof</text:span><text:span text:style-name="T7">(dist));</text:span></text:p>
      <text:p text:style-name="No_20_Spacing"><text:span text:style-name="T7"><text:s text:c="2"/>q[</text:span><text:span text:style-name="T13">0</text:span><text:span text:style-name="T7">] = y;</text:span></text:p>
      <text:p text:style-name="No_20_Spacing"><text:span text:style-name="T7"><text:s text:c="2"/>dist[y] = </text:span><text:span text:style-name="T13">0</text:span><text:span text:style-name="T7">;</text:span></text:p>
      <text:p text:style-name="No_20_Spacing"><text:span text:style-name="T7"><text:s text:c="2"/></text:span><text:span text:style-name="T8">for</text:span><text:span text:style-name="T7">(head = </text:span><text:span text:style-name="T13">0</text:span><text:span text:style-name="T7">, tail = </text:span><text:span text:style-name="T13">1</text:span><text:span text:style-name="T7">; head != tail; head++){</text:span></text:p>
      <text:p text:style-name="P11"><text:s text:c="4"/>node = q[head];</text:p>
      <text:p text:style-name="No_20_Spacing"><text:soft-page-break/><text:span text:style-name="T7"><text:s text:c="4"/></text:span><text:span text:style-name="T8">for</text:span><text:span text:style-name="T7">(i = </text:span><text:span text:style-name="T13">0</text:span><text:span text:style-name="T7">; i &lt; deg[node]; i++){</text:span></text:p>
      <text:p text:style-name="P11"><text:s text:c="6"/>next = adj[node][i];</text:p>
      <text:p text:style-name="No_20_Spacing"><text:span text:style-name="T7"><text:s text:c="6"/></text:span><text:span text:style-name="T8">if</text:span><text:span text:style-name="T7">(dist[next] == -</text:span><text:span text:style-name="T13">1</text:span><text:span text:style-name="T7">){</text:span></text:p>
      <text:p text:style-name="No_20_Spacing"><text:span text:style-name="T7"><text:s text:c="8"/></text:span><text:span text:style-name="T8">if</text:span><text:span text:style-name="T7">(next == x) </text:span><text:span text:style-name="T8">return</text:span><text:span text:style-name="T7"> </text:span><text:span text:style-name="T13">1</text:span><text:span text:style-name="T7">;</text:span></text:p>
      <text:p text:style-name="No_20_Spacing"><text:span text:style-name="T7"><text:s text:c="8"/>dist[next] = dist[node]+</text:span><text:span text:style-name="T13">1</text:span><text:span text:style-name="T7">;</text:span></text:p>
      <text:p text:style-name="No_20_Spacing"><text:span text:style-name="T7"><text:s text:c="8"/></text:span><text:span text:style-name="T8">if</text:span><text:span text:style-name="T7">(dist[node] &lt; g-</text:span><text:span text:style-name="T13">3</text:span><text:span text:style-name="T7">) q[tail++] = next;</text:span></text:p>
      <text:p text:style-name="P11"><text:s text:c="6"/>}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Search(</text:span><text:span text:style-name="T8">int</text:span><text:span text:style-name="T7"> node){</text:span></text:p>
      <text:p text:style-name="No_20_Spacing"><text:span text:style-name="T7"><text:s text:c="2"/></text:span><text:span text:style-name="T8">int</text:span><text:span text:style-name="T7"> i;</text:span></text:p>
      <text:p text:style-name="No_20_Spacing"><text:span text:style-name="T7"><text:s text:c="2"/></text:span><text:span text:style-name="T8">if</text:span><text:span text:style-name="T7">(node == n){ <text:s text:c="22"/></text:span><text:span text:style-name="T4">/* Found cage */</text:span></text:p>
      <text:p text:style-name="P11"><text:s text:c="4"/>PrintCage();</text:p>
      <text:p text:style-name="No_20_Spacing"><text:span text:style-name="T7"><text:s text:c="4"/></text:span><text:span text:style-name="T8">return</text:span><text:span text:style-name="T7"> </text:span><text:span text:style-name="T13">1</text:span><text:span text:style-name="T7">;</text:span></text:p>
      <text:p text:style-name="P11"><text:s text:c="2"/>}</text:p>
      <text:p text:style-name="P11"/>
      <text:p text:style-name="No_20_Spacing"><text:span text:style-name="T7"><text:s text:c="2"/></text:span><text:span text:style-name="T4">/* Check if vertex has full degree */</text:span></text:p>
      <text:p text:style-name="No_20_Spacing"><text:span text:style-name="T7"><text:s text:c="2"/></text:span><text:span text:style-name="T8">if</text:span><text:span text:style-name="T7">(deg[node] == r) </text:span><text:span text:style-name="T8">return</text:span><text:span text:style-name="T7"> Search(node+</text:span><text:span text:style-name="T13">1</text:span><text:span text:style-name="T7">); <text:s/></text:span></text:p>
      <text:p text:style-name="P11"/>
      <text:p text:style-name="No_20_Spacing"><text:span text:style-name="T7"><text:s text:c="2"/></text:span><text:span text:style-name="T4">/* Determine the next possibile candidate */</text:span></text:p>
      <text:p text:style-name="No_20_Spacing"><text:span text:style-name="T7"><text:s text:c="2"/></text:span><text:span text:style-name="T8">if</text:span><text:span text:style-name="T7">(deg[node] == </text:span><text:span text:style-name="T13">0</text:span><text:span text:style-name="T7">) i = node+</text:span><text:span text:style-name="T13">1</text:span><text:span text:style-name="T7">;</text:span></text:p>
      <text:p text:style-name="No_20_Spacing"><text:span text:style-name="T7"><text:s text:c="2"/></text:span><text:span text:style-name="T8">else</text:span><text:span text:style-name="T7"> i = max(node+</text:span><text:span text:style-name="T13">1</text:span><text:span text:style-name="T7">, adj[node][deg[node]-</text:span><text:span text:style-name="T13">1</text:span><text:span text:style-name="T7">]+</text:span><text:span text:style-name="T13">1</text:span><text:span text:style-name="T7">);</text:span></text:p>
      <text:p text:style-name="P11"><text:s text:c="2"/></text:p>
      <text:p text:style-name="No_20_Spacing"><text:span text:style-name="T7"><text:s text:c="2"/></text:span><text:span text:style-name="T4">/* Try connecting this vertex */</text:span></text:p>
      <text:p text:style-name="No_20_Spacing"><text:span text:style-name="T7"><text:s text:c="2"/></text:span><text:span text:style-name="T8">for</text:span><text:span text:style-name="T7">(; i &lt; n; i++){</text:span></text:p>
      <text:p text:style-name="No_20_Spacing"><text:span text:style-name="T7"><text:s text:c="4"/></text:span><text:span text:style-name="T8">if</text:span><text:span text:style-name="T7">(deg[i] == r || Cycle(node, i)) </text:span><text:span text:style-name="T8">continue</text:span><text:span text:style-name="T7">;</text:span></text:p>
      <text:p text:style-name="P11"><text:s text:c="4"/>addEdge(node, i);</text:p>
      <text:p text:style-name="No_20_Spacing"><text:span text:style-name="T7"><text:s text:c="4"/></text:span><text:span text:style-name="T8">if</text:span><text:span text:style-name="T7">(Search(node)) </text:span><text:span text:style-name="T8">return</text:span><text:span text:style-name="T7"> </text:span><text:span text:style-name="T13">1</text:span><text:span text:style-name="T7">;</text:span></text:p>
      <text:p text:style-name="P11"><text:s text:c="4"/>remEdge(node, i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printf(</text:span><text:span text:style-name="T11">"Enter r and g: "</text:span><text:span text:style-name="T7">);</text:span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r, &amp;g) == </text:span><text:span text:style-name="T13">2</text:span><text:span text:style-name="T7">){ <text:s/></text:span><text:span text:style-name="T4">/* Read cage parameters */</text:span></text:p>
      <text:p text:style-name="No_20_Spacing"><text:span text:style-name="T7"><text:s text:c="4"/></text:span><text:span text:style-name="T8">if</text:span><text:span text:style-name="T7">(r &lt; </text:span><text:span text:style-name="T13">2</text:span><text:span text:style-name="T7"> || r &gt; MAXR || g &lt; </text:span><text:span text:style-name="T13">3</text:span><text:span text:style-name="T7"> || g &gt; MAXG){</text:span></text:p>
      <text:p text:style-name="No_20_Spacing"><text:span text:style-name="T7"><text:s text:c="6"/>printf(</text:span><text:span text:style-name="T11">"Invalid parameters.\n"</text:span><text:span text:style-name="T7">);</text:span></text:p>
      <text:p text:style-name="No_20_Spacing"><text:span text:style-name="T7"><text:s text:c="6"/></text:span><text:span text:style-name="T8">continue</text:span><text:span text:style-name="T7">;</text:span></text:p>
      <text:p text:style-name="P11"><text:s text:c="4"/>}</text:p>
      <text:p text:style-name="P11"><text:s text:c="4"/></text:p>
      <text:p text:style-name="No_20_Spacing"><text:span text:style-name="T7"><text:s text:c="4"/>BuildTree(); <text:s text:c="21"/></text:span><text:span text:style-name="T4">/* Builds the tree first */</text:span></text:p>
      <text:p text:style-name="P11"><text:s text:c="4"/></text:p>
      <text:p text:style-name="No_20_Spacing"><text:span text:style-name="T7"><text:s text:c="4"/></text:span><text:span text:style-name="T8">while</text:span><text:span text:style-name="T7">(</text:span><text:span text:style-name="T13">1</text:span><text:span text:style-name="T7">){ <text:s text:c="24"/></text:span><text:span text:style-name="T4">/* Search for the cage <text:s text:c="2"/>*/</text:span></text:p>
      <text:p text:style-name="No_20_Spacing"><text:span text:style-name="T7"><text:s text:c="6"/>printf(</text:span><text:span text:style-name="T11">"Searching for cage of size %d\n"</text:span><text:span text:style-name="T7">, n);</text:span></text:p>
      <text:p text:style-name="No_20_Spacing"><text:span text:style-name="T7"><text:s text:c="6"/></text:span><text:span text:style-name="T8">if</text:span><text:span text:style-name="T7">(Search(</text:span><text:span text:style-name="T13">0</text:span><text:span text:style-name="T7">)) </text:span><text:span text:style-name="T8">break</text:span><text:span text:style-name="T7">;</text:span></text:p>
      <text:p text:style-name="P11"><text:s text:c="6"/>n++;</text:p>
      <text:p text:style-name="P11"><text:s text:c="4"/>}</text:p>
      <text:p text:style-name="P11"><text:soft-page-break/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Search: </text:p>
      <text:list xml:id="list29628072" text:continue-numbering="true" text:style-name="Outline">
        <text:list-item>
          <text:list>
            <text:list-item>
              <text:h text:style-name="P18" text:outline-level="2"><text:bookmark-start text:name="__RefHeading___Toc26988_2932636602"/><text:bookmark text:name="Bookmark124"/>Graph coloring template<text:bookmark-end text:name="__RefHeading___Toc2698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graph, this is a template for k-coloring</text:p>
      <text:p text:style-name="P7"><text:s text:c="16"/>it.</text:p>
      <text:p text:style-name="P7"><text:s text:c="3"/></text:p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 14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The graph is given by the adjacency matrix adj[][].</text:p>
      <text:p text:style-name="P7"><text:s text:c="16"/>-The coloring of the graph is stored in color[];</text:p>
      <text:p text:style-name="P7"><text:s text:c="16"/>-Colors run from 0...k-1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50</text:p>
      <text:p text:style-name="P6"/>
      <text:p text:style-name="No_20_Spacing"><text:span text:style-name="T8">int</text:span><text:span text:style-name="T7"> adj[MAXN][MAXN], n, k, total;</text:span></text:p>
      <text:p text:style-name="No_20_Spacing"><text:span text:style-name="T8">int</text:span><text:span text:style-name="T7"> color[MAXN];</text:span></text:p>
      <text:p text:style-name="P11"/>
      <text:p text:style-name="No_20_Spacing"><text:span text:style-name="T8">void</text:span><text:span text:style-name="T7"> BackTrack(</text:span><text:span text:style-name="T8">int</text:span><text:span text:style-name="T7"> pos){</text:span></text:p>
      <text:p text:style-name="No_20_Spacing"><text:span text:style-name="T7"><text:s text:c="2"/></text:span><text:span text:style-name="T8">int</text:span><text:span text:style-name="T7"> i, c;</text:span></text:p>
      <text:p text:style-name="No_20_Spacing"><text:span text:style-name="T7"><text:s text:c="2"/></text:span><text:span text:style-name="T8">if</text:span><text:span text:style-name="T7">(pos == n){</text:span></text:p>
      <text:p text:style-name="P11"><text:s text:c="4"/>total++;</text:p>
      <text:p text:style-name="No_20_Spacing"><text:span text:style-name="T7"><text:s text:c="4"/>printf(</text:span><text:span text:style-name="T11">"{"</text:span><text:span text:style-name="T7">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n; i++)</text:span></text:p>
      <text:p text:style-name="No_20_Spacing"><text:span text:style-name="T7"><text:s text:c="6"/>printf(</text:span><text:span text:style-name="T11">"%d%c"</text:span><text:span text:style-name="T7">, color[i], <text:s/>i == n-</text:span><text:span text:style-name="T13">1</text:span><text:span text:style-name="T7"> ? '}' : ',');</text:span></text:p>
      <text:p text:style-name="No_20_Spacing"><text:span text:style-name="T7"><text:s text:c="4"/>printf(</text:span><text:span text:style-name="T11">"%c"</text:span><text:span text:style-name="T7">, total % </text:span><text:span text:style-name="T13">5</text:span><text:span text:style-name="T7"> ? ' ' : '\n');</text:span></text:p>
      <text:p text:style-name="No_20_Spacing"><text:span text:style-name="T7"><text:s text:c="4"/></text:span><text:span text:style-name="T8">return</text:span><text:span text:style-name="T7">;</text:span></text:p>
      <text:p text:style-name="P11"><text:s text:c="2"/>}</text:p>
      <text:p text:style-name="No_20_Spacing"><text:span text:style-name="T7"><text:s text:c="2"/></text:span><text:span text:style-name="T8">for</text:span><text:span text:style-name="T7">(c = </text:span><text:span text:style-name="T13">0</text:span><text:span text:style-name="T7">; c &lt; k; c++){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pos; i++)</text:span></text:p>
      <text:p text:style-name="No_20_Spacing"><text:span text:style-name="T7"><text:s text:c="6"/></text:span><text:span text:style-name="T8">if</text:span><text:span text:style-name="T7">(adj[i][pos] &amp;&amp; color[i] == c) </text:span><text:span text:style-name="T8">break</text:span><text:span text:style-name="T7">;</text:span></text:p>
      <text:p text:style-name="No_20_Spacing"><text:span text:style-name="T7"><text:s text:c="4"/></text:span><text:span text:style-name="T8">if</text:span><text:span text:style-name="T7">(i == pos){</text:span></text:p>
      <text:p text:style-name="P11"><text:s text:c="6"/>color[pos] = c;</text:p>
      <text:p text:style-name="No_20_Spacing"><text:span text:style-name="T7"><text:s text:c="6"/>BackTrack(pos+</text:span><text:span text:style-name="T13">1</text:span><text:span text:style-name="T7">);</text:span></text:p>
      <text:p text:style-name="P11"><text:soft-page-break/><text:s text:c="4"/>}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k) == </text:span><text:span text:style-name="T13">2</text:span><text:span text:style-name="T7">){</text:span></text:p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n; i++) </text:span><text:span text:style-name="T9">for</text:span><text:span text:style-name="T6">(j = </text:span><text:span text:style-name="T12">0</text:span><text:span text:style-name="T6">; j &lt; n; j++)</text:span></text:p>
      <text:p text:style-name="No_20_Spacing"><text:span text:style-name="T6"><text:s text:c="6"/>scanf(</text:span><text:span text:style-name="T10">"%d"</text:span><text:span text:style-name="T6">, &amp;adj[i][j]);</text:span></text:p>
      <text:p text:style-name="No_20_Spacing"><text:span text:style-name="T6"><text:s text:c="4"/></text:span><text:span text:style-name="T7">total = </text:span><text:span text:style-name="T13">0</text:span><text:span text:style-name="T7">;</text:span></text:p>
      <text:p text:style-name="No_20_Spacing"><text:span text:style-name="T7"><text:s text:c="4"/>BackTrack(</text:span><text:span text:style-name="T13">0</text:span><text:span text:style-name="T7">);</text:span></text:p>
      <text:p text:style-name="No_20_Spacing"><text:span text:style-name="T7"><text:s text:c="4"/>printf(</text:span><text:span text:style-name="T11">"Total %d-colorings: %d\n"</text:span><text:span text:style-name="T7">, k, total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Search: </text:p>
      <text:list xml:id="list29628095" text:continue-numbering="true" text:style-name="Outline">
        <text:list-item>
          <text:list>
            <text:list-item>
              <text:h text:style-name="P18" text:outline-level="2"><text:bookmark-start text:name="__RefHeading___Toc26990_2932636602"/><text:bookmark text:name="Bookmark125"/>Golden section Search<text:bookmark-end text:name="__RefHeading___Toc2699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n function f(x) with a single local minimum,</text:p>
      <text:p text:style-name="P7"><text:s text:c="16"/>a lower and upper bound on x, and a tolerance for</text:p>
      <text:p text:style-name="P7"><text:s text:c="16"/>convergence, this function finds the value of x </text:p>
      <text:p text:style-name="P7"><text:s text:c="16"/></text:p>
      <text:p text:style-name="P7"><text:s text:c="16"/>The function is written globally as f(x)</text:p>
      <text:p text:style-name="P7"><text:s text:c="3"/></text:p>
      <text:p text:style-name="P7"><text:s text:c="3"/>Complexity: <text:s/>Depends on tolerance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 14, 2003</text:p>
      <text:p text:style-name="P7"><text:s text:c="3"/>References: <text:s/>www.chemeng.ed.ac.uk/~jwp/MSO/section5/maths/</text:p>
      <text:p text:style-name="P7"><text:s text:c="37"/>part3/handout2/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watch out for -0.000</text:p>
      <text:p text:style-name="P7">*/</text:p>
      <text:p text:style-name="P7"/>
      <text:p text:style-name="P6">#include &lt;stdio.h&gt;</text:p>
      <text:p text:style-name="P6"/>
      <text:p text:style-name="P6">#define GOLD 0.381966</text:p>
      <text:p text:style-name="P6">#define move(a,b,c) <text:s text:c="3"/>x[a]=x[b];x[b]=x[c];fx[a]=fx[b];fx[b]=fx[c]</text:p>
      <text:p text:style-name="P6"/>
      <text:p text:style-name="No_20_Spacing"><text:span text:style-name="T8">double</text:span><text:span text:style-name="T7"> f(</text:span><text:span text:style-name="T8">double</text:span><text:span text:style-name="T7"> x){</text:span></text:p>
      <text:p text:style-name="No_20_Spacing"><text:span text:style-name="T7"><text:s text:c="2"/></text:span><text:span text:style-name="T8">return</text:span><text:span text:style-name="T7"> x*x;</text:span></text:p>
      <text:p text:style-name="P11">}</text:p>
      <text:p text:style-name="P11"/>
      <text:p text:style-name="No_20_Spacing"><text:soft-page-break/><text:span text:style-name="T8">double</text:span><text:span text:style-name="T7"> golden(</text:span><text:span text:style-name="T8">double</text:span><text:span text:style-name="T7"> xlow, </text:span><text:span text:style-name="T8">double</text:span><text:span text:style-name="T7"> xhigh, </text:span><text:span text:style-name="T8">double</text:span><text:span text:style-name="T7"> tol){</text:span></text:p>
      <text:p text:style-name="No_20_Spacing"><text:span text:style-name="T7"><text:s text:c="2"/></text:span><text:span text:style-name="T8">double</text:span><text:span text:style-name="T7"> x[</text:span><text:span text:style-name="T13">4</text:span><text:span text:style-name="T7">], fx[</text:span><text:span text:style-name="T13">4</text:span><text:span text:style-name="T7">], L;</text:span></text:p>
      <text:p text:style-name="No_20_Spacing"><text:span text:style-name="T7"><text:s text:c="2"/></text:span><text:span text:style-name="T8">int</text:span><text:span text:style-name="T7"> iter = </text:span><text:span text:style-name="T13">0</text:span><text:span text:style-name="T7">, left = </text:span><text:span text:style-name="T13">0</text:span><text:span text:style-name="T7">, mini, i;</text:span></text:p>
      <text:p text:style-name="P11"/>
      <text:p text:style-name="No_20_Spacing"><text:span text:style-name="T7"><text:s text:c="2"/>fx[</text:span><text:span text:style-name="T13">0</text:span><text:span text:style-name="T7">] = f(x[</text:span><text:span text:style-name="T13">0</text:span><text:span text:style-name="T7">]=xlow); </text:span></text:p>
      <text:p text:style-name="No_20_Spacing"><text:span text:style-name="T7"><text:s text:c="2"/>fx[</text:span><text:span text:style-name="T13">3</text:span><text:span text:style-name="T7">] = f(x[</text:span><text:span text:style-name="T13">3</text:span><text:span text:style-name="T7">]=xhigh)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</text:span><text:span text:style-name="T13">1</text:span><text:span text:style-name="T7">){</text:span></text:p>
      <text:p text:style-name="No_20_Spacing"><text:span text:style-name="T7"><text:s text:c="4"/>L = x[</text:span><text:span text:style-name="T13">3</text:span><text:span text:style-name="T7">]-x[</text:span><text:span text:style-name="T13">0</text:span><text:span text:style-name="T7">];</text:span></text:p>
      <text:p text:style-name="No_20_Spacing"><text:span text:style-name="T7"><text:s text:c="4"/></text:span><text:span text:style-name="T8">if</text:span><text:span text:style-name="T7">(!iter || left){</text:span></text:p>
      <text:p text:style-name="No_20_Spacing"><text:span text:style-name="T7"><text:s text:c="6"/>x[</text:span><text:span text:style-name="T13">1</text:span><text:span text:style-name="T7">] = x[</text:span><text:span text:style-name="T13">0</text:span><text:span text:style-name="T7">]+GOLD*L;</text:span></text:p>
      <text:p text:style-name="No_20_Spacing"><text:span text:style-name="T7"><text:s text:c="6"/>fx[</text:span><text:span text:style-name="T13">1</text:span><text:span text:style-name="T7">] = f(x[</text:span><text:span text:style-name="T13">1</text:span><text:span text:style-name="T7">]);</text:span></text:p>
      <text:p text:style-name="P11"><text:s text:c="4"/>}</text:p>
      <text:p text:style-name="No_20_Spacing"><text:span text:style-name="T7"><text:s text:c="4"/></text:span><text:span text:style-name="T8">if</text:span><text:span text:style-name="T7">(!iter || !left){</text:span></text:p>
      <text:p text:style-name="No_20_Spacing"><text:span text:style-name="T7"><text:s text:c="6"/>x[</text:span><text:span text:style-name="T13">2</text:span><text:span text:style-name="T7">] = x[</text:span><text:span text:style-name="T13">3</text:span><text:span text:style-name="T7">]-GOLD*L;</text:span></text:p>
      <text:p text:style-name="No_20_Spacing"><text:span text:style-name="T7"><text:s text:c="6"/>fx[</text:span><text:span text:style-name="T13">2</text:span><text:span text:style-name="T7">] = f(x[</text:span><text:span text:style-name="T13">2</text:span><text:span text:style-name="T7">]);</text:span></text:p>
      <text:p text:style-name="P11"><text:s text:c="4"/>}</text:p>
      <text:p text:style-name="No_20_Spacing"><text:span text:style-name="T7"><text:s text:c="4"/></text:span><text:span text:style-name="T8">for</text:span><text:span text:style-name="T7">(mini = </text:span><text:span text:style-name="T13">0</text:span><text:span text:style-name="T7">, i = </text:span><text:span text:style-name="T13">1</text:span><text:span text:style-name="T7">; i &lt; </text:span><text:span text:style-name="T13">4</text:span><text:span text:style-name="T7">; i++)</text:span></text:p>
      <text:p text:style-name="No_20_Spacing"><text:span text:style-name="T7"><text:s text:c="6"/></text:span><text:span text:style-name="T8">if</text:span><text:span text:style-name="T7">(fx[i] &lt; fx[mini]) mini = i;</text:span></text:p>
      <text:p text:style-name="No_20_Spacing"><text:span text:style-name="T7"><text:s text:c="4"/></text:span><text:span text:style-name="T8">if</text:span><text:span text:style-name="T7">(L &lt; tol) </text:span><text:span text:style-name="T8">break</text:span><text:span text:style-name="T7">;</text:span></text:p>
      <text:p text:style-name="P11"><text:s text:c="4"/></text:p>
      <text:p text:style-name="No_20_Spacing"><text:span text:style-name="T7"><text:s text:c="4"/></text:span><text:span text:style-name="T8">if</text:span><text:span text:style-name="T7">(mini &lt; </text:span><text:span text:style-name="T13">2</text:span><text:span text:style-name="T7">){</text:span></text:p>
      <text:p text:style-name="No_20_Spacing"><text:span text:style-name="T7"><text:s text:c="6"/>left = </text:span><text:span text:style-name="T13">1</text:span><text:span text:style-name="T7">;</text:span></text:p>
      <text:p text:style-name="No_20_Spacing"><text:span text:style-name="T7"><text:s text:c="6"/>move(</text:span><text:span text:style-name="T13">3</text:span><text:span text:style-name="T7">,</text:span><text:span text:style-name="T13">2</text:span><text:span text:style-name="T7">,</text:span><text:span text:style-name="T13">1</text:span><text:span text:style-name="T7">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left = </text:span><text:span text:style-name="T13">0</text:span><text:span text:style-name="T7">;</text:span></text:p>
      <text:p text:style-name="No_20_Spacing"><text:span text:style-name="T7"><text:s text:c="6"/>move(</text:span><text:span text:style-name="T13">0</text:span><text:span text:style-name="T7">,</text:span><text:span text:style-name="T13">1</text:span><text:span text:style-name="T7">,</text:span><text:span text:style-name="T13">2</text:span><text:span text:style-name="T7">);</text:span></text:p>
      <text:p text:style-name="P11"><text:s text:c="4"/>}</text:p>
      <text:p text:style-name="P11"><text:s text:c="4"/>iter++;</text:p>
      <text:p text:style-name="P11"><text:s text:c="2"/>}</text:p>
      <text:p text:style-name="No_20_Spacing"><text:span text:style-name="T7"><text:s text:c="2"/></text:span><text:span text:style-name="T8">return</text:span><text:span text:style-name="T7"> x[mini]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double</text:span><text:span text:style-name="T7"> low, high , tol, minx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lf %lf %lf"</text:span><text:span text:style-name="T7">, &amp;low, &amp;high, &amp;tol) == </text:span><text:span text:style-name="T13">3</text:span><text:span text:style-name="T7">){</text:span></text:p>
      <text:p text:style-name="P11"><text:s text:c="4"/>minx = golden(low, high, tol);</text:p>
      <text:p text:style-name="No_20_Spacing"><text:span text:style-name="T7"><text:s text:c="4"/>printf(</text:span><text:span text:style-name="T11">"f(%.6f) = %.6f\n"</text:span><text:span text:style-name="T7">, minx, f(minx)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><text:soft-page-break/></text:p>
      <text:p text:style-name="P7">/* Search: </text:p>
      <text:list xml:id="list29645988" text:continue-numbering="true" text:style-name="Outline">
        <text:list-item>
          <text:list>
            <text:list-item>
              <text:h text:style-name="P18" text:outline-level="2"><text:bookmark-start text:name="__RefHeading___Toc26992_2932636602"/><text:bookmark text:name="Bookmark126"/>Hamming Code search template / (Independent set)<text:bookmark-end text:name="__RefHeading___Toc2699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is a template for finding a maximum set of</text:p>
      <text:p text:style-name="P7"><text:s text:c="16"/>binary code words that are all have at least a </text:p>
      <text:p text:style-name="P7"><text:s text:c="16"/>Hamming distance of d between them.</text:p>
      <text:p text:style-name="P7"><text:s text:c="3"/></text:p>
      <text:p text:style-name="P7"><text:s text:c="16"/>Also has some ideas for finding maximum clique</text:p>
      <text:p text:style-name="P7"/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4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algorithm&gt;</text:p>
      <text:p text:style-name="P6">#include &lt;vector&gt;</text:p>
      <text:p text:style-name="P6">#include &lt;iostream&gt;</text:p>
      <text:p text:style-name="No_20_Spacing"><text:span text:style-name="T8">using</text:span><text:span text:style-name="T7"> </text:span><text:span text:style-name="T8">namespace</text:span><text:span text:style-name="T7"> std;</text:span></text:p>
      <text:p text:style-name="P11"/>
      <text:p text:style-name="P6">#define MAXN 9</text:p>
      <text:p text:style-name="P6">#define MAXS 21</text:p>
      <text:p text:style-name="No_20_Spacing"><text:span text:style-name="T8">int</text:span><text:span text:style-name="T7"> n, d;</text:span></text:p>
      <text:p text:style-name="P11"/>
      <text:p text:style-name="No_20_Spacing"><text:span text:style-name="T8">int</text:span><text:span text:style-name="T7"> bitcount(</text:span><text:span text:style-name="T8">int</text:span><text:span text:style-name="T7"> x){</text:span></text:p>
      <text:p text:style-name="No_20_Spacing"><text:span text:style-name="T7"><text:s text:c="2"/></text:span><text:span text:style-name="T8">int</text:span><text:span text:style-name="T7"> c = </text:span><text:span text:style-name="T13">0</text:span><text:span text:style-name="T7">;</text:span></text:p>
      <text:p text:style-name="No_20_Spacing"><text:span text:style-name="T7"><text:s text:c="2"/></text:span><text:span text:style-name="T8">while</text:span><text:span text:style-name="T7">(x){</text:span></text:p>
      <text:p text:style-name="P11"><text:s text:c="4"/>c++;</text:p>
      <text:p text:style-name="No_20_Spacing"><text:span text:style-name="T7"><text:s text:c="4"/>x &amp;= x-</text:span><text:span text:style-name="T13">1</text:span><text:span text:style-name="T7">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c;</text:span></text:p>
      <text:p text:style-name="P11">}</text:p>
      <text:p text:style-name="P11"/>
      <text:p text:style-name="No_20_Spacing"><text:span text:style-name="T8">int</text:span><text:span text:style-name="T7"> dist(</text:span><text:span text:style-name="T8">int</text:span><text:span text:style-name="T7"> x, </text:span><text:span text:style-name="T8">int</text:span><text:span text:style-name="T7"> y){</text:span></text:p>
      <text:p text:style-name="No_20_Spacing"><text:span text:style-name="T7"><text:s text:c="2"/></text:span><text:span text:style-name="T8">return</text:span><text:span text:style-name="T7"> bitcount(x^y);</text:span></text:p>
      <text:p text:style-name="P11">}</text:p>
      <text:p text:style-name="P11"/>
      <text:p text:style-name="No_20_Spacing"><text:span text:style-name="T8">void</text:span><text:span text:style-name="T7"> PrintBin(</text:span><text:span text:style-name="T8">int</text:span><text:span text:style-name="T7"> x){</text:span></text:p>
      <text:p text:style-name="No_20_Spacing"><text:span text:style-name="T7"><text:s text:c="2"/></text:span><text:span text:style-name="T9">int</text:span><text:span text:style-name="T6"> i;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4"/>printf(</text:span><text:span text:style-name="T10">"%d"</text:span><text:span text:style-name="T6">, x &amp; (</text:span><text:span text:style-name="T12">1</text:span><text:span text:style-name="T6">&lt;&lt;i) ? </text:span><text:span text:style-name="T12">1</text:span><text:span text:style-name="T6"> : </text:span><text:span text:style-name="T12">0</text:span><text:span text:style-name="T6">);</text:span></text:p>
      <text:p text:style-name="No_20_Spacing"><text:span text:style-name="T6"><text:s text:c="2"/>printf(</text:span><text:span text:style-name="T10">"\n"</text:span><text:span text:style-name="T6">);</text:span></text:p>
      <text:p text:style-name="P11">}</text:p>
      <text:p text:style-name="P11"/>
      <text:p text:style-name="No_20_Spacing"><text:soft-page-break/><text:span text:style-name="T8">int</text:span><text:span text:style-name="T7"> best;</text:span></text:p>
      <text:p text:style-name="No_20_Spacing"><text:span text:style-name="T8">int</text:span><text:span text:style-name="T7"> curr[MAXS];</text:span></text:p>
      <text:p text:style-name="No_20_Spacing"><text:span text:style-name="T8">int</text:span><text:span text:style-name="T7"> bestset[MAXS];</text:span></text:p>
      <text:p text:style-name="P11"/>
      <text:p text:style-name="No_20_Spacing"><text:span text:style-name="T7">vector&lt;</text:span><text:span text:style-name="T8">int</text:span><text:span text:style-name="T7">&gt; pos[MAXS];</text:span></text:p>
      <text:p text:style-name="No_20_Spacing"><text:span text:style-name="T7">vector&lt;</text:span><text:span text:style-name="T8">int</text:span><text:span text:style-name="T7">&gt; adj[</text:span><text:span text:style-name="T13">1</text:span><text:span text:style-name="T7">&lt;&lt;MAXN];</text:span></text:p>
      <text:p text:style-name="P11"/>
      <text:p text:style-name="No_20_Spacing"><text:span text:style-name="T8">void</text:span><text:span text:style-name="T7"> MaxClique(</text:span><text:span text:style-name="T8">int</text:span><text:span text:style-name="T7"> k){</text:span></text:p>
      <text:p text:style-name="No_20_Spacing"><text:span text:style-name="T7"><text:s text:c="2"/></text:span><text:span text:style-name="T8">int</text:span><text:span text:style-name="T7"> i; vector&lt;</text:span><text:span text:style-name="T8">int</text:span><text:span text:style-name="T7">&gt;::iterator it, it2;</text:span></text:p>
      <text:p text:style-name="P11"/>
      <text:p text:style-name="No_20_Spacing"><text:span text:style-name="T7"><text:s text:c="2"/></text:span><text:span text:style-name="T8">if</text:span><text:span text:style-name="T7">(k &gt; best){</text:span></text:p>
      <text:p text:style-name="P11"><text:s text:c="4"/>best = k;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k; i++) bestset[i] = curr[i];</text:span></text:p>
      <text:p text:style-name="P11"><text:s text:c="2"/>}</text:p>
      <text:p text:style-name="No_20_Spacing"><text:span text:style-name="T7"><text:s text:c="2"/></text:span><text:span text:style-name="T8">for</text:span><text:span text:style-name="T7">(it = pos[k].begin(); it != pos[k].end(); ++it){</text:span></text:p>
      <text:p text:style-name="P11"><text:s text:c="4"/>curr[k] = *it;</text:p>
      <text:p text:style-name="No_20_Spacing"><text:span text:style-name="T7"><text:s text:c="4"/>pos[k+</text:span><text:span text:style-name="T13">1</text:span><text:span text:style-name="T7">].clear();</text:span></text:p>
      <text:p text:style-name="No_20_Spacing"><text:span text:style-name="T7"><text:s text:c="4"/>insert_iterator&lt;vector&lt;</text:span><text:span text:style-name="T8">int</text:span><text:span text:style-name="T7">&gt; &gt; next(pos[k+</text:span><text:span text:style-name="T13">1</text:span><text:span text:style-name="T7">], pos[k+</text:span><text:span text:style-name="T13">1</text:span><text:span text:style-name="T7">].begin());</text:span></text:p>
      <text:p text:style-name="P11"><text:s text:c="4"/>it2 = it; it2++;</text:p>
      <text:p text:style-name="P11"><text:s text:c="4"/>set_intersection(it2, pos[k].end(),</text:p>
      <text:p text:style-name="P11"><text:s text:c="14"/>adj[*it].begin(), adj[*it].end(),</text:p>
      <text:p text:style-name="P11"><text:s text:c="14"/>next);</text:p>
      <text:p text:style-name="No_20_Spacing"><text:span text:style-name="T7"><text:s text:c="4"/></text:span><text:span text:style-name="T8">if</text:span><text:span text:style-name="T7">(k+</text:span><text:span text:style-name="T13">1</text:span><text:span text:style-name="T7">+(</text:span><text:span text:style-name="T8">int</text:span><text:span text:style-name="T7">)pos[k+</text:span><text:span text:style-name="T13">1</text:span><text:span text:style-name="T7">].size() &lt;= best) </text:span><text:span text:style-name="T8">continue</text:span><text:span text:style-name="T7">;</text:span></text:p>
      <text:p text:style-name="No_20_Spacing"><text:span text:style-name="T7"><text:s text:c="4"/>MaxClique(k+</text:span><text:span text:style-name="T13">1</text:span><text:span text:style-name="T7">);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int</text:span><text:span text:style-name="T7"> i, j;</text:span></text:p>
      <text:p text:style-name="P11"><text:s text:c="2"/></text:p>
      <text:p text:style-name="No_20_Spacing"><text:span text:style-name="T7"><text:s text:c="2"/></text:span><text:span text:style-name="T8">while</text:span><text:span text:style-name="T7">(scanf(</text:span><text:span text:style-name="T11">"%d %d"</text:span><text:span text:style-name="T7">, &amp;n, &amp;d) == </text:span><text:span text:style-name="T13">2</text:span><text:span text:style-name="T7">){</text:span></text:p>
      <text:p text:style-name="P11"/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MAXS; i++) pos[i].clear();</text:span></text:p>
      <text:p text:style-name="P10"><text:s text:c="4"/>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</text:span><text:span text:style-name="T12">1</text:span><text:span text:style-name="T6">&lt;&lt;n; i++){</text:span></text:p>
      <text:p text:style-name="No_20_Spacing"><text:span text:style-name="T6"><text:s text:c="6"/></text:span><text:span text:style-name="T7">adj[i].clear();</text:span></text:p>
      <text:p text:style-name="No_20_Spacing"><text:span text:style-name="T7"><text:s text:c="6"/></text:span><text:span text:style-name="T8">for</text:span><text:span text:style-name="T7">(j = i+</text:span><text:span text:style-name="T13">1</text:span><text:span text:style-name="T7">; j &lt; </text:span><text:span text:style-name="T13">1</text:span><text:span text:style-name="T7">&lt;&lt;n; j++){</text:span></text:p>
      <text:p text:style-name="No_20_Spacing"><text:span text:style-name="T7"><text:s text:c="8"/></text:span><text:span text:style-name="T8">if</text:span><text:span text:style-name="T7">(dist(i,j) &gt;= d)</text:span></text:p>
      <text:p text:style-name="P11"><text:s text:c="10"/>adj[i].push_back(j);</text:p>
      <text:p text:style-name="P11"><text:s text:c="6"/>}</text:p>
      <text:p text:style-name="P11"><text:s text:c="4"/>}</text:p>
      <text:p text:style-name="No_20_Spacing"><text:span text:style-name="T7"><text:s text:c="4"/>best = -</text:span><text:span text:style-name="T13">1</text:span><text:span text:style-name="T7">;</text:span></text:p>
      <text:p text:style-name="No_20_Spacing"><text:span text:style-name="T7"><text:s text:c="4"/>curr[</text:span><text:span text:style-name="T13">0</text:span><text:span text:style-name="T7">] = </text:span><text:span text:style-name="T13">0</text:span><text:span text:style-name="T7">;</text:span></text:p>
      <text:p text:style-name="No_20_Spacing"><text:span text:style-name="T7"><text:s text:c="4"/>pos[</text:span><text:span text:style-name="T13">1</text:span><text:span text:style-name="T7">] = adj[</text:span><text:span text:style-name="T13">0</text:span><text:span text:style-name="T7">];</text:span></text:p>
      <text:p text:style-name="No_20_Spacing"><text:span text:style-name="T7"><text:s text:c="4"/>MaxClique(</text:span><text:span text:style-name="T13">1</text:span><text:span text:style-name="T7">);</text:span></text:p>
      <text:p text:style-name="No_20_Spacing"><text:span text:style-name="T7"><text:s text:c="4"/>printf(</text:span><text:span text:style-name="T11">"Maximum code length: %d\n"</text:span><text:span text:style-name="T7">, best);</text:span></text:p>
      <text:p text:style-name="No_20_Spacing"><text:span text:style-name="T7"><text:s text:c="4"/></text:span><text:span text:style-name="T8">for</text:span><text:span text:style-name="T7">(i = </text:span><text:span text:style-name="T13">0</text:span><text:span text:style-name="T7">; i &lt; best; i++)</text:span></text:p>
      <text:p text:style-name="P11"><text:s text:c="6"/>PrintBin(bestset[i]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><text:soft-page-break/></text:p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Search: </text:p>
      <text:list xml:id="list29651376" text:continue-numbering="true" text:style-name="Outline">
        <text:list-item>
          <text:list>
            <text:list-item>
              <text:h text:style-name="P18" text:outline-level="2"><text:bookmark-start text:name="__RefHeading___Toc26994_2932636602"/><text:bookmark text:name="Bookmark127"/>Orthogonal-Latin Squares<text:bookmark-end text:name="__RefHeading___Toc26994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is is a template for finding orthogonal Latin</text:p>
      <text:p text:style-name="P7"><text:s text:c="16"/>Squares.</text:p>
      <text:p text:style-name="P7"><text:s text:c="16"/></text:p>
      <text:p text:style-name="P7"><text:s text:c="16"/>A latin square is a N by N matrix which uses the </text:p>
      <text:p text:style-name="P7"><text:s text:c="16"/>numbers 0..N-1, such that each number occurs exactly</text:p>
      <text:p text:style-name="P7"><text:s text:c="16"/>once in each column, and each row.</text:p>
      <text:p text:style-name="P7"><text:s text:c="16"/></text:p>
      <text:p text:style-name="P7"><text:s text:c="16"/>Two Latin squares are orthogonal if the square</text:p>
      <text:p text:style-name="P7"><text:s text:c="16"/>resulting from the overlapping of the two squares </text:p>
      <text:p text:style-name="P7"><text:s text:c="16"/>has no pair of elements that occurs twice.</text:p>
      <text:p text:style-name="P7"><text:s text:c="16"/></text:p>
      <text:p text:style-name="P7"><text:s text:c="16"/>e.g.</text:p>
      <text:p text:style-name="P7"><text:s text:c="16"/>1 2 3 <text:s/>1 2 3 <text:s text:c="5"/>[1,1] [2,2] [3,3]</text:p>
      <text:p text:style-name="P7"><text:s text:c="16"/>2 3 1 <text:s/>3 1 2 <text:s/>-&gt; <text:s/>[2,3] [3,1] [1,2]</text:p>
      <text:p text:style-name="P7"><text:s text:c="16"/>3 1 2 <text:s/>2 3 1 <text:s text:c="5"/>[3,2] [1,3] [2,1]</text:p>
      <text:p text:style-name="P7"><text:s text:c="16"/></text:p>
      <text:p text:style-name="P7"><text:s text:c="16"/>An k-set of orthogonal Latin squares is a set of </text:p>
      <text:p text:style-name="P7"><text:s text:c="16"/>k Latin squares such that every pair is orthogonal.</text:p>
      <text:p text:style-name="P7"/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 19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- The number of subsets of orthogonal Latin squares</text:p>
      <text:p text:style-name="P7"><text:s text:c="18"/>can be enormous. <text:s/></text:p>
      <text:p text:style-name="P7"><text:s text:c="16"/>- If the order is N, there is at most a N-1 set of</text:p>
      <text:p text:style-name="P7"><text:s text:c="18"/>orthogonal Latin squares</text:p>
      <text:p text:style-name="P7"><text:s text:c="16"/>- This program finds a maximum set quickly for 3,4,5</text:p>
      <text:p text:style-name="P7"><text:s text:c="18"/>but not for any larger.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stdlib.h&gt;</text:p>
      <text:p text:style-name="P6"/>
      <text:p text:style-name="No_20_Spacing"><text:span text:style-name="T2">#define MAXN 10 <text:s text:c="3"/></text:span><text:span text:style-name="T4">/* Maximum order */</text:span></text:p>
      <text:p text:style-name="No_20_Spacing"><text:span text:style-name="T2">#define MAXK 10 <text:s text:c="3"/></text:span><text:span text:style-name="T4">/* Maximum set size */</text:span></text:p>
      <text:p text:style-name="P7"/>
      <text:p text:style-name="No_20_Spacing"><text:span text:style-name="T8">int</text:span><text:span text:style-name="T7"> n, setsize;</text:span></text:p>
      <text:p text:style-name="P11"><text:soft-page-break/></text:p>
      <text:p text:style-name="No_20_Spacing"><text:span text:style-name="T8">int</text:span><text:span text:style-name="T7"> curr[MAXK][MAXN][MAXN]; <text:s text:c="8"/></text:span><text:span text:style-name="T4">/* Stores the Latin squares */</text:span></text:p>
      <text:p text:style-name="No_20_Spacing"><text:span text:style-name="T8">char</text:span><text:span text:style-name="T7"> row[MAXK][MAXN][MAXN]; <text:s text:c="8"/></text:span><text:span text:style-name="T4">/* Used to mark used elements */</text:span></text:p>
      <text:p text:style-name="No_20_Spacing"><text:span text:style-name="T8">char</text:span><text:span text:style-name="T7"> col[MAXK][MAXN][MAXN]; <text:s text:c="8"/></text:span><text:span text:style-name="T4">/* Used to mark used elements */</text:span></text:p>
      <text:p text:style-name="No_20_Spacing"><text:span text:style-name="T8">char</text:span><text:span text:style-name="T7"> ort[MAXK][MAXK][MAXN][MAXN]; <text:s text:c="2"/></text:span><text:span text:style-name="T4">/* Used to mark used elements */</text:span></text:p>
      <text:p text:style-name="P7"/>
      <text:p text:style-name="P7">/* Print procedure. <text:s/>Modify as necessary */</text:p>
      <text:p text:style-name="No_20_Spacing"><text:span text:style-name="T8">void</text:span><text:span text:style-name="T7"> PrintLatin(</text:span><text:span text:style-name="T8">int</text:span><text:span text:style-name="T7"> size){</text:span></text:p>
      <text:p text:style-name="No_20_Spacing"><text:span text:style-name="T7"><text:s text:c="2"/></text:span><text:span text:style-name="T8">int</text:span><text:span text:style-name="T7"> i, j, k;</text:span></text:p>
      <text:p text:style-name="No_20_Spacing"><text:span text:style-name="T7"><text:s text:c="2"/></text:span><text:span text:style-name="T8">for</text:span><text:span text:style-name="T7">(i = </text:span><text:span text:style-name="T13">0</text:span><text:span text:style-name="T7">; i &lt; n; i++) </text:span><text:span text:style-name="T8">for</text:span><text:span text:style-name="T7">(k = </text:span><text:span text:style-name="T13">0</text:span><text:span text:style-name="T7">; k &lt; size; k++){</text:span></text:p>
      <text:p text:style-name="No_20_Spacing"><text:span text:style-name="T7"><text:s text:c="4"/></text:span><text:span text:style-name="T6">printf(</text:span><text:span text:style-name="T10">"["</text:span><text:span text:style-name="T6">);</text:span></text:p>
      <text:p text:style-name="No_20_Spacing"><text:span text:style-name="T6"><text:s text:c="4"/></text:span><text:span text:style-name="T9">for</text:span><text:span text:style-name="T6">(j = </text:span><text:span text:style-name="T12">0</text:span><text:span text:style-name="T6">; j &lt; n; j++)</text:span></text:p>
      <text:p text:style-name="No_20_Spacing"><text:span text:style-name="T6"><text:s text:c="6"/>printf(</text:span><text:span text:style-name="T10">"%d%c"</text:span><text:span text:style-name="T6">, curr[k][i][j], j == n-</text:span><text:span text:style-name="T12">1</text:span><text:span text:style-name="T6"> ? </text:span><text:span text:style-name="T7">']' : ',');</text:span></text:p>
      <text:p text:style-name="No_20_Spacing"><text:span text:style-name="T7"><text:s text:c="4"/>printf(</text:span><text:span text:style-name="T11">"%c"</text:span><text:span text:style-name="T7">, k == size-</text:span><text:span text:style-name="T13">1</text:span><text:span text:style-name="T7"> ? '\n' : ' ');</text:span></text:p>
      <text:p text:style-name="P11"><text:s text:c="2"/>}</text:p>
      <text:p text:style-name="P11">}</text:p>
      <text:p text:style-name="P11"/>
      <text:p text:style-name="P7">/* The search goes through the kth square, xth row, yth column, </text:p>
      <text:p text:style-name="P7"><text:s text:c="3"/>with a special flag called "same" which forces an ordering on</text:p>
      <text:p text:style-name="P7"><text:s text:c="3"/>the Latin squares, such that permutations are not considered</text:p>
      <text:p text:style-name="P7">*/</text:p>
      <text:p text:style-name="No_20_Spacing"><text:span text:style-name="T8">void</text:span><text:span text:style-name="T7"> Search(</text:span><text:span text:style-name="T8">int</text:span><text:span text:style-name="T7"> k, </text:span><text:span text:style-name="T8">int</text:span><text:span text:style-name="T7"> x, </text:span><text:span text:style-name="T8">int</text:span><text:span text:style-name="T7"> y, </text:span><text:span text:style-name="T8">int</text:span><text:span text:style-name="T7"> same){</text:span></text:p>
      <text:p text:style-name="No_20_Spacing"><text:span text:style-name="T7"><text:s text:c="2"/></text:span><text:span text:style-name="T8">int</text:span><text:span text:style-name="T7"> i, j;</text:span></text:p>
      <text:p text:style-name="P11"/>
      <text:p text:style-name="No_20_Spacing"><text:span text:style-name="T7"><text:s text:c="2"/></text:span><text:span text:style-name="T8">if</text:span><text:span text:style-name="T7">(!x &amp;&amp; !y){</text:span></text:p>
      <text:p text:style-name="No_20_Spacing"><text:span text:style-name="T7"><text:s text:c="4"/></text:span><text:span text:style-name="T8">if</text:span><text:span text:style-name="T7">(k &gt;= </text:span><text:span text:style-name="T13">2</text:span><text:span text:style-name="T7">){</text:span></text:p>
      <text:p text:style-name="No_20_Spacing"><text:span text:style-name="T7"><text:s text:c="6"/></text:span><text:span text:style-name="T4">/* Completed another square */</text:span></text:p>
      <text:p text:style-name="No_20_Spacing"><text:span text:style-name="T7"><text:s text:c="6"/>printf(</text:span><text:span text:style-name="T11">"[Subset %d] %d-set:\n"</text:span><text:span text:style-name="T7">, ++setsize, k);</text:span></text:p>
      <text:p text:style-name="P11"><text:s text:c="6"/>PrintLatin(k);</text:p>
      <text:p text:style-name="P11"><text:s text:c="4"/>} </text:p>
      <text:p text:style-name="P11"><text:s text:c="4"/>same = k;</text:p>
      <text:p text:style-name="P11"><text:s text:c="2"/>}</text:p>
      <text:p text:style-name="No_20_Spacing"><text:span text:style-name="T7"><text:s text:c="2"/></text:span><text:span text:style-name="T8">for</text:span><text:span text:style-name="T7">(i = same ? curr[k-</text:span><text:span text:style-name="T13">1</text:span><text:span text:style-name="T7">][x][y] : </text:span><text:span text:style-name="T13">0</text:span><text:span text:style-name="T7">; i &lt; n; same = </text:span><text:span text:style-name="T13">0</text:span><text:span text:style-name="T7">, i++){</text:span></text:p>
      <text:p text:style-name="No_20_Spacing"><text:span text:style-name="T7"><text:s text:c="4"/></text:span><text:span text:style-name="T8">if</text:span><text:span text:style-name="T7">(row[k][x][i] || col[k][y][i]) </text:span><text:span text:style-name="T8">continue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k &amp;&amp; !ort[k][j][i][curr[j][x][y]]; j++);</text:span></text:p>
      <text:p text:style-name="No_20_Spacing"><text:span text:style-name="T7"><text:s text:c="4"/></text:span><text:span text:style-name="T8">if</text:span><text:span text:style-name="T7">(j != k) </text:span><text:span text:style-name="T8">continue</text:span><text:span text:style-name="T7">;</text:span></text:p>
      <text:p text:style-name="No_20_Spacing"><text:span text:style-name="T7"><text:s text:c="4"/>row[k][x][i] = col[j][y][i] = </text:span><text:span text:style-name="T13">1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k; j++) ort[k][j][i][curr[j][x][y]] = </text:span><text:span text:style-name="T13">1</text:span><text:span text:style-name="T7">;</text:span></text:p>
      <text:p text:style-name="P11"><text:s text:c="4"/>curr[k][x][y] = i;</text:p>
      <text:p text:style-name="No_20_Spacing"><text:span text:style-name="T7"><text:s text:c="4"/></text:span><text:span text:style-name="T8">if</text:span><text:span text:style-name="T7">(y == n-</text:span><text:span text:style-name="T13">1</text:span><text:span text:style-name="T7">){</text:span></text:p>
      <text:p text:style-name="No_20_Spacing"><text:span text:style-name="T7"><text:s text:c="6"/></text:span><text:span text:style-name="T8">if</text:span><text:span text:style-name="T7">(x == n-</text:span><text:span text:style-name="T13">1</text:span><text:span text:style-name="T7">) Search(k+</text:span><text:span text:style-name="T13">1</text:span><text:span text:style-name="T7">, </text:span><text:span text:style-name="T13">0</text:span><text:span text:style-name="T7">, </text:span><text:span text:style-name="T13">0</text:span><text:span text:style-name="T7">, same);</text:span></text:p>
      <text:p text:style-name="No_20_Spacing"><text:span text:style-name="T7"><text:s text:c="6"/></text:span><text:span text:style-name="T8">else</text:span><text:span text:style-name="T7"> Search(k, x+</text:span><text:span text:style-name="T13">1</text:span><text:span text:style-name="T7">, </text:span><text:span text:style-name="T13">0</text:span><text:span text:style-name="T7">, same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Search(k, x, y+</text:span><text:span text:style-name="T13">1</text:span><text:span text:style-name="T7">, same);</text:span></text:p>
      <text:p text:style-name="P11"><text:s text:c="4"/>}</text:p>
      <text:p text:style-name="No_20_Spacing"><text:span text:style-name="T7"><text:s text:c="4"/>row[k][x][i] = col[j][y][i] = </text:span><text:span text:style-name="T13">0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k; j++) ort[k][j][i][curr[j][x][y]] = </text:span><text:span text:style-name="T13">0</text:span><text:span text:style-name="T7">;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oft-page-break/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No_20_Spacing"><text:span text:style-name="T7"><text:s text:c="4"/>setsize = </text:span><text:span text:style-name="T13">0</text:span><text:span text:style-name="T7">;</text:span></text:p>
      <text:p text:style-name="No_20_Spacing"><text:span text:style-name="T7"><text:s text:c="4"/>Search(</text:span><text:span text:style-name="T13">0</text:span><text:span text:style-name="T7">,</text:span><text:span text:style-name="T13">0</text:span><text:span text:style-name="T7">,</text:span><text:span text:style-name="T13">0</text:span><text:span text:style-name="T7">,</text:span><text:span text:style-name="T13">0</text:span><text:span text:style-name="T7">);</text:span></text:p>
      <text:p text:style-name="No_20_Spacing"><text:span text:style-name="T7"><text:s text:c="4"/>printf(</text:span><text:span text:style-name="T11">"Total # of orthogonal squares of order %d: %d\n"</text:span><text:span text:style-name="T7">,</text:span></text:p>
      <text:p text:style-name="P11"><text:s text:c="11"/>n, setsize);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Search: </text:p>
      <text:list xml:id="list29627372" text:continue-numbering="true" text:style-name="Outline">
        <text:list-item>
          <text:list>
            <text:list-item>
              <text:h text:style-name="P18" text:outline-level="2"><text:bookmark-start text:name="__RefHeading___Toc26996_2932636602"/><text:bookmark text:name="Bookmark128"/>N non-attacking Queens<text:bookmark-end text:name="__RefHeading___Toc26996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The following is a template for finding valid</text:p>
      <text:p text:style-name="P7"><text:s text:c="16"/>configurations for the N-Queens problem.</text:p>
      <text:p text:style-name="P7"/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 12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</text:p>
      <text:p text:style-name="P7"><text:s text:c="3"/>Notes: <text:s text:c="6"/>rows/cols labelled 0..n-1</text:p>
      <text:p text:style-name="P7">*/</text:p>
      <text:p text:style-name="P7"/>
      <text:p text:style-name="P6">#include &lt;stdio.h&gt;</text:p>
      <text:p text:style-name="P6">#include &lt;string.h&gt;</text:p>
      <text:p text:style-name="P6">#include &lt;stdlib.h&gt;</text:p>
      <text:p text:style-name="P6"/>
      <text:p text:style-name="P6">#define MAXN 100</text:p>
      <text:p text:style-name="P6"/>
      <text:p text:style-name="No_20_Spacing"><text:span text:style-name="T8">int</text:span><text:span text:style-name="T7"> S[MAXN], used[MAXN], n, total;</text:span></text:p>
      <text:p text:style-name="P11"/>
      <text:p text:style-name="No_20_Spacing"><text:span text:style-name="T8">void</text:span><text:span text:style-name="T7"> nQueens(</text:span><text:span text:style-name="T8">int</text:span><text:span text:style-name="T7"> pos){</text:span></text:p>
      <text:p text:style-name="No_20_Spacing"><text:span text:style-name="T7"><text:s text:c="2"/></text:span><text:span text:style-name="T8">int</text:span><text:span text:style-name="T7"> i, j;</text:span></text:p>
      <text:p text:style-name="No_20_Spacing"><text:span text:style-name="T7"><text:s text:c="2"/></text:span><text:span text:style-name="T9">if</text:span><text:span text:style-name="T6">(pos == n){</text:span></text:p>
      <text:p text:style-name="P10"><text:s text:c="4"/>total++;</text:p>
      <text:p text:style-name="No_20_Spacing"><text:span text:style-name="T6"><text:s text:c="4"/></text:span><text:span text:style-name="T9">for</text:span><text:span text:style-name="T6">(i = </text:span><text:span text:style-name="T12">0</text:span><text:span text:style-name="T6">; i &lt; n; i++)</text:span></text:p>
      <text:p text:style-name="No_20_Spacing"><text:span text:style-name="T6"><text:s text:c="6"/>printf(</text:span><text:span text:style-name="T10">"(%d,%d)%c"</text:span><text:span text:style-name="T6">, i, S[i], i == n-</text:span><text:span text:style-name="T12">1</text:span><text:span text:style-name="T6"> ? '\n' : ' ');</text:span></text:p>
      <text:p text:style-name="No_20_Spacing"><text:span text:style-name="T6"><text:s text:c="4"/></text:span><text:span text:style-name="T9">return</text:span><text:span text:style-name="T6">;</text:span></text:p>
      <text:p text:style-name="P10"><text:s text:c="2"/>} </text:p>
      <text:p text:style-name="No_20_Spacing"><text:soft-page-break/><text:span text:style-name="T6"><text:s text:c="2"/></text:span><text:span text:style-name="T9">for</text:span><text:span text:style-name="T6">(i = </text:span><text:span text:style-name="T12">0</text:span><text:span text:style-name="T6">; i &lt; n; i++){</text:span></text:p>
      <text:p text:style-name="No_20_Spacing"><text:span text:style-name="T6"><text:s text:c="4"/></text:span><text:span text:style-name="T8">if</text:span><text:span text:style-name="T7">(used[i]) </text:span><text:span text:style-name="T8">continue</text:span><text:span text:style-name="T7">;</text:span>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 pos; j++)</text:span></text:p>
      <text:p text:style-name="No_20_Spacing"><text:span text:style-name="T7"><text:s text:c="6"/></text:span><text:span text:style-name="T8">if</text:span><text:span text:style-name="T7">(pos-j == abs(i-S[j])) </text:span><text:span text:style-name="T8">break</text:span><text:span text:style-name="T7">;</text:span></text:p>
      <text:p text:style-name="No_20_Spacing"><text:span text:style-name="T7"><text:s text:c="4"/></text:span><text:span text:style-name="T8">if</text:span><text:span text:style-name="T7">(j == pos){</text:span></text:p>
      <text:p text:style-name="P11"><text:s text:c="6"/>S[pos] = i;</text:p>
      <text:p text:style-name="No_20_Spacing"><text:span text:style-name="T7"><text:s text:c="6"/>used[i] = </text:span><text:span text:style-name="T13">1</text:span><text:span text:style-name="T7">;</text:span></text:p>
      <text:p text:style-name="No_20_Spacing"><text:span text:style-name="T7"><text:s text:c="6"/>nQueens(pos+</text:span><text:span text:style-name="T13">1</text:span><text:span text:style-name="T7">);</text:span></text:p>
      <text:p text:style-name="No_20_Spacing"><text:span text:style-name="T7"><text:s text:c="6"/>used[i] = </text:span><text:span text:style-name="T13">0</text:span><text:span text:style-name="T7">;</text:span></text:p>
      <text:p text:style-name="P11"><text:s text:c="4"/>}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No_20_Spacing"><text:span text:style-name="T7"><text:s text:c="4"/>memset(used, </text:span><text:span text:style-name="T13">0</text:span><text:span text:style-name="T7">, </text:span><text:span text:style-name="T8">sizeof</text:span><text:span text:style-name="T7">(used));</text:span></text:p>
      <text:p text:style-name="No_20_Spacing"><text:span text:style-name="T7"><text:s text:c="4"/>total = </text:span><text:span text:style-name="T13">0</text:span><text:span text:style-name="T7">;</text:span></text:p>
      <text:p text:style-name="No_20_Spacing"><text:span text:style-name="T7"><text:s text:c="4"/>nQueens(</text:span><text:span text:style-name="T13">0</text:span><text:span text:style-name="T7">); <text:s/></text:span><text:span text:style-name="T4">/* Call this to start recursion */</text:span></text:p>
      <text:p text:style-name="No_20_Spacing"><text:span text:style-name="T7"><text:s text:c="4"/>printf(</text:span><text:span text:style-name="T11">"Total valid configurations for n=%d: %d\n"</text:span><text:span text:style-name="T7">, n,total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Searching: </text:p>
      <text:list xml:id="list29657585" text:continue-numbering="true" text:style-name="Outline">
        <text:list-item>
          <text:list>
            <text:list-item>
              <text:h text:style-name="P18" text:outline-level="2"><text:bookmark-start text:name="__RefHeading___Toc26998_2932636602"/><text:bookmark text:name="Bookmark129"/>Suffix array<text:bookmark-end text:name="__RefHeading___Toc26998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Builds a suffix array of a string of N characters</text:p>
      <text:p text:style-name="P7"><text:s text:c="3"/></text:p>
      <text:p text:style-name="No_20_Spacing"><text:span text:style-name="T4"><text:s text:c="3"/></text:span><text:span text:style-name="T5">Complexity: <text:s/>O(N log N)</text:span></text:p>
      <text:p text:style-name="No_20_Spacing"><text:span text:style-name="T5"><text:s text:c="3"/></text:span><text:span text:style-name="T4">-----------------------------------------------------------------</text:span></text:p>
      <text:p text:style-name="P7"><text:s text:c="3"/>Author: <text:s text:c="5"/>Howard Cheng</text:p>
      <text:p text:style-name="P7"><text:s text:c="3"/>Date: <text:s text:c="7"/>Oct 30, 2003</text:p>
      <text:p text:style-name="P7"><text:s text:c="3"/>References: <text:s/>Manber, U. and Myers, G. <text:s/>"Suffix Arrays: a New</text:p>
      <text:p text:style-name="P7"><text:s text:c="16"/>Method for On-line String Searches." </text:p>
      <text:p text:style-name="P7"><text:s text:c="16"/>SIAM Journal on Computing. <text:s/>22(5) p. 935-948, 1993.</text:p>
      <text:p text:style-name="P7"/>
      <text:p text:style-name="P7"><text:s text:c="16"/>T. Kasai, G. Lee, H. Arimura, S. Arikawa, and</text:p>
      <text:p text:style-name="P7"><text:s text:c="16"/>K. Park. <text:s/>"Linear-time Longest-common-prefix</text:p>
      <text:p text:style-name="P7"><text:s text:c="16"/>Computation in Suffix Arrays and Its Applications."</text:p>
      <text:p text:style-name="P7"><text:s text:c="16"/>Proc. 12th Annual Conference on Combinatorial</text:p>
      <text:p text:style-name="P7"><text:s text:c="16"/>Pattern Matching, LNCS 2089, p. 181-192, 2001</text:p>
      <text:p text:style-name="P7"/>
      <text:p text:style-name="P7"><text:s text:c="3"/>-----------------------------------------------------------------</text:p>
      <text:p text:style-name="P7"><text:s text:c="3"/>Reliability: 1 (Spain 719 - Glass Beads)</text:p>
      <text:p text:style-name="P7"><text:s text:c="3"/>Notes: <text:s text:c="5"/>The build_sarray routine takes in a string S of n</text:p>
      <text:p text:style-name="P7"><text:s text:c="15"/>characters (null-terminated), and constructs two</text:p>
      <text:p text:style-name="P7"><text:soft-page-break/><text:s text:c="15"/>arrays sarray and lcp. <text:s/>The properties are:</text:p>
      <text:p text:style-name="P7"/>
      <text:p text:style-name="P7"><text:s text:c="13"/>- If p = sarray[i], then the suffix of str starting at</text:p>
      <text:p text:style-name="P7"><text:s text:c="15"/>p (i.e. S[p..n-1] is the i-th suffix when all the</text:p>
      <text:p text:style-name="P7"><text:s text:c="15"/>suffixes are sorted in lexicographical order</text:p>
      <text:p text:style-name="P7"/>
      <text:p text:style-name="P7"><text:s text:c="13"/>- NOTE: the empty suffix is not included in this list,</text:p>
      <text:p text:style-name="P7"><text:s text:c="21"/>so sarray[0] != n.</text:p>
      <text:p text:style-name="P7"/>
      <text:p text:style-name="P7"><text:s text:c="13"/>- lcp[i] contains the length of the longest common</text:p>
      <text:p text:style-name="P7"><text:s text:c="15"/>prefix of the suffixes pointed to by sarray[i-1]</text:p>
      <text:p text:style-name="P7"><text:s text:c="15"/>and sarray[i]. <text:s/>lcp[0] is defined to be 0.</text:p>
      <text:p text:style-name="P7"/>
      <text:p text:style-name="P7"><text:s text:c="13"/>- To see whether a pattern P occurs in str, you can</text:p>
      <text:p text:style-name="P7"><text:s text:c="15"/>look for it as the prefix of a suffix. <text:s/>This can be</text:p>
      <text:p text:style-name="P7"><text:s text:c="15"/>done with a binary search in O(|P| log n) time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string.h&gt;</text:p>
      <text:p text:style-name="P6">#include &lt;limits.h&gt;</text:p>
      <text:p text:style-name="P6">#include &lt;assert.h&gt;</text:p>
      <text:p text:style-name="P6"/>
      <text:p text:style-name="P6">#define MAXN 100000</text:p>
      <text:p text:style-name="No_20_Spacing"><text:span text:style-name="T8">int</text:span><text:span text:style-name="T7"> bucket[CHAR_MAX-CHAR_MIN+</text:span><text:span text:style-name="T13">1</text:span><text:span text:style-name="T7">];</text:span></text:p>
      <text:p text:style-name="No_20_Spacing"><text:span text:style-name="T8">int</text:span><text:span text:style-name="T7"> prm[MAXN], count[MAXN];</text:span></text:p>
      <text:p text:style-name="No_20_Spacing"><text:span text:style-name="T8">char</text:span><text:span text:style-name="T7"> bh[MAXN+</text:span><text:span text:style-name="T13">1</text:span><text:span text:style-name="T7">];</text:span></text:p>
      <text:p text:style-name="P11"/>
      <text:p text:style-name="No_20_Spacing"><text:span text:style-name="T8">void</text:span><text:span text:style-name="T7"> build_sarray(</text:span><text:span text:style-name="T8">char</text:span><text:span text:style-name="T7"> *str, </text:span><text:span text:style-name="T8">int</text:span><text:span text:style-name="T7">* sarray, </text:span><text:span text:style-name="T8">int</text:span><text:span text:style-name="T7"> *lcp){</text:span></text:p>
      <text:p text:style-name="No_20_Spacing"><text:span text:style-name="T7"><text:s text:c="2"/></text:span><text:span text:style-name="T9">int</text:span><text:span text:style-name="T6"> n, a, c, d, e, f, h, i, j, x;</text:span></text:p>
      <text:p text:style-name="P10"><text:s text:c="2"/></text:p>
      <text:p text:style-name="No_20_Spacing"><text:span text:style-name="T6"><text:s text:c="2"/></text:span><text:span text:style-name="T7">n = strlen(str);</text:span></text:p>
      <text:p text:style-name="P11"><text:s text:c="2"/></text:p>
      <text:p text:style-name="No_20_Spacing"><text:span text:style-name="T7"><text:s text:c="2"/></text:span><text:span text:style-name="T4">/* sort the suffixes by first character */</text:span></text:p>
      <text:p text:style-name="No_20_Spacing"><text:span text:style-name="T7"><text:s text:c="2"/>memset(bucket, -</text:span><text:span text:style-name="T13">1</text:span><text:span text:style-name="T7">, </text:span><text:span text:style-name="T8">sizeof</text:span><text:span text:style-name="T7">(bucket));</text:span></text:p>
      <text:p text:style-name="P11"/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n; i++) {</text:span></text:p>
      <text:p text:style-name="No_20_Spacing"><text:span text:style-name="T7"><text:s text:c="4"/></text:span><text:span text:style-name="T6">j = str[i] - CHAR_MIN;</text:span></text:p>
      <text:p text:style-name="No_20_Spacing"><text:span text:style-name="T6"><text:s text:c="4"/></text:span><text:span text:style-name="T7">prm[i] = bucket[j];</text:span></text:p>
      <text:p text:style-name="P11"><text:s text:c="4"/>bucket[j] = i;</text:p>
      <text:p text:style-name="P11"><text:s text:c="2"/>}</text:p>
      <text:p text:style-name="P11"/>
      <text:p text:style-name="No_20_Spacing"><text:span text:style-name="T7"><text:s text:c="2"/></text:span><text:span text:style-name="T8">for</text:span><text:span text:style-name="T7"> (a = c = </text:span><text:span text:style-name="T13">0</text:span><text:span text:style-name="T7">; a &lt;= CHAR_MAX - CHAR_MIN; a++) {</text:span></text:p>
      <text:p text:style-name="No_20_Spacing"><text:span text:style-name="T7"><text:s text:c="4"/></text:span><text:span text:style-name="T8">for</text:span><text:span text:style-name="T7"> (i = bucket[a]; i != -</text:span><text:span text:style-name="T13">1</text:span><text:span text:style-name="T7">; i = j) {</text:span></text:p>
      <text:p text:style-name="P11"><text:s text:c="6"/>j = prm[i];</text:p>
      <text:p text:style-name="P11"><text:s text:c="6"/>prm[i] = c;</text:p>
      <text:p text:style-name="P11"><text:s text:c="6"/>bh[c++] = (i == bucket[a]);</text:p>
      <text:p text:style-name="No_20_Spacing"><text:span text:style-name="T7"><text:s text:c="4"/></text:span><text:span text:style-name="T6">}</text:span></text:p>
      <text:p text:style-name="P10"><text:s text:c="2"/>}</text:p>
      <text:p text:style-name="No_20_Spacing"><text:span text:style-name="T6"><text:s text:c="2"/>bh[n] = </text:span><text:span text:style-name="T12">1</text:span><text:span text:style-name="T6">;</text:span></text:p>
      <text:p text:style-name="P10"><text:soft-page-break/><text:s/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</text:span></text:p>
      <text:p text:style-name="No_20_Spacing"><text:span text:style-name="T6"><text:s text:c="4"/></text:span><text:span text:style-name="T7">sarray[prm[i]] = i;</text:span></text:p>
      <text:p text:style-name="P11"><text:s text:c="2"/></text:p>
      <text:p text:style-name="No_20_Spacing"><text:span text:style-name="T7"><text:s text:c="2"/></text:span><text:span text:style-name="T4">/* inductive sort */</text:span></text:p>
      <text:p text:style-name="No_20_Spacing"><text:span text:style-name="T7"><text:s text:c="2"/></text:span><text:span text:style-name="T6">x = </text:span><text:span text:style-name="T12">0</text:span><text:span text:style-name="T6">;</text:span></text:p>
      <text:p text:style-name="No_20_Spacing"><text:span text:style-name="T6"><text:s text:c="2"/></text:span><text:span text:style-name="T9">for</text:span><text:span text:style-name="T6"> (h = </text:span><text:span text:style-name="T12">1</text:span><text:span text:style-name="T6">; h &lt; n; h *= </text:span><text:span text:style-name="T12">2</text:span><text:span text:style-name="T6">) {</text:span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6"/></text:span><text:span text:style-name="T8">if</text:span><text:span text:style-name="T7"> (bh[i] &amp; </text:span><text:span text:style-name="T13">1</text:span><text:span text:style-name="T7">) {</text:span></text:p>
      <text:p text:style-name="P11"><text:s text:c="8"/>x = i;</text:p>
      <text:p text:style-name="No_20_Spacing"><text:span text:style-name="T7"><text:s text:c="8"/>count[x] = </text:span><text:span text:style-name="T13">0</text:span><text:span text:style-name="T7">;</text:span></text:p>
      <text:p text:style-name="No_20_Spacing"><text:span text:style-name="T7"><text:s text:c="6"/></text:span><text:span text:style-name="T6">}</text:span></text:p>
      <text:p text:style-name="P10"><text:s text:c="6"/>prm[sarray[i]] = x;</text:p>
      <text:p text:style-name="P10"><text:s text:c="4"/>}</text:p>
      <text:p text:style-name="P10"><text:s text:c="4"/></text:p>
      <text:p text:style-name="P10"><text:s text:c="4"/>d = n - h;</text:p>
      <text:p text:style-name="P10"><text:s text:c="4"/>e = prm[d];</text:p>
      <text:p text:style-name="P10"><text:s text:c="4"/>prm[d] = e + count[e];</text:p>
      <text:p text:style-name="No_20_Spacing"><text:span text:style-name="T6"><text:s text:c="4"/></text:span><text:span text:style-name="T7">count[e]++;</text:span></text:p>
      <text:p text:style-name="No_20_Spacing"><text:span text:style-name="T7"><text:s text:c="4"/>bh[prm[d]] |= </text:span><text:span text:style-name="T13">2</text:span><text:span text:style-name="T7">;</text:span></text:p>
      <text:p text:style-name="P11"><text:s text:c="4"/></text:p>
      <text:p text:style-name="No_20_Spacing"><text:span text:style-name="T7"><text:s text:c="4"/></text:span><text:span text:style-name="T6">i = </text:span><text:span text:style-name="T12">0</text:span><text:span text:style-name="T6">;</text:span></text:p>
      <text:p text:style-name="No_20_Spacing"><text:span text:style-name="T6"><text:s text:c="4"/></text:span><text:span text:style-name="T9">while</text:span><text:span text:style-name="T6"> (i &lt; n) {</text:span></text:p>
      <text:p text:style-name="No_20_Spacing"><text:span text:style-name="T6"><text:s text:c="6"/></text:span><text:span text:style-name="T9">for</text:span><text:span text:style-name="T6"> (j = i; (j == i || !(bh[j] &amp; </text:span><text:span text:style-name="T12">1</text:span><text:span text:style-name="T6">)) &amp;&amp; j &lt; n; j++) {</text:span></text:p>
      <text:p text:style-name="P10"><text:s text:c="8"/>d = sarray[j] - h;</text:p>
      <text:p text:style-name="No_20_Spacing"><text:span text:style-name="T6"><text:s text:c="8"/></text:span><text:span text:style-name="T8">if</text:span><text:span text:style-name="T7"> (d &gt;= </text:span><text:span text:style-name="T13">0</text:span><text:span text:style-name="T7">) {</text:span></text:p>
      <text:p text:style-name="P11"><text:s text:c="10"/>e = prm[d];</text:p>
      <text:p text:style-name="P11"><text:s text:c="10"/>prm[d] = e + count[e];</text:p>
      <text:p text:style-name="P11"><text:s text:c="10"/>count[e]++;</text:p>
      <text:p text:style-name="No_20_Spacing"><text:span text:style-name="T7"><text:s text:c="10"/>bh[prm[d]] |= </text:span><text:span text:style-name="T13">2</text:span><text:span text:style-name="T7">;</text:span></text:p>
      <text:p text:style-name="No_20_Spacing"><text:span text:style-name="T7"><text:s text:c="8"/></text:span><text:span text:style-name="T6">}</text:span></text:p>
      <text:p text:style-name="P10"><text:s text:c="6"/>}</text:p>
      <text:p text:style-name="P10"><text:s text:c="6"/></text:p>
      <text:p text:style-name="No_20_Spacing"><text:span text:style-name="T6"><text:s text:c="6"/></text:span><text:span text:style-name="T9">for</text:span><text:span text:style-name="T6"> (j = i; (j == i || !(bh[j] &amp; </text:span><text:span text:style-name="T12">1</text:span><text:span text:style-name="T6">)) &amp;&amp; j &lt; n; j++) {</text:span></text:p>
      <text:p text:style-name="No_20_Spacing"><text:span text:style-name="T6"><text:s text:c="8"/></text:span><text:span text:style-name="T7">d = sarray[j] - h;</text:span></text:p>
      <text:p text:style-name="No_20_Spacing"><text:span text:style-name="T7"><text:s text:c="8"/></text:span><text:span text:style-name="T8">if</text:span><text:span text:style-name="T7"> (d &gt;= </text:span><text:span text:style-name="T13">0</text:span><text:span text:style-name="T7"> &amp;&amp; bh[prm[d]] &amp; </text:span><text:span text:style-name="T13">2</text:span><text:span text:style-name="T7">) {</text:span></text:p>
      <text:p text:style-name="No_20_Spacing"><text:span text:style-name="T7"><text:s text:c="10"/></text:span><text:span text:style-name="T9">for</text:span><text:span text:style-name="T6"> (e = prm[d]+</text:span><text:span text:style-name="T12">1</text:span><text:span text:style-name="T6">; bh[e] == </text:span><text:span text:style-name="T12">2</text:span><text:span text:style-name="T6">; e++) ;</text:span></text:p>
      <text:p text:style-name="No_20_Spacing"><text:span text:style-name="T6"><text:s text:c="10"/></text:span><text:span text:style-name="T8">for</text:span><text:span text:style-name="T7"> (f = prm[d]+</text:span><text:span text:style-name="T13">1</text:span><text:span text:style-name="T7">; f &lt; e; f++) {</text:span></text:p>
      <text:p text:style-name="No_20_Spacing"><text:span text:style-name="T7"><text:s text:c="12"/></text:span><text:span text:style-name="T6">bh[f] &amp;= </text:span><text:span text:style-name="T12">1</text:span><text:span text:style-name="T6">;</text:span></text:p>
      <text:p text:style-name="P10"><text:s text:c="10"/>}</text:p>
      <text:p text:style-name="P10"><text:s text:c="8"/>}</text:p>
      <text:p text:style-name="P10"><text:s text:c="6"/>}</text:p>
      <text:p text:style-name="P10"><text:s text:c="6"/>i = j;</text:p>
      <text:p text:style-name="P10"><text:s text:c="4"/>}</text:p>
      <text:p text:style-name="P10"><text:s text:c="4"/>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i &lt; n; i++) {</text:span></text:p>
      <text:p text:style-name="No_20_Spacing"><text:span text:style-name="T6"><text:s text:c="6"/></text:span><text:span text:style-name="T7">sarray[prm[i]] = i;</text:span></text:p>
      <text:p text:style-name="No_20_Spacing"><text:span text:style-name="T7"><text:s text:c="6"/></text:span><text:span text:style-name="T8">if</text:span><text:span text:style-name="T7"> (bh[i] == </text:span><text:span text:style-name="T13">2</text:span><text:span text:style-name="T7">) {</text:span></text:p>
      <text:p text:style-name="No_20_Spacing"><text:span text:style-name="T7"><text:s text:c="8"/></text:span><text:span text:style-name="T6">bh[i] = </text:span><text:span text:style-name="T12">3</text:span><text:span text:style-name="T6">;</text:span></text:p>
      <text:p text:style-name="P10"><text:s text:c="6"/>}</text:p>
      <text:p text:style-name="P10"><text:s text:c="4"/>}</text:p>
      <text:p text:style-name="P10"><text:soft-page-break/><text:s text:c="2"/>}</text:p>
      <text:p text:style-name="P10"><text:s text:c="2"/></text:p>
      <text:p text:style-name="No_20_Spacing"><text:span text:style-name="T6"><text:s text:c="2"/>h = </text:span><text:span text:style-name="T12">0</text:span><text:span text:style-name="T6">;</text:span></text:p>
      <text:p text:style-name="No_20_Spacing"><text:span text:style-name="T6"><text:s text:c="2"/></text:span><text:span text:style-name="T9">for</text:span><text:span text:style-name="T6"> (i = </text:span><text:span text:style-name="T12">0</text:span><text:span text:style-name="T6">; i &lt; n; i++) {</text:span></text:p>
      <text:p text:style-name="P10"><text:s text:c="4"/>e = prm[i];</text:p>
      <text:p text:style-name="No_20_Spacing"><text:span text:style-name="T6"><text:s text:c="4"/></text:span><text:span text:style-name="T9">if</text:span><text:span text:style-name="T6"> (e &gt; </text:span><text:span text:style-name="T12">0</text:span><text:span text:style-name="T6">) {</text:span></text:p>
      <text:p text:style-name="No_20_Spacing"><text:span text:style-name="T6"><text:s text:c="6"/>j = sarray[e-</text:span><text:span text:style-name="T12">1</text:span><text:span text:style-name="T6">];</text:span></text:p>
      <text:p text:style-name="No_20_Spacing"><text:span text:style-name="T6"><text:s text:c="6"/></text:span><text:span text:style-name="T9">while</text:span><text:span text:style-name="T6"> (str[i+h] == str[j+h]) {</text:span></text:p>
      <text:p text:style-name="P10"><text:s text:c="8"/>h++;</text:p>
      <text:p text:style-name="P10"><text:s text:c="6"/>}</text:p>
      <text:p text:style-name="P10"><text:s text:c="6"/>lcp[e] = h;</text:p>
      <text:p text:style-name="No_20_Spacing"><text:span text:style-name="T6"><text:s text:c="6"/></text:span><text:span text:style-name="T9">if</text:span><text:span text:style-name="T6"> (h &gt; </text:span><text:span text:style-name="T12">0</text:span><text:span text:style-name="T6">) {</text:span></text:p>
      <text:p text:style-name="P10"><text:s text:c="8"/>h--;</text:p>
      <text:p text:style-name="P10"><text:s text:c="6"/>}</text:p>
      <text:p text:style-name="P10"><text:s text:c="4"/>}</text:p>
      <text:p text:style-name="P10"><text:s text:c="2"/>}</text:p>
      <text:p text:style-name="No_20_Spacing"><text:span text:style-name="T6"><text:s text:c="2"/>lcp[</text:span><text:span text:style-name="T12">0</text:span><text:span text:style-name="T6">] = </text:span><text:span text:style-name="T12">0</text:span><text:span text:style-name="T6">;</text:span>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char</text:span><text:span text:style-name="T7"> S[MAXN]; </text:span><text:span text:style-name="T8">int</text:span><text:span text:style-name="T7"> sarray[MAXN], lcp[MAXN], i;</text:span></text:p>
      <text:p text:style-name="No_20_Spacing"><text:span text:style-name="T7"><text:s text:c="2"/></text:span><text:span text:style-name="T8">char</text:span><text:span text:style-name="T7"> T[MAXN];</text:span></text:p>
      <text:p text:style-name="No_20_Spacing"><text:span text:style-name="T7"><text:s text:c="2"/></text:span><text:span text:style-name="T8">int</text:span><text:span text:style-name="T7"> n, j;</text:span></text:p>
      <text:p text:style-name="No_20_Spacing"><text:span text:style-name="T7"><text:s text:c="2"/></text:span><text:span text:style-name="T8">while</text:span><text:span text:style-name="T7"> (scanf(</text:span><text:span text:style-name="T11">"%s"</text:span><text:span text:style-name="T7">, S) == </text:span><text:span text:style-name="T13">1</text:span><text:span text:style-name="T7">) {</text:span></text:p>
      <text:p text:style-name="P11"><text:s text:c="4"/>n = strlen(S);</text:p>
      <text:p text:style-name="No_20_Spacing"><text:span text:style-name="T7"><text:s text:c="4"/></text:span><text:span text:style-name="T9">for</text:span><text:span text:style-name="T6">(i = </text:span><text:span text:style-name="T12">0</text:span><text:span text:style-name="T6">; i &lt; n; i++) S[n+i] = S[i];</text:span></text:p>
      <text:p text:style-name="No_20_Spacing"><text:span text:style-name="T6"><text:s text:c="4"/>S[n+n] = </text:span><text:span text:style-name="T12">0</text:span><text:span text:style-name="T6">;</text:span></text:p>
      <text:p text:style-name="P10"><text:s text:c="4"/>build_sarray(S, sarray, lcp);</text:p>
      <text:p text:style-name="No_20_Spacing"><text:span text:style-name="T6"><text:s text:c="4"/></text:span><text:span text:style-name="T9">for</text:span><text:span text:style-name="T6"> (i = </text:span><text:span text:style-name="T12">0</text:span><text:span text:style-name="T6">; S[i]; i++)</text:span></text:p>
      <text:p text:style-name="No_20_Spacing"><text:span text:style-name="T6"><text:s text:c="6"/></text:span><text:span text:style-name="T9">if</text:span><text:span text:style-name="T6">(sarray[i] &lt; n){</text:span></text:p>
      <text:p text:style-name="No_20_Spacing"><text:span text:style-name="T6"><text:s text:c="8"/>printf(</text:span><text:span text:style-name="T10">"%3d: %2d [%d]\n"</text:span><text:span text:style-name="T6">, i, lcp[i], n);</text:span></text:p>
      <text:p text:style-name="No_20_Spacing"><text:span text:style-name="T6"><text:s text:c="8"/></text:span><text:span text:style-name="T9">for</text:span><text:span text:style-name="T6">(j = </text:span><text:span text:style-name="T12">0</text:span><text:span text:style-name="T6">; j &lt; n; j++){</text:span></text:p>
      <text:p text:style-name="No_20_Spacing"><text:span text:style-name="T6"><text:s text:c="10"/>printf(</text:span><text:span text:style-name="T10">"%c"</text:span><text:span text:style-name="T6">, S[sarray[i]+j]);</text:span></text:p>
      <text:p text:style-name="P10"><text:s text:c="8"/>}</text:p>
      <text:p text:style-name="No_20_Spacing"><text:span text:style-name="T6"><text:s text:c="8"/>printf(</text:span><text:span text:style-name="T10">"\n"</text:span><text:span text:style-name="T6">);</text:span></text:p>
      <text:p text:style-name="No_20_Spacing"><text:span text:style-name="T6"><text:s text:c="6"/></text:span><text:span text:style-name="T7">}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/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Search: </text:p>
      <text:list xml:id="list29642952" text:continue-numbering="true" text:style-name="Outline">
        <text:list-item>
          <text:list>
            <text:list-item>
              <text:h text:style-name="P18" text:outline-level="2"><text:bookmark-start text:name="__RefHeading___Toc27000_2932636602"/><text:bookmark text:name="Bookmark130"/>Self Avoiding walk template<text:bookmark-end text:name="__RefHeading___Toc27000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A template for a self-avoiding walk search. <text:s/></text:p>
      <text:p text:style-name="P7"><text:s text:c="16"/>A self avoiding walk is one in which at each turn </text:p>
      <text:p text:style-name="P7"><text:s text:c="16"/>one walks N, E, S or W, but never visits a place</text:p>
      <text:p text:style-name="P7"><text:soft-page-break/><text:s text:c="16"/>he/she has visited.</text:p>
      <text:p text:style-name="P7"/>
      <text:p text:style-name="P7"><text:s text:c="3"/>Complexity: <text:s/>O(exponential)</text:p>
      <text:p text:style-name="P7"><text:s text:c="3"/>-----------------------------------------------------------------</text:p>
      <text:p text:style-name="P7"><text:s text:c="3"/>Author: <text:s text:c="5"/>Gilbert Lee</text:p>
      <text:p text:style-name="P7"><text:s text:c="3"/>Date: <text:s text:c="7"/>March 12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6"/></text:p>
      <text:p text:style-name="P7">*/</text:p>
      <text:p text:style-name="P7"/>
      <text:p text:style-name="P6">#include &lt;stdio.h&gt;</text:p>
      <text:p text:style-name="P6">#include &lt;string.h&gt;</text:p>
      <text:p text:style-name="P6"/>
      <text:p text:style-name="P6">#define MAXN 100</text:p>
      <text:p text:style-name="P6"/>
      <text:p text:style-name="No_20_Spacing"><text:span text:style-name="T8">int</text:span><text:span text:style-name="T7"> Sx[MAXN], Sy[MAXN], n, total;</text:span></text:p>
      <text:p text:style-name="No_20_Spacing"><text:span text:style-name="T8">char</text:span><text:span text:style-name="T7"> walk[MAXN];</text:span></text:p>
      <text:p text:style-name="No_20_Spacing"><text:span text:style-name="T8">char</text:span><text:span text:style-name="T7"> dir[</text:span><text:span text:style-name="T13">5</text:span><text:span text:style-name="T7">] = </text:span><text:span text:style-name="T11">"NESW"</text:span><text:span text:style-name="T7">;</text:span></text:p>
      <text:p text:style-name="No_20_Spacing"><text:span text:style-name="T8">int</text:span><text:span text:style-name="T7"> dx[</text:span><text:span text:style-name="T13">4</text:span><text:span text:style-name="T7">] = {</text:span><text:span text:style-name="T13">0</text:span><text:span text:style-name="T7">,</text:span><text:span text:style-name="T13">1</text:span><text:span text:style-name="T7">,</text:span><text:span text:style-name="T13">0</text:span><text:span text:style-name="T7">,-</text:span><text:span text:style-name="T13">1</text:span><text:span text:style-name="T7">};</text:span></text:p>
      <text:p text:style-name="No_20_Spacing"><text:span text:style-name="T8">int</text:span><text:span text:style-name="T7"> dy[</text:span><text:span text:style-name="T13">4</text:span><text:span text:style-name="T7">] = {</text:span><text:span text:style-name="T13">1</text:span><text:span text:style-name="T7">,</text:span><text:span text:style-name="T13">0</text:span><text:span text:style-name="T7">,-</text:span><text:span text:style-name="T13">1</text:span><text:span text:style-name="T7">,</text:span><text:span text:style-name="T13">0</text:span><text:span text:style-name="T7">};</text:span></text:p>
      <text:p text:style-name="P11"/>
      <text:p text:style-name="No_20_Spacing"><text:span text:style-name="T8">void</text:span><text:span text:style-name="T7"> Walk(</text:span><text:span text:style-name="T8">int</text:span><text:span text:style-name="T7"> pos){</text:span></text:p>
      <text:p text:style-name="No_20_Spacing"><text:span text:style-name="T7"><text:s text:c="2"/></text:span><text:span text:style-name="T8">int</text:span><text:span text:style-name="T7"> i, j;</text:span></text:p>
      <text:p text:style-name="No_20_Spacing"><text:span text:style-name="T7"><text:s text:c="2"/></text:span><text:span text:style-name="T8">if</text:span><text:span text:style-name="T7">(pos == n){</text:span></text:p>
      <text:p text:style-name="P11"><text:s text:c="4"/>total++;</text:p>
      <text:p text:style-name="No_20_Spacing"><text:span text:style-name="T7"><text:s text:c="4"/>walk[pos] = </text:span><text:span text:style-name="T13">0</text:span><text:span text:style-name="T7">;</text:span></text:p>
      <text:p text:style-name="No_20_Spacing"><text:span text:style-name="T7"><text:s text:c="4"/>printf(</text:span><text:span text:style-name="T11">"%s%c"</text:span><text:span text:style-name="T7">, walk, total%</text:span><text:span text:style-name="T13">10</text:span><text:span text:style-name="T7"> ? ' ' : '\n');</text:span></text:p>
      <text:p text:style-name="No_20_Spacing"><text:span text:style-name="T7"><text:s text:c="4"/></text:span><text:span text:style-name="T8">return</text:span><text:span text:style-name="T7">;</text:span></text:p>
      <text:p text:style-name="No_20_Spacing"><text:span text:style-name="T7"><text:s text:c="2"/></text:span><text:span text:style-name="T6">}</text:span></text:p>
      <text:p text:style-name="No_20_Spacing"><text:span text:style-name="T6"><text:s text:c="2"/></text:span><text:span text:style-name="T9">for</text:span><text:span text:style-name="T6">(i = </text:span><text:span text:style-name="T12">0</text:span><text:span text:style-name="T6">; i &lt; </text:span><text:span text:style-name="T12">4</text:span><text:span text:style-name="T6">; i++){</text:span></text:p>
      <text:p text:style-name="No_20_Spacing"><text:span text:style-name="T6"><text:s text:c="4"/>Sx[pos+</text:span><text:span text:style-name="T12">1</text:span><text:span text:style-name="T6">] = Sx[pos]+dx[i];</text:span></text:p>
      <text:p text:style-name="No_20_Spacing"><text:span text:style-name="T6"><text:s text:c="4"/></text:span><text:span text:style-name="T7">Sy[pos+</text:span><text:span text:style-name="T13">1</text:span><text:span text:style-name="T7">] = Sy[pos]+dy[i];</text:span></text:p>
      <text:p text:style-name="P11"><text:s text:c="4"/>walk[pos] = dir[i];</text:p>
      <text:p text:style-name="No_20_Spacing"><text:span text:style-name="T7"><text:s text:c="4"/></text:span><text:span text:style-name="T8">for</text:span><text:span text:style-name="T7">(j = </text:span><text:span text:style-name="T13">0</text:span><text:span text:style-name="T7">; j &lt;= pos; j++)</text:span></text:p>
      <text:p text:style-name="No_20_Spacing"><text:span text:style-name="T7"><text:s text:c="6"/></text:span><text:span text:style-name="T8">if</text:span><text:span text:style-name="T7">(Sx[j] == Sx[pos+</text:span><text:span text:style-name="T13">1</text:span><text:span text:style-name="T7">] &amp;&amp; Sy[j] == Sy[pos+</text:span><text:span text:style-name="T13">1</text:span><text:span text:style-name="T7">]) </text:span><text:span text:style-name="T8">break</text:span><text:span text:style-name="T7">;</text:span></text:p>
      <text:p text:style-name="No_20_Spacing"><text:span text:style-name="T7"><text:s text:c="4"/></text:span><text:span text:style-name="T8">if</text:span><text:span text:style-name="T7">(j == pos+</text:span><text:span text:style-name="T13">1</text:span><text:span text:style-name="T7">) Walk(pos+</text:span><text:span text:style-name="T13">1</text:span><text:span text:style-name="T7">);</text:span></text:p>
      <text:p text:style-name="P11"><text:s text:c="2"/>}</text:p>
      <text:p text:style-name="P11">}</text:p>
      <text:p text:style-name="P11"/>
      <text:p text:style-name="No_20_Spacing"><text:span text:style-name="T8">int</text:span><text:span text:style-name="T7"> main(){</text:span></text:p>
      <text:p text:style-name="No_20_Spacing"><text:span text:style-name="T7"><text:s text:c="2"/></text:span><text:span text:style-name="T8">while</text:span><text:span text:style-name="T7">(scanf(</text:span><text:span text:style-name="T11">"%d"</text:span><text:span text:style-name="T7">, &amp;n) == </text:span><text:span text:style-name="T13">1</text:span><text:span text:style-name="T7">){</text:span></text:p>
      <text:p text:style-name="No_20_Spacing"><text:span text:style-name="T7"><text:s text:c="4"/>total = Sx[</text:span><text:span text:style-name="T13">0</text:span><text:span text:style-name="T7">] = Sy[</text:span><text:span text:style-name="T13">0</text:span><text:span text:style-name="T7">] = </text:span><text:span text:style-name="T13">0</text:span><text:span text:style-name="T7">;</text:span></text:p>
      <text:p text:style-name="No_20_Spacing"><text:span text:style-name="T7"><text:s text:c="4"/>Walk(</text:span><text:span text:style-name="T13">0</text:span><text:span text:style-name="T7">); <text:s text:c="2"/></text:span><text:span text:style-name="T4">/* Start recursive call */</text:span></text:p>
      <text:p text:style-name="No_20_Spacing"><text:span text:style-name="T7"><text:s text:c="4"/>printf(</text:span><text:span text:style-name="T11">"\nTotal # of self-avoiding walks of size %d = %d\n\n"</text:span><text:span text:style-name="T7">, n, total);</text:span>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P11"><text:soft-page-break/></text:p>
      <text:p text:style-name="P11">-=-=-=-=-=-=-=-=-=-=-=-=-=-=-=-=-=-=-=-=-=-=</text:p>
      <text:p text:style-name="P11">-=-=-=-=-=-=-=-=-=-=-=-=-=-=-=-=-=-=-=-=-=-=</text:p>
      <text:p text:style-name="P11"/>
      <text:p text:style-name="P11"/>
      <text:p text:style-name="P7">/* Miscellaneous: </text:p>
      <text:list xml:id="list29656549" text:continue-numbering="true" text:style-name="Outline">
        <text:list-item>
          <text:list>
            <text:list-item>
              <text:h text:style-name="P18" text:outline-level="2"><text:bookmark-start text:name="__RefHeading___Toc27002_2932636602"/><text:bookmark text:name="Bookmark131"/>Word Search<text:bookmark-end text:name="__RefHeading___Toc27002_2932636602"/></text:h>
            </text:list-item>
          </text:list>
        </text:list-item>
      </text:list>
      <text:p text:style-name="P7"><text:s text:c="3"/>=================================================================</text:p>
      <text:p text:style-name="P7"><text:s text:c="3"/>Description: Given a very long string, sometimes you have to find </text:p>
      <text:p text:style-name="P7"><text:s text:c="16"/>a list of substrings in the string. <text:s/>This program </text:p>
      <text:p text:style-name="P7"><text:s text:c="16"/>will be faster than the obvious brute force solution.</text:p>
      <text:p text:style-name="P7"/>
      <text:p text:style-name="No_20_Spacing"><text:span text:style-name="T4"><text:s text:c="3"/></text:span><text:span text:style-name="T5">Complexity: <text:s text:c="7"/>O(N*M lg N) setup, O(M lg N) each query</text:span></text:p>
      <text:p text:style-name="No_20_Spacing"><text:span text:style-name="T5"><text:s text:c="16"/></text:span><text:span text:style-name="T4">where N is the length of your string,</text:span></text:p>
      <text:p text:style-name="P7"><text:s text:c="16"/>M is the length of your substring.</text:p>
      <text:p text:style-name="P7"><text:s text:c="3"/>-----------------------------------------------------------------</text:p>
      <text:p text:style-name="P7"><text:s text:c="3"/>Author: <text:s text:c="7"/>Ashley Zinyk</text:p>
      <text:p text:style-name="P7"><text:s text:c="3"/>Date: <text:s text:c="7"/>March 12, 2003</text:p>
      <text:p text:style-name="P7"><text:s text:c="3"/>References: <text:s/></text:p>
      <text:p text:style-name="P7"><text:s text:c="3"/>-----------------------------------------------------------------</text:p>
      <text:p text:style-name="P7"><text:s text:c="3"/>Reliability: 0</text:p>
      <text:p text:style-name="P7"><text:s text:c="3"/>Notes: <text:s text:c="8"/>If you want to find out how many instances of the</text:p>
      <text:p text:style-name="P7"><text:s text:c="16"/>substring B appear in the substring A, find the</text:p>
      <text:p text:style-name="P7"><text:s text:c="16"/>index of last, subtract the index of the first, and</text:p>
      <text:p text:style-name="P7"><text:s text:c="16"/>add 1. <text:s/>Remember to return 0 if you couldn't find</text:p>
      <text:p text:style-name="P7"><text:s text:c="16"/>at least one.</text:p>
      <text:p text:style-name="P7"><text:s text:c="16"/>The buffer for your long string should be at least</text:p>
      <text:p text:style-name="P7"><text:s text:c="16"/>sizeof(longest string) + sizeof(longest substring) + 1.</text:p>
      <text:p text:style-name="P7">*/</text:p>
      <text:p text:style-name="P7"/>
      <text:p text:style-name="P6">#include &lt;stdio.h&gt;</text:p>
      <text:p text:style-name="P6">#include &lt;stdlib.h&gt;</text:p>
      <text:p text:style-name="P6">#include &lt;string.h&gt;</text:p>
      <text:p text:style-name="P6"/>
      <text:p text:style-name="No_20_Spacing"><text:span text:style-name="T8">int</text:span><text:span text:style-name="T7"> maxm;</text:span></text:p>
      <text:p text:style-name="No_20_Spacing"><text:span text:style-name="T8">int</text:span><text:span text:style-name="T7"> ptrcmp(</text:span><text:span text:style-name="T8">const</text:span><text:span text:style-name="T7"> </text:span><text:span text:style-name="T8">void</text:span><text:span text:style-name="T7"> *aa, </text:span><text:span text:style-name="T8">const</text:span><text:span text:style-name="T7"> </text:span><text:span text:style-name="T8">void</text:span><text:span text:style-name="T7"> *bb) {</text:span></text:p>
      <text:p text:style-name="No_20_Spacing"><text:span text:style-name="T7"><text:s text:c="2"/></text:span><text:span text:style-name="T9">char</text:span><text:span text:style-name="T6"> *a = *(</text:span><text:span text:style-name="T9">char</text:span><text:span text:style-name="T6"> **)aa;</text:span></text:p>
      <text:p text:style-name="No_20_Spacing"><text:span text:style-name="T6"><text:s text:c="2"/></text:span><text:span text:style-name="T9">char</text:span><text:span text:style-name="T6"> *b = *(</text:span><text:span text:style-name="T9">char</text:span><text:span text:style-name="T6"> **)bb;</text:span></text:p>
      <text:p text:style-name="No_20_Spacing"><text:span text:style-name="T6"><text:s text:c="2"/></text:span><text:span text:style-name="T8">int</text:span><text:span text:style-name="T7"> res = strncmp(a,b,maxm);</text:span></text:p>
      <text:p text:style-name="No_20_Spacing"><text:span text:style-name="T7"><text:s text:c="2"/></text:span><text:span text:style-name="T8">return</text:span><text:span text:style-name="T7"> (res) ? res : a-b;</text:span></text:p>
      <text:p text:style-name="No_20_Spacing"><text:span text:style-name="T7"><text:s text:c="2"/></text:span><text:span text:style-name="T4">/* if two substrings are the same, keep them in their</text:span></text:p>
      <text:p text:style-name="P7"><text:s text:c="5"/>original order */</text:p>
      <text:p text:style-name="P11">}</text:p>
      <text:p text:style-name="P11"/>
      <text:p text:style-name="P7">/* to find the first instance of the key, make fl = 0</text:p>
      <text:p text:style-name="P7"><text:s text:c="3"/>to find the last instance of the key, make fl = 1 */</text:p>
      <text:p text:style-name="No_20_Spacing"><text:span text:style-name="T8">int</text:span><text:span text:style-name="T7"> getindex(</text:span><text:span text:style-name="T8">char</text:span><text:span text:style-name="T7"> *key, </text:span><text:span text:style-name="T8">char</text:span><text:span text:style-name="T7"> **ptrs, </text:span><text:span text:style-name="T8">int</text:span><text:span text:style-name="T7"> n, </text:span><text:span text:style-name="T8">int</text:span><text:span text:style-name="T7"> fl) { </text:span></text:p>
      <text:p text:style-name="No_20_Spacing"><text:span text:style-name="T7"><text:s text:c="2"/></text:span><text:span text:style-name="T8">int</text:span><text:span text:style-name="T7"> lng, res, mid, upp = n, low = </text:span><text:span text:style-name="T13">0</text:span><text:span text:style-name="T7">;</text:span></text:p>
      <text:p text:style-name="P11"/>
      <text:p text:style-name="P11"><text:s text:c="2"/>lng = strlen(key);</text:p>
      <text:p text:style-name="No_20_Spacing"><text:span text:style-name="T7"><text:s text:c="2"/></text:span><text:span text:style-name="T8">while</text:span><text:span text:style-name="T7"> (</text:span><text:span text:style-name="T13">1</text:span><text:span text:style-name="T7">) {</text:span></text:p>
      <text:p text:style-name="No_20_Spacing"><text:soft-page-break/><text:span text:style-name="T7"><text:s text:c="4"/>mid = (upp+low)/</text:span><text:span text:style-name="T13">2</text:span><text:span text:style-name="T7">;</text:span></text:p>
      <text:p text:style-name="P11"><text:s text:c="4"/>res = strncmp(key,ptrs[mid],lng);</text:p>
      <text:p text:style-name="No_20_Spacing"><text:span text:style-name="T7"><text:s text:c="4"/></text:span><text:span text:style-name="T8">if</text:span><text:span text:style-name="T7"> (!res) {</text:span></text:p>
      <text:p text:style-name="No_20_Spacing"><text:span text:style-name="T7"><text:s text:c="6"/></text:span><text:span text:style-name="T8">if</text:span><text:span text:style-name="T7"> (fl) {</text:span></text:p>
      <text:p text:style-name="No_20_Spacing"><text:span text:style-name="T7"><text:s text:c="8"/></text:span><text:span text:style-name="T8">if</text:span><text:span text:style-name="T7"> (mid != n-</text:span><text:span text:style-name="T13">1</text:span><text:span text:style-name="T7"> &amp;&amp; !strncmp(ptrs[mid+</text:span><text:span text:style-name="T13">1</text:span><text:span text:style-name="T7">],key,lng)) low = mid;</text:span></text:p>
      <text:p text:style-name="No_20_Spacing"><text:span text:style-name="T7"><text:s text:c="8"/></text:span><text:span text:style-name="T8">else</text:span><text:span text:style-name="T7"> </text:span><text:span text:style-name="T8">return</text:span><text:span text:style-name="T7"> mid;</text:span></text:p>
      <text:p text:style-name="No_20_Spacing"><text:span text:style-name="T7"><text:s text:c="6"/>} </text:span><text:span text:style-name="T8">else</text:span><text:span text:style-name="T7"> {</text:span></text:p>
      <text:p text:style-name="No_20_Spacing"><text:span text:style-name="T7"><text:s text:c="8"/></text:span><text:span text:style-name="T8">if</text:span><text:span text:style-name="T7"> (mid != </text:span><text:span text:style-name="T13">0</text:span><text:span text:style-name="T7"> &amp;&amp; !strncmp(ptrs[mid-</text:span><text:span text:style-name="T13">1</text:span><text:span text:style-name="T7">],key,lng)) upp = mid;</text:span></text:p>
      <text:p text:style-name="No_20_Spacing"><text:span text:style-name="T7"><text:s text:c="8"/></text:span><text:span text:style-name="T8">else</text:span><text:span text:style-name="T7"> </text:span><text:span text:style-name="T8">return</text:span><text:span text:style-name="T7"> mid;</text:span></text:p>
      <text:p text:style-name="P11"><text:s text:c="6"/>}</text:p>
      <text:p text:style-name="No_20_Spacing"><text:span text:style-name="T7"><text:s text:c="4"/>} </text:span><text:span text:style-name="T8">else</text:span><text:span text:style-name="T7"> </text:span><text:span text:style-name="T8">if</text:span><text:span text:style-name="T7"> (res &lt; </text:span><text:span text:style-name="T13">0</text:span><text:span text:style-name="T7">) {</text:span></text:p>
      <text:p text:style-name="No_20_Spacing"><text:span text:style-name="T7"><text:s text:c="6"/></text:span><text:span text:style-name="T8">if</text:span><text:span text:style-name="T7"> (low==mid) </text:span><text:span text:style-name="T8">return</text:span><text:span text:style-name="T7"> -</text:span><text:span text:style-name="T13">1</text:span><text:span text:style-name="T7">;</text:span></text:p>
      <text:p text:style-name="P11"><text:s text:c="6"/>low = mid;</text:p>
      <text:p text:style-name="No_20_Spacing"><text:span text:style-name="T7"><text:s text:c="4"/>} </text:span><text:span text:style-name="T8">else</text:span><text:span text:style-name="T7"> {</text:span></text:p>
      <text:p text:style-name="No_20_Spacing"><text:span text:style-name="T7"><text:s text:c="6"/></text:span><text:span text:style-name="T8">if</text:span><text:span text:style-name="T7"> (upp==mid) </text:span><text:span text:style-name="T8">return</text:span><text:span text:style-name="T7"> -</text:span><text:span text:style-name="T13">1</text:span><text:span text:style-name="T7">;</text:span></text:p>
      <text:p text:style-name="P11"><text:s text:c="6"/>upp = mid;</text:p>
      <text:p text:style-name="P11"><text:s text:c="4"/>}</text:p>
      <text:p text:style-name="P11"><text:s text:c="2"/>}</text:p>
      <text:p text:style-name="P11">}</text:p>
      <text:p text:style-name="P11"/>
      <text:p text:style-name="P7">/* str is the string you are searching in</text:p>
      <text:p text:style-name="P7"><text:s text:c="3"/>n is the number of characters in the long string</text:p>
      <text:p text:style-name="P7"><text:s text:c="3"/>k is the number of characters in the longest substring */</text:p>
      <text:p text:style-name="No_20_Spacing"><text:span text:style-name="T8">void</text:span><text:span text:style-name="T7"> makeptrs(</text:span><text:span text:style-name="T8">char</text:span><text:span text:style-name="T7"> *str, </text:span><text:span text:style-name="T8">int</text:span><text:span text:style-name="T7"> n, </text:span><text:span text:style-name="T8">char</text:span><text:span text:style-name="T7"> **ptrs, </text:span><text:span text:style-name="T8">int</text:span><text:span text:style-name="T7"> k) {</text:span></text:p>
      <text:p text:style-name="No_20_Spacing"><text:span text:style-name="T7"><text:s text:c="2"/></text:span><text:span text:style-name="T8">int</text:span><text:span text:style-name="T7"> i;</text:span></text:p>
      <text:p text:style-name="P11"/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k; i++) str[n+k] = '\0';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n; i++) ptrs[i] = &amp;str[i];</text:span></text:p>
      <text:p text:style-name="P11"><text:s text:c="2"/>maxm = k;</text:p>
      <text:p text:style-name="No_20_Spacing"><text:span text:style-name="T7"><text:s text:c="2"/>qsort(ptrs[i], n, </text:span><text:span text:style-name="T8">sizeof</text:span><text:span text:style-name="T7">(</text:span><text:span text:style-name="T8">char</text:span><text:span text:style-name="T7"> *), ptrcmp);</text:span></text:p>
      <text:p text:style-name="P11">}</text:p>
      <text:p text:style-name="P11"/>
      <text:p text:style-name="No_20_Spacing"><text:span text:style-name="T8">char</text:span><text:span text:style-name="T7"> message[</text:span><text:span text:style-name="T13">1001000</text:span><text:span text:style-name="T7">];</text:span></text:p>
      <text:p text:style-name="No_20_Spacing"><text:span text:style-name="T8">char</text:span><text:span text:style-name="T7"> *ptrs[</text:span><text:span text:style-name="T13">1001000</text:span><text:span text:style-name="T7">];</text:span></text:p>
      <text:p text:style-name="No_20_Spacing"><text:span text:style-name="T8">char</text:span><text:span text:style-name="T7"> word[</text:span><text:span text:style-name="T13">1000</text:span><text:span text:style-name="T7">];</text:span></text:p>
      <text:p text:style-name="P11"/>
      <text:p text:style-name="No_20_Spacing"><text:span text:style-name="T8">int</text:span><text:span text:style-name="T7"> main() {</text:span></text:p>
      <text:p text:style-name="No_20_Spacing"><text:span text:style-name="T7"><text:s text:c="2"/></text:span><text:span text:style-name="T8">int</text:span><text:span text:style-name="T7"> i, n, m, first;</text:span></text:p>
      <text:p text:style-name="P11"/>
      <text:p text:style-name="No_20_Spacing"><text:span text:style-name="T7"><text:s text:c="2"/>scanf(</text:span><text:span text:style-name="T11">"%d"</text:span><text:span text:style-name="T7">,&amp;n);</text:span></text:p>
      <text:p text:style-name="No_20_Spacing"><text:span text:style-name="T7"><text:s text:c="2"/>n *= </text:span><text:span text:style-name="T13">64</text:span><text:span text:style-name="T7">; </text:span><text:span text:style-name="T4">/* The SETI problem had n 64-byte lines */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n; i+=</text:span><text:span text:style-name="T13">64</text:span><text:span text:style-name="T7">)</text:span></text:p>
      <text:p text:style-name="No_20_Spacing"><text:span text:style-name="T7"><text:s text:c="4"/>scanf(</text:span><text:span text:style-name="T11">"%s"</text:span><text:span text:style-name="T7">,&amp;message[i]); </text:span><text:span text:style-name="T4">/* input the string */</text:span></text:p>
      <text:p text:style-name="No_20_Spacing"><text:span text:style-name="T7"><text:s text:c="2"/>makeptrs(message,n,ptrs,</text:span><text:span text:style-name="T13">30</text:span><text:span text:style-name="T7">);</text:span></text:p>
      <text:p text:style-name="No_20_Spacing"><text:span text:style-name="T7"><text:s text:c="2"/>scanf(</text:span><text:span text:style-name="T11">"%d"</text:span><text:span text:style-name="T7">,&amp;m);</text:span></text:p>
      <text:p text:style-name="No_20_Spacing"><text:span text:style-name="T7"><text:s text:c="2"/></text:span><text:span text:style-name="T8">for</text:span><text:span text:style-name="T7"> (i = </text:span><text:span text:style-name="T13">0</text:span><text:span text:style-name="T7">; i &lt; m; i++) {</text:span></text:p>
      <text:p text:style-name="No_20_Spacing"><text:span text:style-name="T7"><text:s text:c="4"/>scanf(</text:span><text:span text:style-name="T11">"%s"</text:span><text:span text:style-name="T7">,word);</text:span></text:p>
      <text:p text:style-name="No_20_Spacing"><text:span text:style-name="T7"><text:s text:c="4"/>first = getindex(word,ptrs,n,</text:span><text:span text:style-name="T13">0</text:span><text:span text:style-name="T7">);</text:span></text:p>
      <text:p text:style-name="No_20_Spacing"><text:span text:style-name="T7"><text:s text:c="4"/></text:span><text:span text:style-name="T8">if</text:span><text:span text:style-name="T7"> (first &lt; </text:span><text:span text:style-name="T13">0</text:span><text:span text:style-name="T7">) {</text:span></text:p>
      <text:p text:style-name="No_20_Spacing"><text:span text:style-name="T7"><text:s text:c="6"/>printf(</text:span><text:span text:style-name="T11">"%s not found\n"</text:span><text:span text:style-name="T7">,word);</text:span></text:p>
      <text:p text:style-name="No_20_Spacing"><text:span text:style-name="T7"><text:s text:c="4"/>} </text:span><text:span text:style-name="T8">else</text:span><text:span text:style-name="T7"> {</text:span></text:p>
      <text:p text:style-name="No_20_Spacing"><text:soft-page-break/><text:span text:style-name="T7"><text:s text:c="6"/>printf(</text:span><text:span text:style-name="T11">"There are %d instances of %s in the message\n"</text:span><text:span text:style-name="T7">,</text:span></text:p>
      <text:p text:style-name="No_20_Spacing"><text:span text:style-name="T7"><text:s text:c="13"/>getindex(word,ptrs,n,</text:span><text:span text:style-name="T13">1</text:span><text:span text:style-name="T7">)-first+</text:span><text:span text:style-name="T13">1</text:span><text:span text:style-name="T7">,word);</text:span></text:p>
      <text:p text:style-name="No_20_Spacing"><text:span text:style-name="T7"><text:s text:c="6"/>printf(</text:span><text:span text:style-name="T11">"The first instance was found at index %d\n"</text:span><text:span text:style-name="T7">,first);</text:span></text:p>
      <text:p text:style-name="P11"><text:s text:c="4"/>}</text:p>
      <text:p text:style-name="P11"><text:s text:c="2"/>}</text:p>
      <text:p text:style-name="No_20_Spacing"><text:span text:style-name="T7"><text:s text:c="2"/></text:span><text:span text:style-name="T8">return</text:span><text:span text:style-name="T7"> </text:span><text:span text:style-name="T13">0</text:span><text:span text:style-name="T7">;</text:span></text:p>
      <text:p text:style-name="P11">}</text:p>
      <text:p text:style-name="P11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pt" style:country-asian="B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font-name-asian="맑은 고딕" style:font-size-asian="10pt" style:language-asian="pt" style:country-asian="B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style:writing-mode="lr-tb"/>
      <style:text-properties fo:color="#00000a" style:font-name="Calibri" fo:font-size="11pt" fo:language="pt" fo:country="BR" style:letter-kerning="true" style:font-name-asian="맑은 고딕" style:font-size-asian="11pt" style:language-asian="pt" style:country-asian="BR" style:font-size-complex="11pt" style:language-complex="ar" style:country-complex="SA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cm" fo:margin-bottom="0cm" fo:keep-with-next="always"/>
      <style:text-properties style:font-name="Impact" fo:font-size="25pt" fo:font-weight="bold" style:letter-kerning="true" style:font-name-asian="맑은 고딕" style:font-size-asian="25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cm" fo:keep-with-next="always"/>
      <style:text-properties style:font-name="Courier New" fo:font-size="14pt" fo:font-style="italic" fo:font-weight="bold" style:font-name-asian="맑은 고딕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cm" fo:margin-bottom="0cm" fo:keep-together="always" fo:keep-with-next="always"/>
      <style:text-properties style:font-name="Courier New" fo:font-weight="bold" style:font-name-asian="맑은 고딕" style:font-weight-asian="bold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text-align="start" style:justify-single-word="false" fo:orphans="2" fo:widows="2" style:writing-mode="lr-tb"/>
      <style:text-properties fo:color="#00000a" style:font-name="Courier New" fo:font-size="12pt" fo:language="pt" fo:country="BR" style:letter-kerning="true" style:font-name-asian="맑은 고딕" style:font-size-asian="12pt" style:language-asian="pt" style:country-asian="BR" style:font-size-complex="11pt" style:language-complex="ar" style:country-complex="SA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keep-together="always" text:number-lines="false" text:line-number="0"/>
      <style:text-properties fo:color="#365f91" style:font-name="Cambria" fo:font-size="14pt" fo:font-weight="bold" style:letter-kerning="true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-1cm" style:auto-text-indent="false">
        <style:tab-stops>
          <style:tab-stop style:position="16.75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cm" fo:margin-bottom="0.176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52cm" fo:margin-right="0cm" fo:margin-top="0cm" fo:margin-bottom="0.176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94cm" fo:margin-right="0cm" fo:margin-top="0cm" fo:margin-bottom="0.176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328cm" fo:margin-right="0cm" fo:margin-top="0cm" fo:margin-bottom="0.176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716cm" fo:margin-right="0cm" fo:margin-top="0cm" fo:margin-bottom="0.176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104cm" fo:margin-right="0cm" fo:margin-top="0cm" fo:margin-bottom="0.176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abeçalho_20_e_20_Rodapé" style:display-name="Cabeçalho e Rodapé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A_20_Heading" style:display-name="TOA Heading" style:family="paragraph" style:parent-style-name="Title" style:default-outline-level="" style:list-style-name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Impact" fo:font-size="25pt" fo:font-weight="bold" style:letter-kerning="true" style:font-name-asian="맑은 고딕" style:font-size-asian="25pt" style:font-weight-asian="bold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Courier New" fo:font-size="14pt" fo:font-style="italic" fo:font-weight="bold" style:font-name-asian="맑은 고딕" style:font-size-asian="14pt" style:font-style-asian="italic" style:font-weight-asian="bold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Courier New" fo:font-weight="bold" style:font-name-asian="맑은 고딕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27cm" fo:margin-left="1.501cm" fo:margin-right="1.501cm" style:writing-mode="lr-tb" style:layout-grid-color="#c0c0c0" style:layout-grid-lines="143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9-16T05:53:00</meta:creation-date>
    <meta:initial-creator>Gabriela2</meta:initial-creator>
    <dc:language>pt-BR</dc:language>
    <meta:print-date>2011-09-16T22:00:00</meta:print-date>
    <dc:date>2020-07-05T09:42:38.93</dc:date>
    <meta:editing-cycles>33</meta:editing-cycles>
    <dc:title>Untitled</dc:title>
    <meta:editing-duration>PT1H37M</meta:editing-duration>
    <meta:generator>OpenOffice/4.1.7$Win32 OpenOffice.org_project/417m1$Build-9800</meta:generator>
    <dc:creator>Rayrone Marques</dc:creator>
    <meta:document-statistic meta:table-count="0" meta:image-count="0" meta:object-count="0" meta:page-count="215" meta:paragraph-count="8808" meta:word-count="34788" meta:character-count="258937"/>
    <meta:user-defined meta:name="Company">Grizli777</meta:user-defined>
    <meta:template xlink:type="simple" xlink:actuate="onRequest" xlink:title="Normal.dotm" xlink:href=""/>
  </office:meta>
</office:document-meta>
</file>